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Proxima Nova" svg:font-family="'Proxima Nova'"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Roboto1" svg:font-family="Roboto" style:font-family-generic="system" style:font-pitch="variable"/>
    <style:font-face style:name="Roboto Mono1" svg:font-family="'Roboto Mono'" style:font-family-generic="system" style:font-pitch="variable"/>
    <style:font-face style:name="Verdana1" svg:font-family="Verdana" style:font-family-generic="system" style:font-pitch="variable"/>
  </office:font-face-decls>
  <office:automatic-styles>
    <style:style style:name="Table1" style:family="table">
      <style:table-properties style:width="5.7396in" fo:margin-left="0in" fo:margin-top="0in" fo:margin-bottom="0in" table:align="left"/>
    </style:style>
    <style:style style:name="Table1.A" style:family="table-column">
      <style:table-column-properties style:column-width="1.4924in"/>
    </style:style>
    <style:style style:name="Table1.B" style:family="table-column">
      <style:table-column-properties style:column-width="2.3264in"/>
    </style:style>
    <style:style style:name="Table1.C" style:family="table-column">
      <style:table-column-properties style:column-width="1.9208in"/>
    </style:style>
    <style:style style:name="Table1.1" style:family="table-row">
      <style:table-row-properties style:min-row-height="0.3681in" fo:keep-together="auto"/>
    </style:style>
    <style:style style:name="Table1.A1" style:family="table-cell">
      <style:table-cell-properties style:vertical-align="" fo:padding="0.0694in" fo:border="0.5pt solid #000000"/>
    </style:style>
    <style:style style:name="Table2" style:family="table">
      <style:table-properties style:width="6.1146in" fo:margin-left="0in" fo:margin-top="0in" fo:margin-bottom="0in" table:align="left"/>
    </style:style>
    <style:style style:name="Table2.A" style:family="table-column">
      <style:table-column-properties style:column-width="1.4479in"/>
    </style:style>
    <style:style style:name="Table2.B" style:family="table-column">
      <style:table-column-properties style:column-width="2.0313in"/>
    </style:style>
    <style:style style:name="Table2.C" style:family="table-column">
      <style:table-column-properties style:column-width="2.6354in"/>
    </style:style>
    <style:style style:name="Table2.1" style:family="table-row">
      <style:table-row-properties style:min-row-height="0.3681in" fo:keep-together="auto"/>
    </style:style>
    <style:style style:name="Table2.A1" style:family="table-cell">
      <style:table-cell-properties style:vertical-align="" fo:padding="0.0694in" fo:border="0.5pt solid #000000"/>
    </style:style>
    <style:style style:name="Table3" style:family="table">
      <style:table-properties style:width="5.5938in" fo:margin-left="0in" fo:margin-top="0in" fo:margin-bottom="0in" table:align="left"/>
    </style:style>
    <style:style style:name="Table3.A" style:family="table-column">
      <style:table-column-properties style:column-width="1.7424in"/>
    </style:style>
    <style:style style:name="Table3.B" style:family="table-column">
      <style:table-column-properties style:column-width="1.5243in"/>
    </style:style>
    <style:style style:name="Table3.C" style:family="table-column">
      <style:table-column-properties style:column-width="2.3271in"/>
    </style:style>
    <style:style style:name="Table3.1" style:family="table-row">
      <style:table-row-properties style:min-row-height="0.3681in" fo:keep-together="auto"/>
    </style:style>
    <style:style style:name="Table3.A1" style:family="table-cell">
      <style:table-cell-properties style:vertical-align="" fo:padding="0.0694in" fo:border="0.5pt solid #000000"/>
    </style:style>
    <style:style style:name="Table4" style:family="table">
      <style:table-properties style:width="6.2465in" fo:margin-left="0in" fo:margin-top="0in" fo:margin-bottom="0in" table:align="left"/>
    </style:style>
    <style:style style:name="Table4.A" style:family="table-column">
      <style:table-column-properties style:column-width="0.8264in"/>
    </style:style>
    <style:style style:name="Table4.B" style:family="table-column">
      <style:table-column-properties style:column-width="0.9097in"/>
    </style:style>
    <style:style style:name="Table4.C" style:family="table-column">
      <style:table-column-properties style:column-width="1.441in"/>
    </style:style>
    <style:style style:name="Table4.D" style:family="table-column">
      <style:table-column-properties style:column-width="1.5972in"/>
    </style:style>
    <style:style style:name="Table4.E" style:family="table-column">
      <style:table-column-properties style:column-width="1.4722in"/>
    </style:style>
    <style:style style:name="Table4.1" style:family="table-row">
      <style:table-row-properties style:min-row-height="0.3472in" fo:keep-together="auto"/>
    </style:style>
    <style:style style:name="Table4.A1" style:family="table-cell">
      <style:table-cell-properties style:vertical-align="" fo:padding="0.0694in" fo:border="0.5pt solid #000000"/>
    </style:style>
    <style:style style:name="Table5" style:family="table">
      <style:table-properties style:width="6.5in" fo:margin-left="0in" fo:margin-top="0in" fo:margin-bottom="0in" table:align="left"/>
    </style:style>
    <style:style style:name="Table5.A" style:family="table-column">
      <style:table-column-properties style:column-width="2.4576in"/>
    </style:style>
    <style:style style:name="Table5.B" style:family="table-column">
      <style:table-column-properties style:column-width="4.0417in"/>
    </style:style>
    <style:style style:name="Table5.1" style:family="table-row">
      <style:table-row-properties style:min-row-height="0.3472in" fo:keep-together="auto"/>
    </style:style>
    <style:style style:name="Table5.A1" style:family="table-cell">
      <style:table-cell-properties style:vertical-align="" fo:padding="0.0694in" fo:border="0.5pt solid #000000"/>
    </style:style>
    <style:style style:name="Table6" style:family="table">
      <style:table-properties style:width="4.2604in" fo:margin-left="0in" fo:margin-top="0in" fo:margin-bottom="0in" table:align="left"/>
    </style:style>
    <style:style style:name="Table6.A" style:family="table-column">
      <style:table-column-properties style:column-width="1.6146in"/>
    </style:style>
    <style:style style:name="Table6.B" style:family="table-column">
      <style:table-column-properties style:column-width="2.6451in"/>
    </style:style>
    <style:style style:name="Table6.1" style:family="table-row">
      <style:table-row-properties style:min-row-height="0.3472in" fo:keep-together="auto"/>
    </style:style>
    <style:style style:name="Table6.A1" style:family="table-cell">
      <style:table-cell-properties style:vertical-align="" fo:padding="0.0694in" fo:border="0.5pt solid #000000"/>
    </style:style>
    <style:style style:name="Table7" style:family="table">
      <style:table-properties style:width="3.0174in" fo:margin-left="0in" fo:margin-top="0in" fo:margin-bottom="0in" table:align="left"/>
    </style:style>
    <style:style style:name="Table7.A" style:family="table-column">
      <style:table-column-properties style:column-width="0.8986in"/>
    </style:style>
    <style:style style:name="Table7.B" style:family="table-column">
      <style:table-column-properties style:column-width="2.1181in"/>
    </style:style>
    <style:style style:name="Table7.1" style:family="table-row">
      <style:table-row-properties style:min-row-height="0.3472in" fo:keep-together="auto"/>
    </style:style>
    <style:style style:name="Table7.A1" style:family="table-cell">
      <style:table-cell-properties style:vertical-align="" fo:padding="0.0694in" fo:border="0.5pt solid #000000"/>
    </style:style>
    <style:style style:name="Table8" style:family="table">
      <style:table-properties style:width="5.875in" fo:margin-left="0in" fo:margin-top="0in" fo:margin-bottom="0in" table:align="left"/>
    </style:style>
    <style:style style:name="Table8.A" style:family="table-column">
      <style:table-column-properties style:column-width="0.8229in"/>
    </style:style>
    <style:style style:name="Table8.B" style:family="table-column">
      <style:table-column-properties style:column-width="5.0514in"/>
    </style:style>
    <style:style style:name="Table8.1" style:family="table-row">
      <style:table-row-properties style:min-row-height="0.3472in" fo:keep-together="auto"/>
    </style:style>
    <style:style style:name="Table8.A1" style:family="table-cell">
      <style:table-cell-properties style:vertical-align="" fo:padding="0.0694in" fo:border="0.5pt solid #000000"/>
    </style:style>
    <style:style style:name="Table8.3" style:family="table-row">
      <style:table-row-properties style:min-row-height="0.375in" fo:keep-together="auto"/>
    </style:style>
    <style:style style:name="Table9" style:family="table">
      <style:table-properties style:width="5.9896in" fo:margin-left="0in" fo:margin-top="0in" fo:margin-bottom="0in" table:align="left"/>
    </style:style>
    <style:style style:name="Table9.A" style:family="table-column">
      <style:table-column-properties style:column-width="1.4792in"/>
    </style:style>
    <style:style style:name="Table9.B" style:family="table-column">
      <style:table-column-properties style:column-width="4.5097in"/>
    </style:style>
    <style:style style:name="Table9.1" style:family="table-row">
      <style:table-row-properties style:min-row-height="0.3472in" fo:keep-together="auto"/>
    </style:style>
    <style:style style:name="Table9.A1" style:family="table-cell">
      <style:table-cell-properties style:vertical-align="" fo:padding="0.0694in" fo:border="0.5pt solid #000000"/>
    </style:style>
    <style:style style:name="Table10" style:family="table">
      <style:table-properties style:width="6.2674in" fo:margin-left="0in" fo:margin-top="0in" fo:margin-bottom="0in" table:align="left"/>
    </style:style>
    <style:style style:name="Table10.A" style:family="table-column">
      <style:table-column-properties style:column-width="1.8326in"/>
    </style:style>
    <style:style style:name="Table10.B" style:family="table-column">
      <style:table-column-properties style:column-width="1.3861in"/>
    </style:style>
    <style:style style:name="Table10.C" style:family="table-column">
      <style:table-column-properties style:column-width="3.0486in"/>
    </style:style>
    <style:style style:name="Table10.1" style:family="table-row">
      <style:table-row-properties style:min-row-height="0.3472in" fo:keep-together="auto"/>
    </style:style>
    <style:style style:name="Table10.A1" style:family="table-cell">
      <style:table-cell-properties style:vertical-align="" fo:padding="0.0694in" fo:border="0.5pt solid #000000"/>
    </style:style>
    <style:style style:name="Table11" style:family="table">
      <style:table-properties style:width="5.7708in" fo:margin-left="0in" fo:margin-top="0in" fo:margin-bottom="0in" table:align="left"/>
    </style:style>
    <style:style style:name="Table11.A" style:family="table-column">
      <style:table-column-properties style:column-width="3.1139in"/>
    </style:style>
    <style:style style:name="Table11.B" style:family="table-column">
      <style:table-column-properties style:column-width="2.6563in"/>
    </style:style>
    <style:style style:name="Table11.1" style:family="table-row">
      <style:table-row-properties style:min-row-height="0.3472in" fo:keep-together="auto"/>
    </style:style>
    <style:style style:name="Table11.A1" style:family="table-cell">
      <style:table-cell-properties style:vertical-align="" fo:padding="0.0694in" fo:border="0.5pt solid #000000"/>
    </style:style>
    <style:style style:name="Table11.2" style:family="table-row">
      <style:table-row-properties style:min-row-height="0.316in" fo:keep-together="auto"/>
    </style:style>
    <style:style style:name="Table12" style:family="table">
      <style:table-properties style:width="6.2674in" fo:margin-left="0in" fo:margin-top="0in" fo:margin-bottom="0in" table:align="left"/>
    </style:style>
    <style:style style:name="Table12.A" style:family="table-column">
      <style:table-column-properties style:column-width="1.5924in"/>
    </style:style>
    <style:style style:name="Table12.B" style:family="table-column">
      <style:table-column-properties style:column-width="2.0521in"/>
    </style:style>
    <style:style style:name="Table12.C" style:family="table-column">
      <style:table-column-properties style:column-width="2.6229in"/>
    </style:style>
    <style:style style:name="Table12.1" style:family="table-row">
      <style:table-row-properties style:min-row-height="0.3472in" fo:keep-together="auto"/>
    </style:style>
    <style:style style:name="Table12.A1" style:family="table-cell">
      <style:table-cell-properties style:vertical-align="" fo:padding="0.0694in" fo:border="0.5pt solid #000000"/>
    </style:style>
    <style:style style:name="Table12.2" style:family="table-row">
      <style:table-row-properties style:min-row-height="0.5347in" fo:keep-together="auto"/>
    </style:style>
    <style:style style:name="Table13" style:family="table">
      <style:table-properties style:width="4.7708in" fo:margin-left="0in" fo:margin-top="0in" fo:margin-bottom="0in" table:align="left"/>
    </style:style>
    <style:style style:name="Table13.A" style:family="table-column">
      <style:table-column-properties style:column-width="1.7847in"/>
    </style:style>
    <style:style style:name="Table13.B" style:family="table-column">
      <style:table-column-properties style:column-width="0.9924in"/>
    </style:style>
    <style:style style:name="Table13.C" style:family="table-column">
      <style:table-column-properties style:column-width="1.9938in"/>
    </style:style>
    <style:style style:name="Table13.1" style:family="table-row">
      <style:table-row-properties style:min-row-height="0.3472in" fo:keep-together="auto"/>
    </style:style>
    <style:style style:name="Table13.A1" style:family="table-cell">
      <style:table-cell-properties style:vertical-align="" fo:padding="0.0694in" fo:border="0.5pt solid #000000"/>
    </style:style>
    <style:style style:name="Table14" style:family="table">
      <style:table-properties style:width="5.9063in" fo:margin-left="0in" fo:margin-top="0in" fo:margin-bottom="0in" table:align="left"/>
    </style:style>
    <style:style style:name="Table14.A" style:family="table-column">
      <style:table-column-properties style:column-width="1.0722in"/>
    </style:style>
    <style:style style:name="Table14.B" style:family="table-column">
      <style:table-column-properties style:column-width="1.625in"/>
    </style:style>
    <style:style style:name="Table14.C" style:family="table-column">
      <style:table-column-properties style:column-width="1.125in"/>
    </style:style>
    <style:style style:name="Table14.D" style:family="table-column">
      <style:table-column-properties style:column-width="2.0833in"/>
    </style:style>
    <style:style style:name="Table14.1" style:family="table-row">
      <style:table-row-properties style:min-row-height="0.3472in" fo:keep-together="auto"/>
    </style:style>
    <style:style style:name="Table14.A1" style:family="table-cell">
      <style:table-cell-properties style:vertical-align="" fo:padding="0.0694in" fo:border="0.5pt solid #000000"/>
    </style:style>
    <style:style style:name="P1" style:family="paragraph" style:parent-style-name="Standard">
      <style:text-properties fo:font-weight="bold" style:font-weight-asian="bold"/>
    </style:style>
    <style:style style:name="P2" style:family="paragraph" style:parent-style-name="Standard">
      <style:paragraph-properties fo:text-align="end" style:justify-single-word="false"/>
    </style:style>
    <style:style style:name="P3" style:family="paragraph" style:parent-style-name="Standard">
      <style:paragraph-properties fo:margin-left="0.1965in" fo:margin-right="0in" fo:text-indent="-0.0008in" style:auto-text-indent="false"/>
    </style:style>
    <style:style style:name="P4" style:family="paragraph" style:parent-style-name="Standard">
      <style:paragraph-properties fo:margin-left="0.1965in" fo:margin-right="0in" fo:text-indent="-0.0008in" style:auto-text-indent="false"/>
      <style:text-properties style:font-name="Roboto" style:font-name-asian="Roboto1" style:font-name-complex="Roboto1"/>
    </style:style>
    <style:style style:name="P5" style:family="paragraph" style:parent-style-name="Standard">
      <style:paragraph-properties fo:margin-left="0.1965in" fo:margin-right="0in" fo:text-align="justify" style:justify-single-word="false" fo:text-indent="-0.0008in" style:auto-text-indent="false"/>
      <style:text-properties style:font-name="Roboto" style:font-name-asian="Roboto1" style:font-name-complex="Roboto1"/>
    </style:style>
    <style:style style:name="P6" style:family="paragraph" style:parent-style-name="Standard">
      <style:paragraph-properties fo:margin-left="0.1965in" fo:margin-right="0in" fo:text-align="justify" style:justify-single-word="false" fo:text-indent="-0.0008in" style:auto-text-indent="false"/>
    </style:style>
    <style:style style:name="P7" style:family="paragraph" style:parent-style-name="Standard">
      <style:paragraph-properties fo:margin-left="0.1965in" fo:margin-right="0in" fo:text-indent="-0.0008in" style:auto-text-indent="false"/>
      <style:text-properties fo:font-weight="bold" style:font-weight-asian="bold"/>
    </style:style>
    <style:style style:name="P8" style:family="paragraph" style:parent-style-name="Standard">
      <style:paragraph-properties fo:margin-left="0.1965in" fo:margin-right="0in" fo:text-align="justify" style:justify-single-word="false" fo:text-indent="-0.0008in" style:auto-text-indent="false"/>
      <style:text-properties fo:font-weight="bold" style:font-weight-asian="bold"/>
    </style:style>
    <style:style style:name="P9" style:family="paragraph" style:parent-style-name="Standard">
      <style:paragraph-properties fo:margin-left="0.1965in" fo:margin-right="0in" fo:line-height="100%" fo:text-indent="-0.0008in" style:auto-text-indent="false"/>
    </style:style>
    <style:style style:name="P10" style:family="paragraph" style:parent-style-name="Standard">
      <style:paragraph-properties fo:margin-left="0.1965in" fo:margin-right="0in" fo:line-height="100%" fo:text-align="justify" style:justify-single-word="false" fo:text-indent="-0.0008in" style:auto-text-indent="false"/>
    </style:style>
    <style:style style:name="P11" style:family="paragraph" style:parent-style-name="Standard">
      <style:paragraph-properties fo:margin-left="0.1965in" fo:margin-right="0in" fo:margin-top="0.139in" fo:margin-bottom="2.5in" loext:contextual-spacing="false" fo:line-height="100%" fo:text-align="justify" style:justify-single-word="false" fo:text-indent="-0.0008in" style:auto-text-indent="false"/>
    </style:style>
    <style:style style:name="P12" style:family="paragraph" style:parent-style-name="Standard">
      <style:paragraph-properties fo:margin-left="0.1965in" fo:margin-right="0in" fo:margin-top="0.139in" fo:margin-bottom="0in" loext:contextual-spacing="false" fo:line-height="125%" fo:text-align="justify" style:justify-single-word="false" fo:text-indent="-0.0008in" style:auto-text-indent="false"/>
      <style:text-properties fo:color="#666666" style:font-name="Proxima Nova" fo:font-size="10pt" style:font-name-asian="Proxima Nova1" style:font-size-asian="10pt" style:font-name-complex="Proxima Nova1" style:font-size-complex="10pt"/>
    </style:style>
    <style:style style:name="P13" style:family="paragraph" style:parent-style-name="Standard">
      <style:paragraph-properties fo:margin-left="0.1965in" fo:margin-right="0in" fo:margin-top="0.139in" fo:margin-bottom="0in" loext:contextual-spacing="false" fo:line-height="125%" fo:text-align="justify" style:justify-single-word="false" fo:text-indent="-0.0008in" style:auto-text-indent="false"/>
    </style:style>
    <style:style style:name="P14" style:family="paragraph" style:parent-style-name="Standard">
      <style:paragraph-properties fo:margin-left="0.1965in" fo:margin-right="0in" fo:margin-top="0.139in" fo:margin-bottom="0in" loext:contextual-spacing="false" fo:line-height="125%" fo:text-align="justify" style:justify-single-word="false" fo:text-indent="-0.0008in" style:auto-text-indent="false"/>
      <style:text-properties fo:color="#336633" style:font-name="Calibri" fo:font-size="14pt" style:font-name-asian="Calibri1" style:font-size-asian="14pt" style:font-name-complex="Calibri1" style:font-size-complex="14pt"/>
    </style:style>
    <style:style style:name="P15" style:family="paragraph" style:parent-style-name="Standard">
      <style:paragraph-properties fo:margin-left="0.1965in" fo:margin-right="0in" fo:margin-top="0.0398in" fo:margin-bottom="0.0429in" loext:contextual-spacing="false" fo:line-height="100%" fo:text-align="justify" style:justify-single-word="false" fo:orphans="0" fo:widows="0" fo:text-indent="-0.0008in" style:auto-text-indent="false"/>
      <style:text-properties style:font-name="Verdana" fo:font-size="10pt" style:font-name-asian="Verdana1" style:font-size-asian="10pt" style:font-name-complex="Verdana1" style:font-size-complex="10pt"/>
    </style:style>
    <style:style style:name="P16" style:family="paragraph" style:parent-style-name="Standard">
      <style:paragraph-properties fo:margin-left="0.1965in" fo:margin-right="0in" fo:margin-top="0.1665in" fo:margin-bottom="0.1665in" loext:contextual-spacing="false" fo:line-height="100%" fo:text-align="justify" style:justify-single-word="false" fo:text-indent="-0.0008in" style:auto-text-indent="false"/>
    </style:style>
    <style:style style:name="P17" style:family="paragraph" style:parent-style-name="Standard">
      <style:paragraph-properties fo:margin-left="0.1965in" fo:margin-right="0in" fo:margin-top="0.1665in" fo:margin-bottom="0.1665in" loext:contextual-spacing="false" fo:line-height="100%" fo:text-align="justify" style:justify-single-word="false" fo:text-indent="-0.0008in" style:auto-text-indent="false"/>
      <style:text-properties style:font-name="Roboto" style:font-name-asian="Roboto1" style:font-name-complex="Roboto1"/>
    </style:style>
    <style:style style:name="P18" style:family="paragraph" style:parent-style-name="Standard">
      <style:paragraph-properties fo:margin-left="0.1965in" fo:margin-right="0in" fo:margin-top="0in" fo:margin-bottom="0.0555in" loext:contextual-spacing="false" fo:line-height="100%" fo:text-align="justify" style:justify-single-word="false" fo:keep-together="auto" fo:text-indent="-0.0008in" style:auto-text-indent="false" fo:keep-with-next="auto"/>
    </style:style>
    <style:style style:name="P19" style:family="paragraph" style:parent-style-name="Standard">
      <style:paragraph-properties fo:margin-left="0.1965in" fo:margin-right="0in" fo:margin-top="0.1945in" fo:margin-bottom="0in" loext:contextual-spacing="false" fo:line-height="100%" fo:text-align="justify" style:justify-single-word="false" fo:keep-together="auto" fo:text-indent="-0.0008in" style:auto-text-indent="false" fo:keep-with-next="auto"/>
    </style:style>
    <style:style style:name="P20" style:family="paragraph" style:parent-style-name="Standard">
      <style:paragraph-properties fo:margin-left="0.1965in" fo:margin-right="0in" fo:text-align="justify" style:justify-single-word="false" fo:text-indent="-0.0008in" style:auto-text-indent="false" fo:break-before="page"/>
    </style:style>
    <style:style style:name="P21" style:family="paragraph" style:parent-style-name="Standard">
      <style:paragraph-properties fo:margin-left="0.1965in" fo:margin-right="0.2807in" fo:margin-top="0.0398in" fo:margin-bottom="0.0429in" loext:contextual-spacing="false" fo:line-height="100%" fo:text-align="justify" style:justify-single-word="false" fo:orphans="0" fo:widows="0" fo:text-indent="-0.0008in" style:auto-text-indent="false"/>
      <style:text-properties style:font-name="Verdana" fo:font-size="10pt" fo:font-weight="bold" style:font-name-asian="Verdana1" style:font-size-asian="10pt" style:font-weight-asian="bold" style:font-name-complex="Verdana1" style:font-size-complex="10pt"/>
    </style:style>
    <style:style style:name="P22" style:family="paragraph" style:parent-style-name="Standard">
      <style:paragraph-properties fo:margin-left="0.1965in" fo:margin-right="0.2807in" fo:margin-top="0.0398in" fo:margin-bottom="0.0429in" loext:contextual-spacing="false" fo:line-height="100%" fo:text-align="justify" style:justify-single-word="false" fo:orphans="0" fo:widows="0" fo:text-indent="-0.0008in" style:auto-text-indent="false"/>
    </style:style>
    <style:style style:name="P23" style:family="paragraph" style:parent-style-name="Standard">
      <style:paragraph-properties fo:margin-left="0in" fo:margin-right="0in" fo:margin-top="0.0417in" fo:margin-bottom="0in" loext:contextual-spacing="false" fo:line-height="100%" fo:text-align="start" style:justify-single-word="false" fo:orphans="0" fo:widows="0" fo:text-indent="0in" style:auto-text-indent="false">
        <style:tab-stops>
          <style:tab-stop style:position="8.3335in" style:type="right"/>
        </style:tab-stops>
      </style:paragraph-properties>
    </style:style>
    <style:style style:name="P24" style:family="paragraph" style:parent-style-name="Standard">
      <style:paragraph-properties fo:margin-left="0in" fo:margin-right="0in" fo:margin-top="0.0417in" fo:margin-bottom="0in" loext:contextual-spacing="false" fo:line-height="100%" fo:text-align="start" style:justify-single-word="false" fo:orphans="0" fo:widows="0" fo:text-indent="0in" style:auto-text-indent="false">
        <style:tab-stops>
          <style:tab-stop style:position="8.3335in" style:type="right"/>
        </style:tab-stops>
      </style:paragraph-properties>
    </style:style>
    <style:style style:name="P25" style:family="paragraph" style:parent-style-name="Standard">
      <style:paragraph-properties fo:margin-left="0in" fo:margin-right="0in" fo:text-indent="0in" style:auto-text-indent="false"/>
    </style:style>
    <style:style style:name="P26" style:family="paragraph" style:parent-style-name="Standard">
      <style:paragraph-properties fo:margin-left="0in" fo:margin-right="0in" fo:text-align="justify" style:justify-single-word="false" fo:text-indent="0in" style:auto-text-indent="false"/>
    </style:style>
    <style:style style:name="P27" style:family="paragraph" style:parent-style-name="Standard">
      <style:paragraph-properties fo:margin-left="0in" fo:margin-right="0in" fo:line-height="100%" fo:text-indent="0in" style:auto-text-indent="false"/>
    </style:style>
    <style:style style:name="P28" style:family="paragraph" style:parent-style-name="Standard">
      <style:paragraph-properties fo:margin-left="0in" fo:margin-right="0in" fo:text-indent="0in" style:auto-text-indent="false"/>
      <style:text-properties fo:font-size="17pt" fo:font-weight="bold" style:font-size-asian="17pt" style:font-weight-asian="bold" style:font-size-complex="17pt"/>
    </style:style>
    <style:style style:name="P29" style:family="paragraph" style:parent-style-name="Standard">
      <style:paragraph-properties fo:margin-left="0in" fo:margin-right="0in" fo:margin-top="0.1665in" fo:margin-bottom="0.1665in" loext:contextual-spacing="false" fo:line-height="100%" fo:text-indent="0in" style:auto-text-indent="false"/>
    </style:style>
    <style:style style:name="P30" style:family="paragraph" style:parent-style-name="Standard">
      <style:paragraph-properties fo:margin-left="0in" fo:margin-right="0in" fo:margin-top="0.1665in" fo:margin-bottom="0.1665in" loext:contextual-spacing="false" fo:line-height="100%" fo:text-align="start" style:justify-single-word="false" fo:text-indent="0in" style:auto-text-indent="false"/>
    </style:style>
    <style:style style:name="P31" style:family="paragraph" style:parent-style-name="Standard">
      <style:paragraph-properties fo:margin-left="0in" fo:margin-right="0in" fo:text-align="justify" style:justify-single-word="false" fo:text-indent="0in" style:auto-text-indent="false" fo:break-before="page"/>
    </style:style>
    <style:style style:name="P32" style:family="paragraph" style:parent-style-name="Standard">
      <style:paragraph-properties fo:margin-left="0in" fo:margin-right="0in" fo:margin-top="0in" fo:margin-bottom="0.0555in" loext:contextual-spacing="false" fo:line-height="100%" fo:keep-together="auto" fo:text-indent="0in" style:auto-text-indent="false" fo:keep-with-next="auto"/>
    </style:style>
    <style:style style:name="P33" style:family="paragraph" style:parent-style-name="Standard">
      <style:paragraph-properties fo:margin-left="0in" fo:margin-right="0in" fo:margin-top="0in" fo:margin-bottom="0.0555in" loext:contextual-spacing="false" fo:line-height="100%" fo:keep-together="auto" fo:text-indent="0in" style:auto-text-indent="false" fo:keep-with-next="auto"/>
      <style:text-properties fo:font-weight="bold" style:font-weight-asian="bold"/>
    </style:style>
    <style:style style:name="P34" style:family="paragraph" style:parent-style-name="Standard" style:list-style-name="WWNum214">
      <style:paragraph-properties fo:margin-left="0.5in" fo:margin-right="0in" fo:margin-top="0in" fo:margin-bottom="0in" loext:contextual-spacing="false" fo:line-height="100%" fo:text-align="justify" style:justify-single-word="false" fo:keep-together="auto" fo:text-indent="-0.25in" style:auto-text-indent="false" fo:keep-with-next="auto"/>
    </style:style>
    <style:style style:name="P35" style:family="paragraph" style:parent-style-name="Standard" style:list-style-name="WWNum280">
      <style:paragraph-properties fo:margin-left="0.5in" fo:margin-right="0in" fo:margin-top="0in" fo:margin-bottom="0in" loext:contextual-spacing="false" fo:line-height="100%" fo:text-align="justify" style:justify-single-word="false" fo:text-indent="-0.25in" style:auto-text-indent="false"/>
    </style:style>
    <style:style style:name="P36" style:family="paragraph" style:parent-style-name="Standard" style:list-style-name="WWNum24">
      <style:paragraph-properties fo:margin-left="0.5in" fo:margin-right="0in" fo:margin-top="0in" fo:margin-bottom="0in" loext:contextual-spacing="false" fo:line-height="100%" fo:text-align="justify" style:justify-single-word="false" fo:text-indent="-0.25in" style:auto-text-indent="false"/>
    </style:style>
    <style:style style:name="P37" style:family="paragraph" style:parent-style-name="Standard" style:list-style-name="WWNum408">
      <style:paragraph-properties fo:margin-left="0.5in" fo:margin-right="0in" fo:margin-top="0in" fo:margin-bottom="0in" loext:contextual-spacing="false" fo:line-height="100%" fo:text-align="justify" style:justify-single-word="false" fo:text-indent="-0.25in" style:auto-text-indent="false"/>
    </style:style>
    <style:style style:name="P38" style:family="paragraph" style:parent-style-name="Standard" style:list-style-name="WWNum125">
      <style:paragraph-properties fo:margin-left="0.5in" fo:margin-right="0in" fo:margin-top="0in" fo:margin-bottom="0in" loext:contextual-spacing="false" fo:line-height="100%" fo:text-align="justify" style:justify-single-word="false" fo:text-indent="-0.25in" style:auto-text-indent="false"/>
    </style:style>
    <style:style style:name="P39" style:family="paragraph" style:parent-style-name="Standard" style:list-style-name="WWNum386">
      <style:paragraph-properties fo:margin-left="0.5in" fo:margin-right="0in" fo:margin-top="0in" fo:margin-bottom="0in" loext:contextual-spacing="false" fo:line-height="100%" fo:text-align="justify" style:justify-single-word="false" fo:text-indent="-0.25in" style:auto-text-indent="false"/>
    </style:style>
    <style:style style:name="P40" style:family="paragraph" style:parent-style-name="Standard" style:list-style-name="WWNum399">
      <style:paragraph-properties fo:margin-left="0.5in" fo:margin-right="0in" fo:margin-top="0in" fo:margin-bottom="0in" loext:contextual-spacing="false" fo:line-height="100%" fo:text-align="justify" style:justify-single-word="false" fo:text-indent="-0.25in" style:auto-text-indent="false"/>
    </style:style>
    <style:style style:name="P41" style:family="paragraph" style:parent-style-name="Standard" style:list-style-name="WWNum28">
      <style:paragraph-properties fo:margin-left="0.5in" fo:margin-right="0in" fo:margin-top="0in" fo:margin-bottom="0in" loext:contextual-spacing="false" fo:line-height="100%" fo:text-align="justify" style:justify-single-word="false" fo:text-indent="-0.25in" style:auto-text-indent="false"/>
    </style:style>
    <style:style style:name="P42" style:family="paragraph" style:parent-style-name="Standard" style:list-style-name="WWNum180">
      <style:paragraph-properties fo:margin-left="0.5in" fo:margin-right="0in" fo:margin-top="0in" fo:margin-bottom="0in" loext:contextual-spacing="false" fo:line-height="100%" fo:text-align="justify" style:justify-single-word="false" fo:text-indent="-0.25in" style:auto-text-indent="false"/>
    </style:style>
    <style:style style:name="P43" style:family="paragraph" style:parent-style-name="Standard" style:list-style-name="WWNum346">
      <style:paragraph-properties fo:margin-left="0.5in" fo:margin-right="0in" fo:margin-top="0in" fo:margin-bottom="0in" loext:contextual-spacing="false" fo:line-height="100%" fo:text-align="justify" style:justify-single-word="false" fo:text-indent="-0.25in" style:auto-text-indent="false"/>
    </style:style>
    <style:style style:name="P44" style:family="paragraph" style:parent-style-name="Standard" style:list-style-name="WWNum251">
      <style:paragraph-properties fo:margin-left="0.5in" fo:margin-right="0in" fo:margin-top="0in" fo:margin-bottom="0in" loext:contextual-spacing="false" fo:line-height="100%" fo:text-align="justify" style:justify-single-word="false" fo:text-indent="-0.25in" style:auto-text-indent="false"/>
    </style:style>
    <style:style style:name="P45" style:family="paragraph" style:parent-style-name="Standard" style:list-style-name="WWNum30">
      <style:paragraph-properties fo:margin-left="0.5in" fo:margin-right="0in" fo:margin-top="0in" fo:margin-bottom="0in" loext:contextual-spacing="false" fo:line-height="100%" fo:text-align="start" style:justify-single-word="false" fo:text-indent="-0.25in" style:auto-text-indent="false"/>
    </style:style>
    <style:style style:name="P46" style:family="paragraph" style:parent-style-name="Standard" style:list-style-name="WWNum223">
      <style:paragraph-properties fo:margin-left="0.5in" fo:margin-right="0in" fo:margin-top="0in" fo:margin-bottom="0in" loext:contextual-spacing="false" fo:line-height="100%" fo:text-align="start" style:justify-single-word="false" fo:text-indent="-0.25in" style:auto-text-indent="false"/>
    </style:style>
    <style:style style:name="P47" style:family="paragraph" style:parent-style-name="Standard" style:list-style-name="WWNum103">
      <style:paragraph-properties fo:margin-left="0.5in" fo:margin-right="0in" fo:margin-top="0in" fo:margin-bottom="0in" loext:contextual-spacing="false" fo:line-height="100%" fo:text-align="start" style:justify-single-word="false" fo:text-indent="-0.25in" style:auto-text-indent="false"/>
    </style:style>
    <style:style style:name="P48" style:family="paragraph" style:parent-style-name="Standard" style:list-style-name="WWNum275">
      <style:paragraph-properties fo:margin-left="0.5in" fo:margin-right="0in" fo:margin-top="0in" fo:margin-bottom="0in" loext:contextual-spacing="false" fo:line-height="100%" fo:text-align="start" style:justify-single-word="false" fo:text-indent="-0.25in" style:auto-text-indent="false"/>
    </style:style>
    <style:style style:name="P49" style:family="paragraph" style:parent-style-name="Standard" style:list-style-name="WWNum14">
      <style:paragraph-properties fo:margin-left="0.5in" fo:margin-right="0in" fo:margin-top="0in" fo:margin-bottom="0in" loext:contextual-spacing="false" fo:line-height="100%" fo:text-align="start" style:justify-single-word="false" fo:text-indent="-0.25in" style:auto-text-indent="false"/>
    </style:style>
    <style:style style:name="P50" style:family="paragraph" style:parent-style-name="Standard" style:list-style-name="WWNum224">
      <style:paragraph-properties fo:margin-left="0.5in" fo:margin-right="0in" fo:margin-top="0in" fo:margin-bottom="0in" loext:contextual-spacing="false" fo:line-height="100%" fo:text-align="start" style:justify-single-word="false" fo:text-indent="-0.25in" style:auto-text-indent="false"/>
    </style:style>
    <style:style style:name="P51" style:family="paragraph" style:parent-style-name="Standard" style:list-style-name="WWNum313">
      <style:paragraph-properties fo:margin-left="0.5in" fo:margin-right="0in" fo:margin-top="0in" fo:margin-bottom="0in" loext:contextual-spacing="false" fo:line-height="100%" fo:text-align="start" style:justify-single-word="false" fo:text-indent="-0.25in" style:auto-text-indent="false"/>
    </style:style>
    <style:style style:name="P52" style:family="paragraph" style:parent-style-name="Standard" style:list-style-name="WWNum123">
      <style:paragraph-properties fo:margin-left="0.5in" fo:margin-right="0in" fo:margin-top="0in" fo:margin-bottom="0in" loext:contextual-spacing="false" fo:line-height="100%" fo:text-align="start" style:justify-single-word="false" fo:text-indent="-0.25in" style:auto-text-indent="false"/>
    </style:style>
    <style:style style:name="P53" style:family="paragraph" style:parent-style-name="Standard" style:list-style-name="WWNum253">
      <style:paragraph-properties fo:margin-left="0.5in" fo:margin-right="0in" fo:margin-top="0in" fo:margin-bottom="0in" loext:contextual-spacing="false" fo:line-height="100%" fo:text-align="start" style:justify-single-word="false" fo:text-indent="-0.25in" style:auto-text-indent="false"/>
    </style:style>
    <style:style style:name="P54" style:family="paragraph" style:parent-style-name="Standard" style:list-style-name="WWNum128">
      <style:paragraph-properties fo:margin-left="0.5in" fo:margin-right="0in" fo:margin-top="0in" fo:margin-bottom="0in" loext:contextual-spacing="false" fo:line-height="100%" fo:text-align="start" style:justify-single-word="false" fo:text-indent="-0.25in" style:auto-text-indent="false"/>
    </style:style>
    <style:style style:name="P55" style:family="paragraph" style:parent-style-name="Standard" style:list-style-name="WWNum181">
      <style:paragraph-properties fo:margin-left="0.5in" fo:margin-right="0in" fo:margin-top="0in" fo:margin-bottom="0in" loext:contextual-spacing="false" fo:line-height="100%" fo:text-align="start" style:justify-single-word="false" fo:text-indent="-0.25in" style:auto-text-indent="false"/>
    </style:style>
    <style:style style:name="P56" style:family="paragraph" style:parent-style-name="Standard" style:list-style-name="WWNum283">
      <style:paragraph-properties fo:margin-left="0.5in" fo:margin-right="0in" fo:margin-top="0in" fo:margin-bottom="0in" loext:contextual-spacing="false" fo:line-height="100%" fo:text-align="start" style:justify-single-word="false" fo:text-indent="-0.25in" style:auto-text-indent="false"/>
    </style:style>
    <style:style style:name="P57" style:family="paragraph" style:parent-style-name="Standard" style:list-style-name="WWNum37">
      <style:paragraph-properties fo:margin-left="0.5in" fo:margin-right="0in" fo:margin-top="0in" fo:margin-bottom="0in" loext:contextual-spacing="false" fo:text-indent="-0.25in" style:auto-text-indent="false"/>
    </style:style>
    <style:style style:name="P58" style:family="paragraph" style:parent-style-name="Standard" style:list-style-name="WWNum283">
      <style:paragraph-properties fo:margin-left="0.5in" fo:margin-right="0in" fo:margin-top="0in" fo:margin-bottom="0in" loext:contextual-spacing="false" fo:text-indent="-0.25in" style:auto-text-indent="false"/>
    </style:style>
    <style:style style:name="P59" style:family="paragraph" style:parent-style-name="Standard" style:list-style-name="WWNum214">
      <style:paragraph-properties fo:margin-left="0.5in" fo:margin-right="0in" fo:margin-top="0in" fo:margin-bottom="0.0555in" loext:contextual-spacing="false" fo:line-height="100%" fo:text-align="justify" style:justify-single-word="false" fo:keep-together="auto" fo:text-indent="-0.25in" style:auto-text-indent="false" fo:keep-with-next="auto"/>
    </style:style>
    <style:style style:name="P60" style:family="paragraph" style:parent-style-name="Standard" style:list-style-name="WWNum280">
      <style:paragraph-properties fo:margin-left="0.5in" fo:margin-right="0in" fo:margin-top="0.1665in" fo:margin-bottom="0in" loext:contextual-spacing="false" fo:line-height="100%" fo:text-align="justify" style:justify-single-word="false" fo:text-indent="-0.25in" style:auto-text-indent="false"/>
    </style:style>
    <style:style style:name="P61" style:family="paragraph" style:parent-style-name="Standard" style:list-style-name="WWNum24">
      <style:paragraph-properties fo:margin-left="0.5in" fo:margin-right="0in" fo:margin-top="0.1665in" fo:margin-bottom="0in" loext:contextual-spacing="false" fo:line-height="100%" fo:text-align="justify" style:justify-single-word="false" fo:text-indent="-0.25in" style:auto-text-indent="false"/>
    </style:style>
    <style:style style:name="P62" style:family="paragraph" style:parent-style-name="Standard" style:list-style-name="WWNum408">
      <style:paragraph-properties fo:margin-left="0.5in" fo:margin-right="0in" fo:margin-top="0.1665in" fo:margin-bottom="0in" loext:contextual-spacing="false" fo:line-height="100%" fo:text-align="justify" style:justify-single-word="false" fo:text-indent="-0.25in" style:auto-text-indent="false"/>
    </style:style>
    <style:style style:name="P63" style:family="paragraph" style:parent-style-name="Standard" style:list-style-name="WWNum125">
      <style:paragraph-properties fo:margin-left="0.5in" fo:margin-right="0in" fo:margin-top="0.1665in" fo:margin-bottom="0in" loext:contextual-spacing="false" fo:line-height="100%" fo:text-align="justify" style:justify-single-word="false" fo:text-indent="-0.25in" style:auto-text-indent="false"/>
    </style:style>
    <style:style style:name="P64" style:family="paragraph" style:parent-style-name="Standard" style:list-style-name="WWNum386">
      <style:paragraph-properties fo:margin-left="0.5in" fo:margin-right="0in" fo:margin-top="0.1665in" fo:margin-bottom="0in" loext:contextual-spacing="false" fo:line-height="100%" fo:text-align="justify" style:justify-single-word="false" fo:text-indent="-0.25in" style:auto-text-indent="false"/>
    </style:style>
    <style:style style:name="P65" style:family="paragraph" style:parent-style-name="Standard" style:list-style-name="WWNum399">
      <style:paragraph-properties fo:margin-left="0.5in" fo:margin-right="0in" fo:margin-top="0.1665in" fo:margin-bottom="0in" loext:contextual-spacing="false" fo:line-height="100%" fo:text-align="justify" style:justify-single-word="false" fo:text-indent="-0.25in" style:auto-text-indent="false"/>
    </style:style>
    <style:style style:name="P66" style:family="paragraph" style:parent-style-name="Standard" style:list-style-name="WWNum254">
      <style:paragraph-properties fo:margin-left="0.5in" fo:margin-right="0in" fo:margin-top="0.1665in" fo:margin-bottom="0in" loext:contextual-spacing="false" fo:line-height="100%" fo:text-align="justify" style:justify-single-word="false" fo:text-indent="-0.25in" style:auto-text-indent="false"/>
    </style:style>
    <style:style style:name="P67" style:family="paragraph" style:parent-style-name="Standard" style:list-style-name="WWNum28">
      <style:paragraph-properties fo:margin-left="0.5in" fo:margin-right="0in" fo:margin-top="0.1665in" fo:margin-bottom="0in" loext:contextual-spacing="false" fo:line-height="100%" fo:text-align="justify" style:justify-single-word="false" fo:text-indent="-0.25in" style:auto-text-indent="false"/>
    </style:style>
    <style:style style:name="P68" style:family="paragraph" style:parent-style-name="Standard" style:list-style-name="WWNum180">
      <style:paragraph-properties fo:margin-left="0.5in" fo:margin-right="0in" fo:margin-top="0.1665in" fo:margin-bottom="0in" loext:contextual-spacing="false" fo:line-height="100%" fo:text-align="justify" style:justify-single-word="false" fo:text-indent="-0.25in" style:auto-text-indent="false"/>
    </style:style>
    <style:style style:name="P69" style:family="paragraph" style:parent-style-name="Standard" style:list-style-name="WWNum346">
      <style:paragraph-properties fo:margin-left="0.5in" fo:margin-right="0in" fo:margin-top="0.1665in" fo:margin-bottom="0in" loext:contextual-spacing="false" fo:line-height="100%" fo:text-align="justify" style:justify-single-word="false" fo:text-indent="-0.25in" style:auto-text-indent="false"/>
    </style:style>
    <style:style style:name="P70" style:family="paragraph" style:parent-style-name="Standard" style:list-style-name="WWNum251">
      <style:paragraph-properties fo:margin-left="0.5in" fo:margin-right="0in" fo:margin-top="0.1665in" fo:margin-bottom="0in" loext:contextual-spacing="false" fo:line-height="100%" fo:text-align="justify" style:justify-single-word="false" fo:text-indent="-0.25in" style:auto-text-indent="false"/>
    </style:style>
    <style:style style:name="P71" style:family="paragraph" style:parent-style-name="Standard" style:list-style-name="WWNum30">
      <style:paragraph-properties fo:margin-left="0.5in" fo:margin-right="0in" fo:margin-top="0.1665in" fo:margin-bottom="0in" loext:contextual-spacing="false" fo:line-height="100%" fo:text-align="start" style:justify-single-word="false" fo:text-indent="-0.25in" style:auto-text-indent="false"/>
    </style:style>
    <style:style style:name="P72" style:family="paragraph" style:parent-style-name="Standard" style:list-style-name="WWNum223">
      <style:paragraph-properties fo:margin-left="0.5in" fo:margin-right="0in" fo:margin-top="0.1665in" fo:margin-bottom="0in" loext:contextual-spacing="false" fo:line-height="100%" fo:text-align="start" style:justify-single-word="false" fo:text-indent="-0.25in" style:auto-text-indent="false"/>
    </style:style>
    <style:style style:name="P73" style:family="paragraph" style:parent-style-name="Standard" style:list-style-name="WWNum103">
      <style:paragraph-properties fo:margin-left="0.5in" fo:margin-right="0in" fo:margin-top="0.1665in" fo:margin-bottom="0in" loext:contextual-spacing="false" fo:line-height="100%" fo:text-align="start" style:justify-single-word="false" fo:text-indent="-0.25in" style:auto-text-indent="false"/>
    </style:style>
    <style:style style:name="P74" style:family="paragraph" style:parent-style-name="Standard" style:list-style-name="WWNum275">
      <style:paragraph-properties fo:margin-left="0.5in" fo:margin-right="0in" fo:margin-top="0.1665in" fo:margin-bottom="0in" loext:contextual-spacing="false" fo:line-height="100%" fo:text-align="start" style:justify-single-word="false" fo:text-indent="-0.25in" style:auto-text-indent="false"/>
    </style:style>
    <style:style style:name="P75" style:family="paragraph" style:parent-style-name="Standard" style:list-style-name="WWNum14">
      <style:paragraph-properties fo:margin-left="0.5in" fo:margin-right="0in" fo:margin-top="0.1665in" fo:margin-bottom="0in" loext:contextual-spacing="false" fo:line-height="100%" fo:text-align="start" style:justify-single-word="false" fo:text-indent="-0.25in" style:auto-text-indent="false"/>
    </style:style>
    <style:style style:name="P76" style:family="paragraph" style:parent-style-name="Standard" style:list-style-name="WWNum224">
      <style:paragraph-properties fo:margin-left="0.5in" fo:margin-right="0in" fo:margin-top="0.1665in" fo:margin-bottom="0in" loext:contextual-spacing="false" fo:line-height="100%" fo:text-align="start" style:justify-single-word="false" fo:text-indent="-0.25in" style:auto-text-indent="false"/>
    </style:style>
    <style:style style:name="P77" style:family="paragraph" style:parent-style-name="Standard" style:list-style-name="WWNum313">
      <style:paragraph-properties fo:margin-left="0.5in" fo:margin-right="0in" fo:margin-top="0.1665in" fo:margin-bottom="0in" loext:contextual-spacing="false" fo:line-height="100%" fo:text-align="start" style:justify-single-word="false" fo:text-indent="-0.25in" style:auto-text-indent="false"/>
    </style:style>
    <style:style style:name="P78" style:family="paragraph" style:parent-style-name="Standard" style:list-style-name="WWNum40">
      <style:paragraph-properties fo:margin-left="0.5in" fo:margin-right="0in" fo:margin-top="0.1665in" fo:margin-bottom="0in" loext:contextual-spacing="false" fo:line-height="100%" fo:text-align="start" style:justify-single-word="false" fo:text-indent="-0.25in" style:auto-text-indent="false"/>
    </style:style>
    <style:style style:name="P79" style:family="paragraph" style:parent-style-name="Standard" style:list-style-name="WWNum123">
      <style:paragraph-properties fo:margin-left="0.5in" fo:margin-right="0in" fo:margin-top="0.1665in" fo:margin-bottom="0in" loext:contextual-spacing="false" fo:line-height="100%" fo:text-align="start" style:justify-single-word="false" fo:text-indent="-0.25in" style:auto-text-indent="false"/>
    </style:style>
    <style:style style:name="P80" style:family="paragraph" style:parent-style-name="Standard" style:list-style-name="WWNum175">
      <style:paragraph-properties fo:margin-left="0.5in" fo:margin-right="0in" fo:margin-top="0.1665in" fo:margin-bottom="0in" loext:contextual-spacing="false" fo:line-height="100%" fo:text-align="start" style:justify-single-word="false" fo:text-indent="-0.25in" style:auto-text-indent="false"/>
    </style:style>
    <style:style style:name="P81" style:family="paragraph" style:parent-style-name="Standard" style:list-style-name="WWNum108">
      <style:paragraph-properties fo:margin-left="0.5in" fo:margin-right="0in" fo:margin-top="0.1665in" fo:margin-bottom="0in" loext:contextual-spacing="false" fo:line-height="100%" fo:text-align="start" style:justify-single-word="false" fo:text-indent="-0.25in" style:auto-text-indent="false"/>
    </style:style>
    <style:style style:name="P82" style:family="paragraph" style:parent-style-name="Standard" style:list-style-name="WWNum253">
      <style:paragraph-properties fo:margin-left="0.5in" fo:margin-right="0in" fo:margin-top="0.1665in" fo:margin-bottom="0in" loext:contextual-spacing="false" fo:line-height="100%" fo:text-align="start" style:justify-single-word="false" fo:text-indent="-0.25in" style:auto-text-indent="false"/>
    </style:style>
    <style:style style:name="P83" style:family="paragraph" style:parent-style-name="Standard" style:list-style-name="WWNum128">
      <style:paragraph-properties fo:margin-left="0.5in" fo:margin-right="0in" fo:margin-top="0.1665in" fo:margin-bottom="0in" loext:contextual-spacing="false" fo:line-height="100%" fo:text-align="start" style:justify-single-word="false" fo:text-indent="-0.25in" style:auto-text-indent="false"/>
    </style:style>
    <style:style style:name="P84" style:family="paragraph" style:parent-style-name="Standard" style:list-style-name="WWNum181">
      <style:paragraph-properties fo:margin-left="0.5in" fo:margin-right="0in" fo:margin-top="0.1665in" fo:margin-bottom="0in" loext:contextual-spacing="false" fo:line-height="100%" fo:text-align="start" style:justify-single-word="false" fo:text-indent="-0.25in" style:auto-text-indent="false"/>
    </style:style>
    <style:style style:name="P85" style:family="paragraph" style:parent-style-name="Standard" style:list-style-name="WWNum130">
      <style:paragraph-properties fo:margin-left="0.5in" fo:margin-right="0in" fo:margin-top="0.1665in" fo:margin-bottom="0in" loext:contextual-spacing="false" fo:line-height="100%" fo:text-align="start" style:justify-single-word="false" fo:text-indent="-0.25in" style:auto-text-indent="false"/>
    </style:style>
    <style:style style:name="P86" style:family="paragraph" style:parent-style-name="Standard" style:list-style-name="WWNum6">
      <style:paragraph-properties fo:margin-left="0.5in" fo:margin-right="0in" fo:margin-top="0.1665in" fo:margin-bottom="0in" loext:contextual-spacing="false" fo:line-height="100%" fo:text-align="start" style:justify-single-word="false" fo:text-indent="-0.25in" style:auto-text-indent="false"/>
    </style:style>
    <style:style style:name="P87" style:family="paragraph" style:parent-style-name="Standard" style:list-style-name="WWNum400">
      <style:paragraph-properties fo:margin-left="0.5in" fo:margin-right="0in" fo:margin-top="0.1665in" fo:margin-bottom="0in" loext:contextual-spacing="false" fo:line-height="100%" fo:text-align="start" style:justify-single-word="false" fo:text-indent="-0.25in" style:auto-text-indent="false"/>
    </style:style>
    <style:style style:name="P88" style:family="paragraph" style:parent-style-name="Standard" style:list-style-name="WWNum221">
      <style:paragraph-properties fo:margin-left="0.5in" fo:margin-right="0in" fo:margin-top="0.1665in" fo:margin-bottom="0in" loext:contextual-spacing="false" fo:line-height="100%" fo:text-align="start" style:justify-single-word="false" fo:text-indent="-0.25in" style:auto-text-indent="false"/>
    </style:style>
    <style:style style:name="P89" style:family="paragraph" style:parent-style-name="Standard" style:list-style-name="WWNum79">
      <style:paragraph-properties fo:margin-left="0.5in" fo:margin-right="0in" fo:margin-top="0.1665in" fo:margin-bottom="0in" loext:contextual-spacing="false" fo:line-height="100%" fo:text-align="start" style:justify-single-word="false" fo:text-indent="-0.25in" style:auto-text-indent="false"/>
    </style:style>
    <style:style style:name="P90" style:family="paragraph" style:parent-style-name="Standard" style:list-style-name="WWNum43">
      <style:paragraph-properties fo:margin-left="0.5in" fo:margin-right="0in" fo:margin-top="0.1665in" fo:margin-bottom="0in" loext:contextual-spacing="false" fo:line-height="100%" fo:text-align="start" style:justify-single-word="false" fo:text-indent="-0.25in" style:auto-text-indent="false"/>
    </style:style>
    <style:style style:name="P91" style:family="paragraph" style:parent-style-name="Standard" style:list-style-name="WWNum270">
      <style:paragraph-properties fo:margin-left="0.5in" fo:margin-right="0in" fo:margin-top="0.1665in" fo:margin-bottom="0in" loext:contextual-spacing="false" fo:line-height="100%" fo:text-align="start" style:justify-single-word="false" fo:text-indent="-0.25in" style:auto-text-indent="false"/>
    </style:style>
    <style:style style:name="P92" style:family="paragraph" style:parent-style-name="Standard" style:list-style-name="WWNum182">
      <style:paragraph-properties fo:margin-left="0.5in" fo:margin-right="0in" fo:margin-top="0.1665in" fo:margin-bottom="0in" loext:contextual-spacing="false" fo:line-height="100%" fo:text-align="start" style:justify-single-word="false" fo:text-indent="-0.25in" style:auto-text-indent="false"/>
    </style:style>
    <style:style style:name="P93" style:family="paragraph" style:parent-style-name="Standard" style:list-style-name="WWNum124">
      <style:paragraph-properties fo:margin-left="0.5in" fo:margin-right="0in" fo:margin-top="0.1665in" fo:margin-bottom="0in" loext:contextual-spacing="false" fo:line-height="100%" fo:text-align="start" style:justify-single-word="false" fo:text-indent="-0.25in" style:auto-text-indent="false"/>
    </style:style>
    <style:style style:name="P94" style:family="paragraph" style:parent-style-name="Standard" style:list-style-name="WWNum265">
      <style:paragraph-properties fo:margin-left="0.5in" fo:margin-right="0in" fo:margin-top="0.1665in" fo:margin-bottom="0in" loext:contextual-spacing="false" fo:line-height="100%" fo:text-align="start" style:justify-single-word="false" fo:text-indent="-0.25in" style:auto-text-indent="false"/>
    </style:style>
    <style:style style:name="P95" style:family="paragraph" style:parent-style-name="Standard" style:list-style-name="WWNum303">
      <style:paragraph-properties fo:margin-left="0.5in" fo:margin-right="0in" fo:margin-top="0.1665in" fo:margin-bottom="0in" loext:contextual-spacing="false" fo:line-height="100%" fo:text-align="start" style:justify-single-word="false" fo:text-indent="-0.25in" style:auto-text-indent="false"/>
    </style:style>
    <style:style style:name="P96" style:family="paragraph" style:parent-style-name="Standard" style:list-style-name="WWNum349">
      <style:paragraph-properties fo:margin-left="0.5in" fo:margin-right="0in" fo:margin-top="0.1665in" fo:margin-bottom="0in" loext:contextual-spacing="false" fo:line-height="100%" fo:text-align="start" style:justify-single-word="false" fo:text-indent="-0.25in" style:auto-text-indent="false"/>
    </style:style>
    <style:style style:name="P97" style:family="paragraph" style:parent-style-name="Standard" style:list-style-name="WWNum161">
      <style:paragraph-properties fo:margin-left="0.5in" fo:margin-right="0in" fo:margin-top="0.1665in" fo:margin-bottom="0in" loext:contextual-spacing="false" fo:line-height="100%" fo:text-align="start" style:justify-single-word="false" fo:text-indent="-0.25in" style:auto-text-indent="false"/>
    </style:style>
    <style:style style:name="P98" style:family="paragraph" style:parent-style-name="Standard" style:list-style-name="WWNum185">
      <style:paragraph-properties fo:margin-left="0.5in" fo:margin-right="0in" fo:margin-top="0.1665in" fo:margin-bottom="0in" loext:contextual-spacing="false" fo:line-height="100%" fo:text-align="start" style:justify-single-word="false" fo:text-indent="-0.25in" style:auto-text-indent="false"/>
    </style:style>
    <style:style style:name="P99" style:family="paragraph" style:parent-style-name="Standard" style:list-style-name="WWNum247">
      <style:paragraph-properties fo:margin-left="0.5in" fo:margin-right="0in" fo:margin-top="0.1665in" fo:margin-bottom="0in" loext:contextual-spacing="false" fo:line-height="100%" fo:text-align="start" style:justify-single-word="false" fo:text-indent="-0.25in" style:auto-text-indent="false"/>
    </style:style>
    <style:style style:name="P100" style:family="paragraph" style:parent-style-name="Standard" style:list-style-name="WWNum267">
      <style:paragraph-properties fo:margin-left="0.5in" fo:margin-right="0in" fo:margin-top="0.1665in" fo:margin-bottom="0in" loext:contextual-spacing="false" fo:line-height="100%" fo:text-align="start" style:justify-single-word="false" fo:text-indent="-0.25in" style:auto-text-indent="false"/>
    </style:style>
    <style:style style:name="P101" style:family="paragraph" style:parent-style-name="Standard" style:list-style-name="WWNum315">
      <style:paragraph-properties fo:margin-left="0.5in" fo:margin-right="0in" fo:margin-top="0.1665in" fo:margin-bottom="0in" loext:contextual-spacing="false" fo:line-height="100%" fo:text-align="start" style:justify-single-word="false" fo:text-indent="-0.25in" style:auto-text-indent="false"/>
    </style:style>
    <style:style style:name="P102" style:family="paragraph" style:parent-style-name="Standard" style:list-style-name="WWNum88">
      <style:paragraph-properties fo:margin-left="0.5in" fo:margin-right="0in" fo:margin-top="0.1665in" fo:margin-bottom="0in" loext:contextual-spacing="false" fo:line-height="100%" fo:text-align="start" style:justify-single-word="false" fo:text-indent="-0.25in" style:auto-text-indent="false"/>
    </style:style>
    <style:style style:name="P103" style:family="paragraph" style:parent-style-name="Standard" style:list-style-name="WWNum100">
      <style:paragraph-properties fo:margin-left="0.5in" fo:margin-right="0in" fo:margin-top="0.1665in" fo:margin-bottom="0in" loext:contextual-spacing="false" fo:line-height="100%" fo:text-align="start" style:justify-single-word="false" fo:text-indent="-0.25in" style:auto-text-indent="false"/>
    </style:style>
    <style:style style:name="P104" style:family="paragraph" style:parent-style-name="Standard" style:list-style-name="WWNum147">
      <style:paragraph-properties fo:margin-left="0.5in" fo:margin-right="0in" fo:margin-top="0.1665in" fo:margin-bottom="0in" loext:contextual-spacing="false" fo:line-height="100%" fo:text-align="start" style:justify-single-word="false" fo:text-indent="-0.25in" style:auto-text-indent="false"/>
    </style:style>
    <style:style style:name="P105" style:family="paragraph" style:parent-style-name="Standard" style:list-style-name="WWNum209">
      <style:paragraph-properties fo:margin-left="0.5in" fo:margin-right="0in" fo:margin-top="0.1665in" fo:margin-bottom="0in" loext:contextual-spacing="false" fo:line-height="100%" fo:text-align="start" style:justify-single-word="false" fo:text-indent="-0.25in" style:auto-text-indent="false"/>
    </style:style>
    <style:style style:name="P106" style:family="paragraph" style:parent-style-name="Standard" style:list-style-name="WWNum280">
      <style:paragraph-properties fo:margin-left="0.5in" fo:margin-right="0in" fo:margin-top="0in" fo:margin-bottom="0.1665in" loext:contextual-spacing="false" fo:line-height="100%" fo:text-align="justify" style:justify-single-word="false" fo:text-indent="-0.25in" style:auto-text-indent="false"/>
    </style:style>
    <style:style style:name="P107" style:family="paragraph" style:parent-style-name="Standard" style:list-style-name="WWNum24">
      <style:paragraph-properties fo:margin-left="0.5in" fo:margin-right="0in" fo:margin-top="0in" fo:margin-bottom="0.1665in" loext:contextual-spacing="false" fo:line-height="100%" fo:text-align="justify" style:justify-single-word="false" fo:text-indent="-0.25in" style:auto-text-indent="false"/>
    </style:style>
    <style:style style:name="P108" style:family="paragraph" style:parent-style-name="Standard" style:list-style-name="WWNum125">
      <style:paragraph-properties fo:margin-left="0.5in" fo:margin-right="0in" fo:margin-top="0in" fo:margin-bottom="0.1665in" loext:contextual-spacing="false" fo:line-height="100%" fo:text-align="justify" style:justify-single-word="false" fo:text-indent="-0.25in" style:auto-text-indent="false"/>
    </style:style>
    <style:style style:name="P109" style:family="paragraph" style:parent-style-name="Standard" style:list-style-name="WWNum399">
      <style:paragraph-properties fo:margin-left="0.5in" fo:margin-right="0in" fo:margin-top="0in" fo:margin-bottom="0.1665in" loext:contextual-spacing="false" fo:line-height="100%" fo:text-align="justify" style:justify-single-word="false" fo:text-indent="-0.25in" style:auto-text-indent="false"/>
    </style:style>
    <style:style style:name="P110" style:family="paragraph" style:parent-style-name="Standard" style:list-style-name="WWNum254">
      <style:paragraph-properties fo:margin-left="0.5in" fo:margin-right="0in" fo:margin-top="0in" fo:margin-bottom="0.1665in" loext:contextual-spacing="false" fo:line-height="100%" fo:text-align="justify" style:justify-single-word="false" fo:text-indent="-0.25in" style:auto-text-indent="false"/>
    </style:style>
    <style:style style:name="P111" style:family="paragraph" style:parent-style-name="Standard" style:list-style-name="WWNum346">
      <style:paragraph-properties fo:margin-left="0.5in" fo:margin-right="0in" fo:margin-top="0in" fo:margin-bottom="0.1665in" loext:contextual-spacing="false" fo:line-height="100%" fo:text-align="justify" style:justify-single-word="false" fo:text-indent="-0.25in" style:auto-text-indent="false"/>
    </style:style>
    <style:style style:name="P112" style:family="paragraph" style:parent-style-name="Standard" style:list-style-name="WWNum251">
      <style:paragraph-properties fo:margin-left="0.5in" fo:margin-right="0in" fo:margin-top="0in" fo:margin-bottom="0.1665in" loext:contextual-spacing="false" fo:line-height="100%" fo:text-align="justify" style:justify-single-word="false" fo:text-indent="-0.25in" style:auto-text-indent="false"/>
    </style:style>
    <style:style style:name="P113" style:family="paragraph" style:parent-style-name="Standard" style:list-style-name="WWNum223">
      <style:paragraph-properties fo:margin-left="0.5in" fo:margin-right="0in" fo:margin-top="0in" fo:margin-bottom="0.1665in" loext:contextual-spacing="false" fo:line-height="100%" fo:text-align="start" style:justify-single-word="false" fo:text-indent="-0.25in" style:auto-text-indent="false"/>
    </style:style>
    <style:style style:name="P114" style:family="paragraph" style:parent-style-name="Standard" style:list-style-name="WWNum103">
      <style:paragraph-properties fo:margin-left="0.5in" fo:margin-right="0in" fo:margin-top="0in" fo:margin-bottom="0.1665in" loext:contextual-spacing="false" fo:line-height="100%" fo:text-align="start" style:justify-single-word="false" fo:text-indent="-0.25in" style:auto-text-indent="false"/>
    </style:style>
    <style:style style:name="P115" style:family="paragraph" style:parent-style-name="Standard" style:list-style-name="WWNum275">
      <style:paragraph-properties fo:margin-left="0.5in" fo:margin-right="0in" fo:margin-top="0in" fo:margin-bottom="0.1665in" loext:contextual-spacing="false" fo:line-height="100%" fo:text-align="start" style:justify-single-word="false" fo:text-indent="-0.25in" style:auto-text-indent="false"/>
    </style:style>
    <style:style style:name="P116" style:family="paragraph" style:parent-style-name="Standard" style:list-style-name="WWNum14">
      <style:paragraph-properties fo:margin-left="0.5in" fo:margin-right="0in" fo:margin-top="0in" fo:margin-bottom="0.1665in" loext:contextual-spacing="false" fo:line-height="100%" fo:text-align="start" style:justify-single-word="false" fo:text-indent="-0.25in" style:auto-text-indent="false"/>
    </style:style>
    <style:style style:name="P117" style:family="paragraph" style:parent-style-name="Standard" style:list-style-name="WWNum224">
      <style:paragraph-properties fo:margin-left="0.5in" fo:margin-right="0in" fo:margin-top="0in" fo:margin-bottom="0.1665in" loext:contextual-spacing="false" fo:line-height="100%" fo:text-align="start" style:justify-single-word="false" fo:text-indent="-0.25in" style:auto-text-indent="false"/>
    </style:style>
    <style:style style:name="P118" style:family="paragraph" style:parent-style-name="Standard" style:list-style-name="WWNum313">
      <style:paragraph-properties fo:margin-left="0.5in" fo:margin-right="0in" fo:margin-top="0in" fo:margin-bottom="0.1665in" loext:contextual-spacing="false" fo:line-height="100%" fo:text-align="start" style:justify-single-word="false" fo:text-indent="-0.25in" style:auto-text-indent="false"/>
    </style:style>
    <style:style style:name="P119" style:family="paragraph" style:parent-style-name="Standard" style:list-style-name="WWNum40">
      <style:paragraph-properties fo:margin-left="0.5in" fo:margin-right="0in" fo:margin-top="0in" fo:margin-bottom="0.1665in" loext:contextual-spacing="false" fo:line-height="100%" fo:text-align="start" style:justify-single-word="false" fo:text-indent="-0.25in" style:auto-text-indent="false"/>
    </style:style>
    <style:style style:name="P120" style:family="paragraph" style:parent-style-name="Standard" style:list-style-name="WWNum123">
      <style:paragraph-properties fo:margin-left="0.5in" fo:margin-right="0in" fo:margin-top="0in" fo:margin-bottom="0.1665in" loext:contextual-spacing="false" fo:line-height="100%" fo:text-align="start" style:justify-single-word="false" fo:text-indent="-0.25in" style:auto-text-indent="false"/>
    </style:style>
    <style:style style:name="P121" style:family="paragraph" style:parent-style-name="Standard" style:list-style-name="WWNum175">
      <style:paragraph-properties fo:margin-left="0.5in" fo:margin-right="0in" fo:margin-top="0in" fo:margin-bottom="0.1665in" loext:contextual-spacing="false" fo:line-height="100%" fo:text-align="start" style:justify-single-word="false" fo:text-indent="-0.25in" style:auto-text-indent="false"/>
    </style:style>
    <style:style style:name="P122" style:family="paragraph" style:parent-style-name="Standard" style:list-style-name="WWNum108">
      <style:paragraph-properties fo:margin-left="0.5in" fo:margin-right="0in" fo:margin-top="0in" fo:margin-bottom="0.1665in" loext:contextual-spacing="false" fo:line-height="100%" fo:text-align="start" style:justify-single-word="false" fo:text-indent="-0.25in" style:auto-text-indent="false"/>
    </style:style>
    <style:style style:name="P123" style:family="paragraph" style:parent-style-name="Standard" style:list-style-name="WWNum253">
      <style:paragraph-properties fo:margin-left="0.5in" fo:margin-right="0in" fo:margin-top="0in" fo:margin-bottom="0.1665in" loext:contextual-spacing="false" fo:line-height="100%" fo:text-align="start" style:justify-single-word="false" fo:text-indent="-0.25in" style:auto-text-indent="false"/>
    </style:style>
    <style:style style:name="P124" style:family="paragraph" style:parent-style-name="Standard" style:list-style-name="WWNum128">
      <style:paragraph-properties fo:margin-left="0.5in" fo:margin-right="0in" fo:margin-top="0in" fo:margin-bottom="0.1665in" loext:contextual-spacing="false" fo:line-height="100%" fo:text-align="start" style:justify-single-word="false" fo:text-indent="-0.25in" style:auto-text-indent="false"/>
    </style:style>
    <style:style style:name="P125" style:family="paragraph" style:parent-style-name="Standard" style:list-style-name="WWNum181">
      <style:paragraph-properties fo:margin-left="0.5in" fo:margin-right="0in" fo:margin-top="0in" fo:margin-bottom="0.1665in" loext:contextual-spacing="false" fo:line-height="100%" fo:text-align="start" style:justify-single-word="false" fo:text-indent="-0.25in" style:auto-text-indent="false"/>
    </style:style>
    <style:style style:name="P126" style:family="paragraph" style:parent-style-name="Standard" style:list-style-name="WWNum130">
      <style:paragraph-properties fo:margin-left="0.5in" fo:margin-right="0in" fo:margin-top="0in" fo:margin-bottom="0.1665in" loext:contextual-spacing="false" fo:line-height="100%" fo:text-align="start" style:justify-single-word="false" fo:text-indent="-0.25in" style:auto-text-indent="false"/>
    </style:style>
    <style:style style:name="P127" style:family="paragraph" style:parent-style-name="Standard" style:list-style-name="WWNum6">
      <style:paragraph-properties fo:margin-left="0.5in" fo:margin-right="0in" fo:margin-top="0in" fo:margin-bottom="0.1665in" loext:contextual-spacing="false" fo:line-height="100%" fo:text-align="start" style:justify-single-word="false" fo:text-indent="-0.25in" style:auto-text-indent="false"/>
    </style:style>
    <style:style style:name="P128" style:family="paragraph" style:parent-style-name="Standard" style:list-style-name="WWNum400">
      <style:paragraph-properties fo:margin-left="0.5in" fo:margin-right="0in" fo:margin-top="0in" fo:margin-bottom="0.1665in" loext:contextual-spacing="false" fo:line-height="100%" fo:text-align="start" style:justify-single-word="false" fo:text-indent="-0.25in" style:auto-text-indent="false"/>
    </style:style>
    <style:style style:name="P129" style:family="paragraph" style:parent-style-name="Standard" style:list-style-name="WWNum221">
      <style:paragraph-properties fo:margin-left="0.5in" fo:margin-right="0in" fo:margin-top="0in" fo:margin-bottom="0.1665in" loext:contextual-spacing="false" fo:line-height="100%" fo:text-align="start" style:justify-single-word="false" fo:text-indent="-0.25in" style:auto-text-indent="false"/>
    </style:style>
    <style:style style:name="P130" style:family="paragraph" style:parent-style-name="Standard" style:list-style-name="WWNum79">
      <style:paragraph-properties fo:margin-left="0.5in" fo:margin-right="0in" fo:margin-top="0in" fo:margin-bottom="0.1665in" loext:contextual-spacing="false" fo:line-height="100%" fo:text-align="start" style:justify-single-word="false" fo:text-indent="-0.25in" style:auto-text-indent="false"/>
    </style:style>
    <style:style style:name="P131" style:family="paragraph" style:parent-style-name="Standard" style:list-style-name="WWNum43">
      <style:paragraph-properties fo:margin-left="0.5in" fo:margin-right="0in" fo:margin-top="0in" fo:margin-bottom="0.1665in" loext:contextual-spacing="false" fo:line-height="100%" fo:text-align="start" style:justify-single-word="false" fo:text-indent="-0.25in" style:auto-text-indent="false"/>
    </style:style>
    <style:style style:name="P132" style:family="paragraph" style:parent-style-name="Standard" style:list-style-name="WWNum270">
      <style:paragraph-properties fo:margin-left="0.5in" fo:margin-right="0in" fo:margin-top="0in" fo:margin-bottom="0.1665in" loext:contextual-spacing="false" fo:line-height="100%" fo:text-align="start" style:justify-single-word="false" fo:text-indent="-0.25in" style:auto-text-indent="false"/>
    </style:style>
    <style:style style:name="P133" style:family="paragraph" style:parent-style-name="Standard" style:list-style-name="WWNum182">
      <style:paragraph-properties fo:margin-left="0.5in" fo:margin-right="0in" fo:margin-top="0in" fo:margin-bottom="0.1665in" loext:contextual-spacing="false" fo:line-height="100%" fo:text-align="start" style:justify-single-word="false" fo:text-indent="-0.25in" style:auto-text-indent="false"/>
    </style:style>
    <style:style style:name="P134" style:family="paragraph" style:parent-style-name="Standard" style:list-style-name="WWNum124">
      <style:paragraph-properties fo:margin-left="0.5in" fo:margin-right="0in" fo:margin-top="0in" fo:margin-bottom="0.1665in" loext:contextual-spacing="false" fo:line-height="100%" fo:text-align="start" style:justify-single-word="false" fo:text-indent="-0.25in" style:auto-text-indent="false"/>
    </style:style>
    <style:style style:name="P135" style:family="paragraph" style:parent-style-name="Standard" style:list-style-name="WWNum265">
      <style:paragraph-properties fo:margin-left="0.5in" fo:margin-right="0in" fo:margin-top="0in" fo:margin-bottom="0.1665in" loext:contextual-spacing="false" fo:line-height="100%" fo:text-align="start" style:justify-single-word="false" fo:text-indent="-0.25in" style:auto-text-indent="false"/>
    </style:style>
    <style:style style:name="P136" style:family="paragraph" style:parent-style-name="Standard" style:list-style-name="WWNum303">
      <style:paragraph-properties fo:margin-left="0.5in" fo:margin-right="0in" fo:margin-top="0in" fo:margin-bottom="0.1665in" loext:contextual-spacing="false" fo:line-height="100%" fo:text-align="start" style:justify-single-word="false" fo:text-indent="-0.25in" style:auto-text-indent="false"/>
    </style:style>
    <style:style style:name="P137" style:family="paragraph" style:parent-style-name="Standard" style:list-style-name="WWNum349">
      <style:paragraph-properties fo:margin-left="0.5in" fo:margin-right="0in" fo:margin-top="0in" fo:margin-bottom="0.1665in" loext:contextual-spacing="false" fo:line-height="100%" fo:text-align="start" style:justify-single-word="false" fo:text-indent="-0.25in" style:auto-text-indent="false"/>
    </style:style>
    <style:style style:name="P138" style:family="paragraph" style:parent-style-name="Standard" style:list-style-name="WWNum161">
      <style:paragraph-properties fo:margin-left="0.5in" fo:margin-right="0in" fo:margin-top="0in" fo:margin-bottom="0.1665in" loext:contextual-spacing="false" fo:line-height="100%" fo:text-align="start" style:justify-single-word="false" fo:text-indent="-0.25in" style:auto-text-indent="false"/>
    </style:style>
    <style:style style:name="P139" style:family="paragraph" style:parent-style-name="Standard" style:list-style-name="WWNum185">
      <style:paragraph-properties fo:margin-left="0.5in" fo:margin-right="0in" fo:margin-top="0in" fo:margin-bottom="0.1665in" loext:contextual-spacing="false" fo:line-height="100%" fo:text-align="start" style:justify-single-word="false" fo:text-indent="-0.25in" style:auto-text-indent="false"/>
    </style:style>
    <style:style style:name="P140" style:family="paragraph" style:parent-style-name="Standard" style:list-style-name="WWNum247">
      <style:paragraph-properties fo:margin-left="0.5in" fo:margin-right="0in" fo:margin-top="0in" fo:margin-bottom="0.1665in" loext:contextual-spacing="false" fo:line-height="100%" fo:text-align="start" style:justify-single-word="false" fo:text-indent="-0.25in" style:auto-text-indent="false"/>
    </style:style>
    <style:style style:name="P141" style:family="paragraph" style:parent-style-name="Standard" style:list-style-name="WWNum267">
      <style:paragraph-properties fo:margin-left="0.5in" fo:margin-right="0in" fo:margin-top="0in" fo:margin-bottom="0.1665in" loext:contextual-spacing="false" fo:line-height="100%" fo:text-align="start" style:justify-single-word="false" fo:text-indent="-0.25in" style:auto-text-indent="false"/>
    </style:style>
    <style:style style:name="P142" style:family="paragraph" style:parent-style-name="Standard" style:list-style-name="WWNum315">
      <style:paragraph-properties fo:margin-left="0.5in" fo:margin-right="0in" fo:margin-top="0in" fo:margin-bottom="0.1665in" loext:contextual-spacing="false" fo:line-height="100%" fo:text-align="start" style:justify-single-word="false" fo:text-indent="-0.25in" style:auto-text-indent="false"/>
    </style:style>
    <style:style style:name="P143" style:family="paragraph" style:parent-style-name="Standard" style:list-style-name="WWNum88">
      <style:paragraph-properties fo:margin-left="0.5in" fo:margin-right="0in" fo:margin-top="0in" fo:margin-bottom="0.1665in" loext:contextual-spacing="false" fo:line-height="100%" fo:text-align="start" style:justify-single-word="false" fo:text-indent="-0.25in" style:auto-text-indent="false"/>
    </style:style>
    <style:style style:name="P144" style:family="paragraph" style:parent-style-name="Standard" style:list-style-name="WWNum100">
      <style:paragraph-properties fo:margin-left="0.5in" fo:margin-right="0in" fo:margin-top="0in" fo:margin-bottom="0.1665in" loext:contextual-spacing="false" fo:line-height="100%" fo:text-align="start" style:justify-single-word="false" fo:text-indent="-0.25in" style:auto-text-indent="false"/>
    </style:style>
    <style:style style:name="P145" style:family="paragraph" style:parent-style-name="Standard" style:list-style-name="WWNum147">
      <style:paragraph-properties fo:margin-left="0.5in" fo:margin-right="0in" fo:margin-top="0in" fo:margin-bottom="0.1665in" loext:contextual-spacing="false" fo:line-height="100%" fo:text-align="start" style:justify-single-word="false" fo:text-indent="-0.25in" style:auto-text-indent="false"/>
    </style:style>
    <style:style style:name="P146" style:family="paragraph" style:parent-style-name="Standard" style:list-style-name="WWNum209">
      <style:paragraph-properties fo:margin-left="0.5in" fo:margin-right="0in" fo:margin-top="0in" fo:margin-bottom="0.1665in" loext:contextual-spacing="false" fo:line-height="100%" fo:text-align="start" style:justify-single-word="false" fo:text-indent="-0.25in" style:auto-text-indent="false"/>
    </style:style>
    <style:style style:name="P147" style:family="paragraph" style:parent-style-name="Standard" style:list-style-name="WWNum375">
      <style:paragraph-properties fo:margin-left="0.5in" fo:margin-right="0in" fo:text-align="justify" style:justify-single-word="false" fo:text-indent="-0.25in" style:auto-text-indent="false"/>
    </style:style>
    <style:style style:name="P148" style:family="paragraph" style:parent-style-name="Standard" style:list-style-name="WWNum173">
      <style:paragraph-properties fo:margin-left="0.5in" fo:margin-right="0in" fo:text-align="justify" style:justify-single-word="false" fo:text-indent="-0.25in" style:auto-text-indent="false"/>
    </style:style>
    <style:style style:name="P149" style:family="paragraph" style:parent-style-name="Standard" style:list-style-name="WWNum306">
      <style:paragraph-properties fo:margin-left="0.5in" fo:margin-right="0in" fo:text-align="justify" style:justify-single-word="false" fo:text-indent="-0.25in" style:auto-text-indent="false"/>
    </style:style>
    <style:style style:name="P150" style:family="paragraph" style:parent-style-name="Standard" style:list-style-name="WWNum194">
      <style:paragraph-properties fo:margin-left="0.5in" fo:margin-right="0in" fo:text-align="justify" style:justify-single-word="false" fo:text-indent="-0.25in" style:auto-text-indent="false"/>
    </style:style>
    <style:style style:name="P151" style:family="paragraph" style:parent-style-name="Standard" style:list-style-name="WWNum184">
      <style:paragraph-properties fo:margin-left="0.5in" fo:margin-right="0in" fo:text-align="justify" style:justify-single-word="false" fo:text-indent="-0.25in" style:auto-text-indent="false"/>
    </style:style>
    <style:style style:name="P152" style:family="paragraph" style:parent-style-name="Standard" style:list-style-name="WWNum414">
      <style:paragraph-properties fo:margin-left="0.5in" fo:margin-right="0in" fo:text-align="justify" style:justify-single-word="false" fo:text-indent="-0.25in" style:auto-text-indent="false"/>
    </style:style>
    <style:style style:name="P153" style:family="paragraph" style:parent-style-name="Standard" style:list-style-name="WWNum118">
      <style:paragraph-properties fo:margin-left="0.5in" fo:margin-right="0in" fo:text-align="justify" style:justify-single-word="false" fo:text-indent="-0.25in" style:auto-text-indent="false"/>
    </style:style>
    <style:style style:name="P154" style:family="paragraph" style:parent-style-name="Standard" style:list-style-name="WWNum64">
      <style:paragraph-properties fo:margin-left="0.5in" fo:margin-right="0in" fo:text-align="justify" style:justify-single-word="false" fo:text-indent="-0.25in" style:auto-text-indent="false"/>
    </style:style>
    <style:style style:name="P155" style:family="paragraph" style:parent-style-name="Standard" style:list-style-name="WWNum266">
      <style:paragraph-properties fo:margin-left="0.5in" fo:margin-right="0in" fo:text-align="justify" style:justify-single-word="false" fo:text-indent="-0.25in" style:auto-text-indent="false"/>
    </style:style>
    <style:style style:name="P156" style:family="paragraph" style:parent-style-name="Standard" style:list-style-name="WWNum222">
      <style:paragraph-properties fo:margin-left="0.5in" fo:margin-right="0in" fo:text-align="justify" style:justify-single-word="false" fo:text-indent="-0.25in" style:auto-text-indent="false"/>
    </style:style>
    <style:style style:name="P157" style:family="paragraph" style:parent-style-name="Standard" style:list-style-name="WWNum62">
      <style:paragraph-properties fo:margin-left="0.5in" fo:margin-right="0in" fo:text-align="justify" style:justify-single-word="false" fo:text-indent="-0.25in" style:auto-text-indent="false"/>
    </style:style>
    <style:style style:name="P158" style:family="paragraph" style:parent-style-name="Standard" style:list-style-name="WWNum102">
      <style:paragraph-properties fo:margin-left="0.5in" fo:margin-right="0in" fo:text-align="justify" style:justify-single-word="false" fo:text-indent="-0.25in" style:auto-text-indent="false"/>
    </style:style>
    <style:style style:name="P159" style:family="paragraph" style:parent-style-name="Standard" style:list-style-name="WWNum19">
      <style:paragraph-properties fo:margin-left="0.5in" fo:margin-right="0in" fo:text-align="justify" style:justify-single-word="false" fo:text-indent="-0.25in" style:auto-text-indent="false"/>
    </style:style>
    <style:style style:name="P160" style:family="paragraph" style:parent-style-name="Standard" style:list-style-name="WWNum82">
      <style:paragraph-properties fo:margin-left="0.5in" fo:margin-right="0in" fo:text-align="justify" style:justify-single-word="false" fo:text-indent="-0.25in" style:auto-text-indent="false"/>
    </style:style>
    <style:style style:name="P161" style:family="paragraph" style:parent-style-name="Standard" style:list-style-name="WWNum164">
      <style:paragraph-properties fo:margin-left="0.5in" fo:margin-right="0in" fo:text-align="justify" style:justify-single-word="false" fo:text-indent="-0.25in" style:auto-text-indent="false"/>
    </style:style>
    <style:style style:name="P162" style:family="paragraph" style:parent-style-name="Standard" style:list-style-name="WWNum41">
      <style:paragraph-properties fo:margin-left="0.5in" fo:margin-right="0in" fo:text-align="justify" style:justify-single-word="false" fo:text-indent="-0.25in" style:auto-text-indent="false"/>
    </style:style>
    <style:style style:name="P163" style:family="paragraph" style:parent-style-name="Standard" style:list-style-name="WWNum168">
      <style:paragraph-properties fo:margin-left="0.5in" fo:margin-right="0in" fo:text-align="justify" style:justify-single-word="false" fo:text-indent="-0.25in" style:auto-text-indent="false"/>
    </style:style>
    <style:style style:name="P164" style:family="paragraph" style:parent-style-name="Standard" style:list-style-name="WWNum348">
      <style:paragraph-properties fo:margin-left="0.5in" fo:margin-right="0in" fo:text-align="justify" style:justify-single-word="false" fo:text-indent="-0.25in" style:auto-text-indent="false"/>
    </style:style>
    <style:style style:name="P165" style:family="paragraph" style:parent-style-name="Standard" style:list-style-name="WWNum66">
      <style:paragraph-properties fo:margin-left="0.5in" fo:margin-right="0in" fo:text-align="justify" style:justify-single-word="false" fo:text-indent="-0.25in" style:auto-text-indent="false"/>
    </style:style>
    <style:style style:name="P166" style:family="paragraph" style:parent-style-name="Standard" style:list-style-name="WWNum120">
      <style:paragraph-properties fo:margin-left="0.5in" fo:margin-right="0in" fo:text-align="justify" style:justify-single-word="false" fo:text-indent="-0.25in" style:auto-text-indent="false"/>
    </style:style>
    <style:style style:name="P167" style:family="paragraph" style:parent-style-name="Standard" style:list-style-name="WWNum238">
      <style:paragraph-properties fo:margin-left="0.5in" fo:margin-right="0in" fo:text-align="justify" style:justify-single-word="false" fo:text-indent="-0.25in" style:auto-text-indent="false"/>
    </style:style>
    <style:style style:name="P168" style:family="paragraph" style:parent-style-name="Standard" style:list-style-name="WWNum395">
      <style:paragraph-properties fo:margin-left="0.5in" fo:margin-right="0in" fo:text-align="justify" style:justify-single-word="false" fo:text-indent="-0.25in" style:auto-text-indent="false"/>
    </style:style>
    <style:style style:name="P169" style:family="paragraph" style:parent-style-name="Standard" style:list-style-name="WWNum227">
      <style:paragraph-properties fo:margin-left="0.5in" fo:margin-right="0in" fo:text-align="justify" style:justify-single-word="false" fo:text-indent="-0.25in" style:auto-text-indent="false"/>
    </style:style>
    <style:style style:name="P170" style:family="paragraph" style:parent-style-name="Standard" style:list-style-name="WWNum152">
      <style:paragraph-properties fo:margin-left="0.5in" fo:margin-right="0in" fo:text-align="justify" style:justify-single-word="false" fo:text-indent="-0.25in" style:auto-text-indent="false"/>
    </style:style>
    <style:style style:name="P171" style:family="paragraph" style:parent-style-name="Standard" style:list-style-name="WWNum236">
      <style:paragraph-properties fo:margin-left="0.5in" fo:margin-right="0in" fo:text-align="justify" style:justify-single-word="false" fo:text-indent="-0.25in" style:auto-text-indent="false"/>
    </style:style>
    <style:style style:name="P172" style:family="paragraph" style:parent-style-name="Standard" style:list-style-name="WWNum53">
      <style:paragraph-properties fo:margin-left="0.5in" fo:margin-right="0in" fo:text-align="justify" style:justify-single-word="false" fo:text-indent="-0.25in" style:auto-text-indent="false"/>
    </style:style>
    <style:style style:name="P173" style:family="paragraph" style:parent-style-name="Standard" style:list-style-name="WWNum407">
      <style:paragraph-properties fo:margin-left="0.5in" fo:margin-right="0in" fo:text-align="justify" style:justify-single-word="false" fo:text-indent="-0.25in" style:auto-text-indent="false"/>
    </style:style>
    <style:style style:name="P174" style:family="paragraph" style:parent-style-name="Standard" style:list-style-name="WWNum153">
      <style:paragraph-properties fo:margin-left="0.5in" fo:margin-right="0in" fo:text-align="justify" style:justify-single-word="false" fo:text-indent="-0.25in" style:auto-text-indent="false"/>
    </style:style>
    <style:style style:name="P175" style:family="paragraph" style:parent-style-name="Standard" style:list-style-name="WWNum46">
      <style:paragraph-properties fo:margin-left="0.5in" fo:margin-right="0in" fo:text-align="justify" style:justify-single-word="false" fo:text-indent="-0.25in" style:auto-text-indent="false"/>
    </style:style>
    <style:style style:name="P176" style:family="paragraph" style:parent-style-name="Standard" style:list-style-name="WWNum99">
      <style:paragraph-properties fo:margin-left="0.5in" fo:margin-right="0in" fo:text-align="justify" style:justify-single-word="false" fo:text-indent="-0.25in" style:auto-text-indent="false"/>
    </style:style>
    <style:style style:name="P177" style:family="paragraph" style:parent-style-name="Standard" style:list-style-name="WWNum305">
      <style:paragraph-properties fo:margin-left="0.5in" fo:margin-right="0in" fo:text-align="justify" style:justify-single-word="false" fo:text-indent="-0.25in" style:auto-text-indent="false"/>
    </style:style>
    <style:style style:name="P178" style:family="paragraph" style:parent-style-name="Standard" style:list-style-name="WWNum39">
      <style:paragraph-properties fo:margin-left="0.5in" fo:margin-right="0in" fo:text-align="justify" style:justify-single-word="false" fo:text-indent="-0.25in" style:auto-text-indent="false"/>
    </style:style>
    <style:style style:name="P179" style:family="paragraph" style:parent-style-name="Standard" style:list-style-name="WWNum363">
      <style:paragraph-properties fo:margin-left="0.5in" fo:margin-right="0in" fo:text-align="justify" style:justify-single-word="false" fo:text-indent="-0.25in" style:auto-text-indent="false"/>
    </style:style>
    <style:style style:name="P180" style:family="paragraph" style:parent-style-name="Standard" style:list-style-name="WWNum259">
      <style:paragraph-properties fo:margin-left="0.5in" fo:margin-right="0in" fo:text-align="justify" style:justify-single-word="false" fo:text-indent="-0.25in" style:auto-text-indent="false"/>
    </style:style>
    <style:style style:name="P181" style:family="paragraph" style:parent-style-name="Standard" style:list-style-name="WWNum26">
      <style:paragraph-properties fo:margin-left="0.5in" fo:margin-right="0in" fo:text-align="justify" style:justify-single-word="false" fo:text-indent="-0.25in" style:auto-text-indent="false"/>
    </style:style>
    <style:style style:name="P182" style:family="paragraph" style:parent-style-name="Standard" style:list-style-name="WWNum36">
      <style:paragraph-properties fo:margin-left="0.5in" fo:margin-right="0in" fo:text-align="justify" style:justify-single-word="false" fo:text-indent="-0.25in" style:auto-text-indent="false"/>
    </style:style>
    <style:style style:name="P183" style:family="paragraph" style:parent-style-name="Standard" style:list-style-name="WWNum243">
      <style:paragraph-properties fo:margin-left="0.5in" fo:margin-right="0in" fo:text-align="justify" style:justify-single-word="false" fo:text-indent="-0.25in" style:auto-text-indent="false"/>
    </style:style>
    <style:style style:name="P184" style:family="paragraph" style:parent-style-name="Standard" style:list-style-name="WWNum344">
      <style:paragraph-properties fo:margin-left="0.5in" fo:margin-right="0in" fo:text-align="justify" style:justify-single-word="false" fo:text-indent="-0.25in" style:auto-text-indent="false"/>
    </style:style>
    <style:style style:name="P185" style:family="paragraph" style:parent-style-name="Standard" style:list-style-name="WWNum374">
      <style:paragraph-properties fo:margin-left="0.5in" fo:margin-right="0in" fo:text-align="justify" style:justify-single-word="false" fo:text-indent="-0.25in" style:auto-text-indent="false"/>
    </style:style>
    <style:style style:name="P186" style:family="paragraph" style:parent-style-name="Standard" style:list-style-name="WWNum205">
      <style:paragraph-properties fo:margin-left="0.5in" fo:margin-right="0in" fo:text-align="justify" style:justify-single-word="false" fo:text-indent="-0.25in" style:auto-text-indent="false"/>
    </style:style>
    <style:style style:name="P187" style:family="paragraph" style:parent-style-name="Standard" style:list-style-name="WWNum155">
      <style:paragraph-properties fo:margin-left="0.5in" fo:margin-right="0in" fo:text-align="justify" style:justify-single-word="false" fo:text-indent="-0.25in" style:auto-text-indent="false"/>
    </style:style>
    <style:style style:name="P188" style:family="paragraph" style:parent-style-name="Standard" style:list-style-name="WWNum48">
      <style:paragraph-properties fo:margin-left="0.5in" fo:margin-right="0in" fo:text-align="justify" style:justify-single-word="false" fo:text-indent="-0.25in" style:auto-text-indent="false"/>
    </style:style>
    <style:style style:name="P189" style:family="paragraph" style:parent-style-name="Standard" style:list-style-name="WWNum364">
      <style:paragraph-properties fo:margin-left="0.5in" fo:margin-right="0in" fo:text-align="justify" style:justify-single-word="false" fo:text-indent="-0.25in" style:auto-text-indent="false"/>
    </style:style>
    <style:style style:name="P190" style:family="paragraph" style:parent-style-name="Standard" style:list-style-name="WWNum290">
      <style:paragraph-properties fo:margin-left="0.5in" fo:margin-right="0in" fo:text-align="justify" style:justify-single-word="false" fo:text-indent="-0.25in" style:auto-text-indent="false"/>
    </style:style>
    <style:style style:name="P191" style:family="paragraph" style:parent-style-name="Standard" style:list-style-name="WWNum359">
      <style:paragraph-properties fo:margin-left="0.5in" fo:margin-right="0in" fo:text-align="justify" style:justify-single-word="false" fo:text-indent="-0.25in" style:auto-text-indent="false"/>
    </style:style>
    <style:style style:name="P192" style:family="paragraph" style:parent-style-name="Standard" style:list-style-name="WWNum393">
      <style:paragraph-properties fo:margin-left="0.5in" fo:margin-right="0in" fo:text-align="justify" style:justify-single-word="false" fo:text-indent="-0.25in" style:auto-text-indent="false"/>
    </style:style>
    <style:style style:name="P193" style:family="paragraph" style:parent-style-name="Standard" style:list-style-name="WWNum240">
      <style:paragraph-properties fo:margin-left="0.5in" fo:margin-right="0in" fo:text-align="justify" style:justify-single-word="false" fo:text-indent="-0.25in" style:auto-text-indent="false"/>
    </style:style>
    <style:style style:name="P194" style:family="paragraph" style:parent-style-name="Standard" style:list-style-name="WWNum334">
      <style:paragraph-properties fo:margin-left="0.5in" fo:margin-right="0in" fo:text-align="justify" style:justify-single-word="false" fo:text-indent="-0.25in" style:auto-text-indent="false"/>
    </style:style>
    <style:style style:name="P195" style:family="paragraph" style:parent-style-name="Standard" style:list-style-name="WWNum351">
      <style:paragraph-properties fo:margin-left="0.5in" fo:margin-right="0in" fo:text-align="justify" style:justify-single-word="false" fo:text-indent="-0.25in" style:auto-text-indent="false"/>
    </style:style>
    <style:style style:name="P196" style:family="paragraph" style:parent-style-name="Standard" style:list-style-name="WWNum140">
      <style:paragraph-properties fo:margin-left="0.5in" fo:margin-right="0in" fo:text-align="justify" style:justify-single-word="false" fo:text-indent="-0.25in" style:auto-text-indent="false"/>
    </style:style>
    <style:style style:name="P197" style:family="paragraph" style:parent-style-name="Standard" style:list-style-name="WWNum136">
      <style:paragraph-properties fo:margin-left="0.5in" fo:margin-right="0in" fo:text-align="justify" style:justify-single-word="false" fo:text-indent="-0.25in" style:auto-text-indent="false"/>
    </style:style>
    <style:style style:name="P198" style:family="paragraph" style:parent-style-name="Standard" style:list-style-name="WWNum324">
      <style:paragraph-properties fo:margin-left="0.5in" fo:margin-right="0in" fo:text-align="justify" style:justify-single-word="false" fo:text-indent="-0.25in" style:auto-text-indent="false"/>
    </style:style>
    <style:style style:name="P199" style:family="paragraph" style:parent-style-name="Standard" style:list-style-name="WWNum15">
      <style:paragraph-properties fo:margin-left="0.5in" fo:margin-right="0in" fo:text-align="justify" style:justify-single-word="false" fo:text-indent="-0.25in" style:auto-text-indent="false"/>
    </style:style>
    <style:style style:name="P200" style:family="paragraph" style:parent-style-name="Standard" style:list-style-name="WWNum366">
      <style:paragraph-properties fo:margin-left="0.5in" fo:margin-right="0in" fo:text-align="justify" style:justify-single-word="false" fo:text-indent="-0.25in" style:auto-text-indent="false"/>
    </style:style>
    <style:style style:name="P201" style:family="paragraph" style:parent-style-name="Standard" style:list-style-name="WWNum170">
      <style:paragraph-properties fo:margin-left="0.5in" fo:margin-right="0in" fo:text-align="justify" style:justify-single-word="false" fo:text-indent="-0.25in" style:auto-text-indent="false"/>
    </style:style>
    <style:style style:name="P202" style:family="paragraph" style:parent-style-name="Standard" style:list-style-name="WWNum318">
      <style:paragraph-properties fo:margin-left="0.5in" fo:margin-right="0in" fo:text-align="justify" style:justify-single-word="false" fo:text-indent="-0.25in" style:auto-text-indent="false"/>
    </style:style>
    <style:style style:name="P203" style:family="paragraph" style:parent-style-name="Standard" style:list-style-name="WWNum150">
      <style:paragraph-properties fo:margin-left="0.5in" fo:margin-right="0in" fo:text-align="justify" style:justify-single-word="false" fo:text-indent="-0.25in" style:auto-text-indent="false"/>
    </style:style>
    <style:style style:name="P204" style:family="paragraph" style:parent-style-name="Standard" style:list-style-name="WWNum279">
      <style:paragraph-properties fo:margin-left="0.5in" fo:margin-right="0in" fo:text-align="justify" style:justify-single-word="false" fo:text-indent="-0.25in" style:auto-text-indent="false"/>
    </style:style>
    <style:style style:name="P205" style:family="paragraph" style:parent-style-name="Standard" style:list-style-name="WWNum211">
      <style:paragraph-properties fo:margin-left="0.5in" fo:margin-right="0in" fo:text-align="justify" style:justify-single-word="false" fo:text-indent="-0.25in" style:auto-text-indent="false"/>
    </style:style>
    <style:style style:name="P206" style:family="paragraph" style:parent-style-name="Standard" style:list-style-name="WWNum284">
      <style:paragraph-properties fo:margin-left="0.5in" fo:margin-right="0in" fo:text-align="justify" style:justify-single-word="false" fo:text-indent="-0.25in" style:auto-text-indent="false"/>
    </style:style>
    <style:style style:name="P207" style:family="paragraph" style:parent-style-name="Standard" style:list-style-name="WWNum276">
      <style:paragraph-properties fo:margin-left="0.5in" fo:margin-right="0in" fo:text-align="justify" style:justify-single-word="false" fo:text-indent="-0.25in" style:auto-text-indent="false"/>
    </style:style>
    <style:style style:name="P208" style:family="paragraph" style:parent-style-name="Standard" style:list-style-name="WWNum365">
      <style:paragraph-properties fo:margin-left="0.5in" fo:margin-right="0in" fo:text-align="justify" style:justify-single-word="false" fo:text-indent="-0.25in" style:auto-text-indent="false"/>
    </style:style>
    <style:style style:name="P209" style:family="paragraph" style:parent-style-name="Standard" style:list-style-name="WWNum192">
      <style:paragraph-properties fo:margin-left="0.5in" fo:margin-right="0in" fo:text-align="justify" style:justify-single-word="false" fo:text-indent="-0.25in" style:auto-text-indent="false"/>
    </style:style>
    <style:style style:name="P210" style:family="paragraph" style:parent-style-name="Standard" style:list-style-name="WWNum403">
      <style:paragraph-properties fo:margin-left="0.5in" fo:margin-right="0in" fo:text-align="justify" style:justify-single-word="false" fo:text-indent="-0.25in" style:auto-text-indent="false"/>
    </style:style>
    <style:style style:name="P211" style:family="paragraph" style:parent-style-name="Standard" style:list-style-name="WWNum179">
      <style:paragraph-properties fo:margin-left="0.5in" fo:margin-right="0in" fo:text-align="justify" style:justify-single-word="false" fo:text-indent="-0.25in" style:auto-text-indent="false"/>
    </style:style>
    <style:style style:name="P212" style:family="paragraph" style:parent-style-name="Standard" style:list-style-name="WWNum191">
      <style:paragraph-properties fo:margin-left="0.5in" fo:margin-right="0in" fo:text-align="justify" style:justify-single-word="false" fo:text-indent="-0.25in" style:auto-text-indent="false"/>
    </style:style>
    <style:style style:name="P213" style:family="paragraph" style:parent-style-name="Standard" style:list-style-name="WWNum378">
      <style:paragraph-properties fo:margin-left="0.5in" fo:margin-right="0in" fo:text-align="justify" style:justify-single-word="false" fo:text-indent="-0.25in" style:auto-text-indent="false"/>
    </style:style>
    <style:style style:name="P214" style:family="paragraph" style:parent-style-name="Standard" style:list-style-name="WWNum311">
      <style:paragraph-properties fo:margin-left="0.5in" fo:margin-right="0in" fo:text-align="justify" style:justify-single-word="false" fo:text-indent="-0.25in" style:auto-text-indent="false"/>
    </style:style>
    <style:style style:name="P215" style:family="paragraph" style:parent-style-name="Standard" style:list-style-name="WWNum350">
      <style:paragraph-properties fo:margin-left="0.5in" fo:margin-right="0in" fo:text-align="justify" style:justify-single-word="false" fo:text-indent="-0.25in" style:auto-text-indent="false"/>
    </style:style>
    <style:style style:name="P216" style:family="paragraph" style:parent-style-name="Standard" style:list-style-name="WWNum141">
      <style:paragraph-properties fo:margin-left="0.5in" fo:margin-right="0in" fo:text-align="justify" style:justify-single-word="false" fo:text-indent="-0.25in" style:auto-text-indent="false"/>
    </style:style>
    <style:style style:name="P217" style:family="paragraph" style:parent-style-name="Standard" style:list-style-name="WWNum248">
      <style:paragraph-properties fo:margin-left="0.5in" fo:margin-right="0in" fo:text-align="justify" style:justify-single-word="false" fo:text-indent="-0.25in" style:auto-text-indent="false"/>
    </style:style>
    <style:style style:name="P218" style:family="paragraph" style:parent-style-name="Standard" style:list-style-name="WWNum206">
      <style:paragraph-properties fo:margin-left="0.5in" fo:margin-right="0in" fo:text-align="justify" style:justify-single-word="false" fo:text-indent="-0.25in" style:auto-text-indent="false"/>
    </style:style>
    <style:style style:name="P219" style:family="paragraph" style:parent-style-name="Standard" style:list-style-name="WWNum416">
      <style:paragraph-properties fo:margin-left="0.5in" fo:margin-right="0in" fo:text-align="justify" style:justify-single-word="false" fo:text-indent="-0.25in" style:auto-text-indent="false"/>
    </style:style>
    <style:style style:name="P220" style:family="paragraph" style:parent-style-name="Standard" style:list-style-name="WWNum21">
      <style:paragraph-properties fo:margin-left="0.5in" fo:margin-right="0in" fo:text-align="justify" style:justify-single-word="false" fo:text-indent="-0.25in" style:auto-text-indent="false"/>
    </style:style>
    <style:style style:name="P221" style:family="paragraph" style:parent-style-name="Standard" style:list-style-name="WWNum199">
      <style:paragraph-properties fo:margin-left="0.5in" fo:margin-right="0in" fo:text-align="justify" style:justify-single-word="false" fo:text-indent="-0.25in" style:auto-text-indent="false"/>
    </style:style>
    <style:style style:name="P222" style:family="paragraph" style:parent-style-name="Standard" style:list-style-name="WWNum384">
      <style:paragraph-properties fo:margin-left="0.5in" fo:margin-right="0in" fo:text-align="justify" style:justify-single-word="false" fo:text-indent="-0.25in" style:auto-text-indent="false"/>
    </style:style>
    <style:style style:name="P223" style:family="paragraph" style:parent-style-name="Standard" style:list-style-name="WWNum210">
      <style:paragraph-properties fo:margin-left="0.5in" fo:margin-right="0in" fo:text-align="justify" style:justify-single-word="false" fo:text-indent="-0.25in" style:auto-text-indent="false"/>
    </style:style>
    <style:style style:name="P224" style:family="paragraph" style:parent-style-name="Standard" style:list-style-name="WWNum61">
      <style:paragraph-properties fo:margin-left="0.5in" fo:margin-right="0in" fo:text-align="justify" style:justify-single-word="false" fo:text-indent="-0.25in" style:auto-text-indent="false"/>
    </style:style>
    <style:style style:name="P225" style:family="paragraph" style:parent-style-name="Standard" style:list-style-name="WWNum412">
      <style:paragraph-properties fo:margin-left="0.5in" fo:margin-right="0in" fo:text-align="justify" style:justify-single-word="false" fo:text-indent="-0.25in" style:auto-text-indent="false"/>
    </style:style>
    <style:style style:name="P226" style:family="paragraph" style:parent-style-name="Standard" style:list-style-name="WWNum65">
      <style:paragraph-properties fo:margin-left="0.5in" fo:margin-right="0in" fo:text-indent="-0.25in" style:auto-text-indent="false"/>
    </style:style>
    <style:style style:name="P227" style:family="paragraph" style:parent-style-name="Standard" style:list-style-name="WWNum347">
      <style:paragraph-properties fo:margin-left="0.5in" fo:margin-right="0in" fo:text-indent="-0.25in" style:auto-text-indent="false"/>
    </style:style>
    <style:style style:name="P228" style:family="paragraph" style:parent-style-name="Standard" style:list-style-name="WWNum278">
      <style:paragraph-properties fo:margin-left="0.5in" fo:margin-right="0in" fo:text-indent="-0.25in" style:auto-text-indent="false"/>
    </style:style>
    <style:style style:name="P229" style:family="paragraph" style:parent-style-name="Standard" style:list-style-name="WWNum417">
      <style:paragraph-properties fo:margin-left="0.5in" fo:margin-right="0in" fo:text-indent="-0.25in" style:auto-text-indent="false"/>
    </style:style>
    <style:style style:name="P230" style:family="paragraph" style:parent-style-name="Standard" style:list-style-name="WWNum418">
      <style:paragraph-properties fo:margin-left="0.5in" fo:margin-right="0in" fo:text-indent="-0.25in" style:auto-text-indent="false"/>
    </style:style>
    <style:style style:name="P231" style:family="paragraph" style:parent-style-name="Standard" style:list-style-name="WWNum342">
      <style:paragraph-properties fo:margin-left="0.5in" fo:margin-right="0in" fo:text-indent="-0.25in" style:auto-text-indent="false"/>
    </style:style>
    <style:style style:name="P232" style:family="paragraph" style:parent-style-name="Standard" style:list-style-name="WWNum260">
      <style:paragraph-properties fo:margin-left="0.5in" fo:margin-right="0in" fo:text-indent="-0.25in" style:auto-text-indent="false"/>
    </style:style>
    <style:style style:name="P233" style:family="paragraph" style:parent-style-name="Standard" style:list-style-name="WWNum396">
      <style:paragraph-properties fo:margin-left="0.5in" fo:margin-right="0in" fo:text-indent="-0.25in" style:auto-text-indent="false"/>
    </style:style>
    <style:style style:name="P234" style:family="paragraph" style:parent-style-name="Standard" style:list-style-name="WWNum165">
      <style:paragraph-properties fo:margin-left="0.5in" fo:margin-right="0in" fo:text-indent="-0.25in" style:auto-text-indent="false"/>
    </style:style>
    <style:style style:name="P235" style:family="paragraph" style:parent-style-name="Standard" style:list-style-name="WWNum68">
      <style:paragraph-properties fo:margin-left="0.5in" fo:margin-right="0in" fo:text-indent="-0.25in" style:auto-text-indent="false"/>
    </style:style>
    <style:style style:name="P236" style:family="paragraph" style:parent-style-name="Standard" style:list-style-name="WWNum129">
      <style:paragraph-properties fo:margin-left="0.5in" fo:margin-right="0in" fo:text-indent="-0.25in" style:auto-text-indent="false"/>
    </style:style>
    <style:style style:name="P237" style:family="paragraph" style:parent-style-name="Standard" style:list-style-name="WWNum405">
      <style:paragraph-properties fo:margin-left="0.5in" fo:margin-right="0in" fo:text-indent="-0.25in" style:auto-text-indent="false"/>
    </style:style>
    <style:style style:name="P238" style:family="paragraph" style:parent-style-name="Standard" style:list-style-name="WWNum264">
      <style:paragraph-properties fo:margin-left="0.5in" fo:margin-right="0in" fo:text-indent="-0.25in" style:auto-text-indent="false"/>
    </style:style>
    <style:style style:name="P239" style:family="paragraph" style:parent-style-name="Standard" style:list-style-name="WWNum169">
      <style:paragraph-properties fo:margin-left="0.5in" fo:margin-right="0in" fo:text-indent="-0.25in" style:auto-text-indent="false"/>
    </style:style>
    <style:style style:name="P240" style:family="paragraph" style:parent-style-name="Standard" style:list-style-name="WWNum45">
      <style:paragraph-properties fo:margin-left="0.5in" fo:margin-right="0in" fo:text-indent="-0.25in" style:auto-text-indent="false"/>
    </style:style>
    <style:style style:name="P241" style:family="paragraph" style:parent-style-name="Standard" style:list-style-name="WWNum371">
      <style:paragraph-properties fo:margin-left="0.5in" fo:margin-right="0in" fo:text-indent="-0.25in" style:auto-text-indent="false"/>
    </style:style>
    <style:style style:name="P242" style:family="paragraph" style:parent-style-name="Standard" style:list-style-name="WWNum51">
      <style:paragraph-properties fo:margin-left="0.5in" fo:margin-right="0in" fo:text-indent="-0.25in" style:auto-text-indent="false"/>
    </style:style>
    <style:style style:name="P243" style:family="paragraph" style:parent-style-name="Standard" style:list-style-name="WWNum25">
      <style:paragraph-properties fo:margin-left="0.5in" fo:margin-right="0in" fo:text-indent="-0.25in" style:auto-text-indent="false"/>
    </style:style>
    <style:style style:name="P244" style:family="paragraph" style:parent-style-name="Standard" style:list-style-name="WWNum394">
      <style:paragraph-properties fo:margin-left="0.5in" fo:margin-right="0in" fo:text-indent="-0.25in" style:auto-text-indent="false"/>
    </style:style>
    <style:style style:name="P245" style:family="paragraph" style:parent-style-name="Standard" style:list-style-name="WWNum2">
      <style:paragraph-properties fo:margin-left="0.5in" fo:margin-right="0in" fo:text-indent="-0.25in" style:auto-text-indent="false"/>
    </style:style>
    <style:style style:name="P246" style:family="paragraph" style:parent-style-name="Standard" style:list-style-name="WWNum335">
      <style:paragraph-properties fo:margin-left="0.5in" fo:margin-right="0in" fo:text-indent="-0.25in" style:auto-text-indent="false"/>
    </style:style>
    <style:style style:name="P247" style:family="paragraph" style:parent-style-name="Standard" style:list-style-name="WWNum138">
      <style:paragraph-properties fo:margin-left="0.5in" fo:margin-right="0in" fo:text-indent="-0.25in" style:auto-text-indent="false"/>
    </style:style>
    <style:style style:name="P248" style:family="paragraph" style:parent-style-name="Standard" style:list-style-name="WWNum285">
      <style:paragraph-properties fo:margin-left="0.5in" fo:margin-right="0in" fo:text-indent="-0.25in" style:auto-text-indent="false"/>
    </style:style>
    <style:style style:name="P249" style:family="paragraph" style:parent-style-name="Standard" style:list-style-name="WWNum287">
      <style:paragraph-properties fo:margin-left="0.5in" fo:margin-right="0in" fo:text-indent="-0.25in" style:auto-text-indent="false"/>
    </style:style>
    <style:style style:name="P250" style:family="paragraph" style:parent-style-name="Standard" style:list-style-name="WWNum208">
      <style:paragraph-properties fo:margin-left="0.5in" fo:margin-right="0in" fo:text-indent="-0.25in" style:auto-text-indent="false"/>
    </style:style>
    <style:style style:name="P251" style:family="paragraph" style:parent-style-name="Standard" style:list-style-name="WWNum257">
      <style:paragraph-properties fo:margin-left="0.5in" fo:margin-right="0in" fo:text-indent="-0.25in" style:auto-text-indent="false"/>
    </style:style>
    <style:style style:name="P252" style:family="paragraph" style:parent-style-name="Standard" style:list-style-name="WWNum355">
      <style:paragraph-properties fo:margin-left="0.5in" fo:margin-right="0in" fo:text-indent="-0.25in" style:auto-text-indent="false"/>
    </style:style>
    <style:style style:name="P253" style:family="paragraph" style:parent-style-name="Standard" style:list-style-name="WWNum292">
      <style:paragraph-properties fo:margin-left="0.5in" fo:margin-right="0in" fo:text-indent="-0.25in" style:auto-text-indent="false"/>
    </style:style>
    <style:style style:name="P254" style:family="paragraph" style:parent-style-name="Standard" style:list-style-name="WWNum12">
      <style:paragraph-properties fo:margin-left="0.5in" fo:margin-right="0in" fo:text-indent="-0.25in" style:auto-text-indent="false"/>
    </style:style>
    <style:style style:name="P255" style:family="paragraph" style:parent-style-name="Standard" style:list-style-name="WWNum258">
      <style:paragraph-properties fo:margin-left="0.5in" fo:margin-right="0in" fo:text-indent="-0.25in" style:auto-text-indent="false"/>
    </style:style>
    <style:style style:name="P256" style:family="paragraph" style:parent-style-name="Standard" style:list-style-name="WWNum174">
      <style:paragraph-properties fo:margin-left="0.5in" fo:margin-right="0in" fo:text-indent="-0.25in" style:auto-text-indent="false"/>
    </style:style>
    <style:style style:name="P257" style:family="paragraph" style:parent-style-name="Standard" style:list-style-name="WWNum277">
      <style:paragraph-properties fo:margin-left="0.5in" fo:margin-right="0in" fo:text-indent="-0.25in" style:auto-text-indent="false"/>
    </style:style>
    <style:style style:name="P258" style:family="paragraph" style:parent-style-name="Standard" style:list-style-name="WWNum132">
      <style:paragraph-properties fo:margin-left="0.5in" fo:margin-right="0in" fo:text-indent="-0.25in" style:auto-text-indent="false"/>
    </style:style>
    <style:style style:name="P259" style:family="paragraph" style:parent-style-name="Standard" style:list-style-name="WWNum42">
      <style:paragraph-properties fo:margin-left="0.5in" fo:margin-right="0in" fo:text-indent="-0.25in" style:auto-text-indent="false"/>
    </style:style>
    <style:style style:name="P260" style:family="paragraph" style:parent-style-name="Standard" style:list-style-name="WWNum93">
      <style:paragraph-properties fo:margin-left="0.5in" fo:margin-right="0in" fo:text-indent="-0.25in" style:auto-text-indent="false"/>
    </style:style>
    <style:style style:name="P261" style:family="paragraph" style:parent-style-name="Standard" style:list-style-name="WWNum410">
      <style:paragraph-properties fo:margin-left="0.5in" fo:margin-right="0in" fo:text-indent="-0.25in" style:auto-text-indent="false"/>
    </style:style>
    <style:style style:name="P262" style:family="paragraph" style:parent-style-name="Standard" style:list-style-name="WWNum383">
      <style:paragraph-properties fo:margin-left="0.5in" fo:margin-right="0in" fo:text-indent="-0.25in" style:auto-text-indent="false"/>
    </style:style>
    <style:style style:name="P263" style:family="paragraph" style:parent-style-name="Standard" style:list-style-name="WWNum299">
      <style:paragraph-properties fo:margin-left="0.5in" fo:margin-right="0in" fo:text-indent="-0.25in" style:auto-text-indent="false"/>
    </style:style>
    <style:style style:name="P264" style:family="paragraph" style:parent-style-name="Standard" style:list-style-name="WWNum163">
      <style:paragraph-properties fo:margin-left="0.5in" fo:margin-right="0in" fo:text-indent="-0.25in" style:auto-text-indent="false"/>
    </style:style>
    <style:style style:name="P265" style:family="paragraph" style:parent-style-name="Standard" style:list-style-name="WWNum126">
      <style:paragraph-properties fo:margin-left="0.5in" fo:margin-right="0in" fo:text-indent="-0.25in" style:auto-text-indent="false"/>
    </style:style>
    <style:style style:name="P266" style:family="paragraph" style:parent-style-name="Standard" style:list-style-name="WWNum111">
      <style:paragraph-properties fo:margin-left="0.5in" fo:margin-right="0in" fo:text-indent="-0.25in" style:auto-text-indent="false"/>
    </style:style>
    <style:style style:name="P267" style:family="paragraph" style:parent-style-name="Standard" style:list-style-name="WWNum255">
      <style:paragraph-properties fo:margin-left="0.5in" fo:margin-right="0in" fo:text-indent="-0.25in" style:auto-text-indent="false"/>
    </style:style>
    <style:style style:name="P268" style:family="paragraph" style:parent-style-name="Standard" style:list-style-name="WWNum246">
      <style:paragraph-properties fo:margin-left="0.5in" fo:margin-right="0in" fo:text-indent="-0.25in" style:auto-text-indent="false"/>
    </style:style>
    <style:style style:name="P269" style:family="paragraph" style:parent-style-name="Standard" style:list-style-name="WWNum202">
      <style:paragraph-properties fo:margin-left="0.5in" fo:margin-right="0in" fo:text-indent="-0.25in" style:auto-text-indent="false"/>
    </style:style>
    <style:style style:name="P270" style:family="paragraph" style:parent-style-name="Standard" style:list-style-name="WWNum29">
      <style:paragraph-properties fo:margin-left="0.5in" fo:margin-right="0in" fo:text-indent="-0.25in" style:auto-text-indent="false"/>
    </style:style>
    <style:style style:name="P271" style:family="paragraph" style:parent-style-name="Standard" style:list-style-name="WWNum207">
      <style:paragraph-properties fo:margin-left="0.5in" fo:margin-right="0in" fo:text-indent="-0.25in" style:auto-text-indent="false"/>
    </style:style>
    <style:style style:name="P272" style:family="paragraph" style:parent-style-name="Standard" style:list-style-name="WWNum242">
      <style:paragraph-properties fo:margin-left="0.5in" fo:margin-right="0in" fo:text-indent="-0.25in" style:auto-text-indent="false"/>
    </style:style>
    <style:style style:name="P273" style:family="paragraph" style:parent-style-name="Standard" style:list-style-name="WWNum272">
      <style:paragraph-properties fo:margin-left="0.5in" fo:margin-right="0in" fo:text-indent="-0.25in" style:auto-text-indent="false"/>
    </style:style>
    <style:style style:name="P274" style:family="paragraph" style:parent-style-name="Standard" style:list-style-name="WWNum112">
      <style:paragraph-properties fo:margin-left="0.5in" fo:margin-right="0in" fo:text-indent="-0.25in" style:auto-text-indent="false"/>
    </style:style>
    <style:style style:name="P275" style:family="paragraph" style:parent-style-name="Standard" style:list-style-name="WWNum27">
      <style:paragraph-properties fo:margin-left="0.5in" fo:margin-right="0in" fo:text-indent="-0.25in" style:auto-text-indent="false"/>
    </style:style>
    <style:style style:name="P276" style:family="paragraph" style:parent-style-name="Standard" style:list-style-name="WWNum322">
      <style:paragraph-properties fo:margin-left="0.5in" fo:margin-right="0in" fo:text-indent="-0.25in" style:auto-text-indent="false"/>
    </style:style>
    <style:style style:name="P277" style:family="paragraph" style:parent-style-name="Standard" style:list-style-name="WWNum340">
      <style:paragraph-properties fo:margin-left="0.5in" fo:margin-right="0in" fo:text-indent="-0.25in" style:auto-text-indent="false"/>
    </style:style>
    <style:style style:name="P278" style:family="paragraph" style:parent-style-name="Standard" style:list-style-name="WWNum390">
      <style:paragraph-properties fo:margin-left="0.5in" fo:margin-right="0in" fo:text-indent="-0.25in" style:auto-text-indent="false"/>
    </style:style>
    <style:style style:name="P279" style:family="paragraph" style:parent-style-name="Standard" style:list-style-name="WWNum33">
      <style:paragraph-properties fo:margin-left="0.5in" fo:margin-right="0in" fo:text-indent="-0.25in" style:auto-text-indent="false"/>
    </style:style>
    <style:style style:name="P280" style:family="paragraph" style:parent-style-name="Standard" style:list-style-name="WWNum213">
      <style:paragraph-properties fo:margin-left="0.5in" fo:margin-right="0in" fo:text-indent="-0.25in" style:auto-text-indent="false"/>
    </style:style>
    <style:style style:name="P281" style:family="paragraph" style:parent-style-name="Standard" style:list-style-name="WWNum362">
      <style:paragraph-properties fo:margin-left="0.5in" fo:margin-right="0in" fo:text-indent="-0.25in" style:auto-text-indent="false"/>
    </style:style>
    <style:style style:name="P282" style:family="paragraph" style:parent-style-name="Standard" style:list-style-name="WWNum67">
      <style:paragraph-properties fo:margin-left="0.5in" fo:margin-right="0in" fo:text-indent="-0.25in" style:auto-text-indent="false"/>
    </style:style>
    <style:style style:name="P283" style:family="paragraph" style:parent-style-name="Standard" style:list-style-name="WWNum268">
      <style:paragraph-properties fo:margin-left="0.5in" fo:margin-right="0in" fo:text-indent="-0.25in" style:auto-text-indent="false"/>
    </style:style>
    <style:style style:name="P284" style:family="paragraph" style:parent-style-name="Standard" style:list-style-name="WWNum381">
      <style:paragraph-properties fo:margin-left="0.5in" fo:margin-right="0in" fo:text-indent="-0.25in" style:auto-text-indent="false"/>
    </style:style>
    <style:style style:name="P285" style:family="paragraph" style:parent-style-name="Standard" style:list-style-name="WWNum309">
      <style:paragraph-properties fo:margin-left="0.5in" fo:margin-right="0in" fo:text-indent="-0.25in" style:auto-text-indent="false"/>
    </style:style>
    <style:style style:name="P286" style:family="paragraph" style:parent-style-name="Standard" style:list-style-name="WWNum332">
      <style:paragraph-properties fo:margin-left="0.5in" fo:margin-right="0in" fo:text-indent="-0.25in" style:auto-text-indent="false"/>
    </style:style>
    <style:style style:name="P287" style:family="paragraph" style:parent-style-name="Standard" style:list-style-name="WWNum331">
      <style:paragraph-properties fo:margin-left="0.5in" fo:margin-right="0in" fo:text-indent="-0.25in" style:auto-text-indent="false"/>
    </style:style>
    <style:style style:name="P288" style:family="paragraph" style:parent-style-name="Standard" style:list-style-name="WWNum219">
      <style:paragraph-properties fo:margin-left="0.5in" fo:margin-right="0in" fo:text-indent="-0.25in" style:auto-text-indent="false"/>
    </style:style>
    <style:style style:name="P289" style:family="paragraph" style:parent-style-name="Standard" style:list-style-name="WWNum291">
      <style:paragraph-properties fo:margin-left="0.5in" fo:margin-right="0in" fo:text-indent="-0.25in" style:auto-text-indent="false"/>
    </style:style>
    <style:style style:name="P290" style:family="paragraph" style:parent-style-name="Standard" style:list-style-name="WWNum69">
      <style:paragraph-properties fo:margin-left="0.5in" fo:margin-right="0in" fo:text-indent="-0.25in" style:auto-text-indent="false"/>
    </style:style>
    <style:style style:name="P291" style:family="paragraph" style:parent-style-name="Standard" style:list-style-name="WWNum7">
      <style:paragraph-properties fo:margin-left="0.5in" fo:margin-right="0in" fo:text-indent="-0.25in" style:auto-text-indent="false"/>
    </style:style>
    <style:style style:name="P292" style:family="paragraph" style:parent-style-name="Standard" style:list-style-name="WWNum139">
      <style:paragraph-properties fo:margin-left="0.5in" fo:margin-right="0in" fo:text-indent="-0.25in" style:auto-text-indent="false"/>
    </style:style>
    <style:style style:name="P293" style:family="paragraph" style:parent-style-name="Standard" style:list-style-name="WWNum282">
      <style:paragraph-properties fo:margin-left="0.5in" fo:margin-right="0in" fo:text-indent="-0.25in" style:auto-text-indent="false"/>
    </style:style>
    <style:style style:name="P294" style:family="paragraph" style:parent-style-name="Standard" style:list-style-name="WWNum127">
      <style:paragraph-properties fo:margin-left="0.5in" fo:margin-right="0in" fo:text-indent="-0.25in" style:auto-text-indent="false"/>
    </style:style>
    <style:style style:name="P295" style:family="paragraph" style:parent-style-name="Standard" style:list-style-name="WWNum415">
      <style:paragraph-properties fo:margin-left="0.5in" fo:margin-right="0in" fo:text-indent="-0.25in" style:auto-text-indent="false"/>
    </style:style>
    <style:style style:name="P296" style:family="paragraph" style:parent-style-name="Standard" style:list-style-name="WWNum85">
      <style:paragraph-properties fo:margin-left="0.5in" fo:margin-right="0in" fo:text-indent="-0.25in" style:auto-text-indent="false"/>
    </style:style>
    <style:style style:name="P297" style:family="paragraph" style:parent-style-name="Standard" style:list-style-name="WWNum392">
      <style:paragraph-properties fo:margin-left="0.5in" fo:margin-right="0in" fo:text-indent="-0.25in" style:auto-text-indent="false"/>
    </style:style>
    <style:style style:name="P298" style:family="paragraph" style:parent-style-name="Standard" style:list-style-name="WWNum160">
      <style:paragraph-properties fo:margin-left="0.5in" fo:margin-right="0in" fo:text-indent="-0.25in" style:auto-text-indent="false"/>
    </style:style>
    <style:style style:name="P299" style:family="paragraph" style:parent-style-name="Standard" style:list-style-name="WWNum197">
      <style:paragraph-properties fo:margin-left="0.5in" fo:margin-right="0in" fo:text-indent="-0.25in" style:auto-text-indent="false"/>
    </style:style>
    <style:style style:name="P300" style:family="paragraph" style:parent-style-name="Standard" style:list-style-name="WWNum411">
      <style:paragraph-properties fo:margin-left="0.5in" fo:margin-right="0in" fo:text-indent="-0.25in" style:auto-text-indent="false"/>
    </style:style>
    <style:style style:name="P301" style:family="paragraph" style:parent-style-name="Standard" style:list-style-name="WWNum245">
      <style:paragraph-properties fo:margin-left="0.5in" fo:margin-right="0in" fo:text-indent="-0.25in" style:auto-text-indent="false"/>
    </style:style>
    <style:style style:name="P302" style:family="paragraph" style:parent-style-name="Standard" style:list-style-name="WWNum339">
      <style:paragraph-properties fo:margin-left="0.5in" fo:margin-right="0in" fo:text-indent="-0.25in" style:auto-text-indent="false"/>
    </style:style>
    <style:style style:name="P303" style:family="paragraph" style:parent-style-name="Standard" style:list-style-name="WWNum178">
      <style:paragraph-properties fo:margin-left="0.5in" fo:margin-right="0in" fo:text-indent="-0.25in" style:auto-text-indent="false"/>
    </style:style>
    <style:style style:name="P304" style:family="paragraph" style:parent-style-name="Standard" style:list-style-name="WWNum47">
      <style:paragraph-properties fo:margin-left="0.5in" fo:margin-right="0in" fo:text-indent="-0.25in" style:auto-text-indent="false"/>
    </style:style>
    <style:style style:name="P305" style:family="paragraph" style:parent-style-name="Standard" style:list-style-name="WWNum154">
      <style:paragraph-properties fo:margin-left="0.5in" fo:margin-right="0in" fo:text-indent="-0.25in" style:auto-text-indent="false"/>
    </style:style>
    <style:style style:name="P306" style:family="paragraph" style:parent-style-name="Standard" style:list-style-name="WWNum167">
      <style:paragraph-properties fo:margin-left="0.5in" fo:margin-right="0in" fo:text-indent="-0.25in" style:auto-text-indent="false"/>
    </style:style>
    <style:style style:name="P307" style:family="paragraph" style:parent-style-name="Standard" style:list-style-name="WWNum239">
      <style:paragraph-properties fo:margin-left="0.5in" fo:margin-right="0in" fo:text-indent="-0.25in" style:auto-text-indent="false"/>
    </style:style>
    <style:style style:name="P308" style:family="paragraph" style:parent-style-name="Standard" style:list-style-name="WWNum57">
      <style:paragraph-properties fo:margin-left="0.5in" fo:margin-right="0in" fo:text-indent="-0.25in" style:auto-text-indent="false"/>
    </style:style>
    <style:style style:name="P309" style:family="paragraph" style:parent-style-name="Standard" style:list-style-name="WWNum413">
      <style:paragraph-properties fo:margin-left="0.5in" fo:margin-right="0in" fo:text-indent="-0.25in" style:auto-text-indent="false"/>
    </style:style>
    <style:style style:name="P310" style:family="paragraph" style:parent-style-name="Standard" style:list-style-name="WWNum241">
      <style:paragraph-properties fo:margin-left="0.5in" fo:margin-right="0in" fo:text-indent="-0.25in" style:auto-text-indent="false"/>
    </style:style>
    <style:style style:name="P311" style:family="paragraph" style:parent-style-name="Standard" style:list-style-name="WWNum177">
      <style:paragraph-properties fo:margin-left="0.5in" fo:margin-right="0in" fo:text-indent="-0.25in" style:auto-text-indent="false"/>
    </style:style>
    <style:style style:name="P312" style:family="paragraph" style:parent-style-name="Standard" style:list-style-name="WWNum398">
      <style:paragraph-properties fo:margin-left="0.5in" fo:margin-right="0in" fo:text-indent="-0.25in" style:auto-text-indent="false"/>
    </style:style>
    <style:style style:name="P313" style:family="paragraph" style:parent-style-name="Standard" style:list-style-name="WWNum144">
      <style:paragraph-properties fo:margin-left="0.5in" fo:margin-right="0in" fo:text-indent="-0.25in" style:auto-text-indent="false"/>
    </style:style>
    <style:style style:name="P314" style:family="paragraph" style:parent-style-name="Standard" style:list-style-name="WWNum217">
      <style:paragraph-properties fo:margin-left="0.5in" fo:margin-right="0in" fo:text-indent="-0.25in" style:auto-text-indent="false"/>
    </style:style>
    <style:style style:name="P315" style:family="paragraph" style:parent-style-name="Standard" style:list-style-name="WWNum133">
      <style:paragraph-properties fo:margin-left="0.5in" fo:margin-right="0in" fo:text-indent="-0.25in" style:auto-text-indent="false"/>
    </style:style>
    <style:style style:name="P316" style:family="paragraph" style:parent-style-name="Standard" style:list-style-name="WWNum148">
      <style:paragraph-properties fo:margin-left="0.5in" fo:margin-right="0in" fo:text-indent="-0.25in" style:auto-text-indent="false"/>
    </style:style>
    <style:style style:name="P317" style:family="paragraph" style:parent-style-name="Standard" style:list-style-name="WWNum252">
      <style:paragraph-properties fo:margin-left="0.5in" fo:margin-right="0in" fo:text-indent="-0.25in" style:auto-text-indent="false"/>
    </style:style>
    <style:style style:name="P318" style:family="paragraph" style:parent-style-name="Standard" style:list-style-name="WWNum368">
      <style:paragraph-properties fo:margin-left="0.5in" fo:margin-right="0in" fo:text-indent="-0.25in" style:auto-text-indent="false"/>
    </style:style>
    <style:style style:name="P319" style:family="paragraph" style:parent-style-name="Standard" style:list-style-name="WWNum119">
      <style:paragraph-properties fo:margin-left="0.5in" fo:margin-right="0in" fo:text-indent="-0.25in" style:auto-text-indent="false"/>
    </style:style>
    <style:style style:name="P320" style:family="paragraph" style:parent-style-name="Standard" style:list-style-name="WWNum109">
      <style:paragraph-properties fo:margin-left="0.5in" fo:margin-right="0in" fo:text-indent="-0.25in" style:auto-text-indent="false"/>
    </style:style>
    <style:style style:name="P321" style:family="paragraph" style:parent-style-name="Standard" style:list-style-name="WWNum105">
      <style:paragraph-properties fo:margin-left="0.5in" fo:margin-right="0in" fo:text-indent="-0.25in" style:auto-text-indent="false"/>
    </style:style>
    <style:style style:name="P322" style:family="paragraph" style:parent-style-name="Standard" style:list-style-name="WWNum330">
      <style:paragraph-properties fo:margin-left="0.5in" fo:margin-right="0in" fo:text-indent="-0.25in" style:auto-text-indent="false"/>
    </style:style>
    <style:style style:name="P323" style:family="paragraph" style:parent-style-name="Standard" style:list-style-name="WWNum159">
      <style:paragraph-properties fo:margin-left="0.5in" fo:margin-right="0in" fo:text-indent="-0.25in" style:auto-text-indent="false"/>
    </style:style>
    <style:style style:name="P324" style:family="paragraph" style:parent-style-name="Standard" style:list-style-name="WWNum89">
      <style:paragraph-properties fo:margin-left="0.5in" fo:margin-right="0in" fo:text-indent="-0.25in" style:auto-text-indent="false"/>
    </style:style>
    <style:style style:name="P325" style:family="paragraph" style:parent-style-name="Standard" style:list-style-name="WWNum87">
      <style:paragraph-properties fo:margin-left="0.5in" fo:margin-right="0in" fo:text-indent="-0.25in" style:auto-text-indent="false"/>
    </style:style>
    <style:style style:name="P326" style:family="paragraph" style:parent-style-name="Standard" style:list-style-name="WWNum98">
      <style:paragraph-properties fo:margin-left="0.5in" fo:margin-right="0in" fo:text-indent="-0.25in" style:auto-text-indent="false"/>
    </style:style>
    <style:style style:name="P327" style:family="paragraph" style:parent-style-name="Standard" style:list-style-name="WWNum149">
      <style:paragraph-properties fo:margin-left="0.5in" fo:margin-right="0in" fo:text-indent="-0.25in" style:auto-text-indent="false"/>
    </style:style>
    <style:style style:name="P328" style:family="paragraph" style:parent-style-name="Standard" style:list-style-name="WWNum233">
      <style:paragraph-properties fo:margin-left="0.5in" fo:margin-right="0in" fo:text-indent="-0.25in" style:auto-text-indent="false"/>
    </style:style>
    <style:style style:name="P329" style:family="paragraph" style:parent-style-name="Standard" style:list-style-name="WWNum186">
      <style:paragraph-properties fo:margin-left="0.5in" fo:margin-right="0in" fo:text-indent="-0.25in" style:auto-text-indent="false"/>
    </style:style>
    <style:style style:name="P330" style:family="paragraph" style:parent-style-name="Standard" style:list-style-name="WWNum281">
      <style:paragraph-properties fo:margin-left="0.5in" fo:margin-right="0in" fo:text-indent="-0.25in" style:auto-text-indent="false"/>
    </style:style>
    <style:style style:name="P331" style:family="paragraph" style:parent-style-name="Standard" style:list-style-name="WWNum261">
      <style:paragraph-properties fo:margin-left="0.5in" fo:margin-right="0in" fo:text-indent="-0.25in" style:auto-text-indent="false"/>
    </style:style>
    <style:style style:name="P332" style:family="paragraph" style:parent-style-name="Standard" style:list-style-name="WWNum60">
      <style:paragraph-properties fo:margin-left="0.5in" fo:margin-right="0in" fo:text-indent="-0.25in" style:auto-text-indent="false"/>
    </style:style>
    <style:style style:name="P333" style:family="paragraph" style:parent-style-name="Standard" style:list-style-name="WWNum234">
      <style:paragraph-properties fo:margin-left="0.5in" fo:margin-right="0in" fo:text-indent="-0.25in" style:auto-text-indent="false"/>
    </style:style>
    <style:style style:name="P334" style:family="paragraph" style:parent-style-name="Standard" style:list-style-name="WWNum230">
      <style:paragraph-properties fo:margin-left="0.5in" fo:margin-right="0in" fo:text-indent="-0.25in" style:auto-text-indent="false"/>
    </style:style>
    <style:style style:name="P335" style:family="paragraph" style:parent-style-name="Standard" style:list-style-name="WWNum58">
      <style:paragraph-properties fo:margin-left="0.5in" fo:margin-right="0in" fo:text-indent="-0.25in" style:auto-text-indent="false"/>
    </style:style>
    <style:style style:name="P336" style:family="paragraph" style:parent-style-name="Standard" style:list-style-name="WWNum263">
      <style:paragraph-properties fo:margin-left="0.5in" fo:margin-right="0in" fo:text-indent="-0.25in" style:auto-text-indent="false"/>
    </style:style>
    <style:style style:name="P337" style:family="paragraph" style:parent-style-name="Standard" style:list-style-name="WWNum8">
      <style:paragraph-properties fo:margin-left="0.5in" fo:margin-right="0in" fo:text-indent="-0.25in" style:auto-text-indent="false"/>
    </style:style>
    <style:style style:name="P338" style:family="paragraph" style:parent-style-name="Standard" style:list-style-name="WWNum225">
      <style:paragraph-properties fo:margin-left="0.5in" fo:margin-right="0in" fo:text-indent="-0.25in" style:auto-text-indent="false"/>
    </style:style>
    <style:style style:name="P339" style:family="paragraph" style:parent-style-name="Standard" style:list-style-name="WWNum55">
      <style:paragraph-properties fo:margin-left="0.5in" fo:margin-right="0in" fo:text-indent="-0.25in" style:auto-text-indent="false"/>
    </style:style>
    <style:style style:name="P340" style:family="paragraph" style:parent-style-name="Standard" style:list-style-name="WWNum409">
      <style:paragraph-properties fo:margin-left="0.5in" fo:margin-right="0in" fo:text-indent="-0.25in" style:auto-text-indent="false"/>
    </style:style>
    <style:style style:name="P341" style:family="paragraph" style:parent-style-name="Standard" style:list-style-name="WWNum117">
      <style:paragraph-properties fo:margin-left="0.5in" fo:margin-right="0in" fo:text-indent="-0.25in" style:auto-text-indent="false"/>
    </style:style>
    <style:style style:name="P342" style:family="paragraph" style:parent-style-name="Standard" style:list-style-name="WWNum13">
      <style:paragraph-properties fo:margin-left="0.5in" fo:margin-right="0in" fo:text-indent="-0.25in" style:auto-text-indent="false"/>
    </style:style>
    <style:style style:name="P343" style:family="paragraph" style:parent-style-name="Standard" style:list-style-name="WWNum73">
      <style:paragraph-properties fo:margin-left="0.5in" fo:margin-right="0in" fo:text-indent="-0.25in" style:auto-text-indent="false"/>
    </style:style>
    <style:style style:name="P344" style:family="paragraph" style:parent-style-name="Standard" style:list-style-name="WWNum333">
      <style:paragraph-properties fo:margin-left="0.5in" fo:margin-right="0in" fo:text-indent="-0.25in" style:auto-text-indent="false"/>
    </style:style>
    <style:style style:name="P345" style:family="paragraph" style:parent-style-name="Standard" style:list-style-name="WWNum293">
      <style:paragraph-properties fo:margin-left="0.5in" fo:margin-right="0in" fo:text-indent="-0.25in" style:auto-text-indent="false"/>
    </style:style>
    <style:style style:name="P346" style:family="paragraph" style:parent-style-name="Standard" style:list-style-name="WWNum387">
      <style:paragraph-properties fo:margin-left="0.5in" fo:margin-right="0in" fo:text-indent="-0.25in" style:auto-text-indent="false"/>
    </style:style>
    <style:style style:name="P347" style:family="paragraph" style:parent-style-name="Standard" style:list-style-name="WWNum106">
      <style:paragraph-properties fo:margin-left="0.5in" fo:margin-right="0in" fo:text-indent="-0.25in" style:auto-text-indent="false"/>
    </style:style>
    <style:style style:name="P348" style:family="paragraph" style:parent-style-name="Standard" style:list-style-name="WWNum10">
      <style:paragraph-properties fo:margin-left="0.5in" fo:margin-right="0in" fo:text-indent="-0.25in" style:auto-text-indent="false"/>
    </style:style>
    <style:style style:name="P349" style:family="paragraph" style:parent-style-name="Standard" style:list-style-name="WWNum122">
      <style:paragraph-properties fo:margin-left="0.5in" fo:margin-right="0in" fo:text-indent="-0.25in" style:auto-text-indent="false"/>
    </style:style>
    <style:style style:name="P350" style:family="paragraph" style:parent-style-name="Standard" style:list-style-name="WWNum151">
      <style:paragraph-properties fo:margin-left="0.5in" fo:margin-right="0in" fo:text-indent="-0.25in" style:auto-text-indent="false"/>
    </style:style>
    <style:style style:name="P351" style:family="paragraph" style:parent-style-name="Standard" style:list-style-name="WWNum380">
      <style:paragraph-properties fo:margin-left="0.5in" fo:margin-right="0in" fo:text-indent="-0.25in" style:auto-text-indent="false"/>
    </style:style>
    <style:style style:name="P352" style:family="paragraph" style:parent-style-name="Standard" style:list-style-name="WWNum273">
      <style:paragraph-properties fo:margin-left="0.5in" fo:margin-right="0in" fo:text-indent="-0.25in" style:auto-text-indent="false"/>
    </style:style>
    <style:style style:name="P353" style:family="paragraph" style:parent-style-name="Standard" style:list-style-name="WWNum189">
      <style:paragraph-properties fo:margin-left="0.5in" fo:margin-right="0in" fo:text-indent="-0.25in" style:auto-text-indent="false"/>
    </style:style>
    <style:style style:name="P354" style:family="paragraph" style:parent-style-name="Standard" style:list-style-name="WWNum216">
      <style:paragraph-properties fo:margin-left="0.5in" fo:margin-right="0in" fo:text-indent="-0.25in" style:auto-text-indent="false"/>
    </style:style>
    <style:style style:name="P355" style:family="paragraph" style:parent-style-name="Standard" style:list-style-name="WWNum18">
      <style:paragraph-properties fo:margin-left="0.5in" fo:margin-right="0in" fo:text-indent="-0.25in" style:auto-text-indent="false"/>
    </style:style>
    <style:style style:name="P356" style:family="paragraph" style:parent-style-name="Standard" style:list-style-name="WWNum357">
      <style:paragraph-properties fo:margin-left="0.5in" fo:margin-right="0in" fo:text-indent="-0.25in" style:auto-text-indent="false"/>
    </style:style>
    <style:style style:name="P357" style:family="paragraph" style:parent-style-name="Standard" style:list-style-name="WWNum367">
      <style:paragraph-properties fo:margin-left="0.5in" fo:margin-right="0in" fo:text-indent="-0.25in" style:auto-text-indent="false"/>
    </style:style>
    <style:style style:name="P358" style:family="paragraph" style:parent-style-name="Standard" style:list-style-name="WWNum115">
      <style:paragraph-properties fo:margin-left="0.5in" fo:margin-right="0in" fo:text-indent="-0.25in" style:auto-text-indent="false"/>
    </style:style>
    <style:style style:name="P359" style:family="paragraph" style:parent-style-name="Standard" style:list-style-name="WWNum369">
      <style:paragraph-properties fo:margin-left="0.5in" fo:margin-right="0in" fo:text-indent="-0.25in" style:auto-text-indent="false"/>
    </style:style>
    <style:style style:name="P360" style:family="paragraph" style:parent-style-name="Standard" style:list-style-name="WWNum187">
      <style:paragraph-properties fo:margin-left="0.5in" fo:margin-right="0in" fo:text-indent="-0.25in" style:auto-text-indent="false"/>
    </style:style>
    <style:style style:name="P361" style:family="paragraph" style:parent-style-name="Standard" style:list-style-name="WWNum337">
      <style:paragraph-properties fo:margin-left="0.5in" fo:margin-right="0in" fo:text-indent="-0.25in" style:auto-text-indent="false"/>
    </style:style>
    <style:style style:name="P362" style:family="paragraph" style:parent-style-name="Standard" style:list-style-name="WWNum402">
      <style:paragraph-properties fo:margin-left="0.5in" fo:margin-right="0in" fo:text-indent="-0.25in" style:auto-text-indent="false"/>
    </style:style>
    <style:style style:name="P363" style:family="paragraph" style:parent-style-name="Standard" style:list-style-name="WWNum212">
      <style:paragraph-properties fo:margin-left="0.5in" fo:margin-right="0in" fo:text-indent="-0.25in" style:auto-text-indent="false"/>
    </style:style>
    <style:style style:name="P364" style:family="paragraph" style:parent-style-name="Standard" style:list-style-name="WWNum135">
      <style:paragraph-properties fo:margin-left="0.5in" fo:margin-right="0in" fo:text-indent="-0.25in" style:auto-text-indent="false"/>
    </style:style>
    <style:style style:name="P365" style:family="paragraph" style:parent-style-name="Standard" style:list-style-name="WWNum379">
      <style:paragraph-properties fo:margin-left="0.5in" fo:margin-right="0in" fo:text-indent="-0.25in" style:auto-text-indent="false"/>
    </style:style>
    <style:style style:name="P366" style:family="paragraph" style:parent-style-name="Standard" style:list-style-name="WWNum295">
      <style:paragraph-properties fo:margin-left="0.5in" fo:margin-right="0in" fo:text-indent="-0.25in" style:auto-text-indent="false"/>
    </style:style>
    <style:style style:name="P367" style:family="paragraph" style:parent-style-name="Standard" style:list-style-name="WWNum116">
      <style:paragraph-properties fo:margin-left="0.5in" fo:margin-right="0in" fo:text-indent="-0.25in" style:auto-text-indent="false"/>
    </style:style>
    <style:style style:name="P368" style:family="paragraph" style:parent-style-name="Standard" style:list-style-name="WWNum4">
      <style:paragraph-properties fo:margin-left="0.5in" fo:margin-right="0in" fo:text-indent="-0.25in" style:auto-text-indent="false"/>
    </style:style>
    <style:style style:name="P369" style:family="paragraph" style:parent-style-name="Standard" style:list-style-name="WWNum218">
      <style:paragraph-properties fo:margin-left="0.5in" fo:margin-right="0in" fo:text-indent="-0.25in" style:auto-text-indent="false"/>
    </style:style>
    <style:style style:name="P370" style:family="paragraph" style:parent-style-name="Standard" style:list-style-name="WWNum90">
      <style:paragraph-properties fo:margin-left="0.5in" fo:margin-right="0in" fo:text-indent="-0.25in" style:auto-text-indent="false"/>
    </style:style>
    <style:style style:name="P371" style:family="paragraph" style:parent-style-name="Standard" style:list-style-name="WWNum200">
      <style:paragraph-properties fo:margin-left="0.5in" fo:margin-right="0in" fo:text-indent="-0.25in" style:auto-text-indent="false"/>
    </style:style>
    <style:style style:name="P372" style:family="paragraph" style:parent-style-name="Standard" style:list-style-name="WWNum354">
      <style:paragraph-properties fo:margin-left="0.5in" fo:margin-right="0in" fo:text-indent="-0.25in" style:auto-text-indent="false"/>
    </style:style>
    <style:style style:name="P373" style:family="paragraph" style:parent-style-name="Standard" style:list-style-name="WWNum72">
      <style:paragraph-properties fo:margin-left="0.5in" fo:margin-right="0in" fo:text-indent="-0.25in" style:auto-text-indent="false"/>
    </style:style>
    <style:style style:name="P374" style:family="paragraph" style:parent-style-name="Standard" style:list-style-name="WWNum142">
      <style:paragraph-properties fo:margin-left="0.5in" fo:margin-right="0in" fo:text-indent="-0.25in" style:auto-text-indent="false"/>
    </style:style>
    <style:style style:name="P375" style:family="paragraph" style:parent-style-name="Standard" style:list-style-name="WWNum229">
      <style:paragraph-properties fo:margin-left="0.5in" fo:margin-right="0in" fo:text-indent="-0.25in" style:auto-text-indent="false"/>
    </style:style>
    <style:style style:name="P376" style:family="paragraph" style:parent-style-name="Standard" style:list-style-name="WWNum304">
      <style:paragraph-properties fo:margin-left="0.5in" fo:margin-right="0in" fo:text-indent="-0.25in" style:auto-text-indent="false"/>
    </style:style>
    <style:style style:name="P377" style:family="paragraph" style:parent-style-name="Standard" style:list-style-name="WWNum289">
      <style:paragraph-properties fo:margin-left="0.5in" fo:margin-right="0in" fo:text-indent="-0.25in" style:auto-text-indent="false"/>
    </style:style>
    <style:style style:name="P378" style:family="paragraph" style:parent-style-name="Standard" style:list-style-name="WWNum308">
      <style:paragraph-properties fo:margin-left="0.5in" fo:margin-right="0in" fo:text-indent="-0.25in" style:auto-text-indent="false"/>
    </style:style>
    <style:style style:name="P379" style:family="paragraph" style:parent-style-name="Standard" style:list-style-name="WWNum11">
      <style:paragraph-properties fo:margin-left="0.5in" fo:margin-right="0in" fo:text-indent="-0.25in" style:auto-text-indent="false"/>
    </style:style>
    <style:style style:name="P380" style:family="paragraph" style:parent-style-name="Standard" style:list-style-name="WWNum201">
      <style:paragraph-properties fo:margin-left="0.5in" fo:margin-right="0in" fo:text-indent="-0.25in" style:auto-text-indent="false"/>
    </style:style>
    <style:style style:name="P381" style:family="paragraph" style:parent-style-name="Standard" style:list-style-name="WWNum107">
      <style:paragraph-properties fo:margin-left="0.5in" fo:margin-right="0in" fo:text-indent="-0.25in" style:auto-text-indent="false"/>
    </style:style>
    <style:style style:name="P382" style:family="paragraph" style:parent-style-name="Standard" style:list-style-name="WWNum406">
      <style:paragraph-properties fo:margin-left="0.5in" fo:margin-right="0in" fo:text-indent="-0.25in" style:auto-text-indent="false"/>
    </style:style>
    <style:style style:name="P383" style:family="paragraph" style:parent-style-name="Standard" style:list-style-name="WWNum50">
      <style:paragraph-properties fo:margin-left="0.5in" fo:margin-right="0in" fo:text-indent="-0.25in" style:auto-text-indent="false"/>
    </style:style>
    <style:style style:name="P384" style:family="paragraph" style:parent-style-name="Standard" style:list-style-name="WWNum71">
      <style:paragraph-properties fo:margin-left="0.5in" fo:margin-right="0in" fo:text-indent="-0.25in" style:auto-text-indent="false"/>
    </style:style>
    <style:style style:name="P385" style:family="paragraph" style:parent-style-name="Standard" style:list-style-name="WWNum77">
      <style:paragraph-properties fo:margin-left="0.5in" fo:margin-right="0in" fo:text-indent="-0.25in" style:auto-text-indent="false"/>
    </style:style>
    <style:style style:name="P386" style:family="paragraph" style:parent-style-name="Standard" style:list-style-name="WWNum231">
      <style:paragraph-properties fo:margin-left="0.5in" fo:margin-right="0in" fo:text-indent="-0.25in" style:auto-text-indent="false"/>
    </style:style>
    <style:style style:name="P387" style:family="paragraph" style:parent-style-name="Standard" style:list-style-name="WWNum404">
      <style:paragraph-properties fo:margin-left="0.5in" fo:margin-right="0in" fo:text-indent="-0.25in" style:auto-text-indent="false"/>
    </style:style>
    <style:style style:name="P388" style:family="paragraph" style:parent-style-name="Standard" style:list-style-name="WWNum74">
      <style:paragraph-properties fo:margin-left="0.5in" fo:margin-right="0in" fo:text-indent="-0.25in" style:auto-text-indent="false"/>
    </style:style>
    <style:style style:name="P389" style:family="paragraph" style:parent-style-name="Standard" style:list-style-name="WWNum274">
      <style:paragraph-properties fo:margin-left="0.5in" fo:margin-right="0in" fo:text-indent="-0.25in" style:auto-text-indent="false"/>
    </style:style>
    <style:style style:name="P390" style:family="paragraph" style:parent-style-name="Standard" style:list-style-name="WWNum382">
      <style:paragraph-properties fo:margin-left="0.5in" fo:margin-right="0in" fo:text-indent="-0.25in" style:auto-text-indent="false"/>
    </style:style>
    <style:style style:name="P391" style:family="paragraph" style:parent-style-name="Standard" style:list-style-name="WWNum345">
      <style:paragraph-properties fo:margin-left="0.5in" fo:margin-right="0in" fo:text-indent="-0.25in" style:auto-text-indent="false"/>
    </style:style>
    <style:style style:name="P392" style:family="paragraph" style:parent-style-name="Standard" style:list-style-name="WWNum94">
      <style:paragraph-properties fo:margin-left="0.5in" fo:margin-right="0in" fo:text-indent="-0.25in" style:auto-text-indent="false"/>
    </style:style>
    <style:style style:name="P393" style:family="paragraph" style:parent-style-name="Standard" style:list-style-name="WWNum193">
      <style:paragraph-properties fo:margin-left="0.5in" fo:margin-right="0in" fo:text-indent="-0.25in" style:auto-text-indent="false"/>
    </style:style>
    <style:style style:name="P394" style:family="paragraph" style:parent-style-name="Standard" style:list-style-name="WWNum314">
      <style:paragraph-properties fo:margin-left="0.5in" fo:margin-right="0in" fo:text-indent="-0.25in" style:auto-text-indent="false"/>
    </style:style>
    <style:style style:name="P395" style:family="paragraph" style:parent-style-name="Standard" style:list-style-name="WWNum288">
      <style:paragraph-properties fo:margin-left="0.5in" fo:margin-right="0in" fo:text-indent="-0.25in" style:auto-text-indent="false"/>
    </style:style>
    <style:style style:name="P396" style:family="paragraph" style:parent-style-name="Standard" style:list-style-name="WWNum86">
      <style:paragraph-properties fo:margin-left="0.5in" fo:margin-right="0in" fo:text-indent="-0.25in" style:auto-text-indent="false"/>
    </style:style>
    <style:style style:name="P397" style:family="paragraph" style:parent-style-name="Standard" style:list-style-name="WWNum302">
      <style:paragraph-properties fo:margin-left="0.5in" fo:margin-right="0in" fo:text-indent="-0.25in" style:auto-text-indent="false"/>
    </style:style>
    <style:style style:name="P398" style:family="paragraph" style:parent-style-name="Standard" style:list-style-name="WWNum312">
      <style:paragraph-properties fo:margin-left="0.5in" fo:margin-right="0in" fo:text-indent="-0.25in" style:auto-text-indent="false"/>
    </style:style>
    <style:style style:name="P399" style:family="paragraph" style:parent-style-name="Standard" style:list-style-name="WWNum196">
      <style:paragraph-properties fo:margin-left="0.5in" fo:margin-right="0in" fo:text-indent="-0.25in" style:auto-text-indent="false"/>
    </style:style>
    <style:style style:name="P400" style:family="paragraph" style:parent-style-name="Standard" style:list-style-name="WWNum232">
      <style:paragraph-properties fo:margin-left="0.5in" fo:margin-right="0in" fo:text-indent="-0.25in" style:auto-text-indent="false"/>
    </style:style>
    <style:style style:name="P401" style:family="paragraph" style:parent-style-name="Standard" style:list-style-name="WWNum183">
      <style:paragraph-properties fo:margin-left="0.5in" fo:margin-right="0in" fo:text-indent="-0.25in" style:auto-text-indent="false"/>
    </style:style>
    <style:style style:name="P402" style:family="paragraph" style:parent-style-name="Standard" style:list-style-name="WWNum54">
      <style:paragraph-properties fo:margin-left="0.5in" fo:margin-right="0in" fo:text-indent="-0.25in" style:auto-text-indent="false"/>
    </style:style>
    <style:style style:name="P403" style:family="paragraph" style:parent-style-name="Standard" style:list-style-name="WWNum329">
      <style:paragraph-properties fo:margin-left="0.5in" fo:margin-right="0in" fo:text-indent="-0.25in" style:auto-text-indent="false"/>
    </style:style>
    <style:style style:name="P404" style:family="paragraph" style:parent-style-name="Standard" style:list-style-name="WWNum385">
      <style:paragraph-properties fo:margin-left="0.5in" fo:margin-right="0in" fo:text-indent="-0.25in" style:auto-text-indent="false"/>
    </style:style>
    <style:style style:name="P405" style:family="paragraph" style:parent-style-name="Standard" style:list-style-name="WWNum114">
      <style:paragraph-properties fo:margin-left="0.5in" fo:margin-right="0in" fo:text-indent="-0.25in" style:auto-text-indent="false"/>
    </style:style>
    <style:style style:name="P406" style:family="paragraph" style:parent-style-name="Standard" style:list-style-name="WWNum317">
      <style:paragraph-properties fo:margin-left="0.5in" fo:margin-right="0in" fo:text-indent="-0.25in" style:auto-text-indent="false"/>
    </style:style>
    <style:style style:name="P407" style:family="paragraph" style:parent-style-name="Standard" style:list-style-name="WWNum145">
      <style:paragraph-properties fo:margin-left="0.5in" fo:margin-right="0in" fo:text-indent="-0.25in" style:auto-text-indent="false"/>
    </style:style>
    <style:style style:name="P408" style:family="paragraph" style:parent-style-name="Standard" style:list-style-name="WWNum22">
      <style:paragraph-properties fo:margin-left="0.5in" fo:margin-right="0in" fo:text-indent="-0.25in" style:auto-text-indent="false"/>
    </style:style>
    <style:style style:name="P409" style:family="paragraph" style:parent-style-name="Standard" style:list-style-name="WWNum336">
      <style:paragraph-properties fo:margin-left="0.5in" fo:margin-right="0in" fo:text-indent="-0.25in" style:auto-text-indent="false"/>
    </style:style>
    <style:style style:name="P410" style:family="paragraph" style:parent-style-name="Standard" style:list-style-name="WWNum37">
      <style:paragraph-properties fo:margin-left="0.5in" fo:margin-right="0in" fo:text-indent="-0.25in" style:auto-text-indent="false"/>
    </style:style>
    <style:style style:name="P411" style:family="paragraph" style:parent-style-name="Standard" style:list-style-name="WWNum283">
      <style:paragraph-properties fo:margin-left="0.5in" fo:margin-right="0in" fo:text-indent="-0.25in" style:auto-text-indent="false"/>
    </style:style>
    <style:style style:name="P412" style:family="paragraph" style:parent-style-name="Standard" style:list-style-name="WWNum391">
      <style:paragraph-properties fo:margin-left="0.5in" fo:margin-right="0in" fo:text-indent="-0.25in" style:auto-text-indent="false"/>
    </style:style>
    <style:style style:name="P413" style:family="paragraph" style:parent-style-name="Standard" style:list-style-name="WWNum228">
      <style:paragraph-properties fo:margin-left="0.5in" fo:margin-right="0in" fo:text-indent="-0.25in" style:auto-text-indent="false"/>
    </style:style>
    <style:style style:name="P414" style:family="paragraph" style:parent-style-name="Standard" style:list-style-name="WWNum83">
      <style:paragraph-properties fo:margin-left="0.5in" fo:margin-right="0in" fo:text-indent="-0.25in" style:auto-text-indent="false"/>
    </style:style>
    <style:style style:name="P415" style:family="paragraph" style:parent-style-name="Standard" style:list-style-name="WWNum32">
      <style:paragraph-properties fo:margin-left="0.5in" fo:margin-right="0in" fo:text-indent="-0.25in" style:auto-text-indent="false"/>
    </style:style>
    <style:style style:name="P416" style:family="paragraph" style:parent-style-name="Standard" style:list-style-name="WWNum49">
      <style:paragraph-properties fo:margin-left="0.5in" fo:margin-right="0in" fo:text-indent="-0.25in" style:auto-text-indent="false"/>
    </style:style>
    <style:style style:name="P417" style:family="paragraph" style:parent-style-name="Standard" style:list-style-name="WWNum146">
      <style:paragraph-properties fo:margin-left="0.5in" fo:margin-right="0in" fo:text-indent="-0.25in" style:auto-text-indent="false"/>
    </style:style>
    <style:style style:name="P418" style:family="paragraph" style:parent-style-name="Standard" style:list-style-name="WWNum158">
      <style:paragraph-properties fo:margin-left="0.5in" fo:margin-right="0in" fo:text-indent="-0.25in" style:auto-text-indent="false"/>
    </style:style>
    <style:style style:name="P419" style:family="paragraph" style:parent-style-name="Standard" style:list-style-name="WWNum204">
      <style:paragraph-properties fo:margin-left="0.5in" fo:margin-right="0in" fo:text-indent="-0.25in" style:auto-text-indent="false"/>
    </style:style>
    <style:style style:name="P420" style:family="paragraph" style:parent-style-name="Standard" style:list-style-name="WWNum316">
      <style:paragraph-properties fo:margin-left="0.5in" fo:margin-right="0in" fo:text-indent="-0.25in" style:auto-text-indent="false"/>
    </style:style>
    <style:style style:name="P421" style:family="paragraph" style:parent-style-name="Standard" style:list-style-name="WWNum56">
      <style:paragraph-properties fo:margin-left="0.5in" fo:margin-right="0in" fo:text-indent="-0.25in" style:auto-text-indent="false"/>
    </style:style>
    <style:style style:name="P422" style:family="paragraph" style:parent-style-name="Standard" style:list-style-name="WWNum327">
      <style:paragraph-properties fo:margin-left="0.5in" fo:margin-right="0in" fo:text-indent="-0.25in" style:auto-text-indent="false"/>
    </style:style>
    <style:style style:name="P423" style:family="paragraph" style:parent-style-name="Standard" style:list-style-name="WWNum297">
      <style:paragraph-properties fo:margin-left="0.5in" fo:margin-right="0in" fo:text-indent="-0.25in" style:auto-text-indent="false"/>
    </style:style>
    <style:style style:name="P424" style:family="paragraph" style:parent-style-name="Standard" style:list-style-name="WWNum70">
      <style:paragraph-properties fo:margin-left="0.5in" fo:margin-right="0in" fo:text-indent="-0.25in" style:auto-text-indent="false"/>
    </style:style>
    <style:style style:name="P425" style:family="paragraph" style:parent-style-name="Standard" style:list-style-name="WWNum157">
      <style:paragraph-properties fo:margin-left="0.5in" fo:margin-right="0in" fo:text-indent="-0.25in" style:auto-text-indent="false"/>
    </style:style>
    <style:style style:name="P426" style:family="paragraph" style:parent-style-name="Standard" style:list-style-name="WWNum310">
      <style:paragraph-properties fo:margin-left="0.5in" fo:margin-right="0in" fo:text-indent="-0.25in" style:auto-text-indent="false"/>
    </style:style>
    <style:style style:name="P427" style:family="paragraph" style:parent-style-name="Standard" style:list-style-name="WWNum319">
      <style:paragraph-properties fo:margin-left="0.5in" fo:margin-right="0in" fo:text-indent="-0.25in" style:auto-text-indent="false"/>
    </style:style>
    <style:style style:name="P428" style:family="paragraph" style:parent-style-name="Standard" style:list-style-name="WWNum101">
      <style:paragraph-properties fo:margin-left="0.5in" fo:margin-right="0in" fo:text-indent="-0.25in" style:auto-text-indent="false"/>
    </style:style>
    <style:style style:name="P429" style:family="paragraph" style:parent-style-name="Standard" style:list-style-name="WWNum356">
      <style:paragraph-properties fo:margin-left="0.5in" fo:margin-right="0in" fo:text-indent="-0.25in" style:auto-text-indent="false"/>
    </style:style>
    <style:style style:name="P430" style:family="paragraph" style:parent-style-name="Standard" style:list-style-name="WWNum23">
      <style:paragraph-properties fo:margin-left="0.5in" fo:margin-right="0in" fo:text-indent="-0.25in" style:auto-text-indent="false"/>
    </style:style>
    <style:style style:name="P431" style:family="paragraph" style:parent-style-name="Standard" style:list-style-name="WWNum31">
      <style:paragraph-properties fo:margin-left="0.5in" fo:margin-right="0in" fo:text-indent="-0.25in" style:auto-text-indent="false"/>
    </style:style>
    <style:style style:name="P432" style:family="paragraph" style:parent-style-name="Standard" style:list-style-name="WWNum34">
      <style:paragraph-properties fo:margin-left="0.5in" fo:margin-right="0in" fo:text-indent="-0.25in" style:auto-text-indent="false"/>
    </style:style>
    <style:style style:name="P433" style:family="paragraph" style:parent-style-name="Standard" style:list-style-name="WWNum244">
      <style:paragraph-properties fo:margin-left="0.5in" fo:margin-right="0in" fo:text-indent="-0.25in" style:auto-text-indent="false"/>
    </style:style>
    <style:style style:name="P434" style:family="paragraph" style:parent-style-name="Standard" style:list-style-name="WWNum121">
      <style:paragraph-properties fo:margin-left="0.5in" fo:margin-right="0in" fo:text-indent="-0.25in" style:auto-text-indent="false"/>
    </style:style>
    <style:style style:name="P435" style:family="paragraph" style:parent-style-name="Standard" style:list-style-name="WWNum320">
      <style:paragraph-properties fo:margin-left="0.5in" fo:margin-right="0in" fo:text-indent="-0.25in" style:auto-text-indent="false"/>
    </style:style>
    <style:style style:name="P436" style:family="paragraph" style:parent-style-name="Standard" style:list-style-name="WWNum286">
      <style:paragraph-properties fo:margin-left="0.5in" fo:margin-right="0in" fo:text-indent="-0.25in" style:auto-text-indent="false"/>
    </style:style>
    <style:style style:name="P437" style:family="paragraph" style:parent-style-name="Standard" style:list-style-name="WWNum301">
      <style:paragraph-properties fo:margin-left="0.5in" fo:margin-right="0in" fo:text-indent="-0.25in" style:auto-text-indent="false"/>
    </style:style>
    <style:style style:name="P438" style:family="paragraph" style:parent-style-name="Standard" style:list-style-name="WWNum376">
      <style:paragraph-properties fo:margin-left="0.5in" fo:margin-right="0in" fo:text-indent="-0.25in" style:auto-text-indent="false"/>
    </style:style>
    <style:style style:name="P439" style:family="paragraph" style:parent-style-name="Standard" style:list-style-name="WWNum307">
      <style:paragraph-properties fo:margin-left="0.5in" fo:margin-right="0in" fo:text-indent="-0.25in" style:auto-text-indent="false"/>
    </style:style>
    <style:style style:name="P440" style:family="paragraph" style:parent-style-name="Standard" style:list-style-name="WWNum188">
      <style:paragraph-properties fo:margin-left="0.5in" fo:margin-right="0in" fo:text-indent="-0.25in" style:auto-text-indent="false"/>
    </style:style>
    <style:style style:name="P441" style:family="paragraph" style:parent-style-name="Standard" style:list-style-name="WWNum156">
      <style:paragraph-properties fo:margin-left="0.5in" fo:margin-right="0in" fo:text-indent="-0.25in" style:auto-text-indent="false"/>
    </style:style>
    <style:style style:name="P442" style:family="paragraph" style:parent-style-name="Standard" style:list-style-name="WWNum262">
      <style:paragraph-properties fo:margin-left="0.5in" fo:margin-right="0in" fo:text-indent="-0.25in" style:auto-text-indent="false"/>
    </style:style>
    <style:style style:name="P443" style:family="paragraph" style:parent-style-name="Standard" style:list-style-name="WWNum249">
      <style:paragraph-properties fo:margin-left="0.5in" fo:margin-right="0in" fo:text-indent="-0.25in" style:auto-text-indent="false"/>
    </style:style>
    <style:style style:name="P444" style:family="paragraph" style:parent-style-name="Standard" style:list-style-name="WWNum5">
      <style:paragraph-properties fo:margin-left="0.5in" fo:margin-right="0in" fo:text-indent="-0.25in" style:auto-text-indent="false"/>
    </style:style>
    <style:style style:name="P445" style:family="paragraph" style:parent-style-name="Standard" style:list-style-name="WWNum81">
      <style:paragraph-properties fo:margin-left="0.5in" fo:margin-right="0in" fo:text-indent="-0.25in" style:auto-text-indent="false"/>
    </style:style>
    <style:style style:name="P446" style:family="paragraph" style:parent-style-name="Standard" style:list-style-name="WWNum176">
      <style:paragraph-properties fo:margin-left="0.5in" fo:margin-right="0in" fo:text-indent="-0.25in" style:auto-text-indent="false"/>
    </style:style>
    <style:style style:name="P447" style:family="paragraph" style:parent-style-name="Standard" style:list-style-name="WWNum389">
      <style:paragraph-properties fo:margin-left="0.5in" fo:margin-right="0in" fo:text-indent="-0.25in" style:auto-text-indent="false"/>
    </style:style>
    <style:style style:name="P448" style:family="paragraph" style:parent-style-name="Standard" style:list-style-name="WWNum372">
      <style:paragraph-properties fo:margin-left="0.5in" fo:margin-right="0in" fo:text-indent="-0.25in" style:auto-text-indent="false"/>
    </style:style>
    <style:style style:name="P449" style:family="paragraph" style:parent-style-name="Standard" style:list-style-name="WWNum131">
      <style:paragraph-properties fo:margin-left="0.5in" fo:margin-right="0in" fo:text-indent="-0.25in" style:auto-text-indent="false"/>
    </style:style>
    <style:style style:name="P450" style:family="paragraph" style:parent-style-name="Standard" style:list-style-name="WWNum96">
      <style:paragraph-properties fo:margin-left="0.5in" fo:margin-right="0in" fo:text-indent="-0.25in" style:auto-text-indent="false"/>
    </style:style>
    <style:style style:name="P451" style:family="paragraph" style:parent-style-name="Standard" style:list-style-name="WWNum110">
      <style:paragraph-properties fo:margin-left="0.5in" fo:margin-right="0in" fo:text-indent="-0.25in" style:auto-text-indent="false"/>
    </style:style>
    <style:style style:name="P452" style:family="paragraph" style:parent-style-name="Standard" style:list-style-name="WWNum397">
      <style:paragraph-properties fo:margin-left="0.5in" fo:margin-right="0in" fo:text-indent="-0.25in" style:auto-text-indent="false"/>
    </style:style>
    <style:style style:name="P453" style:family="paragraph" style:parent-style-name="Standard" style:list-style-name="WWNum220">
      <style:paragraph-properties fo:margin-left="0.5in" fo:margin-right="0in" fo:text-indent="-0.25in" style:auto-text-indent="false"/>
    </style:style>
    <style:style style:name="P454" style:family="paragraph" style:parent-style-name="Standard" style:list-style-name="WWNum401">
      <style:paragraph-properties fo:margin-left="0.5in" fo:margin-right="0in" fo:text-indent="-0.25in" style:auto-text-indent="false"/>
    </style:style>
    <style:style style:name="P455" style:family="paragraph" style:parent-style-name="Standard" style:list-style-name="WWNum370">
      <style:paragraph-properties fo:margin-left="0.5in" fo:margin-right="0in" fo:text-indent="-0.25in" style:auto-text-indent="false"/>
    </style:style>
    <style:style style:name="P456" style:family="paragraph" style:parent-style-name="Standard" style:list-style-name="WWNum195">
      <style:paragraph-properties fo:margin-left="0.5in" fo:margin-right="0in" fo:text-indent="-0.25in" style:auto-text-indent="false"/>
    </style:style>
    <style:style style:name="P457" style:family="paragraph" style:parent-style-name="Standard" style:list-style-name="WWNum91">
      <style:paragraph-properties fo:margin-left="0.5in" fo:margin-right="0in" fo:text-indent="-0.25in" style:auto-text-indent="false"/>
    </style:style>
    <style:style style:name="P458" style:family="paragraph" style:parent-style-name="Standard" style:list-style-name="WWNum97">
      <style:paragraph-properties fo:margin-left="0.5in" fo:margin-right="0in" fo:text-indent="-0.25in" style:auto-text-indent="false"/>
    </style:style>
    <style:style style:name="P459" style:family="paragraph" style:parent-style-name="Standard" style:list-style-name="WWNum3">
      <style:paragraph-properties fo:margin-left="0.5in" fo:margin-right="0in" fo:text-indent="-0.25in" style:auto-text-indent="false"/>
    </style:style>
    <style:style style:name="P460" style:family="paragraph" style:parent-style-name="Standard" style:list-style-name="WWNum294">
      <style:paragraph-properties fo:margin-left="0.5in" fo:margin-right="0in" fo:text-indent="-0.25in" style:auto-text-indent="false"/>
    </style:style>
    <style:style style:name="P461" style:family="paragraph" style:parent-style-name="Standard" style:list-style-name="WWNum84">
      <style:paragraph-properties fo:margin-left="0.5in" fo:margin-right="0in" fo:text-indent="-0.25in" style:auto-text-indent="false"/>
    </style:style>
    <style:style style:name="P462" style:family="paragraph" style:parent-style-name="Standard" style:list-style-name="WWNum52">
      <style:paragraph-properties fo:margin-left="0.5in" fo:margin-right="0in" fo:text-indent="-0.25in" style:auto-text-indent="false"/>
    </style:style>
    <style:style style:name="P463" style:family="paragraph" style:parent-style-name="Standard" style:list-style-name="WWNum321">
      <style:paragraph-properties fo:margin-left="0.5in" fo:margin-right="0in" fo:text-indent="-0.25in" style:auto-text-indent="false"/>
    </style:style>
    <style:style style:name="P464" style:family="paragraph" style:parent-style-name="Standard" style:list-style-name="WWNum360">
      <style:paragraph-properties fo:margin-left="0.5in" fo:margin-right="0in" fo:text-indent="-0.25in" style:auto-text-indent="false"/>
    </style:style>
    <style:style style:name="P465" style:family="paragraph" style:parent-style-name="Standard" style:list-style-name="WWNum323">
      <style:paragraph-properties fo:margin-left="0.5in" fo:margin-right="0in" fo:text-indent="-0.25in" style:auto-text-indent="false"/>
    </style:style>
    <style:style style:name="P466" style:family="paragraph" style:parent-style-name="Standard" style:list-style-name="WWNum113">
      <style:paragraph-properties fo:margin-left="0.5in" fo:margin-right="0in" fo:text-indent="-0.25in" style:auto-text-indent="false"/>
    </style:style>
    <style:style style:name="P467" style:family="paragraph" style:parent-style-name="Standard" style:list-style-name="WWNum250">
      <style:paragraph-properties fo:margin-left="0.5in" fo:margin-right="0in" fo:text-indent="-0.25in" style:auto-text-indent="false"/>
    </style:style>
    <style:style style:name="P468" style:family="paragraph" style:parent-style-name="Standard" style:list-style-name="WWNum215">
      <style:paragraph-properties fo:margin-left="0.5in" fo:margin-right="0in" fo:text-indent="-0.25in" style:auto-text-indent="false"/>
    </style:style>
    <style:style style:name="P469" style:family="paragraph" style:parent-style-name="Standard" style:list-style-name="WWNum9">
      <style:paragraph-properties fo:margin-left="0.5in" fo:margin-right="0in" fo:text-indent="-0.25in" style:auto-text-indent="false"/>
    </style:style>
    <style:style style:name="P470" style:family="paragraph" style:parent-style-name="Standard" style:list-style-name="WWNum352">
      <style:paragraph-properties fo:margin-left="0.5in" fo:margin-right="0in" fo:text-indent="-0.25in" style:auto-text-indent="false"/>
    </style:style>
    <style:style style:name="P471" style:family="paragraph" style:parent-style-name="Standard" style:list-style-name="WWNum20">
      <style:paragraph-properties fo:margin-left="0.5in" fo:margin-right="0in" fo:text-indent="-0.25in" style:auto-text-indent="false"/>
    </style:style>
    <style:style style:name="P472" style:family="paragraph" style:parent-style-name="Standard" style:list-style-name="WWNum59">
      <style:paragraph-properties fo:margin-left="0.5in" fo:margin-right="0in" fo:text-indent="-0.25in" style:auto-text-indent="false"/>
    </style:style>
    <style:style style:name="P473" style:family="paragraph" style:parent-style-name="Standard" style:list-style-name="WWNum44">
      <style:paragraph-properties fo:margin-left="0.5in" fo:margin-right="0in" fo:text-indent="-0.25in" style:auto-text-indent="false"/>
    </style:style>
    <style:style style:name="P474" style:family="paragraph" style:parent-style-name="Standard" style:list-style-name="WWNum341">
      <style:paragraph-properties fo:margin-left="0.5in" fo:margin-right="0in" fo:text-indent="-0.25in" style:auto-text-indent="false"/>
    </style:style>
    <style:style style:name="P475" style:family="paragraph" style:parent-style-name="Standard" style:list-style-name="WWNum198">
      <style:paragraph-properties fo:margin-left="0.5in" fo:margin-right="0in" fo:text-indent="-0.25in" style:auto-text-indent="false"/>
    </style:style>
    <style:style style:name="P476" style:family="paragraph" style:parent-style-name="Standard" style:list-style-name="WWNum95">
      <style:paragraph-properties fo:margin-left="0.5in" fo:margin-right="0in" fo:text-indent="-0.25in" style:auto-text-indent="false"/>
    </style:style>
    <style:style style:name="P477" style:family="paragraph" style:parent-style-name="Standard" style:list-style-name="WWNum237">
      <style:paragraph-properties fo:margin-left="0.5in" fo:margin-right="0in" fo:text-indent="-0.25in" style:auto-text-indent="false"/>
    </style:style>
    <style:style style:name="P478" style:family="paragraph" style:parent-style-name="Standard" style:list-style-name="WWNum269">
      <style:paragraph-properties fo:margin-left="0.5in" fo:margin-right="0in" fo:text-indent="-0.25in" style:auto-text-indent="false"/>
    </style:style>
    <style:style style:name="P479" style:family="paragraph" style:parent-style-name="Standard" style:list-style-name="WWNum377">
      <style:paragraph-properties fo:margin-left="0.5in" fo:margin-right="0in" fo:text-indent="-0.25in" style:auto-text-indent="false"/>
    </style:style>
    <style:style style:name="P480" style:family="paragraph" style:parent-style-name="Standard" style:list-style-name="WWNum235">
      <style:paragraph-properties fo:margin-left="0.5in" fo:margin-right="0in" fo:text-indent="-0.25in" style:auto-text-indent="false"/>
    </style:style>
    <style:style style:name="P481" style:family="paragraph" style:parent-style-name="Standard" style:list-style-name="WWNum358">
      <style:paragraph-properties fo:margin-left="0.5in" fo:margin-right="0in" fo:text-indent="-0.25in" style:auto-text-indent="false"/>
    </style:style>
    <style:style style:name="P482" style:family="paragraph" style:parent-style-name="Standard" style:list-style-name="WWNum190">
      <style:paragraph-properties fo:margin-left="0.5in" fo:margin-right="0in" fo:text-indent="-0.25in" style:auto-text-indent="false"/>
    </style:style>
    <style:style style:name="P483" style:family="paragraph" style:parent-style-name="Standard" style:list-style-name="WWNum326">
      <style:paragraph-properties fo:margin-left="0.5in" fo:margin-right="0in" fo:text-indent="-0.25in" style:auto-text-indent="false"/>
    </style:style>
    <style:style style:name="P484" style:family="paragraph" style:parent-style-name="Standard" style:list-style-name="WWNum75">
      <style:paragraph-properties fo:margin-left="0.5in" fo:margin-right="0in" fo:text-indent="-0.25in" style:auto-text-indent="false"/>
    </style:style>
    <style:style style:name="P485" style:family="paragraph" style:parent-style-name="Standard" style:list-style-name="WWNum172">
      <style:paragraph-properties fo:margin-left="0.5in" fo:margin-right="0in" fo:text-indent="-0.25in" style:auto-text-indent="false"/>
    </style:style>
    <style:style style:name="P486" style:family="paragraph" style:parent-style-name="Standard" style:list-style-name="WWNum361">
      <style:paragraph-properties fo:margin-left="0.5in" fo:margin-right="0in" fo:text-indent="-0.25in" style:auto-text-indent="false"/>
    </style:style>
    <style:style style:name="P487" style:family="paragraph" style:parent-style-name="Standard" style:list-style-name="WWNum35">
      <style:paragraph-properties fo:margin-left="0.5in" fo:margin-right="0in" fo:text-indent="-0.25in" style:auto-text-indent="false"/>
    </style:style>
    <style:style style:name="P488" style:family="paragraph" style:parent-style-name="Standard" style:list-style-name="WWNum256">
      <style:paragraph-properties fo:margin-left="0.5in" fo:margin-right="0in" fo:text-indent="-0.25in" style:auto-text-indent="false"/>
    </style:style>
    <style:style style:name="P489" style:family="paragraph" style:parent-style-name="Standard" style:list-style-name="WWNum143">
      <style:paragraph-properties fo:margin-left="0.5in" fo:margin-right="0in" fo:text-indent="-0.25in" style:auto-text-indent="false"/>
    </style:style>
    <style:style style:name="P490" style:family="paragraph" style:parent-style-name="Standard" style:list-style-name="WWNum1">
      <style:paragraph-properties fo:margin-left="0.5in" fo:margin-right="0in" fo:text-indent="-0.25in" style:auto-text-indent="false"/>
    </style:style>
    <style:style style:name="P491" style:family="paragraph" style:parent-style-name="Standard" style:list-style-name="WWNum343">
      <style:paragraph-properties fo:margin-left="0.5in" fo:margin-right="0in" fo:text-indent="-0.25in" style:auto-text-indent="false"/>
    </style:style>
    <style:style style:name="P492" style:family="paragraph" style:parent-style-name="Standard" style:list-style-name="WWNum80">
      <style:paragraph-properties fo:margin-left="0.5in" fo:margin-right="0in" fo:text-indent="-0.25in" style:auto-text-indent="false"/>
    </style:style>
    <style:style style:name="P493" style:family="paragraph" style:parent-style-name="Standard" style:list-style-name="WWNum76">
      <style:paragraph-properties fo:margin-left="0.5in" fo:margin-right="0in" fo:text-indent="-0.25in" style:auto-text-indent="false"/>
    </style:style>
    <style:style style:name="P494" style:family="paragraph" style:parent-style-name="Standard" style:list-style-name="WWNum271">
      <style:paragraph-properties fo:margin-left="0.5in" fo:margin-right="0in" fo:text-indent="-0.25in" style:auto-text-indent="false"/>
    </style:style>
    <style:style style:name="P495" style:family="paragraph" style:parent-style-name="Standard" style:list-style-name="WWNum104">
      <style:paragraph-properties fo:margin-left="0.5in" fo:margin-right="0in" fo:text-indent="-0.25in" style:auto-text-indent="false"/>
    </style:style>
    <style:style style:name="P496" style:family="paragraph" style:parent-style-name="Standard" style:list-style-name="WWNum338">
      <style:paragraph-properties fo:margin-left="0.5in" fo:margin-right="0in" fo:text-indent="-0.25in" style:auto-text-indent="false"/>
    </style:style>
    <style:style style:name="P497" style:family="paragraph" style:parent-style-name="Standard" style:list-style-name="WWNum38">
      <style:paragraph-properties fo:margin-left="0.5in" fo:margin-right="0in" fo:text-indent="-0.25in" style:auto-text-indent="false"/>
    </style:style>
    <style:style style:name="P498" style:family="paragraph" style:parent-style-name="Standard" style:list-style-name="WWNum298">
      <style:paragraph-properties fo:margin-left="0.5in" fo:margin-right="0in" fo:text-indent="-0.25in" style:auto-text-indent="false"/>
    </style:style>
    <style:style style:name="P499" style:family="paragraph" style:parent-style-name="Standard" style:list-style-name="WWNum92">
      <style:paragraph-properties fo:margin-left="0.5in" fo:margin-right="0in" fo:text-indent="-0.25in" style:auto-text-indent="false"/>
    </style:style>
    <style:style style:name="P500" style:family="paragraph" style:parent-style-name="Standard" style:list-style-name="WWNum226">
      <style:paragraph-properties fo:margin-left="0.5in" fo:margin-right="0in" fo:text-indent="-0.25in" style:auto-text-indent="false"/>
    </style:style>
    <style:style style:name="P501" style:family="paragraph" style:parent-style-name="Standard" style:list-style-name="WWNum171">
      <style:paragraph-properties fo:margin-left="0.5in" fo:margin-right="0in" fo:text-indent="-0.25in" style:auto-text-indent="false"/>
    </style:style>
    <style:style style:name="P502" style:family="paragraph" style:parent-style-name="Standard" style:list-style-name="WWNum137">
      <style:paragraph-properties fo:margin-left="0.5in" fo:margin-right="0in" fo:text-indent="-0.25in" style:auto-text-indent="false"/>
    </style:style>
    <style:style style:name="P503" style:family="paragraph" style:parent-style-name="Standard" style:list-style-name="WWNum388">
      <style:paragraph-properties fo:margin-left="0.5in" fo:margin-right="0in" fo:text-indent="-0.25in" style:auto-text-indent="false"/>
    </style:style>
    <style:style style:name="P504" style:family="paragraph" style:parent-style-name="Standard" style:list-style-name="WWNum353">
      <style:paragraph-properties fo:margin-left="0.5in" fo:margin-right="0in" fo:text-indent="-0.25in" style:auto-text-indent="false"/>
    </style:style>
    <style:style style:name="P505" style:family="paragraph" style:parent-style-name="Standard" style:list-style-name="WWNum17">
      <style:paragraph-properties fo:margin-left="0.5in" fo:margin-right="0in" fo:text-indent="-0.25in" style:auto-text-indent="false"/>
    </style:style>
    <style:style style:name="P506" style:family="paragraph" style:parent-style-name="Standard" style:list-style-name="WWNum63">
      <style:paragraph-properties fo:margin-left="0.5in" fo:margin-right="0in" fo:text-indent="-0.25in" style:auto-text-indent="false"/>
    </style:style>
    <style:style style:name="P507" style:family="paragraph" style:parent-style-name="Standard" style:list-style-name="WWNum78">
      <style:paragraph-properties fo:margin-left="0.5in" fo:margin-right="0in" fo:text-indent="-0.25in" style:auto-text-indent="false"/>
    </style:style>
    <style:style style:name="P508" style:family="paragraph" style:parent-style-name="Standard" style:list-style-name="WWNum16">
      <style:paragraph-properties fo:margin-left="0.5in" fo:margin-right="0in" fo:text-indent="-0.25in" style:auto-text-indent="false"/>
    </style:style>
    <style:style style:name="P509" style:family="paragraph" style:parent-style-name="Standard" style:list-style-name="WWNum300">
      <style:paragraph-properties fo:margin-left="0.5in" fo:margin-right="0in" fo:text-indent="-0.25in" style:auto-text-indent="false"/>
    </style:style>
    <style:style style:name="P510" style:family="paragraph" style:parent-style-name="Standard" style:list-style-name="WWNum162">
      <style:paragraph-properties fo:margin-left="0.5in" fo:margin-right="0in" fo:margin-top="0.1665in" fo:margin-bottom="0.1665in" loext:contextual-spacing="false" fo:line-height="100%" fo:text-align="start" style:justify-single-word="false" fo:text-indent="-0.25in" style:auto-text-indent="false"/>
    </style:style>
    <style:style style:name="P511" style:family="paragraph" style:parent-style-name="Standard" style:list-style-name="WWNum296">
      <style:paragraph-properties fo:margin-left="0.5in" fo:margin-right="0in" fo:margin-top="0.1665in" fo:margin-bottom="0.1665in" loext:contextual-spacing="false" fo:line-height="100%" fo:text-align="start" style:justify-single-word="false" fo:text-indent="-0.25in" style:auto-text-indent="false"/>
    </style:style>
    <style:style style:name="P512" style:family="paragraph" style:parent-style-name="Standard" style:list-style-name="WWNum325">
      <style:paragraph-properties fo:margin-left="0.5in" fo:margin-right="0in" fo:margin-top="0.1665in" fo:margin-bottom="0.1665in" loext:contextual-spacing="false" fo:line-height="100%" fo:text-align="start" style:justify-single-word="false" fo:text-indent="-0.25in" style:auto-text-indent="false"/>
    </style:style>
    <style:style style:name="P513" style:family="paragraph" style:parent-style-name="Standard" style:list-style-name="WWNum203">
      <style:paragraph-properties fo:margin-left="0.5in" fo:margin-right="0in" fo:margin-top="0.1665in" fo:margin-bottom="0.1665in" loext:contextual-spacing="false" fo:line-height="100%" fo:text-align="start" style:justify-single-word="false" fo:text-indent="-0.25in" style:auto-text-indent="false"/>
    </style:style>
    <style:style style:name="P514" style:family="paragraph" style:parent-style-name="Standard" style:list-style-name="WWNum134">
      <style:paragraph-properties fo:margin-left="0.5in" fo:margin-right="0in" fo:margin-top="0.1665in" fo:margin-bottom="0.1665in" loext:contextual-spacing="false" fo:line-height="100%" fo:text-align="start" style:justify-single-word="false" fo:text-indent="-0.25in" style:auto-text-indent="false"/>
    </style:style>
    <style:style style:name="P515" style:family="paragraph" style:parent-style-name="Standard" style:list-style-name="WWNum328">
      <style:paragraph-properties fo:margin-left="0.5in" fo:margin-right="0in" fo:margin-top="0.1665in" fo:margin-bottom="0.1665in" loext:contextual-spacing="false" fo:line-height="100%" fo:text-align="start" style:justify-single-word="false" fo:text-indent="-0.25in" style:auto-text-indent="false"/>
    </style:style>
    <style:style style:name="P516" style:family="paragraph" style:parent-style-name="Standard" style:list-style-name="WWNum373">
      <style:paragraph-properties fo:margin-left="0.5in" fo:margin-right="0in" fo:margin-top="0.1665in" fo:margin-bottom="0.1665in" loext:contextual-spacing="false" fo:line-height="100%" fo:text-align="start" style:justify-single-word="false" fo:text-indent="-0.25in" style:auto-text-indent="false"/>
    </style:style>
    <style:style style:name="P517" style:family="paragraph" style:parent-style-name="Standard" style:list-style-name="WWNum214">
      <style:paragraph-properties fo:margin-left="1in" fo:margin-right="0in" fo:margin-top="0in" fo:margin-bottom="0in" loext:contextual-spacing="false" fo:line-height="100%" fo:text-align="justify" style:justify-single-word="false" fo:keep-together="auto" fo:text-indent="-0.25in" style:auto-text-indent="false" fo:keep-with-next="auto"/>
    </style:style>
    <style:style style:name="P518" style:family="paragraph" style:parent-style-name="Standard" style:list-style-name="WWNum408">
      <style:paragraph-properties fo:margin-left="1in" fo:margin-right="0in" fo:margin-top="0in" fo:margin-bottom="0in" loext:contextual-spacing="false" fo:line-height="100%" fo:text-align="justify" style:justify-single-word="false" fo:text-indent="-0.25in" style:auto-text-indent="false"/>
    </style:style>
    <style:style style:name="P519" style:family="paragraph" style:parent-style-name="Standard" style:list-style-name="WWNum125">
      <style:paragraph-properties fo:margin-left="1in" fo:margin-right="0in" fo:margin-top="0in" fo:margin-bottom="0in" loext:contextual-spacing="false" fo:line-height="100%" fo:text-align="justify" style:justify-single-word="false" fo:text-indent="-0.25in" style:auto-text-indent="false"/>
    </style:style>
    <style:style style:name="P520" style:family="paragraph" style:parent-style-name="Standard" style:list-style-name="WWNum386">
      <style:paragraph-properties fo:margin-left="1in" fo:margin-right="0in" fo:margin-top="0in" fo:margin-bottom="0in" loext:contextual-spacing="false" fo:line-height="100%" fo:text-align="justify" style:justify-single-word="false" fo:text-indent="-0.25in" style:auto-text-indent="false"/>
    </style:style>
    <style:style style:name="P521" style:family="paragraph" style:parent-style-name="Standard" style:list-style-name="WWNum28">
      <style:paragraph-properties fo:margin-left="1in" fo:margin-right="0in" fo:margin-top="0in" fo:margin-bottom="0in" loext:contextual-spacing="false" fo:line-height="100%" fo:text-align="justify" style:justify-single-word="false" fo:text-indent="-0.25in" style:auto-text-indent="false"/>
    </style:style>
    <style:style style:name="P522" style:family="paragraph" style:parent-style-name="Standard" style:list-style-name="WWNum180">
      <style:paragraph-properties fo:margin-left="1in" fo:margin-right="0in" fo:margin-top="0in" fo:margin-bottom="0in" loext:contextual-spacing="false" fo:line-height="100%" fo:text-align="justify" style:justify-single-word="false" fo:text-indent="-0.25in" style:auto-text-indent="false"/>
    </style:style>
    <style:style style:name="P523" style:family="paragraph" style:parent-style-name="Standard" style:list-style-name="WWNum166">
      <style:paragraph-properties fo:margin-left="1in" fo:margin-right="0in" fo:margin-top="0in" fo:margin-bottom="0in" loext:contextual-spacing="false" fo:line-height="100%" fo:text-align="justify" style:justify-single-word="false" fo:text-indent="-0.25in" style:auto-text-indent="false"/>
    </style:style>
    <style:style style:name="P524" style:family="paragraph" style:parent-style-name="Standard" style:list-style-name="WWNum251">
      <style:paragraph-properties fo:margin-left="1in" fo:margin-right="0in" fo:margin-top="0in" fo:margin-bottom="0in" loext:contextual-spacing="false" fo:line-height="100%" fo:text-align="justify" style:justify-single-word="false" fo:text-indent="-0.25in" style:auto-text-indent="false"/>
    </style:style>
    <style:style style:name="P525" style:family="paragraph" style:parent-style-name="Standard" style:list-style-name="WWNum30">
      <style:paragraph-properties fo:margin-left="1in" fo:margin-right="0in" fo:margin-top="0in" fo:margin-bottom="0in" loext:contextual-spacing="false" fo:line-height="100%" fo:text-align="start" style:justify-single-word="false" fo:text-indent="-0.25in" style:auto-text-indent="false"/>
    </style:style>
    <style:style style:name="P526" style:family="paragraph" style:parent-style-name="Standard" style:list-style-name="WWNum223">
      <style:paragraph-properties fo:margin-left="1in" fo:margin-right="0in" fo:margin-top="0in" fo:margin-bottom="0in" loext:contextual-spacing="false" fo:line-height="100%" fo:text-align="start" style:justify-single-word="false" fo:text-indent="-0.25in" style:auto-text-indent="false"/>
    </style:style>
    <style:style style:name="P527" style:family="paragraph" style:parent-style-name="Standard" style:list-style-name="WWNum37">
      <style:paragraph-properties fo:margin-left="1in" fo:margin-right="0in" fo:margin-top="0in" fo:margin-bottom="0in" loext:contextual-spacing="false" fo:line-height="100%" fo:text-align="start" style:justify-single-word="false" fo:text-indent="-0.25in" style:auto-text-indent="false"/>
    </style:style>
    <style:style style:name="P528" style:family="paragraph" style:parent-style-name="Standard" style:list-style-name="WWNum283">
      <style:paragraph-properties fo:margin-left="1in" fo:margin-right="0in" fo:margin-top="0in" fo:margin-bottom="0in" loext:contextual-spacing="false" fo:line-height="100%" fo:text-align="start" style:justify-single-word="false" fo:text-indent="-0.25in" style:auto-text-indent="false"/>
    </style:style>
    <style:style style:name="P529" style:family="paragraph" style:parent-style-name="Standard" style:list-style-name="WWNum408">
      <style:paragraph-properties fo:margin-left="1in" fo:margin-right="0in" fo:margin-top="0in" fo:margin-bottom="0.1665in" loext:contextual-spacing="false" fo:line-height="100%" fo:text-align="justify" style:justify-single-word="false" fo:text-indent="-0.25in" style:auto-text-indent="false"/>
    </style:style>
    <style:style style:name="P530" style:family="paragraph" style:parent-style-name="Standard" style:list-style-name="WWNum386">
      <style:paragraph-properties fo:margin-left="1in" fo:margin-right="0in" fo:margin-top="0in" fo:margin-bottom="0.1665in" loext:contextual-spacing="false" fo:line-height="100%" fo:text-align="justify" style:justify-single-word="false" fo:text-indent="-0.25in" style:auto-text-indent="false"/>
    </style:style>
    <style:style style:name="P531" style:family="paragraph" style:parent-style-name="Standard" style:list-style-name="WWNum28">
      <style:paragraph-properties fo:margin-left="1in" fo:margin-right="0in" fo:margin-top="0in" fo:margin-bottom="0.1665in" loext:contextual-spacing="false" fo:line-height="100%" fo:text-align="justify" style:justify-single-word="false" fo:text-indent="-0.25in" style:auto-text-indent="false"/>
    </style:style>
    <style:style style:name="P532" style:family="paragraph" style:parent-style-name="Standard" style:list-style-name="WWNum180">
      <style:paragraph-properties fo:margin-left="1in" fo:margin-right="0in" fo:margin-top="0in" fo:margin-bottom="0.1665in" loext:contextual-spacing="false" fo:line-height="100%" fo:text-align="justify" style:justify-single-word="false" fo:text-indent="-0.25in" style:auto-text-indent="false"/>
    </style:style>
    <style:style style:name="P533" style:family="paragraph" style:parent-style-name="Standard" style:list-style-name="WWNum30">
      <style:paragraph-properties fo:margin-left="1in" fo:margin-right="0in" fo:margin-top="0in" fo:margin-bottom="0.1665in" loext:contextual-spacing="false" fo:line-height="100%" fo:text-align="start" style:justify-single-word="false" fo:text-indent="-0.25in" style:auto-text-indent="false"/>
    </style:style>
    <style:style style:name="P534" style:family="paragraph" style:parent-style-name="Standard" style:list-style-name="WWNum37">
      <style:paragraph-properties fo:margin-left="1in" fo:margin-right="0in" fo:margin-top="0in" fo:margin-bottom="0.1665in" loext:contextual-spacing="false" fo:line-height="100%" fo:text-align="start" style:justify-single-word="false" fo:text-indent="-0.25in" style:auto-text-indent="false"/>
    </style:style>
    <style:style style:name="P535" style:family="paragraph" style:parent-style-name="Standard" style:list-style-name="WWNum166">
      <style:paragraph-properties fo:margin-left="1in" fo:margin-right="0in" fo:margin-top="0.1665in" fo:margin-bottom="0in" loext:contextual-spacing="false" fo:line-height="100%" fo:text-align="justify" style:justify-single-word="false" fo:text-indent="-0.25in" style:auto-text-indent="false"/>
    </style:style>
    <style:style style:name="P536" style:family="paragraph" style:parent-style-name="Standard" style:list-style-name="WWNum306">
      <style:paragraph-properties fo:margin-left="1in" fo:margin-right="0in" fo:text-align="justify" style:justify-single-word="false" fo:text-indent="-0.25in" style:auto-text-indent="false"/>
    </style:style>
    <style:style style:name="P537" style:family="paragraph" style:parent-style-name="Standard" style:list-style-name="WWNum194">
      <style:paragraph-properties fo:margin-left="1in" fo:margin-right="0in" fo:text-align="justify" style:justify-single-word="false" fo:text-indent="-0.25in" style:auto-text-indent="false"/>
    </style:style>
    <style:style style:name="P538" style:family="paragraph" style:parent-style-name="Standard" style:list-style-name="WWNum184">
      <style:paragraph-properties fo:margin-left="1in" fo:margin-right="0in" fo:text-align="justify" style:justify-single-word="false" fo:text-indent="-0.25in" style:auto-text-indent="false"/>
    </style:style>
    <style:style style:name="P539" style:family="paragraph" style:parent-style-name="Standard" style:list-style-name="WWNum118">
      <style:paragraph-properties fo:margin-left="1in" fo:margin-right="0in" fo:text-align="justify" style:justify-single-word="false" fo:text-indent="-0.25in" style:auto-text-indent="false"/>
    </style:style>
    <style:style style:name="P540" style:family="paragraph" style:parent-style-name="Standard" style:list-style-name="WWNum64">
      <style:paragraph-properties fo:margin-left="1in" fo:margin-right="0in" fo:text-align="justify" style:justify-single-word="false" fo:text-indent="-0.25in" style:auto-text-indent="false"/>
    </style:style>
    <style:style style:name="P541" style:family="paragraph" style:parent-style-name="Standard" style:list-style-name="WWNum266">
      <style:paragraph-properties fo:margin-left="1in" fo:margin-right="0in" fo:text-align="justify" style:justify-single-word="false" fo:text-indent="-0.25in" style:auto-text-indent="false"/>
    </style:style>
    <style:style style:name="P542" style:family="paragraph" style:parent-style-name="Standard" style:list-style-name="WWNum102">
      <style:paragraph-properties fo:margin-left="1in" fo:margin-right="0in" fo:text-align="justify" style:justify-single-word="false" fo:text-indent="-0.25in" style:auto-text-indent="false"/>
    </style:style>
    <style:style style:name="P543" style:family="paragraph" style:parent-style-name="Standard" style:list-style-name="WWNum164">
      <style:paragraph-properties fo:margin-left="1in" fo:margin-right="0in" fo:text-align="justify" style:justify-single-word="false" fo:text-indent="-0.25in" style:auto-text-indent="false"/>
    </style:style>
    <style:style style:name="P544" style:family="paragraph" style:parent-style-name="Standard" style:list-style-name="WWNum41">
      <style:paragraph-properties fo:margin-left="1in" fo:margin-right="0in" fo:text-align="justify" style:justify-single-word="false" fo:text-indent="-0.25in" style:auto-text-indent="false"/>
    </style:style>
    <style:style style:name="P545" style:family="paragraph" style:parent-style-name="Standard" style:list-style-name="WWNum348">
      <style:paragraph-properties fo:margin-left="1in" fo:margin-right="0in" fo:text-align="justify" style:justify-single-word="false" fo:text-indent="-0.25in" style:auto-text-indent="false"/>
    </style:style>
    <style:style style:name="P546" style:family="paragraph" style:parent-style-name="Standard" style:list-style-name="WWNum46">
      <style:paragraph-properties fo:margin-left="1in" fo:margin-right="0in" fo:text-align="justify" style:justify-single-word="false" fo:text-indent="-0.25in" style:auto-text-indent="false"/>
    </style:style>
    <style:style style:name="P547" style:family="paragraph" style:parent-style-name="Standard" style:list-style-name="WWNum99">
      <style:paragraph-properties fo:margin-left="1in" fo:margin-right="0in" fo:text-align="justify" style:justify-single-word="false" fo:text-indent="-0.25in" style:auto-text-indent="false"/>
    </style:style>
    <style:style style:name="P548" style:family="paragraph" style:parent-style-name="Standard" style:list-style-name="WWNum305">
      <style:paragraph-properties fo:margin-left="1in" fo:margin-right="0in" fo:text-align="justify" style:justify-single-word="false" fo:text-indent="-0.25in" style:auto-text-indent="false"/>
    </style:style>
    <style:style style:name="P549" style:family="paragraph" style:parent-style-name="Standard" style:list-style-name="WWNum39">
      <style:paragraph-properties fo:margin-left="1in" fo:margin-right="0in" fo:text-align="justify" style:justify-single-word="false" fo:text-indent="-0.25in" style:auto-text-indent="false"/>
    </style:style>
    <style:style style:name="P550" style:family="paragraph" style:parent-style-name="Standard" style:list-style-name="WWNum259">
      <style:paragraph-properties fo:margin-left="1in" fo:margin-right="0in" fo:text-align="justify" style:justify-single-word="false" fo:text-indent="-0.25in" style:auto-text-indent="false"/>
    </style:style>
    <style:style style:name="P551" style:family="paragraph" style:parent-style-name="Standard" style:list-style-name="WWNum26">
      <style:paragraph-properties fo:margin-left="1in" fo:margin-right="0in" fo:text-align="justify" style:justify-single-word="false" fo:text-indent="-0.25in" style:auto-text-indent="false"/>
    </style:style>
    <style:style style:name="P552" style:family="paragraph" style:parent-style-name="Standard" style:list-style-name="WWNum36">
      <style:paragraph-properties fo:margin-left="1in" fo:margin-right="0in" fo:text-align="justify" style:justify-single-word="false" fo:text-indent="-0.25in" style:auto-text-indent="false"/>
    </style:style>
    <style:style style:name="P553" style:family="paragraph" style:parent-style-name="Standard" style:list-style-name="WWNum243">
      <style:paragraph-properties fo:margin-left="1in" fo:margin-right="0in" fo:text-align="justify" style:justify-single-word="false" fo:text-indent="-0.25in" style:auto-text-indent="false"/>
    </style:style>
    <style:style style:name="P554" style:family="paragraph" style:parent-style-name="Standard" style:list-style-name="WWNum344">
      <style:paragraph-properties fo:margin-left="1in" fo:margin-right="0in" fo:text-align="justify" style:justify-single-word="false" fo:text-indent="-0.25in" style:auto-text-indent="false"/>
    </style:style>
    <style:style style:name="P555" style:family="paragraph" style:parent-style-name="Standard" style:list-style-name="WWNum205">
      <style:paragraph-properties fo:margin-left="1in" fo:margin-right="0in" fo:text-align="justify" style:justify-single-word="false" fo:text-indent="-0.25in" style:auto-text-indent="false"/>
    </style:style>
    <style:style style:name="P556" style:family="paragraph" style:parent-style-name="Standard" style:list-style-name="WWNum136">
      <style:paragraph-properties fo:margin-left="1in" fo:margin-right="0in" fo:text-align="justify" style:justify-single-word="false" fo:text-indent="-0.25in" style:auto-text-indent="false"/>
    </style:style>
    <style:style style:name="P557" style:family="paragraph" style:parent-style-name="Standard" style:list-style-name="WWNum278">
      <style:paragraph-properties fo:margin-left="1in" fo:margin-right="0in" fo:text-indent="-0.25in" style:auto-text-indent="false"/>
    </style:style>
    <style:style style:name="P558" style:family="paragraph" style:parent-style-name="Standard" style:list-style-name="WWNum417">
      <style:paragraph-properties fo:margin-left="1in" fo:margin-right="0in" fo:text-indent="-0.25in" style:auto-text-indent="false"/>
    </style:style>
    <style:style style:name="P559" style:family="paragraph" style:parent-style-name="Standard" style:list-style-name="WWNum418">
      <style:paragraph-properties fo:margin-left="1in" fo:margin-right="0in" fo:text-indent="-0.25in" style:auto-text-indent="false"/>
    </style:style>
    <style:style style:name="P560" style:family="paragraph" style:parent-style-name="Standard" style:list-style-name="WWNum342">
      <style:paragraph-properties fo:margin-left="1in" fo:margin-right="0in" fo:text-indent="-0.25in" style:auto-text-indent="false"/>
    </style:style>
    <style:style style:name="P561" style:family="paragraph" style:parent-style-name="Standard" style:list-style-name="WWNum396">
      <style:paragraph-properties fo:margin-left="1in" fo:margin-right="0in" fo:text-indent="-0.25in" style:auto-text-indent="false"/>
    </style:style>
    <style:style style:name="P562" style:family="paragraph" style:parent-style-name="Standard" style:list-style-name="WWNum165">
      <style:paragraph-properties fo:margin-left="1in" fo:margin-right="0in" fo:text-indent="-0.25in" style:auto-text-indent="false"/>
    </style:style>
    <style:style style:name="P563" style:family="paragraph" style:parent-style-name="Standard" style:list-style-name="WWNum68">
      <style:paragraph-properties fo:margin-left="1in" fo:margin-right="0in" fo:text-indent="-0.25in" style:auto-text-indent="false"/>
    </style:style>
    <style:style style:name="P564" style:family="paragraph" style:parent-style-name="Standard" style:list-style-name="WWNum129">
      <style:paragraph-properties fo:margin-left="1in" fo:margin-right="0in" fo:text-indent="-0.25in" style:auto-text-indent="false"/>
    </style:style>
    <style:style style:name="P565" style:family="paragraph" style:parent-style-name="Standard" style:list-style-name="WWNum405">
      <style:paragraph-properties fo:margin-left="1in" fo:margin-right="0in" fo:text-indent="-0.25in" style:auto-text-indent="false"/>
    </style:style>
    <style:style style:name="P566" style:family="paragraph" style:parent-style-name="Standard" style:list-style-name="WWNum264">
      <style:paragraph-properties fo:margin-left="1in" fo:margin-right="0in" fo:text-indent="-0.25in" style:auto-text-indent="false"/>
    </style:style>
    <style:style style:name="P567" style:family="paragraph" style:parent-style-name="Standard" style:list-style-name="WWNum169">
      <style:paragraph-properties fo:margin-left="1in" fo:margin-right="0in" fo:text-indent="-0.25in" style:auto-text-indent="false"/>
    </style:style>
    <style:style style:name="P568" style:family="paragraph" style:parent-style-name="Standard" style:list-style-name="WWNum51">
      <style:paragraph-properties fo:margin-left="1in" fo:margin-right="0in" fo:text-indent="-0.25in" style:auto-text-indent="false"/>
    </style:style>
    <style:style style:name="P569" style:family="paragraph" style:parent-style-name="Standard" style:list-style-name="WWNum394">
      <style:paragraph-properties fo:margin-left="1in" fo:margin-right="0in" fo:text-indent="-0.25in" style:auto-text-indent="false"/>
    </style:style>
    <style:style style:name="P570" style:family="paragraph" style:parent-style-name="Standard" style:list-style-name="WWNum335">
      <style:paragraph-properties fo:margin-left="1in" fo:margin-right="0in" fo:text-indent="-0.25in" style:auto-text-indent="false"/>
    </style:style>
    <style:style style:name="P571" style:family="paragraph" style:parent-style-name="Standard" style:list-style-name="WWNum138">
      <style:paragraph-properties fo:margin-left="1in" fo:margin-right="0in" fo:text-indent="-0.25in" style:auto-text-indent="false"/>
    </style:style>
    <style:style style:name="P572" style:family="paragraph" style:parent-style-name="Standard" style:list-style-name="WWNum285">
      <style:paragraph-properties fo:margin-left="1in" fo:margin-right="0in" fo:text-indent="-0.25in" style:auto-text-indent="false"/>
    </style:style>
    <style:style style:name="P573" style:family="paragraph" style:parent-style-name="Standard" style:list-style-name="WWNum287">
      <style:paragraph-properties fo:margin-left="1in" fo:margin-right="0in" fo:text-indent="-0.25in" style:auto-text-indent="false"/>
    </style:style>
    <style:style style:name="P574" style:family="paragraph" style:parent-style-name="Standard" style:list-style-name="WWNum208">
      <style:paragraph-properties fo:margin-left="1in" fo:margin-right="0in" fo:text-indent="-0.25in" style:auto-text-indent="false"/>
    </style:style>
    <style:style style:name="P575" style:family="paragraph" style:parent-style-name="Standard" style:list-style-name="WWNum257">
      <style:paragraph-properties fo:margin-left="1in" fo:margin-right="0in" fo:text-indent="-0.25in" style:auto-text-indent="false"/>
    </style:style>
    <style:style style:name="P576" style:family="paragraph" style:parent-style-name="Standard" style:list-style-name="WWNum355">
      <style:paragraph-properties fo:margin-left="1in" fo:margin-right="0in" fo:text-indent="-0.25in" style:auto-text-indent="false"/>
    </style:style>
    <style:style style:name="P577" style:family="paragraph" style:parent-style-name="Standard" style:list-style-name="WWNum258">
      <style:paragraph-properties fo:margin-left="1in" fo:margin-right="0in" fo:text-indent="-0.25in" style:auto-text-indent="false"/>
    </style:style>
    <style:style style:name="P578" style:family="paragraph" style:parent-style-name="Standard" style:list-style-name="WWNum174">
      <style:paragraph-properties fo:margin-left="1in" fo:margin-right="0in" fo:text-indent="-0.25in" style:auto-text-indent="false"/>
    </style:style>
    <style:style style:name="P579" style:family="paragraph" style:parent-style-name="Standard" style:list-style-name="WWNum132">
      <style:paragraph-properties fo:margin-left="1in" fo:margin-right="0in" fo:text-indent="-0.25in" style:auto-text-indent="false"/>
    </style:style>
    <style:style style:name="P580" style:family="paragraph" style:parent-style-name="Standard" style:list-style-name="WWNum42">
      <style:paragraph-properties fo:margin-left="1in" fo:margin-right="0in" fo:text-indent="-0.25in" style:auto-text-indent="false"/>
    </style:style>
    <style:style style:name="P581" style:family="paragraph" style:parent-style-name="Standard" style:list-style-name="WWNum126">
      <style:paragraph-properties fo:margin-left="1in" fo:margin-right="0in" fo:text-indent="-0.25in" style:auto-text-indent="false"/>
    </style:style>
    <style:style style:name="P582" style:family="paragraph" style:parent-style-name="Standard" style:list-style-name="WWNum322">
      <style:paragraph-properties fo:margin-left="1in" fo:margin-right="0in" fo:text-indent="-0.25in" style:auto-text-indent="false"/>
    </style:style>
    <style:style style:name="P583" style:family="paragraph" style:parent-style-name="Standard" style:list-style-name="WWNum340">
      <style:paragraph-properties fo:margin-left="1in" fo:margin-right="0in" fo:text-indent="-0.25in" style:auto-text-indent="false"/>
    </style:style>
    <style:style style:name="P584" style:family="paragraph" style:parent-style-name="Standard" style:list-style-name="WWNum390">
      <style:paragraph-properties fo:margin-left="1in" fo:margin-right="0in" fo:text-indent="-0.25in" style:auto-text-indent="false"/>
    </style:style>
    <style:style style:name="P585" style:family="paragraph" style:parent-style-name="Standard" style:list-style-name="WWNum33">
      <style:paragraph-properties fo:margin-left="1in" fo:margin-right="0in" fo:text-indent="-0.25in" style:auto-text-indent="false"/>
    </style:style>
    <style:style style:name="P586" style:family="paragraph" style:parent-style-name="Standard" style:list-style-name="WWNum213">
      <style:paragraph-properties fo:margin-left="1in" fo:margin-right="0in" fo:text-indent="-0.25in" style:auto-text-indent="false"/>
    </style:style>
    <style:style style:name="P587" style:family="paragraph" style:parent-style-name="Standard" style:list-style-name="WWNum362">
      <style:paragraph-properties fo:margin-left="1in" fo:margin-right="0in" fo:text-indent="-0.25in" style:auto-text-indent="false"/>
    </style:style>
    <style:style style:name="P588" style:family="paragraph" style:parent-style-name="Standard" style:list-style-name="WWNum67">
      <style:paragraph-properties fo:margin-left="1in" fo:margin-right="0in" fo:text-indent="-0.25in" style:auto-text-indent="false"/>
    </style:style>
    <style:style style:name="P589" style:family="paragraph" style:parent-style-name="Standard" style:list-style-name="WWNum268">
      <style:paragraph-properties fo:margin-left="1in" fo:margin-right="0in" fo:text-indent="-0.25in" style:auto-text-indent="false"/>
    </style:style>
    <style:style style:name="P590" style:family="paragraph" style:parent-style-name="Standard" style:list-style-name="WWNum381">
      <style:paragraph-properties fo:margin-left="1in" fo:margin-right="0in" fo:text-indent="-0.25in" style:auto-text-indent="false"/>
    </style:style>
    <style:style style:name="P591" style:family="paragraph" style:parent-style-name="Standard" style:list-style-name="WWNum309">
      <style:paragraph-properties fo:margin-left="1in" fo:margin-right="0in" fo:text-indent="-0.25in" style:auto-text-indent="false"/>
    </style:style>
    <style:style style:name="P592" style:family="paragraph" style:parent-style-name="Standard" style:list-style-name="WWNum332">
      <style:paragraph-properties fo:margin-left="1in" fo:margin-right="0in" fo:text-indent="-0.25in" style:auto-text-indent="false"/>
    </style:style>
    <style:style style:name="P593" style:family="paragraph" style:parent-style-name="Standard" style:list-style-name="WWNum331">
      <style:paragraph-properties fo:margin-left="1in" fo:margin-right="0in" fo:text-indent="-0.25in" style:auto-text-indent="false"/>
    </style:style>
    <style:style style:name="P594" style:family="paragraph" style:parent-style-name="Standard" style:list-style-name="WWNum219">
      <style:paragraph-properties fo:margin-left="1in" fo:margin-right="0in" fo:text-indent="-0.25in" style:auto-text-indent="false"/>
    </style:style>
    <style:style style:name="P595" style:family="paragraph" style:parent-style-name="Standard" style:list-style-name="WWNum69">
      <style:paragraph-properties fo:margin-left="1in" fo:margin-right="0in" fo:text-indent="-0.25in" style:auto-text-indent="false"/>
    </style:style>
    <style:style style:name="P596" style:family="paragraph" style:parent-style-name="Standard" style:list-style-name="WWNum7">
      <style:paragraph-properties fo:margin-left="1in" fo:margin-right="0in" fo:text-indent="-0.25in" style:auto-text-indent="false"/>
    </style:style>
    <style:style style:name="P597" style:family="paragraph" style:parent-style-name="Standard" style:list-style-name="WWNum160">
      <style:paragraph-properties fo:margin-left="1in" fo:margin-right="0in" fo:text-indent="-0.25in" style:auto-text-indent="false"/>
    </style:style>
    <style:style style:name="P598" style:family="paragraph" style:parent-style-name="Standard" style:list-style-name="WWNum197">
      <style:paragraph-properties fo:margin-left="1in" fo:margin-right="0in" fo:text-indent="-0.25in" style:auto-text-indent="false"/>
    </style:style>
    <style:style style:name="P599" style:family="paragraph" style:parent-style-name="Standard" style:list-style-name="WWNum57">
      <style:paragraph-properties fo:margin-left="1in" fo:margin-right="0in" fo:text-indent="-0.25in" style:auto-text-indent="false"/>
    </style:style>
    <style:style style:name="P600" style:family="paragraph" style:parent-style-name="Standard" style:list-style-name="WWNum398">
      <style:paragraph-properties fo:margin-left="1in" fo:margin-right="0in" fo:text-indent="-0.25in" style:auto-text-indent="false"/>
    </style:style>
    <style:style style:name="P601" style:family="paragraph" style:parent-style-name="Standard" style:list-style-name="WWNum216">
      <style:paragraph-properties fo:margin-left="1in" fo:margin-right="0in" fo:text-indent="-0.25in" style:auto-text-indent="false"/>
    </style:style>
    <style:style style:name="P602" style:family="paragraph" style:parent-style-name="Standard" style:list-style-name="WWNum74">
      <style:paragraph-properties fo:margin-left="1in" fo:margin-right="0in" fo:text-indent="-0.25in" style:auto-text-indent="false"/>
    </style:style>
    <style:style style:name="P603" style:family="paragraph" style:parent-style-name="Standard" style:list-style-name="WWNum37">
      <style:paragraph-properties fo:margin-left="1in" fo:margin-right="0in" fo:text-indent="-0.25in" style:auto-text-indent="false"/>
    </style:style>
    <style:style style:name="P604" style:family="paragraph" style:parent-style-name="Standard" style:list-style-name="WWNum297">
      <style:paragraph-properties fo:margin-left="1in" fo:margin-right="0in" fo:text-indent="-0.25in" style:auto-text-indent="false"/>
    </style:style>
    <style:style style:name="P605" style:family="paragraph" style:parent-style-name="Standard" style:list-style-name="WWNum70">
      <style:paragraph-properties fo:margin-left="1in" fo:margin-right="0in" fo:text-indent="-0.25in" style:auto-text-indent="false"/>
    </style:style>
    <style:style style:name="P606" style:family="paragraph" style:parent-style-name="Standard" style:list-style-name="WWNum157">
      <style:paragraph-properties fo:margin-left="1in" fo:margin-right="0in" fo:text-indent="-0.25in" style:auto-text-indent="false"/>
    </style:style>
    <style:style style:name="P607" style:family="paragraph" style:parent-style-name="Standard" style:list-style-name="WWNum310">
      <style:paragraph-properties fo:margin-left="1in" fo:margin-right="0in" fo:text-indent="-0.25in" style:auto-text-indent="false"/>
    </style:style>
    <style:style style:name="P608" style:family="paragraph" style:parent-style-name="Standard" style:list-style-name="WWNum319">
      <style:paragraph-properties fo:margin-left="1in" fo:margin-right="0in" fo:text-indent="-0.25in" style:auto-text-indent="false"/>
    </style:style>
    <style:style style:name="P609" style:family="paragraph" style:parent-style-name="Standard" style:list-style-name="WWNum101">
      <style:paragraph-properties fo:margin-left="1in" fo:margin-right="0in" fo:text-indent="-0.25in" style:auto-text-indent="false"/>
    </style:style>
    <style:style style:name="P610" style:family="paragraph" style:parent-style-name="Standard" style:list-style-name="WWNum34">
      <style:paragraph-properties fo:margin-left="1in" fo:margin-right="0in" fo:text-indent="-0.25in" style:auto-text-indent="false"/>
    </style:style>
    <style:style style:name="P611" style:family="paragraph" style:parent-style-name="Standard" style:list-style-name="WWNum244">
      <style:paragraph-properties fo:margin-left="1in" fo:margin-right="0in" fo:text-indent="-0.25in" style:auto-text-indent="false"/>
    </style:style>
    <style:style style:name="P612" style:family="paragraph" style:parent-style-name="Standard" style:list-style-name="WWNum121">
      <style:paragraph-properties fo:margin-left="1in" fo:margin-right="0in" fo:text-indent="-0.25in" style:auto-text-indent="false"/>
    </style:style>
    <style:style style:name="P613" style:family="paragraph" style:parent-style-name="Standard" style:list-style-name="WWNum320">
      <style:paragraph-properties fo:margin-left="1in" fo:margin-right="0in" fo:text-indent="-0.25in" style:auto-text-indent="false"/>
    </style:style>
    <style:style style:name="P614" style:family="paragraph" style:parent-style-name="Standard" style:list-style-name="WWNum286">
      <style:paragraph-properties fo:margin-left="1in" fo:margin-right="0in" fo:text-indent="-0.25in" style:auto-text-indent="false"/>
    </style:style>
    <style:style style:name="P615" style:family="paragraph" style:parent-style-name="Standard" style:list-style-name="WWNum301">
      <style:paragraph-properties fo:margin-left="1in" fo:margin-right="0in" fo:text-indent="-0.25in" style:auto-text-indent="false"/>
    </style:style>
    <style:style style:name="P616" style:family="paragraph" style:parent-style-name="Standard" style:list-style-name="WWNum376">
      <style:paragraph-properties fo:margin-left="1in" fo:margin-right="0in" fo:text-indent="-0.25in" style:auto-text-indent="false"/>
    </style:style>
    <style:style style:name="P617" style:family="paragraph" style:parent-style-name="Standard" style:list-style-name="WWNum5">
      <style:paragraph-properties fo:margin-left="1in" fo:margin-right="0in" fo:text-indent="-0.25in" style:auto-text-indent="false"/>
    </style:style>
    <style:style style:name="P618" style:family="paragraph" style:parent-style-name="Standard" style:list-style-name="WWNum176">
      <style:paragraph-properties fo:margin-left="1in" fo:margin-right="0in" fo:text-indent="-0.25in" style:auto-text-indent="false"/>
    </style:style>
    <style:style style:name="P619" style:family="paragraph" style:parent-style-name="Standard" style:list-style-name="WWNum389">
      <style:paragraph-properties fo:margin-left="1in" fo:margin-right="0in" fo:text-indent="-0.25in" style:auto-text-indent="false"/>
    </style:style>
    <style:style style:name="P620" style:family="paragraph" style:parent-style-name="Standard" style:list-style-name="WWNum131">
      <style:paragraph-properties fo:margin-left="1in" fo:margin-right="0in" fo:text-indent="-0.25in" style:auto-text-indent="false"/>
    </style:style>
    <style:style style:name="P621" style:family="paragraph" style:parent-style-name="Standard" style:list-style-name="WWNum104">
      <style:paragraph-properties fo:margin-left="1in" fo:margin-right="0in" fo:text-indent="-0.25in" style:auto-text-indent="false"/>
    </style:style>
    <style:style style:name="P622" style:family="paragraph" style:parent-style-name="Standard" style:list-style-name="WWNum338">
      <style:paragraph-properties fo:margin-left="1in" fo:margin-right="0in" fo:text-indent="-0.25in" style:auto-text-indent="false"/>
    </style:style>
    <style:style style:name="P623" style:family="paragraph" style:parent-style-name="Standard" style:list-style-name="WWNum38">
      <style:paragraph-properties fo:margin-left="1in" fo:margin-right="0in" fo:text-indent="-0.25in" style:auto-text-indent="false"/>
    </style:style>
    <style:style style:name="P624" style:family="paragraph" style:parent-style-name="Standard" style:list-style-name="WWNum298">
      <style:paragraph-properties fo:margin-left="1in" fo:margin-right="0in" fo:text-indent="-0.25in" style:auto-text-indent="false"/>
    </style:style>
    <style:style style:name="P625" style:family="paragraph" style:parent-style-name="Standard" style:list-style-name="WWNum92">
      <style:paragraph-properties fo:margin-left="1in" fo:margin-right="0in" fo:text-indent="-0.25in" style:auto-text-indent="false"/>
    </style:style>
    <style:style style:name="P626" style:family="paragraph" style:parent-style-name="Standard" style:list-style-name="WWNum226">
      <style:paragraph-properties fo:margin-left="1in" fo:margin-right="0in" fo:text-indent="-0.25in" style:auto-text-indent="false"/>
    </style:style>
    <style:style style:name="P627" style:family="paragraph" style:parent-style-name="Standard" style:list-style-name="WWNum171">
      <style:paragraph-properties fo:margin-left="1in" fo:margin-right="0in" fo:text-indent="-0.25in" style:auto-text-indent="false"/>
    </style:style>
    <style:style style:name="P628" style:family="paragraph" style:parent-style-name="Standard" style:list-style-name="WWNum353">
      <style:paragraph-properties fo:margin-left="1in" fo:margin-right="0in" fo:text-indent="-0.25in" style:auto-text-indent="false"/>
    </style:style>
    <style:style style:name="P629" style:family="paragraph" style:parent-style-name="Standard" style:list-style-name="WWNum300">
      <style:paragraph-properties fo:margin-left="1in" fo:margin-right="0in" fo:text-indent="-0.25in" style:auto-text-indent="false"/>
    </style:style>
    <style:style style:name="P630" style:family="paragraph" style:parent-style-name="Standard" style:list-style-name="WWNum166">
      <style:paragraph-properties fo:margin-left="1.5in" fo:margin-right="0in" fo:margin-top="0in" fo:margin-bottom="0in" loext:contextual-spacing="false" fo:line-height="100%" fo:text-align="justify" style:justify-single-word="false" fo:text-indent="-0.25in" style:auto-text-indent="false"/>
    </style:style>
    <style:style style:name="P631" style:family="paragraph" style:parent-style-name="Standard" style:list-style-name="WWNum166">
      <style:paragraph-properties fo:margin-left="1.5in" fo:margin-right="0in" fo:margin-top="0in" fo:margin-bottom="0.1665in" loext:contextual-spacing="false" fo:line-height="100%" fo:text-align="justify" style:justify-single-word="false" fo:text-indent="-0.25in" style:auto-text-indent="false"/>
    </style:style>
    <style:style style:name="P632" style:family="paragraph" style:parent-style-name="Standard" style:list-style-name="WWNum278">
      <style:paragraph-properties fo:margin-left="1.5in" fo:margin-right="0in" fo:text-indent="-0.25in" style:auto-text-indent="false"/>
    </style:style>
    <style:style style:name="P633" style:family="paragraph" style:parent-style-name="Standard" style:list-style-name="WWNum165">
      <style:paragraph-properties fo:margin-left="1.5in" fo:margin-right="0in" fo:text-indent="-0.25in" style:auto-text-indent="false"/>
    </style:style>
    <style:style style:name="P634" style:family="paragraph" style:parent-style-name="Standard" style:list-style-name="WWNum7">
      <style:paragraph-properties fo:margin-left="1.5in" fo:margin-right="0in" fo:text-indent="-0.25in" style:auto-text-indent="false"/>
    </style:style>
    <style:style style:name="P635" style:family="paragraph" style:parent-style-name="Standard">
      <style:paragraph-properties fo:break-before="page"/>
    </style:style>
    <style:style style:name="P636" style:family="paragraph" style:parent-style-name="Standard" style:list-style-name="WWNum278">
      <style:paragraph-properties fo:margin-left="2in" fo:margin-right="0in" fo:text-indent="-0.25in" style:auto-text-indent="false"/>
    </style:style>
    <style:style style:name="P637" style:family="paragraph" style:parent-style-name="Standard">
      <style:paragraph-properties fo:margin-left="0.1953in" fo:margin-right="0in" fo:text-indent="0in" style:auto-text-indent="false"/>
    </style:style>
    <style:style style:name="P638" style:family="paragraph" style:parent-style-name="Standard">
      <style:paragraph-properties fo:margin-left="0.1953in" fo:margin-right="0in" fo:text-align="justify" style:justify-single-word="false" fo:text-indent="0in" style:auto-text-indent="false"/>
    </style:style>
    <style:style style:name="P639" style:family="paragraph" style:parent-style-name="Standard">
      <style:paragraph-properties fo:margin-left="0.5in" fo:margin-right="0in" fo:text-indent="0in" style:auto-text-indent="false"/>
    </style:style>
    <style:style style:name="P640" style:family="paragraph" style:parent-style-name="Standard">
      <style:paragraph-properties fo:margin-top="0in" fo:margin-bottom="0.0555in" loext:contextual-spacing="false" fo:line-height="100%" fo:keep-together="auto" fo:keep-with-next="auto"/>
    </style:style>
    <style:style style:name="P641" style:family="paragraph" style:parent-style-name="Standard">
      <style:paragraph-properties fo:margin-top="0.1945in" fo:margin-bottom="0in" loext:contextual-spacing="false" fo:line-height="100%" fo:keep-together="auto" fo:keep-with-next="auto"/>
    </style:style>
    <style:style style:name="P642" style:family="paragraph" style:parent-style-name="Heading_20_1">
      <style:paragraph-properties fo:margin-left="0.1965in" fo:margin-right="0in" fo:text-indent="-0.0008in" style:auto-text-indent="false"/>
    </style:style>
    <style:style style:name="P643" style:family="paragraph" style:parent-style-name="Heading_20_1">
      <style:paragraph-properties fo:margin-left="0.1965in" fo:margin-right="0in" fo:margin-top="0.278in" fo:margin-bottom="0.0555in" loext:contextual-spacing="false" fo:line-height="100%" fo:text-indent="-0.0008in" style:auto-text-indent="false" fo:break-before="page"/>
    </style:style>
    <style:style style:name="P644" style:family="paragraph" style:parent-style-name="Heading_20_1">
      <style:paragraph-properties fo:margin-left="0.1965in" fo:margin-right="0in" fo:margin-top="0.1665in" fo:margin-bottom="0.1665in" loext:contextual-spacing="false" fo:line-height="100%" fo:text-align="justify" style:justify-single-word="false" fo:text-indent="-0.0008in" style:auto-text-indent="false"/>
    </style:style>
    <style:style style:name="P645" style:family="paragraph" style:parent-style-name="Heading_20_1">
      <style:paragraph-properties fo:margin-left="0.1965in" fo:margin-right="0in" fo:margin-top="0.3335in" fo:margin-bottom="0.0835in" loext:contextual-spacing="false" fo:line-height="100%" fo:text-align="justify" style:justify-single-word="false" fo:keep-together="auto" fo:text-indent="-0.0008in" style:auto-text-indent="false" fo:keep-with-next="auto"/>
    </style:style>
    <style:style style:name="P646" style:family="paragraph" style:parent-style-name="Heading_20_1">
      <style:paragraph-properties fo:margin-left="0.1965in" fo:margin-right="0in" fo:margin-top="0.3335in" fo:margin-bottom="0.0835in" loext:contextual-spacing="false" fo:line-height="100%" fo:text-align="justify" style:justify-single-word="false" fo:keep-together="auto" fo:text-indent="-0.0008in" style:auto-text-indent="false" fo:break-before="page" fo:keep-with-next="auto"/>
    </style:style>
    <style:style style:name="P647" style:family="paragraph" style:parent-style-name="Heading_20_1">
      <style:paragraph-properties fo:margin-left="0.1965in" fo:margin-right="0in" fo:margin-top="0.1945in" fo:margin-bottom="0.0835in" loext:contextual-spacing="false" fo:line-height="100%" fo:keep-together="auto" fo:text-indent="-0.0008in" style:auto-text-indent="false" fo:keep-with-next="auto"/>
      <style:text-properties style:font-name="Roboto" fo:font-weight="bold" style:font-name-asian="Roboto1" style:font-weight-asian="bold" style:font-name-complex="Roboto1"/>
    </style:style>
    <style:style style:name="P648" style:family="paragraph" style:parent-style-name="Heading_20_1">
      <style:paragraph-properties fo:margin-left="0.1965in" fo:margin-right="0in" fo:text-indent="-0.0008in" style:auto-text-indent="false" fo:break-before="page"/>
    </style:style>
    <style:style style:name="P649" style:family="paragraph" style:parent-style-name="Heading_20_1">
      <style:paragraph-properties fo:break-before="page"/>
    </style:style>
    <style:style style:name="P650" style:family="paragraph" style:parent-style-name="Heading_20_1">
      <style:paragraph-properties fo:margin-left="0in" fo:margin-right="0in" fo:text-indent="0in" style:auto-text-indent="false" fo:break-before="page"/>
    </style:style>
    <style:style style:name="P651" style:family="paragraph" style:parent-style-name="Heading_20_1">
      <style:paragraph-properties fo:margin-left="0in" fo:margin-right="0in" fo:margin-top="0.3335in" fo:margin-bottom="0.0835in" loext:contextual-spacing="false" fo:line-height="100%" fo:text-indent="0in" style:auto-text-indent="false" fo:break-before="page"/>
    </style:style>
    <style:style style:name="P652" style:family="paragraph" style:parent-style-name="Title">
      <style:paragraph-properties fo:margin-left="0.1965in" fo:margin-right="0in" fo:text-indent="-0.0008in" style:auto-text-indent="false"/>
    </style:style>
    <style:style style:name="P653" style:family="paragraph" style:parent-style-name="Title">
      <style:paragraph-properties fo:margin-left="0.1965in" fo:margin-right="0in" fo:margin-top="1in" fo:margin-bottom="0in" loext:contextual-spacing="false" fo:line-height="100%" fo:text-align="start" style:justify-single-word="false" fo:text-indent="-0.0008in" style:auto-text-indent="false"/>
    </style:style>
    <style:style style:name="P654" style:family="paragraph" style:parent-style-name="Title" style:master-page-name="First_20_Page">
      <style:paragraph-properties fo:margin-left="0.1965in" fo:margin-right="0in" fo:margin-top="1in" fo:margin-bottom="0in" loext:contextual-spacing="false" fo:line-height="100%" fo:text-align="start" style:justify-single-word="false" fo:text-indent="-0.0008in" style:auto-text-indent="false" style:page-number="1"/>
    </style:style>
    <style:style style:name="T1" style:family="text">
      <style:text-properties fo:color="#669966" style:font-name="Proxima Nova" fo:font-size="24pt" style:font-name-asian="Proxima Nova1" style:font-size-asian="24pt" style:font-name-complex="Proxima Nova1" style:font-size-complex="24pt"/>
    </style:style>
    <style:style style:name="T2" style:family="text">
      <style:text-properties fo:color="#404040" style:font-name="Proxima Nova" fo:font-size="48pt" fo:font-weight="bold" style:font-name-asian="Proxima Nova1" style:font-size-asian="48pt" style:font-weight-asian="bold" style:font-name-complex="Proxima Nova1" style:font-size-complex="48pt"/>
    </style:style>
    <style:style style:name="T3" style:family="text">
      <style:text-properties fo:color="#404040" style:font-name="Proxima Nova" fo:font-size="35pt" fo:font-weight="bold" style:font-name-asian="Proxima Nova1" style:font-size-asian="35pt" style:font-weight-asian="bold" style:font-name-complex="Proxima Nova1" style:font-size-complex="35pt"/>
    </style:style>
    <style:style style:name="T4" style:family="text">
      <style:text-properties fo:color="#404040" style:font-name="Proxima Nova" fo:font-size="37pt" fo:font-weight="bold" style:font-name-asian="Proxima Nova1" style:font-size-asian="37pt" style:font-weight-asian="bold" style:font-name-complex="Proxima Nova1" style:font-size-complex="37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style:font-name="Calibri" fo:font-size="14pt" style:font-name-asian="Calibri1" style:font-size-asian="14pt" style:font-name-complex="Calibri1"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Calibri" fo:font-size="12pt" style:font-name-asian="Calibri1" style:font-size-asian="12pt" style:font-name-complex="Calibri1" style:font-size-complex="12pt"/>
    </style:style>
    <style:style style:name="T11" style:family="text">
      <style:text-properties style:font-name="Roboto" style:font-name-asian="Roboto1" style:font-name-complex="Roboto1"/>
    </style:style>
    <style:style style:name="T12" style:family="text">
      <style:text-properties style:font-name="Roboto" fo:font-size="23pt" fo:font-weight="bold" style:font-name-asian="Roboto1" style:font-size-asian="23pt" style:font-weight-asian="bold" style:font-name-complex="Roboto1" style:font-size-complex="23pt"/>
    </style:style>
    <style:style style:name="T13" style:family="text">
      <style:text-properties style:font-name="Roboto" fo:font-weight="bold" style:font-name-asian="Roboto1" style:font-weight-asian="bold" style:font-name-complex="Roboto1"/>
    </style:style>
    <style:style style:name="T14" style:family="text">
      <style:text-properties style:font-name="Roboto" style:text-underline-style="none" style:font-name-asian="Roboto1" style:font-name-complex="Roboto1"/>
    </style:style>
    <style:style style:name="T15" style:family="text">
      <style:text-properties fo:font-variant="normal" fo:text-transform="none" fo:color="#000000" style:text-line-through-style="none" style:text-line-through-type="none" style:text-position="0% 100%" style:font-name="Arial" fo:font-size="9pt" fo:font-style="normal" style:text-underline-style="none" fo:font-weight="bold" style:font-name-asian="Arial1" style:font-size-asian="9pt" style:font-style-asian="normal" style:font-weight-asian="bold" style:font-name-complex="Arial1" style:font-size-complex="9pt"/>
    </style:style>
    <style:style style:name="T1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7" style:family="text">
      <style:text-properties fo:font-variant="normal" fo:text-transform="none" fo:color="#000000" style:text-line-through-style="none" style:text-line-through-type="none" style:text-position="0% 100%" style:font-name="Roboto" fo:font-size="9pt" fo:font-style="normal" style:text-underline-style="none" fo:font-weight="bold" style:font-name-asian="Roboto1" style:font-size-asian="9pt" style:font-style-asian="normal" style:font-weight-asian="bold" style:font-name-complex="Roboto1" style:font-size-complex="9pt"/>
    </style:style>
    <style:style style:name="T18" style:family="text">
      <style:text-properties fo:font-weight="bold" style:font-weight-asian="bold"/>
    </style:style>
    <style:style style:name="T19" style:family="text">
      <style:text-properties style:text-underline-style="solid" style:text-underline-width="auto" style:text-underline-color="font-color" fo:font-weight="bold" style:font-weight-asian="bold"/>
    </style:style>
    <style:style style:name="T20" style:family="text">
      <style:text-properties fo:font-style="italic" style:font-style-asian="italic"/>
    </style:style>
    <style:style style:name="T21" style:family="text">
      <style:text-properties style:text-underline-style="none"/>
    </style:style>
    <style:style style:name="T22" style:family="text">
      <style:text-properties fo:font-size="23pt" fo:font-weight="bold" style:font-size-asian="23pt" style:font-weight-asian="bold" style:font-size-complex="23pt"/>
    </style:style>
    <style:style style:name="T23" style:family="text">
      <style:text-properties style:font-name="Roboto Mono" style:font-name-asian="Roboto Mono1" style:font-name-complex="Roboto Mono1"/>
    </style:style>
    <style:style style:name="T24" style:family="text">
      <style:text-properties fo:font-size="17pt" fo:font-weight="bold" style:font-size-asian="17pt" style:font-weight-asian="bold" style:font-size-complex="17pt"/>
    </style:style>
    <style:style style:name="T25" style:family="text">
      <style:text-properties fo:color="#188038" style:font-name="Roboto Mono" style:font-name-asian="Roboto Mono1" style:font-name-complex="Roboto Mono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4"><text:bookmark text:name="_aczyuw2yex2w"/><text:span text:style-name="T1">Oposiciones cuerpo de secundaria.</text:span><text:span text:style-name="T2"><text:line-break/></text:span><text:span text:style-name="T3">Esquemas sobre temario oposición profesorado Secundaria.</text:span></text:p>
      <text:p text:style-name="P653"><text:bookmark text:name="_m0lm0ectjiem"/><text:span text:style-name="T4">Especialidad informática</text:span></text:p>
      <text:p text:style-name="P1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12"/>
      <text:p text:style-name="P12"/>
      <text:p text:style-name="P13"><text:span text:style-name="T6">Autor: Sergi García Barea</text:span></text:p>
      <text:p text:style-name="P13"><text:span text:style-name="T6">Actualizado Abril 2025</text:span></text:p>
      <text:p text:style-name="P14"/>
      <text:p text:style-name="P13"><text:span text:style-name="T7">Licencia</text:span></text:p>
      <text:p text:style-name="P21"/>
      <text:p text:style-name="P22"><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15"/>
      <text:p text:style-name="P652"><text:bookmark text:name="_6nod0mqr0z6t"/><text:span text:style-name="T11">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6">
            <text:index-source-style text:style-name="Heading_20_6"/>
          </text:index-source-styles>
        </text:table-of-content-source>
        <text:index-body>
          <text:p text:style-name="P23"><text:a xlink:type="simple" xlink:href="#_qgf6wc5twfuu" text:style-name="Index_20_Link" text:visited-style-name="Index_20_Link"><text:span text:style-name="T15">Introducción<text:tab/>3</text:span></text:a></text:p>
          <text:p text:style-name="P23"><text:a xlink:type="simple" xlink:href="#_okzkg9mr3qa0" text:style-name="Index_20_Link" text:visited-style-name="Index_20_Link"><text:span text:style-name="T15">Para el buen docente<text:tab/>3</text:span></text:a></text:p>
          <text:p text:style-name="P23"><text:a xlink:type="simple" xlink:href="#_pzhjb2xpxluc" text:style-name="Index_20_Link" text:visited-style-name="Index_20_Link"><text:span text:style-name="T15">¿Para qué prueba están adaptados estos esquemas?<text:tab/>3</text:span></text:a></text:p>
          <text:p text:style-name="P23"><text:a xlink:type="simple" xlink:href="#_1c3s5l91ce7z" text:style-name="Index_20_Link" text:visited-style-name="Index_20_Link"><text:span text:style-name="T17">Tema 1: Representación y comunicación de la información<text:tab/>4</text:span></text:a></text:p>
          <text:p text:style-name="P23"><text:a xlink:type="simple" xlink:href="#_22dgzzs05i9" text:style-name="Index_20_Link" text:visited-style-name="Index_20_Link"><text:span text:style-name="T17">Tema 2: Elementos funcionales de un ordenador digital. Arquitectura<text:tab/>7</text:span></text:a></text:p>
          <text:p text:style-name="P23"><text:a xlink:type="simple" xlink:href="#_swjejro9bplu" text:style-name="Index_20_Link" text:visited-style-name="Index_20_Link"><text:span text:style-name="T15">Tema 4: Memoria Interna: Tipos, Direccionamiento, Características y Funciones<text:tab/>13</text:span></text:a></text:p>
          <text:p text:style-name="P23"><text:a xlink:type="simple" xlink:href="#_9rx8rjwz645l" text:style-name="Index_20_Link" text:visited-style-name="Index_20_Link"><text:span text:style-name="T15">Tema 10: Representación Interna de los Datos<text:tab/>15</text:span></text:a></text:p>
          <text:p text:style-name="P23"><text:a xlink:type="simple" xlink:href="#_12an8k8ijp49" text:style-name="Index_20_Link" text:visited-style-name="Index_20_Link"><text:span text:style-name="T15">Tema 11: Organización Lógica de los Datos. Estructuras Estáticas<text:tab/>17</text:span></text:a></text:p>
          <text:p text:style-name="P23"><text:a xlink:type="simple" xlink:href="#_tfy96qz04drg" text:style-name="Index_20_Link" text:visited-style-name="Index_20_Link"><text:span text:style-name="T15">Tema 20: Explotación y administración de sistemas operativos monousuario y multiusuario<text:tab/>19</text:span></text:a></text:p>
          <text:p text:style-name="P23"><text:a xlink:type="simple" xlink:href="#_goo9jj3tvxfx" text:style-name="Index_20_Link" text:visited-style-name="Index_20_Link"><text:span text:style-name="T15">Tema 21: Sistemas informáticos. Estructura física y funcional<text:tab/>22</text:span></text:a></text:p>
          <text:p text:style-name="P23"><text:a xlink:type="simple" xlink:href="#_t5xqrncmngwv" text:style-name="Index_20_Link" text:visited-style-name="Index_20_Link"><text:span text:style-name="T15">Tema 22: Planificación y explotación de sistemas informáticos. Configuración. Condiciones de instalación. Medidas de seguridad. Procedimientos de uso.<text:tab/>24</text:span></text:a></text:p>
          <text:p text:style-name="P23"><text:a xlink:type="simple" xlink:href="#_b22ubjyz4c9r" text:style-name="Index_20_Link" text:visited-style-name="Index_20_Link"><text:span text:style-name="T15">Tema 23: Diseño de algoritmos. Técnicas descriptivas.<text:tab/>26</text:span></text:a></text:p>
          <text:p text:style-name="P23"><text:a xlink:type="simple" xlink:href="#_ehp487mhdir3" text:style-name="Index_20_Link" text:visited-style-name="Index_20_Link"><text:span text:style-name="T15">Tema 24: Lenguajes de programación: Tipos y características<text:tab/>30</text:span></text:a></text:p>
          <text:p text:style-name="P23"><text:soft-page-break/><text:a xlink:type="simple" xlink:href="#_hd7ber7mvl7u" text:style-name="Index_20_Link" text:visited-style-name="Index_20_Link"><text:span text:style-name="T15">Tema 25: Programación Estructurada. Estructuras Básicas. Funciones y Procedimientos.<text:tab/>35</text:span></text:a></text:p>
          <text:p text:style-name="P23"><text:a xlink:type="simple" xlink:href="#_krtvuomhszoi" text:style-name="Index_20_Link" text:visited-style-name="Index_20_Link"><text:span text:style-name="T15">Tema 26: Programación modular. Diseño de funciones. Recursividad. Librerías.<text:tab/>38</text:span></text:a></text:p>
          <text:p text:style-name="P23"><text:a xlink:type="simple" xlink:href="#_jc5ua3omwrys" text:style-name="Index_20_Link" text:visited-style-name="Index_20_Link"><text:span text:style-name="T15">Tema 27: Programación orientada a objetos. Objetos. Clases. Herencia. Polimorfismo. Lenguajes.<text:tab/>42</text:span></text:a></text:p>
          <text:p text:style-name="P23"><text:a xlink:type="simple" xlink:href="#_kw8ovkra5asz" text:style-name="Index_20_Link" text:visited-style-name="Index_20_Link"><text:span text:style-name="T15">Tema 31: Lenguaje C: Características generales. Elementos del lenguaje. Estructura de un programa. Funciones de librería y usuario. Entorno de compilación. Herramientas para la elaboración y depuración de programas en lenguaje C.<text:tab/>45</text:span></text:a></text:p>
          <text:p text:style-name="P23"><text:a xlink:type="simple" xlink:href="#_axlyjuhau1so" text:style-name="Index_20_Link" text:visited-style-name="Index_20_Link"><text:span text:style-name="T15">Tema 32: Lenguaje C. Manipulación de estructuras de datos dinámicas y estáticas. Entrada y salida de datos. Gestión de punteros. Punteros a funciones.<text:tab/>49</text:span></text:a></text:p>
          <text:p text:style-name="P23"><text:a xlink:type="simple" xlink:href="#_peksffrju9i2" text:style-name="Index_20_Link" text:visited-style-name="Index_20_Link"><text:span text:style-name="T15">Tema 36: La manipulación de datos. Operaciones. Lenguajes. Optimización de consultas.<text:tab/>53</text:span></text:a></text:p>
          <text:p text:style-name="P23"><text:a xlink:type="simple" xlink:href="#_foqaq6pb9km0" text:style-name="Index_20_Link" text:visited-style-name="Index_20_Link"><text:span text:style-name="T15">Tema 39: Lenguajes para la definición y manipulación de datos en sistemas de Bases de Datos Relacionales. Tipos. Características. Lenguaje SQL<text:tab/>57</text:span></text:a></text:p>
          <text:p text:style-name="P23"><text:a xlink:type="simple" xlink:href="#_e6y2lh3hwr7p" text:style-name="Index_20_Link" text:visited-style-name="Index_20_Link"><text:span text:style-name="T15">Tema 44. Técnicas y Procedimientos para la Seguridad de los Datos<text:tab/>60</text:span></text:a></text:p>
          <text:p text:style-name="P23"><text:a xlink:type="simple" xlink:href="#_y8sjmiwwjurd" text:style-name="Index_20_Link" text:visited-style-name="Index_20_Link"><text:span text:style-name="T15">Tema 54: Diseño de Interfaces Gráficas de Usuario (GUI)<text:tab/>64</text:span></text:a></text:p>
          <text:p text:style-name="P23"><text:a xlink:type="simple" xlink:href="#_8oubjc5q598b" text:style-name="Index_20_Link" text:visited-style-name="Index_20_Link"><text:span text:style-name="T15">Tema 60: Sistemas basados en el conocimiento. Representación del conocimiento. Componentes y arquitectura.<text:tab/>66</text:span></text:a></text:p>
          <text:p text:style-name="P23"><text:a xlink:type="simple" xlink:href="#_11fj7u53ii52" text:style-name="Index_20_Link" text:visited-style-name="Index_20_Link"><text:span text:style-name="T15">Tema 61: Redes y Servicios de Comunicaciones<text:tab/>71</text:span></text:a></text:p>
          <text:p text:style-name="P23"><text:a xlink:type="simple" xlink:href="#_8t9gz7szqyib" text:style-name="Index_20_Link" text:visited-style-name="Index_20_Link"><text:span text:style-name="T15">Tema 72: Seguridad en Sistemas en Red: Servicios, Protecciones y Estándares Avanzados<text:tab/>74</text:span></text:a></text:p>
          <text:p text:style-name="P23"><text:a xlink:type="simple" xlink:href="#_4xt9haj6v1xf" text:style-name="Index_20_Link" text:visited-style-name="Index_20_Link"><text:span text:style-name="T15">Tema 74: Sistemas Multimedia<text:tab/>77</text:span></text:a></text:p>
          <text:p text:style-name="P23"><text:a xlink:type="simple" xlink:href="#_axbao5ijz5fx" text:style-name="Index_20_Link" text:visited-style-name="Index_20_Link"><text:span text:style-name="T15">Guía práctica de estrategias docentes para Informática (Apoyo)<text:tab/>81</text:span></text:a></text:p>
        </text:index-body>
      </text:table-of-content>
      <text:p text:style-name="P4"/>
      <text:p text:style-name="P643"><text:bookmark text:name="_qgf6wc5twfuu"/>Introducción</text:p>
      <text:p text:style-name="P16">Este documento recoge una serie de <text:span text:style-name="T18">esquemas sintéticos del temario oficial para las oposiciones al cuerpo de profesorado de Secundaria, especialidad Informática</text:span>, con el objetivo de ofrecer una herramienta de estudio clara, útil y eficaz. Cada esquema está diseñado para ocupar como máximo <text:span text:style-name="T18">tres páginas</text:span>, facilitando así su consulta rápida, comprensión global y memorización eficaz.</text:p>
      <text:p text:style-name="P644"><text:bookmark text:name="_okzkg9mr3qa0"/>Para el buen docente</text:p>
      <text:p text:style-name="P16">Pero estos esquemas <text:span text:style-name="T18">no son solo para superar una oposición</text:span>. Están pensados para ayudarnos a <text:span text:style-name="T18">ser mejores docentes</text:span>, personas que entienden la complejidad técnica de su materia, pero también su dimensión educativa, social y ética. Ser docente es una tarea de gran responsabilidad que trasciende un examen: <text:span text:style-name="T18">enseñamos a través de lo que sabemos, pero también a través de lo que somos</text:span>.</text:p>
      <text:p text:style-name="P16"><text:span text:style-name="T19">Por eso, si has llegado hasta aquí, te pido algo importante: lleva contigo el compromiso de ser un buen docente más allá de la oposición.</text:span> Utiliza estos materiales como base, sí, pero hazlos crecer con tu experiencia, tus reflexiones y tu vocación. Que enseñar sea una decisión consciente, diaria, y no un trámite. Que lo que prepares hoy, lo apliques con compromiso durante toda tu carrera docente, pensando siempre en lo mejor para tu alumnado.</text:p>
      <text:p text:style-name="P644"><text:bookmark text:name="_pzhjb2xpxluc"/>¿Para qué prueba están adaptados estos esquemas?</text:p>
      <text:p text:style-name="P16">Estos esquemas están específicamente adaptados para la <text:span text:style-name="T18">prueba de exposición oral del procedimiento selectivo regulado por la ORDEN 1/2025, de 28 de enero</text:span>, de la Conselleria de Educación, Cultura, Universidades y Empleo de la Comunitat Valenciana, que establece lo siguiente:</text:p>
      <text:p text:style-name="P6"><text:span text:style-name="T20">"La exposición tendrá dos partes: la primera versará sobre los aspectos científicos del tema; en la segunda se deberá hacer referencia a la relación del tema con el currículum oficial actualmente vigente en el presente curso escolar en la Comunitat Valenciana, y desarrollará un aspecto didáctico de éste aplicado a un determinado nivel previamente establecido por la persona aspirante. Finalizada la exposición, el tribunal podrá realizar un debate con la persona candidata sobre el contenido de su intervención.”</text:span></text:p>
      <text:p text:style-name="P16">No obstante, estos materiales pueden ser también útiles para preparar <text:span text:style-name="T18">otras modalidades de oposición</text:span> (como ingreso por estabilización o pruebas de adquisición de especialidades), así como para otras especialidades cercanas, especialmente <text:span text:style-name="T18">la de Sistemas y Aplicaciones Informáticas</text:span>, ya que comparten gran parte del temario técnico</text:p>
      <text:p text:style-name="P645"><text:bookmark text:name="_1c3s5l91ce7z"/><text:span text:style-name="T12">Tema 1: Representación y comunicación de la información</text:span></text:p>
      <text:p text:style-name="P18"><text:span text:style-name="T18">1. Introducción</text:span></text:p>
      <text:list xml:id="list2860343708" text:style-name="WWNum214">
        <text:list-item>
          <text:p text:style-name="P34">Representación de la información fundamental</text:p>
        </text:list-item>
        <text:list-item>
          <text:p text:style-name="P34">Influye en como se almacenan, procesan y transmiten datos.</text:p>
          <text:list>
            <text:list-item>
              <text:p text:style-name="P517">Una correcta elección lo hace eficiente.</text:p>
            </text:list-item>
          </text:list>
        </text:list-item>
        <text:list-item>
          <text:p text:style-name="P59">Se relaciona con el procedimiento eficiente </text:p>
        </text:list-item>
      </text:list>
      <text:p text:style-name="P18"><text:span text:style-name="T18">2. Sistemas de numeración</text:span></text:p>
      <text:p text:style-name="P19">Conceptos básicos</text:p>
      <text:list xml:id="list1740045460" text:style-name="WWNum280">
        <text:list-item>
          <text:p text:style-name="P60"><text:span text:style-name="T13">Base</text:span><text:span text:style-name="T11">: Número de símbolos utilizados en un sistema de numeración.</text:span></text:p>
        </text:list-item>
        <text:list-item>
          <text:p text:style-name="P35"><text:span text:style-name="T13">Dígitos</text:span><text:span text:style-name="T11">: Símbolos permitidos en cada base.</text:span></text:p>
        </text:list-item>
        <text:list-item>
          <text:p text:style-name="P106"><text:span text:style-name="T13">Representación posicional</text:span><text:span text:style-name="T11">: Valor de un dígito depende de su posición en el número.</text:span></text:p>
        </text:list-item>
      </text:list>
      <text:p text:style-name="P19">Principales sistemas</text:p>
      <text:list xml:id="list250549275" text:style-name="WWNum24">
        <text:list-item>
          <text:p text:style-name="P61"><text:span text:style-name="T13">Decimal (base 10)</text:span><text:span text:style-name="T11">: Usado en la vida cotidiana.</text:span></text:p>
        </text:list-item>
        <text:list-item>
          <text:p text:style-name="P36"><text:span text:style-name="T13">Binario (base 2)</text:span><text:span text:style-name="T11">: Fundamental en computación.</text:span></text:p>
        </text:list-item>
        <text:list-item>
          <text:p text:style-name="P107"><text:span text:style-name="T13">Octal (base 8)</text:span><text:span text:style-name="T11"> y </text:span><text:span text:style-name="T13">Hexadecimal (base 16)</text:span><text:span text:style-name="T11">: común en computación por su fácil paso de binario a la base y viceversa (3 bits -&gt; Octal, 4 bits -&gt; Hexadecimal).</text:span></text:p>
        </text:list-item>
      </text:list>
      <text:p text:style-name="P18"><text:span text:style-name="T18">3. Conversiones entre bases</text:span></text:p>
      <text:p text:style-name="P16"><text:span text:style-name="T11">Conversión entre bases (decimal-binario, binario-hexadecimal, etc.) con aplicaciones en informática, programación y hardware.</text:span></text:p>
      <text:p text:style-name="P18"><text:span text:style-name="T18">4. Sistema binario</text:span></text:p>
      <text:list xml:id="list3586812299" text:style-name="WWNum408">
        <text:list-item>
          <text:p text:style-name="P62"><text:soft-page-break/><text:span text:style-name="T13">Bits y bytes</text:span><text:span text:style-name="T11">: Unidad básica de información (8 bits = 1 byte).</text:span></text:p>
        </text:list-item>
        <text:list-item>
          <text:p text:style-name="P37"><text:span text:style-name="T13">Representación de datos</text:span><text:span text:style-name="T11">:</text:span></text:p>
          <text:list>
            <text:list-item>
              <text:p text:style-name="P518"><text:span text:style-name="T11">Números: Enteros y en punto flotante.</text:span></text:p>
            </text:list-item>
            <text:list-item>
              <text:p text:style-name="P518"><text:span text:style-name="T11">Caracteres: Códigos ASCII y Unicode.</text:span></text:p>
            </text:list-item>
            <text:list-item>
              <text:p text:style-name="P529"><text:span text:style-name="T11">Imágenes y sonido: Codificación binaria en formatos digitales.</text:span></text:p>
            </text:list-item>
          </text:list>
        </text:list-item>
      </text:list>
      <text:p text:style-name="P18"><text:span text:style-name="T18">5. Operaciones en binario</text:span></text:p>
      <text:list xml:id="list2043315675" text:style-name="WWNum125">
        <text:list-item>
          <text:p text:style-name="P63"><text:span text:style-name="T13">Aritmética binaria</text:span><text:span text:style-name="T11">: Suma, resta, multiplicación y división.</text:span></text:p>
        </text:list-item>
        <text:list-item>
          <text:p text:style-name="P38"><text:span text:style-name="T13">Representación de números</text:span><text:span text:style-name="T11">:</text:span></text:p>
          <text:list>
            <text:list-item>
              <text:p text:style-name="P519"><text:span text:style-name="T11">Enteros sin signo y con signo (complemento a 1 y 2).</text:span></text:p>
            </text:list-item>
            <text:list-item>
              <text:p text:style-name="P519"><text:span text:style-name="T11">Punto flotante (IEEE 754).</text:span></text:p>
            </text:list-item>
          </text:list>
        </text:list-item>
        <text:list-item>
          <text:p text:style-name="P108"><text:span text:style-name="T13">Operaciones lógicas</text:span><text:span text:style-name="T11">: AND, OR, XOR, NOT.</text:span></text:p>
        </text:list-item>
      </text:list>
      <text:p text:style-name="P18"><text:span text:style-name="T18">6. Sistemas octal y hexadecimal</text:span></text:p>
      <text:list xml:id="list3369718299" text:style-name="WWNum386">
        <text:list-item>
          <text:p text:style-name="P64"><text:span text:style-name="T13">Relación con el binario</text:span><text:span text:style-name="T11">: Facilitan la representación compacta de datos (3 bits octal, 4 bits binario)</text:span></text:p>
        </text:list-item>
        <text:list-item>
          <text:p text:style-name="P39"><text:span text:style-name="T13">Aplicaciones</text:span><text:span text:style-name="T11">:</text:span></text:p>
          <text:list>
            <text:list-item>
              <text:p text:style-name="P520"><text:span text:style-name="T11">Direcciones de memoria.</text:span></text:p>
            </text:list-item>
            <text:list-item>
              <text:p text:style-name="P520"><text:span text:style-name="T11">Depuración a bajo nivel.</text:span></text:p>
            </text:list-item>
            <text:list-item>
              <text:p text:style-name="P520"><text:span text:style-name="T11">Trucos en videojuegos.</text:span></text:p>
            </text:list-item>
            <text:list-item>
              <text:p text:style-name="P520"><text:span text:style-name="T11">Programación en ensamblador.</text:span></text:p>
            </text:list-item>
            <text:list-item>
              <text:p text:style-name="P530"><text:span text:style-name="T11">Visualización de hash.</text:span></text:p>
            </text:list-item>
          </text:list>
        </text:list-item>
      </text:list>
      <text:p text:style-name="P18"><text:span text:style-name="T18">7. Códigos binarios</text:span></text:p>
      <text:p text:style-name="P19"><text:span text:style-name="T18">7.1 Códigos numéricos</text:span></text:p>
      <text:list xml:id="list4167279588" text:style-name="WWNum399">
        <text:list-item>
          <text:p text:style-name="P65"><text:span text:style-name="T13">BCD (Binary-Coded Decimal)</text:span><text:span text:style-name="T11">: Representación decimal en binario.</text:span></text:p>
        </text:list-item>
        <text:list-item>
          <text:p text:style-name="P40"><text:span text:style-name="T13">Exceso-3</text:span><text:span text:style-name="T11">: Variante de BCD.</text:span></text:p>
        </text:list-item>
        <text:list-item>
          <text:p text:style-name="P109"><text:span text:style-name="T13">Código Gray</text:span><text:span text:style-name="T11">: Usado en conversión A/D y circuitos digitales.</text:span></text:p>
        </text:list-item>
      </text:list>
      <text:p text:style-name="P19"><text:span text:style-name="T18">7.2 Códigos alfanuméricos</text:span></text:p>
      <text:list xml:id="list2445928941" text:style-name="WWNum254">
        <text:list-item>
          <text:p text:style-name="P66"><text:span text:style-name="T13">ASCII (7 y 8 bits)</text:span><text:span text:style-name="T11">: Representación de caracteres.</text:span></text:p>
        </text:list-item>
        <text:list-item>
          <text:p text:style-name="P110"><text:span text:style-name="T13">Unicode (UTF-8, UTF-16, UTF-32)</text:span><text:span text:style-name="T11">: Soporte para idiomas y caracteres especiales.</text:span></text:p>
        </text:list-item>
      </text:list>
      <text:p text:style-name="P18"><text:soft-page-break/><text:span text:style-name="T18">8. Redundancia y detección de errores</text:span></text:p>
      <text:list xml:id="list3298856289" text:style-name="WWNum28">
        <text:list-item>
          <text:p text:style-name="P67"><text:span text:style-name="T13">Necesidad</text:span><text:span text:style-name="T11">: Corrección en transmisiones digitales.</text:span></text:p>
        </text:list-item>
        <text:list-item>
          <text:p text:style-name="P41"><text:span text:style-name="T13">Códigos de detección de errores</text:span><text:span text:style-name="T11">:</text:span></text:p>
          <text:list>
            <text:list-item>
              <text:p text:style-name="P521"><text:span text:style-name="T11">Paridad.</text:span></text:p>
            </text:list-item>
            <text:list-item>
              <text:p text:style-name="P521"><text:span text:style-name="T11">CRC (Cyclic Redundancy Check).</text:span></text:p>
            </text:list-item>
          </text:list>
        </text:list-item>
        <text:list-item>
          <text:p text:style-name="P41"><text:span text:style-name="T13">Códigos de corrección de errores</text:span><text:span text:style-name="T11">:</text:span></text:p>
          <text:list>
            <text:list-item>
              <text:p text:style-name="P521"><text:span text:style-name="T11">Hamming.</text:span></text:p>
            </text:list-item>
            <text:list-item>
              <text:p text:style-name="P531"><text:span text:style-name="T11">Reed-Solomon (CDs, DVDs, QR, almacenamiento).</text:span></text:p>
            </text:list-item>
          </text:list>
        </text:list-item>
      </text:list>
      <text:p text:style-name="P18"><text:span text:style-name="T18">9. Seguridad informática y representación de la información</text:span></text:p>
      <text:p text:style-name="P19"><text:span text:style-name="T18">9.1 Funciones hash</text:span></text:p>
      <text:list xml:id="list1347983167" text:style-name="WWNum180">
        <text:list-item>
          <text:p text:style-name="P68"><text:span text:style-name="T13">Propiedades</text:span><text:span text:style-name="T11">: Determinismo, resistencia a colisiones, difusión.</text:span></text:p>
        </text:list-item>
        <text:list-item>
          <text:p text:style-name="P42"><text:span text:style-name="T13">Algoritmos comunes</text:span><text:span text:style-name="T11">:</text:span></text:p>
          <text:list>
            <text:list-item>
              <text:p text:style-name="P522"><text:span text:style-name="T11">MD5 (obsoleto).</text:span></text:p>
            </text:list-item>
            <text:list-item>
              <text:p text:style-name="P522"><text:span text:style-name="T11">SHA-1 (obsoleto).</text:span></text:p>
            </text:list-item>
            <text:list-item>
              <text:p text:style-name="P522"><text:span text:style-name="T11">SHA-256 (seguro, usado en criptografía y blockchain).</text:span></text:p>
            </text:list-item>
          </text:list>
        </text:list-item>
        <text:list-item>
          <text:p text:style-name="P42"><text:span text:style-name="T13">Aplicaciones</text:span><text:span text:style-name="T11">:</text:span></text:p>
          <text:list>
            <text:list-item>
              <text:p text:style-name="P522"><text:span text:style-name="T11">Integridad de datos.</text:span></text:p>
            </text:list-item>
            <text:list-item>
              <text:p text:style-name="P522"><text:span text:style-name="T11">Firmas digitales y autenticación.</text:span></text:p>
            </text:list-item>
            <text:list-item>
              <text:p text:style-name="P532"><text:span text:style-name="T11">Almacenamiento seguro de contraseñas (hash + salts).</text:span></text:p>
            </text:list-item>
          </text:list>
        </text:list-item>
      </text:list>
      <text:p text:style-name="P19"><text:span text:style-name="T18">9.2 Ataques y defensa en codificación de información</text:span></text:p>
      <text:list xml:id="list1645384474" text:style-name="WWNum166">
        <text:list-item>
          <text:list>
            <text:list-item>
              <text:p text:style-name="P535"><text:span text:style-name="T13">Tablas rainbow</text:span><text:span text:style-name="T11">: Precomputación de hashes de contraseñas.</text:span></text:p>
              <text:list>
                <text:list-item>
                  <text:p text:style-name="P630"><text:span text:style-name="T13">Mitigación</text:span><text:span text:style-name="T11">: Salts, bcrypt, PBKDF2, Argon2.</text:span></text:p>
                </text:list-item>
              </text:list>
            </text:list-item>
            <text:list-item>
              <text:p text:style-name="P523"><text:span text:style-name="T13">Criptoanálisis</text:span><text:span text:style-name="T11">:</text:span></text:p>
              <text:list>
                <text:list-item>
                  <text:p text:style-name="P630"><text:span text:style-name="T11">Ataques de colisión en funciones hash.</text:span></text:p>
                </text:list-item>
                <text:list-item>
                  <text:p text:style-name="P630"><text:span text:style-name="T11">Ataques de fuerza bruta.</text:span></text:p>
                </text:list-item>
              </text:list>
            </text:list-item>
            <text:list-item>
              <text:p text:style-name="P523"><text:span text:style-name="T13">Cifrado en comunicación</text:span><text:span text:style-name="T11">:</text:span></text:p>
              <text:list>
                <text:list-item>
                  <text:p text:style-name="P630"><text:span text:style-name="T11">Algoritmos simétricos (AES).</text:span></text:p>
                </text:list-item>
                <text:list-item>
                  <text:p text:style-name="P630"><text:soft-page-break/><text:span text:style-name="T11">Algoritmos asimétricos (RSA, ECC).</text:span></text:p>
                </text:list-item>
                <text:list-item>
                  <text:p text:style-name="P631"><text:span text:style-name="T11">Uso en HTTPS, VPN y almacenamiento seguro.</text:span></text:p>
                </text:list-item>
              </text:list>
            </text:list-item>
          </text:list>
        </text:list-item>
      </text:list>
      <text:p text:style-name="P18"><text:span text:style-name="T18">10. Comunicación de la información</text:span></text:p>
      <text:p text:style-name="P19"><text:span text:style-name="T18">10.1 Elementos de un sistema de comunicación digital</text:span></text:p>
      <text:list xml:id="list3926410022" text:style-name="WWNum346">
        <text:list-item>
          <text:p text:style-name="P69"><text:span text:style-name="T13">Modelo de Shannon y Weaver</text:span><text:span text:style-name="T11">.</text:span></text:p>
        </text:list-item>
        <text:list-item>
          <text:p text:style-name="P43"><text:span text:style-name="T13">Tipos de señales</text:span><text:span text:style-name="T11">: Analógicas y digitales.</text:span></text:p>
        </text:list-item>
        <text:list-item>
          <text:p text:style-name="P43"><text:span text:style-name="T13">Medios de transmisión</text:span><text:span text:style-name="T11">: Cableados (fibra óptica, cobre) e inalámbricos (Wi-Fi, Bluetooth).</text:span></text:p>
        </text:list-item>
        <text:list-item>
          <text:p text:style-name="P111"><text:span text:style-name="T13">Protocolos y estándares</text:span><text:span text:style-name="T11">: TCP/IP, Ethernet, Wi-Fi.</text:span></text:p>
        </text:list-item>
      </text:list>
      <text:p text:style-name="P19"><text:span text:style-name="T18">10.2 Compresión de datos</text:span></text:p>
      <text:list xml:id="list3594812583" text:style-name="WWNum251">
        <text:list-item>
          <text:p text:style-name="P70"><text:span text:style-name="T13">Compresión sin pérdida</text:span><text:span text:style-name="T11">:</text:span></text:p>
          <text:list>
            <text:list-item>
              <text:p text:style-name="P524"><text:span text:style-name="T11">Huffman.</text:span></text:p>
            </text:list-item>
            <text:list-item>
              <text:p text:style-name="P524"><text:span text:style-name="T11">Lempel-Ziv (LZ77, LZ78, LZW).</text:span></text:p>
            </text:list-item>
          </text:list>
        </text:list-item>
        <text:list-item>
          <text:p text:style-name="P44"><text:span text:style-name="T13">Compresión con pérdida</text:span><text:span text:style-name="T11">:</text:span></text:p>
          <text:list>
            <text:list-item>
              <text:p text:style-name="P524"><text:span text:style-name="T11">JPEG (imágenes).</text:span></text:p>
            </text:list-item>
            <text:list-item>
              <text:p text:style-name="P524"><text:span text:style-name="T11">MP3 (audio).</text:span></text:p>
            </text:list-item>
            <text:list-item>
              <text:p text:style-name="P524"><text:span text:style-name="T11">H.264 (video).</text:span></text:p>
            </text:list-item>
          </text:list>
        </text:list-item>
        <text:list-item>
          <text:p text:style-name="P112"><text:span text:style-name="T13">Aplicaciones</text:span><text:span text:style-name="T11">: Transmisión y almacenamiento eficiente de datos.</text:span></text:p>
        </text:list-item>
      </text:list>
      <text:p text:style-name="P17"/>
      <text:p text:style-name="P5"/>
      <text:p text:style-name="P5"/>
      <text:p text:style-name="P646"><text:bookmark text:name="_22dgzzs05i9"/><text:span text:style-name="T12">Tema 2: Elementos funcionales de un ordenador digital. Arquitectura</text:span></text:p>
      <text:p text:style-name="P6"><text:span text:style-name="T18">1. Introducción</text:span></text:p>
      <text:p text:style-name="P6"><text:span text:style-name="T18">1.1. Modelo de Von Neumann</text:span></text:p>
      <text:list xml:id="list1678581701" text:style-name="WWNum375">
        <text:list-item>
          <text:p text:style-name="P147">Arquitectura con una única memoria compartida para datos e instrucciones.</text:p>
        </text:list-item>
        <text:list-item>
          <text:p text:style-name="P147">Ejecución secuencial de instrucciones.</text:p>
        </text:list-item>
        <text:list-item>
          <text:p text:style-name="P147">Problema del "cuello de botella de Von Neumann": la velocidad del bus de memoria limita el rendimiento.</text:p>
        </text:list-item>
      </text:list>
      <text:p text:style-name="P8"/>
      <text:p text:style-name="P6"><text:span text:style-name="T18">1.2. Arquitectura Harvard (comparación con Von Neumann)</text:span></text:p>
      <text:list xml:id="list3040516607" text:style-name="WWNum173">
        <text:list-item>
          <text:p text:style-name="P148">Memoria separada para datos e instrucciones.</text:p>
        </text:list-item>
        <text:list-item>
          <text:p text:style-name="P148">Mayor eficiencia en acceso simultáneo a memoria.</text:p>
        </text:list-item>
        <text:list-item>
          <text:p text:style-name="P148">Uso en DSPs y microcontroladores modernos.</text:p>
        </text:list-item>
      </text:list>
      <text:p text:style-name="P8"/>
      <text:p text:style-name="P6"><text:span text:style-name="T18">2. Memoria principal</text:span></text:p>
      <text:p text:style-name="P6"><text:span text:style-name="T18">2.1. Jerarquía de memoria</text:span></text:p>
      <text:list xml:id="list2116191962" text:style-name="WWNum306">
        <text:list-item>
          <text:p text:style-name="P149">Criterios: tiempo de acceso, capacidad, coste.</text:p>
        </text:list-item>
        <text:list-item>
          <text:p text:style-name="P149">Estructura moderna:</text:p>
          <text:list>
            <text:list-item>
              <text:p text:style-name="P536">Registros (CPU, rápidos y pequeños)</text:p>
            </text:list-item>
            <text:list-item>
              <text:p text:style-name="P536">Caché (L1, L2, L3) (cercana a la CPU, rápida)</text:p>
            </text:list-item>
            <text:list-item>
              <text:p text:style-name="P536">RAM (almacenamiento temporal principal)</text:p>
            </text:list-item>
            <text:list-item>
              <text:p text:style-name="P536">SSD/HDD (almacenamiento secundario)</text:p>
            </text:list-item>
            <text:list-item>
              <text:p text:style-name="P536">Almacenamiento en red/Nube (remoto y escalable)</text:p>
            </text:list-item>
          </text:list>
        </text:list-item>
        <text:list-item>
          <text:p text:style-name="P149">Tendencias:</text:p>
          <text:list>
            <text:list-item>
              <text:p text:style-name="P536">Memorias no volátiles rápidas (Optane, Z-NAND).</text:p>
            </text:list-item>
            <text:list-item>
              <text:p text:style-name="P536">Integración de memoria en el chip (SoC, Apple M-series, AMD 3D V-Cache).</text:p>
            </text:list-item>
          </text:list>
        </text:list-item>
      </text:list>
      <text:p text:style-name="P8"/>
      <text:p text:style-name="P6"><text:span text:style-name="T18">2.2. Características clave</text:span></text:p>
      <text:list xml:id="list50534993" text:style-name="WWNum194">
        <text:list-item>
          <text:p text:style-name="P150">Direccionamiento: 32-bit, 64-bit.</text:p>
        </text:list-item>
        <text:list-item>
          <text:p text:style-name="P150"><text:soft-page-break/>Longitud de palabra: impacta en ancho de banda y rendimiento.</text:p>
        </text:list-item>
        <text:list-item>
          <text:p text:style-name="P150">Operaciones básicas: lectura (Read) y escritura (Write).</text:p>
        </text:list-item>
        <text:list-item>
          <text:p text:style-name="P150">Parámetros:</text:p>
          <text:list>
            <text:list-item>
              <text:p text:style-name="P537">Tiempo de acceso (latencia).</text:p>
            </text:list-item>
            <text:list-item>
              <text:p text:style-name="P537">Tiempo de ciclo (frecuencia de acceso).</text:p>
            </text:list-item>
          </text:list>
        </text:list-item>
      </text:list>
      <text:p text:style-name="P8"/>
      <text:p text:style-name="P6"><text:span text:style-name="T18">2.3. Tipos de memoria</text:span></text:p>
      <text:list xml:id="list4222481230" text:style-name="WWNum184">
        <text:list-item>
          <text:p text:style-name="P151">RAM (Random Access Memory):</text:p>
          <text:list>
            <text:list-item>
              <text:p text:style-name="P538">DRAM (Dynamic RAM): DDR4, DDR5.</text:p>
            </text:list-item>
            <text:list-item>
              <text:p text:style-name="P538">SRAM (Static RAM): utilizada en caché.</text:p>
            </text:list-item>
          </text:list>
        </text:list-item>
        <text:list-item>
          <text:p text:style-name="P151">ROM (Read-Only Memory):</text:p>
          <text:list>
            <text:list-item>
              <text:p text:style-name="P538">PROM, EPROM, EEPROM.</text:p>
            </text:list-item>
          </text:list>
        </text:list-item>
        <text:list-item>
          <text:p text:style-name="P151">Memoria flash: usada en SSD, BIOS/UEFI.</text:p>
        </text:list-item>
      </text:list>
      <text:p text:style-name="P8"/>
      <text:p text:style-name="P6"><text:span text:style-name="T18">2.4. Optimización de memoria</text:span></text:p>
      <text:list xml:id="list464666408" text:style-name="WWNum414">
        <text:list-item>
          <text:p text:style-name="P152">Memoria caché: niveles L1, L2, L3, optimización con algoritmos de reemplazo.</text:p>
        </text:list-item>
        <text:list-item>
          <text:p text:style-name="P152">Memoria virtual: paginación, segmentación, swap.</text:p>
        </text:list-item>
        <text:list-item>
          <text:p text:style-name="P152">Tendencias: Memoria unificada en GPUs modernas (HBM, VRAM GDDR6).</text:p>
        </text:list-item>
      </text:list>
      <text:p text:style-name="P8"/>
      <text:p text:style-name="P6"><text:span text:style-name="T18">3. Unidad Central de Proceso (CPU)</text:span></text:p>
      <text:p text:style-name="P6"><text:span text:style-name="T18">3.1. Registros</text:span></text:p>
      <text:list xml:id="list837449978" text:style-name="WWNum118">
        <text:list-item>
          <text:p text:style-name="P153">Registros de propósito general (GP).</text:p>
        </text:list-item>
        <text:list-item>
          <text:p text:style-name="P153">Registros del sistema:</text:p>
          <text:list>
            <text:list-item>
              <text:p text:style-name="P539">ALU, Contador de Programa (PC), Registro de Instrucción (IR).</text:p>
            </text:list-item>
            <text:list-item>
              <text:p text:style-name="P539">Registros de estado (flags).</text:p>
            </text:list-item>
            <text:list-item>
              <text:p text:style-name="P539">Registros de memoria (MAR, MDR).</text:p>
            </text:list-item>
          </text:list>
        </text:list-item>
      </text:list>
      <text:p text:style-name="P8"/>
      <text:p text:style-name="P6"><text:soft-page-break/><text:span text:style-name="T18">3.2. Unidad Aritmético-Lógica (ALU)</text:span></text:p>
      <text:list xml:id="list280298330" text:style-name="WWNum64">
        <text:list-item>
          <text:p text:style-name="P154">Realiza operaciones matemáticas y lógicas.</text:p>
        </text:list-item>
        <text:list-item>
          <text:p text:style-name="P154">Soporte moderno:</text:p>
          <text:list>
            <text:list-item>
              <text:p text:style-name="P540">SIMD (Single Instruction Multiple Data) – AVX, SSE.</text:p>
            </text:list-item>
            <text:list-item>
              <text:p text:style-name="P540">FPU (procesamiento en coma flotante).</text:p>
            </text:list-item>
          </text:list>
        </text:list-item>
      </text:list>
      <text:p text:style-name="P8"/>
      <text:p text:style-name="P6"><text:span text:style-name="T18">3.3. Unidad de Control</text:span></text:p>
      <text:list xml:id="list2245769587" text:style-name="WWNum266">
        <text:list-item>
          <text:p text:style-name="P155">Funciones:</text:p>
          <text:list>
            <text:list-item>
              <text:p text:style-name="P541">Gestiona la ejecución de instrucciones.</text:p>
            </text:list-item>
            <text:list-item>
              <text:p text:style-name="P541">Genera señales de control.</text:p>
            </text:list-item>
          </text:list>
        </text:list-item>
        <text:list-item>
          <text:p text:style-name="P155">Implementación:</text:p>
          <text:list>
            <text:list-item>
              <text:p text:style-name="P541">Cableada (hardware dedicado).</text:p>
            </text:list-item>
            <text:list-item>
              <text:p text:style-name="P541">Microprogramada (almacena microinstrucciones).</text:p>
            </text:list-item>
          </text:list>
        </text:list-item>
      </text:list>
      <text:p text:style-name="P8"/>
      <text:p text:style-name="P6"><text:span text:style-name="T18">4. Unidad de Entrada/Salida (E/S)</text:span></text:p>
      <text:p text:style-name="P6"><text:span text:style-name="T18">4.1. Direccionamiento</text:span></text:p>
      <text:list xml:id="list2685715944" text:style-name="WWNum222">
        <text:list-item>
          <text:p text:style-name="P156">Mapa de memoria único: unifica memoria y E/S.</text:p>
        </text:list-item>
        <text:list-item>
          <text:p text:style-name="P156">Mapa de memoria independiente: memoria y E/S separadas.</text:p>
        </text:list-item>
      </text:list>
      <text:p text:style-name="P6"><text:span text:style-name="T18">4.2. Modos de transferencia</text:span></text:p>
      <text:list xml:id="list1518725277" text:style-name="WWNum62">
        <text:list-item>
          <text:p text:style-name="P157">Controlada por programa: ineficiente.</text:p>
        </text:list-item>
        <text:list-item>
          <text:p text:style-name="P157">Interrupciones: el hardware notifica a la CPU.</text:p>
        </text:list-item>
        <text:list-item>
          <text:p text:style-name="P157">DMA (Direct Memory Access): acceso directo a memoria sin CPU.</text:p>
        </text:list-item>
      </text:list>
      <text:p text:style-name="P6"><text:span text:style-name="T18">4.3. Transmisión</text:span></text:p>
      <text:list xml:id="list194059532" text:style-name="WWNum102">
        <text:list-item>
          <text:p text:style-name="P158">Síncrona: reloj compartido.</text:p>
        </text:list-item>
        <text:list-item>
          <text:p text:style-name="P158">Asíncrona: con señales de inicio/parada.</text:p>
        </text:list-item>
        <text:list-item>
          <text:p text:style-name="P158">Interfaces modernas:</text:p>
          <text:list>
            <text:list-item>
              <text:p text:style-name="P542">USB 4, Thunderbolt 4, PCIe 5.0, NVMe.</text:p>
            </text:list-item>
          </text:list>
        </text:list-item>
      </text:list>
      <text:p text:style-name="P8"><text:soft-page-break/></text:p>
      <text:p text:style-name="P6"><text:span text:style-name="T18">5. Buses</text:span></text:p>
      <text:p text:style-name="P6"><text:span text:style-name="T18">5.1. Tipos de buses</text:span></text:p>
      <text:list xml:id="list3673200359" text:style-name="WWNum19">
        <text:list-item>
          <text:p text:style-name="P159">Bus de datos: transporta información.</text:p>
        </text:list-item>
        <text:list-item>
          <text:p text:style-name="P159">Bus de direcciones: identifica posiciones de memoria.</text:p>
        </text:list-item>
        <text:list-item>
          <text:p text:style-name="P159">Bus de control: coordina señales.</text:p>
        </text:list-item>
      </text:list>
      <text:p text:style-name="P6"><text:span text:style-name="T18">5.2. Clasificación</text:span></text:p>
      <text:list xml:id="list1526333263" text:style-name="WWNum82">
        <text:list-item>
          <text:p text:style-name="P160">Internos: dentro de la CPU.</text:p>
        </text:list-item>
        <text:list-item>
          <text:p text:style-name="P160">Externos: conectan con dispositivos.</text:p>
        </text:list-item>
      </text:list>
      <text:p text:style-name="P8"/>
      <text:p text:style-name="P6"><text:span text:style-name="T18">5.3. Temporización</text:span></text:p>
      <text:list xml:id="list114324913" text:style-name="WWNum164">
        <text:list-item>
          <text:p text:style-name="P161">Síncrona: reloj común.</text:p>
        </text:list-item>
        <text:list-item>
          <text:p text:style-name="P161">Asíncrona: sin sincronización estricta.</text:p>
        </text:list-item>
        <text:list-item>
          <text:p text:style-name="P161">Ejemplos modernos:</text:p>
          <text:list>
            <text:list-item>
              <text:p text:style-name="P543">PCIe 5.0 (gráficas, SSD).</text:p>
            </text:list-item>
            <text:list-item>
              <text:p text:style-name="P543">NVMe (almacenamiento rápido).</text:p>
            </text:list-item>
            <text:list-item>
              <text:p text:style-name="P543">USB 4, Thunderbolt.</text:p>
            </text:list-item>
          </text:list>
        </text:list-item>
      </text:list>
      <text:p text:style-name="P8"/>
      <text:p text:style-name="P6"><text:span text:style-name="T18">6. Ciclo de instrucción</text:span></text:p>
      <text:p text:style-name="P6"><text:span text:style-name="T18">6.1. Formato de la instrucción</text:span></text:p>
      <text:list xml:id="list3148683137" text:style-name="WWNum41">
        <text:list-item>
          <text:p text:style-name="P162">Estructura: código de operación (opcode) + operandos.</text:p>
        </text:list-item>
        <text:list-item>
          <text:p text:style-name="P162">Tipos:</text:p>
          <text:list>
            <text:list-item>
              <text:p text:style-name="P544">Longitud fija (RISC).</text:p>
            </text:list-item>
            <text:list-item>
              <text:p text:style-name="P544">Longitud variable (CISC).</text:p>
            </text:list-item>
          </text:list>
        </text:list-item>
      </text:list>
      <text:p text:style-name="P6"><text:span text:style-name="T18">6.2. Fases del ciclo de instrucción</text:span></text:p>
      <text:list xml:id="list185300822" text:style-name="WWNum168">
        <text:list-item>
          <text:p text:style-name="P163">Fetch: búsqueda de la instrucción.</text:p>
        </text:list-item>
        <text:list-item>
          <text:p text:style-name="P163">Decode: decodificación.</text:p>
        </text:list-item>
        <text:list-item>
          <text:p text:style-name="P163"><text:soft-page-break/>Execute: ejecución.</text:p>
        </text:list-item>
        <text:list-item>
          <text:p text:style-name="P163">Memory Access: acceso a memoria (si aplica).</text:p>
        </text:list-item>
        <text:list-item>
          <text:p text:style-name="P163">Write Back: almacenamiento de resultados.</text:p>
        </text:list-item>
      </text:list>
      <text:p text:style-name="P6"><text:span text:style-name="T18">6.3. Optimizaciones modernas</text:span></text:p>
      <text:list xml:id="list1143547702" text:style-name="WWNum348">
        <text:list-item>
          <text:p text:style-name="P164">Pipeline: ejecución en paralelo de fases.</text:p>
        </text:list-item>
        <text:list-item>
          <text:p text:style-name="P164">Superescalaridad: ejecución de varias instrucciones simultáneas.</text:p>
        </text:list-item>
        <text:list-item>
          <text:p text:style-name="P164">Ejecución fuera de orden (OoO): mejora el rendimiento en CPUs modernas.</text:p>
        </text:list-item>
        <text:list-item>
          <text:p text:style-name="P164">Predicción de saltos: evita penalizaciones por bifurcaciones.</text:p>
        </text:list-item>
        <text:list-item>
          <text:p text:style-name="P164">Procesamiento paralelo:</text:p>
          <text:list>
            <text:list-item>
              <text:p text:style-name="P545">Multi-core, Hyper-Threading.</text:p>
            </text:list-item>
            <text:list-item>
              <text:p text:style-name="P545">Computación en GPU para tareas paralelizables.</text:p>
            </text:list-item>
          </text:list>
        </text:list-item>
      </text:list>
      <text:p text:style-name="P20"><text:span text:style-name="T22">Tema 3: Componentes, estructura y funcionamiento de la Unidad Central de Proceso (CPU)</text:span></text:p>
      <text:p text:style-name="P7"/>
      <text:p text:style-name="P3"><text:span text:style-name="T18">1. Introducción</text:span></text:p>
      <text:p text:style-name="P3">La CPU es el "cerebro" del ordenador, encargada de procesar instrucciones y coordinar operaciones.</text:p>
      <text:p text:style-name="P3"><text:span text:style-name="T18"><text:line-break/>Evolución:</text:span></text:p>
      <text:list xml:id="list361890889" text:style-name="WWNum65">
        <text:list-item>
          <text:p text:style-name="P226">Mononúcleo → Primeras CPUs (8086, Pentium).</text:p>
        </text:list-item>
        <text:list-item>
          <text:p text:style-name="P226">Multinúcleo → Mejora rendimiento (Core 2 Duo, Ryzen).</text:p>
        </text:list-item>
        <text:list-item>
          <text:p text:style-name="P226">Arquitecturas híbridas → Núcleos de alto rendimiento y eficiencia (Intel Alder Lake, ARM big.LITTLE).</text:p>
        </text:list-item>
      </text:list>
      <text:p text:style-name="P3"/>
      <text:p text:style-name="P3"><text:span text:style-name="T18">Tendencias actuales:</text:span></text:p>
      <text:list xml:id="list1708251069" text:style-name="WWNum347">
        <text:list-item>
          <text:p text:style-name="P227">IA en CPU: Instrucciones especializadas (Intel DL Boost, Apple Neural Engine).</text:p>
        </text:list-item>
        <text:list-item>
          <text:p text:style-name="P227">Arquitecturas heterogéneas: Integración CPU-GPU en chips como Apple M1/M2 y AMD Ryzen con gráficos integrados.</text:p>
        </text:list-item>
        <text:list-item>
          <text:p text:style-name="P227">La tendencia actual es optimizar eficiencia energética sin perder rendimiento. Esto es clave en dispositivos móviles y servidores.</text:p>
        </text:list-item>
      </text:list>
      <text:p text:style-name="P7"/>
      <text:p text:style-name="P3"><text:span text:style-name="T18">2. Estructura de la CPU</text:span></text:p>
      <text:p text:style-name="P3"><text:span text:style-name="T18">2.1. Unidad Aritmético-Lógica (ALU)</text:span></text:p>
      <text:list xml:id="list1058938663" text:style-name="WWNum278">
        <text:list-item>
          <text:p text:style-name="P228">Ejecuta operaciones matemáticas y lógicas.</text:p>
          <text:list>
            <text:list-item>
              <text:p text:style-name="P557">Registros internos: Acumulador, operandos, flags (estado del cálculo)</text:p>
            </text:list-item>
            <text:list-item>
              <text:p text:style-name="P557">Soporta cálculos avanzados con unidades especializadas:</text:p>
              <text:list>
                <text:list-item>
                  <text:p text:style-name="P632">FPU (Floating Point Unit) → Cálculo en coma flotante.</text:p>
                </text:list-item>
                <text:list-item>
                  <text:p text:style-name="P632">SIMD, AVX, SSE → Procesamiento vectorial en paralelo (importante en gráficos y ciencia de datos). </text:p>
                  <text:list>
                    <text:list-item>
                      <text:p text:style-name="P636">La CPU actuales incluyen unidades vectoriales (AVX-512, ARM NEON) para mejorar rendimiento en IA y multimedia.</text:p>
                    </text:list-item>
                  </text:list>
                </text:list-item>
              </text:list>
            </text:list-item>
          </text:list>
        </text:list-item>
      </text:list>
      <text:p text:style-name="P3"><text:span text:style-name="T18">2.2. Unidad de Control (UC)</text:span></text:p>
      <text:list xml:id="list2006515773" text:style-name="WWNum417">
        <text:list-item>
          <text:p text:style-name="P229">Coordina la ejecución de instrucciones:</text:p>
          <text:list>
            <text:list-item>
              <text:p text:style-name="P558">Decodifica instrucciones y genera señales de control.</text:p>
            </text:list-item>
            <text:list-item>
              <text:p text:style-name="P558">Regula el flujo de datos entre ALU, registros y memoria.</text:p>
            </text:list-item>
          </text:list>
        </text:list-item>
        <text:list-item>
          <text:p text:style-name="P229">Implementaciones:</text:p>
          <text:list>
            <text:list-item>
              <text:p text:style-name="P558"><text:soft-page-break/>Cableada → Rápida pero inflexible (usada en CPUs sencillas).</text:p>
            </text:list-item>
            <text:list-item>
              <text:p text:style-name="P558">Microprogramada → Más flexible y fácil de actualizar (usada en procesadores modernos).</text:p>
            </text:list-item>
          </text:list>
        </text:list-item>
        <text:list-item>
          <text:p text:style-name="P229">Técnicas modernas de optimización:</text:p>
          <text:list>
            <text:list-item>
              <text:p text:style-name="P558">Pipelining → Se solapan varias instrucciones a la vez.</text:p>
            </text:list-item>
            <text:list-item>
              <text:p text:style-name="P558">Ejecución especulativa → Se anticipan operaciones antes de confirmarlas.</text:p>
            </text:list-item>
            <text:list-item>
              <text:p text:style-name="P558">Paralelismo a nivel de instrucción (ILP) → Se ejecutan múltiples instrucciones simultáneamente.</text:p>
            </text:list-item>
            <text:list-item>
              <text:p text:style-name="P558">TENDENCIA: Predicción de saltos con IA para reducir tiempos muertos en ejecución.</text:p>
            </text:list-item>
          </text:list>
        </text:list-item>
      </text:list>
      <text:p text:style-name="P7"/>
      <text:p text:style-name="P3"><text:span text:style-name="T18">2.3. Memoria Interna</text:span></text:p>
      <text:p text:style-name="P3"><text:span text:style-name="T18">2.3.1. Registros</text:span></text:p>
      <text:list xml:id="list551777739" text:style-name="WWNum418">
        <text:list-item>
          <text:p text:style-name="P230">Memoria ultrarrápida dentro de la CPU.</text:p>
        </text:list-item>
        <text:list-item>
          <text:p text:style-name="P230">Tipos clave:</text:p>
          <text:list>
            <text:list-item>
              <text:p text:style-name="P559">Generales → Datos temporales.</text:p>
            </text:list-item>
            <text:list-item>
              <text:p text:style-name="P559">Especiales → PC (contador de programa), IR (registro de instrucción), FLAGS (estado), MAR/MDR (acceso a memoria).</text:p>
            </text:list-item>
          </text:list>
        </text:list-item>
      </text:list>
      <text:p text:style-name="P3"><text:span text:style-name="T18">2.3.2. Memoria Caché</text:span></text:p>
      <text:list xml:id="list1847971202" text:style-name="WWNum342">
        <text:list-item>
          <text:p text:style-name="P231">Minimiza la latencia al reducir accesos a RAM.</text:p>
        </text:list-item>
        <text:list-item>
          <text:p text:style-name="P231">Jerarquía:</text:p>
          <text:list>
            <text:list-item>
              <text:p text:style-name="P560">L1 → Más rápida, menor tamaño.</text:p>
            </text:list-item>
            <text:list-item>
              <text:p text:style-name="P560">L2 → Mayor capacidad, compartida por varios núcleos.</text:p>
            </text:list-item>
            <text:list-item>
              <text:p text:style-name="P560">L3 → Accesible por toda la CPU, pero más lenta.</text:p>
            </text:list-item>
          </text:list>
        </text:list-item>
        <text:list-item>
          <text:p text:style-name="P231">Técnicas clave:</text:p>
          <text:list>
            <text:list-item>
              <text:p text:style-name="P560">Prefetching → Anticipa datos antes de ser necesarios.</text:p>
            </text:list-item>
            <text:list-item>
              <text:p text:style-name="P560">Coherencia de caché → Evita inconsistencias en sistemas multinúcleo.</text:p>
            </text:list-item>
            <text:list-item>
              <text:p text:style-name="P560">TENDENCIA: Caché más inteligente y adaptativa (Intel Adaptive Boost en CPUs recientes).</text:p>
            </text:list-item>
          </text:list>
        </text:list-item>
      </text:list>
      <text:p text:style-name="P3"><text:span text:style-name="T18">2.3.3. Memoria RAM</text:span></text:p>
      <text:list xml:id="list447622122" text:style-name="WWNum260">
        <text:list-item>
          <text:p text:style-name="P232">Espacio de trabajo de la CPU.</text:p>
        </text:list-item>
        <text:list-item>
          <text:p text:style-name="P232">Tipos actuales: DDR5, LPDDR5X (móviles y portátiles de bajo consumo).</text:p>
        </text:list-item>
      </text:list>
      <text:p text:style-name="P3"><text:soft-page-break/><text:span text:style-name="T18">2.4. Buses Internos</text:span></text:p>
      <text:list xml:id="list1335893078" text:style-name="WWNum396">
        <text:list-item>
          <text:p text:style-name="P233">Bus de Datos → Transporta información.</text:p>
        </text:list-item>
        <text:list-item>
          <text:p text:style-name="P233">Bus de Direcciones → Localiza datos en memoria.</text:p>
        </text:list-item>
        <text:list-item>
          <text:p text:style-name="P233">Bus de Control → Coordina el tráfico de datos.</text:p>
        </text:list-item>
        <text:list-item>
          <text:p text:style-name="P233">Evolución:</text:p>
          <text:list>
            <text:list-item>
              <text:p text:style-name="P561">FSB (Front-Side Bus) → Obsoleto.</text:p>
            </text:list-item>
            <text:list-item>
              <text:p text:style-name="P561">QPI (Intel), Infinity Fabric (AMD), NVLink (NVIDIA) → Mejor comunicación interna.</text:p>
            </text:list-item>
            <text:list-item>
              <text:p text:style-name="P561">TENDENCIA: Comunicación de altísima velocidad con memoria y GPU (AMD 3D V-Cache, Apple Unified Memory).</text:p>
            </text:list-item>
          </text:list>
        </text:list-item>
      </text:list>
      <text:p text:style-name="P7"/>
      <text:p text:style-name="P3"><text:span text:style-name="T18">3. Funcionamiento de la CPU</text:span></text:p>
      <text:p text:style-name="P3"><text:span text:style-name="T18">3.1. Instrucciones</text:span></text:p>
      <text:list xml:id="list2079542432" text:style-name="WWNum165">
        <text:list-item>
          <text:p text:style-name="P234">Conjunto de instrucciones:</text:p>
          <text:list>
            <text:list-item>
              <text:p text:style-name="P562">CISC (x86, ARMv8-A en móviles) → Más instrucciones, más complejas.</text:p>
            </text:list-item>
            <text:list-item>
              <text:p text:style-name="P562">RISC (ARM, RISC-V, Apple M1/M2, PowerPC) → Instrucciones más simples, más rápidas.</text:p>
            </text:list-item>
            <text:list-item>
              <text:p text:style-name="P562">Extensiones modernas:</text:p>
              <text:list>
                <text:list-item>
                  <text:p text:style-name="P633">AVX-512 → Acelera cálculos científicos y multimedia.</text:p>
                </text:list-item>
                <text:list-item>
                  <text:p text:style-name="P633">Intel VT-x / AMD-V → Soporte para virtualización.</text:p>
                </text:list-item>
                <text:list-item>
                  <text:p text:style-name="P633">TENDENCIA: Crecimiento de RISC-V, una arquitectura abierta que puede reemplazar x86 y ARM en muchos sectores.</text:p>
                </text:list-item>
              </text:list>
            </text:list-item>
          </text:list>
        </text:list-item>
      </text:list>
      <text:p text:style-name="P7"/>
      <text:p text:style-name="P7"/>
      <text:p text:style-name="P3"><text:span text:style-name="T18">3.2. Ciclo de Instrucción</text:span></text:p>
      <text:list xml:id="list2570844822" text:style-name="WWNum68">
        <text:list-item>
          <text:p text:style-name="P235">Fases:<text:line-break/> 1️⃣ Fetch → Busca la instrucción en memoria.<text:line-break/> 2️⃣ Decode → Decodifica y determina qué hacer.<text:line-break/> 3️⃣ Execute → ALU/FPU realiza la operación.<text:line-break/> 4️⃣ Memory Access → Si es necesario, accede a memoria.<text:line-break/> 5️⃣ Write-back → Guarda el resultado.</text:p>
        </text:list-item>
        <text:list-item>
          <text:p text:style-name="P235">Optimización moderna:</text:p>
          <text:list>
            <text:list-item>
              <text:p text:style-name="P563">Ejecución fuera de orden (OoO) → Ejecuta instrucciones en el orden más eficiente.</text:p>
            </text:list-item>
            <text:list-item>
              <text:p text:style-name="P563">Predicción de saltos → Minimiza esperas en bifurcaciones de código.</text:p>
            </text:list-item>
            <text:list-item>
              <text:p text:style-name="P563">Hyper-Threading (Intel) / SMT (AMD) → Simula varios hilos por núcleo para mejorar rendimiento.</text:p>
            </text:list-item>
            <text:list-item>
              <text:p text:style-name="P563">TENDENCIA: Procesamiento de IA directamente en CPU (Intel AMX, Apple Neural Engine).</text:p>
            </text:list-item>
          </text:list>
        </text:list-item>
      </text:list>
      <text:p text:style-name="P647"><text:bookmark text:name="_4tqxnnl3m0jv"/><text:soft-page-break/></text:p>
      <text:p text:style-name="P648"><text:bookmark text:name="_swjejro9bplu"/><text:span text:style-name="T18">Tema 4: Memoria Interna: Tipos, Direccionamiento, Características y Funciones</text:span></text:p>
      <text:p text:style-name="P6"><text:span text:style-name="T18">1. INTRODUCCIÓN</text:span></text:p>
      <text:list xml:id="list1606042860" text:style-name="WWNum66">
        <text:list-item>
          <text:p text:style-name="P165">Importancia de la memoria en la arquitectura del computador.</text:p>
        </text:list-item>
        <text:list-item>
          <text:p text:style-name="P165">Impacto en el rendimiento: Cuellos de botella en acceso a datos.</text:p>
        </text:list-item>
      </text:list>
      <text:p text:style-name="P8"/>
      <text:p text:style-name="P6"><text:span text:style-name="T18">2. MEMORIA: CONCEPTOS FUNDAMENTALES</text:span></text:p>
      <text:p text:style-name="P6"><text:span text:style-name="T18">2.1. Elementos clave de una memoria</text:span></text:p>
      <text:list xml:id="list1231894457" text:style-name="WWNum120">
        <text:list-item>
          <text:p text:style-name="P166">Soporte físico: Silicio (RAM, Flash), magnético (HDD), óptico (CD/DVD).</text:p>
        </text:list-item>
        <text:list-item>
          <text:p text:style-name="P166">Acceso: Aleatorio (RAM, SSD), secuencial (cintas), asociativo (caché).</text:p>
        </text:list-item>
        <text:list-item>
          <text:p text:style-name="P166">Durabilidad: Volátil (RAM) vs. No volátil (Flash, HDD).</text:p>
        </text:list-item>
      </text:list>
      <text:p text:style-name="P6"><text:span text:style-name="T18">2.2. Direccionamiento</text:span></text:p>
      <text:list xml:id="list399419108" text:style-name="WWNum238">
        <text:list-item>
          <text:p text:style-name="P167">Bidimensional (2D): Un solo decodificador (memorias pequeñas).</text:p>
        </text:list-item>
        <text:list-item>
          <text:p text:style-name="P167">Tridimensional (3D): Uso de múltiples decodificadores para grandes volúmenes de datos.</text:p>
        </text:list-item>
      </text:list>
      <text:p text:style-name="P6"><text:span text:style-name="T18">2.3. Características clave</text:span></text:p>
      <text:list xml:id="list3353292444" text:style-name="WWNum395">
        <text:list-item>
          <text:p text:style-name="P168">Velocidad: Latencia y ancho de banda.</text:p>
        </text:list-item>
        <text:list-item>
          <text:p text:style-name="P168">Unidad de transferencia: Palabra, bloque, línea de caché.</text:p>
        </text:list-item>
        <text:list-item>
          <text:p text:style-name="P168">Modos de direccionamiento: Directo, indirecto, segmentado, paginado.</text:p>
        </text:list-item>
      </text:list>
      <text:p text:style-name="P8"/>
      <text:p text:style-name="P6"><text:span text:style-name="T18">3. TIPOS DE MEMORIAS</text:span></text:p>
      <text:p text:style-name="P6"><text:span text:style-name="T18">3.1. Volátiles (rápidas, almacenamiento temporal)</text:span></text:p>
      <text:list xml:id="list1999132469" text:style-name="WWNum227">
        <text:list-item>
          <text:p text:style-name="P169">SRAM: Usa biestables, rápida, cara, caché de CPU.</text:p>
        </text:list-item>
        <text:list-item>
          <text:p text:style-name="P169">DRAM: Usa condensadores, requiere refresco, más lenta pero más densa.</text:p>
        </text:list-item>
        <text:list-item>
          <text:p text:style-name="P169">SDRAM: Sincronizada con el bus de memoria, mejora eficiencia.</text:p>
        </text:list-item>
        <text:list-item>
          <text:p text:style-name="P169">DDR (DDR1-5): Aumenta frecuencia y reduce consumo con cada versión.</text:p>
        </text:list-item>
        <text:list-item>
          <text:p text:style-name="P169">GDDR (GDDR5-6X): Optimizada para GPU (mayor ancho de banda).</text:p>
        </text:list-item>
        <text:list-item>
          <text:p text:style-name="P169">HBM: Apilamiento vertical, alto ancho de banda (IA, servidores).</text:p>
        </text:list-item>
      </text:list>
      <text:p text:style-name="P6"><text:span text:style-name="T18">3.2. No volátiles (almacenamiento permanente)</text:span></text:p>
      <text:list xml:id="list2070166815" text:style-name="WWNum152">
        <text:list-item>
          <text:p text:style-name="P170"><text:soft-page-break/>ROM: Solo lectura, firmware.</text:p>
        </text:list-item>
        <text:list-item>
          <text:p text:style-name="P170">Flash (NAND/NOR): Base de SSD y almacenamiento portátil.</text:p>
        </text:list-item>
        <text:list-item>
          <text:p text:style-name="P170">NVRAM: Combinación de velocidad RAM y persistencia ROM.</text:p>
        </text:list-item>
      </text:list>
      <text:p text:style-name="P8"/>
      <text:p text:style-name="P6"><text:span text:style-name="T18">4. JERARQUÍA DE MEMORIAS Y FUNCIONES</text:span></text:p>
      <text:list xml:id="list2235194114" text:style-name="WWNum236">
        <text:list-item>
          <text:p text:style-name="P171">Registros: Dentro de la CPU, acceso instantáneo.</text:p>
        </text:list-item>
        <text:list-item>
          <text:p text:style-name="P171">Caché (L1, L2, L3): Reduce latencia con RAM.</text:p>
        </text:list-item>
        <text:list-item>
          <text:p text:style-name="P171">RAM: Almacena datos en ejecución.</text:p>
        </text:list-item>
        <text:list-item>
          <text:p text:style-name="P171">Almacenamiento secundario (SSD, HDD): Datos permanentes.</text:p>
        </text:list-item>
      </text:list>
      <text:p text:style-name="P8"/>
      <text:p text:style-name="P6"><text:span text:style-name="T18">5. MEMORIA PRINCIPAL Y CONEXIÓN CON CPU</text:span></text:p>
      <text:p text:style-name="P6"><text:span text:style-name="T18">5.1. Estructura</text:span></text:p>
      <text:list xml:id="list227997627" text:style-name="WWNum53">
        <text:list-item>
          <text:p text:style-name="P172">SRAM: Matriz bidimensional, más rápida.</text:p>
        </text:list-item>
        <text:list-item>
          <text:p text:style-name="P172">DRAM: Celdas con condensadores, requiere refresco.</text:p>
        </text:list-item>
        <text:list-item>
          <text:p text:style-name="P172">ROM: Direccionamiento fijo.</text:p>
        </text:list-item>
      </text:list>
      <text:p text:style-name="P6"><text:span text:style-name="T18">5.2. Dirección y acceso</text:span></text:p>
      <text:list xml:id="list1003122123" text:style-name="WWNum407">
        <text:list-item>
          <text:p text:style-name="P173">Buses: Direcciones, datos, control.</text:p>
        </text:list-item>
        <text:list-item>
          <text:p text:style-name="P173">Modos de acceso: Lectura-Modificación-Escritura, paginación, acceso por columna.</text:p>
        </text:list-item>
        <text:list-item>
          <text:p text:style-name="P173">Refresco DRAM: Distribuido o en ráfagas.</text:p>
        </text:list-item>
      </text:list>
      <text:p text:style-name="P8"/>
      <text:p text:style-name="P6"><text:span text:style-name="T18">6. MEJORAS DE RENDIMIENTO</text:span></text:p>
      <text:p text:style-name="P6"><text:span text:style-name="T18">6.1. Memoria Caché</text:span></text:p>
      <text:list xml:id="list2974197267" text:style-name="WWNum153">
        <text:list-item>
          <text:p text:style-name="P174">Tipos: L1 (ultrarrápida), L2 (intermedia), L3 (compartida en CPU).</text:p>
        </text:list-item>
        <text:list-item>
          <text:p text:style-name="P174">Mapeos: Directo, asociativo, por conjuntos.</text:p>
        </text:list-item>
        <text:list-item>
          <text:p text:style-name="P174">Reemplazo: LRU, FIFO, Aleatorio.</text:p>
        </text:list-item>
      </text:list>
      <text:p text:style-name="P6"><text:span text:style-name="T18">6.2. Memoria Virtual</text:span></text:p>
      <text:list xml:id="list1839383814" text:style-name="WWNum46">
        <text:list-item>
          <text:p text:style-name="P175">Extiende la RAM usando almacenamiento secundario.</text:p>
        </text:list-item>
        <text:list-item>
          <text:p text:style-name="P175"><text:soft-page-break/>Traducción de direcciones: MMU convierte direcciones virtuales en físicas.</text:p>
        </text:list-item>
        <text:list-item>
          <text:p text:style-name="P175">Técnicas:</text:p>
          <text:list>
            <text:list-item>
              <text:p text:style-name="P546">Paginación: División fija en páginas, usa tabla de páginas.</text:p>
            </text:list-item>
            <text:list-item>
              <text:p text:style-name="P546">Segmentación: División lógica del programa.</text:p>
            </text:list-item>
            <text:list-item>
              <text:p text:style-name="P546">Segmentación paginada: Híbrido, más flexible.</text:p>
            </text:list-item>
          </text:list>
        </text:list-item>
        <text:list-item>
          <text:p text:style-name="P175">TLB (Translation Lookaside Buffer): Acelera la traducción.</text:p>
        </text:list-item>
      </text:list>
      <text:p text:style-name="P8"/>
      <text:p text:style-name="P6"><text:span text:style-name="T18">7. TECNOLOGÍAS MODERNAS</text:span></text:p>
      <text:list xml:id="list810157124" text:style-name="WWNum99">
        <text:list-item>
          <text:p text:style-name="P176">Memorias persistentes (PMEM)</text:p>
          <text:list>
            <text:list-item>
              <text:p text:style-name="P547">Ejemplo: Intel Optane.</text:p>
            </text:list-item>
            <text:list-item>
              <text:p text:style-name="P547">Ventaja: Actúa como RAM pero retiene datos tras apagado.</text:p>
            </text:list-item>
          </text:list>
        </text:list-item>
        <text:list-item>
          <text:p text:style-name="P176">Memoria apilada (3D XPoint)</text:p>
          <text:list>
            <text:list-item>
              <text:p text:style-name="P547">Densidad superior y baja latencia.</text:p>
            </text:list-item>
            <text:list-item>
              <text:p text:style-name="P547">Mejor que NAND en acceso aleatorio.</text:p>
            </text:list-item>
          </text:list>
        </text:list-item>
        <text:list-item>
          <text:p text:style-name="P176">Memoria computacional (Processing In Memory, PIM)</text:p>
          <text:list>
            <text:list-item>
              <text:p text:style-name="P547">Procesamiento dentro de la memoria (menos movimiento de datos → más rendimiento).</text:p>
            </text:list-item>
            <text:list-item>
              <text:p text:style-name="P547">Usada en IA y HPC.</text:p>
            </text:list-item>
          </text:list>
        </text:list-item>
      </text:list>
      <text:p text:style-name="P6"/>
      <text:p text:style-name="P6"/>
      <text:p text:style-name="P6"/>
      <text:p text:style-name="P648"><text:bookmark text:name="_9rx8rjwz645l"/>Tema 10: Representación Interna de los Datos</text:p>
      <text:p text:style-name="P6"><text:span text:style-name="T18">1. Introducción</text:span></text:p>
      <text:list xml:id="list1725572031" text:style-name="WWNum305">
        <text:list-item>
          <text:p text:style-name="P177">Los ordenadores representan internamente los datos en binario (base 2).</text:p>
        </text:list-item>
        <text:list-item>
          <text:p text:style-name="P177">Se utilizan diferentes bases según el contexto:</text:p>
          <text:list>
            <text:list-item>
              <text:p text:style-name="P548">Binario (base 2): Electrónica, instrucciones de máquina.</text:p>
            </text:list-item>
            <text:list-item>
              <text:p text:style-name="P548">Octal (base 8): Representación compacta en sistemas antiguos.</text:p>
            </text:list-item>
            <text:list-item>
              <text:p text:style-name="P548">Decimal (base 10): Interacción con humanos.</text:p>
            </text:list-item>
            <text:list-item>
              <text:p text:style-name="P548">Hexadecimal (base 16): Representación eficiente de direcciones y colores.</text:p>
            </text:list-item>
          </text:list>
        </text:list-item>
        <text:list-item>
          <text:p text:style-name="P177">Importancia de los cambios de base en informática y redes.</text:p>
        </text:list-item>
      </text:list>
      <text:p text:style-name="P8"/>
      <text:p text:style-name="P6"><text:span text:style-name="T18">2. Representación de Caracteres Alfanuméricos</text:span></text:p>
      <text:list xml:id="list1949545821" text:style-name="WWNum39">
        <text:list-item>
          <text:p text:style-name="P178">ASCII (7/8 bits): Estándar básico, solo caracteres en inglés.</text:p>
        </text:list-item>
        <text:list-item>
          <text:p text:style-name="P178">EBCDIC: Formato IBM, en desuso.</text:p>
        </text:list-item>
        <text:list-item>
          <text:p text:style-name="P178">UNICODE (UTF-8, UTF-16, UTF-32): Soporta todos los idiomas, emojis y símbolos matemáticos.</text:p>
          <text:list>
            <text:list-item>
              <text:p text:style-name="P549">Nota: UTF-8 es el más usado en la web, ya que es eficiente en espacio.</text:p>
            </text:list-item>
          </text:list>
        </text:list-item>
      </text:list>
      <text:p text:style-name="P8"/>
      <text:p text:style-name="P6"><text:span text:style-name="T18">3. Representación de Datos Booleanos</text:span></text:p>
      <text:list xml:id="list2945965280" text:style-name="WWNum363">
        <text:list-item>
          <text:p text:style-name="P179">0 → Falso, 1 → Verdadero.</text:p>
        </text:list-item>
        <text:list-item>
          <text:p text:style-name="P179">Uso en circuitos lógicos: Álgebra de Boole, puertas lógicas.</text:p>
        </text:list-item>
        <text:list-item>
          <text:p text:style-name="P179">Simplificación con mapas de Karnaugh: Optimización de hardware.</text:p>
        </text:list-item>
      </text:list>
      <text:p text:style-name="P8"/>
      <text:p text:style-name="P8"/>
      <text:p text:style-name="P6"><text:span text:style-name="T18">4. Representación de Datos Enteros</text:span></text:p>
      <text:list xml:id="list4241984210" text:style-name="WWNum259">
        <text:list-item>
          <text:p text:style-name="P180">Signo magnitud: Representación básica pero con el problema del doble 0.</text:p>
        </text:list-item>
        <text:list-item>
          <text:p text:style-name="P180">Complemento a 1 (CA1): Mejor que el anterior, pero aún con el problema del doble 0.</text:p>
        </text:list-item>
        <text:list-item>
          <text:p text:style-name="P180">Complemento a 2 (CA2):</text:p>
          <text:list>
            <text:list-item>
              <text:p text:style-name="P550">Usado en procesadores modernos.</text:p>
            </text:list-item>
            <text:list-item>
              <text:p text:style-name="P550"><text:soft-page-break/>Permite representar negativos sin ambigüedades.</text:p>
            </text:list-item>
            <text:list-item>
              <text:p text:style-name="P550">Facilita operaciones aritméticas (restar es sumar el negativo).</text:p>
            </text:list-item>
            <text:list-item>
              <text:p text:style-name="P550">Ejemplo: En 8 bits, -1 es 11111111 y 1 es 00000001.</text:p>
            </text:list-item>
          </text:list>
        </text:list-item>
        <text:list-item>
          <text:p text:style-name="P180">Exceso Z: Se usa en exponentes de coma flotante para evitar negativos.</text:p>
        </text:list-item>
      </text:list>
      <text:p text:style-name="P8"/>
      <text:p text:style-name="P6"><text:span text:style-name="T18">5. Representación de Datos Reales</text:span></text:p>
      <text:list xml:id="list1015632556" text:style-name="WWNum26">
        <text:list-item>
          <text:p text:style-name="P181">Coma fija: Obsoleta por su baja precisión.</text:p>
        </text:list-item>
        <text:list-item>
          <text:p text:style-name="P181">Coma flotante (IEEE 754): Estándar actual.</text:p>
          <text:list>
            <text:list-item>
              <text:p text:style-name="P551">32 bits (simple precisión): Uso general.</text:p>
            </text:list-item>
            <text:list-item>
              <text:p text:style-name="P551">64 bits (doble precisión): Cálculo científico.</text:p>
            </text:list-item>
            <text:list-item>
              <text:p text:style-name="P551">128 bits (cuádruple precisión): Supercomputación.</text:p>
            </text:list-item>
          </text:list>
        </text:list-item>
        <text:list-item>
          <text:p text:style-name="P181">Conceptos clave:</text:p>
          <text:list>
            <text:list-item>
              <text:p text:style-name="P551">Normalización: Mantiene la representación eficiente.</text:p>
            </text:list-item>
            <text:list-item>
              <text:p text:style-name="P551">Desbordamiento/subdesbordamiento: Problemas con valores fuera de rango.</text:p>
            </text:list-item>
          </text:list>
        </text:list-item>
      </text:list>
      <text:p text:style-name="P7"/>
      <text:p text:style-name="P3"><text:span text:style-name="T18">6. Representación de Números Complejos</text:span></text:p>
      <text:list xml:id="list4018234421" text:style-name="WWNum129">
        <text:list-item>
          <text:p text:style-name="P236">Se almacena como parte real + parte imaginaria en coma flotante.</text:p>
        </text:list-item>
        <text:list-item>
          <text:p text:style-name="P236">Uso en:</text:p>
          <text:list>
            <text:list-item>
              <text:p text:style-name="P564">Procesamiento de señales: Audio, radio, telecomunicaciones.</text:p>
            </text:list-item>
            <text:list-item>
              <text:p text:style-name="P564">Computación cuántica: Algoritmos avanzados.</text:p>
            </text:list-item>
            <text:list-item>
              <text:p text:style-name="P564">Gráficos 3D: Motores de videojuegos y diseño CAD.</text:p>
            </text:list-item>
          </text:list>
        </text:list-item>
      </text:list>
      <text:p text:style-name="P6"/>
      <text:p text:style-name="P6"><text:span text:style-name="T18">7. Representación Interna de Estructuras de Datos</text:span></text:p>
      <text:list xml:id="list3973038697" text:style-name="WWNum36">
        <text:list-item>
          <text:p text:style-name="P182">Vectores y matrices: Acceso secuencial o por filas/columnas.</text:p>
        </text:list-item>
        <text:list-item>
          <text:p text:style-name="P182">Listas enlazadas: Eficientes para inserciones/borrados dinámicos.</text:p>
        </text:list-item>
        <text:list-item>
          <text:p text:style-name="P182">Árboles:</text:p>
          <text:list>
            <text:list-item>
              <text:p text:style-name="P552">BST (Árbol de Búsqueda Binaria): Estructura básica.</text:p>
            </text:list-item>
            <text:list-item>
              <text:p text:style-name="P552"><text:soft-page-break/>AVL, B+: Equilibrados para optimizar búsquedas.</text:p>
            </text:list-item>
          </text:list>
        </text:list-item>
        <text:list-item>
          <text:p text:style-name="P182">Grafos:</text:p>
          <text:list>
            <text:list-item>
              <text:p text:style-name="P552">Representados con listas de adyacencia (eficientes en espacio) o matrices (búsqueda rápida).</text:p>
            </text:list-item>
            <text:list-item>
              <text:p text:style-name="P552">Uso en redes, inteligencia artificial y rutas GPS.</text:p>
            </text:list-item>
          </text:list>
        </text:list-item>
        <text:list-item>
          <text:p text:style-name="P182">Tablas hash:</text:p>
          <text:list>
            <text:list-item>
              <text:p text:style-name="P552">Búsquedas en tiempo constante O(1).</text:p>
            </text:list-item>
            <text:list-item>
              <text:p text:style-name="P552">Usadas en bases de datos, almacenamiento en caché.</text:p>
            </text:list-item>
          </text:list>
        </text:list-item>
        <text:list-item>
          <text:p text:style-name="P182">Punteros y estructuras dinámicas: Base de lenguajes como C/C++.</text:p>
        </text:list-item>
      </text:list>
      <text:p text:style-name="P8"/>
      <text:p text:style-name="P6"><text:span text:style-name="T18">8. Representación interna de elementos multimedia</text:span></text:p>
      <text:list xml:id="list1505217758" text:style-name="WWNum243">
        <text:list-item>
          <text:p text:style-name="P183">Gráficos vectoriales: Formatos SVG, PDF (se pueden escalar sin perder calidad).</text:p>
        </text:list-item>
        <text:list-item>
          <text:p text:style-name="P183">Mapas de bits (raster): Formatos BMP, PNG, JPEG, WebP.</text:p>
        </text:list-item>
        <text:list-item>
          <text:p text:style-name="P183">Compresión de imágenes:</text:p>
          <text:list>
            <text:list-item>
              <text:p text:style-name="P553">Con pérdida: JPEG, HEIC → Ahorra espacio sacrificando calidad.</text:p>
            </text:list-item>
            <text:list-item>
              <text:p text:style-name="P553">Sin pérdida: PNG, FLAC → Mantiene fidelidad.</text:p>
            </text:list-item>
          </text:list>
        </text:list-item>
        <text:list-item>
          <text:p text:style-name="P183">Gráficos 3D: Modelos OBJ, FBX, GLTF usados en videojuegos y realidad virtual.</text:p>
        </text:list-item>
        <text:list-item>
          <text:p text:style-name="P183">Sonido: distintos codecs WAV, MP3, OGG</text:p>
        </text:list-item>
        <text:list-item>
          <text:p text:style-name="P183">Video: distintos codecs MPEG, MP4, etc.</text:p>
        </text:list-item>
      </text:list>
      <text:p text:style-name="P8"/>
      <text:p text:style-name="P6"><text:span text:style-name="T18">9. Cifrado y Compresión</text:span></text:p>
      <text:list xml:id="list3236580275" text:style-name="WWNum344">
        <text:list-item>
          <text:p text:style-name="P184">Cifrado moderno:</text:p>
          <text:list>
            <text:list-item>
              <text:p text:style-name="P554">AES: Algoritmo estándar de cifrado simétrico.</text:p>
            </text:list-item>
            <text:list-item>
              <text:p text:style-name="P554">RSA: Cifrado asimétrico usado en comunicaciones seguras.</text:p>
            </text:list-item>
            <text:list-item>
              <text:p text:style-name="P554">ECC (Curvas Elípticas): Más eficiente que RSA con claves más cortas.</text:p>
            </text:list-item>
            <text:list-item>
              <text:p text:style-name="P554">Criptografía post-cuántica: En desarrollo para resistir ataques de ordenadores cuánticos.</text:p>
            </text:list-item>
          </text:list>
        </text:list-item>
        <text:list-item>
          <text:p text:style-name="P184">Compresión:</text:p>
          <text:list>
            <text:list-item>
              <text:p text:style-name="P554">Sin pérdida: ZIP, PNG, FLAC → Se pueden recuperar los datos exactos.</text:p>
            </text:list-item>
            <text:list-item>
              <text:p text:style-name="P554"><text:soft-page-break/>Con pérdida: MP3, JPEG, H.265 → Reduce tamaño eliminando información irrelevante.</text:p>
            </text:list-item>
          </text:list>
        </text:list-item>
        <text:list-item>
          <text:p text:style-name="P184">Funciones de resumen (Hash)</text:p>
        </text:list-item>
      </text:list>
      <text:p text:style-name="P6"/>
      <text:p text:style-name="P6"/>
      <text:p text:style-name="P6"/>
      <text:p text:style-name="P648"><text:bookmark text:name="_12an8k8ijp49"/>Tema 11: Organización Lógica de los Datos. Estructuras Estáticas</text:p>
      <text:p text:style-name="P6"><text:span text:style-name="T18">1. Introducción</text:span></text:p>
      <text:list xml:id="list3295176746" text:style-name="WWNum374">
        <text:list-item>
          <text:p text:style-name="P185">Abstracción de datos: Separación entre representación lógica y física.</text:p>
        </text:list-item>
        <text:list-item>
          <text:p text:style-name="P185">Tipos de datos: Definidos como un conjunto de valores con operaciones asociadas.</text:p>
        </text:list-item>
        <text:list-item>
          <text:p text:style-name="P185">Importancia: Fundamental en el diseño de algoritmos eficientes.</text:p>
        </text:list-item>
      </text:list>
      <text:p text:style-name="P6"/>
      <text:p text:style-name="P6"><text:span text:style-name="T18">2. Tipos Abstractos de Datos (TAD)</text:span></text:p>
      <text:list xml:id="list3482038640" text:style-name="WWNum205">
        <text:list-item>
          <text:p text:style-name="P186">Definición: Modelos estructurados independientes de la implementación.</text:p>
        </text:list-item>
        <text:list-item>
          <text:p text:style-name="P186">Componentes:</text:p>
          <text:list>
            <text:list-item>
              <text:p text:style-name="P555">Datos.</text:p>
            </text:list-item>
            <text:list-item>
              <text:p text:style-name="P555">Operaciones.</text:p>
            </text:list-item>
            <text:list-item>
              <text:p text:style-name="P555">Propiedades semánticas.</text:p>
            </text:list-item>
          </text:list>
        </text:list-item>
        <text:list-item>
          <text:p text:style-name="P186">Ejemplos de TADs:</text:p>
          <text:list>
            <text:list-item>
              <text:p text:style-name="P555">Pila (Stack): Estructura LIFO (Last In, First Out).</text:p>
            </text:list-item>
            <text:list-item>
              <text:p text:style-name="P555">Cola (Queue): Estructura FIFO (First In, First Out).</text:p>
            </text:list-item>
            <text:list-item>
              <text:p text:style-name="P555">Lista: Secuencia ordenada de elementos.</text:p>
            </text:list-item>
            <text:list-item>
              <text:p text:style-name="P555">Árbol: Estructura jerárquica con nodos y relaciones padre-hijo.</text:p>
            </text:list-item>
            <text:list-item>
              <text:p text:style-name="P555">Grafo: Modelado de relaciones en redes y sistemas complejos.</text:p>
            </text:list-item>
          </text:list>
        </text:list-item>
      </text:list>
      <text:p text:style-name="P6"/>
      <text:p text:style-name="P6"><text:span text:style-name="T18">3. Tipos Escalares</text:span></text:p>
      <text:p text:style-name="P8"/>
      <text:p text:style-name="P6"><text:span text:style-name="T18">3.1 Tipos Normalizados</text:span></text:p>
      <text:list xml:id="list2332501628" text:style-name="WWNum155">
        <text:list-item>
          <text:p text:style-name="P187">Entero: Representado en complemento a 2.</text:p>
        </text:list-item>
        <text:list-item>
          <text:p text:style-name="P187">Real: IEEE 754, con formatos de distinta precisión.</text:p>
        </text:list-item>
        <text:list-item>
          <text:p text:style-name="P187">Carácter: Codificado en Unicode (UTF-8, UTF-16).</text:p>
        </text:list-item>
        <text:list-item>
          <text:p text:style-name="P187">Booleano: Representa valores lógicos (0/1).</text:p>
        </text:list-item>
      </text:list>
      <text:p text:style-name="P6"/>
      <text:p text:style-name="P6"><text:soft-page-break/><text:span text:style-name="T18">3.2 Tipos Escalares Definidos por el Usuario</text:span></text:p>
      <text:list xml:id="list886447887" text:style-name="WWNum48">
        <text:list-item>
          <text:p text:style-name="P188">Enumeración: Conjunto de valores predefinidos (Ejemplo: {Rojo, Verde, Azul}).</text:p>
        </text:list-item>
        <text:list-item>
          <text:p text:style-name="P188">Rango: Subconjunto de un tipo base (Ejemplo: 1..100).</text:p>
        </text:list-item>
      </text:list>
      <text:p text:style-name="P6"/>
      <text:p text:style-name="P6"><text:span text:style-name="T18">4. Tipos Estructurados</text:span></text:p>
      <text:list xml:id="list3625185139" text:style-name="WWNum364">
        <text:list-item>
          <text:p text:style-name="P189">Definición: Agrupación de múltiples valores en una entidad.</text:p>
        </text:list-item>
      </text:list>
      <text:p text:style-name="P8"/>
      <text:p text:style-name="P6"><text:span text:style-name="T18">4.1 Vectores (Arrays)</text:span></text:p>
      <text:list xml:id="list591968329" text:style-name="WWNum290">
        <text:list-item>
          <text:p text:style-name="P190">Unidimensional: Manejo de cadenas de caracteres.</text:p>
        </text:list-item>
        <text:list-item>
          <text:p text:style-name="P190">Multidimensional: Representación de matrices e imágenes.</text:p>
        </text:list-item>
      </text:list>
      <text:p text:style-name="P6"/>
      <text:p text:style-name="P6"><text:span text:style-name="T18">4.2 Conjuntos</text:span></text:p>
      <text:list xml:id="list3200088278" text:style-name="WWNum359">
        <text:list-item>
          <text:p text:style-name="P191">Operaciones matemáticas eficientes: Unión, intersección, diferencia.</text:p>
        </text:list-item>
      </text:list>
      <text:p text:style-name="P6"/>
      <text:p text:style-name="P6"><text:span text:style-name="T18">4.3 Registros (Structs, Tuplas)</text:span></text:p>
      <text:list xml:id="list2907918647" text:style-name="WWNum393">
        <text:list-item>
          <text:p text:style-name="P192">Normales: Contienen varios tipos de datos (Ejemplo: nombre: String, edad: Int).</text:p>
        </text:list-item>
        <text:list-item>
          <text:p text:style-name="P192">Variantes: Combinan parte fija y parte variable (Ejemplo: union en C).</text:p>
        </text:list-item>
      </text:list>
      <text:p text:style-name="P6"/>
      <text:p text:style-name="P6"><text:span text:style-name="T18">5. Implementación Estática de Estructuras de Datos</text:span></text:p>
      <text:p text:style-name="P6"><text:span text:style-name="T18">5.1 Pilas (Stacks)</text:span></text:p>
      <text:list xml:id="list2227760987" text:style-name="WWNum240">
        <text:list-item>
          <text:p text:style-name="P193">Implementación con arrays y puntero al tope.</text:p>
        </text:list-item>
        <text:list-item>
          <text:p text:style-name="P193">Operaciones básicas: push(), pop(), top().</text:p>
        </text:list-item>
        <text:list-item>
          <text:p text:style-name="P193">Usos: Evaluación de expresiones, recursión, control de llamadas a funciones.</text:p>
        </text:list-item>
      </text:list>
      <text:p text:style-name="P6"><text:span text:style-name="T18">5.2 Colas (Queues y Deques)</text:span></text:p>
      <text:list xml:id="list3257445261" text:style-name="WWNum334">
        <text:list-item>
          <text:p text:style-name="P194">Implementadas con arrays circulares.</text:p>
        </text:list-item>
        <text:list-item>
          <text:p text:style-name="P194">Operaciones: enqueue(), dequeue(), front().</text:p>
        </text:list-item>
        <text:list-item>
          <text:p text:style-name="P194">Usos: Planificación de procesos, manejo de tareas en redes.</text:p>
        </text:list-item>
      </text:list>
      <text:p text:style-name="P6"><text:soft-page-break/><text:span text:style-name="T18">5.3 Listas</text:span></text:p>
      <text:list xml:id="list3100019229" text:style-name="WWNum351">
        <text:list-item>
          <text:p text:style-name="P195">Listas enlazadas vs. Arrays estáticos.</text:p>
        </text:list-item>
        <text:list-item>
          <text:p text:style-name="P195">Ventajas de arrays: Acceso rápido a elementos.</text:p>
        </text:list-item>
        <text:list-item>
          <text:p text:style-name="P195">Desventajas: Inserciones y borrados costosos.</text:p>
        </text:list-item>
      </text:list>
      <text:p text:style-name="P6"><text:span text:style-name="T18">5.4 Árboles</text:span></text:p>
      <text:list xml:id="list26279546" text:style-name="WWNum140">
        <text:list-item>
          <text:p text:style-name="P196">Ejemplo: Árboles binarios de búsqueda (BST), AVL.</text:p>
        </text:list-item>
        <text:list-item>
          <text:p text:style-name="P196">Implementación en arrays: Hijo izquierdo en 2i+1, hijo derecho en 2i+2.</text:p>
        </text:list-item>
        <text:list-item>
          <text:p text:style-name="P196">Usos: Bases de datos, compiladores, organización jerárquica de información.</text:p>
        </text:list-item>
      </text:list>
      <text:p text:style-name="P6"><text:span text:style-name="T18">5.5 Grafos</text:span></text:p>
      <text:list xml:id="list784161640" text:style-name="WWNum136">
        <text:list-item>
          <text:p text:style-name="P197">Representación:</text:p>
          <text:list>
            <text:list-item>
              <text:p text:style-name="P556">Matriz de adyacencia: Más memoria, acceso inmediato.</text:p>
            </text:list-item>
            <text:list-item>
              <text:p text:style-name="P556">Lista de adyacencia: Más eficiente en grafos dispersos.</text:p>
            </text:list-item>
          </text:list>
        </text:list-item>
        <text:list-item>
          <text:p text:style-name="P197">Usos: Redes, IA, algoritmos de caminos más cortos (Dijkstra, A*).</text:p>
        </text:list-item>
      </text:list>
      <text:p text:style-name="P6"><text:span text:style-name="T18">5.6 Funciones y tablas Hash (resumen)</text:span></text:p>
      <text:list xml:id="list2432138674" text:style-name="WWNum324">
        <text:list-item>
          <text:p text:style-name="P198">Uso de arrays y colisiones manejadas con encadenamiento o direccionamiento abierto.</text:p>
        </text:list-item>
        <text:list-item>
          <text:p text:style-name="P198">Usos: Bases de datos, autenticación, almacenamiento en caché.</text:p>
        </text:list-item>
      </text:list>
      <text:p text:style-name="P8"/>
      <text:p text:style-name="P6"><text:span text:style-name="T18">6. Concursos de Programación</text:span></text:p>
      <text:p text:style-name="P6">Los concursos de programación fomentan el pensamiento algorítmico y el dominio de estructuras de datos.</text:p>
      <text:p text:style-name="P6"/>
      <text:p text:style-name="P6"><text:span text:style-name="T18">6.1 Olimpiada Informática Española (OIE)</text:span></text:p>
      <text:list xml:id="list3152785002" text:style-name="WWNum15">
        <text:list-item>
          <text:p text:style-name="P199">Competencia nacional para estudiantes preuniversitarios.</text:p>
        </text:list-item>
        <text:list-item>
          <text:p text:style-name="P199">Fases: Regionales, nacionales y clasificación a la Olimpiada Informática Internacional (IOI).</text:p>
        </text:list-item>
        <text:list-item>
          <text:p text:style-name="P199">Desafíos: Algoritmos avanzados, estructuras de datos eficientes.</text:p>
        </text:list-item>
      </text:list>
      <text:p text:style-name="P8"/>
      <text:p text:style-name="P6"><text:span text:style-name="T18">6.2 ProgramaMe</text:span></text:p>
      <text:list xml:id="list1694717397" text:style-name="WWNum366">
        <text:list-item>
          <text:p text:style-name="P200">Concurso de programación para estudiantes de FP.</text:p>
        </text:list-item>
        <text:list-item>
          <text:p text:style-name="P200"><text:soft-page-break/>Modalidad por equipos.</text:p>
        </text:list-item>
        <text:list-item>
          <text:p text:style-name="P200">Uso de estructuras de datos estáticas y dinámicas.</text:p>
        </text:list-item>
        <text:list-item>
          <text:p text:style-name="P200">Pruebas de eficiencia y optimización de código.</text:p>
        </text:list-item>
      </text:list>
      <text:p text:style-name="P8"/>
      <text:p text:style-name="P6"><text:span text:style-name="T18">6.3 Importancia en la Enseñanza</text:span></text:p>
      <text:list xml:id="list2272147257" text:style-name="WWNum170">
        <text:list-item>
          <text:p text:style-name="P201">Desarrollo de habilidades algorítmicas.</text:p>
        </text:list-item>
        <text:list-item>
          <text:p text:style-name="P201">Aplicación práctica de estructuras de datos.</text:p>
        </text:list-item>
        <text:list-item>
          <text:p text:style-name="P201">Entrenamiento en plataformas como Codeforces, LeetCode, AtCoder.</text:p>
        </text:list-item>
      </text:list>
      <text:p text:style-name="P6"/>
      <text:p text:style-name="P642"><text:bookmark text:name="_tfy96qz04drg"/>Tema 20: Explotación y administración de sistemas operativos monousuario y multiusuario</text:p>
      <text:p text:style-name="P6"><text:span text:style-name="T18">1. Introducción</text:span></text:p>
      <text:list xml:id="list3632408036" text:style-name="WWNum318">
        <text:list-item>
          <text:p text:style-name="P202">Definición de sistema operativo (SO).</text:p>
        </text:list-item>
        <text:list-item>
          <text:p text:style-name="P202">Funciones principales: gestión de hardware, procesos, memoria, usuarios y redes.</text:p>
        </text:list-item>
        <text:list-item>
          <text:p text:style-name="P202">Evolución de los sistemas operativos: desde monousuario a sistemas distribuidos y en la nube.</text:p>
        </text:list-item>
      </text:list>
      <text:p text:style-name="P8"/>
      <text:p text:style-name="P6"><text:span text:style-name="T18">2. Clasificación de los sistemas operativos</text:span></text:p>
      <text:p text:style-name="P6"><text:span text:style-name="T18">2.1. Según el número de procesadores</text:span></text:p>
      <text:list xml:id="list2501486193" text:style-name="WWNum150">
        <text:list-item>
          <text:p text:style-name="P203">Sistemas monoprocesador: Ejecutan instrucciones en un solo núcleo.</text:p>
        </text:list-item>
        <text:list-item>
          <text:p text:style-name="P203">Sistemas multiprocesador: Permiten ejecución en varias CPU (SMP, NUMA).</text:p>
        </text:list-item>
      </text:list>
      <text:p text:style-name="P6"><text:span text:style-name="T18">2.2. Según el número de usuarios</text:span></text:p>
      <text:list xml:id="list2977812672" text:style-name="WWNum279">
        <text:list-item>
          <text:p text:style-name="P204">Sistemas monousuario: Un solo usuario a la vez (Ejemplo: Windows 11, macOS Sonoma).</text:p>
        </text:list-item>
        <text:list-item>
          <text:p text:style-name="P204">Sistemas multiusuario: Varios usuarios simultáneos (Ejemplo: Linux Ubuntu Server, Windows Server 2022).</text:p>
        </text:list-item>
      </text:list>
      <text:p text:style-name="P6"><text:span text:style-name="T18">2.3. Según el número de tareas</text:span></text:p>
      <text:list xml:id="list3422944595" text:style-name="WWNum211">
        <text:list-item>
          <text:p text:style-name="P205">Monotarea: Ejecutan una tarea a la vez (obsoletos).</text:p>
        </text:list-item>
        <text:list-item>
          <text:p text:style-name="P205">Multitarea: Ejecutan múltiples procesos en paralelo (Windows, Linux, macOS).</text:p>
        </text:list-item>
      </text:list>
      <text:p text:style-name="P6"><text:span text:style-name="T18">2.4. Según la arquitectura del núcleo</text:span></text:p>
      <text:list xml:id="list2375832196" text:style-name="WWNum284">
        <text:list-item>
          <text:p text:style-name="P206">Monolítico: Todo el SO opera en modo núcleo (Linux tradicional).</text:p>
        </text:list-item>
        <text:list-item>
          <text:p text:style-name="P206"><text:soft-page-break/>Microkernel: Mínimos servicios en el núcleo, resto en espacio de usuario (Minix, QNX).</text:p>
        </text:list-item>
        <text:list-item>
          <text:p text:style-name="P206">Híbrido: Combinación de ambos (Windows NT, macOS).</text:p>
        </text:list-item>
      </text:list>
      <text:p text:style-name="P6"><text:span text:style-name="T18">2.5. Según el entorno de ejecución</text:span></text:p>
      <text:list xml:id="list169228232" text:style-name="WWNum276">
        <text:list-item>
          <text:p text:style-name="P207">Sistemas operativos en red: Soportan comunicación y compartición de recursos (Windows Server, FreeBSD).</text:p>
        </text:list-item>
        <text:list-item>
          <text:p text:style-name="P207">Sistemas operativos distribuidos: Varias máquinas actúan como un solo sistema (Kubernetes, Apache Mesos).</text:p>
        </text:list-item>
        <text:list-item>
          <text:p text:style-name="P207">Sistemas operativos en la nube: Desplegados en infraestructura cloud (Chrome OS, AWS Lambda, Azure Sphere).</text:p>
        </text:list-item>
      </text:list>
      <text:p text:style-name="P6"><text:span text:style-name="T18">2.6. Según el tiempo de respuesta</text:span></text:p>
      <text:list xml:id="list3106153416" text:style-name="WWNum365">
        <text:list-item>
          <text:p text:style-name="P208">Tiempo real (RTOS): Respuesta garantizada en tiempo crítico (VxWorks, QNX).</text:p>
        </text:list-item>
      </text:list>
      <text:p text:style-name="P6"><text:span text:style-name="T18">2.7. Sistemas operativos emergentes</text:span></text:p>
      <text:list xml:id="list2586600226" text:style-name="WWNum192">
        <text:list-item>
          <text:p text:style-name="P209">IoT: Adaptados a dispositivos de bajo consumo (Zephyr, RIOT OS).</text:p>
        </text:list-item>
        <text:list-item>
          <text:p text:style-name="P209">Computación cuántica: Coordinan acceso a qubits (Qiskit, Cirq).</text:p>
        </text:list-item>
      </text:list>
      <text:p text:style-name="P6"/>
      <text:p text:style-name="P6"><text:span text:style-name="T18">3. Explotación de sistemas operativos monousuario</text:span></text:p>
      <text:p text:style-name="P6"><text:span text:style-name="T18">3.1. Procedimientos de explotación</text:span></text:p>
      <text:list xml:id="list1119760478" text:style-name="WWNum403">
        <text:list-item>
          <text:p text:style-name="P210">Instalación y configuración inicial.</text:p>
        </text:list-item>
        <text:list-item>
          <text:p text:style-name="P210">Gestión de usuarios y permisos.</text:p>
        </text:list-item>
        <text:list-item>
          <text:p text:style-name="P210">Administración de software y actualizaciones.</text:p>
        </text:list-item>
      </text:list>
      <text:p text:style-name="P6"><text:span text:style-name="T18">3.2. Niveles de explotación</text:span></text:p>
      <text:list xml:id="list1532744957" text:style-name="WWNum179">
        <text:list-item>
          <text:p text:style-name="P211">Usuario: Operaciones básicas (configuración, ejecución de aplicaciones).</text:p>
        </text:list-item>
        <text:list-item>
          <text:p text:style-name="P211">Administrador: Gestión avanzada del sistema (usuarios, recursos, copia, seguridad)</text:p>
        </text:list-item>
      </text:list>
      <text:p text:style-name="P6"><text:span text:style-name="T18">3.3. Ejemplo de sistema monousuario moderno</text:span></text:p>
      <text:list xml:id="list1766341087" text:style-name="WWNum191">
        <text:list-item>
          <text:p text:style-name="P212">Windows 11: Configuración de usuarios, administración de políticas de seguridad, actualizaciones automáticas con Windows Update.</text:p>
        </text:list-item>
        <text:list-item>
          <text:p text:style-name="P212">macOS Sonoma: Gestión de perfiles de usuario, optimización de recursos, integración con iCloud y seguridad avanzada.</text:p>
        </text:list-item>
      </text:list>
      <text:p text:style-name="P6"/>
      <text:p text:style-name="P6"><text:span text:style-name="T18">4. Administración de sistemas operativos multiusuario</text:span></text:p>
      <text:p text:style-name="P6"><text:span text:style-name="T18">4.1. Multitarea y gestión de procesos</text:span></text:p>
      <text:list xml:id="list1725685595" text:style-name="WWNum378">
        <text:list-item>
          <text:p text:style-name="P213">Planificadores de procesos: FIFO, Round Robin, Prioridades.</text:p>
        </text:list-item>
        <text:list-item>
          <text:p text:style-name="P213"><text:soft-page-break/>Comunicación entre procesos (IPC, sockets, colas de mensajes).</text:p>
        </text:list-item>
      </text:list>
      <text:p text:style-name="P6"><text:span text:style-name="T18">4.2. Gestión de memoria</text:span></text:p>
      <text:list xml:id="list278418752" text:style-name="WWNum311">
        <text:list-item>
          <text:p text:style-name="P214">Memoria virtual: paginación, segmentación, swapping.</text:p>
        </text:list-item>
        <text:list-item>
          <text:p text:style-name="P214">Espacios de direcciones de usuario y kernel.</text:p>
        </text:list-item>
      </text:list>
      <text:p text:style-name="P6"><text:span text:style-name="T18">4.3. Servicios en sistemas multiusuario</text:span></text:p>
      <text:p text:style-name="P6"><text:span text:style-name="T18">4.3.1. Servicios en UNIX/Linux</text:span></text:p>
      <text:list xml:id="list579395283" text:style-name="WWNum350">
        <text:list-item>
          <text:p text:style-name="P215">Daemons, systemd, cron jobs.</text:p>
        </text:list-item>
      </text:list>
      <text:p text:style-name="P6"><text:span text:style-name="T18">4.3.2. Servicios en Windows</text:span></text:p>
      <text:list xml:id="list344435777" text:style-name="WWNum141">
        <text:list-item>
          <text:p text:style-name="P216">Servicios del sistema, Windows Task Scheduler.</text:p>
        </text:list-item>
      </text:list>
      <text:p text:style-name="P6"><text:span text:style-name="T18">4.4. Gestión de almacenamiento</text:span></text:p>
      <text:list xml:id="list2349336786" text:style-name="WWNum248">
        <text:list-item>
          <text:p text:style-name="P217">Sistemas de archivos modernos: NTFS, EXT4, Btrfs, ZFS.</text:p>
        </text:list-item>
        <text:list-item>
          <text:p text:style-name="P217">Gestión de volúmenes lógicos (LVM).</text:p>
        </text:list-item>
      </text:list>
      <text:p text:style-name="P6"><text:span text:style-name="T18">4.5. Administración en sistemas multiusuario modernos</text:span></text:p>
      <text:list xml:id="list1197902729" text:style-name="WWNum206">
        <text:list-item>
          <text:p text:style-name="P218">Linux Ubuntu Server: Gestión de permisos con sudo, ACLs, control de recursos con cgroups.</text:p>
        </text:list-item>
        <text:list-item>
          <text:p text:style-name="P218">Windows Server 2022: Administración de usuarios y grupos, Active Directory, gestión de políticas con GPO.</text:p>
        </text:list-item>
      </text:list>
      <text:p text:style-name="P6"/>
      <text:p text:style-name="P6"><text:span text:style-name="T18">5. Virtualización y contenedores</text:span></text:p>
      <text:p text:style-name="P6"><text:span text:style-name="T18">5.1. Tipos de virtualización</text:span></text:p>
      <text:list xml:id="list527273078" text:style-name="WWNum416">
        <text:list-item>
          <text:p text:style-name="P219">Virtualización completa: Virtualiza hardware completamente (VMware ESXi, VirtualBox, Hyper-V).</text:p>
        </text:list-item>
        <text:list-item>
          <text:p text:style-name="P219">Paravirtualización: Virtualiza parcialmente (Xen, KVM).</text:p>
        </text:list-item>
        <text:list-item>
          <text:p text:style-name="P219">Virtualización a nivel de sistema operativo: Contenedores (Docker, LXC).</text:p>
        </text:list-item>
      </text:list>
      <text:p text:style-name="P6"><text:span text:style-name="T18">5.2. Contenedores y orquestación</text:span></text:p>
      <text:list xml:id="list1806508045" text:style-name="WWNum21">
        <text:list-item>
          <text:p text:style-name="P220">Docker: Creación y administración de contenedores.</text:p>
        </text:list-item>
        <text:list-item>
          <text:p text:style-name="P220">Podman: Alternativa a Docker sin daemon centralizado.</text:p>
        </text:list-item>
        <text:list-item>
          <text:p text:style-name="P220">Kubernetes: Orquestación de contenedores a gran escala.</text:p>
        </text:list-item>
      </text:list>
      <text:p text:style-name="P6"><text:span text:style-name="T18">5.3. Comparación entre máquinas virtuales y contenedores</text:span></text:p>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0"><text:span text:style-name="T18">Característica</text:span></text:p>
          </table:table-cell>
          <table:table-cell table:style-name="Table1.A1" office:value-type="string">
            <text:p text:style-name="P10"><text:span text:style-name="T18">Máquinas Virtuales (VMs)</text:span></text:p>
          </table:table-cell>
          <table:table-cell table:style-name="Table1.A1" office:value-type="string">
            <text:p text:style-name="P10"><text:span text:style-name="T18">Contenedores</text:span></text:p>
          </table:table-cell>
        </table:table-row>
        <table:table-row table:style-name="Table1.1">
          <table:table-cell table:style-name="Table1.A1" office:value-type="string">
            <text:p text:style-name="P10"><text:span text:style-name="T18">Aislamiento</text:span></text:p>
          </table:table-cell>
          <table:table-cell table:style-name="Table1.A1" office:value-type="string">
            <text:p text:style-name="P10">Alto (SO independiente)</text:p>
          </table:table-cell>
          <table:table-cell table:style-name="Table1.A1" office:value-type="string">
            <text:p text:style-name="P10">Medio (mismo kernel)</text:p>
          </table:table-cell>
        </table:table-row>
        <table:table-row table:style-name="Table1.1">
          <table:table-cell table:style-name="Table1.A1" office:value-type="string">
            <text:p text:style-name="P10"><text:span text:style-name="T18">Rendimiento</text:span></text:p>
          </table:table-cell>
          <table:table-cell table:style-name="Table1.A1" office:value-type="string">
            <text:p text:style-name="P10">Menor (virtualización completa)</text:p>
          </table:table-cell>
          <table:table-cell table:style-name="Table1.A1" office:value-type="string">
            <text:p text:style-name="P10">Mayor (comparten kernel)</text:p>
          </table:table-cell>
        </table:table-row>
        <table:table-row table:style-name="Table1.1">
          <table:table-cell table:style-name="Table1.A1" office:value-type="string">
            <text:p text:style-name="P10"><text:span text:style-name="T18">Uso de recursos</text:span></text:p>
          </table:table-cell>
          <table:table-cell table:style-name="Table1.A1" office:value-type="string">
            <text:p text:style-name="P10">Alto</text:p>
          </table:table-cell>
          <table:table-cell table:style-name="Table1.A1" office:value-type="string">
            <text:p text:style-name="P10">Bajo</text:p>
          </table:table-cell>
        </table:table-row>
        <table:table-row table:style-name="Table1.1">
          <table:table-cell table:style-name="Table1.A1" office:value-type="string">
            <text:p text:style-name="P10"><text:span text:style-name="T18">Tiempo de arranque</text:span></text:p>
          </table:table-cell>
          <table:table-cell table:style-name="Table1.A1" office:value-type="string">
            <text:p text:style-name="P10">Lento</text:p>
          </table:table-cell>
          <table:table-cell table:style-name="Table1.A1" office:value-type="string">
            <text:p text:style-name="P10">Rápido</text:p>
          </table:table-cell>
        </table:table-row>
      </table:table>
      <text:p text:style-name="P6"/>
      <text:p text:style-name="P6"><text:span text:style-name="T18">6. Seguridad y administración avanzada</text:span></text:p>
      <text:p text:style-name="P6"><text:span text:style-name="T18">6.1. Seguridad en sistemas operativos</text:span></text:p>
      <text:list xml:id="list22312393" text:style-name="WWNum199">
        <text:list-item>
          <text:p text:style-name="P221">Control de acceso: autenticación multifactor, permisos, ACLs.</text:p>
        </text:list-item>
        <text:list-item>
          <text:p text:style-name="P221">Seguridad en archivos y discos: BitLocker, LUKS, cifrado ZFS.</text:p>
        </text:list-item>
        <text:list-item>
          <text:p text:style-name="P221">Seguridad en redes: firewalls (iptables, Windows Defender Firewall).</text:p>
        </text:list-item>
      </text:list>
      <text:p text:style-name="P6"><text:span text:style-name="T18">6.2. Monitorización y rendimiento</text:span></text:p>
      <text:list xml:id="list348272321" text:style-name="WWNum384">
        <text:list-item>
          <text:p text:style-name="P222">Linux: htop, atop, iostat, Prometheus.</text:p>
        </text:list-item>
        <text:list-item>
          <text:p text:style-name="P222">Windows: Monitor de rendimiento, Sysinternals.</text:p>
        </text:list-item>
      </text:list>
      <text:p text:style-name="P6"><text:span text:style-name="T18">6.3. Administración en la nube y Edge Computing</text:span></text:p>
      <text:list xml:id="list3187983441" text:style-name="WWNum210">
        <text:list-item>
          <text:p text:style-name="P223">Infraestructura como servicio (IaaS): AWS EC2, Azure VMs, Google Compute Engine.</text:p>
        </text:list-item>
        <text:list-item>
          <text:p text:style-name="P223">Plataforma como servicio (PaaS): AWS Lambda, Azure Functions.</text:p>
        </text:list-item>
        <text:list-item>
          <text:p text:style-name="P223">Edge Computing: Procesamiento local en dispositivos para baja latencia (AWS Greengrass, Azure IoT Edge).</text:p>
        </text:list-item>
      </text:list>
      <text:p text:style-name="P8"/>
      <text:p text:style-name="P6"><text:span text:style-name="T18">7. Tendencias y futuro de los sistemas operativos</text:span></text:p>
      <text:list xml:id="list2433726522" text:style-name="WWNum61">
        <text:list-item>
          <text:p text:style-name="P224">Sistemas operativos con IA: Adaptación dinámica a uso y seguridad (Windows Copilot, macOS AI Features).</text:p>
        </text:list-item>
        <text:list-item>
          <text:p text:style-name="P224">Computación cuántica: SO optimizados para procesadores cuánticos (IBM Q, Microsoft Quantum).</text:p>
        </text:list-item>
        <text:list-item>
          <text:p text:style-name="P224">Serverless OS: Eliminación de administración de servidores (AWS Lambda, Cloud Run).</text:p>
        </text:list-item>
      </text:list>
      <text:p text:style-name="P6"/>
      <text:p text:style-name="P6"><text:span text:style-name="T18">8. Conclusión</text:span></text:p>
      <text:list xml:id="list3566681654" text:style-name="WWNum412">
        <text:list-item>
          <text:p text:style-name="P225">Evolución hacia SO altamente optimizados para virtualización, contenedores y cloud computing.</text:p>
        </text:list-item>
        <text:list-item>
          <text:p text:style-name="P225">Importancia de la seguridad y monitorización avanzada.</text:p>
        </text:list-item>
        <text:list-item>
          <text:p text:style-name="P225">Desafíos futuros en escalabilidad, seguridad y eficiencia energética.</text:p>
        </text:list-item>
      </text:list>
      <text:p text:style-name="P6"/>
      <text:p text:style-name="P648"><text:bookmark text:name="_goo9jj3tvxfx"/>Tema 21: Sistemas informáticos. Estructura física y funcional</text:p>
      <text:p text:style-name="P6"/>
      <text:p text:style-name="P3"><text:span text:style-name="T18">1. Introducción</text:span></text:p>
      <text:list xml:id="list1922483195" text:style-name="WWNum405">
        <text:list-item>
          <text:p text:style-name="P237">Sistemas informáticos: combinación de hardware, software y redes.</text:p>
        </text:list-item>
        <text:list-item>
          <text:p text:style-name="P237">Evolución:</text:p>
          <text:list>
            <text:list-item>
              <text:p text:style-name="P565">Mainframes → PCs → Cloud → Edge Computing.</text:p>
            </text:list-item>
          </text:list>
        </text:list-item>
        <text:list-item>
          <text:p text:style-name="P237">Tecnologías actuales: IA, virtualización, contenedores.</text:p>
        </text:list-item>
      </text:list>
      <text:p text:style-name="P3"/>
      <text:p text:style-name="P3"><text:span text:style-name="T18">2. Sistemas Informáticos</text:span></text:p>
      <text:p text:style-name="P3"><text:span text:style-name="T18">2.1. Definición y Evolución</text:span></text:p>
      <text:list xml:id="list2737541004" text:style-name="WWNum264">
        <text:list-item>
          <text:p text:style-name="P238">Hardware + Software + Redes → Procesamiento y almacenamiento.</text:p>
        </text:list-item>
        <text:list-item>
          <text:p text:style-name="P238">Etapas:</text:p>
          <text:list>
            <text:list-item>
              <text:p text:style-name="P566">60-70: Mainframes.</text:p>
            </text:list-item>
            <text:list-item>
              <text:p text:style-name="P566">80-90: PCs y servidores.</text:p>
            </text:list-item>
            <text:list-item>
              <text:p text:style-name="P566">2000s: Cloud y virtualización.</text:p>
            </text:list-item>
            <text:list-item>
              <text:p text:style-name="P566">2010s: Edge, contenedores, IA.</text:p>
            </text:list-item>
          </text:list>
        </text:list-item>
      </text:list>
      <text:p text:style-name="P3"><text:span text:style-name="T18">2.2. Clasificación</text:span></text:p>
      <text:list xml:id="list3951511131" text:style-name="WWNum169">
        <text:list-item>
          <text:p text:style-name="P239">Por tamaño:</text:p>
          <text:list>
            <text:list-item>
              <text:p text:style-name="P567">Microcomputadoras, servidores, supercomputadoras.</text:p>
            </text:list-item>
          </text:list>
        </text:list-item>
        <text:list-item>
          <text:p text:style-name="P239">Por arquitectura:</text:p>
          <text:list>
            <text:list-item>
              <text:p text:style-name="P567">Cliente-servidor, cloud, distribuidos.</text:p>
            </text:list-item>
          </text:list>
        </text:list-item>
        <text:list-item>
          <text:p text:style-name="P239">Por finalidad:</text:p>
          <text:list>
            <text:list-item>
              <text:p text:style-name="P567">Empresarial, IoT, embebidos.</text:p>
            </text:list-item>
          </text:list>
        </text:list-item>
      </text:list>
      <text:p text:style-name="P3"><text:span text:style-name="T18">2.3. Tendencias Actuales</text:span></text:p>
      <text:list xml:id="list2689318683" text:style-name="WWNum45">
        <text:list-item>
          <text:p text:style-name="P240">Cloud y Serverless (AWS Lambda).</text:p>
        </text:list-item>
        <text:list-item>
          <text:p text:style-name="P240">Contenedores (Docker, Kubernetes).</text:p>
        </text:list-item>
        <text:list-item>
          <text:p text:style-name="P240">Edge Computing (procesamiento cercano).</text:p>
        </text:list-item>
        <text:list-item>
          <text:p text:style-name="P240"><text:soft-page-break/>Hardware especializado (GPUs, TPUs).</text:p>
        </text:list-item>
      </text:list>
      <text:p text:style-name="P3"/>
      <text:p text:style-name="P3"><text:span text:style-name="T18">3. Estructura Física y Funcional</text:span></text:p>
      <text:p text:style-name="P3"><text:span text:style-name="T18">3.1. Hardware</text:span></text:p>
      <text:p text:style-name="P25">3.1.1. Arquitectura Von Neumann:</text:p>
      <text:list xml:id="list1288900985" text:style-name="WWNum371">
        <text:list-item>
          <text:p text:style-name="P241">CPU + Memoria + E/S.</text:p>
        </text:list-item>
        <text:list-item>
          <text:p text:style-name="P241">Arquitecturas: x86, ARM, RISC-V.</text:p>
        </text:list-item>
      </text:list>
      <text:p text:style-name="P25">3.1.2. CPU:</text:p>
      <text:list xml:id="list656417203" text:style-name="WWNum51">
        <text:list-item>
          <text:p text:style-name="P242">Componentes: ALU, registros, núcleos (multicore).</text:p>
          <text:list>
            <text:list-item>
              <text:p text:style-name="P568">Coprocesadores: GPUs, TPUs.</text:p>
            </text:list-item>
          </text:list>
        </text:list-item>
      </text:list>
      <text:p text:style-name="P25">3.1.3. Memoria y Almacenamiento:</text:p>
      <text:list xml:id="list33158184664564" text:continue-numbering="true" text:style-name="WWNum51">
        <text:list-item>
          <text:p text:style-name="P242">RAM: DDR5, HBM.</text:p>
        </text:list-item>
        <text:list-item>
          <text:p text:style-name="P242">Almacenamiento: SSD/NVMe → Cloud (S3, Ceph).</text:p>
        </text:list-item>
      </text:list>
      <text:p text:style-name="P25"><text:span text:style-name="T18">3.1.4. Periféricos:</text:span></text:p>
      <text:list xml:id="list33158965109783" text:continue-numbering="true" text:style-name="WWNum51">
        <text:list-item>
          <text:p text:style-name="P242">Tradicionales (teclado, ratón).</text:p>
        </text:list-item>
        <text:list-item>
          <text:p text:style-name="P242">Avanzados (sensores IoT, VR).</text:p>
        </text:list-item>
      </text:list>
      <text:p text:style-name="P25"><text:span text:style-name="T18">3.1.5. Redes:</text:span></text:p>
      <text:list xml:id="list33157285044099" text:continue-numbering="true" text:style-name="WWNum51">
        <text:list-item>
          <text:p text:style-name="P242">SDN, Wi-Fi 6, Edge Computing.</text:p>
        </text:list-item>
      </text:list>
      <text:p text:style-name="P25">3.2. Software</text:p>
      <text:p text:style-name="P25">3.2.1. Programación:</text:p>
      <text:list xml:id="list33158242634655" text:continue-numbering="true" text:style-name="WWNum51">
        <text:list-item>
          <text:p text:style-name="P242">Lenguajes: Python, Rust, Go.</text:p>
        </text:list-item>
        <text:list-item>
          <text:p text:style-name="P242">Herramientas: VS Code, Git.</text:p>
        </text:list-item>
      </text:list>
      <text:p text:style-name="P25">3.2.2. Aplicación:</text:p>
      <text:list xml:id="list33158093562142" text:continue-numbering="true" text:style-name="WWNum51">
        <text:list-item>
          <text:p text:style-name="P242">Empresarial: ERP, CRM.</text:p>
        </text:list-item>
        <text:list-item>
          <text:p text:style-name="P242">Cloud: SaaS (Google Workspace).</text:p>
        </text:list-item>
      </text:list>
      <text:p text:style-name="P25">3.2.3. Sistema:</text:p>
      <text:list xml:id="list33157839138885" text:continue-numbering="true" text:style-name="WWNum51">
        <text:list-item>
          <text:p text:style-name="P242">SO: Windows, Linux, macOS.</text:p>
        </text:list-item>
        <text:list-item>
          <text:p text:style-name="P242"><text:soft-page-break/>Cloud-native: Chrome OS, Firecracker.</text:p>
        </text:list-item>
      </text:list>
      <text:p text:style-name="P25">3.2.4. Virtualización:</text:p>
      <text:list xml:id="list33159091569716" text:continue-numbering="true" text:style-name="WWNum51">
        <text:list-item>
          <text:p text:style-name="P242">Máquinas virtuales: VMware, KVM.</text:p>
        </text:list-item>
        <text:list-item>
          <text:p text:style-name="P242">Contenedores: Docker → Kubernetes.</text:p>
        </text:list-item>
      </text:list>
      <text:p text:style-name="P25">3.2.5. Seguridad:</text:p>
      <text:list xml:id="list4128402842" text:style-name="WWNum25">
        <text:list-item>
          <text:p text:style-name="P243">IAM, Zero Trust, TLS 1.3.</text:p>
        </text:list-item>
        <text:list-item>
          <text:p text:style-name="P243">Monitorización: Grafana, ELK Stack.</text:p>
        </text:list-item>
      </text:list>
      <text:p text:style-name="P25"/>
      <text:p text:style-name="P25"><text:span text:style-name="T18">4. Conclusiones</text:span></text:p>
      <text:list xml:id="list747117694" text:style-name="WWNum394">
        <text:list-item>
          <text:p text:style-name="P244">Futuro:</text:p>
          <text:list>
            <text:list-item>
              <text:p text:style-name="P569">Mayor uso de Edge Computing y contenedores.</text:p>
            </text:list-item>
            <text:list-item>
              <text:p text:style-name="P569">Hardware optimizado para IA y eficiencia energética.</text:p>
            </text:list-item>
            <text:list-item>
              <text:p text:style-name="P569">Seguridad crítica en entornos distribuidos.</text:p>
            </text:list-item>
          </text:list>
        </text:list-item>
      </text:list>
      <text:p text:style-name="P638"/>
      <text:p text:style-name="P6"/>
      <text:p text:style-name="P648"><text:bookmark text:name="_t5xqrncmngwv"/>Tema 22: Planificación y explotación de sistemas informáticos. Configuración. Condiciones de instalación. Medidas de seguridad. Procedimientos de uso.</text:p>
      <text:p text:style-name="P6"/>
      <text:p text:style-name="P3"><text:span text:style-name="T18">1. Introducción</text:span></text:p>
      <text:list xml:id="list3401574784" text:style-name="WWNum2">
        <text:list-item>
          <text:p text:style-name="P245">Enfoque en la planificación, instalación, seguridad y uso de sistemas informáticos.</text:p>
        </text:list-item>
        <text:list-item>
          <text:p text:style-name="P245">Importancia de la escalabilidad, disponibilidad y cumplimiento normativo.</text:p>
        </text:list-item>
      </text:list>
      <text:p text:style-name="P3"/>
      <text:p text:style-name="P3"><text:span text:style-name="T18">2. Sistemas Informáticos vs. Sistemas de Información</text:span></text:p>
      <text:list xml:id="list4214784175" text:style-name="WWNum335">
        <text:list-item>
          <text:p text:style-name="P246">2.1. Diferencias:</text:p>
          <text:list>
            <text:list-item>
              <text:p text:style-name="P570">Sistema informático: Hardware + Software.</text:p>
            </text:list-item>
            <text:list-item>
              <text:p text:style-name="P570">Sistema de información: Datos + Procesos + Usuarios.</text:p>
            </text:list-item>
          </text:list>
        </text:list-item>
        <text:list-item>
          <text:p text:style-name="P246">2.2. Evolución:</text:p>
          <text:list>
            <text:list-item>
              <text:p text:style-name="P570">De mainframes a cloud y microservicios.</text:p>
            </text:list-item>
          </text:list>
        </text:list-item>
        <text:list-item>
          <text:p text:style-name="P246">2.3. Arquitecturas:</text:p>
          <text:list>
            <text:list-item>
              <text:p text:style-name="P570">Monolítica, cliente-servidor, microservicios.</text:p>
            </text:list-item>
          </text:list>
        </text:list-item>
        <text:list-item>
          <text:p text:style-name="P246">2.4. Sistemas distribuidos:</text:p>
          <text:list>
            <text:list-item>
              <text:p text:style-name="P570">Cloud computing (IaaS, PaaS, SaaS), Edge Computing.</text:p>
            </text:list-item>
          </text:list>
        </text:list-item>
      </text:list>
      <text:p text:style-name="P7"/>
      <text:p text:style-name="P3"><text:span text:style-name="T18">3. Planificación de Sistemas</text:span></text:p>
      <text:list xml:id="list2479577143" text:style-name="WWNum138">
        <text:list-item>
          <text:p text:style-name="P247">3.1. Diseño de infraestructura TI:</text:p>
          <text:list>
            <text:list-item>
              <text:p text:style-name="P571">Requerimientos técnicos y empresariales.</text:p>
            </text:list-item>
          </text:list>
        </text:list-item>
        <text:list-item>
          <text:p text:style-name="P247">3.2. Selección de HW/SW:</text:p>
          <text:list>
            <text:list-item>
              <text:p text:style-name="P571">Balance entre coste, rendimiento y escalabilidad.</text:p>
            </text:list-item>
          </text:list>
        </text:list-item>
        <text:list-item>
          <text:p text:style-name="P247">3.3. Estrategias de despliegue:</text:p>
          <text:list>
            <text:list-item>
              <text:p text:style-name="P571">On-premise, Cloud (pública/privada), Híbrida.</text:p>
            </text:list-item>
          </text:list>
        </text:list-item>
        <text:list-item>
          <text:p text:style-name="P247">3.4. Virtualización y contenedores:</text:p>
          <text:list>
            <text:list-item>
              <text:p text:style-name="P571">VMware/KVM (VMs) → Docker/Kubernetes (contenedores).</text:p>
            </text:list-item>
          </text:list>
        </text:list-item>
        <text:list-item>
          <text:p text:style-name="P247">3.5. Rendimiento y escalabilidad:</text:p>
          <text:list>
            <text:list-item>
              <text:p text:style-name="P571"><text:soft-page-break/>Load balancing, autoescalado (AWS Auto Scaling).</text:p>
            </text:list-item>
          </text:list>
        </text:list-item>
      </text:list>
      <text:p text:style-name="P3"/>
      <text:p text:style-name="P3"><text:span text:style-name="T18">4. Explotación de Sistemas</text:span></text:p>
      <text:list xml:id="list1557813711" text:style-name="WWNum285">
        <text:list-item>
          <text:p text:style-name="P248">4.1. Organización del departamento:</text:p>
          <text:list>
            <text:list-item>
              <text:p text:style-name="P572">Roles: Administradores, DevOps, SOC.</text:p>
            </text:list-item>
          </text:list>
        </text:list-item>
        <text:list-item>
          <text:p text:style-name="P248">4.2. Automatización (DevOps):</text:p>
          <text:list>
            <text:list-item>
              <text:p text:style-name="P572">CI/CD (Jenkins, GitLab CI).</text:p>
            </text:list-item>
          </text:list>
        </text:list-item>
        <text:list-item>
          <text:p text:style-name="P248">4.3. Monitorización:</text:p>
          <text:list>
            <text:list-item>
              <text:p text:style-name="P572">Prometheus + Grafana, Zabbix, ELK Stack.</text:p>
            </text:list-item>
          </text:list>
        </text:list-item>
        <text:list-item>
          <text:p text:style-name="P248">4.4. Alta disponibilidad:</text:p>
          <text:list>
            <text:list-item>
              <text:p text:style-name="P572">Clústeres, replicación, RAID.</text:p>
            </text:list-item>
          </text:list>
        </text:list-item>
      </text:list>
      <text:p text:style-name="P3"/>
      <text:p text:style-name="P3"><text:span text:style-name="T18">5. Instalación y Configuración</text:span></text:p>
      <text:list xml:id="list3461838186" text:style-name="WWNum287">
        <text:list-item>
          <text:p text:style-name="P249">5.1. Ubicación física:</text:p>
          <text:list>
            <text:list-item>
              <text:p text:style-name="P573">Data Centers (tiering) vs. Edge Computing.</text:p>
            </text:list-item>
          </text:list>
        </text:list-item>
        <text:list-item>
          <text:p text:style-name="P249">5.2. Periféricos e IoT:</text:p>
          <text:list>
            <text:list-item>
              <text:p text:style-name="P573">Sensores, gateways, protocolos (MQTT).</text:p>
            </text:list-item>
          </text:list>
        </text:list-item>
        <text:list-item>
          <text:p text:style-name="P249">5.3. Redes:</text:p>
          <text:list>
            <text:list-item>
              <text:p text:style-name="P573">Cableado (CAT6/7), Wi-Fi 6, SD-WAN.</text:p>
            </text:list-item>
          </text:list>
        </text:list-item>
        <text:list-item>
          <text:p text:style-name="P249">5.4. Seguridad física:</text:p>
          <text:list>
            <text:list-item>
              <text:p text:style-name="P573">SAI (UPS), redundancia eléctrica, control ambiental (temperatura/humedad).</text:p>
            </text:list-item>
          </text:list>
        </text:list-item>
      </text:list>
      <text:p text:style-name="P3"/>
      <text:p text:style-name="P3"><text:span text:style-name="T18">6. Gestión de Configuración</text:span></text:p>
      <text:list xml:id="list2775038841" text:style-name="WWNum208">
        <text:list-item>
          <text:p text:style-name="P250">6.1. Conceptos clave:</text:p>
          <text:list>
            <text:list-item>
              <text:p text:style-name="P574">CMDB (Base de Datos de Gestión de Configuración).</text:p>
            </text:list-item>
          </text:list>
        </text:list-item>
        <text:list-item>
          <text:p text:style-name="P250">6.2. Inventario TI:</text:p>
          <text:list>
            <text:list-item>
              <text:p text:style-name="P574">Herramientas: Snipe-IT, Lansweeper.</text:p>
            </text:list-item>
          </text:list>
        </text:list-item>
        <text:list-item>
          <text:p text:style-name="P250"><text:soft-page-break/>6.3. Automatización:</text:p>
          <text:list>
            <text:list-item>
              <text:p text:style-name="P574">Ansible, Puppet, Chef.</text:p>
            </text:list-item>
          </text:list>
        </text:list-item>
        <text:list-item>
          <text:p text:style-name="P250">6.4. Gestión de incidencias:</text:p>
          <text:list>
            <text:list-item>
              <text:p text:style-name="P574">ITIL, ticketing (Jira, ServiceNow).</text:p>
            </text:list-item>
          </text:list>
        </text:list-item>
        <text:list-item>
          <text:p text:style-name="P250">6.5. Control de versiones:</text:p>
          <text:list>
            <text:list-item>
              <text:p text:style-name="P574">GitOps (Git + Kubernetes).</text:p>
            </text:list-item>
          </text:list>
        </text:list-item>
        <text:list-item>
          <text:p text:style-name="P250">6.6. Cumplimiento:</text:p>
          <text:list>
            <text:list-item>
              <text:p text:style-name="P574">ISO 27001, GDPR, ENS.</text:p>
            </text:list-item>
          </text:list>
        </text:list-item>
      </text:list>
      <text:p text:style-name="P3"/>
      <text:p text:style-name="P3"><text:span text:style-name="T18">7. Seguridad en Sistemas</text:span></text:p>
      <text:list xml:id="list3492098518" text:style-name="WWNum257">
        <text:list-item>
          <text:p text:style-name="P251">7.1. Zero Trust:</text:p>
          <text:list>
            <text:list-item>
              <text:p text:style-name="P575">Verificación continua, mínimos privilegios.</text:p>
            </text:list-item>
          </text:list>
        </text:list-item>
        <text:list-item>
          <text:p text:style-name="P251">7.2. Seguridad en redes:</text:p>
          <text:list>
            <text:list-item>
              <text:p text:style-name="P575">Firewalls (Next-Gen), IDS/IPS, VPN (WireGuard).</text:p>
            </text:list-item>
          </text:list>
        </text:list-item>
        <text:list-item>
          <text:p text:style-name="P251">7.3. Seguridad en SO/aplicaciones:</text:p>
          <text:list>
            <text:list-item>
              <text:p text:style-name="P575">Parches, hardening (CIS Benchmarks).</text:p>
            </text:list-item>
          </text:list>
        </text:list-item>
        <text:list-item>
          <text:p text:style-name="P251">7.4. Seguridad en Cloud/Contenedores:</text:p>
          <text:list>
            <text:list-item>
              <text:p text:style-name="P575">Kubernetes RBAC, Docker Bench Security.</text:p>
            </text:list-item>
          </text:list>
        </text:list-item>
        <text:list-item>
          <text:p text:style-name="P251">7.5. Amenazas avanzadas:</text:p>
          <text:list>
            <text:list-item>
              <text:p text:style-name="P575">Ransomware, APTs, XSS/SQLi.</text:p>
            </text:list-item>
          </text:list>
        </text:list-item>
      </text:list>
      <text:p text:style-name="P639"/>
      <text:p text:style-name="P3"><text:span text:style-name="T18">8. Procedimientos de Uso</text:span></text:p>
      <text:list xml:id="list1682584238" text:style-name="WWNum355">
        <text:list-item>
          <text:p text:style-name="P252">8.1. Buenas prácticas:</text:p>
          <text:list>
            <text:list-item>
              <text:p text:style-name="P576">Políticas de contraseñas, backups.</text:p>
            </text:list-item>
          </text:list>
        </text:list-item>
        <text:list-item>
          <text:p text:style-name="P252">8.2. Documentación y formación:</text:p>
          <text:list>
            <text:list-item>
              <text:p text:style-name="P576">Wikis (Confluence), simulacros de ciberseguridad.</text:p>
            </text:list-item>
          </text:list>
        </text:list-item>
        <text:list-item>
          <text:p text:style-name="P252">8.3. Control de acceso:</text:p>
          <text:list>
            <text:list-item>
              <text:p text:style-name="P576"><text:soft-page-break/>IAM, MFA, LDAP/Active Directory.</text:p>
            </text:list-item>
          </text:list>
        </text:list-item>
        <text:list-item>
          <text:p text:style-name="P252">8.4. Auditorías:</text:p>
          <text:list>
            <text:list-item>
              <text:p text:style-name="P576">Logs centralizados (SIEM: Splunk, Wazuh).</text:p>
            </text:list-item>
          </text:list>
        </text:list-item>
      </text:list>
      <text:p text:style-name="P3"/>
      <text:p text:style-name="P3"><text:span text:style-name="T18">9. Conclusiones</text:span></text:p>
      <text:list xml:id="list1600004876" text:style-name="WWNum292">
        <text:list-item>
          <text:p text:style-name="P253">Tendencias clave: Automatización (DevOps/GitOps), seguridad Zero Trust, hybrid cloud.</text:p>
        </text:list-item>
        <text:list-item>
          <text:p text:style-name="P253">Retos futuros:Ciberseguridad, eficiencia energética en Data Centers.</text:p>
        </text:list-item>
      </text:list>
      <text:p text:style-name="P6"/>
      <text:p text:style-name="P642"><text:bookmark text:name="_b22ubjyz4c9r"/>Tema 23: Diseño de algoritmos. Técnicas descriptivas.</text:p>
      <text:p text:style-name="P3">1. <text:span text:style-name="T18">Introducción</text:span></text:p>
      <text:p text:style-name="P3"><text:span text:style-name="T18">1.1 Concepto de algoritmo</text:span></text:p>
      <text:p text:style-name="Standard">Un algoritmo es una secuencia finita de instrucciones no ambiguas que permiten resolver un problema. Características clave:</text:p>
      <text:list xml:id="list1782875662" text:style-name="WWNum12">
        <text:list-item>
          <text:p text:style-name="P254">Precisión: Cada paso debe estar perfectamente definido.</text:p>
        </text:list-item>
        <text:list-item>
          <text:p text:style-name="P254">Determinismo: A igual entrada, igual salida.</text:p>
        </text:list-item>
        <text:list-item>
          <text:p text:style-name="P254">Efectividad: Todas las operaciones deben ser computables.</text:p>
        </text:list-item>
      </text:list>
      <text:p text:style-name="P3"><text:span text:style-name="T18">1.2 Importancia de los algoritmos en computación</text:span></text:p>
      <text:list xml:id="list2188222729" text:style-name="WWNum258">
        <text:list-item>
          <text:p text:style-name="P255">Son la base de la programación y la eficiencia computacional.</text:p>
        </text:list-item>
        <text:list-item>
          <text:p text:style-name="P255">Aplicaciones clave:</text:p>
          <text:list>
            <text:list-item>
              <text:p text:style-name="P577">Inteligencia Artificial: Algoritmos de aprendizaje automático.</text:p>
            </text:list-item>
            <text:list-item>
              <text:p text:style-name="P577">Ciberseguridad: Algoritmos criptográficos.</text:p>
            </text:list-item>
            <text:list-item>
              <text:p text:style-name="P577">Big Data: Procesamiento masivo y distribuido de datos.</text:p>
            </text:list-item>
          </text:list>
        </text:list-item>
      </text:list>
      <text:p text:style-name="P3"><text:span text:style-name="T18">1.3 Evolución histórica</text:span></text:p>
      <text:list xml:id="list3026206283" text:style-name="WWNum174">
        <text:list-item>
          <text:p text:style-name="P256">Desde algoritmos clásicos como el de Euclides hasta los modernos de computación cuántica.</text:p>
        </text:list-item>
        <text:list-item>
          <text:p text:style-name="P256">Influencia del hardware:</text:p>
          <text:list>
            <text:list-item>
              <text:p text:style-name="P578">GPUs y TPUs: Procesamiento paralelo.</text:p>
            </text:list-item>
            <text:list-item>
              <text:p text:style-name="P578">Computación en la nube.</text:p>
            </text:list-item>
            <text:list-item>
              <text:p text:style-name="P578">Algoritmos cuánticos.</text:p>
            </text:list-item>
          </text:list>
        </text:list-item>
      </text:list>
      <text:p text:style-name="P3"><text:soft-page-break/><text:span text:style-name="T18">2. Elementos básicos de los algoritmos</text:span></text:p>
      <text:p text:style-name="P3"><text:span text:style-name="T18">2.1 Acciones fundamentales</text:span></text:p>
      <text:list xml:id="list1062323321" text:style-name="WWNum277">
        <text:list-item>
          <text:p text:style-name="P257">Asignaciones:<text:line-break/> Ejemplo: x = 5 + 3<text:line-break/> Buenas prácticas: evitar redundancias y reutilizar variables.</text:p>
        </text:list-item>
        <text:list-item>
          <text:p text:style-name="P257">Entradas/Salidas:<text:line-break/> Validar datos de entrada, mostrar salidas claras.</text:p>
        </text:list-item>
      </text:list>
      <text:p text:style-name="P3"><text:span text:style-name="T18">2.2 Estructuras de control</text:span></text:p>
      <text:list xml:id="list1972648877" text:style-name="WWNum132">
        <text:list-item>
          <text:p text:style-name="P258">Secuenciales:<text:line-break/> Ejemplo: Cálculo del área de un círculo (leer radio → calcular → mostrar resultado).</text:p>
        </text:list-item>
        <text:list-item>
          <text:p text:style-name="P258">Condicionales (If-Else, Switch):</text:p>
          <text:list>
            <text:list-item>
              <text:p text:style-name="P579">Usar If-Else para condiciones simples.</text:p>
            </text:list-item>
            <text:list-item>
              <text:p text:style-name="P579">Usar Switch cuando haya múltiples casos.</text:p>
            </text:list-item>
            <text:list-item>
              <text:p text:style-name="P579">Ordenar condiciones por frecuencia de uso.</text:p>
            </text:list-item>
          </text:list>
        </text:list-item>
        <text:list-item>
          <text:p text:style-name="P258">Iterativas (bucles):</text:p>
          <text:list>
            <text:list-item>
              <text:p text:style-name="P579">For: útil cuando se conoce el número de iteraciones.</text:p>
            </text:list-item>
            <text:list-item>
              <text:p text:style-name="P579">While: útil para condiciones dinámicas.</text:p>
            </text:list-item>
            <text:list-item>
              <text:p text:style-name="P579">Optimización: evitar cálculos innecesarios dentro del bucle.<text:line-break/></text:p>
            </text:list-item>
          </text:list>
        </text:list-item>
      </text:list>
      <text:p text:style-name="P3"><text:span text:style-name="T18">3. Representación de algoritmos</text:span></text:p>
      <text:p text:style-name="P3"><text:span text:style-name="T18">3.1 Pseudocódigo</text:span></text:p>
      <text:p text:style-name="P3">Ejemplo (factorial):</text:p>
      <text:p text:style-name="P3">INICIO</text:p>
      <text:p text:style-name="P3"><text:s text:c="4"/>LEER(n)</text:p>
      <text:p text:style-name="P3"><text:s text:c="4"/>factorial = 1</text:p>
      <text:p text:style-name="P3"><text:s text:c="4"/>PARA i DESDE 1 HASTA n HACER</text:p>
      <text:p text:style-name="P3"><text:s text:c="8"/>factorial = factorial * i</text:p>
      <text:p text:style-name="P3"><text:s text:c="4"/>FIN PARA</text:p>
      <text:p text:style-name="P3"><text:s text:c="4"/>ESCRIBIR(factorial)</text:p>
      <text:p text:style-name="P3">FIN</text:p>
      <text:p text:style-name="P3">Ventajas: lenguaje independiente, fácil de entender y depurar.</text:p>
      <text:p text:style-name="P3"><text:span text:style-name="T18">3.2 Diagramas de flujo</text:span></text:p>
      <text:list xml:id="list589265887" text:style-name="WWNum42">
        <text:list-item>
          <text:p text:style-name="P259"><text:soft-page-break/>Símbolos clave:</text:p>
          <text:list>
            <text:list-item>
              <text:p text:style-name="P580">Óvalo: Inicio/Fin.</text:p>
            </text:list-item>
            <text:list-item>
              <text:p text:style-name="P580">Rombo: Decisión.</text:p>
            </text:list-item>
          </text:list>
        </text:list-item>
        <text:list-item>
          <text:p text:style-name="P259">Herramientas: Draw.io, Lucidchart.<text:line-break/><text:span text:style-name="T18">3.3 Notaciones tabulares</text:span></text:p>
        </text:list-item>
        <text:list-item>
          <text:p text:style-name="P259">Tablas de decisión para visualizar reglas complejas.</text:p>
        </text:list-item>
      </text:list>
      <text:p text:style-name="P3"><text:span text:style-name="T18">3.4 Diagramas Nassi-Shneiderman</text:span></text:p>
      <text:list xml:id="list3276735349" text:style-name="WWNum93">
        <text:list-item>
          <text:p text:style-name="P260">Representación estructurada sin flechas.</text:p>
        </text:list-item>
        <text:list-item>
          <text:p text:style-name="P260">Más compactos que los flujogramas.</text:p>
        </text:list-item>
      </text:list>
      <text:p text:style-name="P3"><text:span text:style-name="T18">3.5 Lenguajes de especificación formal</text:span></text:p>
      <text:list xml:id="list1028201392" text:style-name="WWNum410">
        <text:list-item>
          <text:p text:style-name="P261">UML: Diagramas de clases, secuencia.</text:p>
        </text:list-item>
        <text:list-item>
          <text:p text:style-name="P261">BPMN: Modelado de procesos de negocio.</text:p>
        </text:list-item>
        <text:list-item>
          <text:p text:style-name="P261">Herramientas: StarUML, PlantUML.</text:p>
        </text:list-item>
      </text:list>
      <text:p text:style-name="P3"><text:span text:style-name="T18">3.6 Técnicas modernas</text:span></text:p>
      <text:list xml:id="list648117736" text:style-name="WWNum383">
        <text:list-item>
          <text:p text:style-name="P262">Notebooks interactivos: Jupyter, Google Colab.</text:p>
        </text:list-item>
        <text:list-item>
          <text:p text:style-name="P262">Visualización: PythonTutor.</text:p>
        </text:list-item>
        <text:list-item>
          <text:p text:style-name="P262">Generación de código automática: GitHub Copilot, Codex.<text:line-break/></text:p>
        </text:list-item>
      </text:list>
      <text:p text:style-name="P3"><text:span text:style-name="T18">4. Metodología de diseño de algoritmos</text:span></text:p>
      <text:p text:style-name="P3"><text:span text:style-name="T18">4.1 Planteamiento del problema</text:span></text:p>
      <text:p text:style-name="P3">Preguntas clave:</text:p>
      <text:list xml:id="list2162823314" text:style-name="WWNum299">
        <text:list-item>
          <text:p text:style-name="P263">¿Qué entradas y salidas hay?</text:p>
        </text:list-item>
        <text:list-item>
          <text:p text:style-name="P263">¿Hay restricciones de tiempo o memoria?</text:p>
        </text:list-item>
      </text:list>
      <text:p text:style-name="P3"><text:span text:style-name="T18">4.2 Representación de datos</text:span></text:p>
      <text:list xml:id="list1211262735" text:style-name="WWNum163">
        <text:list-item>
          <text:p text:style-name="P264">Arrays vs Listas: Elegir según el tipo de operaciones.</text:p>
        </text:list-item>
        <text:list-item>
          <text:p text:style-name="P264">Grafos: Para representar relaciones complejas.</text:p>
        </text:list-item>
      </text:list>
      <text:p text:style-name="P3"><text:span text:style-name="T18">4.3 Descripción de instrucciones</text:span></text:p>
      <text:list xml:id="list983419795" text:style-name="WWNum126">
        <text:list-item>
          <text:p text:style-name="P265">Técnica TOP-DOWN: Descomponer el problema en subproblemas más simples.</text:p>
          <text:list>
            <text:list-item>
              <text:p text:style-name="P581">Ejemplo: Algoritmo de ordenación → comparar → intercambiar.</text:p>
            </text:list-item>
          </text:list>
        </text:list-item>
      </text:list>
      <text:p text:style-name="P3"><text:soft-page-break/><text:span text:style-name="T18">4.4 Verificación y optimización</text:span></text:p>
      <text:list xml:id="list1507927964" text:style-name="WWNum111">
        <text:list-item>
          <text:p text:style-name="P266">Pruebas: Usar casos típicos y casos límite (por ejemplo, listas vacías).</text:p>
        </text:list-item>
        <text:list-item>
          <text:p text:style-name="P266">Optimización: Buscar reducir la complejidad (de O(n²) a O(n log n)).</text:p>
        </text:list-item>
      </text:list>
      <text:p text:style-name="P637"/>
      <text:p text:style-name="P3"><text:span text:style-name="T18">5. Técnicas avanzadas de diseño algorítmico</text:span></text:p>
      <text:p text:style-name="P3"><text:span text:style-name="T18">5.1 Programación dinámica</text:span></text:p>
      <text:list xml:id="list2743816538" text:style-name="WWNum255">
        <text:list-item>
          <text:p text:style-name="P267">Guardar resultados intermedios (memoización).<text:line-break/></text:p>
        </text:list-item>
        <text:list-item>
          <text:p text:style-name="P267">Ejemplo clásico: Fibonacci con memorización.</text:p>
        </text:list-item>
      </text:list>
      <text:p text:style-name="P3"><text:span text:style-name="T18">5.2 Algoritmos voraces (Greedy)</text:span></text:p>
      <text:list xml:id="list1978089450" text:style-name="WWNum246">
        <text:list-item>
          <text:p text:style-name="P268">Útiles cuando una solución óptima local conduce a una global.</text:p>
        </text:list-item>
        <text:list-item>
          <text:p text:style-name="P268">Ejemplos: problema del cambio de monedas, algoritmo de Dijkstra.<text:line-break/></text:p>
        </text:list-item>
      </text:list>
      <text:p text:style-name="P3"><text:span text:style-name="T18">5.3 Backtracking</text:span></text:p>
      <text:list xml:id="list1408827634" text:style-name="WWNum202">
        <text:list-item>
          <text:p text:style-name="P269">Resolver problemas probando todas las combinaciones posibles.</text:p>
        </text:list-item>
        <text:list-item>
          <text:p text:style-name="P269">Aplicaciones: Sudoku, problema de las N reinas.</text:p>
        </text:list-item>
        <text:list-item>
          <text:p text:style-name="P269">Optimización: poda del árbol de búsqueda.<text:line-break/></text:p>
        </text:list-item>
      </text:list>
      <text:p text:style-name="P3"><text:span text:style-name="T18">5.4 Divide y vencerás</text:span></text:p>
      <text:list xml:id="list1664592399" text:style-name="WWNum29">
        <text:list-item>
          <text:p text:style-name="P270">Pasos: dividir → resolver recursivamente → combinar.</text:p>
        </text:list-item>
        <text:list-item>
          <text:p text:style-name="P270">Ejemplo: Mergesort, Quicksort.<text:line-break/></text:p>
        </text:list-item>
      </text:list>
      <text:p text:style-name="P3"><text:span text:style-name="T18">5.5 Algoritmos evolutivos</text:span></text:p>
      <text:list xml:id="list3088855009" text:style-name="WWNum207">
        <text:list-item>
          <text:p text:style-name="P271">Basados en evolución biológica (genéticos).</text:p>
        </text:list-item>
        <text:list-item>
          <text:p text:style-name="P271">Usan selección, cruce y mutación para resolver problemas complejos.<text:line-break/></text:p>
        </text:list-item>
      </text:list>
      <text:p text:style-name="P3"><text:span text:style-name="T18">6. Eficiencia algorítmica</text:span></text:p>
      <text:p text:style-name="P3"><text:span text:style-name="T18">6.1 Análisis de complejidad</text:span></text:p>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9">Complejidad</text:p>
          </table:table-cell>
          <table:table-cell table:style-name="Table2.A1" office:value-type="string">
            <text:p text:style-name="P9">Ejemplo</text:p>
          </table:table-cell>
          <table:table-cell table:style-name="Table2.A1" office:value-type="string">
            <text:p text:style-name="P9">Uso común</text:p>
          </table:table-cell>
        </table:table-row>
        <table:table-row table:style-name="Table2.1">
          <table:table-cell table:style-name="Table2.A1" office:value-type="string">
            <text:p text:style-name="P9">O(1)</text:p>
          </table:table-cell>
          <table:table-cell table:style-name="Table2.A1" office:value-type="string">
            <text:p text:style-name="P9">Acceso a array</text:p>
          </table:table-cell>
          <table:table-cell table:style-name="Table2.A1" office:value-type="string">
            <text:p text:style-name="P9">Tablas hash</text:p>
          </table:table-cell>
        </table:table-row>
        <table:table-row table:style-name="Table2.1">
          <table:table-cell table:style-name="Table2.A1" office:value-type="string">
            <text:p text:style-name="P9">O(log n)</text:p>
          </table:table-cell>
          <table:table-cell table:style-name="Table2.A1" office:value-type="string">
            <text:p text:style-name="P9">Búsqueda binaria</text:p>
          </table:table-cell>
          <table:table-cell table:style-name="Table2.A1" office:value-type="string">
            <text:p text:style-name="P9">Árboles balanceados</text:p>
          </table:table-cell>
        </table:table-row>
        <table:table-row table:style-name="Table2.1">
          <table:table-cell table:style-name="Table2.A1" office:value-type="string">
            <text:p text:style-name="P9">O(n log n)</text:p>
          </table:table-cell>
          <table:table-cell table:style-name="Table2.A1" office:value-type="string">
            <text:p text:style-name="P9">Mergesort, Heapsort</text:p>
          </table:table-cell>
          <table:table-cell table:style-name="Table2.A1" office:value-type="string">
            <text:p text:style-name="P9">Ordenación eficiente</text:p>
          </table:table-cell>
        </table:table-row>
        <table:table-row table:style-name="Table2.1">
          <table:table-cell table:style-name="Table2.A1" office:value-type="string">
            <text:p text:style-name="P9">O(n²)</text:p>
          </table:table-cell>
          <table:table-cell table:style-name="Table2.A1" office:value-type="string">
            <text:p text:style-name="P9">Bubble sort</text:p>
          </table:table-cell>
          <table:table-cell table:style-name="Table2.A1" office:value-type="string">
            <text:p text:style-name="P9">Algoritmos simples, bucles</text:p>
          </table:table-cell>
        </table:table-row>
        <table:table-row table:style-name="Table2.1">
          <table:table-cell table:style-name="Table2.A1" office:value-type="string">
            <text:p text:style-name="P9">O(n!)</text:p>
          </table:table-cell>
          <table:table-cell table:style-name="Table2.A1" office:value-type="string">
            <text:p text:style-name="P9">Fuerza bruta</text:p>
          </table:table-cell>
          <table:table-cell table:style-name="Table2.A1" office:value-type="string">
            <text:p text:style-name="P9">Problemas combinatorios</text:p>
          </table:table-cell>
        </table:table-row>
      </table:table>
      <text:p text:style-name="P3"/>
      <text:p text:style-name="P3"><text:span text:style-name="T18">7. Aplicaciones prácticas</text:span></text:p>
      <text:p text:style-name="P3"><text:span text:style-name="T18">7.1 Reutilización de algoritmos</text:span></text:p>
      <text:list xml:id="list2704220674" text:style-name="WWNum242">
        <text:list-item>
          <text:p text:style-name="P272">Patrones comunes reutilizables: búsqueda binaria, ordenación, etc.</text:p>
        </text:list-item>
      </text:list>
      <text:p text:style-name="Standard"><text:span text:style-name="T18">7.2 Patrones de diseño</text:span></text:p>
      <text:list xml:id="list2307861912" text:style-name="WWNum272">
        <text:list-item>
          <text:p text:style-name="P273">Singleton: Una única instancia del objeto.</text:p>
        </text:list-item>
        <text:list-item>
          <text:p text:style-name="P273">Strategy: Intercambiar algoritmos en tiempo de ejecución.<text:line-break/></text:p>
        </text:list-item>
      </text:list>
      <text:p text:style-name="P3"><text:span text:style-name="T18">7.3 Casos de estudio</text:span></text:p>
      <text:list xml:id="list1722741389" text:style-name="WWNum112">
        <text:list-item>
          <text:p text:style-name="P274">IA: K-Means (clustering), backpropagation.</text:p>
        </text:list-item>
        <text:list-item>
          <text:p text:style-name="P274">Big Data: MapReduce.</text:p>
        </text:list-item>
        <text:list-item>
          <text:p text:style-name="P274">Ciberseguridad: RSA, blockchain.</text:p>
        </text:list-item>
        <text:list-item>
          <text:p text:style-name="P274">Sistemas distribuidos: Paxos.</text:p>
        </text:list-item>
        <text:list-item>
          <text:p text:style-name="P274">Hardware moderno: uso de GPUs, computación cuántica (algoritmo de Grover).<text:line-break/></text:p>
        </text:list-item>
      </text:list>
      <text:p text:style-name="P3"><text:span text:style-name="T18">8. Conclusiones</text:span></text:p>
      <text:p text:style-name="P3"><text:span text:style-name="T18">8.1 Comparativa de técnica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Técnica</text:p>
          </table:table-cell>
          <table:table-cell table:style-name="Table3.A1" office:value-type="string">
            <text:p text:style-name="P9">Complejidad típica</text:p>
          </table:table-cell>
          <table:table-cell table:style-name="Table3.A1" office:value-type="string">
            <text:p text:style-name="P9">Uso ideal</text:p>
          </table:table-cell>
        </table:table-row>
        <table:table-row table:style-name="Table3.1">
          <table:table-cell table:style-name="Table3.A1" office:value-type="string">
            <text:p text:style-name="P9">Fuerza bruta</text:p>
          </table:table-cell>
          <table:table-cell table:style-name="Table3.A1" office:value-type="string">
            <text:p text:style-name="P9">O(n!)</text:p>
          </table:table-cell>
          <table:table-cell table:style-name="Table3.A1" office:value-type="string">
            <text:p text:style-name="P9">Problemas pequeños y simples</text:p>
          </table:table-cell>
        </table:table-row>
        <table:table-row table:style-name="Table3.1">
          <table:table-cell table:style-name="Table3.A1" office:value-type="string">
            <text:p text:style-name="P9">Divide y vencerás</text:p>
          </table:table-cell>
          <table:table-cell table:style-name="Table3.A1" office:value-type="string">
            <text:p text:style-name="P9">O(n log n)</text:p>
          </table:table-cell>
          <table:table-cell table:style-name="Table3.A1" office:value-type="string">
            <text:p text:style-name="P9">Ordenación, búsqueda</text:p>
          </table:table-cell>
        </table:table-row>
        <table:table-row table:style-name="Table3.1">
          <table:table-cell table:style-name="Table3.A1" office:value-type="string">
            <text:p text:style-name="P9">Programación dinámica</text:p>
          </table:table-cell>
          <table:table-cell table:style-name="Table3.A1" office:value-type="string">
            <text:p text:style-name="P9">O(n²)</text:p>
          </table:table-cell>
          <table:table-cell table:style-name="Table3.A1" office:value-type="string">
            <text:p text:style-name="P9">Subestructuras óptimas, mochila</text:p>
          </table:table-cell>
        </table:table-row>
      </table:table>
      <text:p text:style-name="P3"><text:span text:style-name="T18">8.2 Tendencias futuras</text:span></text:p>
      <text:list xml:id="list1566878956" text:style-name="WWNum27">
        <text:list-item>
          <text:p text:style-name="P275">Algoritmos cuánticos: búsqueda (Grover), factorización (Shor).</text:p>
        </text:list-item>
        <text:list-item>
          <text:p text:style-name="P275">Automatización de algoritmos mediante IA: generación de código (Copilot, GPT).<text:line-break/></text:p>
        </text:list-item>
      </text:list>
      <text:p text:style-name="P6"/>
      <text:p text:style-name="P649"><text:bookmark text:name="_ehp487mhdir3"/>Tema 24: Lenguajes de programación: Tipos y características</text:p>
      <text:p text:style-name="P640"><text:span text:style-name="T18">1. Introducción</text:span></text:p>
      <text:list xml:id="list118445031" text:style-name="WWNum30">
        <text:list-item>
          <text:p text:style-name="P71"><text:span text:style-name="T18">Lenguaje de programación</text:span>: Conjunto de reglas sintácticas y semánticas que permiten escribir instrucciones comprensibles para una máquina.</text:p>
        </text:list-item>
        <text:list-item>
          <text:p text:style-name="P45"><text:span text:style-name="T18">Evolución histórica</text:span>: Desde el lenguaje ensamblador hasta lenguajes de alto nivel, pasando por paradigmas imperativos, orientados a objetos y funcionales.</text:p>
        </text:list-item>
        <text:list-item>
          <text:p text:style-name="P45"><text:span text:style-name="T18">Tendencias actuales</text:span>:</text:p>
          <text:list>
            <text:list-item>
              <text:p text:style-name="P525">Cloud computing y desarrollo distribuido.</text:p>
            </text:list-item>
            <text:list-item>
              <text:p text:style-name="P525">Inteligencia artificial y aprendizaje automático.</text:p>
            </text:list-item>
            <text:list-item>
              <text:p text:style-name="P525">Plataformas low-code y no-code.</text:p>
            </text:list-item>
            <text:list-item>
              <text:p text:style-name="P533">Programación cuántica emergente.</text:p>
            </text:list-item>
          </text:list>
        </text:list-item>
      </text:list>
      <text:p text:style-name="P640"><text:span text:style-name="T18">2. Conceptos básicos</text:span></text:p>
      <text:p text:style-name="P641"><text:span text:style-name="T18">2.1 Elementos de los lenguajes de programación</text:span></text:p>
      <text:list xml:id="list1206033465" text:style-name="WWNum223">
        <text:list-item>
          <text:p text:style-name="P72"><text:span text:style-name="T18">Sintaxis y semántica</text:span>: Forma (estructura) y significado de las instrucciones.<text:line-break/><text:span text:style-name="T18">Estructuras de control</text:span>:</text:p>
          <text:list>
            <text:list-item>
              <text:p text:style-name="P526">Secuencial</text:p>
            </text:list-item>
            <text:list-item>
              <text:p text:style-name="P526">Condicional (<text:span text:style-name="T23">if</text:span>, <text:span text:style-name="T23">switch</text:span>)</text:p>
            </text:list-item>
            <text:list-item>
              <text:p text:style-name="P526">Iterativa (<text:span text:style-name="T23">while</text:span>, <text:span text:style-name="T23">for</text:span>)</text:p>
            </text:list-item>
          </text:list>
        </text:list-item>
        <text:list-item>
          <text:p text:style-name="P46"><text:span text:style-name="T18">Tipos de datos</text:span>:</text:p>
          <text:list>
            <text:list-item>
              <text:p text:style-name="P526">Primitivos: enteros, booleanos, flotantes</text:p>
            </text:list-item>
            <text:list-item>
              <text:p text:style-name="P526">Estructurados: arrays, registros</text:p>
            </text:list-item>
            <text:list-item>
              <text:p text:style-name="P526">Abstractos: listas, pilas, colas, árboles</text:p>
            </text:list-item>
          </text:list>
        </text:list-item>
        <text:list-item>
          <text:p text:style-name="P113"><text:span text:style-name="T18">Paradigmas de programación</text:span></text:p>
        </text:list-item>
      </text:list>
      <text:p text:style-name="P640"><text:span text:style-name="T18">3. Características de un <text:s/>lenguaje de programación</text:span></text:p>
      <text:list xml:id="list3051429338" text:style-name="WWNum103">
        <text:list-item>
          <text:p text:style-name="P73"><text:span text:style-name="T18">Expresividad</text:span>: Capacidad para representar algoritmos de forma clara y concisa.</text:p>
        </text:list-item>
        <text:list-item>
          <text:p text:style-name="P47"><text:span text:style-name="T18">Eficiencia</text:span>: Aprovechamiento de recursos (CPU, memoria).</text:p>
        </text:list-item>
        <text:list-item>
          <text:p text:style-name="P47"><text:span text:style-name="T18">Portabilidad</text:span>: Posibilidad de ejecución en distintas plataformas.</text:p>
        </text:list-item>
        <text:list-item>
          <text:p text:style-name="P47"><text:span text:style-name="T18">Modularidad</text:span>: Organización en módulos, funciones o clases reutilizables.</text:p>
        </text:list-item>
        <text:list-item>
          <text:p text:style-name="P114"><text:span text:style-name="T18">Seguridad</text:span>: Gestión de errores, control de tipos, aislamiento de memoria.</text:p>
        </text:list-item>
      </text:list>
      <text:p text:style-name="P640"><text:span text:style-name="T18">4. Clasificación de los lenguajes de programación</text:span></text:p>
      <text:p text:style-name="P641"><text:soft-page-break/><text:span text:style-name="T18">4.1 Según la cercanía a la máquina</text:span></text:p>
      <text:list xml:id="list1196500804" text:style-name="WWNum275">
        <text:list-item>
          <text:p text:style-name="P74"><text:span text:style-name="T18">Lenguajes de bajo nivel</text:span>: ensamblador, C.</text:p>
        </text:list-item>
        <text:list-item>
          <text:p text:style-name="P48"><text:span text:style-name="T18">Lenguajes de alto nivel</text:span>: Python, Java.</text:p>
        </text:list-item>
        <text:list-item>
          <text:p text:style-name="P115"><text:span text:style-name="T18">Lenguajes intermedios</text:span>: C++, Rust (control de bajo nivel con seguridad).<text:line-break/></text:p>
        </text:list-item>
      </text:list>
      <text:p text:style-name="P641"><text:span text:style-name="T18">4.2 Según la evolución tecnológica</text:span></text:p>
      <text:list xml:id="list2077599071" text:style-name="WWNum14">
        <text:list-item>
          <text:p text:style-name="P75"><text:span text:style-name="T18">Clásicos</text:span>: C, Fortran.</text:p>
        </text:list-item>
        <text:list-item>
          <text:p text:style-name="P49"><text:span text:style-name="T18">Modernos</text:span>: Go, Rust (eficientes y seguros).</text:p>
        </text:list-item>
        <text:list-item>
          <text:p text:style-name="P116"><text:span text:style-name="T18">Cuánticos</text:span>: Qiskit (Python), Cirq (Google).</text:p>
        </text:list-item>
      </text:list>
      <text:p text:style-name="P29"><text:span text:style-name="T18">Ejemplo básico en Qiskit</text:span>:</text:p>
      <text:p text:style-name="P26"><text:span text:style-name="T23">from qiskit import QuantumCircuit</text:span></text:p>
      <text:p text:style-name="P26"><text:span text:style-name="T23">qc = QuantumCircuit(2)</text:span></text:p>
      <text:p text:style-name="P26"><text:span text:style-name="T23">qc.h(0)</text:span></text:p>
      <text:p text:style-name="P26"><text:span text:style-name="T23">qc.cx(0, 1)</text:span></text:p>
      <text:p text:style-name="P26"><text:span text:style-name="T23">qc.measure_all()</text:span></text:p>
      <text:p text:style-name="P26"><text:span text:style-name="T23">print(qc)</text:span></text:p>
      <text:p text:style-name="P25"/>
      <text:list xml:id="list1187534379" text:style-name="WWNum224">
        <text:list-item>
          <text:p text:style-name="P76"><text:span text:style-name="T23">h(0)</text:span>: crea superposición en el qubit 0.</text:p>
        </text:list-item>
        <text:list-item>
          <text:p text:style-name="P50"><text:span text:style-name="T23">cx(0, 1)</text:span>: entrelaza qubit 0 y 1.</text:p>
        </text:list-item>
        <text:list-item>
          <text:p text:style-name="P117">Se mide el sistema completo.<text:line-break/></text:p>
        </text:list-item>
      </text:list>
      <text:p text:style-name="P641"><text:span text:style-name="T18">4.3 Según la forma de ejecución</text:span></text:p>
      <text:list xml:id="list1305096113" text:style-name="WWNum313">
        <text:list-item>
          <text:p text:style-name="P77"><text:span text:style-name="T18">Compilados</text:span>: C, Rust (transformados a binario).</text:p>
        </text:list-item>
        <text:list-item>
          <text:p text:style-name="P51"><text:span text:style-name="T18">Interpretados</text:span>: Python, JavaScript (ejecución línea a línea).</text:p>
        </text:list-item>
        <text:list-item>
          <text:p text:style-name="P51"><text:span text:style-name="T18">Híbridos (bytecode)</text:span>: Java, C# (intermedio optimizado).</text:p>
        </text:list-item>
        <text:list-item>
          <text:p text:style-name="P118"><text:span text:style-name="T18">Transpilados</text:span>: Traducción entre lenguajes (ej. TypeScript a JavaScript).<text:line-break/></text:p>
        </text:list-item>
      </text:list>
      <text:p text:style-name="P641"><text:span text:style-name="T18">4.4 Según el paradigma de programación</text:span></text:p>
      <text:list xml:id="list740713688" text:style-name="WWNum40">
        <text:list-item>
          <text:p text:style-name="P78"><text:span text:style-name="T18">Imperativo</text:span>: Describe cómo se realiza la tarea (C, Java, Python).</text:p>
        </text:list-item>
        <text:list-item>
          <text:p text:style-name="P119"><text:span text:style-name="T18">Declarativo</text:span>: Describe qué se desea obtener, sin detallar el cómo.</text:p>
        </text:list-item>
      </text:list>
      <text:p text:style-name="P29"><text:soft-page-break/><text:span text:style-name="T18">Ejemplo en SQL</text:span>:</text:p>
      <text:p text:style-name="P26"><text:span text:style-name="T23">SELECT nombre FROM usuarios WHERE edad &gt; 18;</text:span></text:p>
      <text:p text:style-name="Standard"/>
      <text:list xml:id="list2058831294" text:style-name="WWNum162">
        <text:list-item>
          <text:p text:style-name="P510"><text:span text:style-name="T18">Funcional</text:span>: Usa funciones puras, evita efectos secundarios (Haskell, Lisp).</text:p>
        </text:list-item>
      </text:list>
      <text:p text:style-name="P29"><text:span text:style-name="T18">Ejemplo en Haskell</text:span>:</text:p>
      <text:p text:style-name="P26"><text:span text:style-name="T23">sumaCuadrados x y = (x^2) + (y^2)</text:span></text:p>
      <text:p text:style-name="Standard"/>
      <text:list xml:id="list4008540423" text:style-name="WWNum296">
        <text:list-item>
          <text:p text:style-name="P511"><text:span text:style-name="T18">Lógico</text:span>: Programación basada en hechos y reglas (Prolog).<text:line-break/></text:p>
        </text:list-item>
      </text:list>
      <text:p text:style-name="P29"><text:span text:style-name="T18">Ejemplo en Prolog</text:span>:</text:p>
      <text:p text:style-name="P26"><text:span text:style-name="T23">padre(juan, maria).</text:span></text:p>
      <text:p text:style-name="P26"><text:span text:style-name="T23">madre(ana, maria).</text:span></text:p>
      <text:p text:style-name="P26"><text:span text:style-name="T23">hermano(X, Y) :- padre(Z, X), padre(Z, Y), madre(W, X), madre(W, Y), X \= Y.</text:span></text:p>
      <text:p text:style-name="Standard"/>
      <text:list xml:id="list649529566" text:style-name="WWNum123">
        <text:list-item>
          <text:p text:style-name="P79"><text:span text:style-name="T18">Orientado a objetos</text:span>: Organiza el código en clases y objetos (Java, C#, Python).</text:p>
        </text:list-item>
        <text:list-item>
          <text:p text:style-name="P52"><text:span text:style-name="T18">Reactivo / Eventos</text:span>: Para aplicaciones asíncronas y en tiempo real (Node.js, RxJS).</text:p>
        </text:list-item>
        <text:list-item>
          <text:p text:style-name="P120"><text:span text:style-name="T18">Tiempo real</text:span>: Sistemas críticos o embebidos (Ada, C, Rust).</text:p>
        </text:list-item>
      </text:list>
      <text:p text:style-name="P29"><text:span text:style-name="T18">Ejemplo en C (tiempo real)</text:span>:</text:p>
      <text:p text:style-name="P26"><text:span text:style-name="T23">while(1) {</text:span></text:p>
      <text:p text:style-name="P26"><text:span text:style-name="T23"><text:s text:c="2"/>if (sensor_temperatura() &gt; 50) {</text:span></text:p>
      <text:p text:style-name="P26"><text:span text:style-name="T23"><text:s text:c="4"/>activar_ventilador();</text:span></text:p>
      <text:p text:style-name="P26"><text:span text:style-name="T23"><text:s text:c="2"/>}</text:span></text:p>
      <text:p text:style-name="P26"><text:span text:style-name="T23">}</text:span></text:p>
      <text:p text:style-name="Standard"/>
      <text:p text:style-name="P640"><text:span text:style-name="T18">5. Procesadores de lengujes</text:span></text:p>
      <text:p text:style-name="P641"><text:span text:style-name="T18">5.1 Traductores</text:span></text:p>
      <text:list xml:id="list112216804" text:style-name="WWNum175">
        <text:list-item>
          <text:p text:style-name="P80"><text:span text:style-name="T18">Compilador</text:span>: Traduce todo el programa antes de ejecutarlo (GCC, javac).</text:p>
        </text:list-item>
        <text:list-item>
          <text:p text:style-name="P121"><text:span text:style-name="T18">Intérprete</text:span>: Ejecuta línea a línea (Python, Bash).</text:p>
        </text:list-item>
      </text:list>
      <text:p text:style-name="P641"><text:soft-page-break/><text:span text:style-name="T18">5.2 Ensambladores</text:span></text:p>
      <text:list xml:id="list1635400625" text:style-name="WWNum325">
        <text:list-item>
          <text:p text:style-name="P512">Traducen lenguaje ensamblador a código máquina (NASM, MASM).</text:p>
        </text:list-item>
      </text:list>
      <text:p text:style-name="P641"><text:span text:style-name="T18">5.3 Entornos de desarrollo</text:span></text:p>
      <text:list xml:id="list2458975303" text:style-name="WWNum108">
        <text:list-item>
          <text:p text:style-name="P81"><text:span text:style-name="T18">IDEs completos</text:span>: Visual Studio, Eclipse, JetBrains.<text:line-break/><text:span text:style-name="T18">Editores ligeros</text:span>: VS Code, Sublime Text.</text:p>
        </text:list-item>
        <text:list-item>
          <text:p text:style-name="P122"><text:span text:style-name="T18">IDE en la nube</text:span>: GitHub Codespaces, Replit.<text:line-break/></text:p>
        </text:list-item>
      </text:list>
      <text:p text:style-name="P640">6. Lenguajes de programación actuales</text:p>
      <text:p text:style-name="P641"><text:span text:style-name="T18">6.1 C y C++</text:span></text:p>
      <text:list xml:id="list3744039173" text:style-name="WWNum203">
        <text:list-item>
          <text:p text:style-name="P513">Sistemas embebidos, videojuegos, compiladores, sistemas operativos.</text:p>
        </text:list-item>
      </text:list>
      <text:p text:style-name="P641">6.2 Java</text:p>
      <text:list xml:id="list1664758483" text:style-name="WWNum134">
        <text:list-item>
          <text:p text:style-name="P514">Aplicaciones empresariales, móviles (Android), backend multiplataforma.<text:line-break/></text:p>
        </text:list-item>
      </text:list>
      <text:p text:style-name="P641"><text:span text:style-name="T18">6.3 .NET (C#, Visual Basic)</text:span></text:p>
      <text:list xml:id="list4046314666" text:style-name="WWNum328">
        <text:list-item>
          <text:p text:style-name="P515">Entorno Windows, desarrollo de escritorio y aplicaciones web.</text:p>
        </text:list-item>
      </text:list>
      <text:p text:style-name="P641"><text:span text:style-name="T18">6.4 Python</text:span></text:p>
      <text:list xml:id="list2384535974" text:style-name="WWNum373">
        <text:list-item>
          <text:p text:style-name="P516">Ciencia de datos, inteligencia artificial, automatización, web.</text:p>
        </text:list-item>
      </text:list>
      <text:p text:style-name="P641"><text:span text:style-name="T18">6.5 Desarrollo web</text:span></text:p>
      <text:list xml:id="list2922631064" text:style-name="WWNum253">
        <text:list-item>
          <text:p text:style-name="P82"><text:span text:style-name="T18">Frontend</text:span>: JavaScript, TypeScript, HTML, CSS.</text:p>
        </text:list-item>
        <text:list-item>
          <text:p text:style-name="P53"><text:span text:style-name="T18">Backend</text:span>: Node.js, PHP, Ruby.</text:p>
        </text:list-item>
        <text:list-item>
          <text:p text:style-name="P123"><text:span text:style-name="T18">Full-stack</text:span>: Frameworks como React, Angular, Django.</text:p>
        </text:list-item>
      </text:list>
      <text:p text:style-name="P641"><text:span text:style-name="T18">6.6 Plataformas low-code / no-code</text:span></text:p>
      <text:list xml:id="list1913920944" text:style-name="WWNum128">
        <text:list-item>
          <text:p text:style-name="P83"><text:span text:style-name="T18">Low-code</text:span>: Requieren poco código (Mendix, OutSystems).</text:p>
        </text:list-item>
        <text:list-item>
          <text:p text:style-name="P54"><text:span text:style-name="T18">No-code</text:span>: Totalmente visuales (Bubble, Power Automate).</text:p>
        </text:list-item>
        <text:list-item>
          <text:p text:style-name="P54"><text:span text:style-name="T18">Ventajas</text:span>: Accesibilidad, rapidez.</text:p>
        </text:list-item>
        <text:list-item>
          <text:p text:style-name="P124"><text:span text:style-name="T18">Limitaciones</text:span>: Escalabilidad, personalización.<text:line-break/></text:p>
        </text:list-item>
      </text:list>
      <text:p text:style-name="P640"><text:span text:style-name="T18">7. Conclusión</text:span></text:p>
      <text:list xml:id="list2622433411" text:style-name="WWNum181">
        <text:list-item>
          <text:p text:style-name="P84">Los lenguajes de programación evolucionan para adaptarse a nuevas necesidades tecnológicas: inteligencia artificial, computación cuántica, desarrollo en la nube.<text:line-break/></text:p>
        </text:list-item>
        <text:list-item>
          <text:p text:style-name="P55">Paradigmas clásicos (imperativo, OO, funcional) conviven con nuevas propuestas (low-code, reactivo, cuántico).<text:line-break/></text:p>
        </text:list-item>
        <text:list-item>
          <text:p text:style-name="P125">La elección del lenguaje depende del contexto: eficiencia, facilidad de mantenimiento, escalabilidad y comunidad.</text:p>
        </text:list-item>
      </text:list>
      <text:p text:style-name="P26"><text:soft-page-break/></text:p>
      <text:p text:style-name="P6"/>
      <text:p text:style-name="P649"><text:bookmark text:name="_hd7ber7mvl7u"/>Tema 25: Programación Estructurada. Estructuras Básicas. Funciones y Procedimientos.</text:p>
      <text:p text:style-name="Standard"><text:span text:style-name="T18">1. Introducción a la Programación Estructurada</text:span></text:p>
      <text:list xml:id="list649214176" text:style-name="WWNum322">
        <text:list-item>
          <text:p text:style-name="P276"><text:span text:style-name="T18">1.1. Definición y Principios Básicos</text:span></text:p>
          <text:list>
            <text:list-item>
              <text:p text:style-name="P582">Paradigma de la programación estructurada: organización del flujo de control mediante estructuras bien definidas.</text:p>
            </text:list-item>
            <text:list-item>
              <text:p text:style-name="P582">Principales componentes: secuencia, selección e iteración.</text:p>
            </text:list-item>
            <text:list-item>
              <text:p text:style-name="P582">Relación con otros paradigmas: funcional, lógico, orientado a objetos.</text:p>
            </text:list-item>
          </text:list>
        </text:list-item>
        <text:list-item>
          <text:p text:style-name="P276">1.2. Historia y Evolución</text:p>
          <text:list>
            <text:list-item>
              <text:p text:style-name="P582">Origen en la década de 1970 con Edgar Dijkstra y su crítica al spaghetti code.</text:p>
            </text:list-item>
            <text:list-item>
              <text:p text:style-name="P582">Aportaciones clave: modularización, simplificación, y enfoque en el control de flujo.</text:p>
            </text:list-item>
          </text:list>
        </text:list-item>
        <text:list-item>
          <text:p text:style-name="P276">1.3. Objetivos del Uso de la Programación Estructurada</text:p>
          <text:list>
            <text:list-item>
              <text:p text:style-name="P582">Mejora de la legibilidad y mantenibilidad.</text:p>
            </text:list-item>
            <text:list-item>
              <text:p text:style-name="P582">Reducción de errores mediante control claro de flujo.</text:p>
            </text:list-item>
            <text:list-item>
              <text:p text:style-name="P582">Facilita la colaboración en proyectos grandes.</text:p>
            </text:list-item>
          </text:list>
        </text:list-item>
        <text:list-item>
          <text:p text:style-name="P276">1.4. Ventajas</text:p>
          <text:list>
            <text:list-item>
              <text:p text:style-name="P582">Facilitación de la depuración.</text:p>
            </text:list-item>
            <text:list-item>
              <text:p text:style-name="P582">Reducción de complejidad y mayor facilidad de pruebas unitarias.</text:p>
            </text:list-item>
            <text:list-item>
              <text:p text:style-name="P582">Reutilización de código mediante funciones y procedimientos.</text:p>
            </text:list-item>
            <text:list-item>
              <text:p text:style-name="P582">Modularización y mantenimiento a largo plazo.<text:line-break/></text:p>
            </text:list-item>
          </text:list>
        </text:list-item>
      </text:list>
      <text:p text:style-name="Standard"><text:span text:style-name="T18">2. Estructuras Básicas</text:span></text:p>
      <text:list xml:id="list1247934434" text:style-name="WWNum340">
        <text:list-item>
          <text:p text:style-name="P277"><text:span text:style-name="T18">2.1. Secuencial</text:span></text:p>
          <text:list>
            <text:list-item>
              <text:p text:style-name="P583">Ejecución del código línea por línea.</text:p>
            </text:list-item>
            <text:list-item>
              <text:p text:style-name="P583">Ejemplo práctico: secuencia de asignaciones y operaciones.</text:p>
            </text:list-item>
            <text:list-item>
              <text:p text:style-name="P583">Importancia de las sentencias de inicialización.</text:p>
            </text:list-item>
          </text:list>
        </text:list-item>
        <text:list-item>
          <text:p text:style-name="P277"><text:span text:style-name="T18">2.2. Selección (Alternativas)</text:span></text:p>
          <text:list>
            <text:list-item>
              <text:p text:style-name="P583">If-Else: Comparación, condiciones de igualdad y desigualdad.</text:p>
            </text:list-item>
            <text:list-item>
              <text:p text:style-name="P583">Switch-Case: Alternativas múltiples y su eficiencia en comparación con if-else anidados.</text:p>
            </text:list-item>
            <text:list-item>
              <text:p text:style-name="P583">Operador Ternario: Optimización en expresiones condicionales simples.</text:p>
            </text:list-item>
            <text:list-item>
              <text:p text:style-name="P583"><text:soft-page-break/>Ejemplos de aplicaciones: validación de entradas, decisiones de flujo.</text:p>
            </text:list-item>
          </text:list>
        </text:list-item>
        <text:list-item>
          <text:p text:style-name="P277"><text:span text:style-name="T18">2.3. Iteración (Bucles)</text:span></text:p>
          <text:list>
            <text:list-item>
              <text:p text:style-name="P583">For: Iteración definida, iteraciones en secuencias conocidas.</text:p>
            </text:list-item>
            <text:list-item>
              <text:p text:style-name="P583">While: Uso en condiciones que no se conocen de antemano.</text:p>
            </text:list-item>
            <text:list-item>
              <text:p text:style-name="P583">Do-While: Garantizar al menos una ejecución.</text:p>
            </text:list-item>
            <text:list-item>
              <text:p text:style-name="P583">Break y Continue: Control de flujo en bucles y optimización.</text:p>
            </text:list-item>
            <text:list-item>
              <text:p text:style-name="P583">Ejemplos de uso: navegación en estructuras de datos, procesamiento de archivos.<text:line-break/></text:p>
            </text:list-item>
          </text:list>
        </text:list-item>
      </text:list>
      <text:p text:style-name="P25"/>
      <text:p text:style-name="P25"/>
      <text:p text:style-name="Standard"><text:span text:style-name="T18">3. Funciones y Procedimientos</text:span></text:p>
      <text:list xml:id="list2591048216" text:style-name="WWNum390">
        <text:list-item>
          <text:p text:style-name="P278"><text:span text:style-name="T18">3.1. Diferencias Esenciales</text:span></text:p>
          <text:list>
            <text:list-item>
              <text:p text:style-name="P584">Funciones: Valor de retorno, propiedades de inmutabilidad.</text:p>
            </text:list-item>
            <text:list-item>
              <text:p text:style-name="P584">Procedimientos: Acciones o efectos secundarios sin valor de retorno.</text:p>
            </text:list-item>
            <text:list-item>
              <text:p text:style-name="P584">Comparativa: Modularidad en funciones y procedimientos en sistemas grandes.</text:p>
            </text:list-item>
          </text:list>
        </text:list-item>
        <text:list-item>
          <text:p text:style-name="P278"><text:span text:style-name="T18">3.2. Parámetros y su Manejo</text:span></text:p>
          <text:list>
            <text:list-item>
              <text:p text:style-name="P584">Por valor: Cópia de la información.</text:p>
            </text:list-item>
            <text:list-item>
              <text:p text:style-name="P584">Por referencia: Paso directo del valor, modificación de la variable original.</text:p>
            </text:list-item>
            <text:list-item>
              <text:p text:style-name="P584">Parámetros por defecto: Evitar sobrecarga de funciones.</text:p>
            </text:list-item>
          </text:list>
        </text:list-item>
        <text:list-item>
          <text:p text:style-name="P278"><text:span text:style-name="T18">3.3. Ámbito de las Variables</text:span></text:p>
          <text:list>
            <text:list-item>
              <text:p text:style-name="P584">Variables locales y globales: prácticas recomendadas y desventajas de usar variables globales.</text:p>
            </text:list-item>
            <text:list-item>
              <text:p text:style-name="P584">Ámbito estático: Variables que persisten durante la ejecución del programa.</text:p>
            </text:list-item>
            <text:list-item>
              <text:p text:style-name="P584">Accesibilidad y riesgos asociados con la manipulación incorrecta del ámbito.</text:p>
            </text:list-item>
          </text:list>
        </text:list-item>
        <text:list-item>
          <text:p text:style-name="P278"><text:span text:style-name="T18">3.4. Valores de Retorno</text:span></text:p>
          <text:list>
            <text:list-item>
              <text:p text:style-name="P584">Tipos básicos y complejos.</text:p>
            </text:list-item>
            <text:list-item>
              <text:p text:style-name="P584">Validación de valores de retorno y su uso para manejar flujos de control.</text:p>
            </text:list-item>
          </text:list>
        </text:list-item>
        <text:list-item>
          <text:p text:style-name="P278"><text:span text:style-name="T18">3.5. Recursividad Avanzada</text:span></text:p>
          <text:list>
            <text:list-item>
              <text:p text:style-name="P584">Fundamentos de la recursividad: caso base y caso recursivo.</text:p>
            </text:list-item>
            <text:list-item>
              <text:p text:style-name="P584"><text:soft-page-break/>Optimización de recursividad: Tail recursion, optimización en lenguajes modernos.</text:p>
            </text:list-item>
            <text:list-item>
              <text:p text:style-name="P584">Desventajas: Peligro de desbordamientos de pila, ineficiencia en algunos casos.</text:p>
            </text:list-item>
          </text:list>
        </text:list-item>
        <text:list-item>
          <text:p text:style-name="P278"><text:span text:style-name="T18">3.6. Ejemplos de Recursividad Completa</text:span></text:p>
          <text:list>
            <text:list-item>
              <text:p text:style-name="P584">Ejemplo práctico de Fibonacci, recorrido en árboles binarios.</text:p>
            </text:list-item>
            <text:list-item>
              <text:p text:style-name="P584">Análisis de complejidad recursiva.</text:p>
            </text:list-item>
          </text:list>
        </text:list-item>
      </text:list>
      <text:p text:style-name="Standard"/>
      <text:p text:style-name="Standard"><text:span text:style-name="T18">4. Control de Flujo Avanzado</text:span></text:p>
      <text:list xml:id="list1069186139" text:style-name="WWNum33">
        <text:list-item>
          <text:p text:style-name="P279"><text:span text:style-name="T18">4.1. Manejo de Excepciones</text:span></text:p>
          <text:list>
            <text:list-item>
              <text:p text:style-name="P585">Introducción a la gestión de errores: diferencia entre errores y excepciones.</text:p>
            </text:list-item>
            <text:list-item>
              <text:p text:style-name="P585">Try-Catch: Manejo eficiente de excepciones.</text:p>
            </text:list-item>
            <text:list-item>
              <text:p text:style-name="P585">Finally: Liberación de recursos y gestión de errores críticos.</text:p>
            </text:list-item>
            <text:list-item>
              <text:p text:style-name="P585">Ejemplo de manejo de excepciones en operaciones de E/S.</text:p>
            </text:list-item>
          </text:list>
        </text:list-item>
        <text:list-item>
          <text:p text:style-name="P279"><text:span text:style-name="T18">4.2. Sentencias de Control Adicionales</text:span></text:p>
          <text:list>
            <text:list-item>
              <text:p text:style-name="P585">Goto: Casos de uso controvertidos y mejores alternativas.</text:p>
            </text:list-item>
            <text:list-item>
              <text:p text:style-name="P585">Assert: Evaluación de condiciones en tiempo de ejecución para asegurar el comportamiento esperado.</text:p>
            </text:list-item>
          </text:list>
        </text:list-item>
        <text:list-item>
          <text:p text:style-name="P279"><text:span text:style-name="T18">4.3. Excepciones Personalizadas</text:span></text:p>
          <text:list>
            <text:list-item>
              <text:p text:style-name="P585">Creación y manejo de excepciones propias en lenguajes orientados a objetos.<text:line-break/></text:p>
            </text:list-item>
          </text:list>
        </text:list-item>
      </text:list>
      <text:p text:style-name="Standard"><text:span text:style-name="T18">5. Optimización y Eficiencia en Programación Estructurada</text:span></text:p>
      <text:list xml:id="list1339065711" text:style-name="WWNum213">
        <text:list-item>
          <text:p text:style-name="P280">5.1. Análisis de Complejidad Algorítmica</text:p>
          <text:list>
            <text:list-item>
              <text:p text:style-name="P586">Notación Big-O: Análisis de la eficiencia de algoritmos iterativos y recursivos.</text:p>
            </text:list-item>
            <text:list-item>
              <text:p text:style-name="P586">Comparación entre algoritmos recursivos e iterativos.</text:p>
            </text:list-item>
            <text:list-item>
              <text:p text:style-name="P586">Ejemplo de comparación: Búsqueda binaria vs. búsqueda lineal.<text:line-break/></text:p>
            </text:list-item>
          </text:list>
        </text:list-item>
        <text:list-item>
          <text:p text:style-name="P280"><text:span text:style-name="T18">5.2. Optimización de Recursos</text:span></text:p>
          <text:list>
            <text:list-item>
              <text:p text:style-name="P586">Uso eficiente de la memoria: pilas, colas y estructuras dinámicas.</text:p>
            </text:list-item>
            <text:list-item>
              <text:p text:style-name="P586">Gestión de memoria estática y dinámica.</text:p>
            </text:list-item>
            <text:list-item>
              <text:p text:style-name="P586">Técnicas de reducción de ciclos de CPU: Bucles ineficientes, operaciones costosas.</text:p>
            </text:list-item>
          </text:list>
        </text:list-item>
        <text:list-item>
          <text:p text:style-name="P280"><text:span text:style-name="T18">5.3. Técnicas Avanzadas de Optimización</text:span></text:p>
          <text:list>
            <text:list-item>
              <text:p text:style-name="P586"><text:soft-page-break/>Memorización: Optimización en algoritmos recursivos (Fibonacci, cálculos matemáticos).</text:p>
            </text:list-item>
            <text:list-item>
              <text:p text:style-name="P586">Caching: Almacenamiento en caché para mejorar el rendimiento.</text:p>
            </text:list-item>
          </text:list>
        </text:list-item>
      </text:list>
      <text:p text:style-name="P1"/>
      <text:p text:style-name="Standard"><text:span text:style-name="T18">6. Comparación: Programación Estructurada vs. Programación Orientada a Objetos</text:span></text:p>
      <text:list xml:id="list902201283" text:style-name="WWNum362">
        <text:list-item>
          <text:p text:style-name="P281"><text:span text:style-name="T18">6.1. Enfoque de Diseño</text:span></text:p>
          <text:list>
            <text:list-item>
              <text:p text:style-name="P587">Programación estructurada: basarse en funciones y procedimientos.</text:p>
            </text:list-item>
            <text:list-item>
              <text:p text:style-name="P587">Programación orientada a objetos: centrado en objetos, clases y herencia.</text:p>
            </text:list-item>
          </text:list>
        </text:list-item>
        <text:list-item>
          <text:p text:style-name="P281"><text:span text:style-name="T18">6.2. Manejo de Datos</text:span></text:p>
          <text:list>
            <text:list-item>
              <text:p text:style-name="P587">PE: manipulación directa de variables y estructuras de datos.</text:p>
            </text:list-item>
            <text:list-item>
              <text:p text:style-name="P587">POO: encapsulamiento, ocultación de datos y responsabilidad de los objetos.</text:p>
            </text:list-item>
          </text:list>
        </text:list-item>
        <text:list-item>
          <text:p text:style-name="P281"><text:span text:style-name="T18">6.3. Escalabilidad y Mantenibilidad</text:span></text:p>
          <text:list>
            <text:list-item>
              <text:p text:style-name="P587">PE: Ideal para proyectos pequeños a medianos.</text:p>
            </text:list-item>
            <text:list-item>
              <text:p text:style-name="P587">POO: Escalabilidad para proyectos grandes y complejos.</text:p>
            </text:list-item>
          </text:list>
        </text:list-item>
        <text:list-item>
          <text:p text:style-name="P281"><text:span text:style-name="T18">6.4. Ventajas y Desventajas</text:span></text:p>
          <text:list>
            <text:list-item>
              <text:p text:style-name="P587">Comparativa práctica entre ambos enfoques según el contexto de uso.<text:line-break/></text:p>
            </text:list-item>
          </text:list>
        </text:list-item>
      </text:list>
      <text:p text:style-name="Standard"><text:span text:style-name="T18">7. Tendencias Modernas en Programación Estructurada</text:span></text:p>
      <text:list xml:id="list1693222204" text:style-name="WWNum67">
        <text:list-item>
          <text:p text:style-name="P282"><text:span text:style-name="T18">7.1. Lenguajes Modernos con Programación Estructurada</text:span></text:p>
          <text:list>
            <text:list-item>
              <text:p text:style-name="P588">Rust: Lenguaje de sistemas que incorpora PE y paradigmas funcionales.</text:p>
            </text:list-item>
            <text:list-item>
              <text:p text:style-name="P588">Go: Lenguaje sencillo y eficiente, optimizado para concurrencia.</text:p>
            </text:list-item>
            <text:list-item>
              <text:p text:style-name="P588">Python y TypeScript: Uso moderno de PE con type hints y tipos estáticos.</text:p>
            </text:list-item>
          </text:list>
        </text:list-item>
        <text:list-item>
          <text:p text:style-name="P282"><text:span text:style-name="T18">7.2. Paradigmas Híbridos</text:span></text:p>
          <text:list>
            <text:list-item>
              <text:p text:style-name="P588">Uso de programación estructurada dentro de lenguajes orientados a objetos.</text:p>
            </text:list-item>
            <text:list-item>
              <text:p text:style-name="P588">PE y programación funcional: Lenguajes como Haskell, Scala, y su integración con PE.</text:p>
            </text:list-item>
          </text:list>
        </text:list-item>
        <text:list-item>
          <text:p text:style-name="P282"><text:span text:style-name="T18">7.3. Buenas Prácticas</text:span></text:p>
          <text:list>
            <text:list-item>
              <text:p text:style-name="P588">Uso de funciones pequeñas (&lt;30 líneas), modularización, y documentación clara.</text:p>
            </text:list-item>
            <text:list-item>
              <text:p text:style-name="P588">Evitar el uso de variables globales y gestión adecuada de excepciones.</text:p>
            </text:list-item>
            <text:list-item>
              <text:p text:style-name="P588">Padrón de diseño de software: Técnicas de estructuración como MVC o capas.<text:line-break/></text:p>
            </text:list-item>
          </text:list>
        </text:list-item>
      </text:list>
      <text:p text:style-name="Standard"><text:soft-page-break/><text:span text:style-name="T18">8. Casos Prácticos y Aplicaciones</text:span></text:p>
      <text:list xml:id="list1318369431" text:style-name="WWNum268">
        <text:list-item>
          <text:p text:style-name="P283"><text:span text:style-name="T18">8.1. Implementación de Algoritmos</text:span></text:p>
          <text:list>
            <text:list-item>
              <text:p text:style-name="P589">Ejemplo práctico de un algoritmo de ordenación (como QuickSort o MergeSort) usando PE.</text:p>
            </text:list-item>
            <text:list-item>
              <text:p text:style-name="P589">Análisis de recursividad en estructuras de árboles binarios de búsqueda.</text:p>
            </text:list-item>
          </text:list>
        </text:list-item>
        <text:list-item>
          <text:p text:style-name="P283"><text:span text:style-name="T18">8.2. Análisis y Optimización de Código</text:span></text:p>
          <text:list>
            <text:list-item>
              <text:p text:style-name="P589">Evaluación de código ineficiente y mejora a través de técnicas estructuradas.</text:p>
            </text:list-item>
            <text:list-item>
              <text:p text:style-name="P589">Refactorización de código: Optimización sin alterar la funcionalidad.<text:line-break/></text:p>
            </text:list-item>
          </text:list>
        </text:list-item>
      </text:list>
      <text:p text:style-name="Standard"><text:span text:style-name="T18">9. Conclusiones</text:span></text:p>
      <text:list xml:id="list3387868595" text:style-name="WWNum381">
        <text:list-item>
          <text:p text:style-name="P284"><text:span text:style-name="T18">9.1. Relevancia en el Mundo Moderno</text:span></text:p>
          <text:list>
            <text:list-item>
              <text:p text:style-name="P590">La programación estructurada sigue siendo fundamental en la formación de programadores y es clave para proyectos de pequeña y mediana escala.</text:p>
            </text:list-item>
          </text:list>
        </text:list-item>
        <text:list-item>
          <text:p text:style-name="P284"><text:span text:style-name="T18">9.2. Adaptabilidad y Flexibilidad</text:span></text:p>
          <text:list>
            <text:list-item>
              <text:p text:style-name="P590">Aunque la programación orientada a objetos ha ganado popularidad, el enfoque estructurado sigue siendo esencial para ciertos tipos de sistemas y es un pilar fundamental para aprender otros paradigmas.</text:p>
            </text:list-item>
          </text:list>
        </text:list-item>
      </text:list>
      <text:p text:style-name="P25"/>
      <text:p text:style-name="P650"><text:bookmark text:name="_krtvuomhszoi"/><text:span text:style-name="T24">Tema 26: Programación modular. Diseño de funciones. Recursividad. Librerías.</text:span></text:p>
      <text:p text:style-name="Standard"><text:span text:style-name="T18">1. Introducción</text:span></text:p>
      <text:list xml:id="list3233883946" text:style-name="WWNum309">
        <text:list-item>
          <text:p text:style-name="P285">Definición: La programación modular es una técnica de diseño de software que divide un programa en módulos autónomos. Cada módulo es responsable de una tarea específica y se comunica con otros módulos a través de interfaces bien definidas.</text:p>
        </text:list-item>
        <text:list-item>
          <text:p text:style-name="P285">Objetivos:</text:p>
          <text:list>
            <text:list-item>
              <text:p text:style-name="P591">Mejorar la mantenibilidad: Facilitar cambios sin afectar todo el sistema.</text:p>
            </text:list-item>
            <text:list-item>
              <text:p text:style-name="P591">Fomentar la reutilización de código: Los módulos pueden ser reutilizados en diferentes proyectos.</text:p>
            </text:list-item>
            <text:list-item>
              <text:p text:style-name="P591">Promover un diseño escalable: Facilita la expansión y modificación de sistemas complejos.</text:p>
            </text:list-item>
          </text:list>
        </text:list-item>
      </text:list>
      <text:p text:style-name="Standard"/>
      <text:p text:style-name="Standard"><text:span text:style-name="T18">2. Fundamentos de la Programación Modular</text:span></text:p>
      <text:p text:style-name="Standard"><text:span text:style-name="T18">2.1. ¿Qué es un Módulo?</text:span></text:p>
      <text:list xml:id="list3884670169" text:style-name="WWNum332">
        <text:list-item>
          <text:p text:style-name="P286">Un módulo es una unidad funcional de código que encapsula una tarea específica.</text:p>
        </text:list-item>
        <text:list-item>
          <text:p text:style-name="P286">Características:</text:p>
          <text:list>
            <text:list-item>
              <text:p text:style-name="P592">Cohesión alta: Cada módulo tiene una responsabilidad única y clara.</text:p>
            </text:list-item>
            <text:list-item>
              <text:p text:style-name="P592">Acoplamiento bajo: Los módulos tienen dependencias mínimas entre sí, lo que reduce el impacto de los cambios.</text:p>
            </text:list-item>
            <text:list-item>
              <text:p text:style-name="P592">Interfaz clara: La entrada y la salida de los módulos están bien definidas, facilitando su interacción.</text:p>
            </text:list-item>
          </text:list>
        </text:list-item>
      </text:list>
      <text:p text:style-name="Standard"><text:span text:style-name="T18">2.2. Cohesión y Acoplamiento</text:span></text:p>
      <text:list xml:id="list2635635881" text:style-name="WWNum331">
        <text:list-item>
          <text:p text:style-name="P287">Cohesión: Se refiere a cuán relacionadas están las funcionalidades dentro de un mismo módulo.</text:p>
          <text:list>
            <text:list-item>
              <text:p text:style-name="P593">Alta cohesión: El módulo realiza una tarea bien definida.</text:p>
            </text:list-item>
            <text:list-item>
              <text:p text:style-name="P593">Baja cohesión: El módulo tiene muchas responsabilidades y tareas no relacionadas.</text:p>
            </text:list-item>
            <text:list-item>
              <text:p text:style-name="P593">Ejemplo: Un módulo de gestión de usuarios tiene alta cohesión si solo se encarga de funciones relacionadas con usuarios (registrar, eliminar, modificar usuarios).</text:p>
            </text:list-item>
          </text:list>
        </text:list-item>
        <text:list-item>
          <text:p text:style-name="P287">Acoplamiento: Se refiere a cómo interactúan los módulos entre sí. El objetivo es mantener acoplamiento bajo, es decir, minimizar las dependencias entre módulos.</text:p>
          <text:list>
            <text:list-item>
              <text:p text:style-name="P593">Acoplamiento bajo: Los módulos interactúan solo a través de interfaces claras.</text:p>
            </text:list-item>
            <text:list-item>
              <text:p text:style-name="P593">Acoplamiento alto: Los módulos dependen fuertemente unos de otros.</text:p>
            </text:list-item>
            <text:list-item>
              <text:p text:style-name="P593">Ejemplo: Si un módulo de autenticación depende directamente de un módulo de base de datos, se genera un alto acoplamiento. En su lugar, deberían interactuar a través de una interfaz definida.</text:p>
            </text:list-item>
          </text:list>
        </text:list-item>
      </text:list>
      <text:p text:style-name="Standard"><text:span text:style-name="T18">2.3. Circulación de Datos entre Módulo</text:span></text:p>
      <text:list xml:id="list3772617626" text:style-name="WWNum219">
        <text:list-item>
          <text:p text:style-name="P288">Los módulos se comunican mediante parámetros de entrada/salida o intercambio de mensajes.<text:line-break/></text:p>
          <text:list>
            <text:list-item>
              <text:p text:style-name="P594">Parámetros: Los datos se pasan directamente entre funciones (ej: funciones con parámetros de entrada y salida).</text:p>
            </text:list-item>
            <text:list-item>
              <text:p text:style-name="P594"><text:soft-page-break/>Mensajes: Los módulos envían mensajes para intercambiar información (ej: en sistemas basados en eventos).</text:p>
            </text:list-item>
            <text:list-item>
              <text:p text:style-name="P594">Interfaz: Cada módulo debe exponer una interfaz clara que defina qué datos acepta y qué datos devuelve, sin depender de detalles internos del módulo.<text:line-break/></text:p>
            </text:list-item>
          </text:list>
        </text:list-item>
      </text:list>
      <text:p text:style-name="Standard"><text:span text:style-name="T18">3. Diseño de Funciones</text:span></text:p>
      <text:p text:style-name="Standard"><text:span text:style-name="T18">3.1. Principios Básicos</text:span></text:p>
      <text:list xml:id="list2940810314" text:style-name="WWNum291">
        <text:list-item>
          <text:p text:style-name="P289">Principio SOLID: Cada función debe tener una única responsabilidad.</text:p>
        </text:list-item>
        <text:list-item>
          <text:p text:style-name="P289">Nombres claros: Usa nombres descriptivos para las funciones.</text:p>
        </text:list-item>
        <text:list-item>
          <text:p text:style-name="P289">Parámetros limitados: Idealmente, las funciones deben recibir un máximo de 3 parámetros. Si se superan, considerar el uso de objetos.</text:p>
        </text:list-item>
      </text:list>
      <text:p text:style-name="Standard"><text:span text:style-name="T18">3.2. Uso de Variables Globales</text:span></text:p>
      <text:list xml:id="list3145084417" text:style-name="WWNum69">
        <text:list-item>
          <text:p text:style-name="P290">Variables Globales: Son accesibles desde cualquier parte del programa, pero pueden crear problemas al generar efectos colaterales no deseados.</text:p>
          <text:list>
            <text:list-item>
              <text:p text:style-name="P595">Problemas: Confusión en el flujo de datos y dificultad para hacer pruebas.</text:p>
            </text:list-item>
            <text:list-item>
              <text:p text:style-name="P595">Alternativa: Usar variables locales o objetos para encapsular el estado.</text:p>
            </text:list-item>
          </text:list>
        </text:list-item>
        <text:list-item>
          <text:p text:style-name="P290">Solución moderna: Gestión de Estado (ej: Vuex):</text:p>
          <text:list>
            <text:list-item>
              <text:p text:style-name="P595">En aplicaciones modernas, como las basadas en Vue.js, Redux (para React) o Vuex, se usa un gestor de estado global para almacenar el estado compartido entre componentes sin necesidad de usar variables globales directas.</text:p>
            </text:list-item>
            <text:list-item>
              <text:p text:style-name="P595">Vuex: Permite gestionar el estado de la aplicación de manera centralizada y predecible, asegurando que los cambios se realicen de forma controlada.<text:line-break/></text:p>
            </text:list-item>
          </text:list>
        </text:list-item>
      </text:list>
      <text:p text:style-name="Standard"><text:span text:style-name="T18">3.3. Comunicación entre Componentes y Módulos</text:span></text:p>
      <text:list xml:id="list981703403" text:style-name="WWNum7">
        <text:list-item>
          <text:p text:style-name="P291">Componentes: En arquitecturas modernas, los componentes pueden ser módulos autónomos que gestionan su propia interfaz de usuario y lógica.</text:p>
          <text:list>
            <text:list-item>
              <text:p text:style-name="P596">Comunicación entre componentes: En un sistema modular, los componentes deben ser independientes, pero aún así deben comunicarse entre sí.</text:p>
            </text:list-item>
            <text:list-item>
              <text:p text:style-name="P596">Métodos:</text:p>
              <text:list>
                <text:list-item>
                  <text:p text:style-name="P634">Props y Eventos: En sistemas como Vue.js o React, la comunicación entre componentes se maneja a través de props (pasando datos de padre a hijo) y eventos (de hijo a padre).</text:p>
                </text:list-item>
                <text:list-item>
                  <text:p text:style-name="P634">Eventos Globales o Store: En aplicaciones más complejas, se puede usar un gestor de estado global como Vuex o Redux, que permite que los componentes se sincronicen sin necesidad de pasar props o eventos manualmente entre ellos.<text:line-break/></text:p>
                </text:list-item>
              </text:list>
            </text:list-item>
          </text:list>
        </text:list-item>
      </text:list>
      <text:p text:style-name="Standard"><text:span text:style-name="T18">4. Recursividad</text:span></text:p>
      <text:p text:style-name="Standard"><text:span text:style-name="T18">4.1. Estructura Básica de la Recursividad</text:span></text:p>
      <text:list xml:id="list2762970640" text:style-name="WWNum139">
        <text:list-item>
          <text:p text:style-name="P292">Caso Base: Condición de salida de la recursión (ej: if n == 0: return 1).</text:p>
        </text:list-item>
        <text:list-item>
          <text:p text:style-name="P292">Caso Recursivo: Llamada recursiva con el problema reducido (ej: return n * factorial(n-1)).</text:p>
        </text:list-item>
      </text:list>
      <text:p text:style-name="Standard"><text:span text:style-name="T18">4.2. Optimización de la Recursividad</text:span></text:p>
      <text:list xml:id="list1050958494" text:style-name="WWNum282">
        <text:list-item>
          <text:p text:style-name="P293">Memorization: Almacenar los resultados de llamadas recursivas para evitar cálculos repetidos.</text:p>
        </text:list-item>
        <text:list-item>
          <text:p text:style-name="P293">Tail Recursion: Optimización de la recursión en la cola, permitiendo que el compilador optimice la llamada recursiva.</text:p>
        </text:list-item>
      </text:list>
      <text:p text:style-name="Standard"><text:soft-page-break/><text:span text:style-name="T18">4.3. Stack Overflow</text:span></text:p>
      <text:list xml:id="list167477478" text:style-name="WWNum127">
        <text:list-item>
          <text:p text:style-name="P294">Si la recursividad no tiene un caso base o no reduce correctamente el problema, se puede producir un desbordamiento de pila.<text:line-break/></text:p>
        </text:list-item>
      </text:list>
      <text:p text:style-name="Standard"><text:span text:style-name="T18">5. Librerías y Gestión de Componentes</text:span></text:p>
      <text:p text:style-name="Standard"><text:span text:style-name="T18">5.1. Tipos de Librerías</text:span></text:p>
      <text:list xml:id="list2369365556" text:style-name="WWNum415">
        <text:list-item>
          <text:p text:style-name="P295">Librerías Estándar: Vienen integradas con el lenguaje (ej: math, datetime en Python).</text:p>
        </text:list-item>
        <text:list-item>
          <text:p text:style-name="P295">Librerías Externas: Se instalan por separado (ej: numpy, requests).</text:p>
        </text:list-item>
      </text:list>
      <text:p text:style-name="Standard"><text:span text:style-name="T18">5.2. Buenas Prácticas</text:span></text:p>
      <text:list xml:id="list2908580022" text:style-name="WWNum85">
        <text:list-item>
          <text:p text:style-name="P296">Documentación: Asegúrate de incluir docstrings y archivos README.md.</text:p>
        </text:list-item>
        <text:list-item>
          <text:p text:style-name="P296">Versionado: Utiliza Semantic Versioning para mantener compatibilidad entre versiones.<text:line-break/></text:p>
        </text:list-item>
      </text:list>
      <text:p text:style-name="Standard"><text:span text:style-name="T18">6. Modularidad en Sistemas Complejos</text:span></text:p>
      <text:p text:style-name="Standard"><text:span text:style-name="T18">6.1. Modularidad en Arquitecturas de Componentes</text:span></text:p>
      <text:list xml:id="list1819325385" text:style-name="WWNum392">
        <text:list-item>
          <text:p text:style-name="P297">Microservicios: Sistemas basados en servicios pequeños e independientes que se comunican entre sí. Cada microservicio tiene su propia base de datos y lógica.</text:p>
        </text:list-item>
        <text:list-item>
          <text:p text:style-name="P297">Capas Modulares: Los sistemas pueden dividirse en capas, cada una con una responsabilidad distinta (Ej: Capa de presentación, Capa de negocio, Capa de datos).</text:p>
        </text:list-item>
      </text:list>
      <text:p text:style-name="Standard"><text:span text:style-name="T18">6.2. Comunicación entre Módulos</text:span></text:p>
      <text:list xml:id="list3148985037" text:style-name="WWNum160">
        <text:list-item>
          <text:p text:style-name="P298">Interfaz de Comunicación: Los módulos se comunican entre sí a través de APIs (REST, gRPC, etc.).</text:p>
          <text:list>
            <text:list-item>
              <text:p text:style-name="P597">RESTful APIs: Permiten la interacción entre diferentes módulos de forma estándar.</text:p>
            </text:list-item>
            <text:list-item>
              <text:p text:style-name="P597">Mensajes/Eventos: Los módulos pueden intercambiar datos mediante mensajes (por ejemplo, en arquitecturas basadas en eventos).</text:p>
            </text:list-item>
          </text:list>
        </text:list-item>
      </text:list>
      <text:p text:style-name="Standard"><text:span text:style-name="T18">6.3. Modularidad en el Frontend</text:span></text:p>
      <text:list xml:id="list3327346241" text:style-name="WWNum197">
        <text:list-item>
          <text:p text:style-name="P299">Estado Global: Para mantener el estado de la aplicación entre componentes, se puede usar un store como Vuex o Redux, gestionando el estado centralizado sin recurrir a variables globales.</text:p>
          <text:list>
            <text:list-item>
              <text:p text:style-name="P598">Ejemplo (Vuex): Los módulos en Vuex pueden representar secciones independientes de la aplicación, como el usuario, autenticación o configuración.<text:line-break/></text:p>
            </text:list-item>
          </text:list>
        </text:list-item>
      </text:list>
      <text:p text:style-name="Standard"><text:span text:style-name="T18">7. Conclusión</text:span></text:p>
      <text:list xml:id="list2979012621" text:style-name="WWNum411">
        <text:list-item>
          <text:p text:style-name="P300">La programación modular es fundamental para construir sistemas escalables, mantenibles y flexibles. Facilita la colaboración entre equipos y la reutilización de código, lo que permite crear aplicaciones robustas y de fácil mantenimiento.</text:p>
        </text:list-item>
      </text:list>
      <text:p text:style-name="P30"/>
      <text:p text:style-name="P26"/>
      <text:p text:style-name="P649"><text:bookmark text:name="_jc5ua3omwrys"/>Tema 27: Programación orientada a objetos. Objetos. Clases. Herencia. Polimorfismo. Lenguajes.</text:p>
      <text:p text:style-name="Standard"><text:span text:style-name="T18">1. Introducción y Evolución Histórica</text:span></text:p>
      <text:p text:style-name="Standard"><text:span text:style-name="T18">1.1. Origen y evolución de los paradigmas de programación</text:span></text:p>
      <text:list xml:id="list481958086" text:style-name="WWNum245">
        <text:list-item>
          <text:p text:style-name="P301">De la programación estructurada (C, Pascal) a la orientación a objetos (Simula-67, Smalltalk).</text:p>
        </text:list-item>
        <text:list-item>
          <text:p text:style-name="P301">Aparición de lenguajes híbridos como C++ y Objective-C.</text:p>
        </text:list-item>
        <text:list-item>
          <text:p text:style-name="P301">Consolidación de lenguajes puramente orientados a objetos: Java, C#, Kotlin.</text:p>
        </text:list-item>
        <text:list-item>
          <text:p text:style-name="P301">Influencia de la POO en lenguajes modernos multiparadigma como Python, Scala o TypeScript.</text:p>
        </text:list-item>
      </text:list>
      <text:p text:style-name="Standard"><text:span text:style-name="T18">1.2. Limitaciones del paradigma estructurado</text:span></text:p>
      <text:list xml:id="list4203618868" text:style-name="WWNum339">
        <text:list-item>
          <text:p text:style-name="P302">Dificultades para modelar entidades del mundo real.</text:p>
        </text:list-item>
        <text:list-item>
          <text:p text:style-name="P302">Falta de abstracción y reutilización efectiva.</text:p>
        </text:list-item>
        <text:list-item>
          <text:p text:style-name="P302">Alta dependencia entre funciones y estructuras de datos.</text:p>
        </text:list-item>
        <text:list-item>
          <text:p text:style-name="P302">Complejidad en el mantenimiento y escalabilidad de grandes sistemas.</text:p>
        </text:list-item>
      </text:list>
      <text:p text:style-name="Standard"><text:span text:style-name="T18">1.3. Principales aportes de la POO</text:span></text:p>
      <text:list xml:id="list1944339267" text:style-name="WWNum178">
        <text:list-item>
          <text:p text:style-name="P303">Abstracción: representación precisa de conceptos del dominio.</text:p>
        </text:list-item>
        <text:list-item>
          <text:p text:style-name="P303">Encapsulamiento: ocultación de los detalles internos y protección de datos.</text:p>
        </text:list-item>
        <text:list-item>
          <text:p text:style-name="P303">Herencia: reutilización del comportamiento y extensión de clases.</text:p>
        </text:list-item>
        <text:list-item>
          <text:p text:style-name="P303">Polimorfismo: flexibilidad y desacoplamiento mediante interfaces comunes.</text:p>
        </text:list-item>
        <text:list-item>
          <text:p text:style-name="P303">Mejora de la modularidad, mantenibilidad, escalabilidad y pruebas.<text:line-break/></text:p>
        </text:list-item>
      </text:list>
      <text:p text:style-name="Standard"><text:span text:style-name="T18">2. Fundamentos Teóricos de la Programación Orientada a Objetos</text:span></text:p>
      <text:p text:style-name="Standard"><text:span text:style-name="T18">2.1. Conceptos básicos</text:span></text:p>
      <text:list xml:id="list3689836976" text:style-name="WWNum47">
        <text:list-item>
          <text:p text:style-name="P304">Clase vs Objeto: definición, instanciación, diferencias clave.<text:line-break/> Ejemplos en Java y Python.</text:p>
        </text:list-item>
        <text:list-item>
          <text:p text:style-name="P304">Atributos: variables de instancia, estáticas y constantes.</text:p>
        </text:list-item>
        <text:list-item>
          <text:p text:style-name="P304">Métodos: comportamiento, métodos de clase, de instancia y estáticos.</text:p>
        </text:list-item>
        <text:list-item>
          <text:p text:style-name="P304">Visibilidad y ámbito: modificadores public, private, protected.</text:p>
        </text:list-item>
      </text:list>
      <text:p text:style-name="Standard"><text:span text:style-name="T18">2.2. Encapsulamiento y control de acceso</text:span></text:p>
      <text:list xml:id="list4157885832" text:style-name="WWNum154">
        <text:list-item>
          <text:p text:style-name="P305">Control de visibilidad y protección de estados internos.</text:p>
        </text:list-item>
        <text:list-item>
          <text:p text:style-name="P305">Getters y setters manuales vs propiedades automáticas (Python, C#).</text:p>
        </text:list-item>
        <text:list-item>
          <text:p text:style-name="P305"><text:soft-page-break/>Ventajas del encapsulamiento: validación, seguridad, desacoplamiento.</text:p>
        </text:list-item>
      </text:list>
      <text:p text:style-name="Standard"><text:span text:style-name="T18">2.3. Relaciones entre clases</text:span></text:p>
      <text:list xml:id="list115009289" text:style-name="WWNum167">
        <text:list-item>
          <text:p text:style-name="P306">Asociación, Agregación y Composición: niveles de dependencia.</text:p>
        </text:list-item>
        <text:list-item>
          <text:p text:style-name="P306">Ejemplificación mediante diagramas UML.</text:p>
        </text:list-item>
        <text:list-item>
          <text:p text:style-name="P306">Dependencia: acoplamiento bajo con inyección de dependencias.</text:p>
        </text:list-item>
        <text:list-item>
          <text:p text:style-name="P306">Uso en patrones como el Inversión de Control (IoC) y DI Containers (Spring, Unity).<text:line-break/></text:p>
        </text:list-item>
      </text:list>
      <text:p text:style-name="Standard"><text:span text:style-name="T18">3. Pilares de la Programación Orientada a Objetos</text:span></text:p>
      <text:p text:style-name="Standard"><text:span text:style-name="T18">3.1. Abstracción e interfaces</text:span></text:p>
      <text:list xml:id="list2946416881" text:style-name="WWNum239">
        <text:list-item>
          <text:p text:style-name="P307">Diferencia entre clase abstracta e interface: cuándo usar cada una.</text:p>
        </text:list-item>
        <text:list-item>
          <text:p text:style-name="P307">Ejemplos en Java (abstract class, interface), C# (interface, abstract) y Python (ABC, @abstractmethod).</text:p>
        </text:list-item>
        <text:list-item>
          <text:p text:style-name="P307">Interfaces funcionales (Java 8 y lambdas).</text:p>
        </text:list-item>
        <text:list-item>
          <text:p text:style-name="P307">Mixins y herencia múltiple simulada (Python).</text:p>
        </text:list-item>
      </text:list>
      <text:p text:style-name="Standard"><text:span text:style-name="T18">3.2. Herencia</text:span></text:p>
      <text:list xml:id="list516054096" text:style-name="WWNum57">
        <text:list-item>
          <text:p text:style-name="P308">Tipos de herencia:</text:p>
          <text:list>
            <text:list-item>
              <text:p text:style-name="P599">Simple, multinivel, jerárquica.</text:p>
            </text:list-item>
            <text:list-item>
              <text:p text:style-name="P599">Múltiple: presente en C++, con resolución del problema del diamante mediante virtual inheritance.</text:p>
            </text:list-item>
          </text:list>
        </text:list-item>
        <text:list-item>
          <text:p text:style-name="P308">Sobrescritura de métodos (@Override en Java).</text:p>
        </text:list-item>
        <text:list-item>
          <text:p text:style-name="P308">Clases finales (Java: final, C#: sealed).</text:p>
        </text:list-item>
        <text:list-item>
          <text:p text:style-name="P308">Uso y abuso de la herencia: por qué preferir la composición en muchos casos.</text:p>
        </text:list-item>
      </text:list>
      <text:p text:style-name="Standard"><text:span text:style-name="T18">3.3. Polimorfismo</text:span></text:p>
      <text:list xml:id="list3608552626" text:style-name="WWNum413">
        <text:list-item>
          <text:p text:style-name="P309">Polimorfismo de sobrecarga: métodos con el mismo nombre y diferentes firmas.</text:p>
        </text:list-item>
        <text:list-item>
          <text:p text:style-name="P309">Polimorfismo de sobrescritura: redefinición del comportamiento en clases hijas.</text:p>
        </text:list-item>
      </text:list>
      <text:p text:style-name="Standard">Enlace dinámico y comportamiento en tiempo de ejecución.<text:line-break/>Ejemplo:<text:line-break/>Animal a = new Perro();</text:p>
      <text:p text:style-name="Standard">a.hacerSonido(); // Ejecuta el método de Perro</text:p>
      <text:list xml:id="list33157285840018" text:continue-numbering="true" text:style-name="WWNum413">
        <text:list-item>
          <text:p text:style-name="P309">Polimorfismo paramétrico: Generics en Java (List&lt;T&gt;), C# (List&lt;T&gt;).</text:p>
        </text:list-item>
      </text:list>
      <text:p text:style-name="Standard"><text:span text:style-name="T18">3.4. Principios SOLID (diseño orientado a objetos de calidad)</text:span></text:p>
      <text:list xml:id="list4141191755" text:style-name="WWNum241">
        <text:list-item>
          <text:p text:style-name="P310">S: Single Responsibility – una clase debe tener una única responsabilidad.</text:p>
        </text:list-item>
        <text:list-item>
          <text:p text:style-name="P310"><text:soft-page-break/>O: Open/Closed – abierta a extensión, cerrada a modificación.</text:p>
        </text:list-item>
        <text:list-item>
          <text:p text:style-name="P310">L: Liskov Substitution – las subclases deben poder sustituir a la clase padre.</text:p>
        </text:list-item>
        <text:list-item>
          <text:p text:style-name="P310">I: Interface Segregation – muchas interfaces específicas mejor que una general.</text:p>
        </text:list-item>
        <text:list-item>
          <text:p text:style-name="P310">D: Dependency Inversion – depender de abstracciones, no de implementaciones.</text:p>
        </text:list-item>
        <text:list-item>
          <text:p text:style-name="P310">Ejemplos prácticos en Java, C# o pseudocódigo.<text:line-break/></text:p>
        </text:list-item>
      </text:list>
      <text:p text:style-name="Standard"><text:span text:style-name="T18">4. Lenguajes de Programación Orientados a Objetos</text:span></text:p>
      <text:p text:style-name="Standard"><text:span text:style-name="T18">4.1. Comparativa de características</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27">Lenguaje</text:p>
          </table:table-cell>
          <table:table-cell table:style-name="Table4.A1" office:value-type="string">
            <text:p text:style-name="P27">POO pura</text:p>
          </table:table-cell>
          <table:table-cell table:style-name="Table4.A1" office:value-type="string">
            <text:p text:style-name="P27">Herencia múltiple</text:p>
          </table:table-cell>
          <table:table-cell table:style-name="Table4.A1" office:value-type="string">
            <text:p text:style-name="P27">Gestión de memoria</text:p>
          </table:table-cell>
          <table:table-cell table:style-name="Table4.A1" office:value-type="string">
            <text:p text:style-name="P27">Casos de uso</text:p>
          </table:table-cell>
        </table:table-row>
        <table:table-row table:style-name="Table4.1">
          <table:table-cell table:style-name="Table4.A1" office:value-type="string">
            <text:p text:style-name="P27">Java</text:p>
          </table:table-cell>
          <table:table-cell table:style-name="Table4.A1" office:value-type="string">
            <text:p text:style-name="P27">Sí</text:p>
          </table:table-cell>
          <table:table-cell table:style-name="Table4.A1" office:value-type="string">
            <text:p text:style-name="P27">No (interfaces)</text:p>
          </table:table-cell>
          <table:table-cell table:style-name="Table4.A1" office:value-type="string">
            <text:p text:style-name="P27">Automática (GC)</text:p>
          </table:table-cell>
          <table:table-cell table:style-name="Table4.A1" office:value-type="string">
            <text:p text:style-name="P27">Web, Android</text:p>
          </table:table-cell>
        </table:table-row>
        <table:table-row table:style-name="Table4.1">
          <table:table-cell table:style-name="Table4.A1" office:value-type="string">
            <text:p text:style-name="P27">C++</text:p>
          </table:table-cell>
          <table:table-cell table:style-name="Table4.A1" office:value-type="string">
            <text:p text:style-name="P27">No</text:p>
          </table:table-cell>
          <table:table-cell table:style-name="Table4.A1" office:value-type="string">
            <text:p text:style-name="P27">Sí</text:p>
          </table:table-cell>
          <table:table-cell table:style-name="Table4.A1" office:value-type="string">
            <text:p text:style-name="P27">Manual / RAII</text:p>
          </table:table-cell>
          <table:table-cell table:style-name="Table4.A1" office:value-type="string">
            <text:p text:style-name="P27">Juegos, sistemas</text:p>
          </table:table-cell>
        </table:table-row>
        <table:table-row table:style-name="Table4.1">
          <table:table-cell table:style-name="Table4.A1" office:value-type="string">
            <text:p text:style-name="P27">Python</text:p>
          </table:table-cell>
          <table:table-cell table:style-name="Table4.A1" office:value-type="string">
            <text:p text:style-name="P27">No</text:p>
          </table:table-cell>
          <table:table-cell table:style-name="Table4.A1" office:value-type="string">
            <text:p text:style-name="P27">Sí (mixins)</text:p>
          </table:table-cell>
          <table:table-cell table:style-name="Table4.A1" office:value-type="string">
            <text:p text:style-name="P27">Automática (GC)</text:p>
          </table:table-cell>
          <table:table-cell table:style-name="Table4.A1" office:value-type="string">
            <text:p text:style-name="P27">IA, scripting</text:p>
          </table:table-cell>
        </table:table-row>
        <table:table-row table:style-name="Table4.1">
          <table:table-cell table:style-name="Table4.A1" office:value-type="string">
            <text:p text:style-name="P27">C#</text:p>
          </table:table-cell>
          <table:table-cell table:style-name="Table4.A1" office:value-type="string">
            <text:p text:style-name="P27">Sí</text:p>
          </table:table-cell>
          <table:table-cell table:style-name="Table4.A1" office:value-type="string">
            <text:p text:style-name="P27">No (interfaces)</text:p>
          </table:table-cell>
          <table:table-cell table:style-name="Table4.A1" office:value-type="string">
            <text:p text:style-name="P27">Automática (GC)</text:p>
          </table:table-cell>
          <table:table-cell table:style-name="Table4.A1" office:value-type="string">
            <text:p text:style-name="P27">.NET apps, desktop</text:p>
          </table:table-cell>
        </table:table-row>
      </table:table>
      <text:p text:style-name="Standard"><text:span text:style-name="T18">4.2. Casos de estudio</text:span></text:p>
      <text:list xml:id="list146303644" text:style-name="WWNum177">
        <text:list-item>
          <text:p text:style-name="P311">Java: Spring Framework – IoC, Beans, Repositorios.</text:p>
        </text:list-item>
        <text:list-item>
          <text:p text:style-name="P311">C#: Entity Framework – ORM orientado a objetos, LINQ.</text:p>
        </text:list-item>
        <text:list-item>
          <text:p text:style-name="P311">Python: Django – modelos como clases, ORM, vistas como métodos.<text:line-break/></text:p>
        </text:list-item>
      </text:list>
      <text:p text:style-name="Standard"><text:span text:style-name="T18">5. Diseño Avanzado y Patrones Orientados a Objetos</text:span></text:p>
      <text:p text:style-name="Standard"><text:span text:style-name="T18">5.1. Patrones de diseño OO</text:span></text:p>
      <text:list xml:id="list4229582969" text:style-name="WWNum398">
        <text:list-item>
          <text:p text:style-name="P312">Creacionales:</text:p>
          <text:list>
            <text:list-item>
              <text:p text:style-name="P600">Factory Method, Abstract Factory, Singleton (problemas con hilos).<text:line-break/></text:p>
            </text:list-item>
          </text:list>
        </text:list-item>
        <text:list-item>
          <text:p text:style-name="P312">Estructurales:</text:p>
          <text:list>
            <text:list-item>
              <text:p text:style-name="P600">Adapter, Decorator, Composite.</text:p>
            </text:list-item>
            <text:list-item>
              <text:p text:style-name="P600">Ejemplo: Decorator en flujos de entrada/salida en Java.</text:p>
            </text:list-item>
          </text:list>
        </text:list-item>
        <text:list-item>
          <text:p text:style-name="P312">Comportamiento:</text:p>
          <text:list>
            <text:list-item>
              <text:p text:style-name="P600">Observer (eventos), Strategy, Command, State.</text:p>
            </text:list-item>
          </text:list>
        </text:list-item>
        <text:list-item>
          <text:p text:style-name="P312">Beneficios: reutilización, mantenibilidad, bajo acoplamiento.</text:p>
        </text:list-item>
      </text:list>
      <text:p text:style-name="Standard"><text:span text:style-name="T18">5.2. Arquitecturas basadas en POO</text:span></text:p>
      <text:list xml:id="list3477296935" text:style-name="WWNum144">
        <text:list-item>
          <text:p text:style-name="P313"><text:soft-page-break/>MVC (Modelo-Vista-Controlador): separación de responsabilidades.</text:p>
        </text:list-item>
        <text:list-item>
          <text:p text:style-name="P313">Clean Architecture / Hexagonal Architecture: dominio en el centro, independencia de frameworks.</text:p>
        </text:list-item>
        <text:list-item>
          <text:p text:style-name="P313">Aplicación en microservicios, APIs REST, frameworks modernos.<text:line-break/></text:p>
        </text:list-item>
      </text:list>
      <text:p text:style-name="Standard"><text:span text:style-name="T18">6. Aplicaciones prácticas</text:span></text:p>
      <text:p text:style-name="Standard"><text:span text:style-name="T18">6.1. Ejercicios y ejemplos resueltos</text:span></text:p>
      <text:list xml:id="list3167984504" text:style-name="WWNum217">
        <text:list-item>
          <text:p text:style-name="P314">Jerarquía de figuras geométricas (clases abstractas, métodos polimórficos).</text:p>
        </text:list-item>
        <text:list-item>
          <text:p text:style-name="P314">Sistema de biblioteca: herencia entre Libro, Revista, etc.</text:p>
        </text:list-item>
        <text:list-item>
          <text:p text:style-name="P314">Simulación de un sistema bancario con encapsulamiento y clases auxiliares.</text:p>
        </text:list-item>
      </text:list>
      <text:p text:style-name="Standard"><text:span text:style-name="T18">6.2. Errores frecuentes y buenas prácticas</text:span></text:p>
      <text:list xml:id="list1015059925" text:style-name="WWNum133">
        <text:list-item>
          <text:p text:style-name="P315">Abuso de herencia (violación del principio de responsabilidad única).</text:p>
        </text:list-item>
        <text:list-item>
          <text:p text:style-name="P315">Clases "Dios" o monolíticas: exceso de responsabilidades.</text:p>
        </text:list-item>
        <text:list-item>
          <text:p text:style-name="P315">Acoplamiento excesivo entre clases.</text:p>
        </text:list-item>
        <text:list-item>
          <text:p text:style-name="P315">Recomendaciones: preferir composición, aplicar principios SOLID, usar interfaces.<text:line-break/></text:p>
        </text:list-item>
      </text:list>
      <text:p text:style-name="Standard"><text:span text:style-name="T18">7. Tendencias actuales y conclusiones</text:span></text:p>
      <text:p text:style-name="Standard"><text:span text:style-name="T18">7.1. Evolución y tendencias de la POO</text:span></text:p>
      <text:list xml:id="list45135580" text:style-name="WWNum148">
        <text:list-item>
          <text:p text:style-name="P316">Convergencia con programación funcional (Kotlin, Scala, F#).</text:p>
        </text:list-item>
        <text:list-item>
          <text:p text:style-name="P316">Aplicación en microservicios, contenedores (Docker, Kubernetes).</text:p>
        </text:list-item>
        <text:list-item>
          <text:p text:style-name="P316">Orientación a objetos reactiva (RxJava, ReactiveX).</text:p>
        </text:list-item>
        <text:list-item>
          <text:p text:style-name="P316">Frameworks híbridos: React con TypeScript y patrones OO.</text:p>
        </text:list-item>
      </text:list>
      <text:p text:style-name="Standard"><text:span text:style-name="T18">7.2. Conclusión</text:span></text:p>
      <text:list xml:id="list2866440683" text:style-name="WWNum252">
        <text:list-item>
          <text:p text:style-name="P317">La orientación a objetos continúa siendo la base de la ingeniería de software moderna.</text:p>
        </text:list-item>
        <text:list-item>
          <text:p text:style-name="P317">Su combinación con otros paradigmas permite soluciones más robustas, mantenibles y adaptables.</text:p>
        </text:list-item>
        <text:list-item>
          <text:p text:style-name="P317">El dominio de la POO es esencial para el desarrollo de aplicaciones escalables, limpias y seguras.<text:line-break/></text:p>
        </text:list-item>
      </text:list>
      <text:p text:style-name="P639"/>
      <text:p text:style-name="P639"/>
      <text:p text:style-name="P649"><text:bookmark text:name="_kw8ovkra5asz"/>Tema 31: Lenguaje C: Características generales. Elementos del lenguaje. Estructura de un programa. Funciones de librería y usuario. Entorno de compilación. Herramientas para la elaboración y depuración de programas en lenguaje C.</text:p>
      <text:p text:style-name="P639"/>
      <text:p text:style-name="Standard"><text:span text:style-name="T18">1. Introducción y Características Generales</text:span></text:p>
      <text:p text:style-name="Standard"><text:span text:style-name="T18">1.1. Orígenes e impacto</text:span></text:p>
      <text:list xml:id="list1911342785" text:style-name="WWNum368">
        <text:list-item>
          <text:p text:style-name="P318">Creado por Dennis Ritchie en 1972 en los laboratorios Bell como evolución de B y BCPL.</text:p>
        </text:list-item>
        <text:list-item>
          <text:p text:style-name="P318">Desarrollado inicialmente para reescribir el sistema operativo UNIX.</text:p>
        </text:list-item>
        <text:list-item>
          <text:p text:style-name="P318">Base de lenguajes como C++, Java, Objective-C, Rust.</text:p>
        </text:list-item>
        <text:list-item>
          <text:p text:style-name="P318">Estandarizado por ANSI (C89) y posteriormente ISO (C99, C11, C17).</text:p>
        </text:list-item>
      </text:list>
      <text:p text:style-name="Standard"><text:span text:style-name="T18">1.2. Características fundamentales</text:span></text:p>
      <text:list xml:id="list3969044632" text:style-name="WWNum119">
        <text:list-item>
          <text:p text:style-name="P319">Lenguaje de medio nivel: combina abstracciones de alto nivel con acceso a bajo nivel (punteros, memoria, registros).</text:p>
        </text:list-item>
        <text:list-item>
          <text:p text:style-name="P319">Portabilidad: fácil adaptación entre plataformas (sistemas embebidos, UNIX/Linux, microcontroladores).</text:p>
        </text:list-item>
        <text:list-item>
          <text:p text:style-name="P319">Eficiencia y rendimiento: compilación directa a código máquina sin máquina virtual.</text:p>
        </text:list-item>
        <text:list-item>
          <text:p text:style-name="P319">Estructurado y modular, aunque no orientado a objetos nativamente.</text:p>
        </text:list-item>
        <text:list-item>
          <text:p text:style-name="P319">Sintaxis compacta y expresiva, con solo 32 palabras clave en ANSI C.</text:p>
        </text:list-item>
      </text:list>
      <text:p text:style-name="Standard"><text:span text:style-name="T18">1.3. Ventajas y limitaciones</text:span></text:p>
      <table:table table:name="Table5" table:style-name="Table5">
        <table:table-column table:style-name="Table5.A"/>
        <table:table-column table:style-name="Table5.B"/>
        <table:table-row table:style-name="Table5.1">
          <table:table-cell table:style-name="Table5.A1" office:value-type="string">
            <text:p text:style-name="P27">Ventajas</text:p>
          </table:table-cell>
          <table:table-cell table:style-name="Table5.A1" office:value-type="string">
            <text:p text:style-name="P27">Limitaciones</text:p>
          </table:table-cell>
        </table:table-row>
        <table:table-row table:style-name="Table5.1">
          <table:table-cell table:style-name="Table5.A1" office:value-type="string">
            <text:p text:style-name="P27">Control total del hardware</text:p>
          </table:table-cell>
          <table:table-cell table:style-name="Table5.A1" office:value-type="string">
            <text:p text:style-name="P27">Gestión manual de memoria</text:p>
          </table:table-cell>
        </table:table-row>
        <table:table-row table:style-name="Table5.1">
          <table:table-cell table:style-name="Table5.A1" office:value-type="string">
            <text:p text:style-name="P27">Gran comunidad y documentación</text:p>
          </table:table-cell>
          <table:table-cell table:style-name="Table5.A1" office:value-type="string">
            <text:p text:style-name="P27">No posee tipado seguro por defecto</text:p>
          </table:table-cell>
        </table:table-row>
        <table:table-row table:style-name="Table5.1">
          <table:table-cell table:style-name="Table5.A1" office:value-type="string">
            <text:p text:style-name="P27">Portabilidad y compatibilidad</text:p>
          </table:table-cell>
          <table:table-cell table:style-name="Table5.A1" office:value-type="string">
            <text:p text:style-name="P27">Sin soporte nativo para programación OOP</text:p>
          </table:table-cell>
        </table:table-row>
        <table:table-row table:style-name="Table5.1">
          <table:table-cell table:style-name="Table5.A1" office:value-type="string">
            <text:p text:style-name="P27">Base de sistemas operativos</text:p>
          </table:table-cell>
          <table:table-cell table:style-name="Table5.A1" office:value-type="string">
            <text:p text:style-name="P27">Menor abstracción para grandes proyectos</text:p>
          </table:table-cell>
        </table:table-row>
      </table:table>
      <text:p text:style-name="Standard"/>
      <text:p text:style-name="Standard"><text:span text:style-name="T18">2. Elementos del Lenguaje</text:span></text:p>
      <text:p text:style-name="Standard"><text:span text:style-name="T18">2.1. Estructura general de un programa</text:span></text:p>
      <text:p text:style-name="Standard">#include &lt;stdio.h&gt;</text:p>
      <text:p text:style-name="Standard"/>
      <text:p text:style-name="Standard">int main() {</text:p>
      <text:p text:style-name="Standard"><text:s text:c="4"/>printf("Hola, mundo\n");</text:p>
      <text:p text:style-name="Standard"><text:soft-page-break/><text:s text:c="4"/>return 0;</text:p>
      <text:p text:style-name="Standard">}</text:p>
      <text:p text:style-name="Standard"/>
      <text:p text:style-name="Standard"><text:span text:style-name="T18">Componentes clave:</text:span></text:p>
      <text:list xml:id="list1510069277" text:style-name="WWNum109">
        <text:list-item>
          <text:p text:style-name="P320">Directivas del preprocesador: #include, #define, #ifdef.</text:p>
        </text:list-item>
        <text:list-item>
          <text:p text:style-name="P320">Función principal int main() como punto de entrada.</text:p>
        </text:list-item>
        <text:list-item>
          <text:p text:style-name="P320">Sentencias terminadas en ;.</text:p>
        </text:list-item>
        <text:list-item>
          <text:p text:style-name="P320">Comentarios: // (C99), /* ... */ (todas las versiones).</text:p>
        </text:list-item>
      </text:list>
      <text:p text:style-name="Standard"><text:span text:style-name="T18">2.2. Tipos de datos y variables</text:span></text:p>
      <text:list xml:id="list799945892" text:style-name="WWNum105">
        <text:list-item>
          <text:p text:style-name="P321">Primitivos: char, int, float, double.</text:p>
        </text:list-item>
        <text:list-item>
          <text:p text:style-name="P321">Modificadores: short, long, unsigned, signed.</text:p>
        </text:list-item>
        <text:list-item>
          <text:p text:style-name="P321">Cadenas: arrays de char terminados en \0.</text:p>
        </text:list-item>
      </text:list>
      <text:p text:style-name="Standard">Ejemplo:</text:p>
      <text:p text:style-name="Standard">unsigned long int contador = 0;</text:p>
      <text:p text:style-name="Standard"/>
      <text:p text:style-name="Standard"><text:span text:style-name="T18">2.3. Operadores</text:span></text:p>
      <table:table table:name="Table6" table:style-name="Table6">
        <table:table-column table:style-name="Table6.A"/>
        <table:table-column table:style-name="Table6.B"/>
        <table:table-row table:style-name="Table6.1">
          <table:table-cell table:style-name="Table6.A1" office:value-type="string">
            <text:p text:style-name="P27">Tipo</text:p>
          </table:table-cell>
          <table:table-cell table:style-name="Table6.A1" office:value-type="string">
            <text:p text:style-name="P27">Ejemplos</text:p>
          </table:table-cell>
        </table:table-row>
        <table:table-row table:style-name="Table6.1">
          <table:table-cell table:style-name="Table6.A1" office:value-type="string">
            <text:p text:style-name="P27">Aritméticos</text:p>
          </table:table-cell>
          <table:table-cell table:style-name="Table6.A1" office:value-type="string">
            <text:p text:style-name="P27">+, -, *, /, %</text:p>
          </table:table-cell>
        </table:table-row>
        <table:table-row table:style-name="Table6.1">
          <table:table-cell table:style-name="Table6.A1" office:value-type="string">
            <text:p text:style-name="P27">Relacionales</text:p>
          </table:table-cell>
          <table:table-cell table:style-name="Table6.A1" office:value-type="string">
            <text:p text:style-name="P27">==, !=, &lt;, &gt;</text:p>
          </table:table-cell>
        </table:table-row>
        <table:table-row table:style-name="Table6.1">
          <table:table-cell table:style-name="Table6.A1" office:value-type="string">
            <text:p text:style-name="P27">Lógicos</text:p>
          </table:table-cell>
          <table:table-cell table:style-name="Table6.A1" office:value-type="string">
            <text:p text:style-name="P27">&amp;&amp;, `</text:p>
          </table:table-cell>
        </table:table-row>
        <table:table-row table:style-name="Table6.1">
          <table:table-cell table:style-name="Table6.A1" office:value-type="string">
            <text:p text:style-name="P27">Asignación</text:p>
          </table:table-cell>
          <table:table-cell table:style-name="Table6.A1" office:value-type="string">
            <text:p text:style-name="P27">=, +=, *=</text:p>
          </table:table-cell>
        </table:table-row>
        <table:table-row table:style-name="Table6.1">
          <table:table-cell table:style-name="Table6.A1" office:value-type="string">
            <text:p text:style-name="P27">Bit a bit</text:p>
          </table:table-cell>
          <table:table-cell table:style-name="Table6.A1" office:value-type="string">
            <text:p text:style-name="P27">&amp;, `</text:p>
          </table:table-cell>
        </table:table-row>
      </table:table>
      <text:p text:style-name="Standard"/>
      <text:p text:style-name="Standard"><text:span text:style-name="T18">3. Estructura Modular de un Programa C</text:span></text:p>
      <text:p text:style-name="Standard"><text:span text:style-name="T18">3.1. Separación de responsabilidades</text:span></text:p>
      <text:list xml:id="list513716819" text:style-name="WWNum330">
        <text:list-item>
          <text:p text:style-name="P322">Archivos .h: declaración de constantes, tipos, funciones.</text:p>
        </text:list-item>
        <text:list-item>
          <text:p text:style-name="P322">Archivos .c: implementación de funciones.</text:p>
        </text:list-item>
        <text:list-item>
          <text:p text:style-name="P322"><text:soft-page-break/>Uso de extern para variables globales compartidas entre módulos.</text:p>
        </text:list-item>
      </text:list>
      <text:p text:style-name="Standard"><text:span text:style-name="T18">3.2. Preprocesador</text:span></text:p>
      <text:list xml:id="list390482217" text:style-name="WWNum159">
        <text:list-item>
          <text:p text:style-name="P323">Macros (#define PI 3.14)</text:p>
        </text:list-item>
        <text:list-item>
          <text:p text:style-name="P323">Inclusión condicional:</text:p>
        </text:list-item>
      </text:list>
      <text:p text:style-name="Standard">#ifndef __MI_LIBRERIA_H__</text:p>
      <text:p text:style-name="Standard">#define __MI_LIBRERIA_H__</text:p>
      <text:p text:style-name="Standard">// contenido</text:p>
      <text:p text:style-name="Standard">#endif</text:p>
      <text:p text:style-name="P637"/>
      <text:list xml:id="list2420309957" text:style-name="WWNum89">
        <text:list-item>
          <text:p text:style-name="P324">Uso avanzado: #pragma, #error, #undef.<text:line-break/></text:p>
        </text:list-item>
      </text:list>
      <text:p text:style-name="P1"/>
      <text:p text:style-name="Standard"><text:span text:style-name="T18">4. Funciones: Librería estándar y definidas por el usuario</text:span></text:p>
      <text:p text:style-name="Standard"><text:span text:style-name="T18">4.1. Funciones estándar</text:span></text:p>
      <table:table table:name="Table7" table:style-name="Table7">
        <table:table-column table:style-name="Table7.A"/>
        <table:table-column table:style-name="Table7.B"/>
        <table:table-row table:style-name="Table7.1">
          <table:table-cell table:style-name="Table7.A1" office:value-type="string">
            <text:p text:style-name="P27">Cabecera</text:p>
          </table:table-cell>
          <table:table-cell table:style-name="Table7.A1" office:value-type="string">
            <text:p text:style-name="P27">Funciones destacadas</text:p>
          </table:table-cell>
        </table:table-row>
        <table:table-row table:style-name="Table7.1">
          <table:table-cell table:style-name="Table7.A1" office:value-type="string">
            <text:p text:style-name="P27">&lt;stdio.h&gt;</text:p>
          </table:table-cell>
          <table:table-cell table:style-name="Table7.A1" office:value-type="string">
            <text:p text:style-name="P27">printf(), scanf(), fopen()</text:p>
          </table:table-cell>
        </table:table-row>
        <table:table-row table:style-name="Table7.1">
          <table:table-cell table:style-name="Table7.A1" office:value-type="string">
            <text:p text:style-name="P27">&lt;stdlib.h&gt;</text:p>
          </table:table-cell>
          <table:table-cell table:style-name="Table7.A1" office:value-type="string">
            <text:p text:style-name="P27">malloc(), free(), atoi()</text:p>
          </table:table-cell>
        </table:table-row>
        <table:table-row table:style-name="Table7.1">
          <table:table-cell table:style-name="Table7.A1" office:value-type="string">
            <text:p text:style-name="P27">&lt;string.h&gt;</text:p>
          </table:table-cell>
          <table:table-cell table:style-name="Table7.A1" office:value-type="string">
            <text:p text:style-name="P27">strlen(), strcpy(), strcmp()</text:p>
          </table:table-cell>
        </table:table-row>
        <table:table-row table:style-name="Table7.1">
          <table:table-cell table:style-name="Table7.A1" office:value-type="string">
            <text:p text:style-name="P27">&lt;math.h&gt;</text:p>
          </table:table-cell>
          <table:table-cell table:style-name="Table7.A1" office:value-type="string">
            <text:p text:style-name="P27">sqrt(), pow(), sin()</text:p>
          </table:table-cell>
        </table:table-row>
      </table:table>
      <text:p text:style-name="Standard">Uso:</text:p>
      <text:p text:style-name="Standard">#include &lt;math.h&gt;</text:p>
      <text:p text:style-name="Standard">double r = sqrt(16.0);</text:p>
      <text:p text:style-name="Standard"/>
      <text:p text:style-name="Standard"><text:span text:style-name="T18">4.2. Funciones de usuario</text:span></text:p>
      <text:p text:style-name="Standard">int suma(int a, int b) {</text:p>
      <text:p text:style-name="Standard"><text:s text:c="4"/>return a + b;</text:p>
      <text:p text:style-name="Standard">}</text:p>
      <text:list xml:id="list3922059809" text:style-name="WWNum87">
        <text:list-item>
          <text:p text:style-name="P325">Prototipos declarados en .h.</text:p>
        </text:list-item>
        <text:list-item>
          <text:p text:style-name="P325"><text:soft-page-break/>Paso de parámetros por valor y por referencia (punteros).</text:p>
        </text:list-item>
        <text:list-item>
          <text:p text:style-name="P325">Recursividad:</text:p>
        </text:list-item>
      </text:list>
      <text:p text:style-name="Standard">int factorial(int n) {</text:p>
      <text:p text:style-name="Standard"><text:s text:c="4"/>if (n &lt;= 1) return 1;</text:p>
      <text:p text:style-name="Standard"><text:s text:c="4"/>return n * factorial(n - 1);</text:p>
      <text:p text:style-name="Standard">}</text:p>
      <text:p text:style-name="Standard"/>
      <text:p text:style-name="Standard"><text:span text:style-name="T18">5. Entorno de Compilación</text:span></text:p>
      <text:p text:style-name="Standard"><text:span text:style-name="T18">5.1. Fases del proceso</text:span></text:p>
      <text:list xml:id="list4228195927" text:style-name="WWNum98">
        <text:list-item>
          <text:p text:style-name="P326">Preprocesado → expansión de macros (archivo.i)</text:p>
        </text:list-item>
        <text:list-item>
          <text:p text:style-name="P326">Compilación → conversión a código objeto (archivo.o)</text:p>
        </text:list-item>
        <text:list-item>
          <text:p text:style-name="P326">Enlazado (linking) → unión de objetos y librerías</text:p>
        </text:list-item>
        <text:list-item>
          <text:p text:style-name="P326">Ejecución → se genera binario (.exe, .out)</text:p>
        </text:list-item>
      </text:list>
      <text:p text:style-name="Standard"><text:span text:style-name="T18">5.2. Compiladores y herramientas</text:span></text:p>
      <text:list xml:id="list2601535081" text:style-name="WWNum149">
        <text:list-item>
          <text:p text:style-name="P327">GCC (GNU Compiler Collection):</text:p>
        </text:list-item>
      </text:list>
      <text:p text:style-name="Standard">gcc -Wall -o programa archivo.c</text:p>
      <text:list xml:id="list4087313998" text:style-name="WWNum233">
        <text:list-item>
          <text:p text:style-name="P328">Clang (LLVM): compilación rápida, análisis estático.</text:p>
        </text:list-item>
        <text:list-item>
          <text:p text:style-name="P328">Make y Makefile:</text:p>
        </text:list-item>
      </text:list>
      <text:p text:style-name="Standard">programa: main.o lib.o</text:p>
      <text:p text:style-name="Standard"><text:tab/>gcc -o programa main.o lib.o</text:p>
      <text:p text:style-name="P25"/>
      <text:p text:style-name="Standard"><text:span text:style-name="T18">6. Herramientas para Elaboración y Depuración</text:span></text:p>
      <text:p text:style-name="Standard"><text:span text:style-name="T18">6.1. Depuración con GDB</text:span></text:p>
      <text:p text:style-name="Standard">gdb ./programa</text:p>
      <text:p text:style-name="Standard">(gdb) break main</text:p>
      <text:p text:style-name="Standard">(gdb) run</text:p>
      <text:p text:style-name="Standard">(gdb) next</text:p>
      <text:p text:style-name="Standard"><text:soft-page-break/>(gdb) print variable</text:p>
      <text:p text:style-name="Standard"/>
      <text:p text:style-name="Standard"><text:span text:style-name="T18">6.2. Detección de errores</text:span></text:p>
      <text:list xml:id="list3033442077" text:style-name="WWNum186">
        <text:list-item>
          <text:p text:style-name="P329">Valgrind: gestión de memoria.</text:p>
        </text:list-item>
      </text:list>
      <text:p text:style-name="Standard">valgrind ./programa</text:p>
      <text:list xml:id="list3394965116" text:style-name="WWNum281">
        <text:list-item>
          <text:p text:style-name="P330">Sanitizers (GCC/Clang):</text:p>
        </text:list-item>
      </text:list>
      <text:p text:style-name="Standard">gcc -fsanitize=address -g programa.c</text:p>
      <text:p text:style-name="Standard"/>
      <text:p text:style-name="Standard"><text:span text:style-name="T18">6.3. Optimización</text:span></text:p>
      <text:list xml:id="list3216945321" text:style-name="WWNum261">
        <text:list-item>
          <text:p text:style-name="P331">Niveles: -O0, -O1, -O2, -O3, -Os.</text:p>
        </text:list-item>
        <text:list-item>
          <text:p text:style-name="P331">Profiling con gprof:<text:line-break/></text:p>
        </text:list-item>
      </text:list>
      <text:p text:style-name="Standard">gcc -pg programa.c -o programa</text:p>
      <text:p text:style-name="Standard">./programa</text:p>
      <text:p text:style-name="Standard">gprof programa gmon.out</text:p>
      <text:p text:style-name="Standard"/>
      <text:p text:style-name="Standard"><text:span text:style-name="T18">7. Proyecto Integrado: Ejemplo Realista en Módulos</text:span></text:p>
      <text:p text:style-name="Standard"><text:span text:style-name="T18">Estructura del proyecto:</text:span></text:p>
      <text:p text:style-name="Standard">/mi_proyecto</text:p>
      <text:p text:style-name="Standard">├── main.c</text:p>
      <text:p text:style-name="Standard">├── operaciones.c</text:p>
      <text:p text:style-name="Standard">├── operaciones.h</text:p>
      <text:p text:style-name="Standard">└── Makefile</text:p>
      <text:p text:style-name="Standard"/>
      <text:p text:style-name="Standard">Contenido:</text:p>
      <text:p text:style-name="Standard">operaciones.h</text:p>
      <text:p text:style-name="Standard">int suma(int a, int b);</text:p>
      <text:p text:style-name="Standard"/>
      <text:p text:style-name="Standard"><text:soft-page-break/>operaciones.c</text:p>
      <text:p text:style-name="Standard">int suma(int a, int b) {</text:p>
      <text:p text:style-name="Standard"><text:s text:c="4"/>return a + b;</text:p>
      <text:p text:style-name="Standard">}</text:p>
      <text:p text:style-name="Standard"/>
      <text:p text:style-name="Standard">main.c</text:p>
      <text:p text:style-name="Standard">#include &lt;stdio.h&gt;</text:p>
      <text:p text:style-name="Standard">#include "operaciones.h"</text:p>
      <text:p text:style-name="Standard"/>
      <text:p text:style-name="Standard">int main() {</text:p>
      <text:p text:style-name="Standard"><text:s text:c="4"/>printf("Suma: %d\n", suma(4, 5));</text:p>
      <text:p text:style-name="Standard"><text:s text:c="4"/>return 0;</text:p>
      <text:p text:style-name="Standard">}</text:p>
      <text:p text:style-name="Standard"/>
      <text:p text:style-name="Standard">Compilación:</text:p>
      <text:p text:style-name="Standard">gcc -c operaciones.c</text:p>
      <text:p text:style-name="Standard">gcc -c main.c</text:p>
      <text:p text:style-name="Standard">gcc -o programa main.o operaciones.o</text:p>
      <text:p text:style-name="P25"/>
      <text:p text:style-name="Standard"><text:span text:style-name="T18">8. Conclusión</text:span></text:p>
      <text:list xml:id="list3318956580" text:style-name="WWNum60">
        <text:list-item>
          <text:p text:style-name="P332">Lenguaje clave en programación de sistemas, embebidos, compiladores y sistemas operativos.</text:p>
        </text:list-item>
        <text:list-item>
          <text:p text:style-name="P332">Su conocimiento es fundamental para comprender la estructura interna de programas.</text:p>
        </text:list-item>
        <text:list-item>
          <text:p text:style-name="P332">Pese a su edad, C se mantiene vigente por su eficiencia, control, portabilidad y cercanía al hardware.</text:p>
        </text:list-item>
      </text:list>
      <text:p text:style-name="P639"/>
      <text:p text:style-name="P649"><text:bookmark text:name="_axlyjuhau1so"/>Tema 32: Lenguaje C. Manipulación de estructuras de datos dinámicas y estáticas. Entrada y salida de datos. Gestión de punteros. Punteros a funciones.</text:p>
      <text:p text:style-name="Standard"><text:span text:style-name="T18">1. Introducción</text:span></text:p>
      <text:p text:style-name="Standard"><text:span text:style-name="T18">1.1. Estructuras de datos en C</text:span></text:p>
      <text:list xml:id="list3281544415" text:style-name="WWNum234">
        <text:list-item>
          <text:p text:style-name="P333">Estáticas: tamaño fijo en tiempo de compilación (arrays, struct).</text:p>
        </text:list-item>
        <text:list-item>
          <text:p text:style-name="P333">Dinámicas: tamaño variable gestionado en tiempo de ejecución (listas, árboles, pilas, colas).</text:p>
        </text:list-item>
        <text:list-item>
          <text:p text:style-name="P333">Ventaja clave: control absoluto sobre el uso y la gestión de memoria.<text:line-break/></text:p>
        </text:list-item>
      </text:list>
      <text:p text:style-name="Standard"><text:span text:style-name="T18">1.2. Objetivos del tema</text:span></text:p>
      <text:list xml:id="list4270641459" text:style-name="WWNum230">
        <text:list-item>
          <text:p text:style-name="P334">Dominar estructuras dinámicas mediante punteros.</text:p>
        </text:list-item>
        <text:list-item>
          <text:p text:style-name="P334">Usar funciones de entrada/salida con eficacia.</text:p>
        </text:list-item>
        <text:list-item>
          <text:p text:style-name="P334">Aplicar punteros a funciones para lograr código modular, flexible y reutilizable.<text:line-break/></text:p>
        </text:list-item>
      </text:list>
      <text:p text:style-name="Standard"><text:span text:style-name="T18">2. Estructuras de Datos Estáticas</text:span></text:p>
      <text:p text:style-name="Standard"><text:span text:style-name="T18">2.1. Arrays y estructuras (struct)</text:span></text:p>
      <text:p text:style-name="Standard">int numeros[10];</text:p>
      <text:p text:style-name="Standard">struct Persona {</text:p>
      <text:p text:style-name="Standard"><text:s text:c="4"/>char nombre[50];</text:p>
      <text:p text:style-name="Standard"><text:s text:c="4"/>int edad;</text:p>
      <text:p text:style-name="Standard">};</text:p>
      <text:list xml:id="list2734372168" text:style-name="WWNum58">
        <text:list-item>
          <text:p text:style-name="P335">Arrays: contenedores de tamaño fijo y homogéneo.<text:line-break/>Structs: agrupan datos heterogéneos bajo un mismo identificador.<text:line-break/></text:p>
        </text:list-item>
      </text:list>
      <text:p text:style-name="Standard"><text:span text:style-name="T18">2.2. Inicialización y acceso</text:span></text:p>
      <text:p text:style-name="Standard">struct Persona p1 = {"Lucía", 30};</text:p>
      <text:p text:style-name="Standard">printf("%s", p1.nombre);</text:p>
      <text:p text:style-name="P637"/>
      <text:list xml:id="list288259078" text:style-name="WWNum263">
        <text:list-item>
          <text:p text:style-name="P336">Acceso directo a campos con ..</text:p>
        </text:list-item>
        <text:list-item>
          <text:p text:style-name="P336">Copias de structs completas: struct Persona p2 = p1;.<text:line-break/></text:p>
        </text:list-item>
      </text:list>
      <text:p text:style-name="Standard"><text:span text:style-name="T18">3. Estructuras de Datos Dinámicas</text:span></text:p>
      <text:p text:style-name="Standard"><text:span text:style-name="T18">3.1. Gestión dinámica de memoria</text:span></text:p>
      <table:table table:name="Table8" table:style-name="Table8">
        <table:table-column table:style-name="Table8.A"/>
        <table:table-column table:style-name="Table8.B"/>
        <text:soft-page-break/>
        <table:table-row table:style-name="Table8.1">
          <table:table-cell table:style-name="Table8.A1" office:value-type="string">
            <text:p text:style-name="P27">Función</text:p>
          </table:table-cell>
          <table:table-cell table:style-name="Table8.A1" office:value-type="string">
            <text:p text:style-name="P27">Descripción</text:p>
          </table:table-cell>
        </table:table-row>
        <table:table-row table:style-name="Table8.1">
          <table:table-cell table:style-name="Table8.A1" office:value-type="string">
            <text:p text:style-name="P27">malloc()</text:p>
          </table:table-cell>
          <table:table-cell table:style-name="Table8.A1" office:value-type="string">
            <text:p text:style-name="P27">Reserva sin inicializar</text:p>
          </table:table-cell>
        </table:table-row>
        <table:table-row table:style-name="Table8.3">
          <table:table-cell table:style-name="Table8.A1" office:value-type="string">
            <text:p text:style-name="P27">calloc()</text:p>
          </table:table-cell>
          <table:table-cell table:style-name="Table8.A1" office:value-type="string">
            <text:p text:style-name="P27">Reserva e inicializa a 0</text:p>
          </table:table-cell>
        </table:table-row>
        <table:table-row table:style-name="Table8.1">
          <table:table-cell table:style-name="Table8.A1" office:value-type="string">
            <text:p text:style-name="P27">realloc()</text:p>
          </table:table-cell>
          <table:table-cell table:style-name="Table8.A1" office:value-type="string">
            <text:p text:style-name="P27">Redimensiona bloques ya reservados</text:p>
          </table:table-cell>
        </table:table-row>
        <table:table-row table:style-name="Table8.1">
          <table:table-cell table:style-name="Table8.A1" office:value-type="string">
            <text:p text:style-name="P27">free()</text:p>
          </table:table-cell>
          <table:table-cell table:style-name="Table8.A1" office:value-type="string">
            <text:p text:style-name="P27">Libera memoria y evita fugas</text:p>
          </table:table-cell>
        </table:table-row>
      </table:table>
      <text:p text:style-name="Standard">Ejemplo:</text:p>
      <text:p text:style-name="Standard">int* v = malloc(5 * sizeof(int));</text:p>
      <text:p text:style-name="Standard">if (v != NULL) { /* uso seguro */ }</text:p>
      <text:p text:style-name="Standard">free(v);</text:p>
      <text:p text:style-name="Standard"><text:span text:style-name="T18">3.2. Listas enlazadas</text:span></text:p>
      <text:p text:style-name="Standard">struct Nodo {</text:p>
      <text:p text:style-name="Standard"><text:s text:c="4"/>int dato;</text:p>
      <text:p text:style-name="Standard"><text:s text:c="4"/>struct Nodo* siguiente;</text:p>
      <text:p text:style-name="Standard">};</text:p>
      <text:list xml:id="list611495477" text:style-name="WWNum8">
        <text:list-item>
          <text:p text:style-name="P337">Gestión manual de nodos, uso intensivo de punteros.</text:p>
        </text:list-item>
        <text:list-item>
          <text:p text:style-name="P337">Inserción al inicio:</text:p>
        </text:list-item>
      </text:list>
      <text:p text:style-name="Standard">void insertar(struct Nodo** cabeza, int dato) {</text:p>
      <text:p text:style-name="Standard"><text:s text:c="4"/>struct Nodo* nuevo = malloc(sizeof(struct Nodo));</text:p>
      <text:p text:style-name="Standard"><text:s text:c="4"/>nuevo-&gt;dato = dato;</text:p>
      <text:p text:style-name="Standard"><text:s text:c="4"/>nuevo-&gt;siguiente = *cabeza;</text:p>
      <text:p text:style-name="Standard"><text:s text:c="4"/>*cabeza = nuevo;</text:p>
      <text:p text:style-name="Standard">}</text:p>
      <text:p text:style-name="Standard"><text:span text:style-name="T18">3.3. Pilas y colas</text:span></text:p>
      <text:list xml:id="list1816630340" text:style-name="WWNum225">
        <text:list-item>
          <text:p text:style-name="P338">Pila (LIFO): usar inserción y extracción en la cabeza.</text:p>
        </text:list-item>
        <text:list-item>
          <text:p text:style-name="P338">Cola (FIFO): requiere control de cabeza y cola.</text:p>
        </text:list-item>
        <text:list-item>
          <text:p text:style-name="P338">Casos de uso: procesamiento de tareas, evaluadores de expresiones, navegación por árbol.<text:line-break/></text:p>
        </text:list-item>
      </text:list>
      <text:p text:style-name="P637"><text:span text:style-name="T18">4. Entrada y Salida de Datos</text:span></text:p>
      <text:p text:style-name="Standard"><text:span text:style-name="T18">4.1. Entrada estándar</text:span></text:p>
      <table:table table:name="Table9" table:style-name="Table9">
        <table:table-column table:style-name="Table9.A"/>
        <table:table-column table:style-name="Table9.B"/>
        <text:soft-page-break/>
        <table:table-row table:style-name="Table9.1">
          <table:table-cell table:style-name="Table9.A1" office:value-type="string">
            <text:p text:style-name="P27">Función</text:p>
          </table:table-cell>
          <table:table-cell table:style-name="Table9.A1" office:value-type="string">
            <text:p text:style-name="P27">Uso</text:p>
          </table:table-cell>
        </table:table-row>
        <table:table-row table:style-name="Table9.1">
          <table:table-cell table:style-name="Table9.A1" office:value-type="string">
            <text:p text:style-name="P27">scanf()</text:p>
          </table:table-cell>
          <table:table-cell table:style-name="Table9.A1" office:value-type="string">
            <text:p text:style-name="P27">Lectura formateada (cuidado con buffer overflow)</text:p>
          </table:table-cell>
        </table:table-row>
        <table:table-row table:style-name="Table9.1">
          <table:table-cell table:style-name="Table9.A1" office:value-type="string">
            <text:p text:style-name="P27">fgets()</text:p>
          </table:table-cell>
          <table:table-cell table:style-name="Table9.A1" office:value-type="string">
            <text:p text:style-name="P27">Lectura segura de cadenas (limita tamaño)</text:p>
          </table:table-cell>
        </table:table-row>
        <table:table-row table:style-name="Table9.1">
          <table:table-cell table:style-name="Table9.A1" office:value-type="string">
            <text:p text:style-name="P27">getchar() / getch()</text:p>
          </table:table-cell>
          <table:table-cell table:style-name="Table9.A1" office:value-type="string">
            <text:p text:style-name="P27">Lectura carácter a carácter</text:p>
          </table:table-cell>
        </table:table-row>
      </table:table>
      <text:p text:style-name="Standard">Ejemplo seguro:</text:p>
      <text:p text:style-name="Standard">char nombre[50];</text:p>
      <text:p text:style-name="Standard">fgets(nombre, sizeof(nombre), stdin);</text:p>
      <text:p text:style-name="Standard"/>
      <text:p text:style-name="Standard"><text:span text:style-name="T18">4.2. Archivos</text:span></text:p>
      <text:p text:style-name="Standard">FILE* f = fopen("archivo.txt", "r");</text:p>
      <text:p text:style-name="Standard">if (f != NULL) {</text:p>
      <text:p text:style-name="Standard"><text:s text:c="4"/>char buffer[100];</text:p>
      <text:p text:style-name="Standard"><text:s text:c="4"/>while (fgets(buffer, sizeof(buffer), f)) {</text:p>
      <text:p text:style-name="Standard"><text:s text:c="8"/>puts(buffer);</text:p>
      <text:p text:style-name="Standard"><text:s text:c="4"/>}</text:p>
      <text:p text:style-name="Standard"><text:s text:c="4"/>fclose(f);</text:p>
      <text:p text:style-name="Standard">}</text:p>
      <text:list xml:id="list3296840767" text:style-name="WWNum55">
        <text:list-item>
          <text:p text:style-name="P339">Apertura: "r", "w", "a", "rb"…</text:p>
        </text:list-item>
        <text:list-item>
          <text:p text:style-name="P339">Funciones clave: fopen, fprintf, fscanf, fgets, fclose.<text:line-break/></text:p>
        </text:list-item>
      </text:list>
      <text:p text:style-name="Standard"><text:span text:style-name="T18">5. Gestión de Punteros</text:span></text:p>
      <text:p text:style-name="Standard"><text:span text:style-name="T18">5.1. Fundamentos</text:span></text:p>
      <text:list xml:id="list2252086913" text:style-name="WWNum409">
        <text:list-item>
          <text:p text:style-name="P340">Dirección: operador &amp;.</text:p>
        </text:list-item>
        <text:list-item>
          <text:p text:style-name="P340">Indirección: operador *.</text:p>
        </text:list-item>
        <text:list-item>
          <text:p text:style-name="P340">Aritmética:</text:p>
        </text:list-item>
      </text:list>
      <text:p text:style-name="Standard">int arr[3] = {10, 20, 30};</text:p>
      <text:p text:style-name="Standard">int* p = arr;</text:p>
      <text:p text:style-name="Standard">printf("%d", *(p + 1)); // Output: 20</text:p>
      <text:p text:style-name="Standard"/>
      <text:p text:style-name="Standard"><text:span text:style-name="T18">5.2. Punteros a estructuras</text:span></text:p>
      <text:p text:style-name="Standard">struct Persona* p = &amp;p1;</text:p>
      <text:p text:style-name="Standard"><text:soft-page-break/>printf("%s", p-&gt;nombre);</text:p>
      <text:p text:style-name="Standard"/>
      <text:p text:style-name="Standard"><text:span text:style-name="T18">5.3. Punteros dobles</text:span></text:p>
      <text:list xml:id="list3302576857" text:style-name="WWNum117">
        <text:list-item>
          <text:p text:style-name="P341">Manipular punteros desde funciones:</text:p>
        </text:list-item>
      </text:list>
      <text:p text:style-name="Standard">void asignar(int** p) {</text:p>
      <text:p text:style-name="Standard"><text:s text:c="4"/>*p = malloc(sizeof(int));</text:p>
      <text:p text:style-name="Standard">}</text:p>
      <text:list xml:id="list1595324978" text:style-name="WWNum13">
        <text:list-item>
          <text:p text:style-name="P342">Uso en estructuras complejas: matrices dinámicas (int** matriz), listas enlazadas dobles, árboles.<text:line-break/></text:p>
        </text:list-item>
      </text:list>
      <text:p text:style-name="Standard"><text:span text:style-name="T18">6. Punteros a Funciones</text:span></text:p>
      <text:p text:style-name="Standard"><text:span text:style-name="T18">6.1. Declaración y uso</text:span></text:p>
      <text:p text:style-name="Standard">int suma(int a, int b) { return a + b; }</text:p>
      <text:p text:style-name="Standard">int (*pf)(int, int) = suma;</text:p>
      <text:p text:style-name="Standard">printf("%d", pf(2, 3)); // 5</text:p>
      <text:p text:style-name="Standard"/>
      <text:p text:style-name="Standard"><text:span text:style-name="T18">6.2. Aplicaciones</text:span></text:p>
      <text:list xml:id="list265222875" text:style-name="WWNum73">
        <text:list-item>
          <text:p text:style-name="P343">Callbacks con qsort():<text:line-break/></text:p>
        </text:list-item>
      </text:list>
      <text:p text:style-name="Standard">int comparar(const void* a, const void* b) {</text:p>
      <text:p text:style-name="Standard"><text:s text:c="4"/>return (*(int*)a - *(int*)b);</text:p>
      <text:p text:style-name="Standard">}</text:p>
      <text:p text:style-name="Standard">int v[] = {5, 2, 8};</text:p>
      <text:p text:style-name="Standard">qsort(v, 3, sizeof(int), comparar);</text:p>
      <text:p text:style-name="Standard"/>
      <text:list xml:id="list3514539147" text:style-name="WWNum333">
        <text:list-item>
          <text:p text:style-name="P344">Diseño flexible: selección de funciones en tiempo de ejecución (ej. menú de opciones dinámico).<text:line-break/></text:p>
        </text:list-item>
      </text:list>
      <text:p text:style-name="Standard"><text:span text:style-name="T18">7. Ejemplo Integrado: Lista + Archivo</text:span></text:p>
      <text:p text:style-name="Standard">void guardar(struct Nodo* cabeza, const char* archivo) {</text:p>
      <text:p text:style-name="Standard"><text:s text:c="4"/>FILE* f = fopen(archivo, "w");</text:p>
      <text:p text:style-name="Standard"><text:s text:c="4"/>while (cabeza != NULL) {</text:p>
      <text:p text:style-name="Standard"><text:soft-page-break/><text:s text:c="8"/>fprintf(f, "%d\n", cabeza-&gt;dato);</text:p>
      <text:p text:style-name="Standard"><text:s text:c="8"/>cabeza = cabeza-&gt;siguiente;</text:p>
      <text:p text:style-name="Standard"><text:s text:c="4"/>}</text:p>
      <text:p text:style-name="Standard"><text:s text:c="4"/>fclose(f);</text:p>
      <text:p text:style-name="Standard">}</text:p>
      <text:list xml:id="list2360638457" text:style-name="WWNum293">
        <text:list-item>
          <text:p text:style-name="P345">Muestra integración real de memoria dinámica, structs, punteros y E/S.<text:line-break/></text:p>
        </text:list-item>
      </text:list>
      <text:p text:style-name="Standard"><text:span text:style-name="T18">8. Herramientas y Buenas Prácticas</text:span></text:p>
      <text:p text:style-name="Standard"><text:span text:style-name="T18">8.1. Herramientas</text:span></text:p>
      <text:list xml:id="list4044502948" text:style-name="WWNum387">
        <text:list-item>
          <text:p text:style-name="P346">Valgrind: detectar fugas y errores de acceso:</text:p>
        </text:list-item>
      </text:list>
      <text:p text:style-name="Standard">valgrind --leak-check=full ./mi_programa</text:p>
      <text:list xml:id="list451419115" text:style-name="WWNum106">
        <text:list-item>
          <text:p text:style-name="P347">GDB: depuración paso a paso, inspección de punteros:</text:p>
        </text:list-item>
      </text:list>
      <text:p text:style-name="Standard">gdb ./mi_programa</text:p>
      <text:p text:style-name="Standard">(gdb) print *puntero</text:p>
      <text:p text:style-name="Standard"/>
      <text:p text:style-name="Standard"><text:span text:style-name="T18">8.2. Buenas prácticas</text:span></text:p>
      <text:list xml:id="list1445529879" text:style-name="WWNum10">
        <text:list-item>
          <text:p text:style-name="P348">Verificar siempre el resultado de malloc().</text:p>
        </text:list-item>
        <text:list-item>
          <text:p text:style-name="P348">Liberar memoria cuando ya no se necesita (free()).</text:p>
        </text:list-item>
        <text:list-item>
          <text:p text:style-name="P348">Documentar claramente qué función reserva y cuál libera la memoria.</text:p>
        </text:list-item>
        <text:list-item>
          <text:p text:style-name="P348">Evitar “dangling pointers” (punteros colgantes).<text:line-break/></text:p>
        </text:list-item>
      </text:list>
      <text:p text:style-name="P639"/>
      <text:p text:style-name="P26"/>
      <text:p text:style-name="P26"/>
      <text:p text:style-name="P649"><text:bookmark text:name="_peksffrju9i2"/>Tema 36: La manipulación de datos. Operaciones. Lenguajes. Optimización de consultas.</text:p>
      <text:p text:style-name="Standard"><text:span text:style-name="T18">1. Introducción</text:span></text:p>
      <text:p text:style-name="Standard"><text:span text:style-name="T18">1.1. Relevancia de la manipulación de datos en los sistemas actuales</text:span></text:p>
      <text:list xml:id="list3758575409" text:style-name="WWNum122">
        <text:list-item>
          <text:p text:style-name="P349">Elemento central en el funcionamiento de los SGBD.</text:p>
        </text:list-item>
        <text:list-item>
          <text:p text:style-name="P349">Manipulación eficiente = rendimiento + escalabilidad.</text:p>
        </text:list-item>
        <text:list-item>
          <text:p text:style-name="P349">Aplicación transversal: sistemas empresariales, móviles, web, IoT y Big Data.</text:p>
        </text:list-item>
      </text:list>
      <text:p text:style-name="Standard"><text:span text:style-name="T18">1.2. Evolución histórica</text:span></text:p>
      <text:list xml:id="list3219366999" text:style-name="WWNum151">
        <text:list-item>
          <text:p text:style-name="P350">De los modelos jerárquicos y de red a bases de datos relacionales (años 70, modelo de Codd).</text:p>
        </text:list-item>
        <text:list-item>
          <text:p text:style-name="P350">Aparición de NoSQL ante necesidades de escalabilidad horizontal y flexibilidad (2000s).</text:p>
        </text:list-item>
        <text:list-item>
          <text:p text:style-name="P350">Emergen soluciones híbridas (NewSQL, multimodelo).</text:p>
        </text:list-item>
      </text:list>
      <text:p text:style-name="Standard"><text:span text:style-name="T18">1.3. Comparativa general entre paradigmas</text:span></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7">Característica</text:p>
          </table:table-cell>
          <table:table-cell table:style-name="Table10.A1" office:value-type="string">
            <text:p text:style-name="P27">SQL (Relacional)</text:p>
          </table:table-cell>
          <table:table-cell table:style-name="Table10.A1" office:value-type="string">
            <text:p text:style-name="P27">NoSQL</text:p>
          </table:table-cell>
        </table:table-row>
        <table:table-row table:style-name="Table10.1">
          <table:table-cell table:style-name="Table10.A1" office:value-type="string">
            <text:p text:style-name="P27">Modelo de datos</text:p>
          </table:table-cell>
          <table:table-cell table:style-name="Table10.A1" office:value-type="string">
            <text:p text:style-name="P27">Tabular</text:p>
          </table:table-cell>
          <table:table-cell table:style-name="Table10.A1" office:value-type="string">
            <text:p text:style-name="P27">Documentos, grafos, clave-valor, columnas</text:p>
          </table:table-cell>
        </table:table-row>
        <table:table-row table:style-name="Table10.1">
          <table:table-cell table:style-name="Table10.A1" office:value-type="string">
            <text:p text:style-name="P27">Consistencia</text:p>
          </table:table-cell>
          <table:table-cell table:style-name="Table10.A1" office:value-type="string">
            <text:p text:style-name="P27">Alta (ACID)</text:p>
          </table:table-cell>
          <table:table-cell table:style-name="Table10.A1" office:value-type="string">
            <text:p text:style-name="P27">Eventual (BASE)</text:p>
          </table:table-cell>
        </table:table-row>
        <table:table-row table:style-name="Table10.1">
          <table:table-cell table:style-name="Table10.A1" office:value-type="string">
            <text:p text:style-name="P27">Escalabilidad</text:p>
          </table:table-cell>
          <table:table-cell table:style-name="Table10.A1" office:value-type="string">
            <text:p text:style-name="P27">Vertical</text:p>
          </table:table-cell>
          <table:table-cell table:style-name="Table10.A1" office:value-type="string">
            <text:p text:style-name="P27">Horizontal</text:p>
          </table:table-cell>
        </table:table-row>
        <table:table-row table:style-name="Table10.1">
          <table:table-cell table:style-name="Table10.A1" office:value-type="string">
            <text:p text:style-name="P27">Flexibilidad del esquema</text:p>
          </table:table-cell>
          <table:table-cell table:style-name="Table10.A1" office:value-type="string">
            <text:p text:style-name="P27">Rígido</text:p>
          </table:table-cell>
          <table:table-cell table:style-name="Table10.A1" office:value-type="string">
            <text:p text:style-name="P27">Flexible/dinámico</text:p>
          </table:table-cell>
        </table:table-row>
      </table:table>
      <text:p text:style-name="Standard"/>
      <text:p text:style-name="Standard"><text:span text:style-name="T18">2. Modelos de Datos</text:span></text:p>
      <text:p text:style-name="Standard"><text:span text:style-name="T18">2.1. Modelo relacional (SQL)</text:span></text:p>
      <text:list xml:id="list11535643" text:style-name="WWNum380">
        <text:list-item>
          <text:p text:style-name="P351">Representación basada en tablas (relaciones).</text:p>
        </text:list-item>
        <text:list-item>
          <text:p text:style-name="P351">Integridad mediante claves primarias, foráneas, restricciones.</text:p>
        </text:list-item>
        <text:list-item>
          <text:p text:style-name="P351">Normalización para evitar redundancias.</text:p>
        </text:list-item>
      </text:list>
      <text:p text:style-name="Standard"><text:span text:style-name="T18">2.2. Modelos NoSQL</text:span></text:p>
      <text:list xml:id="list848995351" text:style-name="WWNum273">
        <text:list-item>
          <text:p text:style-name="P352">Documental (MongoDB): documentos JSON/BSON.</text:p>
        </text:list-item>
        <text:list-item>
          <text:p text:style-name="P352">Clave-valor (Redis, DynamoDB): almacenamiento simple y ultra rápido.</text:p>
        </text:list-item>
        <text:list-item>
          <text:p text:style-name="P352">Columnares (Cassandra, HBase): útil en grandes volúmenes y análisis masivo.</text:p>
        </text:list-item>
        <text:list-item>
          <text:p text:style-name="P352">Grafos (Neo4j): relaciones complejas como ciudadanos-redes sociales.</text:p>
        </text:list-item>
      </text:list>
      <text:p text:style-name="Standard"><text:soft-page-break/><text:span text:style-name="T18">2.3. Modelos híbridos: NewSQL y multimodelo</text:span></text:p>
      <text:list xml:id="list395325364" text:style-name="WWNum189">
        <text:list-item>
          <text:p text:style-name="P353">Bases que combinan ACID con escalabilidad NoSQL (ej. CockroachDB, ArangoDB).</text:p>
        </text:list-item>
        <text:list-item>
          <text:p text:style-name="P353">Enfoque de “polyglot persistence”: elegir el modelo según el caso de uso.<text:line-break/></text:p>
        </text:list-item>
      </text:list>
      <text:p text:style-name="Standard"><text:span text:style-name="T18">3. Lenguajes de Manipulación de Datos</text:span></text:p>
      <text:p text:style-name="Standard"><text:span text:style-name="T18">3.1. SQL: Lenguaje estándar en BBDD relacionales</text:span></text:p>
      <text:list xml:id="list3866149212" text:style-name="WWNum216">
        <text:list-item>
          <text:p text:style-name="P354">Declarativo, potente y ampliamente adoptado.</text:p>
        </text:list-item>
        <text:list-item>
          <text:p text:style-name="P354">Subdivisiones:</text:p>
          <text:list>
            <text:list-item>
              <text:p text:style-name="P601">DML: INSERT, UPDATE, DELETE, SELECT.</text:p>
            </text:list-item>
            <text:list-item>
              <text:p text:style-name="P601">DDL: CREATE, ALTER, DROP.</text:p>
            </text:list-item>
            <text:list-item>
              <text:p text:style-name="P601">DCL y TCL: control de permisos y transacciones.</text:p>
            </text:list-item>
          </text:list>
        </text:list-item>
      </text:list>
      <text:p text:style-name="Standard"><text:span text:style-name="T18">3.2. Lenguajes en NoSQL</text:span></text:p>
      <text:list xml:id="list1703281527" text:style-name="WWNum18">
        <text:list-item>
          <text:p text:style-name="P355">MongoDB Query Language (MQL): consultas sobre estructuras anidadas.</text:p>
        </text:list-item>
        <text:list-item>
          <text:p text:style-name="P355">Cassandra Query Language (CQL): inspirado en SQL, orientado a columnas.</text:p>
        </text:list-item>
        <text:list-item>
          <text:p text:style-name="P355">Cypher (Neo4j): sintaxis declarativa para grafos.</text:p>
        </text:list-item>
      </text:list>
      <text:p text:style-name="Standard"><text:span text:style-name="T18">3.3. Diferencias conceptuales clave</text:span></text:p>
      <text:list xml:id="list2474218552" text:style-name="WWNum357">
        <text:list-item>
          <text:p text:style-name="P356">NoSQL prioriza flexibilidad, rendimiento y disponibilidad.</text:p>
        </text:list-item>
        <text:list-item>
          <text:p text:style-name="P356">SQL prioriza consistencia, estructura fija, y seguridad transaccional.<text:line-break/></text:p>
        </text:list-item>
      </text:list>
      <text:p text:style-name="Standard"><text:span text:style-name="T18">4. Manipulación de Datos en SQL</text:span></text:p>
      <text:p text:style-name="Standard"><text:span text:style-name="T18">4.1. Operaciones básicas</text:span></text:p>
      <text:list xml:id="list3241012091" text:style-name="WWNum367">
        <text:list-item>
          <text:p text:style-name="P357">INSERT INTO tabla (...) VALUES (...)</text:p>
        </text:list-item>
        <text:list-item>
          <text:p text:style-name="P357">UPDATE tabla SET campo = valor WHERE condición</text:p>
        </text:list-item>
        <text:list-item>
          <text:p text:style-name="P357">DELETE FROM tabla WHERE condición</text:p>
        </text:list-item>
      </text:list>
      <text:p text:style-name="Standard"><text:span text:style-name="T18">4.2. Consultas avanzadas</text:span></text:p>
      <text:p text:style-name="Standard"><text:span text:style-name="T18">4.2.1. Funciones de agregación</text:span></text:p>
      <text:list xml:id="list2598221802" text:style-name="WWNum115">
        <text:list-item>
          <text:p text:style-name="P358">COUNT, SUM, AVG, MIN, MAX</text:p>
        </text:list-item>
        <text:list-item>
          <text:p text:style-name="P358">Agrupación con GROUP BY y filtrado con HAVING.</text:p>
        </text:list-item>
      </text:list>
      <text:p text:style-name="Standard"><text:span text:style-name="T18">4.2.2. Subconsultas</text:span></text:p>
      <text:list xml:id="list2965896134" text:style-name="WWNum369">
        <text:list-item>
          <text:p text:style-name="P359"><text:soft-page-break/>En cláusulas WHERE, SELECT, FROM.</text:p>
        </text:list-item>
        <text:list-item>
          <text:p text:style-name="P359">Subconsultas correlacionadas vs independientes.</text:p>
        </text:list-item>
      </text:list>
      <text:p text:style-name="Standard"><text:span text:style-name="T18">4.2.3. Operadores de conjuntos</text:span></text:p>
      <text:list xml:id="list1847769701" text:style-name="WWNum187">
        <text:list-item>
          <text:p text:style-name="P360">UNION, INTERSECT, EXCEPT</text:p>
        </text:list-item>
        <text:list-item>
          <text:p text:style-name="P360">Combinación de resultados de varias consultas.</text:p>
        </text:list-item>
      </text:list>
      <text:p text:style-name="Standard"><text:span text:style-name="T18">4.2.4. Joins</text:span></text:p>
      <text:list xml:id="list3698036413" text:style-name="WWNum337">
        <text:list-item>
          <text:p text:style-name="P361">INNER JOIN, LEFT JOIN, RIGHT JOIN, FULL JOIN</text:p>
        </text:list-item>
        <text:list-item>
          <text:p text:style-name="P361">Comparación de rendimiento entre tipos de join y uso de índices.</text:p>
        </text:list-item>
      </text:list>
      <text:p text:style-name="Standard"><text:span text:style-name="T18">4.3. Transacciones y control de concurrencia</text:span></text:p>
      <text:list xml:id="list119776012" text:style-name="WWNum402">
        <text:list-item>
          <text:p text:style-name="P362">Propiedades ACID.</text:p>
        </text:list-item>
        <text:list-item>
          <text:p text:style-name="P362">Uso de BEGIN, COMMIT, ROLLBACK.</text:p>
        </text:list-item>
        <text:list-item>
          <text:p text:style-name="P362">Aislamiento: niveles (READ COMMITTED, SERIALIZABLE, etc.).</text:p>
        </text:list-item>
        <text:list-item>
          <text:p text:style-name="P362">Mecanismos: bloqueo optimista/pesimista, control multiversión (MVCC).<text:line-break/></text:p>
        </text:list-item>
      </text:list>
      <text:p text:style-name="Standard"><text:span text:style-name="T18">5. Manipulación de Datos en NoSQL</text:span></text:p>
      <text:p text:style-name="Standard"><text:span text:style-name="T18">5.1. Caso de estudio: MongoDB</text:span></text:p>
      <text:p text:style-name="Standard"><text:span text:style-name="T18">5.1.1. Inserción:</text:span></text:p>
      <text:p text:style-name="Standard">db.usuarios.insertOne({ nombre: "Ana", edad: 30 });</text:p>
      <text:p text:style-name="P637"><text:span text:style-name="T18">5.1.2. Actualización:</text:span></text:p>
      <text:p text:style-name="Standard">db.usuarios.updateOne({ nombre: "Ana" }, { $set: { edad: 31 } });</text:p>
      <text:p text:style-name="Standard"><text:span text:style-name="T18">5.1.3. Eliminación:</text:span></text:p>
      <text:p text:style-name="Standard">db.usuarios.deleteOne({ nombre: "Ana" });</text:p>
      <text:p text:style-name="Standard"><text:span text:style-name="T18">5.1.4. Agregación:</text:span></text:p>
      <text:list xml:id="list2699677664" text:style-name="WWNum212">
        <text:list-item>
          <text:p text:style-name="P363">aggregate(): $match, $group, $project, $lookup.</text:p>
        </text:list-item>
        <text:list-item>
          <text:p text:style-name="P363">Consultas equivalentes a joins relacionales.</text:p>
        </text:list-item>
      </text:list>
      <text:p text:style-name="Standard"><text:span text:style-name="T18">5.1.5. Comparativa SQL vs MongoDB</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27">SQL</text:p>
          </table:table-cell>
          <table:table-cell table:style-name="Table11.A1" office:value-type="string">
            <text:p text:style-name="P27">MongoDB</text:p>
          </table:table-cell>
        </table:table-row>
        <table:table-row table:style-name="Table11.2">
          <table:table-cell table:style-name="Table11.A1" office:value-type="string">
            <text:p text:style-name="P27">SELECT * FROM users</text:p>
          </table:table-cell>
          <table:table-cell table:style-name="Table11.A1" office:value-type="string">
            <text:p text:style-name="P27">db.users.find()</text:p>
          </table:table-cell>
        </table:table-row>
        <table:table-row table:style-name="Table11.2">
          <table:table-cell table:style-name="Table11.A1" office:value-type="string">
            <text:p text:style-name="P27">INSERT INTO ...</text:p>
          </table:table-cell>
          <table:table-cell table:style-name="Table11.A1" office:value-type="string">
            <text:p text:style-name="P27">insertOne()</text:p>
          </table:table-cell>
        </table:table-row>
        <table:table-row table:style-name="Table11.2">
          <table:table-cell table:style-name="Table11.A1" office:value-type="string">
            <text:p text:style-name="P27">UPDATE ...</text:p>
          </table:table-cell>
          <table:table-cell table:style-name="Table11.A1" office:value-type="string">
            <text:p text:style-name="P27">updateOne()</text:p>
          </table:table-cell>
        </table:table-row>
      </table:table>
      <text:p text:style-name="Standard"><text:span text:style-name="T18">5.2. Caso de estudio: Cassandra (CQL)</text:span></text:p>
      <text:p text:style-name="Standard"><text:span text:style-name="T18">5.2.1. Inserción y actualización:</text:span></text:p>
      <text:p text:style-name="Standard">INSERT INTO clientes (id, nombre) VALUES (1, 'Juan');</text:p>
      <text:p text:style-name="Standard">UPDATE clientes SET nombre = 'Carlos' WHERE id = 1;</text:p>
      <text:p text:style-name="Standard"><text:span text:style-name="T18">5.2.2. Consulta:</text:span></text:p>
      <text:list xml:id="list3666570018" text:style-name="WWNum135">
        <text:list-item>
          <text:p text:style-name="P364">Uso de WHERE en claves de partición.</text:p>
        </text:list-item>
        <text:list-item>
          <text:p text:style-name="P364">Limitaciones en joins y subconsultas.</text:p>
        </text:list-item>
        <text:list-item>
          <text:p text:style-name="P364">Operaciones eficientes si el esquema está bien diseñado.</text:p>
        </text:list-item>
      </text:list>
      <text:p text:style-name="Standard"/>
      <text:p text:style-name="Standard"><text:span text:style-name="T18">6. Optimización de Consultas</text:span></text:p>
      <text:p text:style-name="Standard"><text:span text:style-name="T18">6.1. En entornos relacionales (SQL)</text:span></text:p>
      <text:p text:style-name="Standard"><text:span text:style-name="T18">6.1.1. Índices</text:span></text:p>
      <text:list xml:id="list2772317373" text:style-name="WWNum379">
        <text:list-item>
          <text:p text:style-name="P365">Tipos: B-Tree, Hash, Full-Text.</text:p>
        </text:list-item>
        <text:list-item>
          <text:p text:style-name="P365">Impacto positivo en WHERE, JOIN, ORDER BY.</text:p>
        </text:list-item>
      </text:list>
      <text:p text:style-name="Standard"><text:span text:style-name="T18">6.1.2. Planificación de ejecución</text:span></text:p>
      <text:list xml:id="list3468840802" text:style-name="WWNum295">
        <text:list-item>
          <text:p text:style-name="P366">EXPLAIN, ANALYZE (PostgreSQL, MySQL)</text:p>
        </text:list-item>
        <text:list-item>
          <text:p text:style-name="P366">Identificación de cuellos de botella.</text:p>
        </text:list-item>
      </text:list>
      <text:p text:style-name="Standard"><text:span text:style-name="T18">6.1.3. Reescritura de consultas</text:span></text:p>
      <text:list xml:id="list3645872731" text:style-name="WWNum116">
        <text:list-item>
          <text:p text:style-name="P367">Simplificar subconsultas.</text:p>
        </text:list-item>
        <text:list-item>
          <text:p text:style-name="P367">Eliminar operaciones costosas.</text:p>
        </text:list-item>
        <text:list-item>
          <text:p text:style-name="P367">Uso de vistas materializadas.</text:p>
        </text:list-item>
      </text:list>
      <text:p text:style-name="Standard"><text:span text:style-name="T18">6.2. En bases NoSQL</text:span></text:p>
      <text:p text:style-name="Standard"><text:span text:style-name="T18">6.2.1. Diseño del modelo según consulta</text:span></text:p>
      <text:list xml:id="list1828165842" text:style-name="WWNum4">
        <text:list-item>
          <text:p text:style-name="P368">“Query-first design”: diseñar el esquema en base a las consultas.</text:p>
        </text:list-item>
        <text:list-item>
          <text:p text:style-name="P368">Denormalización como técnica habitual.</text:p>
        </text:list-item>
      </text:list>
      <text:p text:style-name="Standard"><text:span text:style-name="T18">6.2.2. Índices en MongoDB y Cassandra</text:span></text:p>
      <text:list xml:id="list1612075186" text:style-name="WWNum218">
        <text:list-item>
          <text:p text:style-name="P369"><text:soft-page-break/>Índices compuestos, geoespaciales, TTL (time to live).</text:p>
        </text:list-item>
        <text:list-item>
          <text:p text:style-name="P369">Cuidado con el crecimiento excesivo de índices.</text:p>
        </text:list-item>
      </text:list>
      <text:p text:style-name="Standard"><text:span text:style-name="T18">6.2.3. Técnicas de partición y replicación</text:span></text:p>
      <text:list xml:id="list2668050393" text:style-name="WWNum90">
        <text:list-item>
          <text:p text:style-name="P370">Sharding: fragmentación horizontal.</text:p>
        </text:list-item>
        <text:list-item>
          <text:p text:style-name="P370">Replicación: alta disponibilidad y tolerancia a fallos.</text:p>
        </text:list-item>
      </text:list>
      <text:p text:style-name="Standard"><text:span text:style-name="T18">6.3. Herramientas y análisis de rendimiento</text:span></text:p>
      <text:list xml:id="list2087953506" text:style-name="WWNum200">
        <text:list-item>
          <text:p text:style-name="P371">PostgreSQL: EXPLAIN ANALYZE, pg_stat_statements.</text:p>
        </text:list-item>
        <text:list-item>
          <text:p text:style-name="P371">MongoDB: explain(), Atlas Performance Advisor.</text:p>
        </text:list-item>
        <text:list-item>
          <text:p text:style-name="P371">Cassandra: nodetool, tracing.<text:line-break/></text:p>
        </text:list-item>
      </text:list>
      <text:p text:style-name="Standard"><text:span text:style-name="T18">7. Configuración Avanzada y Ajustes</text:span></text:p>
      <text:p text:style-name="Standard"><text:span text:style-name="T18">7.1. Parámetros ajustables en el SGBD</text:span></text:p>
      <text:list xml:id="list2032912876" text:style-name="WWNum354">
        <text:list-item>
          <text:p text:style-name="P372">Buffers, cachés, tamaño de transacciones.</text:p>
        </text:list-item>
        <text:list-item>
          <text:p text:style-name="P372">Configuración del planificador de consultas.</text:p>
        </text:list-item>
      </text:list>
      <text:p text:style-name="Standard"><text:span text:style-name="T18">7.2. Escalado y alta disponibilidad</text:span></text:p>
      <text:list xml:id="list1628197189" text:style-name="WWNum72">
        <text:list-item>
          <text:p text:style-name="P373">SQL: Clustering, replicación master-slave o multi-master.</text:p>
        </text:list-item>
        <text:list-item>
          <text:p text:style-name="P373">NoSQL: Sharding, réplica de nodos, tolerancia a particiones.</text:p>
        </text:list-item>
      </text:list>
      <text:p text:style-name="Standard"><text:span text:style-name="T18">7.3. Optimización en entornos cloud</text:span></text:p>
      <text:list xml:id="list618210072" text:style-name="WWNum142">
        <text:list-item>
          <text:p text:style-name="P374">Autoescalado y provisión dinámica (ej. MongoDB Atlas, AWS RDS).</text:p>
        </text:list-item>
        <text:list-item>
          <text:p text:style-name="P374">Coste y rendimiento: uso racional de recursos.</text:p>
        </text:list-item>
      </text:list>
      <text:p text:style-name="Standard"/>
      <text:p text:style-name="Standard"><text:span text:style-name="T18">8. Tendencias y Futuro</text:span></text:p>
      <text:p text:style-name="Standard"><text:span text:style-name="T18">8.1. Inteligencia Artificial en bases de datos</text:span></text:p>
      <text:list xml:id="list4281120462" text:style-name="WWNum229">
        <text:list-item>
          <text:p text:style-name="P375">Motores de optimización automática de consultas con ML.</text:p>
        </text:list-item>
        <text:list-item>
          <text:p text:style-name="P375">Ejemplo: Self-driving databases (Oracle Autonomous DB).</text:p>
        </text:list-item>
      </text:list>
      <text:p text:style-name="Standard"><text:span text:style-name="T18">8.2. Bases de datos multimodelo</text:span></text:p>
      <text:list xml:id="list4222359960" text:style-name="WWNum304">
        <text:list-item>
          <text:p text:style-name="P376">Integración de distintos modelos (documentos, grafos, relacional) en un solo motor (ej: ArangoDB, OrientDB).</text:p>
        </text:list-item>
      </text:list>
      <text:p text:style-name="Standard"><text:span text:style-name="T18">8.3. Integración con ecosistemas Big Data</text:span></text:p>
      <text:list xml:id="list1955782200" text:style-name="WWNum289">
        <text:list-item>
          <text:p text:style-name="P377"><text:soft-page-break/>Interacción con Spark, Hadoop, Kafka.</text:p>
        </text:list-item>
        <text:list-item>
          <text:p text:style-name="P377">Bases distribuidas como ClickHouse o Apache Drill.<text:line-break/></text:p>
        </text:list-item>
      </text:list>
      <text:p text:style-name="Standard"><text:span text:style-name="T18">9. Conclusiones</text:span></text:p>
      <text:p text:style-name="Standard"><text:span text:style-name="T18">9.1. Recapitulación</text:span></text:p>
      <text:list xml:id="list2154533535" text:style-name="WWNum308">
        <text:list-item>
          <text:p text:style-name="P378">La manipulación eficiente de datos es crítica para el rendimiento global.</text:p>
        </text:list-item>
        <text:list-item>
          <text:p text:style-name="P378">SQL y NoSQL ofrecen soluciones complementarias.</text:p>
        </text:list-item>
        <text:list-item>
          <text:p text:style-name="P378">La elección depende de los requisitos funcionales y no funcionales.</text:p>
        </text:list-item>
      </text:list>
      <text:p text:style-name="Standard"><text:span text:style-name="T18">9.2. Recomendaciones</text:span></text:p>
      <text:list xml:id="list3946558740" text:style-name="WWNum11">
        <text:list-item>
          <text:p text:style-name="P379">Analizar el patrón de acceso a datos antes de elegir SGBD.</text:p>
        </text:list-item>
        <text:list-item>
          <text:p text:style-name="P379">Medir, optimizar y volver a medir.</text:p>
        </text:list-item>
        <text:list-item>
          <text:p text:style-name="P379">Priorizar el mantenimiento y la escalabilidad futura.</text:p>
        </text:list-item>
      </text:list>
      <text:p text:style-name="P26"/>
      <text:p text:style-name="P31"/>
      <text:p text:style-name="Heading_20_1"><text:bookmark text:name="_foqaq6pb9km0"/>Tema 39: Lenguajes para la definición y manipulación de datos en sistemas de Bases de Datos Relacionales. Tipos. Características. Lenguaje SQL</text:p>
      <text:p text:style-name="Standard"><text:span text:style-name="T18">1. Introducción</text:span></text:p>
      <text:p text:style-name="Standard">El lenguaje SQL (Structured Query Language) es la piedra angular en la gestión de bases de datos relacionales. Su relevancia se mantiene en entornos modernos como el Big Data, la computación en la nube o la inteligencia artificial, gracias a su capacidad de integrarse con lenguajes como Python, R o JavaScript.<text:line-break/> Nuevas tecnologías han impulsado variantes y extensiones del SQL, así como procesos de transpilación a otros lenguajes (NoSQL, GraphQL) para adaptarse a distintos modelos de datos.</text:p>
      <text:p text:style-name="Standard"/>
      <text:p text:style-name="Standard"><text:span text:style-name="T18">2. DDL – Lenguaje de definición de datos</text:span></text:p>
      <text:p text:style-name="Standard">Tipos de datos modernos</text:p>
      <text:list xml:id="list2112440880" text:style-name="WWNum201">
        <text:list-item>
          <text:p text:style-name="P380">JSON, XML: Permiten almacenar estructuras complejas y jerárquicas.</text:p>
        </text:list-item>
        <text:list-item>
          <text:p text:style-name="P380">GIS: Soporte geoespacial para mapas, coordenadas y rutas.</text:p>
        </text:list-item>
        <text:list-item>
          <text:p text:style-name="P380">Tipos personalizados: Definidos por el usuario, útiles para ML y estadísticas.</text:p>
        </text:list-item>
      </text:list>
      <text:p text:style-name="Standard"><text:span text:style-name="T18">Tablas avanzadas</text:span></text:p>
      <text:list xml:id="list2656607703" text:style-name="WWNum107">
        <text:list-item>
          <text:p text:style-name="P381">Distribuidas y particionadas: Dividen datos entre servidores, favoreciendo la escalabilidad.</text:p>
        </text:list-item>
        <text:list-item>
          <text:p text:style-name="P381">Temporales: Uso limitado en el tiempo; útiles en procesamiento en tiempo real.</text:p>
        </text:list-item>
        <text:list-item>
          <text:p text:style-name="P381">En memoria: Almacenamiento en RAM para mayor velocidad.</text:p>
        </text:list-item>
      </text:list>
      <text:p text:style-name="Standard"><text:span text:style-name="T18">Vistas avanzadas</text:span></text:p>
      <text:list xml:id="list2129410312" text:style-name="WWNum406">
        <text:list-item>
          <text:p text:style-name="P382">Materializadas: Precalculan resultados para mejorar el rendimiento.</text:p>
        </text:list-item>
        <text:list-item>
          <text:p text:style-name="P382">En tiempo real: Reflejan cambios instantáneamente.</text:p>
        </text:list-item>
        <text:list-item>
          <text:p text:style-name="P382">Seguras: Limitan el acceso según roles y permisos.</text:p>
        </text:list-item>
      </text:list>
      <text:p text:style-name="Standard"><text:span text:style-name="T18">Restricciones modernas</text:span></text:p>
      <text:list xml:id="list1747139543" text:style-name="WWNum50">
        <text:list-item>
          <text:p text:style-name="P383">Triggers avanzados: Reaccionan automáticamente a cambios de datos.</text:p>
        </text:list-item>
        <text:list-item>
          <text:p text:style-name="P383">Consistencia eventual vs. fuerte: Equilibrio entre velocidad y precisión en entornos distribuidos.</text:p>
        </text:list-item>
        <text:list-item>
          <text:p text:style-name="P383">Cumplimiento normativo: Implementación de estándares como GDPR o HIPAA.<text:line-break/></text:p>
        </text:list-item>
      </text:list>
      <text:p text:style-name="Standard"><text:span text:style-name="T18">3. DML – Lenguaje de manipulación de datos</text:span></text:p>
      <text:p text:style-name="Standard"><text:span text:style-name="T18">Manipulación avanzada</text:span></text:p>
      <text:list xml:id="list1779145261" text:style-name="WWNum71">
        <text:list-item>
          <text:p text:style-name="P384">Datos semi-estructurados: Uso de JSON y XML directamente desde SQL.</text:p>
        </text:list-item>
        <text:list-item>
          <text:p text:style-name="P384">Consultas de streaming: Datos en flujo continuo (redes sociales, IoT).</text:p>
        </text:list-item>
        <text:list-item>
          <text:p text:style-name="P384">Funciones analíticas (window functions): Permiten cálculos como promedios móviles sin agrupar.</text:p>
        </text:list-item>
      </text:list>
      <text:p text:style-name="Standard"><text:soft-page-break/><text:span text:style-name="T18">Optimización de consultas</text:span></text:p>
      <text:list xml:id="list962959809" text:style-name="WWNum77">
        <text:list-item>
          <text:p text:style-name="P385">Índices avanzados: Full-text, espaciales o sobre datos jerárquicos.</text:p>
        </text:list-item>
        <text:list-item>
          <text:p text:style-name="P385">Particionamiento y sharding: Distribuyen datos para aumentar rendimiento.</text:p>
        </text:list-item>
        <text:list-item>
          <text:p text:style-name="P385">Caching y precomputación: Aceleran consultas frecuentes</text:p>
        </text:list-item>
      </text:list>
      <text:p text:style-name="Standard"><text:span text:style-name="T18">Integración con análisis de datos</text:span></text:p>
      <text:list xml:id="list3887993328" text:style-name="WWNum231">
        <text:list-item>
          <text:p text:style-name="P386">Plataformas como Apache Spark, Snowflake o BigQuery permiten usar SQL sobre grandes volúmenes.</text:p>
        </text:list-item>
        <text:list-item>
          <text:p text:style-name="P386">Compatibilidad con TensorFlow, PyTorch: Aplicaciones de SQL para modelos predictivos y aprendizaje automático.<text:line-break/></text:p>
        </text:list-item>
      </text:list>
      <text:p text:style-name="Standard"><text:span text:style-name="T18">4. DCL – Lenguaje de control de datos</text:span></text:p>
      <text:p text:style-name="Standard"><text:span text:style-name="T18">Seguridad granular</text:span></text:p>
      <text:list xml:id="list3826805206" text:style-name="WWNum404">
        <text:list-item>
          <text:p text:style-name="P387">Row-level y column-level security: Acceso restringido por filas o columnas.</text:p>
        </text:list-item>
        <text:list-item>
          <text:p text:style-name="P387">Auditoría y monitoreo: Seguimiento de accesos y modificaciones en tiempo real.</text:p>
        </text:list-item>
        <text:list-item>
          <text:p text:style-name="P387">Encriptación y anonimización: Protegen datos sensibles en cumplimiento de normativas.<text:line-break/></text:p>
        </text:list-item>
      </text:list>
      <text:p text:style-name="Standard"><text:span text:style-name="T18">5. SQL EMBEBIDO – Aplicaciones complejas</text:span></text:p>
      <text:p text:style-name="Standard"><text:span text:style-name="T18">Integración distribuida</text:span></text:p>
      <text:list xml:id="list741420425" text:style-name="WWNum74">
        <text:list-item>
          <text:p text:style-name="P388">Cursores optimizados: Manejo eficiente de grandes volúmenes.</text:p>
        </text:list-item>
        <text:list-item>
          <text:p text:style-name="P388">Transacciones ACID vs. BASE:</text:p>
          <text:list>
            <text:list-item>
              <text:p text:style-name="P602">ACID: Alta fiabilidad (banca, sanidad).</text:p>
            </text:list-item>
            <text:list-item>
              <text:p text:style-name="P602">BASE: Mayor escalabilidad (redes sociales, apps globales).</text:p>
            </text:list-item>
          </text:list>
        </text:list-item>
      </text:list>
      <text:p text:style-name="Standard"><text:span text:style-name="T18">Aplicaciones modernas</text:span></text:p>
      <text:list xml:id="list496181306" text:style-name="WWNum274">
        <text:list-item>
          <text:p text:style-name="P389">Blockchain: SQL sobre estructuras inmutables.</text:p>
        </text:list-item>
        <text:list-item>
          <text:p text:style-name="P389">GraphQL y REST APIs: Traducen peticiones SQL a interfaces modernas.</text:p>
        </text:list-item>
        <text:list-item>
          <text:p text:style-name="P389">Serverless: SQL ejecutado en funciones como AWS Lambda sin gestionar servidores.</text:p>
        </text:list-item>
      </text:list>
      <text:p text:style-name="Standard"><text:span text:style-name="T18">6. Alternativas a SQL</text:span></text:p>
      <text:p text:style-name="Standard"><text:span text:style-name="T18">NoSQL y NewSQL</text:span></text:p>
      <text:list xml:id="list4077889480" text:style-name="WWNum382">
        <text:list-item>
          <text:p text:style-name="P390">MongoDB, Cassandra: Modelo documental o clave-valor.<text:line-break/>NewSQL: Mantiene sintaxis SQL con mejoras de escalabilidad (ej. CockroachDB).</text:p>
        </text:list-item>
      </text:list>
      <text:p text:style-name="Standard"><text:span text:style-name="T18">GraphQL</text:span></text:p>
      <text:list xml:id="list2555240438" text:style-name="WWNum345">
        <text:list-item>
          <text:p text:style-name="P391">Lenguaje de consultas flexible que solicita solo los datos necesarios.</text:p>
        </text:list-item>
        <text:list-item>
          <text:p text:style-name="P391"><text:soft-page-break/>Compatible con SQL mediante transpilación y wrappers.<text:line-break/></text:p>
        </text:list-item>
      </text:list>
      <text:p text:style-name="Standard"><text:span text:style-name="T18">Lenguajes específicos de dominio (DSL)</text:span></text:p>
      <text:list xml:id="list3426152232" text:style-name="WWNum94">
        <text:list-item>
          <text:p text:style-name="P392">Pandas, R: Análisis estadístico avanzado.</text:p>
        </text:list-item>
        <text:list-item>
          <text:p text:style-name="P392">Flink, Kafka Streams: Procesamiento en tiempo real.</text:p>
        </text:list-item>
      </text:list>
      <text:p text:style-name="Standard"/>
      <text:p text:style-name="Standard"><text:span text:style-name="T18">7. Optimización y transpilación</text:span></text:p>
      <text:p text:style-name="Standard"><text:span text:style-name="T18">Optimización automática</text:span></text:p>
      <text:list xml:id="list779924230" text:style-name="WWNum193">
        <text:list-item>
          <text:p text:style-name="P393">Bases de datos que aprenden patrones de uso y ajustan sus índices y planes de ejecución con IA.</text:p>
        </text:list-item>
      </text:list>
      <text:p text:style-name="Standard"><text:span text:style-name="T18">Transpilación entre modelos</text:span></text:p>
      <text:list xml:id="list4202797305" text:style-name="WWNum314">
        <text:list-item>
          <text:p text:style-name="P394">Conversión de SQL a GraphQL o a sentencias compatibles con NoSQL.</text:p>
        </text:list-item>
        <text:list-item>
          <text:p text:style-name="P394">Herramientas que permiten portabilidad entre plataformas heterogéneas.<text:line-break/></text:p>
        </text:list-item>
      </text:list>
      <text:p text:style-name="Standard"><text:span text:style-name="T18">8. Aplicaciones actuales</text:span></text:p>
      <text:p text:style-name="Standard"><text:span text:style-name="T18">Business Intelligence</text:span></text:p>
      <text:list xml:id="list1218765281" text:style-name="WWNum288">
        <text:list-item>
          <text:p text:style-name="P395">Integración con herramientas como Power BI, Tableau, Qlik.</text:p>
        </text:list-item>
        <text:list-item>
          <text:p text:style-name="P395">Bases en la nube permiten consultas en tiempo real y dashboards dinámicos.<text:line-break/></text:p>
        </text:list-item>
      </text:list>
      <text:p text:style-name="Standard"><text:span text:style-name="T18">Learning Analytics</text:span></text:p>
      <text:list xml:id="list4231013111" text:style-name="WWNum86">
        <text:list-item>
          <text:p text:style-name="P396">SQL para evaluar progreso académico, detectar patrones y aplicar modelos predictivos.</text:p>
        </text:list-item>
        <text:list-item>
          <text:p text:style-name="P396">Uso en plataformas como Moodle o Canvas para adaptar contenidos al alumnado.<text:line-break/></text:p>
        </text:list-item>
      </text:list>
      <text:p text:style-name="Standard"><text:span text:style-name="T18">9. Perspectivas futuras</text:span></text:p>
      <text:list xml:id="list1899111906" text:style-name="WWNum302">
        <text:list-item>
          <text:p text:style-name="P397">SQL + IA: Uso en sistemas de recomendación y aprendizaje personalizado.</text:p>
        </text:list-item>
        <text:list-item>
          <text:p text:style-name="P397">Bases de datos autónomas: Se autogestionan, optimizan y aseguran sin intervención humana.</text:p>
        </text:list-item>
        <text:list-item>
          <text:p text:style-name="P397">Bases multimodelo: Unifican documentos, grafos, columnas y tablas relacionales.</text:p>
        </text:list-item>
        <text:list-item>
          <text:p text:style-name="P397">Lenguajes híbridos: Combinan paradigmas relacional, documental y gráfico en una sola sintaxis.<text:line-break/></text:p>
        </text:list-item>
      </text:list>
      <text:p text:style-name="P6"/>
      <text:p text:style-name="P6"/>
      <text:p text:style-name="P638"/>
      <text:p text:style-name="P6"/>
      <text:p text:style-name="P649"><text:bookmark text:name="_e6y2lh3hwr7p"/>Tema 44. Técnicas y Procedimientos para la Seguridad de los Datos</text:p>
      <text:p text:style-name="Standard"><text:span text:style-name="T18">1. Introducción</text:span></text:p>
      <text:p text:style-name="Standard"><text:s/>Concepto de riesgo, impacto y vulnerabilidad.</text:p>
      <text:p text:style-name="Standard"/>
      <text:p text:style-name="Standard">La seguridad de los datos es un pilar fundamental para proteger la información frente a accesos no autorizados, manipulaciones indebidas o pérdidas accidentales. Abarca medidas técnicas, organizativas y legales orientadas a preservar la:</text:p>
      <text:p text:style-name="Standard"/>
      <text:list xml:id="list704034466" text:style-name="WWNum312">
        <text:list-item>
          <text:p text:style-name="P398">Confidencialidad (prevención de accesos no autorizados)</text:p>
        </text:list-item>
        <text:list-item>
          <text:p text:style-name="P398">Integridad (evitar modificaciones no autorizadas)</text:p>
        </text:list-item>
        <text:list-item>
          <text:p text:style-name="P398">Disponibilidad (acceso continuo a los datos)</text:p>
        </text:list-item>
        <text:list-item>
          <text:p text:style-name="P398">Autenticidad (verificación de identidad)</text:p>
        </text:list-item>
        <text:list-item>
          <text:p text:style-name="P398">No repudio (imposibilidad de negar acciones realizadas)</text:p>
        </text:list-item>
      </text:list>
      <text:p text:style-name="Standard"/>
      <text:p text:style-name="Standard">La protección de datos debe abordarse tanto desde la seguridad activa (prevención, detección temprana) como desde la seguridad pasiva (respuesta, recuperación).</text:p>
      <text:p text:style-name="Standard"/>
      <text:p text:style-name="Standard"><text:span text:style-name="T18">2. Servicios de Seguridad Aplicados a los Datos</text:span></text:p>
      <text:p text:style-name="Standard"><text:span text:style-name="T18">2.1 Confidencialidad</text:span></text:p>
      <text:list xml:id="list2004473896" text:style-name="WWNum196">
        <text:list-item>
          <text:p text:style-name="P399">Cifrado en tránsito y en reposo: TLS/SSL, IPsec, AES, RSA.</text:p>
        </text:list-item>
        <text:list-item>
          <text:p text:style-name="P399">Clasificación y etiquetado de la información por sensibilidad.</text:p>
        </text:list-item>
        <text:list-item>
          <text:p text:style-name="P399">Modelos de control de acceso: RBAC, ABAC, Zero Trust, ACLs.</text:p>
        </text:list-item>
      </text:list>
      <text:p text:style-name="P1"/>
      <text:p text:style-name="Standard"><text:span text:style-name="T18">2.2 Integridad</text:span></text:p>
      <text:list xml:id="list3200145868" text:style-name="WWNum232">
        <text:list-item>
          <text:p text:style-name="P400">Hashing criptográfico: SHA-256, SHA-3, HMAC.</text:p>
        </text:list-item>
        <text:list-item>
          <text:p text:style-name="P400">Firmas digitales: Verifican integridad y autenticidad.</text:p>
        </text:list-item>
        <text:list-item>
          <text:p text:style-name="P400">FIM (File Integrity Monitoring): Wazuh, AIDE, Tripwire.</text:p>
        </text:list-item>
        <text:list-item>
          <text:p text:style-name="P400">Registros de transacciones con trazabilidad completa.</text:p>
        </text:list-item>
        <text:list-item>
          <text:p text:style-name="P400">Restricciones de integridad en bases de datos: claves primarias/foráneas, restricciones CHECK, UNIQUE, NOT NULL, DEFAULT.</text:p>
        </text:list-item>
        <text:list-item>
          <text:p text:style-name="P400">Assertions y constraints empresariales para reglas de negocio complejas.</text:p>
        </text:list-item>
      </text:list>
      <text:p text:style-name="Standard"><text:soft-page-break/></text:p>
      <text:p text:style-name="Standard"><text:span text:style-name="T18">2.3 Disponibilidad</text:span></text:p>
      <text:list xml:id="list1517917449" text:style-name="WWNum183">
        <text:list-item>
          <text:p text:style-name="P401">Backup 3-2-1: Tres copias, dos formatos, una externa.</text:p>
        </text:list-item>
        <text:list-item>
          <text:p text:style-name="P401">Alta disponibilidad (HA): Clústeres, replicación, failover.</text:p>
        </text:list-item>
        <text:list-item>
          <text:p text:style-name="P401">Planes BCP y DRP: Resiliencia ante incidentes.</text:p>
        </text:list-item>
      </text:list>
      <text:p text:style-name="Standard"/>
      <text:p text:style-name="Standard"><text:span text:style-name="T18">2.4 Autenticidad y No Repudio</text:span></text:p>
      <text:list xml:id="list3154304385" text:style-name="WWNum54">
        <text:list-item>
          <text:p text:style-name="P402">Autenticación fuerte: MFA, biometría, certificados.</text:p>
        </text:list-item>
        <text:list-item>
          <text:p text:style-name="P402">Timestamping y registros firmados: RFC 3161.</text:p>
        </text:list-item>
      </text:list>
      <text:p text:style-name="Standard"/>
      <text:p text:style-name="Standard"><text:span text:style-name="T18">3. Técnicas de Protección de Datos</text:span></text:p>
      <text:p text:style-name="Standard"><text:span text:style-name="T18">3.1 Cifrado Avanzado</text:span></text:p>
      <text:list xml:id="list1764074962" text:style-name="WWNum329">
        <text:list-item>
          <text:p text:style-name="P403">Cifrado en la nube: CMK, BYOK, HSM.</text:p>
        </text:list-item>
        <text:list-item>
          <text:p text:style-name="P403">Cifrado a nivel de campo, objeto y fila en bases de datos (TDE, Always Encrypted).</text:p>
        </text:list-item>
      </text:list>
      <text:p text:style-name="Standard"/>
      <text:p text:style-name="Standard"><text:span text:style-name="T18">3.2 Prevención de Pérdida de Datos (DLP)</text:span></text:p>
      <text:list xml:id="list774074194" text:style-name="WWNum385">
        <text:list-item>
          <text:p text:style-name="P404">Soluciones DLP: Microsoft Purview, Forcepoint.</text:p>
        </text:list-item>
        <text:list-item>
          <text:p text:style-name="P404">Bloqueo de canales de fuga: USB, correo, SaaS.</text:p>
        </text:list-item>
      </text:list>
      <text:p text:style-name="Standard"/>
      <text:p text:style-name="Standard"><text:span text:style-name="T18">3.3 Enmascarado y Pseudonimización</text:span></text:p>
      <text:list xml:id="list344168541" text:style-name="WWNum114">
        <text:list-item>
          <text:p text:style-name="P405">Enmascarado dinámico de datos: Para entornos no productivos.</text:p>
        </text:list-item>
        <text:list-item>
          <text:p text:style-name="P405">Anonimización y pseudonimización: Cumplimiento de RGPD y LOPDGDD.</text:p>
        </text:list-item>
      </text:list>
      <text:p text:style-name="Standard"/>
      <text:p text:style-name="Standard"><text:span text:style-name="T18">3.4 Gestión de Accesos y Privilegios</text:span></text:p>
      <text:list xml:id="list2346662568" text:style-name="WWNum317">
        <text:list-item>
          <text:p text:style-name="P406">Principio de mínimo privilegio y necesidad de saber.</text:p>
        </text:list-item>
        <text:list-item>
          <text:p text:style-name="P406">IAM centralizado: Azure AD, Okta, LDAP.</text:p>
        </text:list-item>
        <text:list-item>
          <text:p text:style-name="P406">Revisión periódica de accesos y segregación de funciones.</text:p>
        </text:list-item>
      </text:list>
      <text:p text:style-name="Standard"><text:soft-page-break/></text:p>
      <text:p text:style-name="Standard"><text:span text:style-name="T18">4. Sistemas de Protección de Datos</text:span></text:p>
      <text:p text:style-name="Standard"><text:span text:style-name="T18">4.1 Copias de Seguridad y Recuperación</text:span></text:p>
      <text:list xml:id="list2951729823" text:style-name="WWNum145">
        <text:list-item>
          <text:p text:style-name="P407">Copias completas, incrementales, diferenciales.</text:p>
        </text:list-item>
        <text:list-item>
          <text:p text:style-name="P407">Snapshots y versionado: AWS S3, ZFS, Azure Blob.</text:p>
        </text:list-item>
        <text:list-item>
          <text:p text:style-name="P407">Pruebas periódicas de restauración.</text:p>
        </text:list-item>
      </text:list>
      <text:p text:style-name="Standard"/>
      <text:p text:style-name="Standard"><text:span text:style-name="T18">4.2 Monitorización y Auditoría</text:span></text:p>
      <text:list xml:id="list98906489" text:style-name="WWNum22">
        <text:list-item>
          <text:p text:style-name="P408">SIEMs: Wazuh, ELK, Splunk.</text:p>
        </text:list-item>
        <text:list-item>
          <text:p text:style-name="P408">Alertas en tiempo real y correlación de eventos.</text:p>
        </text:list-item>
        <text:list-item>
          <text:p text:style-name="P408">Auditoría forense de logs.</text:p>
        </text:list-item>
      </text:list>
      <text:p text:style-name="Standard"/>
      <text:p text:style-name="Standard"><text:span text:style-name="T18">4.3 Integridad de Archivos y Sistemas</text:span></text:p>
      <text:list xml:id="list1532571467" text:style-name="WWNum336">
        <text:list-item>
          <text:p text:style-name="P409">Hashes automatizados y firmas para verificación de integridad.</text:p>
        </text:list-item>
        <text:list-item>
          <text:p text:style-name="P409">Control de cambios y monitoreo de archivos críticos.</text:p>
        </text:list-item>
      </text:list>
      <text:p text:style-name="Standard"/>
      <text:p text:style-name="Standard"><text:span text:style-name="T18">4.4 Seguridad en Bases de Datos</text:span></text:p>
      <text:list xml:id="list2840806969" text:style-name="WWNum37">
        <text:list-item>
          <text:p text:style-name="P410">Fundamentos de Seguridad</text:p>
        </text:list-item>
        <text:list-item>
          <text:p text:style-name="P410">Propiedades ACID: Garantizan transacciones confiables:</text:p>
          <text:list>
            <text:list-item>
              <text:p text:style-name="P603">Atomicidad: Todo o nada.</text:p>
            </text:list-item>
            <text:list-item>
              <text:p text:style-name="P603">Consistencia: Mantiene reglas y restricciones.</text:p>
            </text:list-item>
            <text:list-item>
              <text:p text:style-name="P603">Aislamiento: Las transacciones no interfieren entre sí.</text:p>
            </text:list-item>
            <text:list-item>
              <text:p text:style-name="P603">Durabilidad: Los datos se conservan tras un fallo.</text:p>
            </text:list-item>
          </text:list>
        </text:list-item>
        <text:list-item>
          <text:p text:style-name="P57">Transacciones seguras: Uso de COMMIT, ROLLBACK, control de concurrencia (LOCK, MVCC).</text:p>
          <text:list>
            <text:list-item>
              <text:p text:style-name="P527">Gestión mediante <text:span text:style-name="T25">BEGIN</text:span>, <text:span text:style-name="T25">COMMIT</text:span>, <text:span text:style-name="T25">ROLLBACK</text:span>.</text:p>
            </text:list-item>
            <text:list-item>
              <text:p text:style-name="P527">Uso en operaciones críticas como transferencias, actualizaciones encadenadas o ajustes de inventario.</text:p>
            </text:list-item>
            <text:list-item>
              <text:p text:style-name="P534">Control de errores para garantizar coherencia y revertir cambios en fallos.</text:p>
            </text:list-item>
          </text:list>
        </text:list-item>
      </text:list>
      <text:p text:style-name="Standard"><text:soft-page-break/><text:span text:style-name="T18">SQL:</text:span></text:p>
      <text:list xml:id="list4149294527" text:style-name="WWNum283">
        <text:list-item>
          <text:p text:style-name="P411">Roles y privilegios personalizados: Principio del menor privilegio.</text:p>
        </text:list-item>
        <text:list-item>
          <text:p text:style-name="P411">Triggers (disparadores): Automatización de auditorías, validaciones, controles internos.</text:p>
        </text:list-item>
        <text:list-item>
          <text:p text:style-name="P411">Restricciones de integridad (PRIMARY KEY, FOREIGN KEY, CHECK, UNIQUE).</text:p>
        </text:list-item>
        <text:list-item>
          <text:p text:style-name="P58">Assertions: Definición de reglas de negocio complejas a nivel de esquema.</text:p>
        </text:list-item>
        <text:list-item>
          <text:p text:style-name="P56"><text:span text:style-name="T18">Niveles de aislamiento</text:span> (según ANSI SQL):</text:p>
          <text:list>
            <text:list-item>
              <text:p text:style-name="P528"><text:span text:style-name="T25">READ UNCOMMITTED</text:span>: Máxima concurrencia, mínima seguridad.</text:p>
            </text:list-item>
            <text:list-item>
              <text:p text:style-name="P528"><text:span text:style-name="T25">READ COMMITTED</text:span>: Previene lecturas sucias (por defecto en muchos SGBD).</text:p>
            </text:list-item>
            <text:list-item>
              <text:p text:style-name="P528"><text:span text:style-name="T25">REPEATABLE READ</text:span>: Evita lecturas no repetibles.</text:p>
            </text:list-item>
            <text:list-item>
              <text:p text:style-name="P528"><text:span text:style-name="T25">SERIALIZABLE</text:span>: Mayor aislamiento, evita todas las anomalías.</text:p>
            </text:list-item>
          </text:list>
        </text:list-item>
        <text:list-item>
          <text:p text:style-name="P56"><text:span text:style-name="T18">Control de concurrencia</text:span>:</text:p>
          <text:list>
            <text:list-item>
              <text:p text:style-name="P528"><text:span text:style-name="T18">Bloqueos (Locks)</text:span>: <text:span text:style-name="T25">SELECT ... FOR UPDATE</text:span>, bloqueos a nivel de fila o tabla.</text:p>
            </text:list-item>
            <text:list-item>
              <text:p text:style-name="P528"><text:span text:style-name="T18">MVCC (Multiversion Concurrency Control)</text:span>: Lecturas consistentes sin bloqueos (PostgreSQL, Oracle).</text:p>
            </text:list-item>
            <text:list-item>
              <text:p text:style-name="P528"><text:span text:style-name="T18">Deadlocks</text:span>: Prevención mediante acceso ordenado y detección automática.</text:p>
            </text:list-item>
          </text:list>
        </text:list-item>
        <text:list-item>
          <text:p text:style-name="P56"><text:span text:style-name="T18">Gestión de roles y privilegios personalizados</text:span>: Acceso granular por funciones.<text:line-break/></text:p>
        </text:list-item>
        <text:list-item>
          <text:p text:style-name="P56"><text:span text:style-name="T18">Cifrado</text:span>:</text:p>
          <text:list>
            <text:list-item>
              <text:p text:style-name="P528"><text:span text:style-name="T18">TDE (Transparent Data Encryption)</text:span>.</text:p>
            </text:list-item>
            <text:list-item>
              <text:p text:style-name="P528"><text:span text:style-name="T18">Always Encrypted</text:span> para columnas sensibles.</text:p>
            </text:list-item>
          </text:list>
        </text:list-item>
        <text:list-item>
          <text:p text:style-name="P56"><text:span text:style-name="T18">Validación de entradas y protección frente a inyecciones SQL</text:span>: Uso de ORM y consultas parametrizadas.</text:p>
        </text:list-item>
        <text:list-item>
          <text:p text:style-name="P56"><text:span text:style-name="T18">Restricciones de integridad</text:span>:</text:p>
          <text:list>
            <text:list-item>
              <text:p text:style-name="P528"><text:span text:style-name="T25">PRIMARY KEY</text:span>, <text:span text:style-name="T25">FOREIGN KEY</text:span>, <text:span text:style-name="T25">UNIQUE</text:span>, <text:span text:style-name="T25">NOT NULL</text:span>, <text:span text:style-name="T25">CHECK</text:span>.</text:p>
            </text:list-item>
            <text:list-item>
              <text:p text:style-name="P528"><text:span text:style-name="T18">Assertions</text:span>: Validaciones complejas sobre múltiples tablas.</text:p>
            </text:list-item>
          </text:list>
        </text:list-item>
        <text:list-item>
          <text:p text:style-name="P56"><text:span text:style-name="T18">Triggers (disparadores)</text:span>:</text:p>
          <text:list>
            <text:list-item>
              <text:p text:style-name="P528">Auditoría automática de operaciones.</text:p>
            </text:list-item>
            <text:list-item>
              <text:p text:style-name="P528">Verificación de reglas de negocio en tiempo real.</text:p>
            </text:list-item>
          </text:list>
        </text:list-item>
        <text:list-item>
          <text:p text:style-name="P56"><text:span text:style-name="T18">Alta disponibilidad</text:span>:</text:p>
          <text:list>
            <text:list-item>
              <text:p text:style-name="P528">SQL Server AlwaysOn, PostgreSQL + Patroni, MySQL Galera Cluster.</text:p>
            </text:list-item>
          </text:list>
        </text:list-item>
        <text:list-item>
          <text:p text:style-name="P411"><text:soft-page-break/>Protección frente a inyecciones SQL: ORMs, validación de inputs, consultas parametrizadas.</text:p>
        </text:list-item>
      </text:list>
      <text:p text:style-name="P25"/>
      <text:p text:style-name="Standard"><text:span text:style-name="T18">NoSQL:</text:span></text:p>
      <text:list xml:id="list679374766" text:style-name="WWNum391">
        <text:list-item>
          <text:p text:style-name="P412">Control de acceso por roles: MongoDB, Couchbase.</text:p>
        </text:list-item>
        <text:list-item>
          <text:p text:style-name="P412">Cifrado en tránsito y reposo: MongoDB, Cassandra.</text:p>
        </text:list-item>
        <text:list-item>
          <text:p text:style-name="P412">Auditoría: MongoDB Ops Manager, CloudTrail (DynamoDB).</text:p>
        </text:list-item>
        <text:list-item>
          <text:p text:style-name="P412">Validación de esquemas: En bases tipo JSON como MongoDB.</text:p>
        </text:list-item>
      </text:list>
      <text:p text:style-name="Standard"/>
      <text:p text:style-name="Standard"><text:span text:style-name="T18">4.5 Seguridad en Sistemas de Archivos</text:span></text:p>
      <text:list xml:id="list46095317" text:style-name="WWNum228">
        <text:list-item>
          <text:p text:style-name="P413">Cifrado de disco/sistemas: LUKS, BitLocker, eCryptfs.</text:p>
        </text:list-item>
        <text:list-item>
          <text:p text:style-name="P413">Permisos granulares: NTFS (Windows), ACLs en ext4 y ZFS.</text:p>
        </text:list-item>
        <text:list-item>
          <text:p text:style-name="P413">Snapshots y versionado: ZFS, Btrfs, LVM.</text:p>
        </text:list-item>
      </text:list>
      <text:p text:style-name="Standard"/>
      <text:p text:style-name="Standard"><text:span text:style-name="T18">4.6 Clústeres y Replicación</text:span></text:p>
      <text:list xml:id="list1104119669" text:style-name="WWNum83">
        <text:list-item>
          <text:p text:style-name="P414">Alta disponibilidad activa/pasiva: Failover automático.</text:p>
        </text:list-item>
      </text:list>
      <text:p text:style-name="Standard"/>
      <text:p text:style-name="Standard"><text:span text:style-name="T18">Replicación:</text:span></text:p>
      <text:list xml:id="list586153178" text:style-name="WWNum32">
        <text:list-item>
          <text:p text:style-name="P415">Síncrona: Máxima consistencia.</text:p>
        </text:list-item>
        <text:list-item>
          <text:p text:style-name="P415">Asíncrona: Mejor rendimiento, pero posible pérdida parcial.</text:p>
        </text:list-item>
        <text:list-item>
          <text:p text:style-name="P415">Balanceo de carga: Nginx, HAProxy, Round Robin DNS.</text:p>
        </text:list-item>
      </text:list>
      <text:p text:style-name="Standard"/>
      <text:p text:style-name="Standard"><text:span text:style-name="T18">5. Estándares y Legislación</text:span></text:p>
      <text:p text:style-name="Standard"><text:span text:style-name="T18">5.1 Estándares Internacionales</text:span></text:p>
      <text:list xml:id="list3413914268" text:style-name="WWNum49">
        <text:list-item>
          <text:p text:style-name="P416">ISO/IEC 27001 / 27002: Gestión de seguridad de la </text:p>
        </text:list-item>
        <text:list-item>
          <text:p text:style-name="P416">ISO/IEC 27018: Protección de datos personales en la nube.</text:p>
        </text:list-item>
        <text:list-item>
          <text:p text:style-name="P416">NIST: SP 800-53 (controles), SP 800-171 (datos controlados), SP 800-207 (Zero Trust).</text:p>
        </text:list-item>
      </text:list>
      <text:p text:style-name="Standard"/>
      <text:p text:style-name="Standard"><text:soft-page-break/><text:span text:style-name="T18">5.2 Legislación</text:span></text:p>
      <text:p text:style-name="Standard">RGPD y LOPDGDD: Base legal, consentimiento, derechos del usuario.</text:p>
      <text:p text:style-name="Standard">ENS: Marco normativo en la Administración Pública Española.</text:p>
      <text:p text:style-name="Standard"/>
      <text:p text:style-name="Standard"><text:span text:style-name="T18">5.3 Evaluación de Riesgos y Cumplimiento</text:span></text:p>
      <text:list xml:id="list364726948" text:style-name="WWNum146">
        <text:list-item>
          <text:p text:style-name="P417">Metodologías: MAGERIT, ISO 27005.</text:p>
        </text:list-item>
        <text:list-item>
          <text:p text:style-name="P417">Herramientas: PILAR (CCN-CERT).</text:p>
        </text:list-item>
        <text:list-item>
          <text:p text:style-name="P417">DPIA: Evaluaciones de impacto en privacidad (art. 35 RGPD).</text:p>
        </text:list-item>
      </text:list>
      <text:p text:style-name="Standard"/>
      <text:p text:style-name="Standard"><text:span text:style-name="T18">6. Amenazas a la Seguridad de los Datos</text:span></text:p>
      <text:list xml:id="list3995476921" text:style-name="WWNum158">
        <text:list-item>
          <text:p text:style-name="P418">Ransomware y malware destructivo.</text:p>
        </text:list-item>
        <text:list-item>
          <text:p text:style-name="P418">Amenazas internas (insider threats).</text:p>
        </text:list-item>
        <text:list-item>
          <text:p text:style-name="P418">Errores de configuración en cloud.</text:p>
        </text:list-item>
        <text:list-item>
          <text:p text:style-name="P418">Inyecciones (SQL, NoSQL, XSS).</text:p>
        </text:list-item>
        <text:list-item>
          <text:p text:style-name="P418">Man-in-the-Middle (MITM).</text:p>
        </text:list-item>
        <text:list-item>
          <text:p text:style-name="P418">Shadow IT y servicios no autorizados.</text:p>
        </text:list-item>
      </text:list>
      <text:p text:style-name="Standard"/>
      <text:p text:style-name="Standard"><text:span text:style-name="T18">7. Seguridad de los Datos en la Nube</text:span></text:p>
      <text:p text:style-name="Standard"><text:span text:style-name="T18">7.1 Riesgos Específicos en Cloud</text:span></text:p>
      <text:list xml:id="list2558997434" text:style-name="WWNum204">
        <text:list-item>
          <text:p text:style-name="P419">Buckets públicos, credenciales expuestas.</text:p>
        </text:list-item>
        <text:list-item>
          <text:p text:style-name="P419">Pérdida de visibilidad sobre datos en SaaS.</text:p>
        </text:list-item>
        <text:list-item>
          <text:p text:style-name="P419">Uso malicioso de recursos: cryptojacking.</text:p>
        </text:list-item>
      </text:list>
      <text:p text:style-name="Standard"><text:span text:style-name="T18">7.2 Controles de Seguridad en Cloud</text:span></text:p>
      <text:list xml:id="list3880055174" text:style-name="WWNum316">
        <text:list-item>
          <text:p text:style-name="P420">CSPM: Defender for Cloud, Prisma Cloud.</text:p>
        </text:list-item>
        <text:list-item>
          <text:p text:style-name="P420">IAM, MFA, federación.</text:p>
        </text:list-item>
        <text:list-item>
          <text:p text:style-name="P420">Cifrado controlado por el cliente.</text:p>
        </text:list-item>
        <text:list-item>
          <text:p text:style-name="P420">Monitorización: CloudTrail, GuardDuty, Azure Monitor.</text:p>
        </text:list-item>
      </text:list>
      <text:p text:style-name="Standard"><text:soft-page-break/></text:p>
      <text:p text:style-name="Standard"><text:span text:style-name="T18">8. Formación, Buenas Prácticas y Concienciación</text:span></text:p>
      <text:p text:style-name="Standard"><text:span text:style-name="T18">8.1 Políticas Internas</text:span></text:p>
      <text:list xml:id="list1410168111" text:style-name="WWNum56">
        <text:list-item>
          <text:p text:style-name="P421">Clasificación de datos.</text:p>
        </text:list-item>
        <text:list-item>
          <text:p text:style-name="P421">Plan de backup y recuperación.</text:p>
        </text:list-item>
        <text:list-item>
          <text:p text:style-name="P421">Gestión de incidentes.</text:p>
        </text:list-item>
      </text:list>
      <text:p text:style-name="Standard"><text:span text:style-name="T18">8.2 Concienciación y Capacitación</text:span></text:p>
      <text:list xml:id="list4127390184" text:style-name="WWNum327">
        <text:list-item>
          <text:p text:style-name="P422">Formación continua en ciberseguridad.</text:p>
        </text:list-item>
        <text:list-item>
          <text:p text:style-name="P422">Simulacros de phishing y fuga de datos.</text:p>
        </text:list-item>
        <text:list-item>
          <text:p text:style-name="P422">Programas de INCIBE: CyberCamp, recursos educativos.</text:p>
        </text:list-item>
      </text:list>
      <text:p text:style-name="Standard"/>
      <text:p text:style-name="Standard"/>
      <text:p text:style-name="Heading_20_1"><text:bookmark text:name="_y8sjmiwwjurd"/>Tema 54: Diseño de Interfaces Gráficas de Usuario (GUI)</text:p>
      <text:p text:style-name="Standard"><text:span text:style-name="T18">1. Introducción: Interfaces más allá de las pantallas.</text:span></text:p>
      <text:list xml:id="list706674155" text:style-name="WWNum297">
        <text:list-item>
          <text:p text:style-name="P423">Definición: Punto de contacto entre personas y sistemas digitales.</text:p>
        </text:list-item>
        <text:list-item>
          <text:p text:style-name="P423">HCI / IMH: Diseño centrado en la persona.</text:p>
        </text:list-item>
        <text:list-item>
          <text:p text:style-name="P423">Tipos modernos de interfaz:</text:p>
          <text:list>
            <text:list-item>
              <text:p text:style-name="P604">Gráficas (GUI): Web, móviles, escritorio.</text:p>
            </text:list-item>
            <text:list-item>
              <text:p text:style-name="P604">Conversacionales: Chatbots, asistentes (Alexa, Siri).</text:p>
            </text:list-item>
            <text:list-item>
              <text:p text:style-name="P604">Gestuales y sin contacto: Kinect, Leap Motion.</text:p>
            </text:list-item>
            <text:list-item>
              <text:p text:style-name="P604">AR/VR/MR: Realidad Aumentada, Virtual y Mixta en educación, industria, ocio.</text:p>
            </text:list-item>
            <text:list-item>
              <text:p text:style-name="P604">BCI: Interfaces cerebro-computadora (en investigación).</text:p>
            </text:list-item>
          </text:list>
        </text:list-item>
      </text:list>
      <text:p text:style-name="Standard"/>
      <text:p text:style-name="Standard"><text:span text:style-name="T18">2. Usabilidad y experiencia de usuario (UX/UI)</text:span></text:p>
      <text:list xml:id="list2556571169" text:style-name="WWNum70">
        <text:list-item>
          <text:p text:style-name="P424">Usabilidad ≠ UX:</text:p>
          <text:list>
            <text:list-item>
              <text:p text:style-name="P605">Usabilidad: Uso eficiente, efectivo y satisfactorio (heurísticas de Nielsen).</text:p>
            </text:list-item>
            <text:list-item>
              <text:p text:style-name="P605">UX: Emociones y percepción global de la interacción.</text:p>
            </text:list-item>
          </text:list>
        </text:list-item>
        <text:list-item>
          <text:p text:style-name="P424"><text:soft-page-break/>Métricas clave:</text:p>
          <text:list>
            <text:list-item>
              <text:p text:style-name="P605">Efectividad: Tareas completadas correctamente.</text:p>
            </text:list-item>
            <text:list-item>
              <text:p text:style-name="P605">Eficiencia: Tiempo/esfuerzo.</text:p>
            </text:list-item>
            <text:list-item>
              <text:p text:style-name="P605">Satisfacción: Escalas como SUS (System Usability Scale).</text:p>
            </text:list-item>
          </text:list>
        </text:list-item>
        <text:list-item>
          <text:p text:style-name="P424">Accesibilidad (WCAG 2.2):</text:p>
          <text:list>
            <text:list-item>
              <text:p text:style-name="P605">Contrastes, navegación por teclado, lectores de pantalla.</text:p>
            </text:list-item>
            <text:list-item>
              <text:p text:style-name="P605">Normativa europea: obligatorio en servicios digitales públicos.</text:p>
            </text:list-item>
          </text:list>
        </text:list-item>
        <text:list-item>
          <text:p text:style-name="P424">Dark Patterns:</text:p>
          <text:list>
            <text:list-item>
              <text:p text:style-name="P605">Diseños que manipulan (ej. botones engañosos, ocultar cancelación).<text:line-break/></text:p>
            </text:list-item>
          </text:list>
        </text:list-item>
      </text:list>
      <text:p text:style-name="Standard"><text:span text:style-name="T18">3. Principios y heurísticas de diseño</text:span></text:p>
      <text:list xml:id="list1237829317" text:style-name="WWNum157">
        <text:list-item>
          <text:p text:style-name="P425">Heurísticas de Nielsen:</text:p>
          <text:list>
            <text:list-item>
              <text:p text:style-name="P606">Visibilidad del sistema, control, error prevention, ayuda contextual, etc.</text:p>
            </text:list-item>
          </text:list>
        </text:list-item>
        <text:list-item>
          <text:p text:style-name="P425">Leyes del diseño UX:</text:p>
          <text:list>
            <text:list-item>
              <text:p text:style-name="P606">Fitts: Cuanto más grande y cerca, más rápido el clic.</text:p>
            </text:list-item>
            <text:list-item>
              <text:p text:style-name="P606">Hick-Hyman: Muchas opciones = más tiempo de decisión.</text:p>
            </text:list-item>
          </text:list>
        </text:list-item>
        <text:list-item>
          <text:p text:style-name="P425">Gestalt y percepción visual:</text:p>
          <text:list>
            <text:list-item>
              <text:p text:style-name="P606">Proximidad, semejanza, continuidad → coherencia visual.</text:p>
            </text:list-item>
          </text:list>
        </text:list-item>
      </text:list>
      <text:p text:style-name="P1"/>
      <text:p text:style-name="Standard"><text:span text:style-name="T18">4. Diseño visual moderno</text:span></text:p>
      <text:list xml:id="list2827650140" text:style-name="WWNum310">
        <text:list-item>
          <text:p text:style-name="P426">Psicología del color: Emociones, cultura, significado.</text:p>
        </text:list-item>
        <text:list-item>
          <text:p text:style-name="P426">Tipografía y jerarquía: Legibilidad, tamaños, peso visual.</text:p>
        </text:list-item>
        <text:list-item>
          <text:p text:style-name="P426">Motion UI y microinteracciones</text:p>
          <text:list>
            <text:list-item>
              <text:p text:style-name="P607">Animaciones suaves para guiar, informar y deleitar.<text:line-break/></text:p>
            </text:list-item>
          </text:list>
        </text:list-item>
      </text:list>
      <text:p text:style-name="Standard"><text:span text:style-name="T18">5. Tipo de interfaces gráficas de usuario (GUI)</text:span></text:p>
      <text:p text:style-name="Standard"><text:span text:style-name="T18">5.1 Web</text:span></text:p>
      <text:list xml:id="list1661846651" text:style-name="WWNum319">
        <text:list-item>
          <text:p text:style-name="P427">Diseño responsive: Grid, Flexbox, Mobile First.</text:p>
        </text:list-item>
        <text:list-item>
          <text:p text:style-name="P427">Componentes modernos:</text:p>
          <text:list>
            <text:list-item>
              <text:p text:style-name="P608"><text:soft-page-break/>Material Design (Google), Fluent (Microsoft), Bootstrap, Tailwind CSS.</text:p>
            </text:list-item>
          </text:list>
        </text:list-item>
      </text:list>
      <text:p text:style-name="Standard"><text:span text:style-name="T18">5.2 Móvil</text:span></text:p>
      <text:list xml:id="list742800868" text:style-name="WWNum101">
        <text:list-item>
          <text:p text:style-name="P428">Guías oficiales:</text:p>
          <text:list>
            <text:list-item>
              <text:p text:style-name="P609">Android: Material.</text:p>
            </text:list-item>
            <text:list-item>
              <text:p text:style-name="P609">iOS: Human Interface Guidelines.</text:p>
            </text:list-item>
          </text:list>
        </text:list-item>
        <text:list-item>
          <text:p text:style-name="P428">Frameworks populares: React Native, Flutter, SwiftUI.</text:p>
        </text:list-item>
        <text:list-item>
          <text:p text:style-name="P428">PWA: Apps web que funcionan como nativas.</text:p>
        </text:list-item>
      </text:list>
      <text:p text:style-name="Standard"><text:span text:style-name="T18">5.3 Escritorio</text:span></text:p>
      <text:list xml:id="list1780637524" text:style-name="WWNum356">
        <text:list-item>
          <text:p text:style-name="P429">SDI / MDI: Interfaz de documento único o múltiple.</text:p>
        </text:list-item>
        <text:list-item>
          <text:p text:style-name="P429">Frameworks: Electron, WPF, Qt.</text:p>
        </text:list-item>
      </text:list>
      <text:p text:style-name="Standard"><text:span text:style-name="T18">5.4 Emergentes</text:span></text:p>
      <text:list xml:id="list3343404329" text:style-name="WWNum23">
        <text:list-item>
          <text:p text:style-name="P430">Wearables: Smartwatches, gafas inteligentes.</text:p>
        </text:list-item>
        <text:list-item>
          <text:p text:style-name="P430">Smart TVs: Interfaces simplificadas para mando o voz.<text:line-break/></text:p>
        </text:list-item>
      </text:list>
      <text:p text:style-name="Standard"><text:span text:style-name="T18">6. Proceso de diseño UX/UI</text:span></text:p>
      <text:p text:style-name="Standard"><text:span text:style-name="T18">6.1 Metodologías</text:span></text:p>
      <text:list xml:id="list537462444" text:style-name="WWNum31">
        <text:list-item>
          <text:p text:style-name="P431">Design Thinking: Empatía, ideación, prototipado.</text:p>
        </text:list-item>
        <text:list-item>
          <text:p text:style-name="P431">Lean UX: Ciclos rápidos, feedback constante.</text:p>
        </text:list-item>
      </text:list>
      <text:p text:style-name="Standard"><text:span text:style-name="T18">6.2 Técnicas</text:span></text:p>
      <text:list xml:id="list1745668461" text:style-name="WWNum34">
        <text:list-item>
          <text:p text:style-name="P432">Personas: Perfiles representativos de usuarios.</text:p>
        </text:list-item>
        <text:list-item>
          <text:p text:style-name="P432">User Journeys: Flujo completo de experiencia.</text:p>
        </text:list-item>
        <text:list-item>
          <text:p text:style-name="P432">Wireframes y Mockups:</text:p>
          <text:list>
            <text:list-item>
              <text:p text:style-name="P610">Herramientas: Figma, Adobe XD, Sketch.</text:p>
            </text:list-item>
          </text:list>
        </text:list-item>
        <text:list-item>
          <text:p text:style-name="P432">Prototipado interactivo:</text:p>
          <text:list>
            <text:list-item>
              <text:p text:style-name="P610">Test con usuarios reales, iteraciones, A/B Testing.<text:line-break/></text:p>
            </text:list-item>
          </text:list>
        </text:list-item>
      </text:list>
      <text:p text:style-name="Standard">7. Desarrollo de interfaces modernas</text:p>
      <text:p text:style-name="Standard"><text:span text:style-name="T18">Web</text:span></text:p>
      <text:list xml:id="list1401489989" text:style-name="WWNum244">
        <text:list-item>
          <text:p text:style-name="P433">Tecnologías base:</text:p>
          <text:list>
            <text:list-item>
              <text:p text:style-name="P611"><text:soft-page-break/>HTML5, CSS3, JavaScript ES6+.</text:p>
            </text:list-item>
            <text:list-item>
              <text:p text:style-name="P611">Diseño responsive: CSS Grid, Flexbox, Custom Properties.</text:p>
            </text:list-item>
          </text:list>
        </text:list-item>
        <text:list-item>
          <text:p text:style-name="P433">Frameworks web modernos:</text:p>
          <text:list>
            <text:list-item>
              <text:p text:style-name="P611">React, Vue, Svelte, Angular.</text:p>
            </text:list-item>
            <text:list-item>
              <text:p text:style-name="P611">Componentes reutilizables y declarativos.</text:p>
            </text:list-item>
          </text:list>
        </text:list-item>
        <text:list-item>
          <text:p text:style-name="P433">Gestión de estado:</text:p>
          <text:list>
            <text:list-item>
              <text:p text:style-name="P611">Redux, Zustand, Recoil, Vuex.</text:p>
            </text:list-item>
          </text:list>
        </text:list-item>
        <text:list-item>
          <text:p text:style-name="P433">Single Page Applications (SPA) y Progressive Web Apps (PWA).<text:line-break/></text:p>
        </text:list-item>
      </text:list>
      <text:p text:style-name="Standard"><text:span text:style-name="T18">Aplicaciones Móviles</text:span></text:p>
      <text:list xml:id="list1917369915" text:style-name="WWNum121">
        <text:list-item>
          <text:p text:style-name="P434">Frameworks multiplataforma:</text:p>
          <text:list>
            <text:list-item>
              <text:p text:style-name="P612">React Native, Flutter, Ionic: código único para Android e iOS.</text:p>
            </text:list-item>
          </text:list>
        </text:list-item>
        <text:list-item>
          <text:p text:style-name="P434">Desarrollo nativo:</text:p>
          <text:list>
            <text:list-item>
              <text:p text:style-name="P612">Android: Java, Kotlin + Jetpack Compose.</text:p>
            </text:list-item>
            <text:list-item>
              <text:p text:style-name="P612">iOS: Swift + SwiftUI.</text:p>
            </text:list-item>
          </text:list>
        </text:list-item>
        <text:list-item>
          <text:p text:style-name="P434">PWA: apps web con experiencia nativa, sin necesidad de instalar.<text:line-break/></text:p>
        </text:list-item>
      </text:list>
      <text:p text:style-name="P639"/>
      <text:p text:style-name="P25"/>
      <text:p text:style-name="Standard"><text:span text:style-name="T18">Aplicaciones de Escritorio</text:span></text:p>
      <text:list xml:id="list2572411471" text:style-name="WWNum320">
        <text:list-item>
          <text:p text:style-name="P435">Frameworks multiplataforma:</text:p>
          <text:list>
            <text:list-item>
              <text:p text:style-name="P613">Electron.js: JS + HTML + CSS para apps nativas (ej. VS Code, Slack).</text:p>
            </text:list-item>
            <text:list-item>
              <text:p text:style-name="P613">Tauri: alternativa más ligera a Electron.</text:p>
            </text:list-item>
          </text:list>
        </text:list-item>
        <text:list-item>
          <text:p text:style-name="P435">Frameworks nativos:</text:p>
          <text:list>
            <text:list-item>
              <text:p text:style-name="P613">WPF / WinUI (Windows), GTK+ / Qt (Linux), AppKit / SwiftUI (macOS).</text:p>
            </text:list-item>
          </text:list>
        </text:list-item>
        <text:list-item>
          <text:p text:style-name="P435">UI declarativa y reactiva: tendencia común (Compose, SwiftUI, React, etc.).</text:p>
        </text:list-item>
      </text:list>
      <text:p text:style-name="P25"/>
      <text:p text:style-name="Standard"><text:span text:style-name="T18">Interfaces para Dispositivos Emergentes</text:span></text:p>
      <text:list xml:id="list2409665647" text:style-name="WWNum286">
        <text:list-item>
          <text:p text:style-name="P436">Smart TVs:</text:p>
          <text:list>
            <text:list-item>
              <text:p text:style-name="P614"><text:soft-page-break/>Desarrollo con Tizen (Samsung), WebOS (LG), o HTML5.</text:p>
            </text:list-item>
          </text:list>
        </text:list-item>
        <text:list-item>
          <text:p text:style-name="P436">Wearables:</text:p>
          <text:list>
            <text:list-item>
              <text:p text:style-name="P614">watchOS (Apple), Wear OS (Google).</text:p>
            </text:list-item>
            <text:list-item>
              <text:p text:style-name="P614">Interfaz reducida, orientada a gestos y voz.</text:p>
            </text:list-item>
          </text:list>
        </text:list-item>
        <text:list-item>
          <text:p text:style-name="P436">Realidad Aumentada y Virtual:</text:p>
          <text:list>
            <text:list-item>
              <text:p text:style-name="P614">Unity + C#, Unreal + Blueprints, ARKit (iOS), ARCore (Android).</text:p>
            </text:list-item>
          </text:list>
        </text:list-item>
        <text:list-item>
          <text:p text:style-name="P436">Interfaces por voz / conversación:</text:p>
          <text:list>
            <text:list-item>
              <text:p text:style-name="P614">Alexa Skills, Google Actions, chatbots con NLP e IA generativa.<text:line-break/></text:p>
            </text:list-item>
          </text:list>
        </text:list-item>
      </text:list>
      <text:p text:style-name="P1"/>
      <text:p text:style-name="Standard"><text:span text:style-name="T18">8. Tendencias futuras</text:span></text:p>
      <text:list xml:id="list2670326795" text:style-name="WWNum301">
        <text:list-item>
          <text:p text:style-name="P437">Interacción multimodal: Voz, gestos, pantallas táctiles.</text:p>
        </text:list-item>
        <text:list-item>
          <text:p text:style-name="P437">Interfaces generadas por IA:</text:p>
          <text:list>
            <text:list-item>
              <text:p text:style-name="P615">Diseño automático con Framer AI, Galileo AI.</text:p>
            </text:list-item>
          </text:list>
        </text:list-item>
        <text:list-item>
          <text:p text:style-name="P437">Realidad Aumentada, Mixta y Hologramas.</text:p>
        </text:list-item>
        <text:list-item>
          <text:p text:style-name="P437">UX personalizado con Big Data:</text:p>
          <text:list>
            <text:list-item>
              <text:p text:style-name="P615">Análisis de comportamiento con ML.</text:p>
            </text:list-item>
          </text:list>
        </text:list-item>
        <text:list-item>
          <text:p text:style-name="P437">Automatización del diseño UX:</text:p>
          <text:list>
            <text:list-item>
              <text:p text:style-name="P615">Algoritmos que ajustan interfaces en tiempo real según el usuario</text:p>
            </text:list-item>
          </text:list>
        </text:list-item>
      </text:list>
      <text:p text:style-name="P650"><text:bookmark text:name="_8oubjc5q598b"/>Tema 60: Sistemas basados en el conocimiento. Representación del conocimiento. Componentes y arquitectura.</text:p>
      <text:p text:style-name="P25"/>
      <text:p text:style-name="Standard"><text:span text:style-name="T18">1. Introducción a los Sistemas Cognitivos Inteligentes</text:span></text:p>
      <text:p text:style-name="Standard"><text:span text:style-name="T18">1.1. De los sistemas expertos a la inteligencia híbrida</text:span></text:p>
      <text:list xml:id="list1634973139" text:style-name="WWNum376">
        <text:list-item>
          <text:p text:style-name="P438">Primera generación: Sistemas expertos (ej: MYCIN, DENDRAL) con reglas simbólicas explícitas.</text:p>
        </text:list-item>
        <text:list-item>
          <text:p text:style-name="P438">Segunda generación: Sistemas neuro-simbólicos que combinan reglas lógicas + modelos subsimbólicos (ML/DL).</text:p>
        </text:list-item>
        <text:list-item>
          <text:p text:style-name="P438">Ejemplos clave:</text:p>
          <text:list>
            <text:list-item>
              <text:p text:style-name="P616">IBM Watson Health: razonamiento clínico + procesamiento de lenguaje natural (NLP).</text:p>
            </text:list-item>
            <text:list-item>
              <text:p text:style-name="P616">AlphaCode y AlphaFold 2 (DeepMind): redes neuronales guiadas por principios simbólicos.</text:p>
            </text:list-item>
          </text:list>
        </text:list-item>
      </text:list>
      <text:p text:style-name="Standard"><text:span text:style-name="T18">1.2. Machine Learning como motor cognitivo</text:span></text:p>
      <text:list xml:id="list2791182674" text:style-name="WWNum307">
        <text:list-item>
          <text:p text:style-name="P439">Aprendizaje automático (ML) permite el descubrimiento de patrones, generalización y adaptación.</text:p>
        </text:list-item>
        <text:list-item>
          <text:p text:style-name="P439">Deep Learning para señales complejas (imágenes, audio, texto).</text:p>
        </text:list-item>
        <text:list-item>
          <text:p text:style-name="P439">Modelos explicables (XAI) para integración con entornos sensibles (sanidad, derecho, finanzas).<text:line-break/></text:p>
        </text:list-item>
      </text:list>
      <text:p text:style-name="Standard"/>
      <text:p text:style-name="Standard"><text:span text:style-name="T18">2. Representación del Conocimiento en la Era de la IA</text:span></text:p>
      <text:p text:style-name="Standard"><text:span text:style-name="T18">2.1. Métodos simbólicos y neuro-simbólicos</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7">Método</text:p>
          </table:table-cell>
          <table:table-cell table:style-name="Table12.A1" office:value-type="string">
            <text:p text:style-name="P27">Propósito</text:p>
          </table:table-cell>
          <table:table-cell table:style-name="Table12.A1" office:value-type="string">
            <text:p text:style-name="P27">Ejemplo moderno</text:p>
          </table:table-cell>
        </table:table-row>
        <table:table-row table:style-name="Table12.2">
          <table:table-cell table:style-name="Table12.A1" office:value-type="string">
            <text:p text:style-name="P27">Ontologías</text:p>
          </table:table-cell>
          <table:table-cell table:style-name="Table12.A1" office:value-type="string">
            <text:p text:style-name="P27">Formalizar conceptos y relaciones</text:p>
          </table:table-cell>
          <table:table-cell table:style-name="Table12.A1" office:value-type="string">
            <text:p text:style-name="P27">SNOMED CT, OWL (Web Ontology Language)</text:p>
          </table:table-cell>
        </table:table-row>
        <table:table-row table:style-name="Table12.2">
          <table:table-cell table:style-name="Table12.A1" office:value-type="string">
            <text:p text:style-name="P27">Grafos de conocimiento</text:p>
          </table:table-cell>
          <table:table-cell table:style-name="Table12.A1" office:value-type="string">
            <text:p text:style-name="P27">Mapear relaciones complejas</text:p>
          </table:table-cell>
          <table:table-cell table:style-name="Table12.A1" office:value-type="string">
            <text:p text:style-name="P27">Google Knowledge Graph, Amazon Neptune</text:p>
          </table:table-cell>
        </table:table-row>
        <table:table-row table:style-name="Table12.1">
          <table:table-cell table:style-name="Table12.A1" office:value-type="string">
            <text:p text:style-name="P27">Reglas lógicas</text:p>
          </table:table-cell>
          <table:table-cell table:style-name="Table12.A1" office:value-type="string">
            <text:p text:style-name="P27">Inferencia explicable</text:p>
          </table:table-cell>
          <table:table-cell table:style-name="Table12.A1" office:value-type="string">
            <text:p text:style-name="P27">Pyke, CLIPS, Prolog</text:p>
          </table:table-cell>
        </table:table-row>
        <table:table-row table:style-name="Table12.2">
          <table:table-cell table:style-name="Table12.A1" office:value-type="string">
            <text:p text:style-name="P27">Embeddings semánticos</text:p>
          </table:table-cell>
          <table:table-cell table:style-name="Table12.A1" office:value-type="string">
            <text:p text:style-name="P27">Convertir conocimiento en vectores</text:p>
          </table:table-cell>
          <table:table-cell table:style-name="Table12.A1" office:value-type="string">
            <text:p text:style-name="P27">BERT + KG embeddings, RDF2Vec</text:p>
          </table:table-cell>
        </table:table-row>
      </table:table>
      <text:p text:style-name="Standard"><text:span text:style-name="T18">2.2. Representación híbrida</text:span></text:p>
      <text:list xml:id="list3946830223" text:style-name="WWNum188">
        <text:list-item>
          <text:p text:style-name="P440">TensorFlow Knowledge Graphs: embeddings estructurados.</text:p>
        </text:list-item>
        <text:list-item>
          <text:p text:style-name="P440">DeepProbLog: lógica probabilística combinada con redes neuronales.</text:p>
        </text:list-item>
        <text:list-item>
          <text:p text:style-name="P440">Markov Logic Networks (MLN): modelos probabilísticos + lógicos.<text:line-break/></text:p>
        </text:list-item>
      </text:list>
      <text:p text:style-name="Standard"><text:span text:style-name="T18">3. Arquitectura de Sistemas Basados en Conocimiento (SBC)</text:span></text:p>
      <text:p text:style-name="P1"/>
      <text:p text:style-name="P1"><text:soft-page-break/></text:p>
      <text:p text:style-name="Standard"><text:span text:style-name="T18">3.1. Componentes clásicos + extensiones modernas</text:span></text:p>
      <text:p text:style-name="Standard"><text:s text:c="2"/>graph TD</text:p>
      <text:p text:style-name="Standard"><text:s text:c="2"/>A[Usuario] --&gt; B[Captura del conocimiento]</text:p>
      <text:p text:style-name="Standard"><text:s text:c="2"/>B --&gt; C[Base de conocimiento]</text:p>
      <text:p text:style-name="Standard"><text:s text:c="2"/>C --&gt; D[Motor de inferencia]</text:p>
      <text:p text:style-name="Standard"><text:s text:c="2"/>D --&gt; E[Decisión lógica]</text:p>
      <text:p text:style-name="Standard"><text:s text:c="2"/>E --&gt; F[Modelo ML]</text:p>
      <text:p text:style-name="Standard"><text:s text:c="2"/>F --&gt; G[Resultado enriquecido]</text:p>
      <text:p text:style-name="Standard"><text:s text:c="2"/>G --&gt; H[Explicación (XAI)]</text:p>
      <text:p text:style-name="Standard"/>
      <text:list xml:id="list1160418959" text:style-name="WWNum156">
        <text:list-item>
          <text:p text:style-name="P441">Base de conocimiento (KB): reglas, hechos, ontologías, grafos.</text:p>
        </text:list-item>
        <text:list-item>
          <text:p text:style-name="P441">Motor de inferencia: aplica reglas, ejecuta lógica de primer orden.</text:p>
        </text:list-item>
        <text:list-item>
          <text:p text:style-name="P441">Modelo ML: clasifica, predice o filtra información no estructurada.</text:p>
        </text:list-item>
        <text:list-item>
          <text:p text:style-name="P441">Sistema explicativo: devuelve resultado + justificación (SHAP, LIME, Trepan, XAI).<text:line-break/></text:p>
        </text:list-item>
      </text:list>
      <text:p text:style-name="Standard"><text:span text:style-name="T18">3.2. Flujo híbrido típico</text:span></text:p>
      <text:list xml:id="list3549078060" text:style-name="WWNum262">
        <text:list-item>
          <text:p text:style-name="P442">Captura del conocimiento (experto o automático).</text:p>
        </text:list-item>
        <text:list-item>
          <text:p text:style-name="P442">Aplicación de reglas explícitas (símbolos).</text:p>
        </text:list-item>
        <text:list-item>
          <text:p text:style-name="P442">Refinamiento con modelo ML.</text:p>
        </text:list-item>
        <text:list-item>
          <text:p text:style-name="P442">Fusión de resultados y explicación al usuario.<text:line-break/></text:p>
        </text:list-item>
      </text:list>
      <text:p text:style-name="Standard"><text:span text:style-name="T18">4. Machine Learning aplicado a SBC</text:span></text:p>
      <text:p text:style-name="Standard"><text:span text:style-name="T18">4.1. Enriquecimiento automático de conocimiento</text:span></text:p>
      <text:list xml:id="list893106287" text:style-name="WWNum249">
        <text:list-item>
          <text:p text:style-name="P443">AutoML + Clustering: generación de reglas desde datos (ej: diagnóstico de fallos en fábricas).</text:p>
        </text:list-item>
        <text:list-item>
          <text:p text:style-name="P443">Fine-tuning de LLMs (como GPT, Claude): para creación de ontologías personalizadas.</text:p>
        </text:list-item>
        <text:list-item>
          <text:p text:style-name="P443">Named Entity Recognition (NER) + Graph Construction desde textos científicos.</text:p>
        </text:list-item>
      </text:list>
      <text:p text:style-name="Standard"><text:span text:style-name="T18">4.2. Motores de inferencia mejorados</text:span></text:p>
      <text:list xml:id="list4181299476" text:style-name="WWNum5">
        <text:list-item>
          <text:p text:style-name="P444">Neuro-simbólicos:</text:p>
          <text:list>
            <text:list-item>
              <text:p text:style-name="P617"><text:soft-page-break/>AlphaGeometry (DeepMind): geometría matemática simbólica + redes neuronales.</text:p>
            </text:list-item>
            <text:list-item>
              <text:p text:style-name="P617">NeuroSymbolic Concept Learner (MIT): visión + lógica para razonamiento sobre objetos.</text:p>
            </text:list-item>
          </text:list>
        </text:list-item>
        <text:list-item>
          <text:p text:style-name="P444">Probabilistic programming: Pyro, Stan, DeepProbLog.</text:p>
        </text:list-item>
      </text:list>
      <text:p text:style-name="Standard"><text:span text:style-name="T18">4.3. Interfaces inteligentes y NLP</text:span></text:p>
      <text:list xml:id="list2082561025" text:style-name="WWNum81">
        <text:list-item>
          <text:p text:style-name="P445">Captura de conocimiento mediante procesamiento de lenguaje natural (ChatGPT, spaCy, HuggingFace).</text:p>
        </text:list-item>
        <text:list-item>
          <text:p text:style-name="P445">Transformación de texto libre en conocimiento estructurado.</text:p>
        </text:list-item>
        <text:list-item>
          <text:p text:style-name="P445">Interfaces con visualización dinámica de razonamiento (Graphviz, D3.js, Lucidchart).<text:line-break/></text:p>
        </text:list-item>
      </text:list>
      <text:p text:style-name="Standard"><text:span text:style-name="T18">5. Aplicaciones Modernas con SBC + ML</text:span></text:p>
      <text:p text:style-name="Standard"><text:span text:style-name="T18">5.1. Salud y diagnóstico inteligente</text:span></text:p>
      <text:list xml:id="list2463877771" text:style-name="WWNum176">
        <text:list-item>
          <text:p text:style-name="P446">Caso real: Mayo Clinic → Sistema híbrido con:</text:p>
          <text:list>
            <text:list-item>
              <text:p text:style-name="P618">12.000 reglas clínicas (guías médicas)</text:p>
            </text:list-item>
            <text:list-item>
              <text:p text:style-name="P618">CNNs para imagen médica</text:p>
            </text:list-item>
            <text:list-item>
              <text:p text:style-name="P618">NLP para interpretación de notas clínicas</text:p>
            </text:list-item>
            <text:list-item>
              <text:p text:style-name="P618">Reducción del error diagnóstico en un 37%.</text:p>
            </text:list-item>
          </text:list>
        </text:list-item>
      </text:list>
      <text:p text:style-name="Standard"><text:span text:style-name="T18">5.2. Banca y seguros</text:span></text:p>
      <text:list xml:id="list3457491013" text:style-name="WWNum389">
        <text:list-item>
          <text:p text:style-name="P447">Pipeline típico:</text:p>
          <text:list>
            <text:list-item>
              <text:p text:style-name="P619">Reglas regulatorias (AML, GDPR)</text:p>
            </text:list-item>
            <text:list-item>
              <text:p text:style-name="P619">Modelos ML para scoring de crédito (XGBoost, LightGBM)</text:p>
            </text:list-item>
            <text:list-item>
              <text:p text:style-name="P619">Generación de explicaciones para cumplimiento normativo (SHAP, LIME)</text:p>
            </text:list-item>
          </text:list>
        </text:list-item>
      </text:list>
      <text:p text:style-name="Standard"><text:span text:style-name="T18">5.3. Industria 4.0 y mantenimiento predictivo</text:span></text:p>
      <text:list xml:id="list1041116324" text:style-name="WWNum372">
        <text:list-item>
          <text:p text:style-name="P448">Digital Twins con grafos de conocimiento + LSTM.</text:p>
        </text:list-item>
        <text:list-item>
          <text:p text:style-name="P448">Predicción de fallos con ML y reglas temporales.</text:p>
        </text:list-item>
        <text:list-item>
          <text:p text:style-name="P448">Casos: Siemens, Bosch, Airbus.<text:line-break/></text:p>
        </text:list-item>
      </text:list>
      <text:p text:style-name="Standard"><text:span text:style-name="T18">6. Tendencias Emergentes</text:span></text:p>
      <text:p text:style-name="Standard"><text:span text:style-name="T18">6.1. Generative AI + Bases de conocimiento</text:span></text:p>
      <text:list xml:id="list2220897166" text:style-name="WWNum131">
        <text:list-item>
          <text:p text:style-name="P449">LLMs adaptados con dominios específicos:</text:p>
          <text:list>
            <text:list-item>
              <text:p text:style-name="P620">Ej: GPT con vector stores semánticos (Pinecone, Weaviate)</text:p>
            </text:list-item>
            <text:list-item>
              <text:p text:style-name="P620"><text:soft-page-break/>Uso de retrieval-augmented generation (RAG) para respuestas precisas.</text:p>
            </text:list-item>
          </text:list>
        </text:list-item>
      </text:list>
      <text:p text:style-name="Standard"><text:span text:style-name="T18">6.2. Aprendizaje continuo autónomo</text:span></text:p>
      <text:list xml:id="list3247910428" text:style-name="WWNum96">
        <text:list-item>
          <text:p text:style-name="P450">Detectores de data drift y concept drift.</text:p>
        </text:list-item>
        <text:list-item>
          <text:p text:style-name="P450">Sistemas que reajustan reglas automáticamente (AutoML + Reasoners).</text:p>
        </text:list-item>
      </text:list>
      <text:p text:style-name="Standard"><text:span text:style-name="T18">6.3. Quantum AI para conocimiento simbólico</text:span></text:p>
      <text:list xml:id="list1980383404" text:style-name="WWNum110">
        <text:list-item>
          <text:p text:style-name="P451">QNN (Quantum Neural Networks) aplicados a grafos de conocimiento complejos.</text:p>
        </text:list-item>
        <text:list-item>
          <text:p text:style-name="P451">Simulación de inferencia lógica en arquitecturas cuánticas (investigación en IBM Q, Xanadu AI).<text:line-break/></text:p>
        </text:list-item>
      </text:list>
      <text:p text:style-name="Standard"><text:span text:style-name="T18">7. Ejemplo Práctico: Integración SBC + ML en Python</text:span></text:p>
      <text:p text:style-name="Standard">from pyke import knowledge_engine</text:p>
      <text:p text:style-name="Standard">from sklearn.ensemble import RandomForestClassifier</text:p>
      <text:p text:style-name="Standard"/>
      <text:p text:style-name="Standard"># 1. Motor de reglas</text:p>
      <text:p text:style-name="Standard">engine = knowledge_engine.engine(__file__)</text:p>
      <text:p text:style-name="Standard">engine.activate('diagnostico')</text:p>
      <text:p text:style-name="Standard"/>
      <text:p text:style-name="Standard"># 2. Modelo ML entrenado</text:p>
      <text:p text:style-name="Standard">model = RandomForestClassifier()</text:p>
      <text:p text:style-name="Standard">model.fit(X_train, y_train)</text:p>
      <text:p text:style-name="Standard"/>
      <text:p text:style-name="Standard"># 3. Fusión</text:p>
      <text:p text:style-name="Standard">def diagnosticar(paciente):</text:p>
      <text:p text:style-name="Standard"><text:s text:c="4"/>reglas = engine.prove_1('diagnostico', paciente)</text:p>
      <text:p text:style-name="Standard"><text:s text:c="4"/>pred_ml = model.predict([paciente['datos']])</text:p>
      <text:p text:style-name="Standard"><text:s text:c="4"/>return combinar(reglas, pred_ml)</text:p>
      <text:p text:style-name="Standard"/>
      <text:p text:style-name="P637"><text:span text:style-name="T18">Extensiones modernas:</text:span></text:p>
      <text:list xml:id="list861427582" text:style-name="WWNum397">
        <text:list-item>
          <text:p text:style-name="P452">Integración con LangChain, OpenAI API, HuggingFace.</text:p>
        </text:list-item>
        <text:list-item>
          <text:p text:style-name="P452"><text:soft-page-break/>Visualización de resultados con Gradio, Streamlit.<text:line-break/></text:p>
        </text:list-item>
      </text:list>
      <text:p text:style-name="P637">8. Evaluación Comparativa y Métricas de Éxito</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7">Métrica</text:p>
          </table:table-cell>
          <table:table-cell table:style-name="Table13.A1" office:value-type="string">
            <text:p text:style-name="P27">SBC clásico</text:p>
          </table:table-cell>
          <table:table-cell table:style-name="Table13.A1" office:value-type="string">
            <text:p text:style-name="P27">SBC+ML avanzado</text:p>
          </table:table-cell>
        </table:table-row>
        <table:table-row table:style-name="Table13.1">
          <table:table-cell table:style-name="Table13.A1" office:value-type="string">
            <text:p text:style-name="P27">Precisión diagnóstica</text:p>
          </table:table-cell>
          <table:table-cell table:style-name="Table13.A1" office:value-type="string">
            <text:p text:style-name="P27">70%</text:p>
          </table:table-cell>
          <table:table-cell table:style-name="Table13.A1" office:value-type="string">
            <text:p text:style-name="P27">&gt; 90%</text:p>
          </table:table-cell>
        </table:table-row>
        <table:table-row table:style-name="Table13.1">
          <table:table-cell table:style-name="Table13.A1" office:value-type="string">
            <text:p text:style-name="P27">Adaptabilidad</text:p>
          </table:table-cell>
          <table:table-cell table:style-name="Table13.A1" office:value-type="string">
            <text:p text:style-name="P27">Baja</text:p>
          </table:table-cell>
          <table:table-cell table:style-name="Table13.A1" office:value-type="string">
            <text:p text:style-name="P27">Alta (aprendizaje continuo)</text:p>
          </table:table-cell>
        </table:table-row>
        <table:table-row table:style-name="Table13.1">
          <table:table-cell table:style-name="Table13.A1" office:value-type="string">
            <text:p text:style-name="P27">Coste de mantenimiento</text:p>
          </table:table-cell>
          <table:table-cell table:style-name="Table13.A1" office:value-type="string">
            <text:p text:style-name="P27">Alto</text:p>
          </table:table-cell>
          <table:table-cell table:style-name="Table13.A1" office:value-type="string">
            <text:p text:style-name="P27">Medio (AutoML)</text:p>
          </table:table-cell>
        </table:table-row>
        <table:table-row table:style-name="Table13.1">
          <table:table-cell table:style-name="Table13.A1" office:value-type="string">
            <text:p text:style-name="P27">Explicabilidad</text:p>
          </table:table-cell>
          <table:table-cell table:style-name="Table13.A1" office:value-type="string">
            <text:p text:style-name="P27">Muy alta</text:p>
          </table:table-cell>
          <table:table-cell table:style-name="Table13.A1" office:value-type="string">
            <text:p text:style-name="P27">Alta (XAI integrado)</text:p>
          </table:table-cell>
        </table:table-row>
        <table:table-row table:style-name="Table13.1">
          <table:table-cell table:style-name="Table13.A1" office:value-type="string">
            <text:p text:style-name="P27">Escalabilidad</text:p>
          </table:table-cell>
          <table:table-cell table:style-name="Table13.A1" office:value-type="string">
            <text:p text:style-name="P27">Limitada</text:p>
          </table:table-cell>
          <table:table-cell table:style-name="Table13.A1" office:value-type="string">
            <text:p text:style-name="P27">Alta (cloud-native)</text:p>
          </table:table-cell>
        </table:table-row>
      </table:table>
      <text:p text:style-name="Standard"/>
      <text:p text:style-name="P637"><text:span text:style-name="T18">9. Conclusiones Finales</text:span></text:p>
      <text:list xml:id="list715399646" text:style-name="WWNum220">
        <text:list-item>
          <text:p text:style-name="P453">Sistemas Basados en Conocimiento siguen siendo cruciales en sectores críticos (salud, derecho, industria).</text:p>
        </text:list-item>
        <text:list-item>
          <text:p text:style-name="P453">La fusión con IA moderna permite superar el dilema entre rendimiento y explicabilidad.</text:p>
        </text:list-item>
        <text:list-item>
          <text:p text:style-name="P453">En 2025, las arquitecturas neuro-simbólicas son la vía dominante en entornos donde los errores tienen un alto coste.</text:p>
        </text:list-item>
        <text:list-item>
          <text:p text:style-name="P453">La ingeniería del conocimiento, complementada con habilidades en IA, es una de las profesiones más demandadas.<text:line-break/></text:p>
        </text:list-item>
      </text:list>
      <text:p text:style-name="P649"><text:bookmark text:name="_11fj7u53ii52"/>Tema 61: Redes y Servicios de Comunicaciones</text:p>
      <text:p text:style-name="Standard"><text:span text:style-name="T18">1. Introducción</text:span></text:p>
      <text:p text:style-name="Standard"><text:span text:style-name="T18">1.1. Importancia de las redes en la sociedad digital</text:span></text:p>
      <text:list xml:id="list1593985171" text:style-name="WWNum401">
        <text:list-item>
          <text:p text:style-name="P454">Infraestructura esencial para servicios: salud, industria, comercio, gobierno.</text:p>
        </text:list-item>
        <text:list-item>
          <text:p text:style-name="P454">Soporte de tecnologías disruptivas: IoT, IA, cloud, big data, 5G.</text:p>
        </text:list-item>
        <text:list-item>
          <text:p text:style-name="P454">Impacto directo en la economía, ciberseguridad, educación y sostenibilidad.</text:p>
        </text:list-item>
      </text:list>
      <text:p text:style-name="Standard"><text:span text:style-name="T18">1.2. Objetivos y alcance del tema</text:span></text:p>
      <text:list xml:id="list4288205866" text:style-name="WWNum370">
        <text:list-item>
          <text:p text:style-name="P455">Analizar los fundamentos, evolución y arquitectura de las redes.</text:p>
        </text:list-item>
        <text:list-item>
          <text:p text:style-name="P455">Comprender los servicios de comunicación y sus parámetros de calidad.</text:p>
        </text:list-item>
        <text:list-item>
          <text:p text:style-name="P455">Evaluar aspectos de seguridad, normativos y tendencias tecnológicas.</text:p>
        </text:list-item>
      </text:list>
      <text:p text:style-name="Standard"><text:span text:style-name="T18">1.3. Metodología de estudio</text:span></text:p>
      <text:list xml:id="list1680689139" text:style-name="WWNum195">
        <text:list-item>
          <text:p text:style-name="P456">Enfoque técnico-práctico, orientado a estándares (ISO, ITU, NIST).</text:p>
        </text:list-item>
        <text:list-item>
          <text:p text:style-name="P456">Relación entre arquitectura, servicios y ciberseguridad.</text:p>
        </text:list-item>
        <text:list-item>
          <text:p text:style-name="P456">Enlace con legislación TIC y transformaciones digitales actuales.<text:line-break/></text:p>
        </text:list-item>
      </text:list>
      <text:p text:style-name="Standard"><text:span text:style-name="T18">2. Redes de Comunicaciones</text:span></text:p>
      <text:p text:style-name="Standard"><text:span text:style-name="T18">2.1. Sistemas de comunicación</text:span></text:p>
      <text:p text:style-name="Standard"><text:span text:style-name="T18">2.1.1. Elementos básicos</text:span></text:p>
      <text:list xml:id="list3985131141" text:style-name="WWNum91">
        <text:list-item>
          <text:p text:style-name="P457">Emisor, receptor, mensaje, canal de transmisión, protocolo, ruido.</text:p>
        </text:list-item>
      </text:list>
      <text:p text:style-name="Standard"><text:span text:style-name="T18">2.1.2. Parámetros de calidad</text:span></text:p>
      <text:list xml:id="list3511945553" text:style-name="WWNum97">
        <text:list-item>
          <text:p text:style-name="P458">Ancho de banda: Capacidad máxima de transmisión (Mbps/Gbps).</text:p>
        </text:list-item>
        <text:list-item>
          <text:p text:style-name="P458">Latencia: Tiempo de ida y vuelta de un paquete (ms).</text:p>
        </text:list-item>
        <text:list-item>
          <text:p text:style-name="P458">Jitter: Variación en la latencia, afecta a tráfico en tiempo real.</text:p>
        </text:list-item>
        <text:list-item>
          <text:p text:style-name="P458">Pérdida de paquetes: Impacto en calidad de voz/vídeo y fiabilidad.</text:p>
        </text:list-item>
        <text:list-item>
          <text:p text:style-name="P458">Tasa de error de bits (BER): Precisión de la transmisión (más crítica en entornos físicos como fibra o radio).</text:p>
        </text:list-item>
        <text:list-item>
          <text:p text:style-name="P458">QoS (Calidad de Servicio): Conjunto de mecanismos para garantizar rendimiento. Ej: priorización de VoIP frente a datos no críticos.</text:p>
        </text:list-item>
      </text:list>
      <text:p text:style-name="Standard"><text:span text:style-name="T18">2.2. Evolución histórica</text:span></text:p>
      <text:p text:style-name="Standard"><text:span text:style-name="T18">2.2.1. De los orígenes a ARPANET</text:span></text:p>
      <text:list xml:id="list251637385" text:style-name="WWNum3">
        <text:list-item>
          <text:p text:style-name="P459"><text:soft-page-break/>Telégrafo, telefonía, conmutación de circuitos → ARPANET → Internet.</text:p>
        </text:list-item>
      </text:list>
      <text:p text:style-name="Standard"><text:span text:style-name="T18">2.2.2. Generaciones de redes móviles (1G-6G)</text:span></text:p>
      <text:list xml:id="list4154934419" text:style-name="WWNum294">
        <text:list-item>
          <text:p text:style-name="P460">1G (analógica), 2G (SMS, voz digital), 3G (datos), 4G (banda ancha móvil), 5G (latencia ultra baja, IoT masivo), 6G (en desarrollo).</text:p>
        </text:list-item>
      </text:list>
      <text:p text:style-name="Standard"><text:span text:style-name="T18">2.2.3. Futuro: IoT, redes cuánticas, edge computing, redes auto-gestionadas (SDN, IA).</text:span></text:p>
      <text:p text:style-name="Standard"><text:span text:style-name="T18">2.3. Tipos de redes por extensión</text:span></text:p>
      <text:p text:style-name="Standard">2.3.1. PAN: Bluetooth, Zigbee, NFC.</text:p>
      <text:p text:style-name="Standard">2.3.2. LAN: Ethernet, WiFi 6/6E, redes cableadas de ámbito local.</text:p>
      <text:p text:style-name="Standard">2.3.3. MAN: Interconexión de redes LAN a escala urbana.</text:p>
      <text:p text:style-name="Standard">2.3.4. WAN: Redes de alcance mundial (Internet, MPLS, SD-WAN).</text:p>
      <text:p text:style-name="Standard"><text:span text:style-name="T18">2.4. Tipos de redes por ámbito</text:span></text:p>
      <text:p text:style-name="Standard">2.4.1. Públicas vs. privadas: Control de acceso, seguridad, disponibilidad.</text:p>
      <text:p text:style-name="Standard">2.4.2. VPNs: Tecnologías como IPsec (nivel 3) y SSL/TLS (nivel 7) para asegurar conexiones remotas.</text:p>
      <text:p text:style-name="Standard"><text:span text:style-name="T18">2.5. Topologías de red</text:span></text:p>
      <text:p text:style-name="Standard">2.5.1. Estrella, bus, anillo, malla, híbridas.</text:p>
      <text:p text:style-name="Standard">2.5.2. Comparativa: fiabilidad, coste, facilidad de mantenimiento, escalabilidad.</text:p>
      <text:p text:style-name="Standard"><text:span text:style-name="T18">2.6. Tecnologías de red</text:span></text:p>
      <text:p text:style-name="Standard">2.6.1. WiFi (802.11ac/ax), cifrado WPA3, seguridad en redes inalámbricas.</text:p>
      <text:p text:style-name="Standard">2.6.2. Redes móviles: LTE, VoLTE, 5G (mmWave, NSA/SA).</text:p>
      <text:p text:style-name="Standard">2.6.3. Fibra óptica: FTTH, GPON, DWDM (para redes troncales de alta capacidad).</text:p>
      <text:p text:style-name="Standard"><text:span text:style-name="T18">2.7. Componentes de red</text:span></text:p>
      <text:p text:style-name="Standard">2.7.1. Hardware: Routers, switches, firewalls, APs, balanceadores.</text:p>
      <text:p text:style-name="Standard">2.7.2. Software: Sistemas de monitorización (Zabbix, Nagios), gestión (SNMP, NetFlow), automatización (Ansible, SDN).</text:p>
      <text:p text:style-name="Standard"><text:span text:style-name="T18">2.8. Modelos y protocolos</text:span></text:p>
      <text:p text:style-name="Standard">2.8.1. Modelo OSI vs. TCP/IP</text:p>
      <text:list xml:id="list315680574" text:style-name="WWNum84">
        <text:list-item>
          <text:p text:style-name="P461">Capas, funciones, interoperabilidad.</text:p>
        </text:list-item>
      </text:list>
      <text:p text:style-name="Standard">2.8.2. Protocolos clave:</text:p>
      <text:list xml:id="list2023491659" text:style-name="WWNum52">
        <text:list-item>
          <text:p text:style-name="P462">TCP, UDP, IP, HTTP/HTTPS, DNS, DHCP, ICMP, ARP.</text:p>
        </text:list-item>
      </text:list>
      <text:p text:style-name="Standard"><text:soft-page-break/></text:p>
      <text:p text:style-name="Standard"><text:span text:style-name="T18">3. Medios de Transmisión y Redes Móviles</text:span></text:p>
      <text:p text:style-name="Standard"><text:span text:style-name="T18">3.1. Medios de transmisión</text:span></text:p>
      <text:p text:style-name="Standard">3.1.1. Cableado: UTP (cat5e, cat6), coaxial (DOCSIS).</text:p>
      <text:p text:style-name="Standard">3.1.2. Inalámbrico: Radiofrecuencia, satélite (GEO, LEO).</text:p>
      <text:p text:style-name="Standard">3.1.3. Fibra óptica:</text:p>
      <text:list xml:id="list264489442" text:style-name="WWNum321">
        <text:list-item>
          <text:p text:style-name="P463">Monomodo (larga distancia), multimodo (centros de datos).</text:p>
        </text:list-item>
        <text:list-item>
          <text:p text:style-name="P463">Aplicaciones: FTTH, backbone de red, interconexión de datacenters.</text:p>
        </text:list-item>
      </text:list>
      <text:p text:style-name="Standard"><text:span text:style-name="T18">3.2. Redes móviles</text:span></text:p>
      <text:p text:style-name="Standard">3.2.1. 2G/2.5G: GSM, GPRS, EDGE.</text:p>
      <text:p text:style-name="Standard">3.2.2. 3G/3G+: UMTS, HSPA.</text:p>
      <text:p text:style-name="Standard">3.2.3. 4G/4G+: LTE, LTE-A, VoLTE.</text:p>
      <text:p text:style-name="Standard">3.2.4. 5G:</text:p>
      <text:list xml:id="list159295003" text:style-name="WWNum360">
        <text:list-item>
          <text:p text:style-name="P464">Latencia &lt;1 ms, IoT masivo, conectividad ultra densa.</text:p>
        </text:list-item>
        <text:list-item>
          <text:p text:style-name="P464">Arquitectura: Core 5G, slices, edge computing.<text:line-break/></text:p>
        </text:list-item>
      </text:list>
      <text:p text:style-name="Standard"><text:span text:style-name="T18">4. Servicios de Comunicaciones</text:span></text:p>
      <text:p text:style-name="Standard"><text:span text:style-name="T18">4.1. Correo electrónico</text:span></text:p>
      <text:list xml:id="list1950527584" text:style-name="WWNum323">
        <text:list-item>
          <text:p text:style-name="P465">Protocolos: SMTP, POP3, IMAP.</text:p>
        </text:list-item>
        <text:list-item>
          <text:p text:style-name="P465">Seguridad: SPF, DKIM, DMARC, cifrado S/MIME y PGP.</text:p>
        </text:list-item>
      </text:list>
      <text:p text:style-name="Standard"><text:span text:style-name="T18">4.2. Navegación web</text:span></text:p>
      <text:list xml:id="list3653794259" text:style-name="WWNum113">
        <text:list-item>
          <text:p text:style-name="P466">HTTP, HTTPS (TLS 1.3), certificados digitales.</text:p>
        </text:list-item>
        <text:list-item>
          <text:p text:style-name="P466">DNS, DNSSEC, DoH (DNS over HTTPS), CDNs (Akamai, Cloudflare).</text:p>
        </text:list-item>
      </text:list>
      <text:p text:style-name="Standard"><text:span text:style-name="T18">4.3. Transferencia de archivos</text:span></text:p>
      <text:list xml:id="list1814500218" text:style-name="WWNum250">
        <text:list-item>
          <text:p text:style-name="P467">FTP, SFTP, SCP, P2P.</text:p>
        </text:list-item>
        <text:list-item>
          <text:p text:style-name="P467">Servicios cloud: Dropbox, Google Drive, OneDrive, servicios de backup.</text:p>
        </text:list-item>
      </text:list>
      <text:p text:style-name="Standard"><text:span text:style-name="T18">4.4. Voz y datos</text:span></text:p>
      <text:list xml:id="list3529971573" text:style-name="WWNum215">
        <text:list-item>
          <text:p text:style-name="P468">VoIP: SIP, RTP, codecs.</text:p>
        </text:list-item>
        <text:list-item>
          <text:p text:style-name="P468"><text:soft-page-break/>Mensajería instantánea (Signal, WhatsApp, XMPP, Matrix).</text:p>
        </text:list-item>
      </text:list>
      <text:p text:style-name="Standard"><text:span text:style-name="T18">4.5. Otros servicios</text:span></text:p>
      <text:list xml:id="list1242134407" text:style-name="WWNum9">
        <text:list-item>
          <text:p text:style-name="P469">IoT: Protocolos MQTT, CoAP.</text:p>
        </text:list-item>
        <text:list-item>
          <text:p text:style-name="P469">Cloud computing: SaaS, PaaS, IaaS; ejemplos: AWS, Azure, GCP.<text:line-break/></text:p>
        </text:list-item>
      </text:list>
      <text:p text:style-name="P637"/>
      <text:p text:style-name="P637"><text:span text:style-name="T18">5. Seguridad en Redes</text:span></text:p>
      <text:p text:style-name="Standard"><text:span text:style-name="T18">5.1. Amenazas</text:span></text:p>
      <text:list xml:id="list1989660075" text:style-name="WWNum352">
        <text:list-item>
          <text:p text:style-name="P470">Malware, DDoS, MITM, spoofing, sniffing, ransomware.</text:p>
        </text:list-item>
        <text:list-item>
          <text:p text:style-name="P470">Específicas de redes móviles, IoT y entornos industriales.</text:p>
        </text:list-item>
      </text:list>
      <text:p text:style-name="Standard"><text:span text:style-name="T18">5.2. Protección</text:span></text:p>
      <text:list xml:id="list1149119325" text:style-name="WWNum20">
        <text:list-item>
          <text:p text:style-name="P471">Firewalls, IDS/IPS, segmentación, cifrado (TLS, IPsec, WPA3).</text:p>
        </text:list-item>
        <text:list-item>
          <text:p text:style-name="P471">Zero Trust, microsegmentación, gestión de accesos (NAC, 802.1X).</text:p>
        </text:list-item>
      </text:list>
      <text:p text:style-name="Standard"><text:span text:style-name="T18">5.3. Normativas y estándares</text:span></text:p>
      <text:list xml:id="list162126766" text:style-name="WWNum59">
        <text:list-item>
          <text:p text:style-name="P472">GDPR, LOPDGDD, ENS.</text:p>
        </text:list-item>
        <text:list-item>
          <text:p text:style-name="P472">Buenas prácticas: NIST SP 800-53, ISO/IEC 27001 y 27033.<text:line-break/></text:p>
        </text:list-item>
      </text:list>
      <text:p text:style-name="Standard"><text:span text:style-name="T18">6. Legislación</text:span></text:p>
      <text:p text:style-name="Standard"><text:span text:style-name="T18">6.1. Ley General de Telecomunicaciones</text:span></text:p>
      <text:list xml:id="list3121262936" text:style-name="WWNum44">
        <text:list-item>
          <text:p text:style-name="P473">Regulación de operadores, uso del espectro, interoperabilidad.</text:p>
        </text:list-item>
      </text:list>
      <text:p text:style-name="Standard"><text:span text:style-name="T18">6.2. Neutralidad de la red</text:span></text:p>
      <text:list xml:id="list3952512067" text:style-name="WWNum341">
        <text:list-item>
          <text:p text:style-name="P474">No discriminación del tráfico, marco normativo europeo.<text:line-break/></text:p>
        </text:list-item>
      </text:list>
      <text:p text:style-name="Standard"><text:span text:style-name="T18">7. Conclusiones</text:span></text:p>
      <text:p text:style-name="Standard"><text:span text:style-name="T18">7.1. Resumen de conceptos clave</text:span></text:p>
      <text:list xml:id="list2709663885" text:style-name="WWNum198">
        <text:list-item>
          <text:p text:style-name="P475">Redes como base de la economía digital.</text:p>
        </text:list-item>
        <text:list-item>
          <text:p text:style-name="P475">Necesidad de garantizar calidad, seguridad, disponibilidad y cumplimiento.</text:p>
        </text:list-item>
      </text:list>
      <text:p text:style-name="Standard"><text:span text:style-name="T18">7.2. Tendencias futuras</text:span></text:p>
      <text:list xml:id="list1778579247" text:style-name="WWNum95">
        <text:list-item>
          <text:p text:style-name="P476">6G, redes cuánticas, SDN, redes autónomas, smart cities.</text:p>
        </text:list-item>
        <text:list-item>
          <text:p text:style-name="P476">Ciberresiliencia y automatización como ejes del futuro digital.</text:p>
        </text:list-item>
      </text:list>
      <text:p text:style-name="Standard"><text:soft-page-break/></text:p>
      <text:p text:style-name="P25"/>
      <text:p text:style-name="Heading_20_1"><text:bookmark text:name="_42s7u2eyfoek"/></text:p>
      <text:p text:style-name="Heading_20_1"><text:bookmark text:name="_lp9slfsxiqf6"/></text:p>
      <text:p text:style-name="P649"><text:bookmark text:name="_8t9gz7szqyib"/>Tema 72: Seguridad en Sistemas en Red: Servicios, Protecciones y Estándares Avanzados</text:p>
      <text:p text:style-name="Standard"><text:span text:style-name="T18">1. Introducción</text:span></text:p>
      <text:p text:style-name="Standard">La seguridad en sistemas en red es fundamental para garantizar la protección de los activos de información frente a amenazas internas y externas. Se basa en asegurar la confidencialidad, integridad y disponibilidad (CID) de los sistemas y datos a través de estrategias de prevención, detección y respuesta.</text:p>
      <text:p text:style-name="Standard"/>
      <text:p text:style-name="Standard"><text:span text:style-name="T18">2. Servicios de Seguridad</text:span></text:p>
      <text:p text:style-name="Standard">Los servicios de seguridad proporcionan los mecanismos fundamentales para proteger la información y los sistemas:</text:p>
      <text:p text:style-name="Standard"><text:span text:style-name="T18">2.1 Autenticación y Autorización</text:span></text:p>
      <text:list xml:id="list782145567" text:style-name="WWNum237">
        <text:list-item>
          <text:p text:style-name="P477">Métodos: Contraseñas, certificados, OTP, biometría, tokens.</text:p>
        </text:list-item>
        <text:list-item>
          <text:p text:style-name="P477">SSO y MFA: Single Sign-On (Keycloak, Okta) y autenticación multifactor (Google Authenticator, YubiKey).</text:p>
        </text:list-item>
        <text:list-item>
          <text:p text:style-name="P477">Protocolos: LDAP, RADIUS, Kerberos, SAML, OAuth2, OpenID Connect.</text:p>
        </text:list-item>
      </text:list>
      <text:p text:style-name="Standard"><text:span text:style-name="T18">2.2 Control de Acceso</text:span></text:p>
      <text:list xml:id="list760369601" text:style-name="WWNum269">
        <text:list-item>
          <text:p text:style-name="P478">Modelos: DAC, MAC, RBAC, ABAC.</text:p>
        </text:list-item>
        <text:list-item>
          <text:p text:style-name="P478">Control del acceso al medio: Filtrado MAC, IP, VLANs, portales cautivos, NAC (Cisco ISE, FortiNAC).</text:p>
        </text:list-item>
      </text:list>
      <text:p text:style-name="Standard"><text:span text:style-name="T18">2.3 Cifrado y No Repudio</text:span></text:p>
      <text:list xml:id="list3892799453" text:style-name="WWNum377">
        <text:list-item>
          <text:p text:style-name="P479">Cifrado en tránsito: TLS/SSL, IPsec, HTTPS, SSH, VPNs (OpenVPN, WireGuard).</text:p>
        </text:list-item>
        <text:list-item>
          <text:p text:style-name="P479">Cifrado en reposo: AES-256, cifrado de discos y bases de datos.</text:p>
        </text:list-item>
        <text:list-item>
          <text:p text:style-name="P479">Firmas digitales y certificados X.509.</text:p>
        </text:list-item>
      </text:list>
      <text:p text:style-name="Standard"><text:span text:style-name="T18">2.4 Auditoría y Registro</text:span></text:p>
      <text:list xml:id="list1868235066" text:style-name="WWNum235">
        <text:list-item>
          <text:p text:style-name="P480">SIEM: Splunk, ELK Stack, Wazuh.</text:p>
        </text:list-item>
        <text:list-item>
          <text:p text:style-name="P480">Recolección y correlación de logs.</text:p>
        </text:list-item>
        <text:list-item>
          <text:p text:style-name="P480">Análisis de comportamiento y detección de anomalías.</text:p>
        </text:list-item>
      </text:list>
      <text:p text:style-name="Standard"/>
      <text:p text:style-name="Standard"><text:span text:style-name="T18">3. Técnicas de Protección</text:span></text:p>
      <text:p text:style-name="Standard">Estas técnicas permiten reducir la superficie de ataque y controlar el riesgo de amenazas conocidas y emergentes:</text:p>
      <text:p text:style-name="Standard"><text:span text:style-name="T18">3.1 Segmentación</text:span></text:p>
      <text:list xml:id="list1115446665" text:style-name="WWNum358">
        <text:list-item>
          <text:p text:style-name="P481">Lógica: VLANs por tipo de usuario/servicio.</text:p>
        </text:list-item>
        <text:list-item>
          <text:p text:style-name="P481">Física: Redes separadas por funciones críticas.</text:p>
        </text:list-item>
        <text:list-item>
          <text:p text:style-name="P481"><text:soft-page-break/>Microsegmentación: Políticas específicas por VM/contenedor.</text:p>
        </text:list-item>
        <text:list-item>
          <text:p text:style-name="P481">SDN: Centralización y automatización de reglas.</text:p>
        </text:list-item>
      </text:list>
      <text:p text:style-name="Standard"><text:span text:style-name="T18">3.2 Bastionado (Hardening)</text:span></text:p>
      <text:list xml:id="list3191589818" text:style-name="WWNum190">
        <text:list-item>
          <text:p text:style-name="P482">Eliminación de servicios innecesarios.</text:p>
        </text:list-item>
        <text:list-item>
          <text:p text:style-name="P482">Configuración segura de sistemas y redes.</text:p>
        </text:list-item>
        <text:list-item>
          <text:p text:style-name="P482">Herramientas: CIS Benchmarks, OpenSCAP, Ansible, Lynis.</text:p>
        </text:list-item>
        <text:list-item>
          <text:p text:style-name="P482">Integración con Splunk/Wazuh para monitorización continua.</text:p>
        </text:list-item>
      </text:list>
      <text:p text:style-name="Standard"><text:span text:style-name="T18">3.3 Prevención de Amenazas</text:span></text:p>
      <text:list xml:id="list1272465887" text:style-name="WWNum326">
        <text:list-item>
          <text:p text:style-name="P483">Antivirus/EDR: CrowdStrike, SentinelOne.</text:p>
        </text:list-item>
        <text:list-item>
          <text:p text:style-name="P483">MFA: Bloqueo de accesos no autorizados.</text:p>
        </text:list-item>
        <text:list-item>
          <text:p text:style-name="P483">DNSSEC, DoH/DoT: Prevención de spoofing.</text:p>
        </text:list-item>
        <text:list-item>
          <text:p text:style-name="P483">Bloqueo por listas negras y reputación IP.</text:p>
        </text:list-item>
      </text:list>
      <text:p text:style-name="Standard"/>
      <text:p text:style-name="Standard"><text:span text:style-name="T18">4. Sistemas de Protección</text:span></text:p>
      <text:p text:style-name="Standard">Infraestructura y soluciones especializadas para prevenir, detectar y responder a ataques:</text:p>
      <text:p text:style-name="Standard"><text:span text:style-name="T18">4.1 Cortafuegos (Firewalls)</text:span></text:p>
      <text:list xml:id="list3042663107" text:style-name="WWNum75">
        <text:list-item>
          <text:p text:style-name="P484">Capa 3/4: iptables, nftables, Cisco ASA.</text:p>
        </text:list-item>
        <text:list-item>
          <text:p text:style-name="P484">Capa 7: WAF (ModSecurity, AWS WAF), proxies (Squid).</text:p>
        </text:list-item>
        <text:list-item>
          <text:p text:style-name="P484">Next-Gen Firewalls: Fortinet, Palo Alto, con inspección profunda, control de apps, IPS.</text:p>
        </text:list-item>
      </text:list>
      <text:p text:style-name="Standard"><text:span text:style-name="T18">4.2 IDS / IPS</text:span></text:p>
      <text:list xml:id="list4169871333" text:style-name="WWNum172">
        <text:list-item>
          <text:p text:style-name="P485">IDS: Snort, Suricata, Zeek. Detectan actividades anómalas o maliciosas.</text:p>
        </text:list-item>
        <text:list-item>
          <text:p text:style-name="P485">IPS: Actúa en tiempo real para bloquear ataques (Suricata inline, Cisco Firepower).</text:p>
        </text:list-item>
        <text:list-item>
          <text:p text:style-name="P485">FIM (File Integrity Monitoring): AIDE, Tripwire, Wazuh.</text:p>
        </text:list-item>
      </text:list>
      <text:p text:style-name="Standard"><text:span text:style-name="T18">4.3 Sistemas de Backup y Recuperación</text:span></text:p>
      <text:list xml:id="list3353592209" text:style-name="WWNum361">
        <text:list-item>
          <text:p text:style-name="P486">Estrategia 3-2-1.</text:p>
        </text:list-item>
        <text:list-item>
          <text:p text:style-name="P486">Herramientas: Veeam, Bacula, Rsync, Borg.</text:p>
        </text:list-item>
        <text:list-item>
          <text:p text:style-name="P486">Planes de continuidad (BCP) y recuperación ante desastres (DRP).</text:p>
        </text:list-item>
      </text:list>
      <text:p text:style-name="Standard"><text:soft-page-break/></text:p>
      <text:p text:style-name="Standard"><text:span text:style-name="T18">5. Estándares, Normativas y Legislación</text:span></text:p>
      <text:p text:style-name="Standard"><text:span text:style-name="T18">5.1 Estándares Internacionales</text:span></text:p>
      <text:list xml:id="list466579377" text:style-name="WWNum35">
        <text:list-item>
          <text:p text:style-name="P487">ISO/IEC 27001: SGSI.</text:p>
        </text:list-item>
        <text:list-item>
          <text:p text:style-name="P487">NIST SP 800-53 / CSF / 800-171: Controles y marcos para organizaciones de EE.UU.</text:p>
        </text:list-item>
        <text:list-item>
          <text:p text:style-name="P487">COBIT 2019: Gobierno de TI.</text:p>
        </text:list-item>
        <text:list-item>
          <text:p text:style-name="P487">MITRE ATT&amp;CK: Tácticas y técnicas adversarias.</text:p>
        </text:list-item>
      </text:list>
      <text:p text:style-name="Standard"><text:span text:style-name="T18">5.2 Legislación y Regulaciones</text:span></text:p>
      <text:list xml:id="list3322749339" text:style-name="WWNum256">
        <text:list-item>
          <text:p text:style-name="P488">RGPD / LOPDGDD: Protección de datos personales.</text:p>
        </text:list-item>
        <text:list-item>
          <text:p text:style-name="P488">ENS: Esquema Nacional de Seguridad (España).</text:p>
        </text:list-item>
        <text:list-item>
          <text:p text:style-name="P488">NIS2: Requisitos para sectores esenciales.</text:p>
        </text:list-item>
        <text:list-item>
          <text:p text:style-name="P488">PCI DSS, HIPAA, SOX (según el sector).</text:p>
        </text:list-item>
      </text:list>
      <text:p text:style-name="Standard"><text:span text:style-name="T18">5.3 Evaluación de Riesgos y Cumplimiento</text:span></text:p>
      <text:list xml:id="list208628987" text:style-name="WWNum143">
        <text:list-item>
          <text:p text:style-name="P489">MAGERIT: Metodología oficial.</text:p>
        </text:list-item>
        <text:list-item>
          <text:p text:style-name="P489">PILAR: Herramienta del CCN-CERT para análisis de riesgos, amenazas e impacto.</text:p>
        </text:list-item>
      </text:list>
      <text:p text:style-name="Standard"/>
      <text:p text:style-name="Standard"><text:span text:style-name="T18">6. Amenazas Comunes y Emergentes</text:span></text:p>
      <text:list xml:id="list488218417" text:style-name="WWNum1">
        <text:list-item>
          <text:p text:style-name="P490">Hombre en el Medio (MITM): Cifrado, VPN, HSTS como defensa.</text:p>
        </text:list-item>
        <text:list-item>
          <text:p text:style-name="P490">Cloud Attacks: Exposición de recursos, abuso de facturación, criptojacking.</text:p>
        </text:list-item>
        <text:list-item>
          <text:p text:style-name="P490">Ransomware: Aislamiento, backups, EDR.</text:p>
        </text:list-item>
        <text:list-item>
          <text:p text:style-name="P490">DDoS/DoS: Mitigación con balanceadores, servicios anti-DDoS (Cloudflare, AWS Shield).</text:p>
        </text:list-item>
      </text:list>
      <text:p text:style-name="P1"/>
      <text:p text:style-name="Standard"><text:span text:style-name="T18">7. Formación y Concienciación</text:span></text:p>
      <text:p text:style-name="Standard"><text:span text:style-name="T18">7.1 Actividades Educativas</text:span></text:p>
      <text:list xml:id="list1341248673" text:style-name="WWNum343">
        <text:list-item>
          <text:p text:style-name="P491">Simulaciones de ataques (phishing, ransomware).</text:p>
        </text:list-item>
        <text:list-item>
          <text:p text:style-name="P491">Talleres de concienciación.</text:p>
        </text:list-item>
        <text:list-item>
          <text:p text:style-name="P491">Políticas de uso seguro de la red.</text:p>
        </text:list-item>
      </text:list>
      <text:p text:style-name="Standard"><text:soft-page-break/><text:span text:style-name="T18">7.2 Iniciativas de INCIBE (España)</text:span></text:p>
      <text:list xml:id="list3989718368" text:style-name="WWNum80">
        <text:list-item>
          <text:p text:style-name="P492">CyberCamp, HackOn, Cibercooperantes.</text:p>
        </text:list-item>
        <text:list-item>
          <text:p text:style-name="P492">Retos CTF, competiciones estudiantiles.</text:p>
        </text:list-item>
        <text:list-item>
          <text:p text:style-name="P492">Evaluación con PILAR y formación en metodologías de análisis de riesgo.</text:p>
        </text:list-item>
      </text:list>
      <text:p text:style-name="Standard"/>
      <text:p text:style-name="P25"/>
      <text:p text:style-name="P651"><text:bookmark text:name="_4xt9haj6v1xf"/>Tema 74: Sistemas Multimedia</text:p>
      <text:p text:style-name="Standard"><text:span text:style-name="T18">1. Introducción a los Sistemas Multimedia</text:span></text:p>
      <text:p text:style-name="Standard"><text:span text:style-name="T18">1.1. ¿Qué es un sistema multimedia?</text:span></text:p>
      <text:list xml:id="list3235820157" text:style-name="WWNum76">
        <text:list-item>
          <text:p text:style-name="P493">Definición: sistemas que integran múltiples tipos de medios digitales (texto, imagen, audio, vídeo, animación) en un entorno interactivo.</text:p>
        </text:list-item>
        <text:list-item>
          <text:p text:style-name="P493">Componentes esenciales: adquisición, codificación, almacenamiento, transmisión, decodificación y presentación.</text:p>
        </text:list-item>
      </text:list>
      <text:p text:style-name="Standard"><text:span text:style-name="T18">1.2. Relevancia actual y contexto global</text:span></text:p>
      <text:list xml:id="list2499048720" text:style-name="WWNum271">
        <text:list-item>
          <text:p text:style-name="P494">El 82% del tráfico global en Internet es vídeo (Cisco, 2023).</text:p>
        </text:list-item>
        <text:list-item>
          <text:p text:style-name="P494">Aplicaciones: educación, entretenimiento, salud, transporte, smart cities.</text:p>
        </text:list-item>
        <text:list-item>
          <text:p text:style-name="P494">Nuevas fronteras: sistemas multimodales y multisensoriales en entornos XR, metaversos y entornos IoT.</text:p>
        </text:list-item>
      </text:list>
      <text:p text:style-name="Standard"><text:span text:style-name="T18">1.3. Breve evolución histórica</text:span></text:p>
      <text:list xml:id="list3030510377" text:style-name="WWNum104">
        <text:list-item>
          <text:p text:style-name="P495">Etapas clave:</text:p>
          <text:list>
            <text:list-item>
              <text:p text:style-name="P621">CD-ROM interactivo (90s)</text:p>
            </text:list-item>
            <text:list-item>
              <text:p text:style-name="P621">Streaming adaptativo (2000s)</text:p>
            </text:list-item>
            <text:list-item>
              <text:p text:style-name="P621">Realidad aumentada y sistemas XR (2020s)</text:p>
            </text:list-item>
          </text:list>
        </text:list-item>
        <text:list-item>
          <text:p text:style-name="P495">Hitos tecnológicos:</text:p>
          <text:list>
            <text:list-item>
              <text:p text:style-name="P621">MP3 (1993), MPEG-4 (1998), YouTube (2005), AV1 (2018), Vision Pro (2023)<text:line-break/></text:p>
            </text:list-item>
          </text:list>
        </text:list-item>
      </text:list>
      <text:p text:style-name="P637"><text:span text:style-name="T18">2. Fundamentos Técnicos de Representación y Procesamiento</text:span></text:p>
      <text:p text:style-name="Standard"><text:span text:style-name="T18">2.1. Representación digital de medios</text:span></text:p>
      <text:list xml:id="list134346726" text:style-name="WWNum338">
        <text:list-item>
          <text:p text:style-name="P496">Imagen:</text:p>
          <text:list>
            <text:list-item>
              <text:p text:style-name="P622">Raster (JPEG, PNG, BMP) vs vectorial (SVG).</text:p>
            </text:list-item>
            <text:list-item>
              <text:p text:style-name="P622">Profundidad de color, espacios (RGB, YUV), canal alfa.</text:p>
            </text:list-item>
          </text:list>
        </text:list-item>
        <text:list-item>
          <text:p text:style-name="P496">Audio:</text:p>
          <text:list>
            <text:list-item>
              <text:p text:style-name="P622">Tasa de muestreo (Nyquist), cuantización, mono/estéreo, bitrate.</text:p>
            </text:list-item>
            <text:list-item>
              <text:p text:style-name="P622">Formatos: WAV (sin compresión), FLAC (lossless), AAC (lossy).</text:p>
            </text:list-item>
          </text:list>
        </text:list-item>
        <text:list-item>
          <text:p text:style-name="P496">Vídeo:</text:p>
          <text:list>
            <text:list-item>
              <text:p text:style-name="P622">FPS, resolución (4K, 8K), GOP (Group of Pictures), HDR.</text:p>
            </text:list-item>
            <text:list-item>
              <text:p text:style-name="P622">Contenedores (MP4, MKV), códecs (H.264, H.265, AV1, VVC).</text:p>
            </text:list-item>
          </text:list>
        </text:list-item>
      </text:list>
      <text:p text:style-name="Standard"><text:soft-page-break/><text:span text:style-name="T18">2.2. Fundamentos matemáticos aplicados</text:span></text:p>
      <text:list xml:id="list825399037" text:style-name="WWNum38">
        <text:list-item>
          <text:p text:style-name="P497">Transformadas: Fourier (espectro de frecuencias), DCT (MPEG), Wavelet (JPEG2000).</text:p>
        </text:list-item>
        <text:list-item>
          <text:p text:style-name="P497">Álgebra lineal:</text:p>
          <text:list>
            <text:list-item>
              <text:p text:style-name="P623">Convoluciones, kernels, filtros espaciales, operaciones morfológicas.</text:p>
            </text:list-item>
            <text:list-item>
              <text:p text:style-name="P623">Uso en visión por computador y redes neuronales convolucionales (CNNs).<text:line-break/></text:p>
            </text:list-item>
          </text:list>
        </text:list-item>
      </text:list>
      <text:p text:style-name="Standard"><text:span text:style-name="T18">3. Tecnologías Clave en Codificación y Transmisión</text:span></text:p>
      <text:p text:style-name="Standard"><text:span text:style-name="T18">3.1. Compresión y códecs modernos</text:span></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27">Códec</text:p>
          </table:table-cell>
          <table:table-cell table:style-name="Table14.A1" office:value-type="string">
            <text:p text:style-name="P27">Compresión</text:p>
          </table:table-cell>
          <table:table-cell table:style-name="Table14.A1" office:value-type="string">
            <text:p text:style-name="P27">Aplicación</text:p>
          </table:table-cell>
          <table:table-cell table:style-name="Table14.A1" office:value-type="string">
            <text:p text:style-name="P27">Soporte hardware</text:p>
          </table:table-cell>
        </table:table-row>
        <table:table-row table:style-name="Table14.1">
          <table:table-cell table:style-name="Table14.A1" office:value-type="string">
            <text:p text:style-name="P27">JPEG</text:p>
          </table:table-cell>
          <table:table-cell table:style-name="Table14.A1" office:value-type="string">
            <text:p text:style-name="P27">10:1</text:p>
          </table:table-cell>
          <table:table-cell table:style-name="Table14.A1" office:value-type="string">
            <text:p text:style-name="P27">Fotografía</text:p>
          </table:table-cell>
          <table:table-cell table:style-name="Table14.A1" office:value-type="string">
            <text:p text:style-name="P27">Total</text:p>
          </table:table-cell>
        </table:table-row>
        <table:table-row table:style-name="Table14.1">
          <table:table-cell table:style-name="Table14.A1" office:value-type="string">
            <text:p text:style-name="P27">H.264</text:p>
          </table:table-cell>
          <table:table-cell table:style-name="Table14.A1" office:value-type="string">
            <text:p text:style-name="P27">30:1</text:p>
          </table:table-cell>
          <table:table-cell table:style-name="Table14.A1" office:value-type="string">
            <text:p text:style-name="P27">Streaming HD</text:p>
          </table:table-cell>
          <table:table-cell table:style-name="Table14.A1" office:value-type="string">
            <text:p text:style-name="P27">Universal</text:p>
          </table:table-cell>
        </table:table-row>
        <table:table-row table:style-name="Table14.1">
          <table:table-cell table:style-name="Table14.A1" office:value-type="string">
            <text:p text:style-name="P27">H.265</text:p>
          </table:table-cell>
          <table:table-cell table:style-name="Table14.A1" office:value-type="string">
            <text:p text:style-name="P27">50% mejor que H.264</text:p>
          </table:table-cell>
          <table:table-cell table:style-name="Table14.A1" office:value-type="string">
            <text:p text:style-name="P27">4K/8K</text:p>
          </table:table-cell>
          <table:table-cell table:style-name="Table14.A1" office:value-type="string">
            <text:p text:style-name="P27">Alta gama</text:p>
          </table:table-cell>
        </table:table-row>
        <table:table-row table:style-name="Table14.1">
          <table:table-cell table:style-name="Table14.A1" office:value-type="string">
            <text:p text:style-name="P27">AV1</text:p>
          </table:table-cell>
          <table:table-cell table:style-name="Table14.A1" office:value-type="string">
            <text:p text:style-name="P27">30-40% &lt; H.265</text:p>
          </table:table-cell>
          <table:table-cell table:style-name="Table14.A1" office:value-type="string">
            <text:p text:style-name="P27">Web, Edge</text:p>
          </table:table-cell>
          <table:table-cell table:style-name="Table14.A1" office:value-type="string">
            <text:p text:style-name="P27">NVIDIA, Intel</text:p>
          </table:table-cell>
        </table:table-row>
        <table:table-row table:style-name="Table14.1">
          <table:table-cell table:style-name="Table14.A1" office:value-type="string">
            <text:p text:style-name="P27">VVC (H.266)</text:p>
          </table:table-cell>
          <table:table-cell table:style-name="Table14.A1" office:value-type="string">
            <text:p text:style-name="P27">50% &lt; H.265</text:p>
          </table:table-cell>
          <table:table-cell table:style-name="Table14.A1" office:value-type="string">
            <text:p text:style-name="P27">8K UHD</text:p>
          </table:table-cell>
          <table:table-cell table:style-name="Table14.A1" office:value-type="string">
            <text:p text:style-name="P27">En expansión</text:p>
          </table:table-cell>
        </table:table-row>
        <table:table-row table:style-name="Table14.1">
          <table:table-cell table:style-name="Table14.A1" office:value-type="string">
            <text:p text:style-name="P27">LCEVC</text:p>
          </table:table-cell>
          <table:table-cell table:style-name="Table14.A1" office:value-type="string">
            <text:p text:style-name="P27">Mejora dinámica</text:p>
          </table:table-cell>
          <table:table-cell table:style-name="Table14.A1" office:value-type="string">
            <text:p text:style-name="P27">OTT, gaming</text:p>
          </table:table-cell>
          <table:table-cell table:style-name="Table14.A1" office:value-type="string">
            <text:p text:style-name="P27">Versátil</text:p>
          </table:table-cell>
        </table:table-row>
      </table:table>
      <text:p text:style-name="Standard"><text:span text:style-name="T18">3.2. Streaming adaptativo y transmisión</text:span></text:p>
      <text:list xml:id="list3891822448" text:style-name="WWNum298">
        <text:list-item>
          <text:p text:style-name="P498">Protocolos:</text:p>
          <text:list>
            <text:list-item>
              <text:p text:style-name="P624">HLS (Apple), DASH (MPEG) – adaptan resolución al ancho de banda.</text:p>
            </text:list-item>
            <text:list-item>
              <text:p text:style-name="P624">RTMP/RTSP para baja latencia.</text:p>
            </text:list-item>
          </text:list>
        </text:list-item>
        <text:list-item>
          <text:p text:style-name="P498">Técnicas: buffering predictivo, ABR (Adaptive Bitrate), CDN inteligente (Cloudflare, Akamai).<text:line-break/></text:p>
        </text:list-item>
      </text:list>
      <text:p text:style-name="Standard"><text:span text:style-name="T18">4. Arquitecturas y Procesamiento de Sistemas Multimedia</text:span></text:p>
      <text:p text:style-name="Standard"><text:span text:style-name="T18">4.1. Flujo funcional típico</text:span></text:p>
      <text:p text:style-name="Standard">graph TD</text:p>
      <text:p text:style-name="Standard"><text:s text:c="2"/>A[Adquisición de medios] --&gt; B[Codificación]</text:p>
      <text:p text:style-name="Standard"><text:s text:c="2"/>B --&gt; C[Almacenamiento y empaquetado]</text:p>
      <text:p text:style-name="Standard"><text:s text:c="2"/>C --&gt; D[Transmisión en red]</text:p>
      <text:p text:style-name="Standard"><text:s text:c="2"/>D --&gt; E[Decodificación y presentación]</text:p>
      <text:p text:style-name="Standard"/>
      <text:p text:style-name="Standard"><text:soft-page-break/><text:span text:style-name="T18">4.2. Ejemplos reales de arquitectura</text:span></text:p>
      <text:list xml:id="list1532865206" text:style-name="WWNum92">
        <text:list-item>
          <text:p text:style-name="P499">Zoom / Teams:</text:p>
          <text:list>
            <text:list-item>
              <text:p text:style-name="P625">Codificación en tiempo real con Opus y VP9</text:p>
            </text:list-item>
            <text:list-item>
              <text:p text:style-name="P625">Redirección SFU (Selective Forwarding Unit)</text:p>
            </text:list-item>
            <text:list-item>
              <text:p text:style-name="P625">Cancelación de ruido con RNNs embebidas</text:p>
            </text:list-item>
          </text:list>
        </text:list-item>
        <text:list-item>
          <text:p text:style-name="P499">TikTok:</text:p>
          <text:list>
            <text:list-item>
              <text:p text:style-name="P625">Ingesta multimedia + clasificación ML</text:p>
            </text:list-item>
            <text:list-item>
              <text:p text:style-name="P625">Algoritmos de recomendación basados en señales audiovisuales<text:line-break/></text:p>
            </text:list-item>
          </text:list>
        </text:list-item>
      </text:list>
      <text:p text:style-name="Standard"><text:span text:style-name="T18">5. Integración con Inteligencia Artificial</text:span></text:p>
      <text:p text:style-name="Standard"><text:span text:style-name="T18">5.1. IA Generativa y modelos multimodales</text:span></text:p>
      <text:list xml:id="list1776620080" text:style-name="WWNum226">
        <text:list-item>
          <text:p text:style-name="P500">Imagen:</text:p>
          <text:list>
            <text:list-item>
              <text:p text:style-name="P626">Stable Diffusion, DALL·E 3: texto → imagen</text:p>
            </text:list-item>
            <text:list-item>
              <text:p text:style-name="P626">NeRF + GANs: escenas 3D fotorrealistas</text:p>
            </text:list-item>
          </text:list>
        </text:list-item>
        <text:list-item>
          <text:p text:style-name="P500">Audio:</text:p>
          <text:list>
            <text:list-item>
              <text:p text:style-name="P626">AudioLM, MusicLM (Google): generación semántica de audio</text:p>
            </text:list-item>
            <text:list-item>
              <text:p text:style-name="P626">Clonación de voz (ElevenLabs, Meta Voicebox)</text:p>
            </text:list-item>
          </text:list>
        </text:list-item>
      </text:list>
      <text:p text:style-name="Standard"><text:span text:style-name="T18">5.2. Análisis inteligente multimedia</text:span></text:p>
      <text:list xml:id="list764338634" text:style-name="WWNum171">
        <text:list-item>
          <text:p text:style-name="P501">Visión por Computador:</text:p>
          <text:list>
            <text:list-item>
              <text:p text:style-name="P627">Detección de objetos con YOLOv8, DETR.</text:p>
            </text:list-item>
            <text:list-item>
              <text:p text:style-name="P627">Clasificación de escenas, estimación de profundidad (Monodepth).</text:p>
            </text:list-item>
          </text:list>
        </text:list-item>
        <text:list-item>
          <text:p text:style-name="P501">NLP multimodal:</text:p>
          <text:list>
            <text:list-item>
              <text:p text:style-name="P627">CLIP, BLIP, GPT-4V: comprensión cruzada entre texto, imagen y vídeo.</text:p>
            </text:list-item>
            <text:list-item>
              <text:p text:style-name="P627">Visual Question Answering, búsqueda semántica visual.<text:line-break/></text:p>
            </text:list-item>
          </text:list>
        </text:list-item>
      </text:list>
      <text:p text:style-name="Standard"><text:span text:style-name="T18">6. Desarrollo de Aplicaciones Multimedia</text:span></text:p>
      <text:p text:style-name="Standard"><text:span text:style-name="T18">6.1. Herramientas y frameworks profesionales</text:span></text:p>
      <text:list xml:id="list2308080332" text:style-name="WWNum137">
        <text:list-item>
          <text:p text:style-name="P502">FFmpeg: manipulación de streams, edición avanzada CLI.</text:p>
        </text:list-item>
        <text:list-item>
          <text:p text:style-name="P502">OpenCV: análisis de imágenes, detección facial, filtros.</text:p>
        </text:list-item>
        <text:list-item>
          <text:p text:style-name="P502"><text:soft-page-break/>WebRTC: transmisión en tiempo real peer-to-peer.</text:p>
        </text:list-item>
        <text:list-item>
          <text:p text:style-name="P502">MediaPipe (Google): pose estimation, tracking facial en dispositivos móviles.</text:p>
        </text:list-item>
      </text:list>
      <text:p text:style-name="Standard"><text:span text:style-name="T18">6.2. Aceleración y optimización</text:span></text:p>
      <text:list xml:id="list2089802357" text:style-name="WWNum388">
        <text:list-item>
          <text:p text:style-name="P503">NVIDIA Video Codec SDK, Intel Quick Sync: transcodificación por hardware.</text:p>
        </text:list-item>
        <text:list-item>
          <text:p text:style-name="P503">GPU inference para modelos de IA en tiempo real.</text:p>
        </text:list-item>
        <text:list-item>
          <text:p text:style-name="P503">Tensorrt / ONNX Runtime: inferencia rápida en Edge.</text:p>
        </text:list-item>
      </text:list>
      <text:p text:style-name="Standard"/>
      <text:p text:style-name="P637"><text:span text:style-name="T18">7. Tendencias Futuras y Desafíos Éticos</text:span></text:p>
      <text:p text:style-name="Standard"><text:span text:style-name="T18">7.1. Multimedia inmersiva y XR</text:span></text:p>
      <text:list xml:id="list2213922816" text:style-name="WWNum353">
        <text:list-item>
          <text:p text:style-name="P504">Dispositivos XR: Meta Quest 3, Apple Vision Pro.</text:p>
        </text:list-item>
        <text:list-item>
          <text:p text:style-name="P504">Tecnologías emergentes:</text:p>
          <text:list>
            <text:list-item>
              <text:p text:style-name="P628">Códecs volumétricos (MIV, V-PCC)</text:p>
            </text:list-item>
            <text:list-item>
              <text:p text:style-name="P628">Codificación neural (Neural Radiance Fields)</text:p>
            </text:list-item>
          </text:list>
        </text:list-item>
      </text:list>
      <text:p text:style-name="Standard"><text:span text:style-name="T18">7.2. Multimedia en Edge + 5G</text:span></text:p>
      <text:list xml:id="list3681937822" text:style-name="WWNum17">
        <text:list-item>
          <text:p text:style-name="P505">Codificación y análisis on-device.</text:p>
        </text:list-item>
        <text:list-item>
          <text:p text:style-name="P505">Ej: vigilancia inteligente, streaming AR en móviles con latencias &lt;10ms.</text:p>
        </text:list-item>
        <text:list-item>
          <text:p text:style-name="P505">Plataformas: NVIDIA Jetson, Google Coral, AWS Wavelength.</text:p>
        </text:list-item>
      </text:list>
      <text:p text:style-name="Standard"><text:span text:style-name="T18">7.3. Ética, privacidad y sesgos</text:span></text:p>
      <text:list xml:id="list3776911545" text:style-name="WWNum63">
        <text:list-item>
          <text:p text:style-name="P506">Deepfakes: detección con redes siamesas, blockchain para trazabilidad.</text:p>
        </text:list-item>
        <text:list-item>
          <text:p text:style-name="P506">Sesgos en reconocimiento facial (ej: datasets no representativos).</text:p>
        </text:list-item>
        <text:list-item>
          <text:p text:style-name="P506">Legislación: IA Act (UE), regulaciones sobre manipulación audiovisual.<text:line-break/></text:p>
        </text:list-item>
      </text:list>
      <text:p text:style-name="Standard"><text:span text:style-name="T18">8. Casos de Estudio Reales</text:span></text:p>
      <text:p text:style-name="Standard"><text:span text:style-name="T18">8.1. Videovigilancia inteligente</text:span></text:p>
      <text:list xml:id="list4120377832" text:style-name="WWNum78">
        <text:list-item>
          <text:p text:style-name="P507">Adquisición: cámaras 4K HDR con visión nocturna.</text:p>
        </text:list-item>
        <text:list-item>
          <text:p text:style-name="P507">Procesamiento: YOLOv8 para personas, Whisper para audio.</text:p>
        </text:list-item>
        <text:list-item>
          <text:p text:style-name="P507">Almacenamiento: códec AV1, discos NVMe cifrados.</text:p>
        </text:list-item>
        <text:list-item>
          <text:p text:style-name="P507">Búsqueda semántica: CLIP + lenguaje natural ("hombre con chaqueta azul").</text:p>
        </text:list-item>
        <text:list-item>
          <text:p text:style-name="P507"><text:soft-page-break/>Interfaz: visualización web + notificaciones móviles.<text:line-break/></text:p>
        </text:list-item>
      </text:list>
      <text:p text:style-name="Standard"><text:span text:style-name="T18">8.2. Producción de contenido para plataformas</text:span></text:p>
      <text:list xml:id="list4066401068" text:style-name="WWNum16">
        <text:list-item>
          <text:p text:style-name="P508">IA generativa para fondos de vídeo y subtítulos automáticos.</text:p>
        </text:list-item>
        <text:list-item>
          <text:p text:style-name="P508">Mejora de calidad con super-resolution (Real-ESRGAN).</text:p>
        </text:list-item>
        <text:list-item>
          <text:p text:style-name="P508">Clasificación automática para recomendaciones (embeddings multimodales).<text:line-break/></text:p>
        </text:list-item>
      </text:list>
      <text:p text:style-name="Standard"><text:span text:style-name="T18">9. Demostración Técnica Avanzada</text:span></text:p>
      <text:p text:style-name="Standard"><text:span text:style-name="T18">9.1. Streaming adaptativo con Python y PyAV</text:span></text:p>
      <text:p text:style-name="Standard">import av, dash</text:p>
      <text:p text:style-name="Standard">def adapt_stream(source):</text:p>
      <text:p text:style-name="Standard"><text:s text:c="4"/>container = av.open(source)</text:p>
      <text:p text:style-name="Standard"><text:s text:c="4"/>for packet in container.demux(video=0):</text:p>
      <text:p text:style-name="Standard"><text:s text:c="8"/>frame = packet.decode_one()</text:p>
      <text:p text:style-name="Standard"><text:s text:c="8"/>if frame.pts % 10 == 0:</text:p>
      <text:p text:style-name="Standard"><text:s text:c="12"/>adjust_quality()</text:p>
      <text:p text:style-name="Standard"><text:s text:c="8"/>yield frame</text:p>
      <text:p text:style-name="Standard"><text:span text:style-name="T18">9.2. Script para detección de deepfakes</text:span></text:p>
      <text:p text:style-name="Standard">from deepface import DeepFace</text:p>
      <text:p text:style-name="Standard">result = DeepFace.analyze("video_frame.jpg", actions=["emotion", "deepfake"])</text:p>
      <text:p text:style-name="Standard"/>
      <text:p text:style-name="Standard"><text:span text:style-name="T18">10. Conclusiones Estratégicas</text:span></text:p>
      <text:list xml:id="list3656603384" text:style-name="WWNum300">
        <text:list-item>
          <text:p text:style-name="P509">Los sistemas multimedia modernos no son solo reproductores, sino plataformas cognitivas capaces de percibir, razonar y actuar.</text:p>
        </text:list-item>
        <text:list-item>
          <text:p text:style-name="P509">La convergencia con IA generativa, edge computing y XR marcará la próxima década.</text:p>
        </text:list-item>
        <text:list-item>
          <text:p text:style-name="P509">Las competencias clave:</text:p>
          <text:list>
            <text:list-item>
              <text:p text:style-name="P629">Dominio de codecs + IA + análisis multimodal.</text:p>
            </text:list-item>
            <text:list-item>
              <text:p text:style-name="P629">Enfoque ético, explicabilidad y sostenibilidad tecnológica</text:p>
            </text:list-item>
          </text:list>
        </text:list-item>
      </text:list>
      <text:p text:style-name="P25"/>
      <text:p text:style-name="P25"/>
      <text:p text:style-name="P649"><text:bookmark text:name="_axbao5ijz5fx"/>Guía práctica de estrategias docentes para Informática (Apoyo)</text:p>
      <text:p text:style-name="P32"><text:span text:style-name="T18">1. Aprendizaje Basado en Proyectos (ABP)</text:span></text:p>
      <text:p text:style-name="P29"><text:span text:style-name="T18">Descripción:<text:line-break/></text:span> El alumno trabaja en proyectos reales o simulados, aplicando los conocimientos adquiridos de manera práctica.</text:p>
      <text:p text:style-name="P29"><text:span text:style-name="T18">Ejemplo:</text:span></text:p>
      <text:list xml:id="list38029192" text:style-name="WWNum130">
        <text:list-item>
          <text:p text:style-name="P85"><text:span text:style-name="T18">Proyecto:</text:span> Los estudiantes diseñan y desarrollan una aplicación para la gestión de bibliotecas en línea, siguiendo todas las etapas del desarrollo de software: planificación, desarrollo, pruebas y entrega final.</text:p>
        </text:list-item>
        <text:list-item>
          <text:p text:style-name="P126"><text:span text:style-name="T18">Beneficio:</text:span> El alumnado se enfrenta a problemas reales y desarrolla habilidades técnicas y de trabajo en equipo.</text:p>
        </text:list-item>
      </text:list>
      <text:p text:style-name="Standard"><text:span text:style-name="T18">2. Gamificación</text:span></text:p>
      <text:p text:style-name="P29"><text:span text:style-name="T18">Descripción:<text:line-break/></text:span> El aula se convierte en un juego, donde los alumnos reciben recompensas (puntos, insignias) por completar tareas y desafíos.</text:p>
      <text:p text:style-name="P29"><text:span text:style-name="T18">Ejemplo:</text:span></text:p>
      <text:list xml:id="list4226548249" text:style-name="WWNum6">
        <text:list-item>
          <text:p text:style-name="P86"><text:span text:style-name="T18">Juego:</text:span> Crear una serie de misiones semanales donde los estudiantes resuelven problemas de programación. Cada misión completada suma puntos, y al final del trimestre, los estudiantes con más puntos reciben premios como “Coder del mes” o “Líder en GitHub”.</text:p>
        </text:list-item>
        <text:list-item>
          <text:p text:style-name="P127"><text:span text:style-name="T18">Beneficio:</text:span> Aumenta la motivación y hace el aprendizaje más interactivo y divertido.</text:p>
        </text:list-item>
      </text:list>
      <text:p text:style-name="Standard"><text:span text:style-name="T18">3. Aula Invertida (Flipped Classroom)</text:span></text:p>
      <text:p text:style-name="P29"><text:span text:style-name="T18">Descripción:<text:line-break/></text:span> Los estudiantes aprenden nuevos contenidos de manera autónoma fuera del aula y usan el tiempo en clase para resolver dudas y trabajar en actividades prácticas.</text:p>
      <text:p text:style-name="P29"><text:span text:style-name="T18">Ejemplo:</text:span></text:p>
      <text:list xml:id="list1581716593" text:style-name="WWNum400">
        <text:list-item>
          <text:p text:style-name="P87"><text:span text:style-name="T18">Actividad:</text:span> Los alumnos visualizan un video tutorial sobre redes y seguridad informática en casa. Luego, en clase, realizan un ejercicio práctico de configuración de redes y depuración de fallos.</text:p>
        </text:list-item>
        <text:list-item>
          <text:p text:style-name="P128"><text:span text:style-name="T18">Beneficio:</text:span> Promueve la autonomía del alumno y aprovecha el tiempo de clase para consolidar lo aprendido.</text:p>
        </text:list-item>
      </text:list>
      <text:p text:style-name="P28"/>
      <text:p text:style-name="P635"><text:span text:style-name="T18">4. Aprendizaje Cooperativo</text:span></text:p>
      <text:p text:style-name="P29"><text:span text:style-name="T18">Descripción:<text:line-break/></text:span> Los estudiantes trabajan en grupos para resolver problemas o desarrollar proyectos, fomentando el aprendizaje colaborativo.</text:p>
      <text:p text:style-name="P29"><text:span text:style-name="T18">Ejemplo:</text:span></text:p>
      <text:list xml:id="list1260568017" text:style-name="WWNum221">
        <text:list-item>
          <text:p text:style-name="P88"><text:span text:style-name="T18">Actividad:</text:span> Los alumnos se agrupan para crear una página web. Cada miembro del grupo es responsable de una parte (diseño, contenido, programación), y deben colaborar para integrarlo todo en una única plataforma.</text:p>
        </text:list-item>
        <text:list-item>
          <text:p text:style-name="P129"><text:span text:style-name="T18">Beneficio:</text:span> Mejora las habilidades de comunicación, trabajo en equipo y resolución de conflictos.</text:p>
        </text:list-item>
      </text:list>
      <text:p text:style-name="Standard"><text:span text:style-name="T18">5. Estudio de Casos</text:span></text:p>
      <text:p text:style-name="P29"><text:span text:style-name="T18">Descripción:<text:line-break/></text:span> El estudiante analiza y resuelve un caso práctico basado en situaciones reales del sector profesional.</text:p>
      <text:p text:style-name="P29"><text:span text:style-name="T18">Ejemplo:</text:span></text:p>
      <text:list xml:id="list4038330377" text:style-name="WWNum79">
        <text:list-item>
          <text:p text:style-name="P89"><text:span text:style-name="T18">Caso:</text:span> Los estudiantes tienen que analizar el caso de una empresa que ha sufrido un ataque cibernético y proponer medidas de seguridad y recuperación.</text:p>
        </text:list-item>
        <text:list-item>
          <text:p text:style-name="P130"><text:span text:style-name="T18">Beneficio:</text:span> Fomenta el pensamiento crítico y la capacidad para aplicar conocimientos en situaciones del mundo real.</text:p>
        </text:list-item>
      </text:list>
      <text:p text:style-name="P32"><text:span text:style-name="T18">6. Aprendizaje Basado en Problemas (ABP)</text:span></text:p>
      <text:p text:style-name="P29"><text:span text:style-name="T18">Descripción:<text:line-break/></text:span> Los estudiantes trabajan sobre un problema complejo, investigando y resolviendo el desafío de manera autónoma o en grupo.</text:p>
      <text:p text:style-name="P29"><text:span text:style-name="T18">Ejemplo:</text:span></text:p>
      <text:list xml:id="list420758550" text:style-name="WWNum43">
        <text:list-item>
          <text:p text:style-name="P90"><text:span text:style-name="T18">Problema:</text:span> Los estudiantes deben solucionar una caída en un servidor de base de datos de una empresa. Deberán investigar las causas y presentar una solución.</text:p>
        </text:list-item>
        <text:list-item>
          <text:p text:style-name="P131"><text:span text:style-name="T18">Beneficio:</text:span> Fomenta la resolución de problemas y el pensamiento lógico.</text:p>
        </text:list-item>
      </text:list>
      <text:p text:style-name="Standard"><text:span text:style-name="T18">7. Evaluación Formativa</text:span></text:p>
      <text:p text:style-name="P29"><text:span text:style-name="T18">Descripción:<text:line-break/></text:span> Evaluar de manera continua el progreso de los estudiantes para ajustar la enseñanza en tiempo real.</text:p>
      <text:p text:style-name="P29"><text:span text:style-name="T18">Ejemplo:</text:span></text:p>
      <text:list xml:id="list2290213939" text:style-name="WWNum270">
        <text:list-item>
          <text:p text:style-name="P91"><text:span text:style-name="T18">Evaluación:</text:span> Durante el curso, los estudiantes entregan pequeñas tareas y pruebas de codificación que se corrigen y retroalimentan de manera constante.</text:p>
        </text:list-item>
        <text:list-item>
          <text:p text:style-name="P132"><text:span text:style-name="T18">Beneficio:</text:span> Permite identificar debilidades a tiempo y corregirlas antes del examen final.</text:p>
        </text:list-item>
      </text:list>
      <text:p text:style-name="P32"><text:span text:style-name="T18">8. Proyectos Interdisciplinarios</text:span></text:p>
      <text:p text:style-name="P29"><text:span text:style-name="T18">Descripción:<text:line-break/></text:span> Se realizan proyectos que integran contenidos de diferentes áreas o asignaturas, fomentando la conexión de conocimientos.</text:p>
      <text:p text:style-name="P29"><text:span text:style-name="T18">Ejemplo:</text:span></text:p>
      <text:list xml:id="list2698095428" text:style-name="WWNum182">
        <text:list-item>
          <text:p text:style-name="P92"><text:span text:style-name="T18">Proyecto:</text:span> Los estudiantes de programación y los de administración de sistemas colaboran para crear una red segura y desarrollar una aplicación de gestión interna.</text:p>
        </text:list-item>
        <text:list-item>
          <text:p text:style-name="P133"><text:span text:style-name="T18">Beneficio:</text:span> Ayuda a los estudiantes a ver cómo sus conocimientos pueden aplicarse en diferentes contextos profesionales.</text:p>
        </text:list-item>
      </text:list>
      <text:p text:style-name="P32"><text:span text:style-name="T18">9. Uso de Tecnologías Educativas</text:span></text:p>
      <text:p text:style-name="P29"><text:span text:style-name="T18">Descripción:<text:line-break/></text:span> Incorporar herramientas digitales para mejorar la enseñanza y el aprendizaje.</text:p>
      <text:p text:style-name="P29"><text:soft-page-break/><text:span text:style-name="T18">Ejemplo:</text:span></text:p>
      <text:list xml:id="list1994350235" text:style-name="WWNum124">
        <text:list-item>
          <text:p text:style-name="P93"><text:span text:style-name="T18">Herramientas:</text:span> Usar plataformas como GitHub para el control de versiones y colaboración, Trello para la gestión de proyectos y Slack para la comunicación grupal.</text:p>
        </text:list-item>
        <text:list-item>
          <text:p text:style-name="P134"><text:span text:style-name="T18">Beneficio:</text:span> Mejora la organización, la colaboración y el uso de herramientas reales del sector.</text:p>
        </text:list-item>
      </text:list>
      <text:p text:style-name="P32"><text:span text:style-name="T18">10. Aprendizaje Basado en Simulaciones</text:span></text:p>
      <text:p text:style-name="P29"><text:span text:style-name="T18">Descripción:<text:line-break/></text:span> Los estudiantes trabajan con simuladores para practicar habilidades sin los riesgos asociados al trabajo en entornos reales.</text:p>
      <text:p text:style-name="P29"><text:span text:style-name="T18">Ejemplo:</text:span></text:p>
      <text:list xml:id="list4292505596" text:style-name="WWNum265">
        <text:list-item>
          <text:p text:style-name="P94"><text:span text:style-name="T18">Simulador:</text:span> Usar un simulador de redes para que los estudiantes practiquen la configuración de un router o la gestión de tráfico de red.</text:p>
        </text:list-item>
        <text:list-item>
          <text:p text:style-name="P135"><text:span text:style-name="T18">Beneficio:</text:span> Los estudiantes experimentan en un entorno controlado sin consecuencias reales, lo que les permite cometer errores y aprender de ellos.</text:p>
        </text:list-item>
      </text:list>
      <text:p text:style-name="Standard"><text:span text:style-name="T18">11. Tutorías Personalizadas</text:span></text:p>
      <text:p text:style-name="P29"><text:span text:style-name="T18">Descripción:<text:line-break/></text:span> Atender de forma individual a los estudiantes, identificando sus necesidades y ayudándoles a mejorar sus habilidades de forma personalizada.</text:p>
      <text:p text:style-name="P29"><text:span text:style-name="T18">Ejemplo:</text:span></text:p>
      <text:list xml:id="list2947789602" text:style-name="WWNum303">
        <text:list-item>
          <text:p text:style-name="P95"><text:span text:style-name="T18">Actividad:</text:span> Sesiones individuales con los estudiantes para revisar proyectos de programación y guiarlos en la mejora de su código.</text:p>
        </text:list-item>
        <text:list-item>
          <text:p text:style-name="P136"><text:span text:style-name="T18">Beneficio:</text:span> Ofrece atención específica a cada alumno, mejorando su rendimiento en áreas donde necesite más apoyo.</text:p>
        </text:list-item>
      </text:list>
      <text:p text:style-name="P32"><text:span text:style-name="T18">12. Aprendizaje Basado en la Investigación</text:span></text:p>
      <text:p text:style-name="P29"><text:span text:style-name="T18">Descripción:<text:line-break/></text:span> Fomentar que los estudiantes investiguen de manera autónoma temas y problemas que les interesen.</text:p>
      <text:p text:style-name="P29"><text:span text:style-name="T18">Ejemplo:</text:span></text:p>
      <text:list xml:id="list3894756636" text:style-name="WWNum349">
        <text:list-item>
          <text:p text:style-name="P96"><text:span text:style-name="T18">Investigación:</text:span> Los estudiantes investigan sobre nuevas tecnologías como blockchain o IoT y desarrollan un informe detallado sobre sus aplicaciones en el mundo real.</text:p>
        </text:list-item>
        <text:list-item>
          <text:p text:style-name="P137"><text:span text:style-name="T18">Beneficio:</text:span> Desarrolla habilidades de investigación y pensamiento autónomo, preparando a los estudiantes para el aprendizaje continuo.</text:p>
        </text:list-item>
      </text:list>
      <text:p text:style-name="P32"><text:span text:style-name="T18">13. Desafíos y Hackatones</text:span></text:p>
      <text:p text:style-name="P29"><text:span text:style-name="T18">Descripción:<text:line-break/></text:span> Organizar competiciones donde los estudiantes resuelven retos técnicos en un tiempo limitado, incentivando la creatividad y el trabajo bajo presión.</text:p>
      <text:p text:style-name="P29"><text:span text:style-name="T18">Ejemplo:</text:span></text:p>
      <text:list xml:id="list4101104216" text:style-name="WWNum161">
        <text:list-item>
          <text:p text:style-name="P97"><text:span text:style-name="T18">Desafío:</text:span> Organizar una hackathon donde los estudiantes deben crear una aplicación móvil en 48 horas para resolver un problema específico de la comunidad.</text:p>
        </text:list-item>
        <text:list-item>
          <text:p text:style-name="P138"><text:span text:style-name="T18">Beneficio:</text:span> Fomenta la creatividad, el trabajo en equipo y la capacidad de resolver problemas en condiciones de presión.</text:p>
        </text:list-item>
      </text:list>
      <text:p text:style-name="P32"><text:span text:style-name="T18">14. Trabajo Colaborativo con Profesores</text:span></text:p>
      <text:p text:style-name="P29"><text:span text:style-name="T18">Descripción:<text:line-break/></text:span> El alumnado trabaja directamente en proyectos junto a los profesores, como iguales, en un ambiente de colaboración continua. Esto les permite aprender de la experiencia y la metodología profesional de los docentes.</text:p>
      <text:p text:style-name="P29"><text:span text:style-name="T18">Ejemplo:</text:span></text:p>
      <text:list xml:id="list2783340076" text:style-name="WWNum185">
        <text:list-item>
          <text:p text:style-name="P98"><text:span text:style-name="T18">Actividad:</text:span> Los estudiantes participan en el desarrollo de un proyecto real junto a sus profesores, como la creación de una herramienta de gestión para el aula o un sistema de administración de recursos educativos. Los docentes actúan como mentores y co-creadores, guiando al alumnado en cada etapa del proceso.</text:p>
        </text:list-item>
        <text:list-item>
          <text:p text:style-name="P139"><text:soft-page-break/><text:span text:style-name="T18">Beneficio:</text:span> Los estudiantes desarrollan habilidades de colaboración en el entorno profesional y aprenden el proceso de trabajo real al lado de expertos, lo que les da una perspectiva más profunda del mundo laboral.</text:p>
        </text:list-item>
      </text:list>
      <text:p text:style-name="P33"/>
      <text:p text:style-name="P32"><text:span text:style-name="T18">15. Aprendizaje Experiencial</text:span></text:p>
      <text:p text:style-name="P29"><text:span text:style-name="T18">Descripción:<text:line-break/></text:span> Los estudiantes aprenden a través de la experiencia directa y la reflexión sobre ella, aplicando los conocimientos en situaciones reales o simuladas que reflejan la realidad del entorno profesional.</text:p>
      <text:p text:style-name="P29"><text:span text:style-name="T18">Ejemplo:</text:span></text:p>
      <text:list xml:id="list2881938084" text:style-name="WWNum247">
        <text:list-item>
          <text:p text:style-name="P99"><text:span text:style-name="T18">Actividad:</text:span> Los estudiantes configuran y gestionan un entorno de red para una pequeña empresa simulada, enfrentándose a desafíos como fallos en el sistema, actualización de software, o configuración de seguridad.</text:p>
        </text:list-item>
        <text:list-item>
          <text:p text:style-name="P140"><text:span text:style-name="T18">Beneficio:</text:span> Fomenta el aprendizaje a través de la acción, permitiendo que los estudiantes no solo aprendan teoría, sino también cómo aplicarla en situaciones reales o simuladas.</text:p>
        </text:list-item>
      </text:list>
      <text:p text:style-name="P32"><text:span text:style-name="T18">16. Uso de Realidad Aumentada y Virtual (AR/VR)</text:span></text:p>
      <text:p text:style-name="P29"><text:span text:style-name="T18">Descripción:<text:line-break/></text:span> Incorporar tecnologías de realidad aumentada y virtual para crear entornos inmersivos donde los estudiantes puedan practicar habilidades de forma más interactiva y realista.</text:p>
      <text:p text:style-name="P29"><text:span text:style-name="T18">Ejemplo:</text:span></text:p>
      <text:list xml:id="list3361433873" text:style-name="WWNum267">
        <text:list-item>
          <text:p text:style-name="P100"><text:span text:style-name="T18">Actividad:</text:span> Los estudiantes usan un entorno virtual para practicar la configuración de hardware o la administración de redes. Pueden simular el montaje de ordenadores o experimentar con redes en un entorno virtual seguro.</text:p>
        </text:list-item>
        <text:list-item>
          <text:p text:style-name="P141"><text:span text:style-name="T18">Beneficio:</text:span> Proporciona una experiencia de aprendizaje mucho más dinámica y visual, permitiendo que los estudiantes practiquen sin los riesgos de un entorno real.</text:p>
        </text:list-item>
      </text:list>
      <text:p text:style-name="P32"><text:span text:style-name="T18">17. Mentorización entre Iguales</text:span></text:p>
      <text:p text:style-name="P29"><text:span text:style-name="T18">Descripción:<text:line-break/></text:span> Fomentar que los estudiantes más avanzados ayuden a sus compañeros menos experimentados, creando una cultura de aprendizaje colaborativo y apoyo mutuo.</text:p>
      <text:p text:style-name="P29"><text:span text:style-name="T18">Ejemplo:</text:span></text:p>
      <text:list xml:id="list1687563934" text:style-name="WWNum315">
        <text:list-item>
          <text:p text:style-name="P101"><text:span text:style-name="T18">Actividad:</text:span> Establecer un sistema de mentoría en el que los estudiantes de niveles superiores asesoren y guíen a los de niveles inferiores en proyectos de programación o resolución de problemas.</text:p>
        </text:list-item>
        <text:list-item>
          <text:p text:style-name="P142"><text:span text:style-name="T18">Beneficio:</text:span> Ayuda a reforzar los conocimientos de los estudiantes más avanzados, mientras que proporciona apoyo a los estudiantes que necesitan mejorar.</text:p>
        </text:list-item>
      </text:list>
      <text:p text:style-name="P32"><text:span text:style-name="T18">18. Evaluación Auténtica</text:span></text:p>
      <text:p text:style-name="P29"><text:span text:style-name="T18">Descripción:<text:line-break/></text:span> Evaluar el aprendizaje de los estudiantes no solo mediante exámenes teóricos, sino también a través de tareas y proyectos que reflejan el trabajo que realizarían en un entorno profesional.</text:p>
      <text:p text:style-name="P29"><text:span text:style-name="T18">Ejemplo:</text:span></text:p>
      <text:list xml:id="list1672204485" text:style-name="WWNum88">
        <text:list-item>
          <text:p text:style-name="P102"><text:span text:style-name="T18">Actividad:</text:span> Los estudiantes deben entregar un proyecto completo de software (desde el análisis de requisitos hasta el desarrollo y las pruebas), y la evaluación se basa en la calidad del producto final, la documentación y su presentación.</text:p>
        </text:list-item>
        <text:list-item>
          <text:p text:style-name="P143"><text:span text:style-name="T18">Beneficio:</text:span> La evaluación auténtica mide las competencias reales de los estudiantes, preparándolos para el mundo laboral con una evaluación más alineada con las exigencias profesionales.</text:p>
        </text:list-item>
      </text:list>
      <text:p text:style-name="P32"><text:span text:style-name="T18">19. Aprendizaje Personalizado</text:span></text:p>
      <text:p text:style-name="P29"><text:span text:style-name="T18">Descripción:<text:line-break/></text:span> Adaptar los contenidos y las actividades a las necesidades y ritmo de aprendizaje de cada estudiante, permitiendo que cada uno avance según su capacidad y estilo de aprendizaje.</text:p>
      <text:p text:style-name="P29"><text:span text:style-name="T18">Ejemplo:</text:span></text:p>
      <text:list xml:id="list1838707314" text:style-name="WWNum100">
        <text:list-item>
          <text:p text:style-name="P103"><text:span text:style-name="T18">Actividad:</text:span> Usar plataformas de aprendizaje adaptativo que ofrezcan diferentes niveles de dificultad en los contenidos según el progreso de cada estudiante.</text:p>
        </text:list-item>
        <text:list-item>
          <text:p text:style-name="P144"><text:span text:style-name="T18">Beneficio:</text:span> Ayuda a cada estudiante a alcanzar su máximo potencial, respetando sus tiempos de aprendizaje y proporcionando desafíos adecuados a su nivel.</text:p>
        </text:list-item>
      </text:list>
      <text:p text:style-name="P32"><text:soft-page-break/><text:span text:style-name="T18">20. Tareas Reales y Desafíos de la Industria</text:span></text:p>
      <text:p text:style-name="P29"><text:span text:style-name="T18">Descripción:<text:line-break/></text:span> Involucrar a los estudiantes en tareas y desafíos que provienen directamente de la industria, permitiéndoles aplicar lo aprendido en escenarios profesionales reales.</text:p>
      <text:p text:style-name="P29"><text:span text:style-name="T18">Ejemplo:</text:span></text:p>
      <text:list xml:id="list2395472141" text:style-name="WWNum147">
        <text:list-item>
          <text:p text:style-name="P104"><text:span text:style-name="T18">Actividad:</text:span> Los estudiantes trabajan con empresas locales para desarrollar soluciones a problemas específicos que estas enfrentan, como crear una página web para un pequeño comercio o desarrollar un sistema de inventarios.</text:p>
        </text:list-item>
        <text:list-item>
          <text:p text:style-name="P145"><text:span text:style-name="T18">Beneficio:</text:span> Aumenta la conexión entre lo que aprenden y cómo se aplica en el mundo real, dando a los estudiantes una experiencia muy valiosa para sus futuros profesionales.</text:p>
        </text:list-item>
      </text:list>
      <text:p text:style-name="P32"><text:span text:style-name="T18">21. Fomentar la Creatividad y la Innovación</text:span></text:p>
      <text:p text:style-name="P29"><text:span text:style-name="T18">Descripción:<text:line-break/></text:span> Estimular la creatividad de los estudiantes, animándolos a desarrollar ideas nuevas y a experimentar con soluciones innovadoras para los problemas.</text:p>
      <text:p text:style-name="P29"><text:span text:style-name="T18">Ejemplo:</text:span></text:p>
      <text:list xml:id="list2746570378" text:style-name="WWNum209">
        <text:list-item>
          <text:p text:style-name="P105"><text:span text:style-name="T18">Actividad:</text:span> Los estudiantes deben crear una solución tecnológica creativa para un problema social o medioambiental, como desarrollar una app que ayude a reducir el desperdicio de alimentos.</text:p>
        </text:list-item>
        <text:list-item>
          <text:p text:style-name="P146"><text:span text:style-name="T18">Beneficio:</text:span> Fomenta el pensamiento innovador, la resolución creativa de problemas y el interés por mejorar la sociedad a través de la tecnologí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Proxima Nova" svg:font-family="'Proxima Nova'"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Roboto1" svg:font-family="Roboto" style:font-family-generic="system" style:font-pitch="variable"/>
    <style:font-face style:name="Roboto Mono1" svg:font-family="'Roboto Mono'"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965in" fo:margin-right="0in" fo:line-height="115%" fo:text-align="justify" style:justify-single-word="false" fo:text-indent="-0.0008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1965in" fo:margin-right="0in" fo:margin-top="0.278in" fo:margin-bottom="0.0835in" loext:contextual-spacing="false" fo:line-height="100%" fo:keep-together="always" fo:text-indent="0in" style:auto-text-indent="false"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Roboto" fo:font-family="Roboto" style:font-family-generic="roman" style:font-pitch="variable"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Roboto" fo:font-family="Roboto" style:font-family-generic="roman" style:font-pitch="variable" style:text-underline-style="none"/>
    </style:style>
    <style:style style:name="ListLabel_20_245" style:display-name="ListLabel 245" style:family="text">
      <style:text-properties style:font-name="Roboto" fo:font-family="Roboto" style:font-family-generic="roman" style:font-pitch="variable"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fo:font-weight="bold"/>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text-underline-style="none" fo:font-weight="bold"/>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text-underline-style="none"/>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style:text-underline-style="none"/>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text-underline-style="none"/>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style:text-underline-style="none"/>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style:text-underline-style="none"/>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ListLabel_20_685" style:display-name="ListLabel 685" style:family="text">
      <style:text-properties style:text-underline-style="none"/>
    </style:style>
    <style:style style:name="ListLabel_20_686" style:display-name="ListLabel 686" style:family="text">
      <style:text-properties style:text-underline-style="none"/>
    </style:style>
    <style:style style:name="ListLabel_20_687" style:display-name="ListLabel 687" style:family="text">
      <style:text-properties style:text-underline-style="none"/>
    </style:style>
    <style:style style:name="ListLabel_20_688" style:display-name="ListLabel 688" style:family="text">
      <style:text-properties style:text-underline-style="none"/>
    </style:style>
    <style:style style:name="ListLabel_20_689" style:display-name="ListLabel 689" style:family="text">
      <style:text-properties style:text-underline-style="none"/>
    </style:style>
    <style:style style:name="ListLabel_20_690" style:display-name="ListLabel 690" style:family="text">
      <style:text-properties style:text-underline-style="none"/>
    </style:style>
    <style:style style:name="ListLabel_20_691" style:display-name="ListLabel 691" style:family="text">
      <style:text-properties style:text-underline-style="none"/>
    </style:style>
    <style:style style:name="ListLabel_20_692" style:display-name="ListLabel 692" style:family="text">
      <style:text-properties style:text-underline-style="none"/>
    </style:style>
    <style:style style:name="ListLabel_20_693" style:display-name="ListLabel 693" style:family="text">
      <style:text-properties style:text-underline-style="none"/>
    </style:style>
    <style:style style:name="ListLabel_20_694" style:display-name="ListLabel 694" style:family="text">
      <style:text-properties style:text-underline-style="none"/>
    </style:style>
    <style:style style:name="ListLabel_20_695" style:display-name="ListLabel 695" style:family="text">
      <style:text-properties style:text-underline-style="none"/>
    </style:style>
    <style:style style:name="ListLabel_20_696" style:display-name="ListLabel 696" style:family="text">
      <style:text-properties style:text-underline-style="none"/>
    </style:style>
    <style:style style:name="ListLabel_20_697" style:display-name="ListLabel 697" style:family="text">
      <style:text-properties style:text-underline-style="none"/>
    </style:style>
    <style:style style:name="ListLabel_20_698" style:display-name="ListLabel 698" style:family="text">
      <style:text-properties style:text-underline-style="none"/>
    </style:style>
    <style:style style:name="ListLabel_20_699" style:display-name="ListLabel 699" style:family="text">
      <style:text-properties style:text-underline-style="none"/>
    </style:style>
    <style:style style:name="ListLabel_20_700" style:display-name="ListLabel 700" style:family="text">
      <style:text-properties style:text-underline-style="none"/>
    </style:style>
    <style:style style:name="ListLabel_20_701" style:display-name="ListLabel 701" style:family="text">
      <style:text-properties style:text-underline-style="none"/>
    </style:style>
    <style:style style:name="ListLabel_20_702" style:display-name="ListLabel 702" style:family="text">
      <style:text-properties style:text-underline-style="none"/>
    </style:style>
    <style:style style:name="ListLabel_20_703" style:display-name="ListLabel 703" style:family="text">
      <style:text-properties style:text-underline-style="none"/>
    </style:style>
    <style:style style:name="ListLabel_20_704" style:display-name="ListLabel 704" style:family="text">
      <style:text-properties style:text-underline-style="none"/>
    </style:style>
    <style:style style:name="ListLabel_20_705" style:display-name="ListLabel 705" style:family="text">
      <style:text-properties style:text-underline-style="none"/>
    </style:style>
    <style:style style:name="ListLabel_20_706" style:display-name="ListLabel 706" style:family="text">
      <style:text-properties style:text-underline-style="none"/>
    </style:style>
    <style:style style:name="ListLabel_20_707" style:display-name="ListLabel 707" style:family="text">
      <style:text-properties style:text-underline-style="none"/>
    </style:style>
    <style:style style:name="ListLabel_20_708" style:display-name="ListLabel 708" style:family="text">
      <style:text-properties style:text-underline-style="none"/>
    </style:style>
    <style:style style:name="ListLabel_20_709" style:display-name="ListLabel 709" style:family="text">
      <style:text-properties style:text-underline-style="none"/>
    </style:style>
    <style:style style:name="ListLabel_20_710" style:display-name="ListLabel 710" style:family="text">
      <style:text-properties style:text-underline-style="none"/>
    </style:style>
    <style:style style:name="ListLabel_20_711" style:display-name="ListLabel 711" style:family="text">
      <style:text-properties style:text-underline-style="none"/>
    </style:style>
    <style:style style:name="ListLabel_20_712" style:display-name="ListLabel 712" style:family="text">
      <style:text-properties style:text-underline-style="none"/>
    </style:style>
    <style:style style:name="ListLabel_20_713" style:display-name="ListLabel 713" style:family="text">
      <style:text-properties style:text-underline-style="none"/>
    </style:style>
    <style:style style:name="ListLabel_20_714" style:display-name="ListLabel 714" style:family="text">
      <style:text-properties style:text-underline-style="none"/>
    </style:style>
    <style:style style:name="ListLabel_20_715" style:display-name="ListLabel 715" style:family="text">
      <style:text-properties style:text-underline-style="none"/>
    </style:style>
    <style:style style:name="ListLabel_20_716" style:display-name="ListLabel 716" style:family="text">
      <style:text-properties style:text-underline-style="none"/>
    </style:style>
    <style:style style:name="ListLabel_20_717" style:display-name="ListLabel 717" style:family="text">
      <style:text-properties style:text-underline-style="none"/>
    </style:style>
    <style:style style:name="ListLabel_20_718" style:display-name="ListLabel 718" style:family="text">
      <style:text-properties style:text-underline-style="none"/>
    </style:style>
    <style:style style:name="ListLabel_20_719" style:display-name="ListLabel 719" style:family="text">
      <style:text-properties style:text-underline-style="none"/>
    </style:style>
    <style:style style:name="ListLabel_20_720" style:display-name="ListLabel 720" style:family="text">
      <style:text-properties style:text-underline-style="none"/>
    </style:style>
    <style:style style:name="ListLabel_20_721" style:display-name="ListLabel 721" style:family="text">
      <style:text-properties style:text-underline-style="none"/>
    </style:style>
    <style:style style:name="ListLabel_20_722" style:display-name="ListLabel 722" style:family="text">
      <style:text-properties style:text-underline-style="none"/>
    </style:style>
    <style:style style:name="ListLabel_20_723" style:display-name="ListLabel 723" style:family="text">
      <style:text-properties style:text-underline-style="none"/>
    </style:style>
    <style:style style:name="ListLabel_20_724" style:display-name="ListLabel 724" style:family="text">
      <style:text-properties style:text-underline-style="none"/>
    </style:style>
    <style:style style:name="ListLabel_20_725" style:display-name="ListLabel 725" style:family="text">
      <style:text-properties style:text-underline-style="none"/>
    </style:style>
    <style:style style:name="ListLabel_20_726" style:display-name="ListLabel 726" style:family="text">
      <style:text-properties style:text-underline-style="none"/>
    </style:style>
    <style:style style:name="ListLabel_20_727" style:display-name="ListLabel 727" style:family="text">
      <style:text-properties style:text-underline-style="none"/>
    </style:style>
    <style:style style:name="ListLabel_20_728" style:display-name="ListLabel 728" style:family="text">
      <style:text-properties style:text-underline-style="none"/>
    </style:style>
    <style:style style:name="ListLabel_20_729" style:display-name="ListLabel 729" style:family="text">
      <style:text-properties style:text-underline-style="none"/>
    </style:style>
    <style:style style:name="ListLabel_20_730" style:display-name="ListLabel 730" style:family="text">
      <style:text-properties style:text-underline-style="none"/>
    </style:style>
    <style:style style:name="ListLabel_20_731" style:display-name="ListLabel 731" style:family="text">
      <style:text-properties style:text-underline-style="none"/>
    </style:style>
    <style:style style:name="ListLabel_20_732" style:display-name="ListLabel 732" style:family="text">
      <style:text-properties style:text-underline-style="none"/>
    </style:style>
    <style:style style:name="ListLabel_20_733" style:display-name="ListLabel 733" style:family="text">
      <style:text-properties style:text-underline-style="none"/>
    </style:style>
    <style:style style:name="ListLabel_20_734" style:display-name="ListLabel 734" style:family="text">
      <style:text-properties style:text-underline-style="none"/>
    </style:style>
    <style:style style:name="ListLabel_20_735" style:display-name="ListLabel 735" style:family="text">
      <style:text-properties style:text-underline-style="none"/>
    </style:style>
    <style:style style:name="ListLabel_20_736" style:display-name="ListLabel 736" style:family="text">
      <style:text-properties style:text-underline-style="none"/>
    </style:style>
    <style:style style:name="ListLabel_20_737" style:display-name="ListLabel 737" style:family="text">
      <style:text-properties style:text-underline-style="none"/>
    </style:style>
    <style:style style:name="ListLabel_20_738" style:display-name="ListLabel 738" style:family="text">
      <style:text-properties style:text-underline-style="none"/>
    </style:style>
    <style:style style:name="ListLabel_20_739" style:display-name="ListLabel 739" style:family="text">
      <style:text-properties style:text-underline-style="none"/>
    </style:style>
    <style:style style:name="ListLabel_20_740" style:display-name="ListLabel 740" style:family="text">
      <style:text-properties style:text-underline-style="none"/>
    </style:style>
    <style:style style:name="ListLabel_20_741" style:display-name="ListLabel 741" style:family="text">
      <style:text-properties style:text-underline-style="none"/>
    </style:style>
    <style:style style:name="ListLabel_20_742" style:display-name="ListLabel 742" style:family="text">
      <style:text-properties style:text-underline-style="none"/>
    </style:style>
    <style:style style:name="ListLabel_20_743" style:display-name="ListLabel 743" style:family="text">
      <style:text-properties style:text-underline-style="none"/>
    </style:style>
    <style:style style:name="ListLabel_20_744" style:display-name="ListLabel 744" style:family="text">
      <style:text-properties style:text-underline-style="none"/>
    </style:style>
    <style:style style:name="ListLabel_20_745" style:display-name="ListLabel 745" style:family="text">
      <style:text-properties style:text-underline-style="none"/>
    </style:style>
    <style:style style:name="ListLabel_20_746" style:display-name="ListLabel 746" style:family="text">
      <style:text-properties style:text-underline-style="none"/>
    </style:style>
    <style:style style:name="ListLabel_20_747" style:display-name="ListLabel 747" style:family="text">
      <style:text-properties style:text-underline-style="none"/>
    </style:style>
    <style:style style:name="ListLabel_20_748" style:display-name="ListLabel 748" style:family="text">
      <style:text-properties style:text-underline-style="none"/>
    </style:style>
    <style:style style:name="ListLabel_20_749" style:display-name="ListLabel 749" style:family="text">
      <style:text-properties style:text-underline-style="none"/>
    </style:style>
    <style:style style:name="ListLabel_20_750" style:display-name="ListLabel 750" style:family="text">
      <style:text-properties style:text-underline-style="none"/>
    </style:style>
    <style:style style:name="ListLabel_20_751" style:display-name="ListLabel 751" style:family="text">
      <style:text-properties style:text-underline-style="none"/>
    </style:style>
    <style:style style:name="ListLabel_20_752" style:display-name="ListLabel 752" style:family="text">
      <style:text-properties style:text-underline-style="none"/>
    </style:style>
    <style:style style:name="ListLabel_20_753" style:display-name="ListLabel 753" style:family="text">
      <style:text-properties style:text-underline-style="none"/>
    </style:style>
    <style:style style:name="ListLabel_20_754" style:display-name="ListLabel 754" style:family="text">
      <style:text-properties style:text-underline-style="none"/>
    </style:style>
    <style:style style:name="ListLabel_20_755" style:display-name="ListLabel 755" style:family="text">
      <style:text-properties style:text-underline-style="none"/>
    </style:style>
    <style:style style:name="ListLabel_20_756" style:display-name="ListLabel 756" style:family="text">
      <style:text-properties style:text-underline-style="none"/>
    </style:style>
    <style:style style:name="ListLabel_20_757" style:display-name="ListLabel 757" style:family="text">
      <style:text-properties style:text-underline-style="none"/>
    </style:style>
    <style:style style:name="ListLabel_20_758" style:display-name="ListLabel 758" style:family="text">
      <style:text-properties style:text-underline-style="none"/>
    </style:style>
    <style:style style:name="ListLabel_20_759" style:display-name="ListLabel 759" style:family="text">
      <style:text-properties style:text-underline-style="none"/>
    </style:style>
    <style:style style:name="ListLabel_20_760" style:display-name="ListLabel 760" style:family="text">
      <style:text-properties style:text-underline-style="none"/>
    </style:style>
    <style:style style:name="ListLabel_20_761" style:display-name="ListLabel 761" style:family="text">
      <style:text-properties style:text-underline-style="none"/>
    </style:style>
    <style:style style:name="ListLabel_20_762" style:display-name="ListLabel 762" style:family="text">
      <style:text-properties style:text-underline-style="none"/>
    </style:style>
    <style:style style:name="ListLabel_20_763" style:display-name="ListLabel 763" style:family="text">
      <style:text-properties style:text-underline-style="none"/>
    </style:style>
    <style:style style:name="ListLabel_20_764" style:display-name="ListLabel 764" style:family="text">
      <style:text-properties style:text-underline-style="none"/>
    </style:style>
    <style:style style:name="ListLabel_20_765" style:display-name="ListLabel 765" style:family="text">
      <style:text-properties style:text-underline-style="none"/>
    </style:style>
    <style:style style:name="ListLabel_20_766" style:display-name="ListLabel 766" style:family="text">
      <style:text-properties style:text-underline-style="none"/>
    </style:style>
    <style:style style:name="ListLabel_20_767" style:display-name="ListLabel 767" style:family="text">
      <style:text-properties style:text-underline-style="none"/>
    </style:style>
    <style:style style:name="ListLabel_20_768" style:display-name="ListLabel 768" style:family="text">
      <style:text-properties style:text-underline-style="none"/>
    </style:style>
    <style:style style:name="ListLabel_20_769" style:display-name="ListLabel 769" style:family="text">
      <style:text-properties style:text-underline-style="none"/>
    </style:style>
    <style:style style:name="ListLabel_20_770" style:display-name="ListLabel 770" style:family="text">
      <style:text-properties style:text-underline-style="none"/>
    </style:style>
    <style:style style:name="ListLabel_20_771" style:display-name="ListLabel 771" style:family="text">
      <style:text-properties style:text-underline-style="none"/>
    </style:style>
    <style:style style:name="ListLabel_20_772" style:display-name="ListLabel 772" style:family="text">
      <style:text-properties style:text-underline-style="none"/>
    </style:style>
    <style:style style:name="ListLabel_20_773" style:display-name="ListLabel 773" style:family="text">
      <style:text-properties style:text-underline-style="none"/>
    </style:style>
    <style:style style:name="ListLabel_20_774" style:display-name="ListLabel 774" style:family="text">
      <style:text-properties style:text-underline-style="none"/>
    </style:style>
    <style:style style:name="ListLabel_20_775" style:display-name="ListLabel 775" style:family="text">
      <style:text-properties style:text-underline-style="none"/>
    </style:style>
    <style:style style:name="ListLabel_20_776" style:display-name="ListLabel 776" style:family="text">
      <style:text-properties style:text-underline-style="none"/>
    </style:style>
    <style:style style:name="ListLabel_20_777" style:display-name="ListLabel 777" style:family="text">
      <style:text-properties style:text-underline-style="none"/>
    </style:style>
    <style:style style:name="ListLabel_20_778" style:display-name="ListLabel 778" style:family="text">
      <style:text-properties style:text-underline-style="none"/>
    </style:style>
    <style:style style:name="ListLabel_20_779" style:display-name="ListLabel 779" style:family="text">
      <style:text-properties style:text-underline-style="none"/>
    </style:style>
    <style:style style:name="ListLabel_20_780" style:display-name="ListLabel 780" style:family="text">
      <style:text-properties style:text-underline-style="none"/>
    </style:style>
    <style:style style:name="ListLabel_20_781" style:display-name="ListLabel 781" style:family="text">
      <style:text-properties style:text-underline-style="none"/>
    </style:style>
    <style:style style:name="ListLabel_20_782" style:display-name="ListLabel 782" style:family="text">
      <style:text-properties style:text-underline-style="none"/>
    </style:style>
    <style:style style:name="ListLabel_20_783" style:display-name="ListLabel 783" style:family="text">
      <style:text-properties style:text-underline-style="none"/>
    </style:style>
    <style:style style:name="ListLabel_20_784" style:display-name="ListLabel 784" style:family="text">
      <style:text-properties style:text-underline-style="none"/>
    </style:style>
    <style:style style:name="ListLabel_20_785" style:display-name="ListLabel 785" style:family="text">
      <style:text-properties style:text-underline-style="none"/>
    </style:style>
    <style:style style:name="ListLabel_20_786" style:display-name="ListLabel 786" style:family="text">
      <style:text-properties style:text-underline-style="none"/>
    </style:style>
    <style:style style:name="ListLabel_20_787" style:display-name="ListLabel 787" style:family="text">
      <style:text-properties style:text-underline-style="none"/>
    </style:style>
    <style:style style:name="ListLabel_20_788" style:display-name="ListLabel 788" style:family="text">
      <style:text-properties style:text-underline-style="none"/>
    </style:style>
    <style:style style:name="ListLabel_20_789" style:display-name="ListLabel 789" style:family="text">
      <style:text-properties style:text-underline-style="none"/>
    </style:style>
    <style:style style:name="ListLabel_20_790" style:display-name="ListLabel 790" style:family="text">
      <style:text-properties style:text-underline-style="none"/>
    </style:style>
    <style:style style:name="ListLabel_20_791" style:display-name="ListLabel 791" style:family="text">
      <style:text-properties style:text-underline-style="none"/>
    </style:style>
    <style:style style:name="ListLabel_20_792" style:display-name="ListLabel 792" style:family="text">
      <style:text-properties style:text-underline-style="none"/>
    </style:style>
    <style:style style:name="ListLabel_20_793" style:display-name="ListLabel 793" style:family="text">
      <style:text-properties style:text-underline-style="none"/>
    </style:style>
    <style:style style:name="ListLabel_20_794" style:display-name="ListLabel 794" style:family="text">
      <style:text-properties style:text-underline-style="none"/>
    </style:style>
    <style:style style:name="ListLabel_20_795" style:display-name="ListLabel 795" style:family="text">
      <style:text-properties style:text-underline-style="none"/>
    </style:style>
    <style:style style:name="ListLabel_20_796" style:display-name="ListLabel 796" style:family="text">
      <style:text-properties style:text-underline-style="none"/>
    </style:style>
    <style:style style:name="ListLabel_20_797" style:display-name="ListLabel 797" style:family="text">
      <style:text-properties style:text-underline-style="none"/>
    </style:style>
    <style:style style:name="ListLabel_20_798" style:display-name="ListLabel 798" style:family="text">
      <style:text-properties style:text-underline-style="none"/>
    </style:style>
    <style:style style:name="ListLabel_20_799" style:display-name="ListLabel 799" style:family="text">
      <style:text-properties style:text-underline-style="none"/>
    </style:style>
    <style:style style:name="ListLabel_20_800" style:display-name="ListLabel 800" style:family="text">
      <style:text-properties style:text-underline-style="none"/>
    </style:style>
    <style:style style:name="ListLabel_20_801" style:display-name="ListLabel 801" style:family="text">
      <style:text-properties style:text-underline-style="none"/>
    </style:style>
    <style:style style:name="ListLabel_20_802" style:display-name="ListLabel 802" style:family="text">
      <style:text-properties style:text-underline-style="none"/>
    </style:style>
    <style:style style:name="ListLabel_20_803" style:display-name="ListLabel 803" style:family="text">
      <style:text-properties style:text-underline-style="none"/>
    </style:style>
    <style:style style:name="ListLabel_20_804" style:display-name="ListLabel 804" style:family="text">
      <style:text-properties style:text-underline-style="none"/>
    </style:style>
    <style:style style:name="ListLabel_20_805" style:display-name="ListLabel 805" style:family="text">
      <style:text-properties style:text-underline-style="none"/>
    </style:style>
    <style:style style:name="ListLabel_20_806" style:display-name="ListLabel 806" style:family="text">
      <style:text-properties style:text-underline-style="none"/>
    </style:style>
    <style:style style:name="ListLabel_20_807" style:display-name="ListLabel 807" style:family="text">
      <style:text-properties style:text-underline-style="none"/>
    </style:style>
    <style:style style:name="ListLabel_20_808" style:display-name="ListLabel 808" style:family="text">
      <style:text-properties style:text-underline-style="none"/>
    </style:style>
    <style:style style:name="ListLabel_20_809" style:display-name="ListLabel 809" style:family="text">
      <style:text-properties style:text-underline-style="none"/>
    </style:style>
    <style:style style:name="ListLabel_20_810" style:display-name="ListLabel 810" style:family="text">
      <style:text-properties style:text-underline-style="none"/>
    </style:style>
    <style:style style:name="ListLabel_20_811" style:display-name="ListLabel 811" style:family="text">
      <style:text-properties style:text-underline-style="none"/>
    </style:style>
    <style:style style:name="ListLabel_20_812" style:display-name="ListLabel 812" style:family="text">
      <style:text-properties style:text-underline-style="none"/>
    </style:style>
    <style:style style:name="ListLabel_20_813" style:display-name="ListLabel 813" style:family="text">
      <style:text-properties style:text-underline-style="none"/>
    </style:style>
    <style:style style:name="ListLabel_20_814" style:display-name="ListLabel 814" style:family="text">
      <style:text-properties style:text-underline-style="none"/>
    </style:style>
    <style:style style:name="ListLabel_20_815" style:display-name="ListLabel 815" style:family="text">
      <style:text-properties style:text-underline-style="none"/>
    </style:style>
    <style:style style:name="ListLabel_20_816" style:display-name="ListLabel 816" style:family="text">
      <style:text-properties style:text-underline-style="none"/>
    </style:style>
    <style:style style:name="ListLabel_20_817" style:display-name="ListLabel 817" style:family="text">
      <style:text-properties style:text-underline-style="none"/>
    </style:style>
    <style:style style:name="ListLabel_20_818" style:display-name="ListLabel 818" style:family="text">
      <style:text-properties style:text-underline-style="none"/>
    </style:style>
    <style:style style:name="ListLabel_20_819" style:display-name="ListLabel 819" style:family="text">
      <style:text-properties style:text-underline-style="none"/>
    </style:style>
    <style:style style:name="ListLabel_20_820" style:display-name="ListLabel 820" style:family="text">
      <style:text-properties style:text-underline-style="none"/>
    </style:style>
    <style:style style:name="ListLabel_20_821" style:display-name="ListLabel 821" style:family="text">
      <style:text-properties style:text-underline-style="none"/>
    </style:style>
    <style:style style:name="ListLabel_20_822" style:display-name="ListLabel 822" style:family="text">
      <style:text-properties style:text-underline-style="none"/>
    </style:style>
    <style:style style:name="ListLabel_20_823" style:display-name="ListLabel 823" style:family="text">
      <style:text-properties style:text-underline-style="none"/>
    </style:style>
    <style:style style:name="ListLabel_20_824" style:display-name="ListLabel 824" style:family="text">
      <style:text-properties style:text-underline-style="none"/>
    </style:style>
    <style:style style:name="ListLabel_20_825" style:display-name="ListLabel 825" style:family="text">
      <style:text-properties style:text-underline-style="none"/>
    </style:style>
    <style:style style:name="ListLabel_20_826" style:display-name="ListLabel 826" style:family="text">
      <style:text-properties style:text-underline-style="none"/>
    </style:style>
    <style:style style:name="ListLabel_20_827" style:display-name="ListLabel 827" style:family="text">
      <style:text-properties style:text-underline-style="none"/>
    </style:style>
    <style:style style:name="ListLabel_20_828" style:display-name="ListLabel 828" style:family="text">
      <style:text-properties style:text-underline-style="none"/>
    </style:style>
    <style:style style:name="ListLabel_20_829" style:display-name="ListLabel 829" style:family="text">
      <style:text-properties style:text-underline-style="none"/>
    </style:style>
    <style:style style:name="ListLabel_20_830" style:display-name="ListLabel 830" style:family="text">
      <style:text-properties style:text-underline-style="none"/>
    </style:style>
    <style:style style:name="ListLabel_20_831" style:display-name="ListLabel 831" style:family="text">
      <style:text-properties style:text-underline-style="none"/>
    </style:style>
    <style:style style:name="ListLabel_20_832" style:display-name="ListLabel 832" style:family="text">
      <style:text-properties style:text-underline-style="none"/>
    </style:style>
    <style:style style:name="ListLabel_20_833" style:display-name="ListLabel 833" style:family="text">
      <style:text-properties style:text-underline-style="none"/>
    </style:style>
    <style:style style:name="ListLabel_20_834" style:display-name="ListLabel 834" style:family="text">
      <style:text-properties style:text-underline-style="none"/>
    </style:style>
    <style:style style:name="ListLabel_20_835" style:display-name="ListLabel 835" style:family="text">
      <style:text-properties style:text-underline-style="none"/>
    </style:style>
    <style:style style:name="ListLabel_20_836" style:display-name="ListLabel 836" style:family="text">
      <style:text-properties style:text-underline-style="none"/>
    </style:style>
    <style:style style:name="ListLabel_20_837" style:display-name="ListLabel 837" style:family="text">
      <style:text-properties style:text-underline-style="none"/>
    </style:style>
    <style:style style:name="ListLabel_20_838" style:display-name="ListLabel 838" style:family="text">
      <style:text-properties style:text-underline-style="none"/>
    </style:style>
    <style:style style:name="ListLabel_20_839" style:display-name="ListLabel 839" style:family="text">
      <style:text-properties style:text-underline-style="none"/>
    </style:style>
    <style:style style:name="ListLabel_20_840" style:display-name="ListLabel 840" style:family="text">
      <style:text-properties style:text-underline-style="none"/>
    </style:style>
    <style:style style:name="ListLabel_20_841" style:display-name="ListLabel 841" style:family="text">
      <style:text-properties style:text-underline-style="none"/>
    </style:style>
    <style:style style:name="ListLabel_20_842" style:display-name="ListLabel 842" style:family="text">
      <style:text-properties style:text-underline-style="none"/>
    </style:style>
    <style:style style:name="ListLabel_20_843" style:display-name="ListLabel 843" style:family="text">
      <style:text-properties style:text-underline-style="none"/>
    </style:style>
    <style:style style:name="ListLabel_20_844" style:display-name="ListLabel 844" style:family="text">
      <style:text-properties style:text-underline-style="none"/>
    </style:style>
    <style:style style:name="ListLabel_20_845" style:display-name="ListLabel 845" style:family="text">
      <style:text-properties style:text-underline-style="none"/>
    </style:style>
    <style:style style:name="ListLabel_20_846" style:display-name="ListLabel 846" style:family="text">
      <style:text-properties style:text-underline-style="none"/>
    </style:style>
    <style:style style:name="ListLabel_20_847" style:display-name="ListLabel 847" style:family="text">
      <style:text-properties style:text-underline-style="none"/>
    </style:style>
    <style:style style:name="ListLabel_20_848" style:display-name="ListLabel 848" style:family="text">
      <style:text-properties style:text-underline-style="none"/>
    </style:style>
    <style:style style:name="ListLabel_20_849" style:display-name="ListLabel 849" style:family="text">
      <style:text-properties style:text-underline-style="none"/>
    </style:style>
    <style:style style:name="ListLabel_20_850" style:display-name="ListLabel 850" style:family="text">
      <style:text-properties style:text-underline-style="none"/>
    </style:style>
    <style:style style:name="ListLabel_20_851" style:display-name="ListLabel 851" style:family="text">
      <style:text-properties style:text-underline-style="none"/>
    </style:style>
    <style:style style:name="ListLabel_20_852" style:display-name="ListLabel 852" style:family="text">
      <style:text-properties style:text-underline-style="none"/>
    </style:style>
    <style:style style:name="ListLabel_20_853" style:display-name="ListLabel 853" style:family="text">
      <style:text-properties style:text-underline-style="none"/>
    </style:style>
    <style:style style:name="ListLabel_20_854" style:display-name="ListLabel 854" style:family="text">
      <style:text-properties style:text-underline-style="none"/>
    </style:style>
    <style:style style:name="ListLabel_20_855" style:display-name="ListLabel 855" style:family="text">
      <style:text-properties style:text-underline-style="none"/>
    </style:style>
    <style:style style:name="ListLabel_20_856" style:display-name="ListLabel 856" style:family="text">
      <style:text-properties style:text-underline-style="none"/>
    </style:style>
    <style:style style:name="ListLabel_20_857" style:display-name="ListLabel 857" style:family="text">
      <style:text-properties style:text-underline-style="none"/>
    </style:style>
    <style:style style:name="ListLabel_20_858" style:display-name="ListLabel 858" style:family="text">
      <style:text-properties style:text-underline-style="none"/>
    </style:style>
    <style:style style:name="ListLabel_20_859" style:display-name="ListLabel 859" style:family="text">
      <style:text-properties style:text-underline-style="none"/>
    </style:style>
    <style:style style:name="ListLabel_20_860" style:display-name="ListLabel 860" style:family="text">
      <style:text-properties style:text-underline-style="none"/>
    </style:style>
    <style:style style:name="ListLabel_20_861" style:display-name="ListLabel 861" style:family="text">
      <style:text-properties style:text-underline-style="none"/>
    </style:style>
    <style:style style:name="ListLabel_20_862" style:display-name="ListLabel 862" style:family="text">
      <style:text-properties style:text-underline-style="none"/>
    </style:style>
    <style:style style:name="ListLabel_20_863" style:display-name="ListLabel 863" style:family="text">
      <style:text-properties style:text-underline-style="none"/>
    </style:style>
    <style:style style:name="ListLabel_20_864" style:display-name="ListLabel 864" style:family="text">
      <style:text-properties style:text-underline-style="none"/>
    </style:style>
    <style:style style:name="ListLabel_20_865" style:display-name="ListLabel 865" style:family="text">
      <style:text-properties style:text-underline-style="none"/>
    </style:style>
    <style:style style:name="ListLabel_20_866" style:display-name="ListLabel 866" style:family="text">
      <style:text-properties style:text-underline-style="none"/>
    </style:style>
    <style:style style:name="ListLabel_20_867" style:display-name="ListLabel 867" style:family="text">
      <style:text-properties style:text-underline-style="none"/>
    </style:style>
    <style:style style:name="ListLabel_20_868" style:display-name="ListLabel 868" style:family="text">
      <style:text-properties style:text-underline-style="none"/>
    </style:style>
    <style:style style:name="ListLabel_20_869" style:display-name="ListLabel 869" style:family="text">
      <style:text-properties style:text-underline-style="none"/>
    </style:style>
    <style:style style:name="ListLabel_20_870" style:display-name="ListLabel 870" style:family="text">
      <style:text-properties style:text-underline-style="none"/>
    </style:style>
    <style:style style:name="ListLabel_20_871" style:display-name="ListLabel 871" style:family="text">
      <style:text-properties style:text-underline-style="none"/>
    </style:style>
    <style:style style:name="ListLabel_20_872" style:display-name="ListLabel 872" style:family="text">
      <style:text-properties style:text-underline-style="none"/>
    </style:style>
    <style:style style:name="ListLabel_20_873" style:display-name="ListLabel 873" style:family="text">
      <style:text-properties style:text-underline-style="none"/>
    </style:style>
    <style:style style:name="ListLabel_20_874" style:display-name="ListLabel 874" style:family="text">
      <style:text-properties style:text-underline-style="none"/>
    </style:style>
    <style:style style:name="ListLabel_20_875" style:display-name="ListLabel 875" style:family="text">
      <style:text-properties style:text-underline-style="none"/>
    </style:style>
    <style:style style:name="ListLabel_20_876" style:display-name="ListLabel 876" style:family="text">
      <style:text-properties style:text-underline-style="none"/>
    </style:style>
    <style:style style:name="ListLabel_20_877" style:display-name="ListLabel 877" style:family="text">
      <style:text-properties style:text-underline-style="none"/>
    </style:style>
    <style:style style:name="ListLabel_20_878" style:display-name="ListLabel 878" style:family="text">
      <style:text-properties style:text-underline-style="none"/>
    </style:style>
    <style:style style:name="ListLabel_20_879" style:display-name="ListLabel 879" style:family="text">
      <style:text-properties style:text-underline-style="none"/>
    </style:style>
    <style:style style:name="ListLabel_20_880" style:display-name="ListLabel 880" style:family="text">
      <style:text-properties style:text-underline-style="none"/>
    </style:style>
    <style:style style:name="ListLabel_20_881" style:display-name="ListLabel 881" style:family="text">
      <style:text-properties style:text-underline-style="none"/>
    </style:style>
    <style:style style:name="ListLabel_20_882" style:display-name="ListLabel 882" style:family="text">
      <style:text-properties style:text-underline-style="none"/>
    </style:style>
    <style:style style:name="ListLabel_20_883" style:display-name="ListLabel 883" style:family="text">
      <style:text-properties style:text-underline-style="none"/>
    </style:style>
    <style:style style:name="ListLabel_20_884" style:display-name="ListLabel 884" style:family="text">
      <style:text-properties style:text-underline-style="none"/>
    </style:style>
    <style:style style:name="ListLabel_20_885" style:display-name="ListLabel 885" style:family="text">
      <style:text-properties style:text-underline-style="none"/>
    </style:style>
    <style:style style:name="ListLabel_20_886" style:display-name="ListLabel 886" style:family="text">
      <style:text-properties style:text-underline-style="none"/>
    </style:style>
    <style:style style:name="ListLabel_20_887" style:display-name="ListLabel 887" style:family="text">
      <style:text-properties style:text-underline-style="none"/>
    </style:style>
    <style:style style:name="ListLabel_20_888" style:display-name="ListLabel 888" style:family="text">
      <style:text-properties style:text-underline-style="none"/>
    </style:style>
    <style:style style:name="ListLabel_20_889" style:display-name="ListLabel 889" style:family="text">
      <style:text-properties style:text-underline-style="none"/>
    </style:style>
    <style:style style:name="ListLabel_20_890" style:display-name="ListLabel 890" style:family="text">
      <style:text-properties style:text-underline-style="none"/>
    </style:style>
    <style:style style:name="ListLabel_20_891" style:display-name="ListLabel 891" style:family="text">
      <style:text-properties style:text-underline-style="none"/>
    </style:style>
    <style:style style:name="ListLabel_20_892" style:display-name="ListLabel 892" style:family="text">
      <style:text-properties style:text-underline-style="none"/>
    </style:style>
    <style:style style:name="ListLabel_20_893" style:display-name="ListLabel 893" style:family="text">
      <style:text-properties style:text-underline-style="none"/>
    </style:style>
    <style:style style:name="ListLabel_20_894" style:display-name="ListLabel 894" style:family="text">
      <style:text-properties style:text-underline-style="none"/>
    </style:style>
    <style:style style:name="ListLabel_20_895" style:display-name="ListLabel 895" style:family="text">
      <style:text-properties style:text-underline-style="none"/>
    </style:style>
    <style:style style:name="ListLabel_20_896" style:display-name="ListLabel 896" style:family="text">
      <style:text-properties style:text-underline-style="none"/>
    </style:style>
    <style:style style:name="ListLabel_20_897" style:display-name="ListLabel 897" style:family="text">
      <style:text-properties style:text-underline-style="none"/>
    </style:style>
    <style:style style:name="ListLabel_20_898" style:display-name="ListLabel 898" style:family="text">
      <style:text-properties style:text-underline-style="none"/>
    </style:style>
    <style:style style:name="ListLabel_20_899" style:display-name="ListLabel 899" style:family="text">
      <style:text-properties style:text-underline-style="none"/>
    </style:style>
    <style:style style:name="ListLabel_20_900" style:display-name="ListLabel 900" style:family="text">
      <style:text-properties style:text-underline-style="none"/>
    </style:style>
    <style:style style:name="ListLabel_20_901" style:display-name="ListLabel 901" style:family="text">
      <style:text-properties style:text-underline-style="none"/>
    </style:style>
    <style:style style:name="ListLabel_20_902" style:display-name="ListLabel 902" style:family="text">
      <style:text-properties style:text-underline-style="none"/>
    </style:style>
    <style:style style:name="ListLabel_20_903" style:display-name="ListLabel 903" style:family="text">
      <style:text-properties style:text-underline-style="none"/>
    </style:style>
    <style:style style:name="ListLabel_20_904" style:display-name="ListLabel 904" style:family="text">
      <style:text-properties style:text-underline-style="none"/>
    </style:style>
    <style:style style:name="ListLabel_20_905" style:display-name="ListLabel 905" style:family="text">
      <style:text-properties style:text-underline-style="none"/>
    </style:style>
    <style:style style:name="ListLabel_20_906" style:display-name="ListLabel 906" style:family="text">
      <style:text-properties style:text-underline-style="none"/>
    </style:style>
    <style:style style:name="ListLabel_20_907" style:display-name="ListLabel 907" style:family="text">
      <style:text-properties style:text-underline-style="none"/>
    </style:style>
    <style:style style:name="ListLabel_20_908" style:display-name="ListLabel 908" style:family="text">
      <style:text-properties style:text-underline-style="none"/>
    </style:style>
    <style:style style:name="ListLabel_20_909" style:display-name="ListLabel 909" style:family="text">
      <style:text-properties style:text-underline-style="none"/>
    </style:style>
    <style:style style:name="ListLabel_20_910" style:display-name="ListLabel 910" style:family="text">
      <style:text-properties style:text-underline-style="none"/>
    </style:style>
    <style:style style:name="ListLabel_20_911" style:display-name="ListLabel 911" style:family="text">
      <style:text-properties style:text-underline-style="none"/>
    </style:style>
    <style:style style:name="ListLabel_20_912" style:display-name="ListLabel 912" style:family="text">
      <style:text-properties style:text-underline-style="none"/>
    </style:style>
    <style:style style:name="ListLabel_20_913" style:display-name="ListLabel 913" style:family="text">
      <style:text-properties style:text-underline-style="none"/>
    </style:style>
    <style:style style:name="ListLabel_20_914" style:display-name="ListLabel 914" style:family="text">
      <style:text-properties style:text-underline-style="none"/>
    </style:style>
    <style:style style:name="ListLabel_20_915" style:display-name="ListLabel 915" style:family="text">
      <style:text-properties style:text-underline-style="none"/>
    </style:style>
    <style:style style:name="ListLabel_20_916" style:display-name="ListLabel 916" style:family="text">
      <style:text-properties style:text-underline-style="none"/>
    </style:style>
    <style:style style:name="ListLabel_20_917" style:display-name="ListLabel 917" style:family="text">
      <style:text-properties style:text-underline-style="none"/>
    </style:style>
    <style:style style:name="ListLabel_20_918" style:display-name="ListLabel 918" style:family="text">
      <style:text-properties style:text-underline-style="none"/>
    </style:style>
    <style:style style:name="ListLabel_20_919" style:display-name="ListLabel 919" style:family="text">
      <style:text-properties style:text-underline-style="none"/>
    </style:style>
    <style:style style:name="ListLabel_20_920" style:display-name="ListLabel 920" style:family="text">
      <style:text-properties style:text-underline-style="none"/>
    </style:style>
    <style:style style:name="ListLabel_20_921" style:display-name="ListLabel 921" style:family="text">
      <style:text-properties style:text-underline-style="none"/>
    </style:style>
    <style:style style:name="ListLabel_20_922" style:display-name="ListLabel 922" style:family="text">
      <style:text-properties style:text-underline-style="none"/>
    </style:style>
    <style:style style:name="ListLabel_20_923" style:display-name="ListLabel 923" style:family="text">
      <style:text-properties style:text-underline-style="none"/>
    </style:style>
    <style:style style:name="ListLabel_20_924" style:display-name="ListLabel 924" style:family="text">
      <style:text-properties style:text-underline-style="none"/>
    </style:style>
    <style:style style:name="ListLabel_20_925" style:display-name="ListLabel 925" style:family="text">
      <style:text-properties style:text-underline-style="none"/>
    </style:style>
    <style:style style:name="ListLabel_20_926" style:display-name="ListLabel 926" style:family="text">
      <style:text-properties style:text-underline-style="none"/>
    </style:style>
    <style:style style:name="ListLabel_20_927" style:display-name="ListLabel 927" style:family="text">
      <style:text-properties style:text-underline-style="none"/>
    </style:style>
    <style:style style:name="ListLabel_20_928" style:display-name="ListLabel 928" style:family="text">
      <style:text-properties style:text-underline-style="none"/>
    </style:style>
    <style:style style:name="ListLabel_20_929" style:display-name="ListLabel 929" style:family="text">
      <style:text-properties style:text-underline-style="none"/>
    </style:style>
    <style:style style:name="ListLabel_20_930" style:display-name="ListLabel 930" style:family="text">
      <style:text-properties style:text-underline-style="none"/>
    </style:style>
    <style:style style:name="ListLabel_20_931" style:display-name="ListLabel 931" style:family="text">
      <style:text-properties style:text-underline-style="none"/>
    </style:style>
    <style:style style:name="ListLabel_20_932" style:display-name="ListLabel 932" style:family="text">
      <style:text-properties style:text-underline-style="none"/>
    </style:style>
    <style:style style:name="ListLabel_20_933" style:display-name="ListLabel 933" style:family="text">
      <style:text-properties style:text-underline-style="none"/>
    </style:style>
    <style:style style:name="ListLabel_20_934" style:display-name="ListLabel 934" style:family="text">
      <style:text-properties style:text-underline-style="none"/>
    </style:style>
    <style:style style:name="ListLabel_20_935" style:display-name="ListLabel 935" style:family="text">
      <style:text-properties style:text-underline-style="none"/>
    </style:style>
    <style:style style:name="ListLabel_20_936" style:display-name="ListLabel 936" style:family="text">
      <style:text-properties style:text-underline-style="none"/>
    </style:style>
    <style:style style:name="ListLabel_20_937" style:display-name="ListLabel 937" style:family="text">
      <style:text-properties style:text-underline-style="none"/>
    </style:style>
    <style:style style:name="ListLabel_20_938" style:display-name="ListLabel 938" style:family="text">
      <style:text-properties style:text-underline-style="none"/>
    </style:style>
    <style:style style:name="ListLabel_20_939" style:display-name="ListLabel 939" style:family="text">
      <style:text-properties style:text-underline-style="none"/>
    </style:style>
    <style:style style:name="ListLabel_20_940" style:display-name="ListLabel 940" style:family="text">
      <style:text-properties style:text-underline-style="none"/>
    </style:style>
    <style:style style:name="ListLabel_20_941" style:display-name="ListLabel 941" style:family="text">
      <style:text-properties style:text-underline-style="none"/>
    </style:style>
    <style:style style:name="ListLabel_20_942" style:display-name="ListLabel 942" style:family="text">
      <style:text-properties style:text-underline-style="none"/>
    </style:style>
    <style:style style:name="ListLabel_20_943" style:display-name="ListLabel 943" style:family="text">
      <style:text-properties style:text-underline-style="none"/>
    </style:style>
    <style:style style:name="ListLabel_20_944" style:display-name="ListLabel 944" style:family="text">
      <style:text-properties style:text-underline-style="none"/>
    </style:style>
    <style:style style:name="ListLabel_20_945" style:display-name="ListLabel 945" style:family="text">
      <style:text-properties style:text-underline-style="none"/>
    </style:style>
    <style:style style:name="ListLabel_20_946" style:display-name="ListLabel 946" style:family="text">
      <style:text-properties style:text-underline-style="none"/>
    </style:style>
    <style:style style:name="ListLabel_20_947" style:display-name="ListLabel 947" style:family="text">
      <style:text-properties style:text-underline-style="none"/>
    </style:style>
    <style:style style:name="ListLabel_20_948" style:display-name="ListLabel 948" style:family="text">
      <style:text-properties style:text-underline-style="none"/>
    </style:style>
    <style:style style:name="ListLabel_20_949" style:display-name="ListLabel 949" style:family="text">
      <style:text-properties style:text-underline-style="none"/>
    </style:style>
    <style:style style:name="ListLabel_20_950" style:display-name="ListLabel 950" style:family="text">
      <style:text-properties style:text-underline-style="none"/>
    </style:style>
    <style:style style:name="ListLabel_20_951" style:display-name="ListLabel 951" style:family="text">
      <style:text-properties style:text-underline-style="none"/>
    </style:style>
    <style:style style:name="ListLabel_20_952" style:display-name="ListLabel 952" style:family="text">
      <style:text-properties style:text-underline-style="none"/>
    </style:style>
    <style:style style:name="ListLabel_20_953" style:display-name="ListLabel 953" style:family="text">
      <style:text-properties style:text-underline-style="none"/>
    </style:style>
    <style:style style:name="ListLabel_20_954" style:display-name="ListLabel 954" style:family="text">
      <style:text-properties style:text-underline-style="none"/>
    </style:style>
    <style:style style:name="ListLabel_20_955" style:display-name="ListLabel 955" style:family="text">
      <style:text-properties style:text-underline-style="none"/>
    </style:style>
    <style:style style:name="ListLabel_20_956" style:display-name="ListLabel 956" style:family="text">
      <style:text-properties style:text-underline-style="none"/>
    </style:style>
    <style:style style:name="ListLabel_20_957" style:display-name="ListLabel 957" style:family="text">
      <style:text-properties style:text-underline-style="none"/>
    </style:style>
    <style:style style:name="ListLabel_20_958" style:display-name="ListLabel 958" style:family="text">
      <style:text-properties style:text-underline-style="none"/>
    </style:style>
    <style:style style:name="ListLabel_20_959" style:display-name="ListLabel 959" style:family="text">
      <style:text-properties style:text-underline-style="none"/>
    </style:style>
    <style:style style:name="ListLabel_20_960" style:display-name="ListLabel 960" style:family="text">
      <style:text-properties style:text-underline-style="none"/>
    </style:style>
    <style:style style:name="ListLabel_20_961" style:display-name="ListLabel 961" style:family="text">
      <style:text-properties style:text-underline-style="none"/>
    </style:style>
    <style:style style:name="ListLabel_20_962" style:display-name="ListLabel 962" style:family="text">
      <style:text-properties style:text-underline-style="none"/>
    </style:style>
    <style:style style:name="ListLabel_20_963" style:display-name="ListLabel 963" style:family="text">
      <style:text-properties style:text-underline-style="none"/>
    </style:style>
    <style:style style:name="ListLabel_20_964" style:display-name="ListLabel 964" style:family="text">
      <style:text-properties style:text-underline-style="none"/>
    </style:style>
    <style:style style:name="ListLabel_20_965" style:display-name="ListLabel 965" style:family="text">
      <style:text-properties style:text-underline-style="none"/>
    </style:style>
    <style:style style:name="ListLabel_20_966" style:display-name="ListLabel 966" style:family="text">
      <style:text-properties style:text-underline-style="none"/>
    </style:style>
    <style:style style:name="ListLabel_20_967" style:display-name="ListLabel 967" style:family="text">
      <style:text-properties style:text-underline-style="none"/>
    </style:style>
    <style:style style:name="ListLabel_20_968" style:display-name="ListLabel 968" style:family="text">
      <style:text-properties style:text-underline-style="none"/>
    </style:style>
    <style:style style:name="ListLabel_20_969" style:display-name="ListLabel 969" style:family="text">
      <style:text-properties style:text-underline-style="none"/>
    </style:style>
    <style:style style:name="ListLabel_20_970" style:display-name="ListLabel 970" style:family="text">
      <style:text-properties style:text-underline-style="none"/>
    </style:style>
    <style:style style:name="ListLabel_20_971" style:display-name="ListLabel 971" style:family="text">
      <style:text-properties style:text-underline-style="none"/>
    </style:style>
    <style:style style:name="ListLabel_20_972" style:display-name="ListLabel 972" style:family="text">
      <style:text-properties style:text-underline-style="none"/>
    </style:style>
    <style:style style:name="ListLabel_20_973" style:display-name="ListLabel 973" style:family="text">
      <style:text-properties style:text-underline-style="none"/>
    </style:style>
    <style:style style:name="ListLabel_20_974" style:display-name="ListLabel 974" style:family="text">
      <style:text-properties style:text-underline-style="none"/>
    </style:style>
    <style:style style:name="ListLabel_20_975" style:display-name="ListLabel 975" style:family="text">
      <style:text-properties style:text-underline-style="none"/>
    </style:style>
    <style:style style:name="ListLabel_20_976" style:display-name="ListLabel 976" style:family="text">
      <style:text-properties style:text-underline-style="none"/>
    </style:style>
    <style:style style:name="ListLabel_20_977" style:display-name="ListLabel 977" style:family="text">
      <style:text-properties style:text-underline-style="none"/>
    </style:style>
    <style:style style:name="ListLabel_20_978" style:display-name="ListLabel 978" style:family="text">
      <style:text-properties style:text-underline-style="none"/>
    </style:style>
    <style:style style:name="ListLabel_20_979" style:display-name="ListLabel 979" style:family="text">
      <style:text-properties style:text-underline-style="none"/>
    </style:style>
    <style:style style:name="ListLabel_20_980" style:display-name="ListLabel 980" style:family="text">
      <style:text-properties style:text-underline-style="none"/>
    </style:style>
    <style:style style:name="ListLabel_20_981" style:display-name="ListLabel 981" style:family="text">
      <style:text-properties style:text-underline-style="none"/>
    </style:style>
    <style:style style:name="ListLabel_20_982" style:display-name="ListLabel 982" style:family="text">
      <style:text-properties style:text-underline-style="none"/>
    </style:style>
    <style:style style:name="ListLabel_20_983" style:display-name="ListLabel 983" style:family="text">
      <style:text-properties style:text-underline-style="none"/>
    </style:style>
    <style:style style:name="ListLabel_20_984" style:display-name="ListLabel 984" style:family="text">
      <style:text-properties style:text-underline-style="none"/>
    </style:style>
    <style:style style:name="ListLabel_20_985" style:display-name="ListLabel 985" style:family="text">
      <style:text-properties style:text-underline-style="none"/>
    </style:style>
    <style:style style:name="ListLabel_20_986" style:display-name="ListLabel 986" style:family="text">
      <style:text-properties style:text-underline-style="none"/>
    </style:style>
    <style:style style:name="ListLabel_20_987" style:display-name="ListLabel 987" style:family="text">
      <style:text-properties style:text-underline-style="none"/>
    </style:style>
    <style:style style:name="ListLabel_20_988" style:display-name="ListLabel 988" style:family="text">
      <style:text-properties style:text-underline-style="none"/>
    </style:style>
    <style:style style:name="ListLabel_20_989" style:display-name="ListLabel 989" style:family="text">
      <style:text-properties style:text-underline-style="none"/>
    </style:style>
    <style:style style:name="ListLabel_20_990" style:display-name="ListLabel 990" style:family="text">
      <style:text-properties style:text-underline-style="none"/>
    </style:style>
    <style:style style:name="ListLabel_20_991" style:display-name="ListLabel 991" style:family="text">
      <style:text-properties style:text-underline-style="none"/>
    </style:style>
    <style:style style:name="ListLabel_20_992" style:display-name="ListLabel 992" style:family="text">
      <style:text-properties style:text-underline-style="none"/>
    </style:style>
    <style:style style:name="ListLabel_20_993" style:display-name="ListLabel 993" style:family="text">
      <style:text-properties style:text-underline-style="none"/>
    </style:style>
    <style:style style:name="ListLabel_20_994" style:display-name="ListLabel 994" style:family="text">
      <style:text-properties style:text-underline-style="none"/>
    </style:style>
    <style:style style:name="ListLabel_20_995" style:display-name="ListLabel 995" style:family="text">
      <style:text-properties style:text-underline-style="none"/>
    </style:style>
    <style:style style:name="ListLabel_20_996" style:display-name="ListLabel 996" style:family="text">
      <style:text-properties style:text-underline-style="none"/>
    </style:style>
    <style:style style:name="ListLabel_20_997" style:display-name="ListLabel 997" style:family="text">
      <style:text-properties style:text-underline-style="none"/>
    </style:style>
    <style:style style:name="ListLabel_20_998" style:display-name="ListLabel 998" style:family="text">
      <style:text-properties style:text-underline-style="none"/>
    </style:style>
    <style:style style:name="ListLabel_20_999" style:display-name="ListLabel 999" style:family="text">
      <style:text-properties style:text-underline-style="none"/>
    </style:style>
    <style:style style:name="ListLabel_20_1000" style:display-name="ListLabel 1000" style:family="text">
      <style:text-properties style:text-underline-style="none"/>
    </style:style>
    <style:style style:name="ListLabel_20_1001" style:display-name="ListLabel 1001" style:family="text">
      <style:text-properties style:text-underline-style="none"/>
    </style:style>
    <style:style style:name="ListLabel_20_1002" style:display-name="ListLabel 1002" style:family="text">
      <style:text-properties style:text-underline-style="none"/>
    </style:style>
    <style:style style:name="ListLabel_20_1003" style:display-name="ListLabel 1003" style:family="text">
      <style:text-properties style:text-underline-style="none"/>
    </style:style>
    <style:style style:name="ListLabel_20_1004" style:display-name="ListLabel 1004" style:family="text">
      <style:text-properties style:text-underline-style="none"/>
    </style:style>
    <style:style style:name="ListLabel_20_1005" style:display-name="ListLabel 1005" style:family="text">
      <style:text-properties style:text-underline-style="none"/>
    </style:style>
    <style:style style:name="ListLabel_20_1006" style:display-name="ListLabel 1006" style:family="text">
      <style:text-properties style:text-underline-style="none"/>
    </style:style>
    <style:style style:name="ListLabel_20_1007" style:display-name="ListLabel 1007" style:family="text">
      <style:text-properties style:text-underline-style="none"/>
    </style:style>
    <style:style style:name="ListLabel_20_1008" style:display-name="ListLabel 1008" style:family="text">
      <style:text-properties style:text-underline-style="none"/>
    </style:style>
    <style:style style:name="ListLabel_20_1009" style:display-name="ListLabel 1009" style:family="text">
      <style:text-properties style:text-underline-style="none"/>
    </style:style>
    <style:style style:name="ListLabel_20_1010" style:display-name="ListLabel 1010" style:family="text">
      <style:text-properties style:text-underline-style="none"/>
    </style:style>
    <style:style style:name="ListLabel_20_1011" style:display-name="ListLabel 1011" style:family="text">
      <style:text-properties style:text-underline-style="none"/>
    </style:style>
    <style:style style:name="ListLabel_20_1012" style:display-name="ListLabel 1012" style:family="text">
      <style:text-properties style:text-underline-style="none"/>
    </style:style>
    <style:style style:name="ListLabel_20_1013" style:display-name="ListLabel 1013" style:family="text">
      <style:text-properties style:text-underline-style="none"/>
    </style:style>
    <style:style style:name="ListLabel_20_1014" style:display-name="ListLabel 1014" style:family="text">
      <style:text-properties style:text-underline-style="none"/>
    </style:style>
    <style:style style:name="ListLabel_20_1015" style:display-name="ListLabel 1015" style:family="text">
      <style:text-properties style:text-underline-style="none"/>
    </style:style>
    <style:style style:name="ListLabel_20_1016" style:display-name="ListLabel 1016" style:family="text">
      <style:text-properties style:text-underline-style="none"/>
    </style:style>
    <style:style style:name="ListLabel_20_1017" style:display-name="ListLabel 1017" style:family="text">
      <style:text-properties style:text-underline-style="none"/>
    </style:style>
    <style:style style:name="ListLabel_20_1018" style:display-name="ListLabel 1018" style:family="text">
      <style:text-properties style:text-underline-style="none"/>
    </style:style>
    <style:style style:name="ListLabel_20_1019" style:display-name="ListLabel 1019" style:family="text">
      <style:text-properties style:text-underline-style="none"/>
    </style:style>
    <style:style style:name="ListLabel_20_1020" style:display-name="ListLabel 1020" style:family="text">
      <style:text-properties style:text-underline-style="none"/>
    </style:style>
    <style:style style:name="ListLabel_20_1021" style:display-name="ListLabel 1021" style:family="text">
      <style:text-properties style:text-underline-style="none"/>
    </style:style>
    <style:style style:name="ListLabel_20_1022" style:display-name="ListLabel 1022" style:family="text">
      <style:text-properties style:text-underline-style="none"/>
    </style:style>
    <style:style style:name="ListLabel_20_1023" style:display-name="ListLabel 1023" style:family="text">
      <style:text-properties style:text-underline-style="none"/>
    </style:style>
    <style:style style:name="ListLabel_20_1024" style:display-name="ListLabel 1024" style:family="text">
      <style:text-properties style:text-underline-style="none"/>
    </style:style>
    <style:style style:name="ListLabel_20_1025" style:display-name="ListLabel 1025" style:family="text">
      <style:text-properties style:text-underline-style="none"/>
    </style:style>
    <style:style style:name="ListLabel_20_1026" style:display-name="ListLabel 1026" style:family="text">
      <style:text-properties style:text-underline-style="none"/>
    </style:style>
    <style:style style:name="ListLabel_20_1027" style:display-name="ListLabel 1027" style:family="text">
      <style:text-properties style:text-underline-style="none"/>
    </style:style>
    <style:style style:name="ListLabel_20_1028" style:display-name="ListLabel 1028" style:family="text">
      <style:text-properties style:text-underline-style="none"/>
    </style:style>
    <style:style style:name="ListLabel_20_1029" style:display-name="ListLabel 1029" style:family="text">
      <style:text-properties style:text-underline-style="none"/>
    </style:style>
    <style:style style:name="ListLabel_20_1030" style:display-name="ListLabel 1030" style:family="text">
      <style:text-properties style:text-underline-style="none"/>
    </style:style>
    <style:style style:name="ListLabel_20_1031" style:display-name="ListLabel 1031" style:family="text">
      <style:text-properties style:text-underline-style="none"/>
    </style:style>
    <style:style style:name="ListLabel_20_1032" style:display-name="ListLabel 1032" style:family="text">
      <style:text-properties style:text-underline-style="none"/>
    </style:style>
    <style:style style:name="ListLabel_20_1033" style:display-name="ListLabel 1033" style:family="text">
      <style:text-properties style:text-underline-style="none"/>
    </style:style>
    <style:style style:name="ListLabel_20_1034" style:display-name="ListLabel 1034" style:family="text">
      <style:text-properties style:text-underline-style="none"/>
    </style:style>
    <style:style style:name="ListLabel_20_1035" style:display-name="ListLabel 1035" style:family="text">
      <style:text-properties style:text-underline-style="none"/>
    </style:style>
    <style:style style:name="ListLabel_20_1036" style:display-name="ListLabel 1036" style:family="text">
      <style:text-properties style:text-underline-style="none"/>
    </style:style>
    <style:style style:name="ListLabel_20_1037" style:display-name="ListLabel 1037" style:family="text">
      <style:text-properties style:text-underline-style="none"/>
    </style:style>
    <style:style style:name="ListLabel_20_1038" style:display-name="ListLabel 1038" style:family="text">
      <style:text-properties style:text-underline-style="none"/>
    </style:style>
    <style:style style:name="ListLabel_20_1039" style:display-name="ListLabel 1039" style:family="text">
      <style:text-properties style:text-underline-style="none"/>
    </style:style>
    <style:style style:name="ListLabel_20_1040" style:display-name="ListLabel 1040" style:family="text">
      <style:text-properties style:text-underline-style="none"/>
    </style:style>
    <style:style style:name="ListLabel_20_1041" style:display-name="ListLabel 1041" style:family="text">
      <style:text-properties style:text-underline-style="none"/>
    </style:style>
    <style:style style:name="ListLabel_20_1042" style:display-name="ListLabel 1042" style:family="text">
      <style:text-properties style:text-underline-style="none"/>
    </style:style>
    <style:style style:name="ListLabel_20_1043" style:display-name="ListLabel 1043" style:family="text">
      <style:text-properties style:text-underline-style="none"/>
    </style:style>
    <style:style style:name="ListLabel_20_1044" style:display-name="ListLabel 1044" style:family="text">
      <style:text-properties style:text-underline-style="none"/>
    </style:style>
    <style:style style:name="ListLabel_20_1045" style:display-name="ListLabel 1045" style:family="text">
      <style:text-properties style:text-underline-style="none"/>
    </style:style>
    <style:style style:name="ListLabel_20_1046" style:display-name="ListLabel 1046" style:family="text">
      <style:text-properties style:text-underline-style="none"/>
    </style:style>
    <style:style style:name="ListLabel_20_1047" style:display-name="ListLabel 1047" style:family="text">
      <style:text-properties style:text-underline-style="none"/>
    </style:style>
    <style:style style:name="ListLabel_20_1048" style:display-name="ListLabel 1048" style:family="text">
      <style:text-properties style:text-underline-style="none"/>
    </style:style>
    <style:style style:name="ListLabel_20_1049" style:display-name="ListLabel 1049" style:family="text">
      <style:text-properties style:text-underline-style="none"/>
    </style:style>
    <style:style style:name="ListLabel_20_1050" style:display-name="ListLabel 1050" style:family="text">
      <style:text-properties style:text-underline-style="none"/>
    </style:style>
    <style:style style:name="ListLabel_20_1051" style:display-name="ListLabel 1051" style:family="text">
      <style:text-properties style:text-underline-style="none"/>
    </style:style>
    <style:style style:name="ListLabel_20_1052" style:display-name="ListLabel 1052" style:family="text">
      <style:text-properties style:text-underline-style="none"/>
    </style:style>
    <style:style style:name="ListLabel_20_1053" style:display-name="ListLabel 1053" style:family="text">
      <style:text-properties style:text-underline-style="none"/>
    </style:style>
    <style:style style:name="ListLabel_20_1054" style:display-name="ListLabel 1054" style:family="text">
      <style:text-properties style:text-underline-style="none"/>
    </style:style>
    <style:style style:name="ListLabel_20_1055" style:display-name="ListLabel 1055" style:family="text">
      <style:text-properties style:text-underline-style="none"/>
    </style:style>
    <style:style style:name="ListLabel_20_1056" style:display-name="ListLabel 1056" style:family="text">
      <style:text-properties style:text-underline-style="none"/>
    </style:style>
    <style:style style:name="ListLabel_20_1057" style:display-name="ListLabel 1057" style:family="text">
      <style:text-properties style:text-underline-style="none"/>
    </style:style>
    <style:style style:name="ListLabel_20_1058" style:display-name="ListLabel 1058" style:family="text">
      <style:text-properties style:text-underline-style="none"/>
    </style:style>
    <style:style style:name="ListLabel_20_1059" style:display-name="ListLabel 1059" style:family="text">
      <style:text-properties style:text-underline-style="none"/>
    </style:style>
    <style:style style:name="ListLabel_20_1060" style:display-name="ListLabel 1060" style:family="text">
      <style:text-properties style:text-underline-style="none"/>
    </style:style>
    <style:style style:name="ListLabel_20_1061" style:display-name="ListLabel 1061" style:family="text">
      <style:text-properties style:text-underline-style="none"/>
    </style:style>
    <style:style style:name="ListLabel_20_1062" style:display-name="ListLabel 1062" style:family="text">
      <style:text-properties style:text-underline-style="none"/>
    </style:style>
    <style:style style:name="ListLabel_20_1063" style:display-name="ListLabel 1063" style:family="text">
      <style:text-properties style:text-underline-style="none"/>
    </style:style>
    <style:style style:name="ListLabel_20_1064" style:display-name="ListLabel 1064" style:family="text">
      <style:text-properties style:text-underline-style="none"/>
    </style:style>
    <style:style style:name="ListLabel_20_1065" style:display-name="ListLabel 1065" style:family="text">
      <style:text-properties style:text-underline-style="none"/>
    </style:style>
    <style:style style:name="ListLabel_20_1066" style:display-name="ListLabel 1066" style:family="text">
      <style:text-properties style:text-underline-style="none"/>
    </style:style>
    <style:style style:name="ListLabel_20_1067" style:display-name="ListLabel 1067" style:family="text">
      <style:text-properties style:text-underline-style="none"/>
    </style:style>
    <style:style style:name="ListLabel_20_1068" style:display-name="ListLabel 1068" style:family="text">
      <style:text-properties style:text-underline-style="none"/>
    </style:style>
    <style:style style:name="ListLabel_20_1069" style:display-name="ListLabel 1069" style:family="text">
      <style:text-properties style:text-underline-style="none"/>
    </style:style>
    <style:style style:name="ListLabel_20_1070" style:display-name="ListLabel 1070" style:family="text">
      <style:text-properties style:text-underline-style="none"/>
    </style:style>
    <style:style style:name="ListLabel_20_1071" style:display-name="ListLabel 1071" style:family="text">
      <style:text-properties style:text-underline-style="none"/>
    </style:style>
    <style:style style:name="ListLabel_20_1072" style:display-name="ListLabel 1072" style:family="text">
      <style:text-properties style:text-underline-style="none"/>
    </style:style>
    <style:style style:name="ListLabel_20_1073" style:display-name="ListLabel 1073" style:family="text">
      <style:text-properties style:text-underline-style="none"/>
    </style:style>
    <style:style style:name="ListLabel_20_1074" style:display-name="ListLabel 1074" style:family="text">
      <style:text-properties style:text-underline-style="none"/>
    </style:style>
    <style:style style:name="ListLabel_20_1075" style:display-name="ListLabel 1075" style:family="text">
      <style:text-properties style:text-underline-style="none"/>
    </style:style>
    <style:style style:name="ListLabel_20_1076" style:display-name="ListLabel 1076" style:family="text">
      <style:text-properties style:text-underline-style="none"/>
    </style:style>
    <style:style style:name="ListLabel_20_1077" style:display-name="ListLabel 1077" style:family="text">
      <style:text-properties style:text-underline-style="none"/>
    </style:style>
    <style:style style:name="ListLabel_20_1078" style:display-name="ListLabel 1078" style:family="text">
      <style:text-properties style:text-underline-style="none"/>
    </style:style>
    <style:style style:name="ListLabel_20_1079" style:display-name="ListLabel 1079" style:family="text">
      <style:text-properties style:text-underline-style="none"/>
    </style:style>
    <style:style style:name="ListLabel_20_1080" style:display-name="ListLabel 1080" style:family="text">
      <style:text-properties style:text-underline-style="none"/>
    </style:style>
    <style:style style:name="ListLabel_20_1081" style:display-name="ListLabel 1081" style:family="text">
      <style:text-properties style:text-underline-style="none"/>
    </style:style>
    <style:style style:name="ListLabel_20_1082" style:display-name="ListLabel 1082" style:family="text">
      <style:text-properties style:text-underline-style="none"/>
    </style:style>
    <style:style style:name="ListLabel_20_1083" style:display-name="ListLabel 1083" style:family="text">
      <style:text-properties style:text-underline-style="none"/>
    </style:style>
    <style:style style:name="ListLabel_20_1084" style:display-name="ListLabel 1084" style:family="text">
      <style:text-properties style:text-underline-style="none"/>
    </style:style>
    <style:style style:name="ListLabel_20_1085" style:display-name="ListLabel 1085" style:family="text">
      <style:text-properties style:text-underline-style="none"/>
    </style:style>
    <style:style style:name="ListLabel_20_1086" style:display-name="ListLabel 1086" style:family="text">
      <style:text-properties style:text-underline-style="none"/>
    </style:style>
    <style:style style:name="ListLabel_20_1087" style:display-name="ListLabel 1087" style:family="text">
      <style:text-properties style:text-underline-style="none"/>
    </style:style>
    <style:style style:name="ListLabel_20_1088" style:display-name="ListLabel 1088" style:family="text">
      <style:text-properties style:text-underline-style="none"/>
    </style:style>
    <style:style style:name="ListLabel_20_1089" style:display-name="ListLabel 1089" style:family="text">
      <style:text-properties style:text-underline-style="none"/>
    </style:style>
    <style:style style:name="ListLabel_20_1090" style:display-name="ListLabel 1090" style:family="text">
      <style:text-properties style:text-underline-style="none"/>
    </style:style>
    <style:style style:name="ListLabel_20_1091" style:display-name="ListLabel 1091" style:family="text">
      <style:text-properties style:text-underline-style="none"/>
    </style:style>
    <style:style style:name="ListLabel_20_1092" style:display-name="ListLabel 1092" style:family="text">
      <style:text-properties style:text-underline-style="none"/>
    </style:style>
    <style:style style:name="ListLabel_20_1093" style:display-name="ListLabel 1093" style:family="text">
      <style:text-properties style:text-underline-style="none"/>
    </style:style>
    <style:style style:name="ListLabel_20_1094" style:display-name="ListLabel 1094" style:family="text">
      <style:text-properties style:text-underline-style="none"/>
    </style:style>
    <style:style style:name="ListLabel_20_1095" style:display-name="ListLabel 1095" style:family="text">
      <style:text-properties style:text-underline-style="none"/>
    </style:style>
    <style:style style:name="ListLabel_20_1096" style:display-name="ListLabel 1096" style:family="text">
      <style:text-properties style:text-underline-style="none"/>
    </style:style>
    <style:style style:name="ListLabel_20_1097" style:display-name="ListLabel 1097" style:family="text">
      <style:text-properties style:text-underline-style="none"/>
    </style:style>
    <style:style style:name="ListLabel_20_1098" style:display-name="ListLabel 1098" style:family="text">
      <style:text-properties style:text-underline-style="none"/>
    </style:style>
    <style:style style:name="ListLabel_20_1099" style:display-name="ListLabel 1099" style:family="text">
      <style:text-properties style:text-underline-style="none"/>
    </style:style>
    <style:style style:name="ListLabel_20_1100" style:display-name="ListLabel 1100" style:family="text">
      <style:text-properties style:text-underline-style="none"/>
    </style:style>
    <style:style style:name="ListLabel_20_1101" style:display-name="ListLabel 1101" style:family="text">
      <style:text-properties style:text-underline-style="none"/>
    </style:style>
    <style:style style:name="ListLabel_20_1102" style:display-name="ListLabel 1102" style:family="text">
      <style:text-properties style:text-underline-style="none"/>
    </style:style>
    <style:style style:name="ListLabel_20_1103" style:display-name="ListLabel 1103" style:family="text">
      <style:text-properties style:text-underline-style="none"/>
    </style:style>
    <style:style style:name="ListLabel_20_1104" style:display-name="ListLabel 1104" style:family="text">
      <style:text-properties style:text-underline-style="none"/>
    </style:style>
    <style:style style:name="ListLabel_20_1105" style:display-name="ListLabel 1105" style:family="text">
      <style:text-properties style:text-underline-style="none"/>
    </style:style>
    <style:style style:name="ListLabel_20_1106" style:display-name="ListLabel 1106" style:family="text">
      <style:text-properties style:text-underline-style="none"/>
    </style:style>
    <style:style style:name="ListLabel_20_1107" style:display-name="ListLabel 1107" style:family="text">
      <style:text-properties style:text-underline-style="none"/>
    </style:style>
    <style:style style:name="ListLabel_20_1108" style:display-name="ListLabel 1108" style:family="text">
      <style:text-properties style:text-underline-style="none"/>
    </style:style>
    <style:style style:name="ListLabel_20_1109" style:display-name="ListLabel 1109" style:family="text">
      <style:text-properties style:text-underline-style="none"/>
    </style:style>
    <style:style style:name="ListLabel_20_1110" style:display-name="ListLabel 1110" style:family="text">
      <style:text-properties style:text-underline-style="none"/>
    </style:style>
    <style:style style:name="ListLabel_20_1111" style:display-name="ListLabel 1111" style:family="text">
      <style:text-properties style:text-underline-style="none"/>
    </style:style>
    <style:style style:name="ListLabel_20_1112" style:display-name="ListLabel 1112" style:family="text">
      <style:text-properties style:text-underline-style="none"/>
    </style:style>
    <style:style style:name="ListLabel_20_1113" style:display-name="ListLabel 1113" style:family="text">
      <style:text-properties style:text-underline-style="none"/>
    </style:style>
    <style:style style:name="ListLabel_20_1114" style:display-name="ListLabel 1114" style:family="text">
      <style:text-properties style:text-underline-style="none"/>
    </style:style>
    <style:style style:name="ListLabel_20_1115" style:display-name="ListLabel 1115" style:family="text">
      <style:text-properties style:text-underline-style="none"/>
    </style:style>
    <style:style style:name="ListLabel_20_1116" style:display-name="ListLabel 1116" style:family="text">
      <style:text-properties style:text-underline-style="none"/>
    </style:style>
    <style:style style:name="ListLabel_20_1117" style:display-name="ListLabel 1117" style:family="text">
      <style:text-properties style:font-name="Roboto" fo:font-family="Roboto" style:font-family-generic="roman" style:font-pitch="variable" style:text-underline-style="none"/>
    </style:style>
    <style:style style:name="ListLabel_20_1118" style:display-name="ListLabel 1118" style:family="text">
      <style:text-properties style:font-name="Roboto" fo:font-family="Roboto" style:font-family-generic="roman" style:font-pitch="variable" style:text-underline-style="none"/>
    </style:style>
    <style:style style:name="ListLabel_20_1119" style:display-name="ListLabel 1119" style:family="text">
      <style:text-properties style:text-underline-style="none"/>
    </style:style>
    <style:style style:name="ListLabel_20_1120" style:display-name="ListLabel 1120" style:family="text">
      <style:text-properties style:text-underline-style="none"/>
    </style:style>
    <style:style style:name="ListLabel_20_1121" style:display-name="ListLabel 1121" style:family="text">
      <style:text-properties style:text-underline-style="none"/>
    </style:style>
    <style:style style:name="ListLabel_20_1122" style:display-name="ListLabel 1122" style:family="text">
      <style:text-properties style:text-underline-style="none"/>
    </style:style>
    <style:style style:name="ListLabel_20_1123" style:display-name="ListLabel 1123" style:family="text">
      <style:text-properties style:text-underline-style="none"/>
    </style:style>
    <style:style style:name="ListLabel_20_1124" style:display-name="ListLabel 1124" style:family="text">
      <style:text-properties style:text-underline-style="none"/>
    </style:style>
    <style:style style:name="ListLabel_20_1125" style:display-name="ListLabel 1125" style:family="text">
      <style:text-properties style:text-underline-style="none"/>
    </style:style>
    <style:style style:name="ListLabel_20_1126" style:display-name="ListLabel 1126" style:family="text">
      <style:text-properties style:text-underline-style="none"/>
    </style:style>
    <style:style style:name="ListLabel_20_1127" style:display-name="ListLabel 1127" style:family="text">
      <style:text-properties style:text-underline-style="none"/>
    </style:style>
    <style:style style:name="ListLabel_20_1128" style:display-name="ListLabel 1128" style:family="text">
      <style:text-properties style:text-underline-style="none"/>
    </style:style>
    <style:style style:name="ListLabel_20_1129" style:display-name="ListLabel 1129" style:family="text">
      <style:text-properties style:text-underline-style="none"/>
    </style:style>
    <style:style style:name="ListLabel_20_1130" style:display-name="ListLabel 1130" style:family="text">
      <style:text-properties style:text-underline-style="none"/>
    </style:style>
    <style:style style:name="ListLabel_20_1131" style:display-name="ListLabel 1131" style:family="text">
      <style:text-properties style:text-underline-style="none"/>
    </style:style>
    <style:style style:name="ListLabel_20_1132" style:display-name="ListLabel 1132" style:family="text">
      <style:text-properties style:text-underline-style="none"/>
    </style:style>
    <style:style style:name="ListLabel_20_1133" style:display-name="ListLabel 1133" style:family="text">
      <style:text-properties style:text-underline-style="none"/>
    </style:style>
    <style:style style:name="ListLabel_20_1134" style:display-name="ListLabel 1134" style:family="text">
      <style:text-properties style:text-underline-style="none"/>
    </style:style>
    <style:style style:name="ListLabel_20_1135" style:display-name="ListLabel 1135" style:family="text">
      <style:text-properties style:text-underline-style="none"/>
    </style:style>
    <style:style style:name="ListLabel_20_1136" style:display-name="ListLabel 1136" style:family="text">
      <style:text-properties style:text-underline-style="none"/>
    </style:style>
    <style:style style:name="ListLabel_20_1137" style:display-name="ListLabel 1137" style:family="text">
      <style:text-properties style:text-underline-style="none"/>
    </style:style>
    <style:style style:name="ListLabel_20_1138" style:display-name="ListLabel 1138" style:family="text">
      <style:text-properties style:text-underline-style="none"/>
    </style:style>
    <style:style style:name="ListLabel_20_1139" style:display-name="ListLabel 1139" style:family="text">
      <style:text-properties style:text-underline-style="none"/>
    </style:style>
    <style:style style:name="ListLabel_20_1140" style:display-name="ListLabel 1140" style:family="text">
      <style:text-properties style:text-underline-style="none"/>
    </style:style>
    <style:style style:name="ListLabel_20_1141" style:display-name="ListLabel 1141" style:family="text">
      <style:text-properties style:text-underline-style="none"/>
    </style:style>
    <style:style style:name="ListLabel_20_1142" style:display-name="ListLabel 1142" style:family="text">
      <style:text-properties style:text-underline-style="none"/>
    </style:style>
    <style:style style:name="ListLabel_20_1143" style:display-name="ListLabel 1143" style:family="text">
      <style:text-properties style:text-underline-style="none"/>
    </style:style>
    <style:style style:name="ListLabel_20_1144" style:display-name="ListLabel 1144" style:family="text">
      <style:text-properties style:text-underline-style="none"/>
    </style:style>
    <style:style style:name="ListLabel_20_1145" style:display-name="ListLabel 1145" style:family="text">
      <style:text-properties style:text-underline-style="none"/>
    </style:style>
    <style:style style:name="ListLabel_20_1146" style:display-name="ListLabel 1146" style:family="text">
      <style:text-properties style:text-underline-style="none"/>
    </style:style>
    <style:style style:name="ListLabel_20_1147" style:display-name="ListLabel 1147" style:family="text">
      <style:text-properties style:text-underline-style="none"/>
    </style:style>
    <style:style style:name="ListLabel_20_1148" style:display-name="ListLabel 1148" style:family="text">
      <style:text-properties style:text-underline-style="none"/>
    </style:style>
    <style:style style:name="ListLabel_20_1149" style:display-name="ListLabel 1149" style:family="text">
      <style:text-properties style:text-underline-style="none"/>
    </style:style>
    <style:style style:name="ListLabel_20_1150" style:display-name="ListLabel 1150" style:family="text">
      <style:text-properties style:text-underline-style="none"/>
    </style:style>
    <style:style style:name="ListLabel_20_1151" style:display-name="ListLabel 1151" style:family="text">
      <style:text-properties style:text-underline-style="none"/>
    </style:style>
    <style:style style:name="ListLabel_20_1152" style:display-name="ListLabel 1152" style:family="text">
      <style:text-properties style:text-underline-style="none"/>
    </style:style>
    <style:style style:name="ListLabel_20_1153" style:display-name="ListLabel 1153" style:family="text">
      <style:text-properties style:text-underline-style="none"/>
    </style:style>
    <style:style style:name="ListLabel_20_1154" style:display-name="ListLabel 1154" style:family="text">
      <style:text-properties style:text-underline-style="none"/>
    </style:style>
    <style:style style:name="ListLabel_20_1155" style:display-name="ListLabel 1155" style:family="text">
      <style:text-properties style:text-underline-style="none"/>
    </style:style>
    <style:style style:name="ListLabel_20_1156" style:display-name="ListLabel 1156" style:family="text">
      <style:text-properties style:text-underline-style="none"/>
    </style:style>
    <style:style style:name="ListLabel_20_1157" style:display-name="ListLabel 1157" style:family="text">
      <style:text-properties style:text-underline-style="none"/>
    </style:style>
    <style:style style:name="ListLabel_20_1158" style:display-name="ListLabel 1158" style:family="text">
      <style:text-properties style:text-underline-style="none"/>
    </style:style>
    <style:style style:name="ListLabel_20_1159" style:display-name="ListLabel 1159" style:family="text">
      <style:text-properties style:text-underline-style="none"/>
    </style:style>
    <style:style style:name="ListLabel_20_1160" style:display-name="ListLabel 1160" style:family="text">
      <style:text-properties style:text-underline-style="none"/>
    </style:style>
    <style:style style:name="ListLabel_20_1161" style:display-name="ListLabel 1161" style:family="text">
      <style:text-properties style:text-underline-style="none"/>
    </style:style>
    <style:style style:name="ListLabel_20_1162" style:display-name="ListLabel 1162" style:family="text">
      <style:text-properties style:text-underline-style="none"/>
    </style:style>
    <style:style style:name="ListLabel_20_1163" style:display-name="ListLabel 1163" style:family="text">
      <style:text-properties style:text-underline-style="none"/>
    </style:style>
    <style:style style:name="ListLabel_20_1164" style:display-name="ListLabel 1164" style:family="text">
      <style:text-properties style:text-underline-style="none"/>
    </style:style>
    <style:style style:name="ListLabel_20_1165" style:display-name="ListLabel 1165" style:family="text">
      <style:text-properties style:text-underline-style="none"/>
    </style:style>
    <style:style style:name="ListLabel_20_1166" style:display-name="ListLabel 1166" style:family="text">
      <style:text-properties style:text-underline-style="none"/>
    </style:style>
    <style:style style:name="ListLabel_20_1167" style:display-name="ListLabel 1167" style:family="text">
      <style:text-properties style:text-underline-style="none"/>
    </style:style>
    <style:style style:name="ListLabel_20_1168" style:display-name="ListLabel 1168" style:family="text">
      <style:text-properties style:text-underline-style="none"/>
    </style:style>
    <style:style style:name="ListLabel_20_1169" style:display-name="ListLabel 1169" style:family="text">
      <style:text-properties style:text-underline-style="none"/>
    </style:style>
    <style:style style:name="ListLabel_20_1170" style:display-name="ListLabel 1170" style:family="text">
      <style:text-properties style:text-underline-style="none"/>
    </style:style>
    <style:style style:name="ListLabel_20_1171" style:display-name="ListLabel 1171" style:family="text">
      <style:text-properties style:text-underline-style="none"/>
    </style:style>
    <style:style style:name="ListLabel_20_1172" style:display-name="ListLabel 1172" style:family="text">
      <style:text-properties style:text-underline-style="none"/>
    </style:style>
    <style:style style:name="ListLabel_20_1173" style:display-name="ListLabel 1173" style:family="text">
      <style:text-properties style:text-underline-style="none"/>
    </style:style>
    <style:style style:name="ListLabel_20_1174" style:display-name="ListLabel 1174" style:family="text">
      <style:text-properties style:text-underline-style="none"/>
    </style:style>
    <style:style style:name="ListLabel_20_1175" style:display-name="ListLabel 1175" style:family="text">
      <style:text-properties style:text-underline-style="none"/>
    </style:style>
    <style:style style:name="ListLabel_20_1176" style:display-name="ListLabel 1176" style:family="text">
      <style:text-properties style:text-underline-style="none"/>
    </style:style>
    <style:style style:name="ListLabel_20_1177" style:display-name="ListLabel 1177" style:family="text">
      <style:text-properties style:text-underline-style="none"/>
    </style:style>
    <style:style style:name="ListLabel_20_1178" style:display-name="ListLabel 1178" style:family="text">
      <style:text-properties style:text-underline-style="none"/>
    </style:style>
    <style:style style:name="ListLabel_20_1179" style:display-name="ListLabel 1179" style:family="text">
      <style:text-properties style:text-underline-style="none"/>
    </style:style>
    <style:style style:name="ListLabel_20_1180" style:display-name="ListLabel 1180" style:family="text">
      <style:text-properties style:text-underline-style="none"/>
    </style:style>
    <style:style style:name="ListLabel_20_1181" style:display-name="ListLabel 1181" style:family="text">
      <style:text-properties style:text-underline-style="none"/>
    </style:style>
    <style:style style:name="ListLabel_20_1182" style:display-name="ListLabel 1182" style:family="text">
      <style:text-properties style:text-underline-style="none"/>
    </style:style>
    <style:style style:name="ListLabel_20_1183" style:display-name="ListLabel 1183" style:family="text">
      <style:text-properties style:text-underline-style="none"/>
    </style:style>
    <style:style style:name="ListLabel_20_1184" style:display-name="ListLabel 1184" style:family="text">
      <style:text-properties style:text-underline-style="none"/>
    </style:style>
    <style:style style:name="ListLabel_20_1185" style:display-name="ListLabel 1185" style:family="text">
      <style:text-properties style:text-underline-style="none"/>
    </style:style>
    <style:style style:name="ListLabel_20_1186" style:display-name="ListLabel 1186" style:family="text">
      <style:text-properties style:text-underline-style="none"/>
    </style:style>
    <style:style style:name="ListLabel_20_1187" style:display-name="ListLabel 1187" style:family="text">
      <style:text-properties style:text-underline-style="none"/>
    </style:style>
    <style:style style:name="ListLabel_20_1188" style:display-name="ListLabel 1188" style:family="text">
      <style:text-properties style:text-underline-style="none"/>
    </style:style>
    <style:style style:name="ListLabel_20_1189" style:display-name="ListLabel 1189" style:family="text">
      <style:text-properties style:text-underline-style="none"/>
    </style:style>
    <style:style style:name="ListLabel_20_1190" style:display-name="ListLabel 1190" style:family="text">
      <style:text-properties style:text-underline-style="none"/>
    </style:style>
    <style:style style:name="ListLabel_20_1191" style:display-name="ListLabel 1191" style:family="text">
      <style:text-properties style:text-underline-style="none"/>
    </style:style>
    <style:style style:name="ListLabel_20_1192" style:display-name="ListLabel 1192" style:family="text">
      <style:text-properties style:text-underline-style="none"/>
    </style:style>
    <style:style style:name="ListLabel_20_1193" style:display-name="ListLabel 1193" style:family="text">
      <style:text-properties style:text-underline-style="none"/>
    </style:style>
    <style:style style:name="ListLabel_20_1194" style:display-name="ListLabel 1194" style:family="text">
      <style:text-properties style:text-underline-style="none"/>
    </style:style>
    <style:style style:name="ListLabel_20_1195" style:display-name="ListLabel 1195" style:family="text">
      <style:text-properties style:text-underline-style="none"/>
    </style:style>
    <style:style style:name="ListLabel_20_1196" style:display-name="ListLabel 1196" style:family="text">
      <style:text-properties style:text-underline-style="none"/>
    </style:style>
    <style:style style:name="ListLabel_20_1197" style:display-name="ListLabel 1197" style:family="text">
      <style:text-properties style:text-underline-style="none"/>
    </style:style>
    <style:style style:name="ListLabel_20_1198" style:display-name="ListLabel 1198" style:family="text">
      <style:text-properties style:text-underline-style="none"/>
    </style:style>
    <style:style style:name="ListLabel_20_1199" style:display-name="ListLabel 1199" style:family="text">
      <style:text-properties style:text-underline-style="none"/>
    </style:style>
    <style:style style:name="ListLabel_20_1200" style:display-name="ListLabel 1200" style:family="text">
      <style:text-properties style:text-underline-style="none"/>
    </style:style>
    <style:style style:name="ListLabel_20_1201" style:display-name="ListLabel 1201" style:family="text">
      <style:text-properties style:text-underline-style="none"/>
    </style:style>
    <style:style style:name="ListLabel_20_1202" style:display-name="ListLabel 1202" style:family="text">
      <style:text-properties style:text-underline-style="none"/>
    </style:style>
    <style:style style:name="ListLabel_20_1203" style:display-name="ListLabel 1203" style:family="text">
      <style:text-properties style:text-underline-style="none"/>
    </style:style>
    <style:style style:name="ListLabel_20_1204" style:display-name="ListLabel 1204" style:family="text">
      <style:text-properties style:text-underline-style="none"/>
    </style:style>
    <style:style style:name="ListLabel_20_1205" style:display-name="ListLabel 1205" style:family="text">
      <style:text-properties style:text-underline-style="none"/>
    </style:style>
    <style:style style:name="ListLabel_20_1206" style:display-name="ListLabel 1206" style:family="text">
      <style:text-properties style:text-underline-style="none"/>
    </style:style>
    <style:style style:name="ListLabel_20_1207" style:display-name="ListLabel 1207" style:family="text">
      <style:text-properties style:text-underline-style="none"/>
    </style:style>
    <style:style style:name="ListLabel_20_1208" style:display-name="ListLabel 1208" style:family="text">
      <style:text-properties style:text-underline-style="none"/>
    </style:style>
    <style:style style:name="ListLabel_20_1209" style:display-name="ListLabel 1209" style:family="text">
      <style:text-properties style:text-underline-style="none"/>
    </style:style>
    <style:style style:name="ListLabel_20_1210" style:display-name="ListLabel 1210" style:family="text">
      <style:text-properties style:text-underline-style="none"/>
    </style:style>
    <style:style style:name="ListLabel_20_1211" style:display-name="ListLabel 1211" style:family="text">
      <style:text-properties style:text-underline-style="none"/>
    </style:style>
    <style:style style:name="ListLabel_20_1212" style:display-name="ListLabel 1212" style:family="text">
      <style:text-properties style:text-underline-style="none"/>
    </style:style>
    <style:style style:name="ListLabel_20_1213" style:display-name="ListLabel 1213" style:family="text">
      <style:text-properties style:text-underline-style="none"/>
    </style:style>
    <style:style style:name="ListLabel_20_1214" style:display-name="ListLabel 1214" style:family="text">
      <style:text-properties style:text-underline-style="none"/>
    </style:style>
    <style:style style:name="ListLabel_20_1215" style:display-name="ListLabel 1215" style:family="text">
      <style:text-properties style:text-underline-style="none"/>
    </style:style>
    <style:style style:name="ListLabel_20_1216" style:display-name="ListLabel 1216" style:family="text">
      <style:text-properties style:text-underline-style="none"/>
    </style:style>
    <style:style style:name="ListLabel_20_1217" style:display-name="ListLabel 1217" style:family="text">
      <style:text-properties style:text-underline-style="none"/>
    </style:style>
    <style:style style:name="ListLabel_20_1218" style:display-name="ListLabel 1218" style:family="text">
      <style:text-properties style:text-underline-style="none"/>
    </style:style>
    <style:style style:name="ListLabel_20_1219" style:display-name="ListLabel 1219" style:family="text">
      <style:text-properties style:text-underline-style="none"/>
    </style:style>
    <style:style style:name="ListLabel_20_1220" style:display-name="ListLabel 1220" style:family="text">
      <style:text-properties style:text-underline-style="none"/>
    </style:style>
    <style:style style:name="ListLabel_20_1221" style:display-name="ListLabel 1221" style:family="text">
      <style:text-properties style:text-underline-style="none"/>
    </style:style>
    <style:style style:name="ListLabel_20_1222" style:display-name="ListLabel 1222" style:family="text">
      <style:text-properties style:text-underline-style="none"/>
    </style:style>
    <style:style style:name="ListLabel_20_1223" style:display-name="ListLabel 1223" style:family="text">
      <style:text-properties style:text-underline-style="none"/>
    </style:style>
    <style:style style:name="ListLabel_20_1224" style:display-name="ListLabel 1224" style:family="text">
      <style:text-properties style:text-underline-style="none"/>
    </style:style>
    <style:style style:name="ListLabel_20_1225" style:display-name="ListLabel 1225" style:family="text">
      <style:text-properties style:text-underline-style="none"/>
    </style:style>
    <style:style style:name="ListLabel_20_1226" style:display-name="ListLabel 1226" style:family="text">
      <style:text-properties style:text-underline-style="none"/>
    </style:style>
    <style:style style:name="ListLabel_20_1227" style:display-name="ListLabel 1227" style:family="text">
      <style:text-properties style:text-underline-style="none"/>
    </style:style>
    <style:style style:name="ListLabel_20_1228" style:display-name="ListLabel 1228" style:family="text">
      <style:text-properties style:text-underline-style="none"/>
    </style:style>
    <style:style style:name="ListLabel_20_1229" style:display-name="ListLabel 1229" style:family="text">
      <style:text-properties style:text-underline-style="none"/>
    </style:style>
    <style:style style:name="ListLabel_20_1230" style:display-name="ListLabel 1230" style:family="text">
      <style:text-properties style:text-underline-style="none"/>
    </style:style>
    <style:style style:name="ListLabel_20_1231" style:display-name="ListLabel 1231" style:family="text">
      <style:text-properties style:text-underline-style="none"/>
    </style:style>
    <style:style style:name="ListLabel_20_1232" style:display-name="ListLabel 1232" style:family="text">
      <style:text-properties style:text-underline-style="none"/>
    </style:style>
    <style:style style:name="ListLabel_20_1233" style:display-name="ListLabel 1233" style:family="text">
      <style:text-properties style:text-underline-style="none"/>
    </style:style>
    <style:style style:name="ListLabel_20_1234" style:display-name="ListLabel 1234" style:family="text">
      <style:text-properties style:text-underline-style="none"/>
    </style:style>
    <style:style style:name="ListLabel_20_1235" style:display-name="ListLabel 1235" style:family="text">
      <style:text-properties style:text-underline-style="none"/>
    </style:style>
    <style:style style:name="ListLabel_20_1236" style:display-name="ListLabel 1236" style:family="text">
      <style:text-properties style:text-underline-style="none"/>
    </style:style>
    <style:style style:name="ListLabel_20_1237" style:display-name="ListLabel 1237" style:family="text">
      <style:text-properties style:text-underline-style="none"/>
    </style:style>
    <style:style style:name="ListLabel_20_1238" style:display-name="ListLabel 1238" style:family="text">
      <style:text-properties style:text-underline-style="none"/>
    </style:style>
    <style:style style:name="ListLabel_20_1239" style:display-name="ListLabel 1239" style:family="text">
      <style:text-properties style:text-underline-style="none"/>
    </style:style>
    <style:style style:name="ListLabel_20_1240" style:display-name="ListLabel 1240" style:family="text">
      <style:text-properties style:text-underline-style="none"/>
    </style:style>
    <style:style style:name="ListLabel_20_1241" style:display-name="ListLabel 1241" style:family="text">
      <style:text-properties style:text-underline-style="none"/>
    </style:style>
    <style:style style:name="ListLabel_20_1242" style:display-name="ListLabel 1242" style:family="text">
      <style:text-properties style:text-underline-style="none"/>
    </style:style>
    <style:style style:name="ListLabel_20_1243" style:display-name="ListLabel 1243" style:family="text">
      <style:text-properties style:text-underline-style="none"/>
    </style:style>
    <style:style style:name="ListLabel_20_1244" style:display-name="ListLabel 1244" style:family="text">
      <style:text-properties style:text-underline-style="none"/>
    </style:style>
    <style:style style:name="ListLabel_20_1245" style:display-name="ListLabel 1245" style:family="text">
      <style:text-properties style:text-underline-style="none"/>
    </style:style>
    <style:style style:name="ListLabel_20_1246" style:display-name="ListLabel 1246" style:family="text">
      <style:text-properties style:text-underline-style="none"/>
    </style:style>
    <style:style style:name="ListLabel_20_1247" style:display-name="ListLabel 1247" style:family="text">
      <style:text-properties style:text-underline-style="none"/>
    </style:style>
    <style:style style:name="ListLabel_20_1248" style:display-name="ListLabel 1248" style:family="text">
      <style:text-properties style:text-underline-style="none"/>
    </style:style>
    <style:style style:name="ListLabel_20_1249" style:display-name="ListLabel 1249" style:family="text">
      <style:text-properties style:text-underline-style="none"/>
    </style:style>
    <style:style style:name="ListLabel_20_1250" style:display-name="ListLabel 1250" style:family="text">
      <style:text-properties style:text-underline-style="none"/>
    </style:style>
    <style:style style:name="ListLabel_20_1251" style:display-name="ListLabel 1251" style:family="text">
      <style:text-properties style:text-underline-style="none"/>
    </style:style>
    <style:style style:name="ListLabel_20_1252" style:display-name="ListLabel 1252" style:family="text">
      <style:text-properties style:text-underline-style="none"/>
    </style:style>
    <style:style style:name="ListLabel_20_1253" style:display-name="ListLabel 1253" style:family="text">
      <style:text-properties style:text-underline-style="none"/>
    </style:style>
    <style:style style:name="ListLabel_20_1254" style:display-name="ListLabel 1254" style:family="text">
      <style:text-properties style:text-underline-style="none"/>
    </style:style>
    <style:style style:name="ListLabel_20_1255" style:display-name="ListLabel 1255" style:family="text">
      <style:text-properties style:text-underline-style="none"/>
    </style:style>
    <style:style style:name="ListLabel_20_1256" style:display-name="ListLabel 1256" style:family="text">
      <style:text-properties style:text-underline-style="none"/>
    </style:style>
    <style:style style:name="ListLabel_20_1257" style:display-name="ListLabel 1257" style:family="text">
      <style:text-properties style:text-underline-style="none"/>
    </style:style>
    <style:style style:name="ListLabel_20_1258" style:display-name="ListLabel 1258" style:family="text">
      <style:text-properties style:text-underline-style="none"/>
    </style:style>
    <style:style style:name="ListLabel_20_1259" style:display-name="ListLabel 1259" style:family="text">
      <style:text-properties style:text-underline-style="none"/>
    </style:style>
    <style:style style:name="ListLabel_20_1260" style:display-name="ListLabel 1260" style:family="text">
      <style:text-properties style:text-underline-style="none"/>
    </style:style>
    <style:style style:name="ListLabel_20_1261" style:display-name="ListLabel 1261" style:family="text">
      <style:text-properties style:text-underline-style="none"/>
    </style:style>
    <style:style style:name="ListLabel_20_1262" style:display-name="ListLabel 1262" style:family="text">
      <style:text-properties style:text-underline-style="none"/>
    </style:style>
    <style:style style:name="ListLabel_20_1263" style:display-name="ListLabel 1263" style:family="text">
      <style:text-properties style:text-underline-style="none"/>
    </style:style>
    <style:style style:name="ListLabel_20_1264" style:display-name="ListLabel 1264" style:family="text">
      <style:text-properties style:text-underline-style="none"/>
    </style:style>
    <style:style style:name="ListLabel_20_1265" style:display-name="ListLabel 1265" style:family="text">
      <style:text-properties style:text-underline-style="none"/>
    </style:style>
    <style:style style:name="ListLabel_20_1266" style:display-name="ListLabel 1266" style:family="text">
      <style:text-properties style:text-underline-style="none"/>
    </style:style>
    <style:style style:name="ListLabel_20_1267" style:display-name="ListLabel 1267" style:family="text">
      <style:text-properties style:text-underline-style="none"/>
    </style:style>
    <style:style style:name="ListLabel_20_1268" style:display-name="ListLabel 1268" style:family="text">
      <style:text-properties style:text-underline-style="none"/>
    </style:style>
    <style:style style:name="ListLabel_20_1269" style:display-name="ListLabel 1269" style:family="text">
      <style:text-properties style:text-underline-style="none"/>
    </style:style>
    <style:style style:name="ListLabel_20_1270" style:display-name="ListLabel 1270" style:family="text">
      <style:text-properties style:text-underline-style="none"/>
    </style:style>
    <style:style style:name="ListLabel_20_1271" style:display-name="ListLabel 1271" style:family="text">
      <style:text-properties style:text-underline-style="none"/>
    </style:style>
    <style:style style:name="ListLabel_20_1272" style:display-name="ListLabel 1272" style:family="text">
      <style:text-properties style:text-underline-style="none"/>
    </style:style>
    <style:style style:name="ListLabel_20_1273" style:display-name="ListLabel 1273" style:family="text">
      <style:text-properties style:text-underline-style="none"/>
    </style:style>
    <style:style style:name="ListLabel_20_1274" style:display-name="ListLabel 1274" style:family="text">
      <style:text-properties style:text-underline-style="none"/>
    </style:style>
    <style:style style:name="ListLabel_20_1275" style:display-name="ListLabel 1275" style:family="text">
      <style:text-properties style:text-underline-style="none"/>
    </style:style>
    <style:style style:name="ListLabel_20_1276" style:display-name="ListLabel 1276" style:family="text">
      <style:text-properties style:text-underline-style="none"/>
    </style:style>
    <style:style style:name="ListLabel_20_1277" style:display-name="ListLabel 1277" style:family="text">
      <style:text-properties style:text-underline-style="none"/>
    </style:style>
    <style:style style:name="ListLabel_20_1278" style:display-name="ListLabel 1278" style:family="text">
      <style:text-properties style:text-underline-style="none"/>
    </style:style>
    <style:style style:name="ListLabel_20_1279" style:display-name="ListLabel 1279" style:family="text">
      <style:text-properties style:text-underline-style="none"/>
    </style:style>
    <style:style style:name="ListLabel_20_1280" style:display-name="ListLabel 1280" style:family="text">
      <style:text-properties style:text-underline-style="none"/>
    </style:style>
    <style:style style:name="ListLabel_20_1281" style:display-name="ListLabel 1281" style:family="text">
      <style:text-properties style:text-underline-style="none"/>
    </style:style>
    <style:style style:name="ListLabel_20_1282" style:display-name="ListLabel 1282" style:family="text">
      <style:text-properties style:text-underline-style="none"/>
    </style:style>
    <style:style style:name="ListLabel_20_1283" style:display-name="ListLabel 1283" style:family="text">
      <style:text-properties style:text-underline-style="none"/>
    </style:style>
    <style:style style:name="ListLabel_20_1284" style:display-name="ListLabel 1284" style:family="text">
      <style:text-properties style:text-underline-style="none"/>
    </style:style>
    <style:style style:name="ListLabel_20_1285" style:display-name="ListLabel 1285" style:family="text">
      <style:text-properties style:text-underline-style="none"/>
    </style:style>
    <style:style style:name="ListLabel_20_1286" style:display-name="ListLabel 1286" style:family="text">
      <style:text-properties style:text-underline-style="none"/>
    </style:style>
    <style:style style:name="ListLabel_20_1287" style:display-name="ListLabel 1287" style:family="text">
      <style:text-properties style:text-underline-style="none"/>
    </style:style>
    <style:style style:name="ListLabel_20_1288" style:display-name="ListLabel 1288" style:family="text">
      <style:text-properties style:text-underline-style="none"/>
    </style:style>
    <style:style style:name="ListLabel_20_1289" style:display-name="ListLabel 1289" style:family="text">
      <style:text-properties style:text-underline-style="none"/>
    </style:style>
    <style:style style:name="ListLabel_20_1290" style:display-name="ListLabel 1290" style:family="text">
      <style:text-properties style:text-underline-style="none"/>
    </style:style>
    <style:style style:name="ListLabel_20_1291" style:display-name="ListLabel 1291" style:family="text">
      <style:text-properties style:text-underline-style="none"/>
    </style:style>
    <style:style style:name="ListLabel_20_1292" style:display-name="ListLabel 1292" style:family="text">
      <style:text-properties style:text-underline-style="none"/>
    </style:style>
    <style:style style:name="ListLabel_20_1293" style:display-name="ListLabel 1293" style:family="text">
      <style:text-properties style:text-underline-style="none"/>
    </style:style>
    <style:style style:name="ListLabel_20_1294" style:display-name="ListLabel 1294" style:family="text">
      <style:text-properties style:text-underline-style="none"/>
    </style:style>
    <style:style style:name="ListLabel_20_1295" style:display-name="ListLabel 1295" style:family="text">
      <style:text-properties style:text-underline-style="none"/>
    </style:style>
    <style:style style:name="ListLabel_20_1296" style:display-name="ListLabel 1296" style:family="text">
      <style:text-properties style:text-underline-style="none"/>
    </style:style>
    <style:style style:name="ListLabel_20_1297" style:display-name="ListLabel 1297" style:family="text">
      <style:text-properties style:text-underline-style="none"/>
    </style:style>
    <style:style style:name="ListLabel_20_1298" style:display-name="ListLabel 1298" style:family="text">
      <style:text-properties style:text-underline-style="none"/>
    </style:style>
    <style:style style:name="ListLabel_20_1299" style:display-name="ListLabel 1299" style:family="text">
      <style:text-properties style:text-underline-style="none"/>
    </style:style>
    <style:style style:name="ListLabel_20_1300" style:display-name="ListLabel 1300" style:family="text">
      <style:text-properties style:text-underline-style="none"/>
    </style:style>
    <style:style style:name="ListLabel_20_1301" style:display-name="ListLabel 1301" style:family="text">
      <style:text-properties style:text-underline-style="none"/>
    </style:style>
    <style:style style:name="ListLabel_20_1302" style:display-name="ListLabel 1302" style:family="text">
      <style:text-properties style:text-underline-style="none"/>
    </style:style>
    <style:style style:name="ListLabel_20_1303" style:display-name="ListLabel 1303" style:family="text">
      <style:text-properties style:text-underline-style="none"/>
    </style:style>
    <style:style style:name="ListLabel_20_1304" style:display-name="ListLabel 1304" style:family="text">
      <style:text-properties style:text-underline-style="none"/>
    </style:style>
    <style:style style:name="ListLabel_20_1305" style:display-name="ListLabel 1305" style:family="text">
      <style:text-properties style:text-underline-style="none"/>
    </style:style>
    <style:style style:name="ListLabel_20_1306" style:display-name="ListLabel 1306" style:family="text">
      <style:text-properties style:text-underline-style="none"/>
    </style:style>
    <style:style style:name="ListLabel_20_1307" style:display-name="ListLabel 1307" style:family="text">
      <style:text-properties style:text-underline-style="none"/>
    </style:style>
    <style:style style:name="ListLabel_20_1308" style:display-name="ListLabel 1308" style:family="text">
      <style:text-properties style:text-underline-style="none"/>
    </style:style>
    <style:style style:name="ListLabel_20_1309" style:display-name="ListLabel 1309" style:family="text">
      <style:text-properties style:text-underline-style="none"/>
    </style:style>
    <style:style style:name="ListLabel_20_1310" style:display-name="ListLabel 1310" style:family="text">
      <style:text-properties style:text-underline-style="none"/>
    </style:style>
    <style:style style:name="ListLabel_20_1311" style:display-name="ListLabel 1311" style:family="text">
      <style:text-properties style:text-underline-style="none"/>
    </style:style>
    <style:style style:name="ListLabel_20_1312" style:display-name="ListLabel 1312" style:family="text">
      <style:text-properties style:text-underline-style="none"/>
    </style:style>
    <style:style style:name="ListLabel_20_1313" style:display-name="ListLabel 1313" style:family="text">
      <style:text-properties style:text-underline-style="none"/>
    </style:style>
    <style:style style:name="ListLabel_20_1314" style:display-name="ListLabel 1314" style:family="text">
      <style:text-properties style:text-underline-style="none"/>
    </style:style>
    <style:style style:name="ListLabel_20_1315" style:display-name="ListLabel 1315" style:family="text">
      <style:text-properties style:text-underline-style="none"/>
    </style:style>
    <style:style style:name="ListLabel_20_1316" style:display-name="ListLabel 1316" style:family="text">
      <style:text-properties style:text-underline-style="none"/>
    </style:style>
    <style:style style:name="ListLabel_20_1317" style:display-name="ListLabel 1317" style:family="text">
      <style:text-properties style:text-underline-style="none"/>
    </style:style>
    <style:style style:name="ListLabel_20_1318" style:display-name="ListLabel 1318" style:family="text">
      <style:text-properties style:text-underline-style="none"/>
    </style:style>
    <style:style style:name="ListLabel_20_1319" style:display-name="ListLabel 1319" style:family="text">
      <style:text-properties style:text-underline-style="none"/>
    </style:style>
    <style:style style:name="ListLabel_20_1320" style:display-name="ListLabel 1320" style:family="text">
      <style:text-properties style:text-underline-style="none"/>
    </style:style>
    <style:style style:name="ListLabel_20_1321" style:display-name="ListLabel 1321" style:family="text">
      <style:text-properties style:text-underline-style="none"/>
    </style:style>
    <style:style style:name="ListLabel_20_1322" style:display-name="ListLabel 1322" style:family="text">
      <style:text-properties style:text-underline-style="none"/>
    </style:style>
    <style:style style:name="ListLabel_20_1323" style:display-name="ListLabel 1323" style:family="text">
      <style:text-properties style:text-underline-style="none"/>
    </style:style>
    <style:style style:name="ListLabel_20_1324" style:display-name="ListLabel 1324" style:family="text">
      <style:text-properties style:text-underline-style="none"/>
    </style:style>
    <style:style style:name="ListLabel_20_1325" style:display-name="ListLabel 1325" style:family="text">
      <style:text-properties style:text-underline-style="none"/>
    </style:style>
    <style:style style:name="ListLabel_20_1326" style:display-name="ListLabel 1326" style:family="text">
      <style:text-properties style:text-underline-style="none"/>
    </style:style>
    <style:style style:name="ListLabel_20_1327" style:display-name="ListLabel 1327" style:family="text">
      <style:text-properties style:text-underline-style="none"/>
    </style:style>
    <style:style style:name="ListLabel_20_1328" style:display-name="ListLabel 1328" style:family="text">
      <style:text-properties style:text-underline-style="none"/>
    </style:style>
    <style:style style:name="ListLabel_20_1329" style:display-name="ListLabel 1329" style:family="text">
      <style:text-properties style:text-underline-style="none"/>
    </style:style>
    <style:style style:name="ListLabel_20_1330" style:display-name="ListLabel 1330" style:family="text">
      <style:text-properties style:text-underline-style="none"/>
    </style:style>
    <style:style style:name="ListLabel_20_1331" style:display-name="ListLabel 1331" style:family="text">
      <style:text-properties style:text-underline-style="none"/>
    </style:style>
    <style:style style:name="ListLabel_20_1332" style:display-name="ListLabel 1332" style:family="text">
      <style:text-properties style:text-underline-style="none"/>
    </style:style>
    <style:style style:name="ListLabel_20_1333" style:display-name="ListLabel 1333" style:family="text">
      <style:text-properties style:text-underline-style="none"/>
    </style:style>
    <style:style style:name="ListLabel_20_1334" style:display-name="ListLabel 1334" style:family="text">
      <style:text-properties style:text-underline-style="none"/>
    </style:style>
    <style:style style:name="ListLabel_20_1335" style:display-name="ListLabel 1335" style:family="text">
      <style:text-properties style:text-underline-style="none"/>
    </style:style>
    <style:style style:name="ListLabel_20_1336" style:display-name="ListLabel 1336" style:family="text">
      <style:text-properties style:text-underline-style="none"/>
    </style:style>
    <style:style style:name="ListLabel_20_1337" style:display-name="ListLabel 1337" style:family="text">
      <style:text-properties style:text-underline-style="none"/>
    </style:style>
    <style:style style:name="ListLabel_20_1338" style:display-name="ListLabel 1338" style:family="text">
      <style:text-properties style:text-underline-style="none"/>
    </style:style>
    <style:style style:name="ListLabel_20_1339" style:display-name="ListLabel 1339" style:family="text">
      <style:text-properties style:text-underline-style="none"/>
    </style:style>
    <style:style style:name="ListLabel_20_1340" style:display-name="ListLabel 1340" style:family="text">
      <style:text-properties style:text-underline-style="none"/>
    </style:style>
    <style:style style:name="ListLabel_20_1341" style:display-name="ListLabel 1341" style:family="text">
      <style:text-properties style:text-underline-style="none"/>
    </style:style>
    <style:style style:name="ListLabel_20_1342" style:display-name="ListLabel 1342" style:family="text">
      <style:text-properties style:text-underline-style="none"/>
    </style:style>
    <style:style style:name="ListLabel_20_1343" style:display-name="ListLabel 1343" style:family="text">
      <style:text-properties style:text-underline-style="none"/>
    </style:style>
    <style:style style:name="ListLabel_20_1344" style:display-name="ListLabel 1344" style:family="text">
      <style:text-properties style:text-underline-style="none"/>
    </style:style>
    <style:style style:name="ListLabel_20_1345" style:display-name="ListLabel 1345" style:family="text">
      <style:text-properties style:text-underline-style="none"/>
    </style:style>
    <style:style style:name="ListLabel_20_1346" style:display-name="ListLabel 1346" style:family="text">
      <style:text-properties style:text-underline-style="none"/>
    </style:style>
    <style:style style:name="ListLabel_20_1347" style:display-name="ListLabel 1347" style:family="text">
      <style:text-properties style:text-underline-style="none"/>
    </style:style>
    <style:style style:name="ListLabel_20_1348" style:display-name="ListLabel 1348" style:family="text">
      <style:text-properties style:text-underline-style="none"/>
    </style:style>
    <style:style style:name="ListLabel_20_1349" style:display-name="ListLabel 1349" style:family="text">
      <style:text-properties style:text-underline-style="none"/>
    </style:style>
    <style:style style:name="ListLabel_20_1350" style:display-name="ListLabel 1350" style:family="text">
      <style:text-properties style:text-underline-style="none"/>
    </style:style>
    <style:style style:name="ListLabel_20_1351" style:display-name="ListLabel 1351" style:family="text">
      <style:text-properties style:text-underline-style="none"/>
    </style:style>
    <style:style style:name="ListLabel_20_1352" style:display-name="ListLabel 1352" style:family="text">
      <style:text-properties style:text-underline-style="none"/>
    </style:style>
    <style:style style:name="ListLabel_20_1353" style:display-name="ListLabel 1353" style:family="text">
      <style:text-properties style:text-underline-style="none"/>
    </style:style>
    <style:style style:name="ListLabel_20_1354" style:display-name="ListLabel 1354" style:family="text">
      <style:text-properties style:text-underline-style="none"/>
    </style:style>
    <style:style style:name="ListLabel_20_1355" style:display-name="ListLabel 1355" style:family="text">
      <style:text-properties style:text-underline-style="none"/>
    </style:style>
    <style:style style:name="ListLabel_20_1356" style:display-name="ListLabel 1356" style:family="text">
      <style:text-properties style:text-underline-style="none"/>
    </style:style>
    <style:style style:name="ListLabel_20_1357" style:display-name="ListLabel 1357" style:family="text">
      <style:text-properties style:text-underline-style="none"/>
    </style:style>
    <style:style style:name="ListLabel_20_1358" style:display-name="ListLabel 1358" style:family="text">
      <style:text-properties style:text-underline-style="none"/>
    </style:style>
    <style:style style:name="ListLabel_20_1359" style:display-name="ListLabel 1359" style:family="text">
      <style:text-properties style:text-underline-style="none"/>
    </style:style>
    <style:style style:name="ListLabel_20_1360" style:display-name="ListLabel 1360" style:family="text">
      <style:text-properties style:text-underline-style="none"/>
    </style:style>
    <style:style style:name="ListLabel_20_1361" style:display-name="ListLabel 1361" style:family="text">
      <style:text-properties style:text-underline-style="none"/>
    </style:style>
    <style:style style:name="ListLabel_20_1362" style:display-name="ListLabel 1362" style:family="text">
      <style:text-properties style:text-underline-style="none"/>
    </style:style>
    <style:style style:name="ListLabel_20_1363" style:display-name="ListLabel 1363" style:family="text">
      <style:text-properties style:text-underline-style="none"/>
    </style:style>
    <style:style style:name="ListLabel_20_1364" style:display-name="ListLabel 1364" style:family="text">
      <style:text-properties style:text-underline-style="none"/>
    </style:style>
    <style:style style:name="ListLabel_20_1365" style:display-name="ListLabel 1365" style:family="text">
      <style:text-properties style:text-underline-style="none"/>
    </style:style>
    <style:style style:name="ListLabel_20_1366" style:display-name="ListLabel 1366" style:family="text">
      <style:text-properties style:text-underline-style="none"/>
    </style:style>
    <style:style style:name="ListLabel_20_1367" style:display-name="ListLabel 1367" style:family="text">
      <style:text-properties style:text-underline-style="none"/>
    </style:style>
    <style:style style:name="ListLabel_20_1368" style:display-name="ListLabel 1368" style:family="text">
      <style:text-properties style:text-underline-style="none"/>
    </style:style>
    <style:style style:name="ListLabel_20_1369" style:display-name="ListLabel 1369" style:family="text">
      <style:text-properties style:text-underline-style="none"/>
    </style:style>
    <style:style style:name="ListLabel_20_1370" style:display-name="ListLabel 1370" style:family="text">
      <style:text-properties style:text-underline-style="none"/>
    </style:style>
    <style:style style:name="ListLabel_20_1371" style:display-name="ListLabel 1371" style:family="text">
      <style:text-properties style:text-underline-style="none"/>
    </style:style>
    <style:style style:name="ListLabel_20_1372" style:display-name="ListLabel 1372" style:family="text">
      <style:text-properties style:text-underline-style="none"/>
    </style:style>
    <style:style style:name="ListLabel_20_1373" style:display-name="ListLabel 1373" style:family="text">
      <style:text-properties style:text-underline-style="none"/>
    </style:style>
    <style:style style:name="ListLabel_20_1374" style:display-name="ListLabel 1374" style:family="text">
      <style:text-properties style:text-underline-style="none"/>
    </style:style>
    <style:style style:name="ListLabel_20_1375" style:display-name="ListLabel 1375" style:family="text">
      <style:text-properties style:text-underline-style="none"/>
    </style:style>
    <style:style style:name="ListLabel_20_1376" style:display-name="ListLabel 1376" style:family="text">
      <style:text-properties style:text-underline-style="none"/>
    </style:style>
    <style:style style:name="ListLabel_20_1377" style:display-name="ListLabel 1377" style:family="text">
      <style:text-properties style:text-underline-style="none"/>
    </style:style>
    <style:style style:name="ListLabel_20_1378" style:display-name="ListLabel 1378" style:family="text">
      <style:text-properties style:text-underline-style="none"/>
    </style:style>
    <style:style style:name="ListLabel_20_1379" style:display-name="ListLabel 1379" style:family="text">
      <style:text-properties style:text-underline-style="none"/>
    </style:style>
    <style:style style:name="ListLabel_20_1380" style:display-name="ListLabel 1380" style:family="text">
      <style:text-properties style:text-underline-style="none"/>
    </style:style>
    <style:style style:name="ListLabel_20_1381" style:display-name="ListLabel 1381" style:family="text">
      <style:text-properties style:text-underline-style="none"/>
    </style:style>
    <style:style style:name="ListLabel_20_1382" style:display-name="ListLabel 1382" style:family="text">
      <style:text-properties style:text-underline-style="none"/>
    </style:style>
    <style:style style:name="ListLabel_20_1383" style:display-name="ListLabel 1383" style:family="text">
      <style:text-properties style:text-underline-style="none"/>
    </style:style>
    <style:style style:name="ListLabel_20_1384" style:display-name="ListLabel 1384" style:family="text">
      <style:text-properties style:text-underline-style="none"/>
    </style:style>
    <style:style style:name="ListLabel_20_1385" style:display-name="ListLabel 1385" style:family="text">
      <style:text-properties style:text-underline-style="none"/>
    </style:style>
    <style:style style:name="ListLabel_20_1386" style:display-name="ListLabel 1386" style:family="text">
      <style:text-properties style:text-underline-style="none"/>
    </style:style>
    <style:style style:name="ListLabel_20_1387" style:display-name="ListLabel 1387" style:family="text">
      <style:text-properties style:text-underline-style="none"/>
    </style:style>
    <style:style style:name="ListLabel_20_1388" style:display-name="ListLabel 1388" style:family="text">
      <style:text-properties style:text-underline-style="none"/>
    </style:style>
    <style:style style:name="ListLabel_20_1389" style:display-name="ListLabel 1389" style:family="text">
      <style:text-properties style:text-underline-style="none"/>
    </style:style>
    <style:style style:name="ListLabel_20_1390" style:display-name="ListLabel 1390" style:family="text">
      <style:text-properties style:text-underline-style="none"/>
    </style:style>
    <style:style style:name="ListLabel_20_1391" style:display-name="ListLabel 1391" style:family="text">
      <style:text-properties style:text-underline-style="none"/>
    </style:style>
    <style:style style:name="ListLabel_20_1392" style:display-name="ListLabel 1392" style:family="text">
      <style:text-properties style:text-underline-style="none"/>
    </style:style>
    <style:style style:name="ListLabel_20_1393" style:display-name="ListLabel 1393" style:family="text">
      <style:text-properties style:text-underline-style="none"/>
    </style:style>
    <style:style style:name="ListLabel_20_1394" style:display-name="ListLabel 1394" style:family="text">
      <style:text-properties style:text-underline-style="none"/>
    </style:style>
    <style:style style:name="ListLabel_20_1395" style:display-name="ListLabel 1395" style:family="text">
      <style:text-properties style:text-underline-style="none"/>
    </style:style>
    <style:style style:name="ListLabel_20_1396" style:display-name="ListLabel 1396" style:family="text">
      <style:text-properties style:text-underline-style="none"/>
    </style:style>
    <style:style style:name="ListLabel_20_1397" style:display-name="ListLabel 1397" style:family="text">
      <style:text-properties style:text-underline-style="none"/>
    </style:style>
    <style:style style:name="ListLabel_20_1398" style:display-name="ListLabel 1398" style:family="text">
      <style:text-properties style:text-underline-style="none"/>
    </style:style>
    <style:style style:name="ListLabel_20_1399" style:display-name="ListLabel 1399" style:family="text">
      <style:text-properties style:text-underline-style="none"/>
    </style:style>
    <style:style style:name="ListLabel_20_1400" style:display-name="ListLabel 1400" style:family="text">
      <style:text-properties style:text-underline-style="none"/>
    </style:style>
    <style:style style:name="ListLabel_20_1401" style:display-name="ListLabel 1401" style:family="text">
      <style:text-properties style:text-underline-style="none"/>
    </style:style>
    <style:style style:name="ListLabel_20_1402" style:display-name="ListLabel 1402" style:family="text">
      <style:text-properties style:text-underline-style="none"/>
    </style:style>
    <style:style style:name="ListLabel_20_1403" style:display-name="ListLabel 1403" style:family="text">
      <style:text-properties style:text-underline-style="none"/>
    </style:style>
    <style:style style:name="ListLabel_20_1404" style:display-name="ListLabel 1404" style:family="text">
      <style:text-properties style:text-underline-style="none"/>
    </style:style>
    <style:style style:name="ListLabel_20_1405" style:display-name="ListLabel 1405" style:family="text">
      <style:text-properties style:text-underline-style="none"/>
    </style:style>
    <style:style style:name="ListLabel_20_1406" style:display-name="ListLabel 1406" style:family="text">
      <style:text-properties style:text-underline-style="none"/>
    </style:style>
    <style:style style:name="ListLabel_20_1407" style:display-name="ListLabel 1407" style:family="text">
      <style:text-properties style:text-underline-style="none"/>
    </style:style>
    <style:style style:name="ListLabel_20_1408" style:display-name="ListLabel 1408" style:family="text">
      <style:text-properties style:text-underline-style="none"/>
    </style:style>
    <style:style style:name="ListLabel_20_1409" style:display-name="ListLabel 1409" style:family="text">
      <style:text-properties style:text-underline-style="none"/>
    </style:style>
    <style:style style:name="ListLabel_20_1410" style:display-name="ListLabel 1410" style:family="text">
      <style:text-properties style:text-underline-style="none"/>
    </style:style>
    <style:style style:name="ListLabel_20_1411" style:display-name="ListLabel 1411" style:family="text">
      <style:text-properties style:text-underline-style="none"/>
    </style:style>
    <style:style style:name="ListLabel_20_1412" style:display-name="ListLabel 1412" style:family="text">
      <style:text-properties style:text-underline-style="none"/>
    </style:style>
    <style:style style:name="ListLabel_20_1413" style:display-name="ListLabel 1413" style:family="text">
      <style:text-properties style:text-underline-style="none"/>
    </style:style>
    <style:style style:name="ListLabel_20_1414" style:display-name="ListLabel 1414" style:family="text">
      <style:text-properties style:text-underline-style="none"/>
    </style:style>
    <style:style style:name="ListLabel_20_1415" style:display-name="ListLabel 1415" style:family="text">
      <style:text-properties style:text-underline-style="none"/>
    </style:style>
    <style:style style:name="ListLabel_20_1416" style:display-name="ListLabel 1416" style:family="text">
      <style:text-properties style:text-underline-style="none"/>
    </style:style>
    <style:style style:name="ListLabel_20_1417" style:display-name="ListLabel 1417" style:family="text">
      <style:text-properties style:text-underline-style="none"/>
    </style:style>
    <style:style style:name="ListLabel_20_1418" style:display-name="ListLabel 1418" style:family="text">
      <style:text-properties style:text-underline-style="none"/>
    </style:style>
    <style:style style:name="ListLabel_20_1419" style:display-name="ListLabel 1419" style:family="text">
      <style:text-properties style:text-underline-style="none"/>
    </style:style>
    <style:style style:name="ListLabel_20_1420" style:display-name="ListLabel 1420" style:family="text">
      <style:text-properties style:text-underline-style="none"/>
    </style:style>
    <style:style style:name="ListLabel_20_1421" style:display-name="ListLabel 1421" style:family="text">
      <style:text-properties style:text-underline-style="none"/>
    </style:style>
    <style:style style:name="ListLabel_20_1422" style:display-name="ListLabel 1422" style:family="text">
      <style:text-properties style:text-underline-style="none"/>
    </style:style>
    <style:style style:name="ListLabel_20_1423" style:display-name="ListLabel 1423" style:family="text">
      <style:text-properties style:text-underline-style="none"/>
    </style:style>
    <style:style style:name="ListLabel_20_1424" style:display-name="ListLabel 1424" style:family="text">
      <style:text-properties style:text-underline-style="none"/>
    </style:style>
    <style:style style:name="ListLabel_20_1425" style:display-name="ListLabel 1425" style:family="text">
      <style:text-properties style:text-underline-style="none"/>
    </style:style>
    <style:style style:name="ListLabel_20_1426" style:display-name="ListLabel 1426" style:family="text">
      <style:text-properties style:text-underline-style="none"/>
    </style:style>
    <style:style style:name="ListLabel_20_1427" style:display-name="ListLabel 1427" style:family="text">
      <style:text-properties style:text-underline-style="none"/>
    </style:style>
    <style:style style:name="ListLabel_20_1428" style:display-name="ListLabel 1428" style:family="text">
      <style:text-properties style:text-underline-style="none"/>
    </style:style>
    <style:style style:name="ListLabel_20_1429" style:display-name="ListLabel 1429" style:family="text">
      <style:text-properties style:text-underline-style="none"/>
    </style:style>
    <style:style style:name="ListLabel_20_1430" style:display-name="ListLabel 1430" style:family="text">
      <style:text-properties style:text-underline-style="none"/>
    </style:style>
    <style:style style:name="ListLabel_20_1431" style:display-name="ListLabel 1431" style:family="text">
      <style:text-properties style:text-underline-style="none"/>
    </style:style>
    <style:style style:name="ListLabel_20_1432" style:display-name="ListLabel 1432" style:family="text">
      <style:text-properties style:text-underline-style="none"/>
    </style:style>
    <style:style style:name="ListLabel_20_1433" style:display-name="ListLabel 1433" style:family="text">
      <style:text-properties style:text-underline-style="none"/>
    </style:style>
    <style:style style:name="ListLabel_20_1434" style:display-name="ListLabel 1434" style:family="text">
      <style:text-properties style:text-underline-style="none"/>
    </style:style>
    <style:style style:name="ListLabel_20_1435" style:display-name="ListLabel 1435" style:family="text">
      <style:text-properties style:text-underline-style="none"/>
    </style:style>
    <style:style style:name="ListLabel_20_1436" style:display-name="ListLabel 1436" style:family="text">
      <style:text-properties style:text-underline-style="none"/>
    </style:style>
    <style:style style:name="ListLabel_20_1437" style:display-name="ListLabel 1437" style:family="text">
      <style:text-properties style:text-underline-style="none"/>
    </style:style>
    <style:style style:name="ListLabel_20_1438" style:display-name="ListLabel 1438" style:family="text">
      <style:text-properties style:text-underline-style="none"/>
    </style:style>
    <style:style style:name="ListLabel_20_1439" style:display-name="ListLabel 1439" style:family="text">
      <style:text-properties style:text-underline-style="none"/>
    </style:style>
    <style:style style:name="ListLabel_20_1440" style:display-name="ListLabel 1440" style:family="text">
      <style:text-properties style:text-underline-style="none"/>
    </style:style>
    <style:style style:name="ListLabel_20_1441" style:display-name="ListLabel 1441" style:family="text">
      <style:text-properties style:text-underline-style="none"/>
    </style:style>
    <style:style style:name="ListLabel_20_1442" style:display-name="ListLabel 1442" style:family="text">
      <style:text-properties style:text-underline-style="none"/>
    </style:style>
    <style:style style:name="ListLabel_20_1443" style:display-name="ListLabel 1443" style:family="text">
      <style:text-properties style:text-underline-style="none"/>
    </style:style>
    <style:style style:name="ListLabel_20_1444" style:display-name="ListLabel 1444" style:family="text">
      <style:text-properties style:text-underline-style="none"/>
    </style:style>
    <style:style style:name="ListLabel_20_1445" style:display-name="ListLabel 1445" style:family="text">
      <style:text-properties style:text-underline-style="none"/>
    </style:style>
    <style:style style:name="ListLabel_20_1446" style:display-name="ListLabel 1446" style:family="text">
      <style:text-properties style:text-underline-style="none"/>
    </style:style>
    <style:style style:name="ListLabel_20_1447" style:display-name="ListLabel 1447" style:family="text">
      <style:text-properties style:text-underline-style="none"/>
    </style:style>
    <style:style style:name="ListLabel_20_1448" style:display-name="ListLabel 1448" style:family="text">
      <style:text-properties style:text-underline-style="none"/>
    </style:style>
    <style:style style:name="ListLabel_20_1449" style:display-name="ListLabel 1449" style:family="text">
      <style:text-properties style:text-underline-style="none"/>
    </style:style>
    <style:style style:name="ListLabel_20_1450" style:display-name="ListLabel 1450" style:family="text">
      <style:text-properties style:text-underline-style="none"/>
    </style:style>
    <style:style style:name="ListLabel_20_1451" style:display-name="ListLabel 1451" style:family="text">
      <style:text-properties style:text-underline-style="none"/>
    </style:style>
    <style:style style:name="ListLabel_20_1452" style:display-name="ListLabel 1452" style:family="text">
      <style:text-properties style:text-underline-style="none"/>
    </style:style>
    <style:style style:name="ListLabel_20_1453" style:display-name="ListLabel 1453" style:family="text">
      <style:text-properties style:text-underline-style="none"/>
    </style:style>
    <style:style style:name="ListLabel_20_1454" style:display-name="ListLabel 1454" style:family="text">
      <style:text-properties style:text-underline-style="none"/>
    </style:style>
    <style:style style:name="ListLabel_20_1455" style:display-name="ListLabel 1455" style:family="text">
      <style:text-properties style:text-underline-style="none"/>
    </style:style>
    <style:style style:name="ListLabel_20_1456" style:display-name="ListLabel 1456" style:family="text">
      <style:text-properties style:text-underline-style="none"/>
    </style:style>
    <style:style style:name="ListLabel_20_1457" style:display-name="ListLabel 1457" style:family="text">
      <style:text-properties style:text-underline-style="none"/>
    </style:style>
    <style:style style:name="ListLabel_20_1458" style:display-name="ListLabel 1458" style:family="text">
      <style:text-properties style:text-underline-style="none"/>
    </style:style>
    <style:style style:name="ListLabel_20_1459" style:display-name="ListLabel 1459" style:family="text">
      <style:text-properties style:text-underline-style="none"/>
    </style:style>
    <style:style style:name="ListLabel_20_1460" style:display-name="ListLabel 1460" style:family="text">
      <style:text-properties style:text-underline-style="none"/>
    </style:style>
    <style:style style:name="ListLabel_20_1461" style:display-name="ListLabel 1461" style:family="text">
      <style:text-properties style:text-underline-style="none"/>
    </style:style>
    <style:style style:name="ListLabel_20_1462" style:display-name="ListLabel 1462" style:family="text">
      <style:text-properties style:text-underline-style="none"/>
    </style:style>
    <style:style style:name="ListLabel_20_1463" style:display-name="ListLabel 1463" style:family="text">
      <style:text-properties style:text-underline-style="none"/>
    </style:style>
    <style:style style:name="ListLabel_20_1464" style:display-name="ListLabel 1464" style:family="text">
      <style:text-properties style:text-underline-style="none"/>
    </style:style>
    <style:style style:name="ListLabel_20_1465" style:display-name="ListLabel 1465" style:family="text">
      <style:text-properties style:text-underline-style="none"/>
    </style:style>
    <style:style style:name="ListLabel_20_1466" style:display-name="ListLabel 1466" style:family="text">
      <style:text-properties style:text-underline-style="none"/>
    </style:style>
    <style:style style:name="ListLabel_20_1467" style:display-name="ListLabel 1467" style:family="text">
      <style:text-properties style:text-underline-style="none"/>
    </style:style>
    <style:style style:name="ListLabel_20_1468" style:display-name="ListLabel 1468" style:family="text">
      <style:text-properties style:text-underline-style="none"/>
    </style:style>
    <style:style style:name="ListLabel_20_1469" style:display-name="ListLabel 1469" style:family="text">
      <style:text-properties style:text-underline-style="none"/>
    </style:style>
    <style:style style:name="ListLabel_20_1470" style:display-name="ListLabel 1470" style:family="text">
      <style:text-properties style:text-underline-style="none"/>
    </style:style>
    <style:style style:name="ListLabel_20_1471" style:display-name="ListLabel 1471" style:family="text">
      <style:text-properties style:text-underline-style="none"/>
    </style:style>
    <style:style style:name="ListLabel_20_1472" style:display-name="ListLabel 1472" style:family="text">
      <style:text-properties style:text-underline-style="none"/>
    </style:style>
    <style:style style:name="ListLabel_20_1473" style:display-name="ListLabel 1473" style:family="text">
      <style:text-properties style:text-underline-style="none"/>
    </style:style>
    <style:style style:name="ListLabel_20_1474" style:display-name="ListLabel 1474" style:family="text">
      <style:text-properties style:text-underline-style="none"/>
    </style:style>
    <style:style style:name="ListLabel_20_1475" style:display-name="ListLabel 1475" style:family="text">
      <style:text-properties style:text-underline-style="none"/>
    </style:style>
    <style:style style:name="ListLabel_20_1476" style:display-name="ListLabel 1476" style:family="text">
      <style:text-properties style:text-underline-style="none"/>
    </style:style>
    <style:style style:name="ListLabel_20_1477" style:display-name="ListLabel 1477" style:family="text">
      <style:text-properties style:text-underline-style="none"/>
    </style:style>
    <style:style style:name="ListLabel_20_1478" style:display-name="ListLabel 1478" style:family="text">
      <style:text-properties style:text-underline-style="none"/>
    </style:style>
    <style:style style:name="ListLabel_20_1479" style:display-name="ListLabel 1479" style:family="text">
      <style:text-properties style:text-underline-style="none"/>
    </style:style>
    <style:style style:name="ListLabel_20_1480" style:display-name="ListLabel 1480" style:family="text">
      <style:text-properties style:text-underline-style="none"/>
    </style:style>
    <style:style style:name="ListLabel_20_1481" style:display-name="ListLabel 1481" style:family="text">
      <style:text-properties style:text-underline-style="none"/>
    </style:style>
    <style:style style:name="ListLabel_20_1482" style:display-name="ListLabel 1482" style:family="text">
      <style:text-properties style:text-underline-style="none"/>
    </style:style>
    <style:style style:name="ListLabel_20_1483" style:display-name="ListLabel 1483" style:family="text">
      <style:text-properties style:text-underline-style="none"/>
    </style:style>
    <style:style style:name="ListLabel_20_1484" style:display-name="ListLabel 1484" style:family="text">
      <style:text-properties style:text-underline-style="none"/>
    </style:style>
    <style:style style:name="ListLabel_20_1485" style:display-name="ListLabel 1485" style:family="text">
      <style:text-properties style:text-underline-style="none"/>
    </style:style>
    <style:style style:name="ListLabel_20_1486" style:display-name="ListLabel 1486" style:family="text">
      <style:text-properties style:text-underline-style="none"/>
    </style:style>
    <style:style style:name="ListLabel_20_1487" style:display-name="ListLabel 1487" style:family="text">
      <style:text-properties style:font-name="Roboto" fo:font-family="Roboto" style:font-family-generic="roman" style:font-pitch="variable" style:text-underline-style="none"/>
    </style:style>
    <style:style style:name="ListLabel_20_1488" style:display-name="ListLabel 1488" style:family="text">
      <style:text-properties style:font-name="Roboto" fo:font-family="Roboto" style:font-family-generic="roman" style:font-pitch="variable" style:text-underline-style="none"/>
    </style:style>
    <style:style style:name="ListLabel_20_1489" style:display-name="ListLabel 1489" style:family="text">
      <style:text-properties style:text-underline-style="none"/>
    </style:style>
    <style:style style:name="ListLabel_20_1490" style:display-name="ListLabel 1490" style:family="text">
      <style:text-properties style:text-underline-style="none"/>
    </style:style>
    <style:style style:name="ListLabel_20_1491" style:display-name="ListLabel 1491" style:family="text">
      <style:text-properties style:text-underline-style="none"/>
    </style:style>
    <style:style style:name="ListLabel_20_1492" style:display-name="ListLabel 1492" style:family="text">
      <style:text-properties style:text-underline-style="none"/>
    </style:style>
    <style:style style:name="ListLabel_20_1493" style:display-name="ListLabel 1493" style:family="text">
      <style:text-properties style:text-underline-style="none"/>
    </style:style>
    <style:style style:name="ListLabel_20_1494" style:display-name="ListLabel 1494" style:family="text">
      <style:text-properties style:text-underline-style="none"/>
    </style:style>
    <style:style style:name="ListLabel_20_1495" style:display-name="ListLabel 1495" style:family="text">
      <style:text-properties style:text-underline-style="none"/>
    </style:style>
    <style:style style:name="ListLabel_20_1496" style:display-name="ListLabel 1496" style:family="text">
      <style:text-properties style:text-underline-style="none"/>
    </style:style>
    <style:style style:name="ListLabel_20_1497" style:display-name="ListLabel 1497" style:family="text">
      <style:text-properties style:text-underline-style="none"/>
    </style:style>
    <style:style style:name="ListLabel_20_1498" style:display-name="ListLabel 1498" style:family="text">
      <style:text-properties style:text-underline-style="none"/>
    </style:style>
    <style:style style:name="ListLabel_20_1499" style:display-name="ListLabel 1499" style:family="text">
      <style:text-properties style:text-underline-style="none"/>
    </style:style>
    <style:style style:name="ListLabel_20_1500" style:display-name="ListLabel 1500" style:family="text">
      <style:text-properties style:text-underline-style="none"/>
    </style:style>
    <style:style style:name="ListLabel_20_1501" style:display-name="ListLabel 1501" style:family="text">
      <style:text-properties style:text-underline-style="none"/>
    </style:style>
    <style:style style:name="ListLabel_20_1502" style:display-name="ListLabel 1502" style:family="text">
      <style:text-properties style:text-underline-style="none"/>
    </style:style>
    <style:style style:name="ListLabel_20_1503" style:display-name="ListLabel 1503" style:family="text">
      <style:text-properties style:text-underline-style="none"/>
    </style:style>
    <style:style style:name="ListLabel_20_1504" style:display-name="ListLabel 1504" style:family="text">
      <style:text-properties style:text-underline-style="none"/>
    </style:style>
    <style:style style:name="ListLabel_20_1505" style:display-name="ListLabel 1505" style:family="text">
      <style:text-properties style:text-underline-style="none"/>
    </style:style>
    <style:style style:name="ListLabel_20_1506" style:display-name="ListLabel 1506" style:family="text">
      <style:text-properties style:text-underline-style="none"/>
    </style:style>
    <style:style style:name="ListLabel_20_1507" style:display-name="ListLabel 1507" style:family="text">
      <style:text-properties style:text-underline-style="none"/>
    </style:style>
    <style:style style:name="ListLabel_20_1508" style:display-name="ListLabel 1508" style:family="text">
      <style:text-properties style:text-underline-style="none"/>
    </style:style>
    <style:style style:name="ListLabel_20_1509" style:display-name="ListLabel 1509" style:family="text">
      <style:text-properties style:text-underline-style="none"/>
    </style:style>
    <style:style style:name="ListLabel_20_1510" style:display-name="ListLabel 1510" style:family="text">
      <style:text-properties style:text-underline-style="none"/>
    </style:style>
    <style:style style:name="ListLabel_20_1511" style:display-name="ListLabel 1511" style:family="text">
      <style:text-properties style:text-underline-style="none"/>
    </style:style>
    <style:style style:name="ListLabel_20_1512" style:display-name="ListLabel 1512" style:family="text">
      <style:text-properties style:text-underline-style="none"/>
    </style:style>
    <style:style style:name="ListLabel_20_1513" style:display-name="ListLabel 1513" style:family="text">
      <style:text-properties style:text-underline-style="none"/>
    </style:style>
    <style:style style:name="ListLabel_20_1514" style:display-name="ListLabel 1514" style:family="text">
      <style:text-properties style:text-underline-style="none"/>
    </style:style>
    <style:style style:name="ListLabel_20_1515" style:display-name="ListLabel 1515" style:family="text">
      <style:text-properties style:text-underline-style="none"/>
    </style:style>
    <style:style style:name="ListLabel_20_1516" style:display-name="ListLabel 1516" style:family="text">
      <style:text-properties style:text-underline-style="none"/>
    </style:style>
    <style:style style:name="ListLabel_20_1517" style:display-name="ListLabel 1517" style:family="text">
      <style:text-properties style:text-underline-style="none"/>
    </style:style>
    <style:style style:name="ListLabel_20_1518" style:display-name="ListLabel 1518" style:family="text">
      <style:text-properties style:text-underline-style="none"/>
    </style:style>
    <style:style style:name="ListLabel_20_1519" style:display-name="ListLabel 1519" style:family="text">
      <style:text-properties style:text-underline-style="none"/>
    </style:style>
    <style:style style:name="ListLabel_20_1520" style:display-name="ListLabel 1520" style:family="text">
      <style:text-properties style:text-underline-style="none"/>
    </style:style>
    <style:style style:name="ListLabel_20_1521" style:display-name="ListLabel 1521" style:family="text">
      <style:text-properties style:text-underline-style="none"/>
    </style:style>
    <style:style style:name="ListLabel_20_1522" style:display-name="ListLabel 1522" style:family="text">
      <style:text-properties style:text-underline-style="none"/>
    </style:style>
    <style:style style:name="ListLabel_20_1523" style:display-name="ListLabel 1523" style:family="text">
      <style:text-properties style:text-underline-style="none"/>
    </style:style>
    <style:style style:name="ListLabel_20_1524" style:display-name="ListLabel 1524" style:family="text">
      <style:text-properties style:text-underline-style="none"/>
    </style:style>
    <style:style style:name="ListLabel_20_1525" style:display-name="ListLabel 1525" style:family="text">
      <style:text-properties style:text-underline-style="none"/>
    </style:style>
    <style:style style:name="ListLabel_20_1526" style:display-name="ListLabel 1526" style:family="text">
      <style:text-properties style:text-underline-style="none"/>
    </style:style>
    <style:style style:name="ListLabel_20_1527" style:display-name="ListLabel 1527" style:family="text">
      <style:text-properties style:text-underline-style="none"/>
    </style:style>
    <style:style style:name="ListLabel_20_1528" style:display-name="ListLabel 1528" style:family="text">
      <style:text-properties style:text-underline-style="none"/>
    </style:style>
    <style:style style:name="ListLabel_20_1529" style:display-name="ListLabel 1529" style:family="text">
      <style:text-properties style:text-underline-style="none"/>
    </style:style>
    <style:style style:name="ListLabel_20_1530" style:display-name="ListLabel 1530" style:family="text">
      <style:text-properties style:text-underline-style="none"/>
    </style:style>
    <style:style style:name="ListLabel_20_1531" style:display-name="ListLabel 1531" style:family="text">
      <style:text-properties style:text-underline-style="none"/>
    </style:style>
    <style:style style:name="ListLabel_20_1532" style:display-name="ListLabel 1532" style:family="text">
      <style:text-properties style:text-underline-style="none"/>
    </style:style>
    <style:style style:name="ListLabel_20_1533" style:display-name="ListLabel 1533" style:family="text">
      <style:text-properties style:text-underline-style="none"/>
    </style:style>
    <style:style style:name="ListLabel_20_1534" style:display-name="ListLabel 1534" style:family="text">
      <style:text-properties style:text-underline-style="none"/>
    </style:style>
    <style:style style:name="ListLabel_20_1535" style:display-name="ListLabel 1535" style:family="text">
      <style:text-properties style:text-underline-style="none"/>
    </style:style>
    <style:style style:name="ListLabel_20_1536" style:display-name="ListLabel 1536" style:family="text">
      <style:text-properties style:text-underline-style="none"/>
    </style:style>
    <style:style style:name="ListLabel_20_1537" style:display-name="ListLabel 1537" style:family="text">
      <style:text-properties style:text-underline-style="none"/>
    </style:style>
    <style:style style:name="ListLabel_20_1538" style:display-name="ListLabel 1538" style:family="text">
      <style:text-properties style:text-underline-style="none"/>
    </style:style>
    <style:style style:name="ListLabel_20_1539" style:display-name="ListLabel 1539" style:family="text">
      <style:text-properties style:text-underline-style="none"/>
    </style:style>
    <style:style style:name="ListLabel_20_1540" style:display-name="ListLabel 1540" style:family="text">
      <style:text-properties style:text-underline-style="none"/>
    </style:style>
    <style:style style:name="ListLabel_20_1541" style:display-name="ListLabel 1541" style:family="text">
      <style:text-properties style:text-underline-style="none"/>
    </style:style>
    <style:style style:name="ListLabel_20_1542" style:display-name="ListLabel 1542" style:family="text">
      <style:text-properties style:text-underline-style="none"/>
    </style:style>
    <style:style style:name="ListLabel_20_1543" style:display-name="ListLabel 1543" style:family="text">
      <style:text-properties style:text-underline-style="none"/>
    </style:style>
    <style:style style:name="ListLabel_20_1544" style:display-name="ListLabel 1544" style:family="text">
      <style:text-properties style:text-underline-style="none"/>
    </style:style>
    <style:style style:name="ListLabel_20_1545" style:display-name="ListLabel 1545" style:family="text">
      <style:text-properties style:text-underline-style="none"/>
    </style:style>
    <style:style style:name="ListLabel_20_1546" style:display-name="ListLabel 1546" style:family="text">
      <style:text-properties style:text-underline-style="none"/>
    </style:style>
    <style:style style:name="ListLabel_20_1547" style:display-name="ListLabel 1547" style:family="text">
      <style:text-properties style:text-underline-style="none"/>
    </style:style>
    <style:style style:name="ListLabel_20_1548" style:display-name="ListLabel 1548" style:family="text">
      <style:text-properties style:text-underline-style="none"/>
    </style:style>
    <style:style style:name="ListLabel_20_1549" style:display-name="ListLabel 1549" style:family="text">
      <style:text-properties style:text-underline-style="none"/>
    </style:style>
    <style:style style:name="ListLabel_20_1550" style:display-name="ListLabel 1550" style:family="text">
      <style:text-properties style:text-underline-style="none"/>
    </style:style>
    <style:style style:name="ListLabel_20_1551" style:display-name="ListLabel 1551" style:family="text">
      <style:text-properties style:text-underline-style="none"/>
    </style:style>
    <style:style style:name="ListLabel_20_1552" style:display-name="ListLabel 1552" style:family="text">
      <style:text-properties style:text-underline-style="none"/>
    </style:style>
    <style:style style:name="ListLabel_20_1553" style:display-name="ListLabel 1553" style:family="text">
      <style:text-properties style:text-underline-style="none"/>
    </style:style>
    <style:style style:name="ListLabel_20_1554" style:display-name="ListLabel 1554" style:family="text">
      <style:text-properties style:text-underline-style="none"/>
    </style:style>
    <style:style style:name="ListLabel_20_1555" style:display-name="ListLabel 1555" style:family="text">
      <style:text-properties style:text-underline-style="none"/>
    </style:style>
    <style:style style:name="ListLabel_20_1556" style:display-name="ListLabel 1556" style:family="text">
      <style:text-properties style:text-underline-style="none"/>
    </style:style>
    <style:style style:name="ListLabel_20_1557" style:display-name="ListLabel 1557" style:family="text">
      <style:text-properties style:text-underline-style="none"/>
    </style:style>
    <style:style style:name="ListLabel_20_1558" style:display-name="ListLabel 1558" style:family="text">
      <style:text-properties style:text-underline-style="none"/>
    </style:style>
    <style:style style:name="ListLabel_20_1559" style:display-name="ListLabel 1559" style:family="text">
      <style:text-properties style:text-underline-style="none"/>
    </style:style>
    <style:style style:name="ListLabel_20_1560" style:display-name="ListLabel 1560" style:family="text">
      <style:text-properties style:text-underline-style="none"/>
    </style:style>
    <style:style style:name="ListLabel_20_1561" style:display-name="ListLabel 1561" style:family="text">
      <style:text-properties style:text-underline-style="none"/>
    </style:style>
    <style:style style:name="ListLabel_20_1562" style:display-name="ListLabel 1562" style:family="text">
      <style:text-properties style:text-underline-style="none"/>
    </style:style>
    <style:style style:name="ListLabel_20_1563" style:display-name="ListLabel 1563" style:family="text">
      <style:text-properties style:text-underline-style="none"/>
    </style:style>
    <style:style style:name="ListLabel_20_1564" style:display-name="ListLabel 1564" style:family="text">
      <style:text-properties style:text-underline-style="none"/>
    </style:style>
    <style:style style:name="ListLabel_20_1565" style:display-name="ListLabel 1565" style:family="text">
      <style:text-properties style:text-underline-style="none"/>
    </style:style>
    <style:style style:name="ListLabel_20_1566" style:display-name="ListLabel 1566" style:family="text">
      <style:text-properties style:text-underline-style="none"/>
    </style:style>
    <style:style style:name="ListLabel_20_1567" style:display-name="ListLabel 1567" style:family="text">
      <style:text-properties style:text-underline-style="none"/>
    </style:style>
    <style:style style:name="ListLabel_20_1568" style:display-name="ListLabel 1568" style:family="text">
      <style:text-properties style:text-underline-style="none"/>
    </style:style>
    <style:style style:name="ListLabel_20_1569" style:display-name="ListLabel 1569" style:family="text">
      <style:text-properties style:text-underline-style="none"/>
    </style:style>
    <style:style style:name="ListLabel_20_1570" style:display-name="ListLabel 1570" style:family="text">
      <style:text-properties style:text-underline-style="none"/>
    </style:style>
    <style:style style:name="ListLabel_20_1571" style:display-name="ListLabel 1571" style:family="text">
      <style:text-properties style:text-underline-style="none"/>
    </style:style>
    <style:style style:name="ListLabel_20_1572" style:display-name="ListLabel 1572" style:family="text">
      <style:text-properties style:text-underline-style="none"/>
    </style:style>
    <style:style style:name="ListLabel_20_1573" style:display-name="ListLabel 1573" style:family="text">
      <style:text-properties style:text-underline-style="none"/>
    </style:style>
    <style:style style:name="ListLabel_20_1574" style:display-name="ListLabel 1574" style:family="text">
      <style:text-properties style:text-underline-style="none"/>
    </style:style>
    <style:style style:name="ListLabel_20_1575" style:display-name="ListLabel 1575" style:family="text">
      <style:text-properties style:text-underline-style="none"/>
    </style:style>
    <style:style style:name="ListLabel_20_1576" style:display-name="ListLabel 1576" style:family="text">
      <style:text-properties style:text-underline-style="none"/>
    </style:style>
    <style:style style:name="ListLabel_20_1577" style:display-name="ListLabel 1577" style:family="text">
      <style:text-properties style:text-underline-style="none"/>
    </style:style>
    <style:style style:name="ListLabel_20_1578" style:display-name="ListLabel 1578" style:family="text">
      <style:text-properties style:text-underline-style="none"/>
    </style:style>
    <style:style style:name="ListLabel_20_1579" style:display-name="ListLabel 1579" style:family="text">
      <style:text-properties style:text-underline-style="none"/>
    </style:style>
    <style:style style:name="ListLabel_20_1580" style:display-name="ListLabel 1580" style:family="text">
      <style:text-properties style:text-underline-style="none"/>
    </style:style>
    <style:style style:name="ListLabel_20_1581" style:display-name="ListLabel 1581" style:family="text">
      <style:text-properties style:text-underline-style="none"/>
    </style:style>
    <style:style style:name="ListLabel_20_1582" style:display-name="ListLabel 1582" style:family="text">
      <style:text-properties style:text-underline-style="none"/>
    </style:style>
    <style:style style:name="ListLabel_20_1583" style:display-name="ListLabel 1583" style:family="text">
      <style:text-properties style:text-underline-style="none"/>
    </style:style>
    <style:style style:name="ListLabel_20_1584" style:display-name="ListLabel 1584" style:family="text">
      <style:text-properties style:text-underline-style="none"/>
    </style:style>
    <style:style style:name="ListLabel_20_1585" style:display-name="ListLabel 1585" style:family="text">
      <style:text-properties style:text-underline-style="none"/>
    </style:style>
    <style:style style:name="ListLabel_20_1586" style:display-name="ListLabel 1586" style:family="text">
      <style:text-properties style:text-underline-style="none"/>
    </style:style>
    <style:style style:name="ListLabel_20_1587" style:display-name="ListLabel 1587" style:family="text">
      <style:text-properties style:text-underline-style="none"/>
    </style:style>
    <style:style style:name="ListLabel_20_1588" style:display-name="ListLabel 1588" style:family="text">
      <style:text-properties style:text-underline-style="none"/>
    </style:style>
    <style:style style:name="ListLabel_20_1589" style:display-name="ListLabel 1589" style:family="text">
      <style:text-properties style:text-underline-style="none"/>
    </style:style>
    <style:style style:name="ListLabel_20_1590" style:display-name="ListLabel 1590" style:family="text">
      <style:text-properties style:text-underline-style="none"/>
    </style:style>
    <style:style style:name="ListLabel_20_1591" style:display-name="ListLabel 1591" style:family="text">
      <style:text-properties style:text-underline-style="none"/>
    </style:style>
    <style:style style:name="ListLabel_20_1592" style:display-name="ListLabel 1592" style:family="text">
      <style:text-properties style:text-underline-style="none"/>
    </style:style>
    <style:style style:name="ListLabel_20_1593" style:display-name="ListLabel 1593" style:family="text">
      <style:text-properties style:text-underline-style="none"/>
    </style:style>
    <style:style style:name="ListLabel_20_1594" style:display-name="ListLabel 1594" style:family="text">
      <style:text-properties style:text-underline-style="none"/>
    </style:style>
    <style:style style:name="ListLabel_20_1595" style:display-name="ListLabel 1595" style:family="text">
      <style:text-properties style:text-underline-style="none"/>
    </style:style>
    <style:style style:name="ListLabel_20_1596" style:display-name="ListLabel 1596" style:family="text">
      <style:text-properties style:text-underline-style="none"/>
    </style:style>
    <style:style style:name="ListLabel_20_1597" style:display-name="ListLabel 1597" style:family="text">
      <style:text-properties style:text-underline-style="none"/>
    </style:style>
    <style:style style:name="ListLabel_20_1598" style:display-name="ListLabel 1598" style:family="text">
      <style:text-properties style:text-underline-style="none"/>
    </style:style>
    <style:style style:name="ListLabel_20_1599" style:display-name="ListLabel 1599" style:family="text">
      <style:text-properties style:text-underline-style="none"/>
    </style:style>
    <style:style style:name="ListLabel_20_1600" style:display-name="ListLabel 1600" style:family="text">
      <style:text-properties style:text-underline-style="none"/>
    </style:style>
    <style:style style:name="ListLabel_20_1601" style:display-name="ListLabel 1601" style:family="text">
      <style:text-properties style:text-underline-style="none"/>
    </style:style>
    <style:style style:name="ListLabel_20_1602" style:display-name="ListLabel 1602" style:family="text">
      <style:text-properties style:text-underline-style="none"/>
    </style:style>
    <style:style style:name="ListLabel_20_1603" style:display-name="ListLabel 1603" style:family="text">
      <style:text-properties style:text-underline-style="none"/>
    </style:style>
    <style:style style:name="ListLabel_20_1604" style:display-name="ListLabel 1604" style:family="text">
      <style:text-properties style:text-underline-style="none"/>
    </style:style>
    <style:style style:name="ListLabel_20_1605" style:display-name="ListLabel 1605" style:family="text">
      <style:text-properties style:text-underline-style="none"/>
    </style:style>
    <style:style style:name="ListLabel_20_1606" style:display-name="ListLabel 1606" style:family="text">
      <style:text-properties style:text-underline-style="none"/>
    </style:style>
    <style:style style:name="ListLabel_20_1607" style:display-name="ListLabel 1607" style:family="text">
      <style:text-properties style:text-underline-style="none"/>
    </style:style>
    <style:style style:name="ListLabel_20_1608" style:display-name="ListLabel 1608" style:family="text">
      <style:text-properties style:text-underline-style="none"/>
    </style:style>
    <style:style style:name="ListLabel_20_1609" style:display-name="ListLabel 1609" style:family="text">
      <style:text-properties style:text-underline-style="none"/>
    </style:style>
    <style:style style:name="ListLabel_20_1610" style:display-name="ListLabel 1610" style:family="text">
      <style:text-properties style:text-underline-style="none"/>
    </style:style>
    <style:style style:name="ListLabel_20_1611" style:display-name="ListLabel 1611" style:family="text">
      <style:text-properties style:text-underline-style="none"/>
    </style:style>
    <style:style style:name="ListLabel_20_1612" style:display-name="ListLabel 1612" style:family="text">
      <style:text-properties style:font-name="Roboto" fo:font-family="Roboto" style:font-family-generic="roman" style:font-pitch="variable" style:text-underline-style="none"/>
    </style:style>
    <style:style style:name="ListLabel_20_1613" style:display-name="ListLabel 1613" style:family="text">
      <style:text-properties style:font-name="Roboto" fo:font-family="Roboto" style:font-family-generic="roman" style:font-pitch="variable" style:text-underline-style="none"/>
    </style:style>
    <style:style style:name="ListLabel_20_1614" style:display-name="ListLabel 1614" style:family="text">
      <style:text-properties style:text-underline-style="none"/>
    </style:style>
    <style:style style:name="ListLabel_20_1615" style:display-name="ListLabel 1615" style:family="text">
      <style:text-properties style:text-underline-style="none"/>
    </style:style>
    <style:style style:name="ListLabel_20_1616" style:display-name="ListLabel 1616" style:family="text">
      <style:text-properties style:text-underline-style="none"/>
    </style:style>
    <style:style style:name="ListLabel_20_1617" style:display-name="ListLabel 1617" style:family="text">
      <style:text-properties style:text-underline-style="none"/>
    </style:style>
    <style:style style:name="ListLabel_20_1618" style:display-name="ListLabel 1618" style:family="text">
      <style:text-properties style:text-underline-style="none"/>
    </style:style>
    <style:style style:name="ListLabel_20_1619" style:display-name="ListLabel 1619" style:family="text">
      <style:text-properties style:text-underline-style="none"/>
    </style:style>
    <style:style style:name="ListLabel_20_1620" style:display-name="ListLabel 1620" style:family="text">
      <style:text-properties style:text-underline-style="none"/>
    </style:style>
    <style:style style:name="ListLabel_20_1621" style:display-name="ListLabel 1621" style:family="text">
      <style:text-properties style:text-underline-style="none"/>
    </style:style>
    <style:style style:name="ListLabel_20_1622" style:display-name="ListLabel 1622" style:family="text">
      <style:text-properties style:text-underline-style="none"/>
    </style:style>
    <style:style style:name="ListLabel_20_1623" style:display-name="ListLabel 1623" style:family="text">
      <style:text-properties style:text-underline-style="none"/>
    </style:style>
    <style:style style:name="ListLabel_20_1624" style:display-name="ListLabel 1624" style:family="text">
      <style:text-properties style:text-underline-style="none"/>
    </style:style>
    <style:style style:name="ListLabel_20_1625" style:display-name="ListLabel 1625" style:family="text">
      <style:text-properties style:text-underline-style="none"/>
    </style:style>
    <style:style style:name="ListLabel_20_1626" style:display-name="ListLabel 1626" style:family="text">
      <style:text-properties style:text-underline-style="none"/>
    </style:style>
    <style:style style:name="ListLabel_20_1627" style:display-name="ListLabel 1627" style:family="text">
      <style:text-properties style:text-underline-style="none"/>
    </style:style>
    <style:style style:name="ListLabel_20_1628" style:display-name="ListLabel 1628" style:family="text">
      <style:text-properties style:text-underline-style="none"/>
    </style:style>
    <style:style style:name="ListLabel_20_1629" style:display-name="ListLabel 1629" style:family="text">
      <style:text-properties style:text-underline-style="none"/>
    </style:style>
    <style:style style:name="ListLabel_20_1630" style:display-name="ListLabel 1630" style:family="text">
      <style:text-properties style:text-underline-style="none"/>
    </style:style>
    <style:style style:name="ListLabel_20_1631" style:display-name="ListLabel 1631" style:family="text">
      <style:text-properties style:text-underline-style="none"/>
    </style:style>
    <style:style style:name="ListLabel_20_1632" style:display-name="ListLabel 1632" style:family="text">
      <style:text-properties style:text-underline-style="none"/>
    </style:style>
    <style:style style:name="ListLabel_20_1633" style:display-name="ListLabel 1633" style:family="text">
      <style:text-properties style:text-underline-style="none"/>
    </style:style>
    <style:style style:name="ListLabel_20_1634" style:display-name="ListLabel 1634" style:family="text">
      <style:text-properties style:text-underline-style="none"/>
    </style:style>
    <style:style style:name="ListLabel_20_1635" style:display-name="ListLabel 1635" style:family="text">
      <style:text-properties style:text-underline-style="none"/>
    </style:style>
    <style:style style:name="ListLabel_20_1636" style:display-name="ListLabel 1636" style:family="text">
      <style:text-properties style:text-underline-style="none"/>
    </style:style>
    <style:style style:name="ListLabel_20_1637" style:display-name="ListLabel 1637" style:family="text">
      <style:text-properties style:text-underline-style="none"/>
    </style:style>
    <style:style style:name="ListLabel_20_1638" style:display-name="ListLabel 1638" style:family="text">
      <style:text-properties style:text-underline-style="none"/>
    </style:style>
    <style:style style:name="ListLabel_20_1639" style:display-name="ListLabel 1639" style:family="text">
      <style:text-properties style:text-underline-style="none"/>
    </style:style>
    <style:style style:name="ListLabel_20_1640" style:display-name="ListLabel 1640" style:family="text">
      <style:text-properties style:text-underline-style="none"/>
    </style:style>
    <style:style style:name="ListLabel_20_1641" style:display-name="ListLabel 1641" style:family="text">
      <style:text-properties style:text-underline-style="none"/>
    </style:style>
    <style:style style:name="ListLabel_20_1642" style:display-name="ListLabel 1642" style:family="text">
      <style:text-properties style:text-underline-style="none"/>
    </style:style>
    <style:style style:name="ListLabel_20_1643" style:display-name="ListLabel 1643" style:family="text">
      <style:text-properties style:text-underline-style="none"/>
    </style:style>
    <style:style style:name="ListLabel_20_1644" style:display-name="ListLabel 1644" style:family="text">
      <style:text-properties style:text-underline-style="none"/>
    </style:style>
    <style:style style:name="ListLabel_20_1645" style:display-name="ListLabel 1645" style:family="text">
      <style:text-properties style:text-underline-style="none"/>
    </style:style>
    <style:style style:name="ListLabel_20_1646" style:display-name="ListLabel 1646" style:family="text">
      <style:text-properties style:text-underline-style="none"/>
    </style:style>
    <style:style style:name="ListLabel_20_1647" style:display-name="ListLabel 1647" style:family="text">
      <style:text-properties style:text-underline-style="none"/>
    </style:style>
    <style:style style:name="ListLabel_20_1648" style:display-name="ListLabel 1648" style:family="text">
      <style:text-properties style:text-underline-style="none"/>
    </style:style>
    <style:style style:name="ListLabel_20_1649" style:display-name="ListLabel 1649" style:family="text">
      <style:text-properties style:text-underline-style="none"/>
    </style:style>
    <style:style style:name="ListLabel_20_1650" style:display-name="ListLabel 1650" style:family="text">
      <style:text-properties style:text-underline-style="none"/>
    </style:style>
    <style:style style:name="ListLabel_20_1651" style:display-name="ListLabel 1651" style:family="text">
      <style:text-properties style:text-underline-style="none"/>
    </style:style>
    <style:style style:name="ListLabel_20_1652" style:display-name="ListLabel 1652" style:family="text">
      <style:text-properties style:text-underline-style="none"/>
    </style:style>
    <style:style style:name="ListLabel_20_1653" style:display-name="ListLabel 1653" style:family="text">
      <style:text-properties style:text-underline-style="none"/>
    </style:style>
    <style:style style:name="ListLabel_20_1654" style:display-name="ListLabel 1654" style:family="text">
      <style:text-properties style:text-underline-style="none"/>
    </style:style>
    <style:style style:name="ListLabel_20_1655" style:display-name="ListLabel 1655" style:family="text">
      <style:text-properties style:text-underline-style="none"/>
    </style:style>
    <style:style style:name="ListLabel_20_1656" style:display-name="ListLabel 1656" style:family="text">
      <style:text-properties style:text-underline-style="none"/>
    </style:style>
    <style:style style:name="ListLabel_20_1657" style:display-name="ListLabel 1657" style:family="text">
      <style:text-properties style:text-underline-style="none"/>
    </style:style>
    <style:style style:name="ListLabel_20_1658" style:display-name="ListLabel 1658" style:family="text">
      <style:text-properties style:text-underline-style="none"/>
    </style:style>
    <style:style style:name="ListLabel_20_1659" style:display-name="ListLabel 1659" style:family="text">
      <style:text-properties style:text-underline-style="none"/>
    </style:style>
    <style:style style:name="ListLabel_20_1660" style:display-name="ListLabel 1660" style:family="text">
      <style:text-properties style:text-underline-style="none"/>
    </style:style>
    <style:style style:name="ListLabel_20_1661" style:display-name="ListLabel 1661" style:family="text">
      <style:text-properties style:text-underline-style="none"/>
    </style:style>
    <style:style style:name="ListLabel_20_1662" style:display-name="ListLabel 1662" style:family="text">
      <style:text-properties style:text-underline-style="none"/>
    </style:style>
    <style:style style:name="ListLabel_20_1663" style:display-name="ListLabel 1663" style:family="text">
      <style:text-properties style:text-underline-style="none"/>
    </style:style>
    <style:style style:name="ListLabel_20_1664" style:display-name="ListLabel 1664" style:family="text">
      <style:text-properties style:text-underline-style="none"/>
    </style:style>
    <style:style style:name="ListLabel_20_1665" style:display-name="ListLabel 1665" style:family="text">
      <style:text-properties style:text-underline-style="none"/>
    </style:style>
    <style:style style:name="ListLabel_20_1666" style:display-name="ListLabel 1666" style:family="text">
      <style:text-properties style:text-underline-style="none"/>
    </style:style>
    <style:style style:name="ListLabel_20_1667" style:display-name="ListLabel 1667" style:family="text">
      <style:text-properties style:text-underline-style="none"/>
    </style:style>
    <style:style style:name="ListLabel_20_1668" style:display-name="ListLabel 1668" style:family="text">
      <style:text-properties style:text-underline-style="none"/>
    </style:style>
    <style:style style:name="ListLabel_20_1669" style:display-name="ListLabel 1669" style:family="text">
      <style:text-properties style:text-underline-style="none"/>
    </style:style>
    <style:style style:name="ListLabel_20_1670" style:display-name="ListLabel 1670" style:family="text">
      <style:text-properties style:text-underline-style="none"/>
    </style:style>
    <style:style style:name="ListLabel_20_1671" style:display-name="ListLabel 1671" style:family="text">
      <style:text-properties style:text-underline-style="none"/>
    </style:style>
    <style:style style:name="ListLabel_20_1672" style:display-name="ListLabel 1672" style:family="text">
      <style:text-properties style:text-underline-style="none"/>
    </style:style>
    <style:style style:name="ListLabel_20_1673" style:display-name="ListLabel 1673" style:family="text">
      <style:text-properties style:text-underline-style="none"/>
    </style:style>
    <style:style style:name="ListLabel_20_1674" style:display-name="ListLabel 1674" style:family="text">
      <style:text-properties style:text-underline-style="none"/>
    </style:style>
    <style:style style:name="ListLabel_20_1675" style:display-name="ListLabel 1675" style:family="text">
      <style:text-properties style:text-underline-style="none"/>
    </style:style>
    <style:style style:name="ListLabel_20_1676" style:display-name="ListLabel 1676" style:family="text">
      <style:text-properties style:text-underline-style="none"/>
    </style:style>
    <style:style style:name="ListLabel_20_1677" style:display-name="ListLabel 1677" style:family="text">
      <style:text-properties style:text-underline-style="none"/>
    </style:style>
    <style:style style:name="ListLabel_20_1678" style:display-name="ListLabel 1678" style:family="text">
      <style:text-properties style:text-underline-style="none"/>
    </style:style>
    <style:style style:name="ListLabel_20_1679" style:display-name="ListLabel 1679" style:family="text">
      <style:text-properties style:text-underline-style="none"/>
    </style:style>
    <style:style style:name="ListLabel_20_1680" style:display-name="ListLabel 1680" style:family="text">
      <style:text-properties style:text-underline-style="none"/>
    </style:style>
    <style:style style:name="ListLabel_20_1681" style:display-name="ListLabel 1681" style:family="text">
      <style:text-properties style:text-underline-style="none"/>
    </style:style>
    <style:style style:name="ListLabel_20_1682" style:display-name="ListLabel 1682" style:family="text">
      <style:text-properties style:text-underline-style="none"/>
    </style:style>
    <style:style style:name="ListLabel_20_1683" style:display-name="ListLabel 1683" style:family="text">
      <style:text-properties style:text-underline-style="none"/>
    </style:style>
    <style:style style:name="ListLabel_20_1684" style:display-name="ListLabel 1684" style:family="text">
      <style:text-properties style:text-underline-style="none"/>
    </style:style>
    <style:style style:name="ListLabel_20_1685" style:display-name="ListLabel 1685" style:family="text">
      <style:text-properties style:text-underline-style="none"/>
    </style:style>
    <style:style style:name="ListLabel_20_1686" style:display-name="ListLabel 1686" style:family="text">
      <style:text-properties style:text-underline-style="none"/>
    </style:style>
    <style:style style:name="ListLabel_20_1687" style:display-name="ListLabel 1687" style:family="text">
      <style:text-properties style:text-underline-style="none"/>
    </style:style>
    <style:style style:name="ListLabel_20_1688" style:display-name="ListLabel 1688" style:family="text">
      <style:text-properties style:text-underline-style="none"/>
    </style:style>
    <style:style style:name="ListLabel_20_1689" style:display-name="ListLabel 1689" style:family="text">
      <style:text-properties style:text-underline-style="none"/>
    </style:style>
    <style:style style:name="ListLabel_20_1690" style:display-name="ListLabel 1690" style:family="text">
      <style:text-properties style:text-underline-style="none"/>
    </style:style>
    <style:style style:name="ListLabel_20_1691" style:display-name="ListLabel 1691" style:family="text">
      <style:text-properties style:text-underline-style="none"/>
    </style:style>
    <style:style style:name="ListLabel_20_1692" style:display-name="ListLabel 1692" style:family="text">
      <style:text-properties style:text-underline-style="none"/>
    </style:style>
    <style:style style:name="ListLabel_20_1693" style:display-name="ListLabel 1693" style:family="text">
      <style:text-properties style:text-underline-style="none"/>
    </style:style>
    <style:style style:name="ListLabel_20_1694" style:display-name="ListLabel 1694" style:family="text">
      <style:text-properties style:text-underline-style="none"/>
    </style:style>
    <style:style style:name="ListLabel_20_1695" style:display-name="ListLabel 1695" style:family="text">
      <style:text-properties style:text-underline-style="none"/>
    </style:style>
    <style:style style:name="ListLabel_20_1696" style:display-name="ListLabel 1696" style:family="text">
      <style:text-properties style:text-underline-style="none"/>
    </style:style>
    <style:style style:name="ListLabel_20_1697" style:display-name="ListLabel 1697" style:family="text">
      <style:text-properties style:text-underline-style="none"/>
    </style:style>
    <style:style style:name="ListLabel_20_1698" style:display-name="ListLabel 1698" style:family="text">
      <style:text-properties style:text-underline-style="none"/>
    </style:style>
    <style:style style:name="ListLabel_20_1699" style:display-name="ListLabel 1699" style:family="text">
      <style:text-properties style:text-underline-style="none"/>
    </style:style>
    <style:style style:name="ListLabel_20_1700" style:display-name="ListLabel 1700" style:family="text">
      <style:text-properties style:text-underline-style="none"/>
    </style:style>
    <style:style style:name="ListLabel_20_1701" style:display-name="ListLabel 1701" style:family="text">
      <style:text-properties style:text-underline-style="none"/>
    </style:style>
    <style:style style:name="ListLabel_20_1702" style:display-name="ListLabel 1702" style:family="text">
      <style:text-properties style:text-underline-style="none"/>
    </style:style>
    <style:style style:name="ListLabel_20_1703" style:display-name="ListLabel 1703" style:family="text">
      <style:text-properties style:text-underline-style="none"/>
    </style:style>
    <style:style style:name="ListLabel_20_1704" style:display-name="ListLabel 1704" style:family="text">
      <style:text-properties style:text-underline-style="none"/>
    </style:style>
    <style:style style:name="ListLabel_20_1705" style:display-name="ListLabel 1705" style:family="text">
      <style:text-properties style:text-underline-style="none"/>
    </style:style>
    <style:style style:name="ListLabel_20_1706" style:display-name="ListLabel 1706" style:family="text">
      <style:text-properties style:text-underline-style="none"/>
    </style:style>
    <style:style style:name="ListLabel_20_1707" style:display-name="ListLabel 1707" style:family="text">
      <style:text-properties style:text-underline-style="none"/>
    </style:style>
    <style:style style:name="ListLabel_20_1708" style:display-name="ListLabel 1708" style:family="text">
      <style:text-properties style:text-underline-style="none"/>
    </style:style>
    <style:style style:name="ListLabel_20_1709" style:display-name="ListLabel 1709" style:family="text">
      <style:text-properties style:text-underline-style="none"/>
    </style:style>
    <style:style style:name="ListLabel_20_1710" style:display-name="ListLabel 1710" style:family="text">
      <style:text-properties style:text-underline-style="none"/>
    </style:style>
    <style:style style:name="ListLabel_20_1711" style:display-name="ListLabel 1711" style:family="text">
      <style:text-properties style:text-underline-style="none"/>
    </style:style>
    <style:style style:name="ListLabel_20_1712" style:display-name="ListLabel 1712" style:family="text">
      <style:text-properties style:text-underline-style="none"/>
    </style:style>
    <style:style style:name="ListLabel_20_1713" style:display-name="ListLabel 1713" style:family="text">
      <style:text-properties style:text-underline-style="none"/>
    </style:style>
    <style:style style:name="ListLabel_20_1714" style:display-name="ListLabel 1714" style:family="text">
      <style:text-properties style:text-underline-style="none"/>
    </style:style>
    <style:style style:name="ListLabel_20_1715" style:display-name="ListLabel 1715" style:family="text">
      <style:text-properties style:text-underline-style="none"/>
    </style:style>
    <style:style style:name="ListLabel_20_1716" style:display-name="ListLabel 1716" style:family="text">
      <style:text-properties style:text-underline-style="none"/>
    </style:style>
    <style:style style:name="ListLabel_20_1717" style:display-name="ListLabel 1717" style:family="text">
      <style:text-properties style:text-underline-style="none"/>
    </style:style>
    <style:style style:name="ListLabel_20_1718" style:display-name="ListLabel 1718" style:family="text">
      <style:text-properties style:text-underline-style="none"/>
    </style:style>
    <style:style style:name="ListLabel_20_1719" style:display-name="ListLabel 1719" style:family="text">
      <style:text-properties style:text-underline-style="none"/>
    </style:style>
    <style:style style:name="ListLabel_20_1720" style:display-name="ListLabel 1720" style:family="text">
      <style:text-properties style:text-underline-style="none"/>
    </style:style>
    <style:style style:name="ListLabel_20_1721" style:display-name="ListLabel 1721" style:family="text">
      <style:text-properties style:text-underline-style="none"/>
    </style:style>
    <style:style style:name="ListLabel_20_1722" style:display-name="ListLabel 1722" style:family="text">
      <style:text-properties style:text-underline-style="none"/>
    </style:style>
    <style:style style:name="ListLabel_20_1723" style:display-name="ListLabel 1723" style:family="text">
      <style:text-properties style:text-underline-style="none"/>
    </style:style>
    <style:style style:name="ListLabel_20_1724" style:display-name="ListLabel 1724" style:family="text">
      <style:text-properties style:text-underline-style="none"/>
    </style:style>
    <style:style style:name="ListLabel_20_1725" style:display-name="ListLabel 1725" style:family="text">
      <style:text-properties style:text-underline-style="none"/>
    </style:style>
    <style:style style:name="ListLabel_20_1726" style:display-name="ListLabel 1726" style:family="text">
      <style:text-properties style:text-underline-style="none"/>
    </style:style>
    <style:style style:name="ListLabel_20_1727" style:display-name="ListLabel 1727" style:family="text">
      <style:text-properties style:text-underline-style="none"/>
    </style:style>
    <style:style style:name="ListLabel_20_1728" style:display-name="ListLabel 1728" style:family="text">
      <style:text-properties style:text-underline-style="none"/>
    </style:style>
    <style:style style:name="ListLabel_20_1729" style:display-name="ListLabel 1729" style:family="text">
      <style:text-properties style:text-underline-style="none"/>
    </style:style>
    <style:style style:name="ListLabel_20_1730" style:display-name="ListLabel 1730" style:family="text">
      <style:text-properties style:text-underline-style="none"/>
    </style:style>
    <style:style style:name="ListLabel_20_1731" style:display-name="ListLabel 1731" style:family="text">
      <style:text-properties style:text-underline-style="none"/>
    </style:style>
    <style:style style:name="ListLabel_20_1732" style:display-name="ListLabel 1732" style:family="text">
      <style:text-properties style:text-underline-style="none"/>
    </style:style>
    <style:style style:name="ListLabel_20_1733" style:display-name="ListLabel 1733" style:family="text">
      <style:text-properties style:text-underline-style="none"/>
    </style:style>
    <style:style style:name="ListLabel_20_1734" style:display-name="ListLabel 1734" style:family="text">
      <style:text-properties style:text-underline-style="none"/>
    </style:style>
    <style:style style:name="ListLabel_20_1735" style:display-name="ListLabel 1735" style:family="text">
      <style:text-properties style:text-underline-style="none"/>
    </style:style>
    <style:style style:name="ListLabel_20_1736" style:display-name="ListLabel 1736" style:family="text">
      <style:text-properties style:text-underline-style="none"/>
    </style:style>
    <style:style style:name="ListLabel_20_1737" style:display-name="ListLabel 1737" style:family="text">
      <style:text-properties style:text-underline-style="none"/>
    </style:style>
    <style:style style:name="ListLabel_20_1738" style:display-name="ListLabel 1738" style:family="text">
      <style:text-properties style:text-underline-style="none"/>
    </style:style>
    <style:style style:name="ListLabel_20_1739" style:display-name="ListLabel 1739" style:family="text">
      <style:text-properties style:text-underline-style="none"/>
    </style:style>
    <style:style style:name="ListLabel_20_1740" style:display-name="ListLabel 1740" style:family="text">
      <style:text-properties style:text-underline-style="none"/>
    </style:style>
    <style:style style:name="ListLabel_20_1741" style:display-name="ListLabel 1741" style:family="text">
      <style:text-properties style:text-underline-style="none"/>
    </style:style>
    <style:style style:name="ListLabel_20_1742" style:display-name="ListLabel 1742" style:family="text">
      <style:text-properties style:text-underline-style="none"/>
    </style:style>
    <style:style style:name="ListLabel_20_1743" style:display-name="ListLabel 1743" style:family="text">
      <style:text-properties style:text-underline-style="none"/>
    </style:style>
    <style:style style:name="ListLabel_20_1744" style:display-name="ListLabel 1744" style:family="text">
      <style:text-properties style:text-underline-style="none"/>
    </style:style>
    <style:style style:name="ListLabel_20_1745" style:display-name="ListLabel 1745" style:family="text">
      <style:text-properties style:text-underline-style="none"/>
    </style:style>
    <style:style style:name="ListLabel_20_1746" style:display-name="ListLabel 1746" style:family="text">
      <style:text-properties style:text-underline-style="none"/>
    </style:style>
    <style:style style:name="ListLabel_20_1747" style:display-name="ListLabel 1747" style:family="text">
      <style:text-properties style:text-underline-style="none"/>
    </style:style>
    <style:style style:name="ListLabel_20_1748" style:display-name="ListLabel 1748" style:family="text">
      <style:text-properties style:text-underline-style="none"/>
    </style:style>
    <style:style style:name="ListLabel_20_1749" style:display-name="ListLabel 1749" style:family="text">
      <style:text-properties style:text-underline-style="none"/>
    </style:style>
    <style:style style:name="ListLabel_20_1750" style:display-name="ListLabel 1750" style:family="text">
      <style:text-properties style:text-underline-style="none"/>
    </style:style>
    <style:style style:name="ListLabel_20_1751" style:display-name="ListLabel 1751" style:family="text">
      <style:text-properties style:text-underline-style="none"/>
    </style:style>
    <style:style style:name="ListLabel_20_1752" style:display-name="ListLabel 1752" style:family="text">
      <style:text-properties style:text-underline-style="none"/>
    </style:style>
    <style:style style:name="ListLabel_20_1753" style:display-name="ListLabel 1753" style:family="text">
      <style:text-properties style:text-underline-style="none"/>
    </style:style>
    <style:style style:name="ListLabel_20_1754" style:display-name="ListLabel 1754" style:family="text">
      <style:text-properties style:text-underline-style="none"/>
    </style:style>
    <style:style style:name="ListLabel_20_1755" style:display-name="ListLabel 1755" style:family="text">
      <style:text-properties style:text-underline-style="none"/>
    </style:style>
    <style:style style:name="ListLabel_20_1756" style:display-name="ListLabel 1756" style:family="text">
      <style:text-properties style:text-underline-style="none"/>
    </style:style>
    <style:style style:name="ListLabel_20_1757" style:display-name="ListLabel 1757" style:family="text">
      <style:text-properties style:text-underline-style="none"/>
    </style:style>
    <style:style style:name="ListLabel_20_1758" style:display-name="ListLabel 1758" style:family="text">
      <style:text-properties style:text-underline-style="none"/>
    </style:style>
    <style:style style:name="ListLabel_20_1759" style:display-name="ListLabel 1759" style:family="text">
      <style:text-properties style:text-underline-style="none"/>
    </style:style>
    <style:style style:name="ListLabel_20_1760" style:display-name="ListLabel 1760" style:family="text">
      <style:text-properties style:text-underline-style="none"/>
    </style:style>
    <style:style style:name="ListLabel_20_1761" style:display-name="ListLabel 1761" style:family="text">
      <style:text-properties style:text-underline-style="none"/>
    </style:style>
    <style:style style:name="ListLabel_20_1762" style:display-name="ListLabel 1762" style:family="text">
      <style:text-properties style:text-underline-style="none"/>
    </style:style>
    <style:style style:name="ListLabel_20_1763" style:display-name="ListLabel 1763" style:family="text">
      <style:text-properties style:text-underline-style="none"/>
    </style:style>
    <style:style style:name="ListLabel_20_1764" style:display-name="ListLabel 1764" style:family="text">
      <style:text-properties style:text-underline-style="none"/>
    </style:style>
    <style:style style:name="ListLabel_20_1765" style:display-name="ListLabel 1765" style:family="text">
      <style:text-properties style:text-underline-style="none"/>
    </style:style>
    <style:style style:name="ListLabel_20_1766" style:display-name="ListLabel 1766" style:family="text">
      <style:text-properties style:text-underline-style="none"/>
    </style:style>
    <style:style style:name="ListLabel_20_1767" style:display-name="ListLabel 1767" style:family="text">
      <style:text-properties style:text-underline-style="none"/>
    </style:style>
    <style:style style:name="ListLabel_20_1768" style:display-name="ListLabel 1768" style:family="text">
      <style:text-properties style:text-underline-style="none"/>
    </style:style>
    <style:style style:name="ListLabel_20_1769" style:display-name="ListLabel 1769" style:family="text">
      <style:text-properties style:text-underline-style="none"/>
    </style:style>
    <style:style style:name="ListLabel_20_1770" style:display-name="ListLabel 1770" style:family="text">
      <style:text-properties style:text-underline-style="none"/>
    </style:style>
    <style:style style:name="ListLabel_20_1771" style:display-name="ListLabel 1771" style:family="text">
      <style:text-properties style:text-underline-style="none"/>
    </style:style>
    <style:style style:name="ListLabel_20_1772" style:display-name="ListLabel 1772" style:family="text">
      <style:text-properties style:text-underline-style="none"/>
    </style:style>
    <style:style style:name="ListLabel_20_1773" style:display-name="ListLabel 1773" style:family="text">
      <style:text-properties style:text-underline-style="none"/>
    </style:style>
    <style:style style:name="ListLabel_20_1774" style:display-name="ListLabel 1774" style:family="text">
      <style:text-properties style:text-underline-style="none"/>
    </style:style>
    <style:style style:name="ListLabel_20_1775" style:display-name="ListLabel 1775" style:family="text">
      <style:text-properties style:text-underline-style="none"/>
    </style:style>
    <style:style style:name="ListLabel_20_1776" style:display-name="ListLabel 1776" style:family="text">
      <style:text-properties style:text-underline-style="none"/>
    </style:style>
    <style:style style:name="ListLabel_20_1777" style:display-name="ListLabel 1777" style:family="text">
      <style:text-properties style:text-underline-style="none"/>
    </style:style>
    <style:style style:name="ListLabel_20_1778" style:display-name="ListLabel 1778" style:family="text">
      <style:text-properties style:text-underline-style="none"/>
    </style:style>
    <style:style style:name="ListLabel_20_1779" style:display-name="ListLabel 1779" style:family="text">
      <style:text-properties style:text-underline-style="none"/>
    </style:style>
    <style:style style:name="ListLabel_20_1780" style:display-name="ListLabel 1780" style:family="text">
      <style:text-properties style:text-underline-style="none"/>
    </style:style>
    <style:style style:name="ListLabel_20_1781" style:display-name="ListLabel 1781" style:family="text">
      <style:text-properties style:text-underline-style="none"/>
    </style:style>
    <style:style style:name="ListLabel_20_1782" style:display-name="ListLabel 1782" style:family="text">
      <style:text-properties style:text-underline-style="none"/>
    </style:style>
    <style:style style:name="ListLabel_20_1783" style:display-name="ListLabel 1783" style:family="text">
      <style:text-properties style:text-underline-style="none"/>
    </style:style>
    <style:style style:name="ListLabel_20_1784" style:display-name="ListLabel 1784" style:family="text">
      <style:text-properties style:text-underline-style="none"/>
    </style:style>
    <style:style style:name="ListLabel_20_1785" style:display-name="ListLabel 1785" style:family="text">
      <style:text-properties style:text-underline-style="none"/>
    </style:style>
    <style:style style:name="ListLabel_20_1786" style:display-name="ListLabel 1786" style:family="text">
      <style:text-properties style:text-underline-style="none"/>
    </style:style>
    <style:style style:name="ListLabel_20_1787" style:display-name="ListLabel 1787" style:family="text">
      <style:text-properties style:text-underline-style="none"/>
    </style:style>
    <style:style style:name="ListLabel_20_1788" style:display-name="ListLabel 1788" style:family="text">
      <style:text-properties style:text-underline-style="none"/>
    </style:style>
    <style:style style:name="ListLabel_20_1789" style:display-name="ListLabel 1789" style:family="text">
      <style:text-properties style:text-underline-style="none"/>
    </style:style>
    <style:style style:name="ListLabel_20_1790" style:display-name="ListLabel 1790" style:family="text">
      <style:text-properties style:text-underline-style="none"/>
    </style:style>
    <style:style style:name="ListLabel_20_1791" style:display-name="ListLabel 1791" style:family="text">
      <style:text-properties style:text-underline-style="none"/>
    </style:style>
    <style:style style:name="ListLabel_20_1792" style:display-name="ListLabel 1792" style:family="text">
      <style:text-properties style:text-underline-style="none"/>
    </style:style>
    <style:style style:name="ListLabel_20_1793" style:display-name="ListLabel 1793" style:family="text">
      <style:text-properties style:text-underline-style="none"/>
    </style:style>
    <style:style style:name="ListLabel_20_1794" style:display-name="ListLabel 1794" style:family="text">
      <style:text-properties style:text-underline-style="none"/>
    </style:style>
    <style:style style:name="ListLabel_20_1795" style:display-name="ListLabel 1795" style:family="text">
      <style:text-properties style:text-underline-style="none"/>
    </style:style>
    <style:style style:name="ListLabel_20_1796" style:display-name="ListLabel 1796" style:family="text">
      <style:text-properties style:text-underline-style="none"/>
    </style:style>
    <style:style style:name="ListLabel_20_1797" style:display-name="ListLabel 1797" style:family="text">
      <style:text-properties style:text-underline-style="none"/>
    </style:style>
    <style:style style:name="ListLabel_20_1798" style:display-name="ListLabel 1798" style:family="text">
      <style:text-properties style:text-underline-style="none"/>
    </style:style>
    <style:style style:name="ListLabel_20_1799" style:display-name="ListLabel 1799" style:family="text">
      <style:text-properties style:text-underline-style="none"/>
    </style:style>
    <style:style style:name="ListLabel_20_1800" style:display-name="ListLabel 1800" style:family="text">
      <style:text-properties style:text-underline-style="none"/>
    </style:style>
    <style:style style:name="ListLabel_20_1801" style:display-name="ListLabel 1801" style:family="text">
      <style:text-properties style:text-underline-style="none"/>
    </style:style>
    <style:style style:name="ListLabel_20_1802" style:display-name="ListLabel 1802" style:family="text">
      <style:text-properties style:text-underline-style="none"/>
    </style:style>
    <style:style style:name="ListLabel_20_1803" style:display-name="ListLabel 1803" style:family="text">
      <style:text-properties style:text-underline-style="none"/>
    </style:style>
    <style:style style:name="ListLabel_20_1804" style:display-name="ListLabel 1804" style:family="text">
      <style:text-properties style:text-underline-style="none"/>
    </style:style>
    <style:style style:name="ListLabel_20_1805" style:display-name="ListLabel 1805" style:family="text">
      <style:text-properties style:text-underline-style="none"/>
    </style:style>
    <style:style style:name="ListLabel_20_1806" style:display-name="ListLabel 1806" style:family="text">
      <style:text-properties style:text-underline-style="none"/>
    </style:style>
    <style:style style:name="ListLabel_20_1807" style:display-name="ListLabel 1807" style:family="text">
      <style:text-properties style:text-underline-style="none"/>
    </style:style>
    <style:style style:name="ListLabel_20_1808" style:display-name="ListLabel 1808" style:family="text">
      <style:text-properties style:text-underline-style="none"/>
    </style:style>
    <style:style style:name="ListLabel_20_1809" style:display-name="ListLabel 1809" style:family="text">
      <style:text-properties style:text-underline-style="none"/>
    </style:style>
    <style:style style:name="ListLabel_20_1810" style:display-name="ListLabel 1810" style:family="text">
      <style:text-properties style:text-underline-style="none"/>
    </style:style>
    <style:style style:name="ListLabel_20_1811" style:display-name="ListLabel 1811" style:family="text">
      <style:text-properties style:text-underline-style="none"/>
    </style:style>
    <style:style style:name="ListLabel_20_1812" style:display-name="ListLabel 1812" style:family="text">
      <style:text-properties style:text-underline-style="none"/>
    </style:style>
    <style:style style:name="ListLabel_20_1813" style:display-name="ListLabel 1813" style:family="text">
      <style:text-properties style:text-underline-style="none"/>
    </style:style>
    <style:style style:name="ListLabel_20_1814" style:display-name="ListLabel 1814" style:family="text">
      <style:text-properties style:text-underline-style="none"/>
    </style:style>
    <style:style style:name="ListLabel_20_1815" style:display-name="ListLabel 1815" style:family="text">
      <style:text-properties style:text-underline-style="none"/>
    </style:style>
    <style:style style:name="ListLabel_20_1816" style:display-name="ListLabel 1816" style:family="text">
      <style:text-properties style:text-underline-style="none"/>
    </style:style>
    <style:style style:name="ListLabel_20_1817" style:display-name="ListLabel 1817" style:family="text">
      <style:text-properties style:text-underline-style="none"/>
    </style:style>
    <style:style style:name="ListLabel_20_1818" style:display-name="ListLabel 1818" style:family="text">
      <style:text-properties style:text-underline-style="none"/>
    </style:style>
    <style:style style:name="ListLabel_20_1819" style:display-name="ListLabel 1819" style:family="text">
      <style:text-properties style:text-underline-style="none"/>
    </style:style>
    <style:style style:name="ListLabel_20_1820" style:display-name="ListLabel 1820" style:family="text">
      <style:text-properties style:text-underline-style="none"/>
    </style:style>
    <style:style style:name="ListLabel_20_1821" style:display-name="ListLabel 1821" style:family="text">
      <style:text-properties style:text-underline-style="none"/>
    </style:style>
    <style:style style:name="ListLabel_20_1822" style:display-name="ListLabel 1822" style:family="text">
      <style:text-properties style:text-underline-style="none"/>
    </style:style>
    <style:style style:name="ListLabel_20_1823" style:display-name="ListLabel 1823" style:family="text">
      <style:text-properties style:text-underline-style="none"/>
    </style:style>
    <style:style style:name="ListLabel_20_1824" style:display-name="ListLabel 1824" style:family="text">
      <style:text-properties style:text-underline-style="none"/>
    </style:style>
    <style:style style:name="ListLabel_20_1825" style:display-name="ListLabel 1825" style:family="text">
      <style:text-properties style:text-underline-style="none"/>
    </style:style>
    <style:style style:name="ListLabel_20_1826" style:display-name="ListLabel 1826" style:family="text">
      <style:text-properties style:text-underline-style="none"/>
    </style:style>
    <style:style style:name="ListLabel_20_1827" style:display-name="ListLabel 1827" style:family="text">
      <style:text-properties style:text-underline-style="none"/>
    </style:style>
    <style:style style:name="ListLabel_20_1828" style:display-name="ListLabel 1828" style:family="text">
      <style:text-properties style:text-underline-style="none"/>
    </style:style>
    <style:style style:name="ListLabel_20_1829" style:display-name="ListLabel 1829" style:family="text">
      <style:text-properties style:text-underline-style="none"/>
    </style:style>
    <style:style style:name="ListLabel_20_1830" style:display-name="ListLabel 1830" style:family="text">
      <style:text-properties style:text-underline-style="none"/>
    </style:style>
    <style:style style:name="ListLabel_20_1831" style:display-name="ListLabel 1831" style:family="text">
      <style:text-properties style:text-underline-style="none"/>
    </style:style>
    <style:style style:name="ListLabel_20_1832" style:display-name="ListLabel 1832" style:family="text">
      <style:text-properties style:text-underline-style="none"/>
    </style:style>
    <style:style style:name="ListLabel_20_1833" style:display-name="ListLabel 1833" style:family="text">
      <style:text-properties style:text-underline-style="none"/>
    </style:style>
    <style:style style:name="ListLabel_20_1834" style:display-name="ListLabel 1834" style:family="text">
      <style:text-properties style:text-underline-style="none"/>
    </style:style>
    <style:style style:name="ListLabel_20_1835" style:display-name="ListLabel 1835" style:family="text">
      <style:text-properties style:text-underline-style="none"/>
    </style:style>
    <style:style style:name="ListLabel_20_1836" style:display-name="ListLabel 1836" style:family="text">
      <style:text-properties style:text-underline-style="none"/>
    </style:style>
    <style:style style:name="ListLabel_20_1837" style:display-name="ListLabel 1837" style:family="text">
      <style:text-properties style:text-underline-style="none"/>
    </style:style>
    <style:style style:name="ListLabel_20_1838" style:display-name="ListLabel 1838" style:family="text">
      <style:text-properties style:text-underline-style="none"/>
    </style:style>
    <style:style style:name="ListLabel_20_1839" style:display-name="ListLabel 1839" style:family="text">
      <style:text-properties style:text-underline-style="none"/>
    </style:style>
    <style:style style:name="ListLabel_20_1840" style:display-name="ListLabel 1840" style:family="text">
      <style:text-properties style:text-underline-style="none"/>
    </style:style>
    <style:style style:name="ListLabel_20_1841" style:display-name="ListLabel 1841" style:family="text">
      <style:text-properties style:text-underline-style="none"/>
    </style:style>
    <style:style style:name="ListLabel_20_1842" style:display-name="ListLabel 1842" style:family="text">
      <style:text-properties style:text-underline-style="none"/>
    </style:style>
    <style:style style:name="ListLabel_20_1843" style:display-name="ListLabel 1843" style:family="text">
      <style:text-properties style:text-underline-style="none"/>
    </style:style>
    <style:style style:name="ListLabel_20_1844" style:display-name="ListLabel 1844" style:family="text">
      <style:text-properties style:text-underline-style="none"/>
    </style:style>
    <style:style style:name="ListLabel_20_1845" style:display-name="ListLabel 1845" style:family="text">
      <style:text-properties style:text-underline-style="none"/>
    </style:style>
    <style:style style:name="ListLabel_20_1846" style:display-name="ListLabel 1846" style:family="text">
      <style:text-properties style:text-underline-style="none"/>
    </style:style>
    <style:style style:name="ListLabel_20_1847" style:display-name="ListLabel 1847" style:family="text">
      <style:text-properties style:text-underline-style="none"/>
    </style:style>
    <style:style style:name="ListLabel_20_1848" style:display-name="ListLabel 1848" style:family="text">
      <style:text-properties style:text-underline-style="none"/>
    </style:style>
    <style:style style:name="ListLabel_20_1849" style:display-name="ListLabel 1849" style:family="text">
      <style:text-properties style:text-underline-style="none"/>
    </style:style>
    <style:style style:name="ListLabel_20_1850" style:display-name="ListLabel 1850" style:family="text">
      <style:text-properties style:text-underline-style="none"/>
    </style:style>
    <style:style style:name="ListLabel_20_1851" style:display-name="ListLabel 1851" style:family="text">
      <style:text-properties style:text-underline-style="none"/>
    </style:style>
    <style:style style:name="ListLabel_20_1852" style:display-name="ListLabel 1852" style:family="text">
      <style:text-properties style:text-underline-style="none"/>
    </style:style>
    <style:style style:name="ListLabel_20_1853" style:display-name="ListLabel 1853" style:family="text">
      <style:text-properties style:text-underline-style="none"/>
    </style:style>
    <style:style style:name="ListLabel_20_1854" style:display-name="ListLabel 1854" style:family="text">
      <style:text-properties style:text-underline-style="none"/>
    </style:style>
    <style:style style:name="ListLabel_20_1855" style:display-name="ListLabel 1855" style:family="text">
      <style:text-properties style:text-underline-style="none"/>
    </style:style>
    <style:style style:name="ListLabel_20_1856" style:display-name="ListLabel 1856" style:family="text">
      <style:text-properties style:text-underline-style="none"/>
    </style:style>
    <style:style style:name="ListLabel_20_1857" style:display-name="ListLabel 1857" style:family="text">
      <style:text-properties style:text-underline-style="none"/>
    </style:style>
    <style:style style:name="ListLabel_20_1858" style:display-name="ListLabel 1858" style:family="text">
      <style:text-properties style:text-underline-style="none"/>
    </style:style>
    <style:style style:name="ListLabel_20_1859" style:display-name="ListLabel 1859" style:family="text">
      <style:text-properties style:text-underline-style="none"/>
    </style:style>
    <style:style style:name="ListLabel_20_1860" style:display-name="ListLabel 1860" style:family="text">
      <style:text-properties style:text-underline-style="none"/>
    </style:style>
    <style:style style:name="ListLabel_20_1861" style:display-name="ListLabel 1861" style:family="text">
      <style:text-properties style:text-underline-style="none"/>
    </style:style>
    <style:style style:name="ListLabel_20_1862" style:display-name="ListLabel 1862" style:family="text">
      <style:text-properties style:text-underline-style="none"/>
    </style:style>
    <style:style style:name="ListLabel_20_1863" style:display-name="ListLabel 1863" style:family="text">
      <style:text-properties style:text-underline-style="none"/>
    </style:style>
    <style:style style:name="ListLabel_20_1864" style:display-name="ListLabel 1864" style:family="text">
      <style:text-properties style:text-underline-style="none"/>
    </style:style>
    <style:style style:name="ListLabel_20_1865" style:display-name="ListLabel 1865" style:family="text">
      <style:text-properties style:text-underline-style="none"/>
    </style:style>
    <style:style style:name="ListLabel_20_1866" style:display-name="ListLabel 1866" style:family="text">
      <style:text-properties style:text-underline-style="none"/>
    </style:style>
    <style:style style:name="ListLabel_20_1867" style:display-name="ListLabel 1867" style:family="text">
      <style:text-properties style:text-underline-style="none"/>
    </style:style>
    <style:style style:name="ListLabel_20_1868" style:display-name="ListLabel 1868" style:family="text">
      <style:text-properties style:text-underline-style="none"/>
    </style:style>
    <style:style style:name="ListLabel_20_1869" style:display-name="ListLabel 1869" style:family="text">
      <style:text-properties style:text-underline-style="none"/>
    </style:style>
    <style:style style:name="ListLabel_20_1870" style:display-name="ListLabel 1870" style:family="text">
      <style:text-properties style:text-underline-style="none"/>
    </style:style>
    <style:style style:name="ListLabel_20_1871" style:display-name="ListLabel 1871" style:family="text">
      <style:text-properties style:text-underline-style="none"/>
    </style:style>
    <style:style style:name="ListLabel_20_1872" style:display-name="ListLabel 1872" style:family="text">
      <style:text-properties style:text-underline-style="none"/>
    </style:style>
    <style:style style:name="ListLabel_20_1873" style:display-name="ListLabel 1873" style:family="text">
      <style:text-properties style:text-underline-style="none"/>
    </style:style>
    <style:style style:name="ListLabel_20_1874" style:display-name="ListLabel 1874" style:family="text">
      <style:text-properties style:text-underline-style="none"/>
    </style:style>
    <style:style style:name="ListLabel_20_1875" style:display-name="ListLabel 1875" style:family="text">
      <style:text-properties style:text-underline-style="none"/>
    </style:style>
    <style:style style:name="ListLabel_20_1876" style:display-name="ListLabel 1876" style:family="text">
      <style:text-properties style:text-underline-style="none"/>
    </style:style>
    <style:style style:name="ListLabel_20_1877" style:display-name="ListLabel 1877" style:family="text">
      <style:text-properties style:text-underline-style="none"/>
    </style:style>
    <style:style style:name="ListLabel_20_1878" style:display-name="ListLabel 1878" style:family="text">
      <style:text-properties style:text-underline-style="none"/>
    </style:style>
    <style:style style:name="ListLabel_20_1879" style:display-name="ListLabel 1879" style:family="text">
      <style:text-properties style:text-underline-style="none"/>
    </style:style>
    <style:style style:name="ListLabel_20_1880" style:display-name="ListLabel 1880" style:family="text">
      <style:text-properties style:text-underline-style="none"/>
    </style:style>
    <style:style style:name="ListLabel_20_1881" style:display-name="ListLabel 1881" style:family="text">
      <style:text-properties style:text-underline-style="none"/>
    </style:style>
    <style:style style:name="ListLabel_20_1882" style:display-name="ListLabel 1882" style:family="text">
      <style:text-properties style:text-underline-style="none"/>
    </style:style>
    <style:style style:name="ListLabel_20_1883" style:display-name="ListLabel 1883" style:family="text">
      <style:text-properties style:text-underline-style="none"/>
    </style:style>
    <style:style style:name="ListLabel_20_1884" style:display-name="ListLabel 1884" style:family="text">
      <style:text-properties style:text-underline-style="none"/>
    </style:style>
    <style:style style:name="ListLabel_20_1885" style:display-name="ListLabel 1885" style:family="text">
      <style:text-properties style:text-underline-style="none"/>
    </style:style>
    <style:style style:name="ListLabel_20_1886" style:display-name="ListLabel 1886" style:family="text">
      <style:text-properties style:text-underline-style="none"/>
    </style:style>
    <style:style style:name="ListLabel_20_1887" style:display-name="ListLabel 1887" style:family="text">
      <style:text-properties style:text-underline-style="none"/>
    </style:style>
    <style:style style:name="ListLabel_20_1888" style:display-name="ListLabel 1888" style:family="text">
      <style:text-properties style:text-underline-style="none"/>
    </style:style>
    <style:style style:name="ListLabel_20_1889" style:display-name="ListLabel 1889" style:family="text">
      <style:text-properties style:text-underline-style="none"/>
    </style:style>
    <style:style style:name="ListLabel_20_1890" style:display-name="ListLabel 1890" style:family="text">
      <style:text-properties style:text-underline-style="none"/>
    </style:style>
    <style:style style:name="ListLabel_20_1891" style:display-name="ListLabel 1891" style:family="text">
      <style:text-properties style:text-underline-style="none"/>
    </style:style>
    <style:style style:name="ListLabel_20_1892" style:display-name="ListLabel 1892" style:family="text">
      <style:text-properties style:text-underline-style="none"/>
    </style:style>
    <style:style style:name="ListLabel_20_1893" style:display-name="ListLabel 1893" style:family="text">
      <style:text-properties style:text-underline-style="none"/>
    </style:style>
    <style:style style:name="ListLabel_20_1894" style:display-name="ListLabel 1894" style:family="text">
      <style:text-properties style:text-underline-style="none"/>
    </style:style>
    <style:style style:name="ListLabel_20_1895" style:display-name="ListLabel 1895" style:family="text">
      <style:text-properties style:text-underline-style="none"/>
    </style:style>
    <style:style style:name="ListLabel_20_1896" style:display-name="ListLabel 1896" style:family="text">
      <style:text-properties style:text-underline-style="none"/>
    </style:style>
    <style:style style:name="ListLabel_20_1897" style:display-name="ListLabel 1897" style:family="text">
      <style:text-properties style:text-underline-style="none"/>
    </style:style>
    <style:style style:name="ListLabel_20_1898" style:display-name="ListLabel 1898" style:family="text">
      <style:text-properties style:text-underline-style="none"/>
    </style:style>
    <style:style style:name="ListLabel_20_1899" style:display-name="ListLabel 1899" style:family="text">
      <style:text-properties style:text-underline-style="none"/>
    </style:style>
    <style:style style:name="ListLabel_20_1900" style:display-name="ListLabel 1900" style:family="text">
      <style:text-properties style:text-underline-style="none"/>
    </style:style>
    <style:style style:name="ListLabel_20_1901" style:display-name="ListLabel 1901" style:family="text">
      <style:text-properties style:text-underline-style="none"/>
    </style:style>
    <style:style style:name="ListLabel_20_1902" style:display-name="ListLabel 1902" style:family="text">
      <style:text-properties style:text-underline-style="none"/>
    </style:style>
    <style:style style:name="ListLabel_20_1903" style:display-name="ListLabel 1903" style:family="text">
      <style:text-properties style:text-underline-style="none"/>
    </style:style>
    <style:style style:name="ListLabel_20_1904" style:display-name="ListLabel 1904" style:family="text">
      <style:text-properties style:text-underline-style="none"/>
    </style:style>
    <style:style style:name="ListLabel_20_1905" style:display-name="ListLabel 1905" style:family="text">
      <style:text-properties style:text-underline-style="none"/>
    </style:style>
    <style:style style:name="ListLabel_20_1906" style:display-name="ListLabel 1906" style:family="text">
      <style:text-properties style:text-underline-style="none"/>
    </style:style>
    <style:style style:name="ListLabel_20_1907" style:display-name="ListLabel 1907" style:family="text">
      <style:text-properties style:text-underline-style="none"/>
    </style:style>
    <style:style style:name="ListLabel_20_1908" style:display-name="ListLabel 1908" style:family="text">
      <style:text-properties style:text-underline-style="none"/>
    </style:style>
    <style:style style:name="ListLabel_20_1909" style:display-name="ListLabel 1909" style:family="text">
      <style:text-properties style:text-underline-style="none" fo:font-weight="bold"/>
    </style:style>
    <style:style style:name="ListLabel_20_1910" style:display-name="ListLabel 1910" style:family="text">
      <style:text-properties style:text-underline-style="none"/>
    </style:style>
    <style:style style:name="ListLabel_20_1911" style:display-name="ListLabel 1911" style:family="text">
      <style:text-properties style:text-underline-style="none"/>
    </style:style>
    <style:style style:name="ListLabel_20_1912" style:display-name="ListLabel 1912" style:family="text">
      <style:text-properties style:text-underline-style="none"/>
    </style:style>
    <style:style style:name="ListLabel_20_1913" style:display-name="ListLabel 1913" style:family="text">
      <style:text-properties style:text-underline-style="none"/>
    </style:style>
    <style:style style:name="ListLabel_20_1914" style:display-name="ListLabel 1914" style:family="text">
      <style:text-properties style:text-underline-style="none"/>
    </style:style>
    <style:style style:name="ListLabel_20_1915" style:display-name="ListLabel 1915" style:family="text">
      <style:text-properties style:text-underline-style="none"/>
    </style:style>
    <style:style style:name="ListLabel_20_1916" style:display-name="ListLabel 1916" style:family="text">
      <style:text-properties style:text-underline-style="none"/>
    </style:style>
    <style:style style:name="ListLabel_20_1917" style:display-name="ListLabel 1917" style:family="text">
      <style:text-properties style:text-underline-style="none"/>
    </style:style>
    <style:style style:name="ListLabel_20_1918" style:display-name="ListLabel 1918" style:family="text">
      <style:text-properties style:text-underline-style="none"/>
    </style:style>
    <style:style style:name="ListLabel_20_1919" style:display-name="ListLabel 1919" style:family="text">
      <style:text-properties style:text-underline-style="none"/>
    </style:style>
    <style:style style:name="ListLabel_20_1920" style:display-name="ListLabel 1920" style:family="text">
      <style:text-properties style:text-underline-style="none"/>
    </style:style>
    <style:style style:name="ListLabel_20_1921" style:display-name="ListLabel 1921" style:family="text">
      <style:text-properties style:text-underline-style="none"/>
    </style:style>
    <style:style style:name="ListLabel_20_1922" style:display-name="ListLabel 1922" style:family="text">
      <style:text-properties style:text-underline-style="none"/>
    </style:style>
    <style:style style:name="ListLabel_20_1923" style:display-name="ListLabel 1923" style:family="text">
      <style:text-properties style:text-underline-style="none"/>
    </style:style>
    <style:style style:name="ListLabel_20_1924" style:display-name="ListLabel 1924" style:family="text">
      <style:text-properties style:text-underline-style="none"/>
    </style:style>
    <style:style style:name="ListLabel_20_1925" style:display-name="ListLabel 1925" style:family="text">
      <style:text-properties style:text-underline-style="none"/>
    </style:style>
    <style:style style:name="ListLabel_20_1926" style:display-name="ListLabel 1926" style:family="text">
      <style:text-properties style:text-underline-style="none"/>
    </style:style>
    <style:style style:name="ListLabel_20_1927" style:display-name="ListLabel 1927" style:family="text">
      <style:text-properties style:text-underline-style="none"/>
    </style:style>
    <style:style style:name="ListLabel_20_1928" style:display-name="ListLabel 1928" style:family="text">
      <style:text-properties style:text-underline-style="none"/>
    </style:style>
    <style:style style:name="ListLabel_20_1929" style:display-name="ListLabel 1929" style:family="text">
      <style:text-properties style:text-underline-style="none"/>
    </style:style>
    <style:style style:name="ListLabel_20_1930" style:display-name="ListLabel 1930" style:family="text">
      <style:text-properties style:text-underline-style="none"/>
    </style:style>
    <style:style style:name="ListLabel_20_1931" style:display-name="ListLabel 1931" style:family="text">
      <style:text-properties style:text-underline-style="none"/>
    </style:style>
    <style:style style:name="ListLabel_20_1932" style:display-name="ListLabel 1932" style:family="text">
      <style:text-properties style:text-underline-style="none"/>
    </style:style>
    <style:style style:name="ListLabel_20_1933" style:display-name="ListLabel 1933" style:family="text">
      <style:text-properties style:text-underline-style="none"/>
    </style:style>
    <style:style style:name="ListLabel_20_1934" style:display-name="ListLabel 1934" style:family="text">
      <style:text-properties style:text-underline-style="none"/>
    </style:style>
    <style:style style:name="ListLabel_20_1935" style:display-name="ListLabel 1935" style:family="text">
      <style:text-properties style:text-underline-style="none"/>
    </style:style>
    <style:style style:name="ListLabel_20_1936" style:display-name="ListLabel 1936" style:family="text">
      <style:text-properties style:text-underline-style="none"/>
    </style:style>
    <style:style style:name="ListLabel_20_1937" style:display-name="ListLabel 1937" style:family="text">
      <style:text-properties style:text-underline-style="none"/>
    </style:style>
    <style:style style:name="ListLabel_20_1938" style:display-name="ListLabel 1938" style:family="text">
      <style:text-properties style:text-underline-style="none"/>
    </style:style>
    <style:style style:name="ListLabel_20_1939" style:display-name="ListLabel 1939" style:family="text">
      <style:text-properties style:text-underline-style="none"/>
    </style:style>
    <style:style style:name="ListLabel_20_1940" style:display-name="ListLabel 1940" style:family="text">
      <style:text-properties style:text-underline-style="none"/>
    </style:style>
    <style:style style:name="ListLabel_20_1941" style:display-name="ListLabel 1941" style:family="text">
      <style:text-properties style:text-underline-style="none"/>
    </style:style>
    <style:style style:name="ListLabel_20_1942" style:display-name="ListLabel 1942" style:family="text">
      <style:text-properties style:text-underline-style="none"/>
    </style:style>
    <style:style style:name="ListLabel_20_1943" style:display-name="ListLabel 1943" style:family="text">
      <style:text-properties style:text-underline-style="none"/>
    </style:style>
    <style:style style:name="ListLabel_20_1944" style:display-name="ListLabel 1944" style:family="text">
      <style:text-properties style:text-underline-style="none"/>
    </style:style>
    <style:style style:name="ListLabel_20_1945" style:display-name="ListLabel 1945" style:family="text">
      <style:text-properties style:text-underline-style="none"/>
    </style:style>
    <style:style style:name="ListLabel_20_1946" style:display-name="ListLabel 1946" style:family="text">
      <style:text-properties style:text-underline-style="none"/>
    </style:style>
    <style:style style:name="ListLabel_20_1947" style:display-name="ListLabel 1947" style:family="text">
      <style:text-properties style:text-underline-style="none"/>
    </style:style>
    <style:style style:name="ListLabel_20_1948" style:display-name="ListLabel 1948" style:family="text">
      <style:text-properties style:text-underline-style="none"/>
    </style:style>
    <style:style style:name="ListLabel_20_1949" style:display-name="ListLabel 1949" style:family="text">
      <style:text-properties style:text-underline-style="none"/>
    </style:style>
    <style:style style:name="ListLabel_20_1950" style:display-name="ListLabel 1950" style:family="text">
      <style:text-properties style:text-underline-style="none"/>
    </style:style>
    <style:style style:name="ListLabel_20_1951" style:display-name="ListLabel 1951" style:family="text">
      <style:text-properties style:text-underline-style="none"/>
    </style:style>
    <style:style style:name="ListLabel_20_1952" style:display-name="ListLabel 1952" style:family="text">
      <style:text-properties style:text-underline-style="none"/>
    </style:style>
    <style:style style:name="ListLabel_20_1953" style:display-name="ListLabel 1953" style:family="text">
      <style:text-properties style:text-underline-style="none"/>
    </style:style>
    <style:style style:name="ListLabel_20_1954" style:display-name="ListLabel 1954" style:family="text">
      <style:text-properties style:text-underline-style="none"/>
    </style:style>
    <style:style style:name="ListLabel_20_1955" style:display-name="ListLabel 1955" style:family="text">
      <style:text-properties style:text-underline-style="none"/>
    </style:style>
    <style:style style:name="ListLabel_20_1956" style:display-name="ListLabel 1956" style:family="text">
      <style:text-properties style:text-underline-style="none"/>
    </style:style>
    <style:style style:name="ListLabel_20_1957" style:display-name="ListLabel 1957" style:family="text">
      <style:text-properties style:text-underline-style="none"/>
    </style:style>
    <style:style style:name="ListLabel_20_1958" style:display-name="ListLabel 1958" style:family="text">
      <style:text-properties style:text-underline-style="none"/>
    </style:style>
    <style:style style:name="ListLabel_20_1959" style:display-name="ListLabel 1959" style:family="text">
      <style:text-properties style:text-underline-style="none"/>
    </style:style>
    <style:style style:name="ListLabel_20_1960" style:display-name="ListLabel 1960" style:family="text">
      <style:text-properties style:text-underline-style="none"/>
    </style:style>
    <style:style style:name="ListLabel_20_1961" style:display-name="ListLabel 1961" style:family="text">
      <style:text-properties style:text-underline-style="none"/>
    </style:style>
    <style:style style:name="ListLabel_20_1962" style:display-name="ListLabel 1962" style:family="text">
      <style:text-properties style:text-underline-style="none"/>
    </style:style>
    <style:style style:name="ListLabel_20_1963" style:display-name="ListLabel 1963" style:family="text">
      <style:text-properties style:text-underline-style="none"/>
    </style:style>
    <style:style style:name="ListLabel_20_1964" style:display-name="ListLabel 1964" style:family="text">
      <style:text-properties style:text-underline-style="none"/>
    </style:style>
    <style:style style:name="ListLabel_20_1965" style:display-name="ListLabel 1965" style:family="text">
      <style:text-properties style:text-underline-style="none"/>
    </style:style>
    <style:style style:name="ListLabel_20_1966" style:display-name="ListLabel 1966" style:family="text">
      <style:text-properties style:text-underline-style="none"/>
    </style:style>
    <style:style style:name="ListLabel_20_1967" style:display-name="ListLabel 1967" style:family="text">
      <style:text-properties style:text-underline-style="none"/>
    </style:style>
    <style:style style:name="ListLabel_20_1968" style:display-name="ListLabel 1968" style:family="text">
      <style:text-properties style:text-underline-style="none"/>
    </style:style>
    <style:style style:name="ListLabel_20_1969" style:display-name="ListLabel 1969" style:family="text">
      <style:text-properties style:text-underline-style="none"/>
    </style:style>
    <style:style style:name="ListLabel_20_1970" style:display-name="ListLabel 1970" style:family="text">
      <style:text-properties style:text-underline-style="none"/>
    </style:style>
    <style:style style:name="ListLabel_20_1971" style:display-name="ListLabel 1971" style:family="text">
      <style:text-properties style:text-underline-style="none"/>
    </style:style>
    <style:style style:name="ListLabel_20_1972" style:display-name="ListLabel 1972" style:family="text">
      <style:text-properties style:text-underline-style="none"/>
    </style:style>
    <style:style style:name="ListLabel_20_1973" style:display-name="ListLabel 1973" style:family="text">
      <style:text-properties style:text-underline-style="none"/>
    </style:style>
    <style:style style:name="ListLabel_20_1974" style:display-name="ListLabel 1974" style:family="text">
      <style:text-properties style:text-underline-style="none"/>
    </style:style>
    <style:style style:name="ListLabel_20_1975" style:display-name="ListLabel 1975" style:family="text">
      <style:text-properties style:text-underline-style="none"/>
    </style:style>
    <style:style style:name="ListLabel_20_1976" style:display-name="ListLabel 1976" style:family="text">
      <style:text-properties style:text-underline-style="none"/>
    </style:style>
    <style:style style:name="ListLabel_20_1977" style:display-name="ListLabel 1977" style:family="text">
      <style:text-properties style:text-underline-style="none"/>
    </style:style>
    <style:style style:name="ListLabel_20_1978" style:display-name="ListLabel 1978" style:family="text">
      <style:text-properties style:text-underline-style="none"/>
    </style:style>
    <style:style style:name="ListLabel_20_1979" style:display-name="ListLabel 1979" style:family="text">
      <style:text-properties style:text-underline-style="none"/>
    </style:style>
    <style:style style:name="ListLabel_20_1980" style:display-name="ListLabel 1980" style:family="text">
      <style:text-properties style:text-underline-style="none"/>
    </style:style>
    <style:style style:name="ListLabel_20_1981" style:display-name="ListLabel 1981" style:family="text">
      <style:text-properties style:text-underline-style="none"/>
    </style:style>
    <style:style style:name="ListLabel_20_1982" style:display-name="ListLabel 1982" style:family="text">
      <style:text-properties style:text-underline-style="none"/>
    </style:style>
    <style:style style:name="ListLabel_20_1983" style:display-name="ListLabel 1983" style:family="text">
      <style:text-properties style:text-underline-style="none"/>
    </style:style>
    <style:style style:name="ListLabel_20_1984" style:display-name="ListLabel 1984" style:family="text">
      <style:text-properties style:text-underline-style="none"/>
    </style:style>
    <style:style style:name="ListLabel_20_1985" style:display-name="ListLabel 1985" style:family="text">
      <style:text-properties style:text-underline-style="none"/>
    </style:style>
    <style:style style:name="ListLabel_20_1986" style:display-name="ListLabel 1986" style:family="text">
      <style:text-properties style:text-underline-style="none"/>
    </style:style>
    <style:style style:name="ListLabel_20_1987" style:display-name="ListLabel 1987" style:family="text">
      <style:text-properties style:text-underline-style="none"/>
    </style:style>
    <style:style style:name="ListLabel_20_1988" style:display-name="ListLabel 1988" style:family="text">
      <style:text-properties style:text-underline-style="none"/>
    </style:style>
    <style:style style:name="ListLabel_20_1989" style:display-name="ListLabel 1989" style:family="text">
      <style:text-properties style:text-underline-style="none"/>
    </style:style>
    <style:style style:name="ListLabel_20_1990" style:display-name="ListLabel 1990" style:family="text">
      <style:text-properties style:text-underline-style="none"/>
    </style:style>
    <style:style style:name="ListLabel_20_1991" style:display-name="ListLabel 1991" style:family="text">
      <style:text-properties style:text-underline-style="none"/>
    </style:style>
    <style:style style:name="ListLabel_20_1992" style:display-name="ListLabel 1992" style:family="text">
      <style:text-properties style:text-underline-style="none"/>
    </style:style>
    <style:style style:name="ListLabel_20_1993" style:display-name="ListLabel 1993" style:family="text">
      <style:text-properties style:text-underline-style="none"/>
    </style:style>
    <style:style style:name="ListLabel_20_1994" style:display-name="ListLabel 1994" style:family="text">
      <style:text-properties style:text-underline-style="none"/>
    </style:style>
    <style:style style:name="ListLabel_20_1995" style:display-name="ListLabel 1995" style:family="text">
      <style:text-properties style:text-underline-style="none"/>
    </style:style>
    <style:style style:name="ListLabel_20_1996" style:display-name="ListLabel 1996" style:family="text">
      <style:text-properties style:text-underline-style="none"/>
    </style:style>
    <style:style style:name="ListLabel_20_1997" style:display-name="ListLabel 1997" style:family="text">
      <style:text-properties style:text-underline-style="none"/>
    </style:style>
    <style:style style:name="ListLabel_20_1998" style:display-name="ListLabel 1998" style:family="text">
      <style:text-properties style:text-underline-style="none"/>
    </style:style>
    <style:style style:name="ListLabel_20_1999" style:display-name="ListLabel 1999" style:family="text">
      <style:text-properties style:text-underline-style="none"/>
    </style:style>
    <style:style style:name="ListLabel_20_2000" style:display-name="ListLabel 2000" style:family="text">
      <style:text-properties style:text-underline-style="none"/>
    </style:style>
    <style:style style:name="ListLabel_20_2001" style:display-name="ListLabel 2001" style:family="text">
      <style:text-properties style:text-underline-style="none"/>
    </style:style>
    <style:style style:name="ListLabel_20_2002" style:display-name="ListLabel 2002" style:family="text">
      <style:text-properties style:text-underline-style="none"/>
    </style:style>
    <style:style style:name="ListLabel_20_2003" style:display-name="ListLabel 2003" style:family="text">
      <style:text-properties style:text-underline-style="none"/>
    </style:style>
    <style:style style:name="ListLabel_20_2004" style:display-name="ListLabel 2004" style:family="text">
      <style:text-properties style:text-underline-style="none"/>
    </style:style>
    <style:style style:name="ListLabel_20_2005" style:display-name="ListLabel 2005" style:family="text">
      <style:text-properties style:text-underline-style="none"/>
    </style:style>
    <style:style style:name="ListLabel_20_2006" style:display-name="ListLabel 2006" style:family="text">
      <style:text-properties style:text-underline-style="none"/>
    </style:style>
    <style:style style:name="ListLabel_20_2007" style:display-name="ListLabel 2007" style:family="text">
      <style:text-properties style:text-underline-style="none"/>
    </style:style>
    <style:style style:name="ListLabel_20_2008" style:display-name="ListLabel 2008" style:family="text">
      <style:text-properties style:text-underline-style="none"/>
    </style:style>
    <style:style style:name="ListLabel_20_2009" style:display-name="ListLabel 2009" style:family="text">
      <style:text-properties style:text-underline-style="none"/>
    </style:style>
    <style:style style:name="ListLabel_20_2010" style:display-name="ListLabel 2010" style:family="text">
      <style:text-properties style:text-underline-style="none"/>
    </style:style>
    <style:style style:name="ListLabel_20_2011" style:display-name="ListLabel 2011" style:family="text">
      <style:text-properties style:text-underline-style="none"/>
    </style:style>
    <style:style style:name="ListLabel_20_2012" style:display-name="ListLabel 2012" style:family="text">
      <style:text-properties style:text-underline-style="none"/>
    </style:style>
    <style:style style:name="ListLabel_20_2013" style:display-name="ListLabel 2013" style:family="text">
      <style:text-properties style:text-underline-style="none"/>
    </style:style>
    <style:style style:name="ListLabel_20_2014" style:display-name="ListLabel 2014" style:family="text">
      <style:text-properties style:text-underline-style="none"/>
    </style:style>
    <style:style style:name="ListLabel_20_2015" style:display-name="ListLabel 2015" style:family="text">
      <style:text-properties style:text-underline-style="none"/>
    </style:style>
    <style:style style:name="ListLabel_20_2016" style:display-name="ListLabel 2016" style:family="text">
      <style:text-properties style:text-underline-style="none"/>
    </style:style>
    <style:style style:name="ListLabel_20_2017" style:display-name="ListLabel 2017" style:family="text">
      <style:text-properties style:text-underline-style="none"/>
    </style:style>
    <style:style style:name="ListLabel_20_2018" style:display-name="ListLabel 2018" style:family="text">
      <style:text-properties style:text-underline-style="none"/>
    </style:style>
    <style:style style:name="ListLabel_20_2019" style:display-name="ListLabel 2019" style:family="text">
      <style:text-properties style:text-underline-style="none"/>
    </style:style>
    <style:style style:name="ListLabel_20_2020" style:display-name="ListLabel 2020" style:family="text">
      <style:text-properties style:text-underline-style="none"/>
    </style:style>
    <style:style style:name="ListLabel_20_2021" style:display-name="ListLabel 2021" style:family="text">
      <style:text-properties style:text-underline-style="none"/>
    </style:style>
    <style:style style:name="ListLabel_20_2022" style:display-name="ListLabel 2022" style:family="text">
      <style:text-properties style:text-underline-style="none"/>
    </style:style>
    <style:style style:name="ListLabel_20_2023" style:display-name="ListLabel 2023" style:family="text">
      <style:text-properties style:text-underline-style="none"/>
    </style:style>
    <style:style style:name="ListLabel_20_2024" style:display-name="ListLabel 2024" style:family="text">
      <style:text-properties style:text-underline-style="none"/>
    </style:style>
    <style:style style:name="ListLabel_20_2025" style:display-name="ListLabel 2025" style:family="text">
      <style:text-properties style:text-underline-style="none"/>
    </style:style>
    <style:style style:name="ListLabel_20_2026" style:display-name="ListLabel 2026" style:family="text">
      <style:text-properties style:text-underline-style="none"/>
    </style:style>
    <style:style style:name="ListLabel_20_2027" style:display-name="ListLabel 2027" style:family="text">
      <style:text-properties style:text-underline-style="none"/>
    </style:style>
    <style:style style:name="ListLabel_20_2028" style:display-name="ListLabel 2028" style:family="text">
      <style:text-properties style:text-underline-style="none"/>
    </style:style>
    <style:style style:name="ListLabel_20_2029" style:display-name="ListLabel 2029" style:family="text">
      <style:text-properties style:text-underline-style="none"/>
    </style:style>
    <style:style style:name="ListLabel_20_2030" style:display-name="ListLabel 2030" style:family="text">
      <style:text-properties style:text-underline-style="none"/>
    </style:style>
    <style:style style:name="ListLabel_20_2031" style:display-name="ListLabel 2031" style:family="text">
      <style:text-properties style:text-underline-style="none"/>
    </style:style>
    <style:style style:name="ListLabel_20_2032" style:display-name="ListLabel 2032" style:family="text">
      <style:text-properties style:text-underline-style="none"/>
    </style:style>
    <style:style style:name="ListLabel_20_2033" style:display-name="ListLabel 2033" style:family="text">
      <style:text-properties style:text-underline-style="none"/>
    </style:style>
    <style:style style:name="ListLabel_20_2034" style:display-name="ListLabel 2034" style:family="text">
      <style:text-properties style:text-underline-style="none"/>
    </style:style>
    <style:style style:name="ListLabel_20_2035" style:display-name="ListLabel 2035" style:family="text">
      <style:text-properties style:text-underline-style="none"/>
    </style:style>
    <style:style style:name="ListLabel_20_2036" style:display-name="ListLabel 2036" style:family="text">
      <style:text-properties style:text-underline-style="none"/>
    </style:style>
    <style:style style:name="ListLabel_20_2037" style:display-name="ListLabel 2037" style:family="text">
      <style:text-properties style:text-underline-style="none"/>
    </style:style>
    <style:style style:name="ListLabel_20_2038" style:display-name="ListLabel 2038" style:family="text">
      <style:text-properties style:text-underline-style="none"/>
    </style:style>
    <style:style style:name="ListLabel_20_2039" style:display-name="ListLabel 2039" style:family="text">
      <style:text-properties style:text-underline-style="none"/>
    </style:style>
    <style:style style:name="ListLabel_20_2040" style:display-name="ListLabel 2040" style:family="text">
      <style:text-properties style:text-underline-style="none"/>
    </style:style>
    <style:style style:name="ListLabel_20_2041" style:display-name="ListLabel 2041" style:family="text">
      <style:text-properties style:text-underline-style="none"/>
    </style:style>
    <style:style style:name="ListLabel_20_2042" style:display-name="ListLabel 2042" style:family="text">
      <style:text-properties style:text-underline-style="none"/>
    </style:style>
    <style:style style:name="ListLabel_20_2043" style:display-name="ListLabel 2043" style:family="text">
      <style:text-properties style:text-underline-style="none"/>
    </style:style>
    <style:style style:name="ListLabel_20_2044" style:display-name="ListLabel 2044" style:family="text">
      <style:text-properties style:text-underline-style="none"/>
    </style:style>
    <style:style style:name="ListLabel_20_2045" style:display-name="ListLabel 2045" style:family="text">
      <style:text-properties style:text-underline-style="none"/>
    </style:style>
    <style:style style:name="ListLabel_20_2046" style:display-name="ListLabel 2046" style:family="text">
      <style:text-properties style:text-underline-style="none"/>
    </style:style>
    <style:style style:name="ListLabel_20_2047" style:display-name="ListLabel 2047" style:family="text">
      <style:text-properties style:text-underline-style="none"/>
    </style:style>
    <style:style style:name="ListLabel_20_2048" style:display-name="ListLabel 2048" style:family="text">
      <style:text-properties style:text-underline-style="none"/>
    </style:style>
    <style:style style:name="ListLabel_20_2049" style:display-name="ListLabel 2049" style:family="text">
      <style:text-properties style:text-underline-style="none"/>
    </style:style>
    <style:style style:name="ListLabel_20_2050" style:display-name="ListLabel 2050" style:family="text">
      <style:text-properties style:text-underline-style="none"/>
    </style:style>
    <style:style style:name="ListLabel_20_2051" style:display-name="ListLabel 2051" style:family="text">
      <style:text-properties style:text-underline-style="none"/>
    </style:style>
    <style:style style:name="ListLabel_20_2052" style:display-name="ListLabel 2052" style:family="text">
      <style:text-properties style:text-underline-style="none"/>
    </style:style>
    <style:style style:name="ListLabel_20_2053" style:display-name="ListLabel 2053" style:family="text">
      <style:text-properties style:text-underline-style="none"/>
    </style:style>
    <style:style style:name="ListLabel_20_2054" style:display-name="ListLabel 2054" style:family="text">
      <style:text-properties style:text-underline-style="none"/>
    </style:style>
    <style:style style:name="ListLabel_20_2055" style:display-name="ListLabel 2055" style:family="text">
      <style:text-properties style:text-underline-style="none"/>
    </style:style>
    <style:style style:name="ListLabel_20_2056" style:display-name="ListLabel 2056" style:family="text">
      <style:text-properties style:text-underline-style="none"/>
    </style:style>
    <style:style style:name="ListLabel_20_2057" style:display-name="ListLabel 2057" style:family="text">
      <style:text-properties style:text-underline-style="none"/>
    </style:style>
    <style:style style:name="ListLabel_20_2058" style:display-name="ListLabel 2058" style:family="text">
      <style:text-properties style:text-underline-style="none"/>
    </style:style>
    <style:style style:name="ListLabel_20_2059" style:display-name="ListLabel 2059" style:family="text">
      <style:text-properties style:text-underline-style="none"/>
    </style:style>
    <style:style style:name="ListLabel_20_2060" style:display-name="ListLabel 2060" style:family="text">
      <style:text-properties style:text-underline-style="none"/>
    </style:style>
    <style:style style:name="ListLabel_20_2061" style:display-name="ListLabel 2061" style:family="text">
      <style:text-properties style:text-underline-style="none"/>
    </style:style>
    <style:style style:name="ListLabel_20_2062" style:display-name="ListLabel 2062" style:family="text">
      <style:text-properties style:text-underline-style="none"/>
    </style:style>
    <style:style style:name="ListLabel_20_2063" style:display-name="ListLabel 2063" style:family="text">
      <style:text-properties style:text-underline-style="none"/>
    </style:style>
    <style:style style:name="ListLabel_20_2064" style:display-name="ListLabel 2064" style:family="text">
      <style:text-properties style:text-underline-style="none"/>
    </style:style>
    <style:style style:name="ListLabel_20_2065" style:display-name="ListLabel 2065" style:family="text">
      <style:text-properties style:text-underline-style="none"/>
    </style:style>
    <style:style style:name="ListLabel_20_2066" style:display-name="ListLabel 2066" style:family="text">
      <style:text-properties style:text-underline-style="none"/>
    </style:style>
    <style:style style:name="ListLabel_20_2067" style:display-name="ListLabel 2067" style:family="text">
      <style:text-properties style:text-underline-style="none"/>
    </style:style>
    <style:style style:name="ListLabel_20_2068" style:display-name="ListLabel 2068" style:family="text">
      <style:text-properties style:text-underline-style="none"/>
    </style:style>
    <style:style style:name="ListLabel_20_2069" style:display-name="ListLabel 2069" style:family="text">
      <style:text-properties style:text-underline-style="none"/>
    </style:style>
    <style:style style:name="ListLabel_20_2070" style:display-name="ListLabel 2070" style:family="text">
      <style:text-properties style:text-underline-style="none"/>
    </style:style>
    <style:style style:name="ListLabel_20_2071" style:display-name="ListLabel 2071" style:family="text">
      <style:text-properties style:text-underline-style="none"/>
    </style:style>
    <style:style style:name="ListLabel_20_2072" style:display-name="ListLabel 2072" style:family="text">
      <style:text-properties style:text-underline-style="none"/>
    </style:style>
    <style:style style:name="ListLabel_20_2073" style:display-name="ListLabel 2073" style:family="text">
      <style:text-properties style:text-underline-style="none"/>
    </style:style>
    <style:style style:name="ListLabel_20_2074" style:display-name="ListLabel 2074" style:family="text">
      <style:text-properties style:text-underline-style="none"/>
    </style:style>
    <style:style style:name="ListLabel_20_2075" style:display-name="ListLabel 2075" style:family="text">
      <style:text-properties style:text-underline-style="none"/>
    </style:style>
    <style:style style:name="ListLabel_20_2076" style:display-name="ListLabel 2076" style:family="text">
      <style:text-properties style:text-underline-style="none"/>
    </style:style>
    <style:style style:name="ListLabel_20_2077" style:display-name="ListLabel 2077" style:family="text">
      <style:text-properties style:text-underline-style="none"/>
    </style:style>
    <style:style style:name="ListLabel_20_2078" style:display-name="ListLabel 2078" style:family="text">
      <style:text-properties style:text-underline-style="none"/>
    </style:style>
    <style:style style:name="ListLabel_20_2079" style:display-name="ListLabel 2079" style:family="text">
      <style:text-properties style:text-underline-style="none"/>
    </style:style>
    <style:style style:name="ListLabel_20_2080" style:display-name="ListLabel 2080" style:family="text">
      <style:text-properties style:text-underline-style="none"/>
    </style:style>
    <style:style style:name="ListLabel_20_2081" style:display-name="ListLabel 2081" style:family="text">
      <style:text-properties style:text-underline-style="none"/>
    </style:style>
    <style:style style:name="ListLabel_20_2082" style:display-name="ListLabel 2082" style:family="text">
      <style:text-properties style:text-underline-style="none"/>
    </style:style>
    <style:style style:name="ListLabel_20_2083" style:display-name="ListLabel 2083" style:family="text">
      <style:text-properties style:text-underline-style="none"/>
    </style:style>
    <style:style style:name="ListLabel_20_2084" style:display-name="ListLabel 2084" style:family="text">
      <style:text-properties style:text-underline-style="none"/>
    </style:style>
    <style:style style:name="ListLabel_20_2085" style:display-name="ListLabel 2085" style:family="text">
      <style:text-properties style:text-underline-style="none"/>
    </style:style>
    <style:style style:name="ListLabel_20_2086" style:display-name="ListLabel 2086" style:family="text">
      <style:text-properties style:text-underline-style="none"/>
    </style:style>
    <style:style style:name="ListLabel_20_2087" style:display-name="ListLabel 2087" style:family="text">
      <style:text-properties style:text-underline-style="none"/>
    </style:style>
    <style:style style:name="ListLabel_20_2088" style:display-name="ListLabel 2088" style:family="text">
      <style:text-properties style:text-underline-style="none"/>
    </style:style>
    <style:style style:name="ListLabel_20_2089" style:display-name="ListLabel 2089" style:family="text">
      <style:text-properties style:text-underline-style="none"/>
    </style:style>
    <style:style style:name="ListLabel_20_2090" style:display-name="ListLabel 2090" style:family="text">
      <style:text-properties style:text-underline-style="none"/>
    </style:style>
    <style:style style:name="ListLabel_20_2091" style:display-name="ListLabel 2091" style:family="text">
      <style:text-properties style:text-underline-style="none"/>
    </style:style>
    <style:style style:name="ListLabel_20_2092" style:display-name="ListLabel 2092" style:family="text">
      <style:text-properties style:text-underline-style="none"/>
    </style:style>
    <style:style style:name="ListLabel_20_2093" style:display-name="ListLabel 2093" style:family="text">
      <style:text-properties style:text-underline-style="none"/>
    </style:style>
    <style:style style:name="ListLabel_20_2094" style:display-name="ListLabel 2094" style:family="text">
      <style:text-properties style:text-underline-style="none"/>
    </style:style>
    <style:style style:name="ListLabel_20_2095" style:display-name="ListLabel 2095" style:family="text">
      <style:text-properties style:text-underline-style="none"/>
    </style:style>
    <style:style style:name="ListLabel_20_2096" style:display-name="ListLabel 2096" style:family="text">
      <style:text-properties style:text-underline-style="none"/>
    </style:style>
    <style:style style:name="ListLabel_20_2097" style:display-name="ListLabel 2097" style:family="text">
      <style:text-properties style:text-underline-style="none"/>
    </style:style>
    <style:style style:name="ListLabel_20_2098" style:display-name="ListLabel 2098" style:family="text">
      <style:text-properties style:text-underline-style="none"/>
    </style:style>
    <style:style style:name="ListLabel_20_2099" style:display-name="ListLabel 2099" style:family="text">
      <style:text-properties style:text-underline-style="none"/>
    </style:style>
    <style:style style:name="ListLabel_20_2100" style:display-name="ListLabel 2100" style:family="text">
      <style:text-properties style:text-underline-style="none"/>
    </style:style>
    <style:style style:name="ListLabel_20_2101" style:display-name="ListLabel 2101" style:family="text">
      <style:text-properties style:text-underline-style="none"/>
    </style:style>
    <style:style style:name="ListLabel_20_2102" style:display-name="ListLabel 2102" style:family="text">
      <style:text-properties style:text-underline-style="none"/>
    </style:style>
    <style:style style:name="ListLabel_20_2103" style:display-name="ListLabel 2103" style:family="text">
      <style:text-properties style:text-underline-style="none"/>
    </style:style>
    <style:style style:name="ListLabel_20_2104" style:display-name="ListLabel 2104" style:family="text">
      <style:text-properties style:text-underline-style="none"/>
    </style:style>
    <style:style style:name="ListLabel_20_2105" style:display-name="ListLabel 2105" style:family="text">
      <style:text-properties style:text-underline-style="none"/>
    </style:style>
    <style:style style:name="ListLabel_20_2106" style:display-name="ListLabel 2106" style:family="text">
      <style:text-properties style:text-underline-style="none"/>
    </style:style>
    <style:style style:name="ListLabel_20_2107" style:display-name="ListLabel 2107" style:family="text">
      <style:text-properties style:text-underline-style="none"/>
    </style:style>
    <style:style style:name="ListLabel_20_2108" style:display-name="ListLabel 2108" style:family="text">
      <style:text-properties style:text-underline-style="none"/>
    </style:style>
    <style:style style:name="ListLabel_20_2109" style:display-name="ListLabel 2109" style:family="text">
      <style:text-properties style:text-underline-style="none"/>
    </style:style>
    <style:style style:name="ListLabel_20_2110" style:display-name="ListLabel 2110" style:family="text">
      <style:text-properties style:text-underline-style="none"/>
    </style:style>
    <style:style style:name="ListLabel_20_2111" style:display-name="ListLabel 2111" style:family="text">
      <style:text-properties style:text-underline-style="none"/>
    </style:style>
    <style:style style:name="ListLabel_20_2112" style:display-name="ListLabel 2112" style:family="text">
      <style:text-properties style:text-underline-style="none"/>
    </style:style>
    <style:style style:name="ListLabel_20_2113" style:display-name="ListLabel 2113" style:family="text">
      <style:text-properties style:text-underline-style="none"/>
    </style:style>
    <style:style style:name="ListLabel_20_2114" style:display-name="ListLabel 2114" style:family="text">
      <style:text-properties style:text-underline-style="none"/>
    </style:style>
    <style:style style:name="ListLabel_20_2115" style:display-name="ListLabel 2115" style:family="text">
      <style:text-properties style:text-underline-style="none"/>
    </style:style>
    <style:style style:name="ListLabel_20_2116" style:display-name="ListLabel 2116" style:family="text">
      <style:text-properties style:text-underline-style="none"/>
    </style:style>
    <style:style style:name="ListLabel_20_2117" style:display-name="ListLabel 2117" style:family="text">
      <style:text-properties style:text-underline-style="none"/>
    </style:style>
    <style:style style:name="ListLabel_20_2118" style:display-name="ListLabel 2118" style:family="text">
      <style:text-properties style:text-underline-style="none"/>
    </style:style>
    <style:style style:name="ListLabel_20_2119" style:display-name="ListLabel 2119" style:family="text">
      <style:text-properties style:text-underline-style="none"/>
    </style:style>
    <style:style style:name="ListLabel_20_2120" style:display-name="ListLabel 2120" style:family="text">
      <style:text-properties style:text-underline-style="none"/>
    </style:style>
    <style:style style:name="ListLabel_20_2121" style:display-name="ListLabel 2121" style:family="text">
      <style:text-properties style:text-underline-style="none"/>
    </style:style>
    <style:style style:name="ListLabel_20_2122" style:display-name="ListLabel 2122" style:family="text">
      <style:text-properties style:text-underline-style="none"/>
    </style:style>
    <style:style style:name="ListLabel_20_2123" style:display-name="ListLabel 2123" style:family="text">
      <style:text-properties style:text-underline-style="none"/>
    </style:style>
    <style:style style:name="ListLabel_20_2124" style:display-name="ListLabel 2124" style:family="text">
      <style:text-properties style:text-underline-style="none"/>
    </style:style>
    <style:style style:name="ListLabel_20_2125" style:display-name="ListLabel 2125" style:family="text">
      <style:text-properties style:text-underline-style="none"/>
    </style:style>
    <style:style style:name="ListLabel_20_2126" style:display-name="ListLabel 2126" style:family="text">
      <style:text-properties style:text-underline-style="none"/>
    </style:style>
    <style:style style:name="ListLabel_20_2127" style:display-name="ListLabel 2127" style:family="text">
      <style:text-properties style:text-underline-style="none"/>
    </style:style>
    <style:style style:name="ListLabel_20_2128" style:display-name="ListLabel 2128" style:family="text">
      <style:text-properties style:text-underline-style="none"/>
    </style:style>
    <style:style style:name="ListLabel_20_2129" style:display-name="ListLabel 2129" style:family="text">
      <style:text-properties style:text-underline-style="none"/>
    </style:style>
    <style:style style:name="ListLabel_20_2130" style:display-name="ListLabel 2130" style:family="text">
      <style:text-properties style:text-underline-style="none"/>
    </style:style>
    <style:style style:name="ListLabel_20_2131" style:display-name="ListLabel 2131" style:family="text">
      <style:text-properties style:text-underline-style="none"/>
    </style:style>
    <style:style style:name="ListLabel_20_2132" style:display-name="ListLabel 2132" style:family="text">
      <style:text-properties style:text-underline-style="none"/>
    </style:style>
    <style:style style:name="ListLabel_20_2133" style:display-name="ListLabel 2133" style:family="text">
      <style:text-properties style:text-underline-style="none"/>
    </style:style>
    <style:style style:name="ListLabel_20_2134" style:display-name="ListLabel 2134" style:family="text">
      <style:text-properties style:text-underline-style="none"/>
    </style:style>
    <style:style style:name="ListLabel_20_2135" style:display-name="ListLabel 2135" style:family="text">
      <style:text-properties style:text-underline-style="none"/>
    </style:style>
    <style:style style:name="ListLabel_20_2136" style:display-name="ListLabel 2136" style:family="text">
      <style:text-properties style:text-underline-style="none"/>
    </style:style>
    <style:style style:name="ListLabel_20_2137" style:display-name="ListLabel 2137" style:family="text">
      <style:text-properties style:text-underline-style="none"/>
    </style:style>
    <style:style style:name="ListLabel_20_2138" style:display-name="ListLabel 2138" style:family="text">
      <style:text-properties style:text-underline-style="none"/>
    </style:style>
    <style:style style:name="ListLabel_20_2139" style:display-name="ListLabel 2139" style:family="text">
      <style:text-properties style:text-underline-style="none"/>
    </style:style>
    <style:style style:name="ListLabel_20_2140" style:display-name="ListLabel 2140" style:family="text">
      <style:text-properties style:text-underline-style="none"/>
    </style:style>
    <style:style style:name="ListLabel_20_2141" style:display-name="ListLabel 2141" style:family="text">
      <style:text-properties style:text-underline-style="none"/>
    </style:style>
    <style:style style:name="ListLabel_20_2142" style:display-name="ListLabel 2142" style:family="text">
      <style:text-properties style:text-underline-style="none"/>
    </style:style>
    <style:style style:name="ListLabel_20_2143" style:display-name="ListLabel 2143" style:family="text">
      <style:text-properties style:text-underline-style="none"/>
    </style:style>
    <style:style style:name="ListLabel_20_2144" style:display-name="ListLabel 2144" style:family="text">
      <style:text-properties style:text-underline-style="none"/>
    </style:style>
    <style:style style:name="ListLabel_20_2145" style:display-name="ListLabel 2145" style:family="text">
      <style:text-properties style:text-underline-style="none"/>
    </style:style>
    <style:style style:name="ListLabel_20_2146" style:display-name="ListLabel 2146" style:family="text">
      <style:text-properties style:text-underline-style="none"/>
    </style:style>
    <style:style style:name="ListLabel_20_2147" style:display-name="ListLabel 2147" style:family="text">
      <style:text-properties style:text-underline-style="none"/>
    </style:style>
    <style:style style:name="ListLabel_20_2148" style:display-name="ListLabel 2148" style:family="text">
      <style:text-properties style:text-underline-style="none"/>
    </style:style>
    <style:style style:name="ListLabel_20_2149" style:display-name="ListLabel 2149" style:family="text">
      <style:text-properties style:text-underline-style="none"/>
    </style:style>
    <style:style style:name="ListLabel_20_2150" style:display-name="ListLabel 2150" style:family="text">
      <style:text-properties style:text-underline-style="none"/>
    </style:style>
    <style:style style:name="ListLabel_20_2151" style:display-name="ListLabel 2151" style:family="text">
      <style:text-properties style:text-underline-style="none"/>
    </style:style>
    <style:style style:name="ListLabel_20_2152" style:display-name="ListLabel 2152" style:family="text">
      <style:text-properties style:text-underline-style="none"/>
    </style:style>
    <style:style style:name="ListLabel_20_2153" style:display-name="ListLabel 2153" style:family="text">
      <style:text-properties style:text-underline-style="none"/>
    </style:style>
    <style:style style:name="ListLabel_20_2154" style:display-name="ListLabel 2154" style:family="text">
      <style:text-properties style:text-underline-style="none"/>
    </style:style>
    <style:style style:name="ListLabel_20_2155" style:display-name="ListLabel 2155" style:family="text">
      <style:text-properties style:text-underline-style="none"/>
    </style:style>
    <style:style style:name="ListLabel_20_2156" style:display-name="ListLabel 2156" style:family="text">
      <style:text-properties style:text-underline-style="none"/>
    </style:style>
    <style:style style:name="ListLabel_20_2157" style:display-name="ListLabel 2157" style:family="text">
      <style:text-properties style:text-underline-style="none"/>
    </style:style>
    <style:style style:name="ListLabel_20_2158" style:display-name="ListLabel 2158" style:family="text">
      <style:text-properties style:text-underline-style="none"/>
    </style:style>
    <style:style style:name="ListLabel_20_2159" style:display-name="ListLabel 2159" style:family="text">
      <style:text-properties style:text-underline-style="none"/>
    </style:style>
    <style:style style:name="ListLabel_20_2160" style:display-name="ListLabel 2160" style:family="text">
      <style:text-properties style:text-underline-style="none"/>
    </style:style>
    <style:style style:name="ListLabel_20_2161" style:display-name="ListLabel 2161" style:family="text">
      <style:text-properties style:text-underline-style="none"/>
    </style:style>
    <style:style style:name="ListLabel_20_2162" style:display-name="ListLabel 2162" style:family="text">
      <style:text-properties style:text-underline-style="none"/>
    </style:style>
    <style:style style:name="ListLabel_20_2163" style:display-name="ListLabel 2163" style:family="text">
      <style:text-properties style:text-underline-style="none"/>
    </style:style>
    <style:style style:name="ListLabel_20_2164" style:display-name="ListLabel 2164" style:family="text">
      <style:text-properties style:text-underline-style="none"/>
    </style:style>
    <style:style style:name="ListLabel_20_2165" style:display-name="ListLabel 2165" style:family="text">
      <style:text-properties style:text-underline-style="none"/>
    </style:style>
    <style:style style:name="ListLabel_20_2166" style:display-name="ListLabel 2166" style:family="text">
      <style:text-properties style:text-underline-style="none"/>
    </style:style>
    <style:style style:name="ListLabel_20_2167" style:display-name="ListLabel 2167" style:family="text">
      <style:text-properties style:text-underline-style="none"/>
    </style:style>
    <style:style style:name="ListLabel_20_2168" style:display-name="ListLabel 2168" style:family="text">
      <style:text-properties style:text-underline-style="none"/>
    </style:style>
    <style:style style:name="ListLabel_20_2169" style:display-name="ListLabel 2169" style:family="text">
      <style:text-properties style:text-underline-style="none"/>
    </style:style>
    <style:style style:name="ListLabel_20_2170" style:display-name="ListLabel 2170" style:family="text">
      <style:text-properties style:text-underline-style="none"/>
    </style:style>
    <style:style style:name="ListLabel_20_2171" style:display-name="ListLabel 2171" style:family="text">
      <style:text-properties style:text-underline-style="none"/>
    </style:style>
    <style:style style:name="ListLabel_20_2172" style:display-name="ListLabel 2172" style:family="text">
      <style:text-properties style:text-underline-style="none"/>
    </style:style>
    <style:style style:name="ListLabel_20_2173" style:display-name="ListLabel 2173" style:family="text">
      <style:text-properties style:text-underline-style="none"/>
    </style:style>
    <style:style style:name="ListLabel_20_2174" style:display-name="ListLabel 2174" style:family="text">
      <style:text-properties style:text-underline-style="none"/>
    </style:style>
    <style:style style:name="ListLabel_20_2175" style:display-name="ListLabel 2175" style:family="text">
      <style:text-properties style:text-underline-style="none"/>
    </style:style>
    <style:style style:name="ListLabel_20_2176" style:display-name="ListLabel 2176" style:family="text">
      <style:text-properties style:text-underline-style="none"/>
    </style:style>
    <style:style style:name="ListLabel_20_2177" style:display-name="ListLabel 2177" style:family="text">
      <style:text-properties style:text-underline-style="none"/>
    </style:style>
    <style:style style:name="ListLabel_20_2178" style:display-name="ListLabel 2178" style:family="text">
      <style:text-properties style:text-underline-style="none"/>
    </style:style>
    <style:style style:name="ListLabel_20_2179" style:display-name="ListLabel 2179" style:family="text">
      <style:text-properties style:text-underline-style="none"/>
    </style:style>
    <style:style style:name="ListLabel_20_2180" style:display-name="ListLabel 2180" style:family="text">
      <style:text-properties style:text-underline-style="none"/>
    </style:style>
    <style:style style:name="ListLabel_20_2181" style:display-name="ListLabel 2181" style:family="text">
      <style:text-properties style:text-underline-style="none"/>
    </style:style>
    <style:style style:name="ListLabel_20_2182" style:display-name="ListLabel 2182" style:family="text">
      <style:text-properties style:text-underline-style="none"/>
    </style:style>
    <style:style style:name="ListLabel_20_2183" style:display-name="ListLabel 2183" style:family="text">
      <style:text-properties style:text-underline-style="none"/>
    </style:style>
    <style:style style:name="ListLabel_20_2184" style:display-name="ListLabel 2184" style:family="text">
      <style:text-properties style:text-underline-style="none"/>
    </style:style>
    <style:style style:name="ListLabel_20_2185" style:display-name="ListLabel 2185" style:family="text">
      <style:text-properties style:text-underline-style="none"/>
    </style:style>
    <style:style style:name="ListLabel_20_2186" style:display-name="ListLabel 2186" style:family="text">
      <style:text-properties style:text-underline-style="none"/>
    </style:style>
    <style:style style:name="ListLabel_20_2187" style:display-name="ListLabel 2187" style:family="text">
      <style:text-properties style:text-underline-style="none"/>
    </style:style>
    <style:style style:name="ListLabel_20_2188" style:display-name="ListLabel 2188" style:family="text">
      <style:text-properties style:text-underline-style="none"/>
    </style:style>
    <style:style style:name="ListLabel_20_2189" style:display-name="ListLabel 2189" style:family="text">
      <style:text-properties style:text-underline-style="none"/>
    </style:style>
    <style:style style:name="ListLabel_20_2190" style:display-name="ListLabel 2190" style:family="text">
      <style:text-properties style:text-underline-style="none"/>
    </style:style>
    <style:style style:name="ListLabel_20_2191" style:display-name="ListLabel 2191" style:family="text">
      <style:text-properties style:text-underline-style="none"/>
    </style:style>
    <style:style style:name="ListLabel_20_2192" style:display-name="ListLabel 2192" style:family="text">
      <style:text-properties style:text-underline-style="none"/>
    </style:style>
    <style:style style:name="ListLabel_20_2193" style:display-name="ListLabel 2193" style:family="text">
      <style:text-properties style:text-underline-style="none"/>
    </style:style>
    <style:style style:name="ListLabel_20_2194" style:display-name="ListLabel 2194" style:family="text">
      <style:text-properties style:text-underline-style="none"/>
    </style:style>
    <style:style style:name="ListLabel_20_2195" style:display-name="ListLabel 2195" style:family="text">
      <style:text-properties style:text-underline-style="none"/>
    </style:style>
    <style:style style:name="ListLabel_20_2196" style:display-name="ListLabel 2196" style:family="text">
      <style:text-properties style:text-underline-style="none"/>
    </style:style>
    <style:style style:name="ListLabel_20_2197" style:display-name="ListLabel 2197" style:family="text">
      <style:text-properties style:text-underline-style="none"/>
    </style:style>
    <style:style style:name="ListLabel_20_2198" style:display-name="ListLabel 2198" style:family="text">
      <style:text-properties style:text-underline-style="none"/>
    </style:style>
    <style:style style:name="ListLabel_20_2199" style:display-name="ListLabel 2199" style:family="text">
      <style:text-properties style:text-underline-style="none"/>
    </style:style>
    <style:style style:name="ListLabel_20_2200" style:display-name="ListLabel 2200" style:family="text">
      <style:text-properties style:text-underline-style="none"/>
    </style:style>
    <style:style style:name="ListLabel_20_2201" style:display-name="ListLabel 2201" style:family="text">
      <style:text-properties style:text-underline-style="none"/>
    </style:style>
    <style:style style:name="ListLabel_20_2202" style:display-name="ListLabel 2202" style:family="text">
      <style:text-properties style:text-underline-style="none"/>
    </style:style>
    <style:style style:name="ListLabel_20_2203" style:display-name="ListLabel 2203" style:family="text">
      <style:text-properties style:text-underline-style="none"/>
    </style:style>
    <style:style style:name="ListLabel_20_2204" style:display-name="ListLabel 2204" style:family="text">
      <style:text-properties style:text-underline-style="none"/>
    </style:style>
    <style:style style:name="ListLabel_20_2205" style:display-name="ListLabel 2205" style:family="text">
      <style:text-properties style:text-underline-style="none"/>
    </style:style>
    <style:style style:name="ListLabel_20_2206" style:display-name="ListLabel 2206" style:family="text">
      <style:text-properties style:text-underline-style="none"/>
    </style:style>
    <style:style style:name="ListLabel_20_2207" style:display-name="ListLabel 2207" style:family="text">
      <style:text-properties style:text-underline-style="none"/>
    </style:style>
    <style:style style:name="ListLabel_20_2208" style:display-name="ListLabel 2208" style:family="text">
      <style:text-properties style:text-underline-style="none"/>
    </style:style>
    <style:style style:name="ListLabel_20_2209" style:display-name="ListLabel 2209" style:family="text">
      <style:text-properties style:text-underline-style="none"/>
    </style:style>
    <style:style style:name="ListLabel_20_2210" style:display-name="ListLabel 2210" style:family="text">
      <style:text-properties style:text-underline-style="none"/>
    </style:style>
    <style:style style:name="ListLabel_20_2211" style:display-name="ListLabel 2211" style:family="text">
      <style:text-properties style:text-underline-style="none"/>
    </style:style>
    <style:style style:name="ListLabel_20_2212" style:display-name="ListLabel 2212" style:family="text">
      <style:text-properties style:text-underline-style="none"/>
    </style:style>
    <style:style style:name="ListLabel_20_2213" style:display-name="ListLabel 2213" style:family="text">
      <style:text-properties style:text-underline-style="none"/>
    </style:style>
    <style:style style:name="ListLabel_20_2214" style:display-name="ListLabel 2214" style:family="text">
      <style:text-properties style:text-underline-style="none"/>
    </style:style>
    <style:style style:name="ListLabel_20_2215" style:display-name="ListLabel 2215" style:family="text">
      <style:text-properties style:text-underline-style="none"/>
    </style:style>
    <style:style style:name="ListLabel_20_2216" style:display-name="ListLabel 2216" style:family="text">
      <style:text-properties style:text-underline-style="none"/>
    </style:style>
    <style:style style:name="ListLabel_20_2217" style:display-name="ListLabel 2217" style:family="text">
      <style:text-properties style:text-underline-style="none"/>
    </style:style>
    <style:style style:name="ListLabel_20_2218" style:display-name="ListLabel 2218" style:family="text">
      <style:text-properties style:text-underline-style="none"/>
    </style:style>
    <style:style style:name="ListLabel_20_2219" style:display-name="ListLabel 2219" style:family="text">
      <style:text-properties style:text-underline-style="none"/>
    </style:style>
    <style:style style:name="ListLabel_20_2220" style:display-name="ListLabel 2220" style:family="text">
      <style:text-properties style:text-underline-style="none"/>
    </style:style>
    <style:style style:name="ListLabel_20_2221" style:display-name="ListLabel 2221" style:family="text">
      <style:text-properties style:text-underline-style="none"/>
    </style:style>
    <style:style style:name="ListLabel_20_2222" style:display-name="ListLabel 2222" style:family="text">
      <style:text-properties style:text-underline-style="none"/>
    </style:style>
    <style:style style:name="ListLabel_20_2223" style:display-name="ListLabel 2223" style:family="text">
      <style:text-properties style:text-underline-style="none"/>
    </style:style>
    <style:style style:name="ListLabel_20_2224" style:display-name="ListLabel 2224" style:family="text">
      <style:text-properties style:text-underline-style="none"/>
    </style:style>
    <style:style style:name="ListLabel_20_2225" style:display-name="ListLabel 2225" style:family="text">
      <style:text-properties style:text-underline-style="none"/>
    </style:style>
    <style:style style:name="ListLabel_20_2226" style:display-name="ListLabel 2226" style:family="text">
      <style:text-properties style:text-underline-style="none"/>
    </style:style>
    <style:style style:name="ListLabel_20_2227" style:display-name="ListLabel 2227" style:family="text">
      <style:text-properties style:text-underline-style="none"/>
    </style:style>
    <style:style style:name="ListLabel_20_2228" style:display-name="ListLabel 2228" style:family="text">
      <style:text-properties style:text-underline-style="none"/>
    </style:style>
    <style:style style:name="ListLabel_20_2229" style:display-name="ListLabel 2229" style:family="text">
      <style:text-properties style:text-underline-style="none"/>
    </style:style>
    <style:style style:name="ListLabel_20_2230" style:display-name="ListLabel 2230" style:family="text">
      <style:text-properties style:text-underline-style="none"/>
    </style:style>
    <style:style style:name="ListLabel_20_2231" style:display-name="ListLabel 2231" style:family="text">
      <style:text-properties style:text-underline-style="none"/>
    </style:style>
    <style:style style:name="ListLabel_20_2232" style:display-name="ListLabel 2232" style:family="text">
      <style:text-properties style:text-underline-style="none"/>
    </style:style>
    <style:style style:name="ListLabel_20_2233" style:display-name="ListLabel 2233" style:family="text">
      <style:text-properties style:text-underline-style="none"/>
    </style:style>
    <style:style style:name="ListLabel_20_2234" style:display-name="ListLabel 2234" style:family="text">
      <style:text-properties style:text-underline-style="none"/>
    </style:style>
    <style:style style:name="ListLabel_20_2235" style:display-name="ListLabel 2235" style:family="text">
      <style:text-properties style:text-underline-style="none"/>
    </style:style>
    <style:style style:name="ListLabel_20_2236" style:display-name="ListLabel 2236" style:family="text">
      <style:text-properties style:text-underline-style="none"/>
    </style:style>
    <style:style style:name="ListLabel_20_2237" style:display-name="ListLabel 2237" style:family="text">
      <style:text-properties style:text-underline-style="none"/>
    </style:style>
    <style:style style:name="ListLabel_20_2238" style:display-name="ListLabel 2238" style:family="text">
      <style:text-properties style:text-underline-style="none"/>
    </style:style>
    <style:style style:name="ListLabel_20_2239" style:display-name="ListLabel 2239" style:family="text">
      <style:text-properties style:text-underline-style="none"/>
    </style:style>
    <style:style style:name="ListLabel_20_2240" style:display-name="ListLabel 2240" style:family="text">
      <style:text-properties style:text-underline-style="none"/>
    </style:style>
    <style:style style:name="ListLabel_20_2241" style:display-name="ListLabel 2241" style:family="text">
      <style:text-properties style:text-underline-style="none"/>
    </style:style>
    <style:style style:name="ListLabel_20_2242" style:display-name="ListLabel 2242" style:family="text">
      <style:text-properties style:text-underline-style="none"/>
    </style:style>
    <style:style style:name="ListLabel_20_2243" style:display-name="ListLabel 2243" style:family="text">
      <style:text-properties style:text-underline-style="none"/>
    </style:style>
    <style:style style:name="ListLabel_20_2244" style:display-name="ListLabel 2244" style:family="text">
      <style:text-properties style:text-underline-style="none"/>
    </style:style>
    <style:style style:name="ListLabel_20_2245" style:display-name="ListLabel 2245" style:family="text">
      <style:text-properties style:text-underline-style="none"/>
    </style:style>
    <style:style style:name="ListLabel_20_2246" style:display-name="ListLabel 2246" style:family="text">
      <style:text-properties style:text-underline-style="none"/>
    </style:style>
    <style:style style:name="ListLabel_20_2247" style:display-name="ListLabel 2247" style:family="text">
      <style:text-properties style:text-underline-style="none"/>
    </style:style>
    <style:style style:name="ListLabel_20_2248" style:display-name="ListLabel 2248" style:family="text">
      <style:text-properties style:text-underline-style="none"/>
    </style:style>
    <style:style style:name="ListLabel_20_2249" style:display-name="ListLabel 2249" style:family="text">
      <style:text-properties style:text-underline-style="none"/>
    </style:style>
    <style:style style:name="ListLabel_20_2250" style:display-name="ListLabel 2250" style:family="text">
      <style:text-properties style:text-underline-style="none"/>
    </style:style>
    <style:style style:name="ListLabel_20_2251" style:display-name="ListLabel 2251" style:family="text">
      <style:text-properties style:font-name="Roboto" fo:font-family="Roboto" style:font-family-generic="roman" style:font-pitch="variable" style:text-underline-style="none"/>
    </style:style>
    <style:style style:name="ListLabel_20_2252" style:display-name="ListLabel 2252" style:family="text">
      <style:text-properties style:font-name="Roboto" fo:font-family="Roboto" style:font-family-generic="roman" style:font-pitch="variable" style:text-underline-style="none"/>
    </style:style>
    <style:style style:name="ListLabel_20_2253" style:display-name="ListLabel 2253" style:family="text">
      <style:text-properties style:text-underline-style="none"/>
    </style:style>
    <style:style style:name="ListLabel_20_2254" style:display-name="ListLabel 2254" style:family="text">
      <style:text-properties style:text-underline-style="none"/>
    </style:style>
    <style:style style:name="ListLabel_20_2255" style:display-name="ListLabel 2255" style:family="text">
      <style:text-properties style:text-underline-style="none"/>
    </style:style>
    <style:style style:name="ListLabel_20_2256" style:display-name="ListLabel 2256" style:family="text">
      <style:text-properties style:text-underline-style="none"/>
    </style:style>
    <style:style style:name="ListLabel_20_2257" style:display-name="ListLabel 2257" style:family="text">
      <style:text-properties style:text-underline-style="none"/>
    </style:style>
    <style:style style:name="ListLabel_20_2258" style:display-name="ListLabel 2258" style:family="text">
      <style:text-properties style:text-underline-style="none"/>
    </style:style>
    <style:style style:name="ListLabel_20_2259" style:display-name="ListLabel 2259" style:family="text">
      <style:text-properties style:text-underline-style="none"/>
    </style:style>
    <style:style style:name="ListLabel_20_2260" style:display-name="ListLabel 2260" style:family="text">
      <style:text-properties style:text-underline-style="none"/>
    </style:style>
    <style:style style:name="ListLabel_20_2261" style:display-name="ListLabel 2261" style:family="text">
      <style:text-properties style:text-underline-style="none"/>
    </style:style>
    <style:style style:name="ListLabel_20_2262" style:display-name="ListLabel 2262" style:family="text">
      <style:text-properties style:text-underline-style="none"/>
    </style:style>
    <style:style style:name="ListLabel_20_2263" style:display-name="ListLabel 2263" style:family="text">
      <style:text-properties style:text-underline-style="none"/>
    </style:style>
    <style:style style:name="ListLabel_20_2264" style:display-name="ListLabel 2264" style:family="text">
      <style:text-properties style:text-underline-style="none"/>
    </style:style>
    <style:style style:name="ListLabel_20_2265" style:display-name="ListLabel 2265" style:family="text">
      <style:text-properties style:text-underline-style="none"/>
    </style:style>
    <style:style style:name="ListLabel_20_2266" style:display-name="ListLabel 2266" style:family="text">
      <style:text-properties style:text-underline-style="none"/>
    </style:style>
    <style:style style:name="ListLabel_20_2267" style:display-name="ListLabel 2267" style:family="text">
      <style:text-properties style:text-underline-style="none"/>
    </style:style>
    <style:style style:name="ListLabel_20_2268" style:display-name="ListLabel 2268" style:family="text">
      <style:text-properties style:text-underline-style="none"/>
    </style:style>
    <style:style style:name="ListLabel_20_2269" style:display-name="ListLabel 2269" style:family="text">
      <style:text-properties style:text-underline-style="none"/>
    </style:style>
    <style:style style:name="ListLabel_20_2270" style:display-name="ListLabel 2270" style:family="text">
      <style:text-properties style:text-underline-style="none"/>
    </style:style>
    <style:style style:name="ListLabel_20_2271" style:display-name="ListLabel 2271" style:family="text">
      <style:text-properties style:text-underline-style="none"/>
    </style:style>
    <style:style style:name="ListLabel_20_2272" style:display-name="ListLabel 2272" style:family="text">
      <style:text-properties style:text-underline-style="none"/>
    </style:style>
    <style:style style:name="ListLabel_20_2273" style:display-name="ListLabel 2273" style:family="text">
      <style:text-properties style:text-underline-style="none"/>
    </style:style>
    <style:style style:name="ListLabel_20_2274" style:display-name="ListLabel 2274" style:family="text">
      <style:text-properties style:text-underline-style="none"/>
    </style:style>
    <style:style style:name="ListLabel_20_2275" style:display-name="ListLabel 2275" style:family="text">
      <style:text-properties style:text-underline-style="none"/>
    </style:style>
    <style:style style:name="ListLabel_20_2276" style:display-name="ListLabel 2276" style:family="text">
      <style:text-properties style:text-underline-style="none"/>
    </style:style>
    <style:style style:name="ListLabel_20_2277" style:display-name="ListLabel 2277" style:family="text">
      <style:text-properties style:text-underline-style="none"/>
    </style:style>
    <style:style style:name="ListLabel_20_2278" style:display-name="ListLabel 2278" style:family="text">
      <style:text-properties style:font-name="Roboto" fo:font-family="Roboto" style:font-family-generic="roman" style:font-pitch="variable" style:text-underline-style="none"/>
    </style:style>
    <style:style style:name="ListLabel_20_2279" style:display-name="ListLabel 2279" style:family="text">
      <style:text-properties style:text-underline-style="none"/>
    </style:style>
    <style:style style:name="ListLabel_20_2280" style:display-name="ListLabel 2280" style:family="text">
      <style:text-properties style:text-underline-style="none"/>
    </style:style>
    <style:style style:name="ListLabel_20_2281" style:display-name="ListLabel 2281" style:family="text">
      <style:text-properties style:text-underline-style="none"/>
    </style:style>
    <style:style style:name="ListLabel_20_2282" style:display-name="ListLabel 2282" style:family="text">
      <style:text-properties style:text-underline-style="none"/>
    </style:style>
    <style:style style:name="ListLabel_20_2283" style:display-name="ListLabel 2283" style:family="text">
      <style:text-properties style:text-underline-style="none"/>
    </style:style>
    <style:style style:name="ListLabel_20_2284" style:display-name="ListLabel 2284" style:family="text">
      <style:text-properties style:text-underline-style="none"/>
    </style:style>
    <style:style style:name="ListLabel_20_2285" style:display-name="ListLabel 2285" style:family="text">
      <style:text-properties style:text-underline-style="none"/>
    </style:style>
    <style:style style:name="ListLabel_20_2286" style:display-name="ListLabel 2286" style:family="text">
      <style:text-properties style:text-underline-style="none"/>
    </style:style>
    <style:style style:name="ListLabel_20_2287" style:display-name="ListLabel 2287" style:family="text">
      <style:text-properties style:text-underline-style="none"/>
    </style:style>
    <style:style style:name="ListLabel_20_2288" style:display-name="ListLabel 2288" style:family="text">
      <style:text-properties style:text-underline-style="none"/>
    </style:style>
    <style:style style:name="ListLabel_20_2289" style:display-name="ListLabel 2289" style:family="text">
      <style:text-properties style:text-underline-style="none"/>
    </style:style>
    <style:style style:name="ListLabel_20_2290" style:display-name="ListLabel 2290" style:family="text">
      <style:text-properties style:text-underline-style="none"/>
    </style:style>
    <style:style style:name="ListLabel_20_2291" style:display-name="ListLabel 2291" style:family="text">
      <style:text-properties style:text-underline-style="none"/>
    </style:style>
    <style:style style:name="ListLabel_20_2292" style:display-name="ListLabel 2292" style:family="text">
      <style:text-properties style:text-underline-style="none"/>
    </style:style>
    <style:style style:name="ListLabel_20_2293" style:display-name="ListLabel 2293" style:family="text">
      <style:text-properties style:text-underline-style="none"/>
    </style:style>
    <style:style style:name="ListLabel_20_2294" style:display-name="ListLabel 2294" style:family="text">
      <style:text-properties style:text-underline-style="none"/>
    </style:style>
    <style:style style:name="ListLabel_20_2295" style:display-name="ListLabel 2295" style:family="text">
      <style:text-properties style:text-underline-style="none"/>
    </style:style>
    <style:style style:name="ListLabel_20_2296" style:display-name="ListLabel 2296" style:family="text">
      <style:text-properties style:text-underline-style="none"/>
    </style:style>
    <style:style style:name="ListLabel_20_2297" style:display-name="ListLabel 2297" style:family="text">
      <style:text-properties style:text-underline-style="none"/>
    </style:style>
    <style:style style:name="ListLabel_20_2298" style:display-name="ListLabel 2298" style:family="text">
      <style:text-properties style:text-underline-style="none"/>
    </style:style>
    <style:style style:name="ListLabel_20_2299" style:display-name="ListLabel 2299" style:family="text">
      <style:text-properties style:text-underline-style="none"/>
    </style:style>
    <style:style style:name="ListLabel_20_2300" style:display-name="ListLabel 2300" style:family="text">
      <style:text-properties style:text-underline-style="none"/>
    </style:style>
    <style:style style:name="ListLabel_20_2301" style:display-name="ListLabel 2301" style:family="text">
      <style:text-properties style:text-underline-style="none"/>
    </style:style>
    <style:style style:name="ListLabel_20_2302" style:display-name="ListLabel 2302" style:family="text">
      <style:text-properties style:text-underline-style="none"/>
    </style:style>
    <style:style style:name="ListLabel_20_2303" style:display-name="ListLabel 2303" style:family="text">
      <style:text-properties style:text-underline-style="none"/>
    </style:style>
    <style:style style:name="ListLabel_20_2304" style:display-name="ListLabel 2304" style:family="text">
      <style:text-properties style:text-underline-style="none"/>
    </style:style>
    <style:style style:name="ListLabel_20_2305" style:display-name="ListLabel 2305" style:family="text">
      <style:text-properties style:text-underline-style="none"/>
    </style:style>
    <style:style style:name="ListLabel_20_2306" style:display-name="ListLabel 2306" style:family="text">
      <style:text-properties style:text-underline-style="none"/>
    </style:style>
    <style:style style:name="ListLabel_20_2307" style:display-name="ListLabel 2307" style:family="text">
      <style:text-properties style:text-underline-style="none"/>
    </style:style>
    <style:style style:name="ListLabel_20_2308" style:display-name="ListLabel 2308" style:family="text">
      <style:text-properties style:text-underline-style="none"/>
    </style:style>
    <style:style style:name="ListLabel_20_2309" style:display-name="ListLabel 2309" style:family="text">
      <style:text-properties style:text-underline-style="none"/>
    </style:style>
    <style:style style:name="ListLabel_20_2310" style:display-name="ListLabel 2310" style:family="text">
      <style:text-properties style:text-underline-style="none"/>
    </style:style>
    <style:style style:name="ListLabel_20_2311" style:display-name="ListLabel 2311" style:family="text">
      <style:text-properties style:text-underline-style="none"/>
    </style:style>
    <style:style style:name="ListLabel_20_2312" style:display-name="ListLabel 2312" style:family="text">
      <style:text-properties style:text-underline-style="none"/>
    </style:style>
    <style:style style:name="ListLabel_20_2313" style:display-name="ListLabel 2313" style:family="text">
      <style:text-properties style:text-underline-style="none"/>
    </style:style>
    <style:style style:name="ListLabel_20_2314" style:display-name="ListLabel 2314" style:family="text">
      <style:text-properties style:text-underline-style="none"/>
    </style:style>
    <style:style style:name="ListLabel_20_2315" style:display-name="ListLabel 2315" style:family="text">
      <style:text-properties style:text-underline-style="none"/>
    </style:style>
    <style:style style:name="ListLabel_20_2316" style:display-name="ListLabel 2316" style:family="text">
      <style:text-properties style:text-underline-style="none"/>
    </style:style>
    <style:style style:name="ListLabel_20_2317" style:display-name="ListLabel 2317" style:family="text">
      <style:text-properties style:text-underline-style="none"/>
    </style:style>
    <style:style style:name="ListLabel_20_2318" style:display-name="ListLabel 2318" style:family="text">
      <style:text-properties style:text-underline-style="none"/>
    </style:style>
    <style:style style:name="ListLabel_20_2319" style:display-name="ListLabel 2319" style:family="text">
      <style:text-properties style:text-underline-style="none"/>
    </style:style>
    <style:style style:name="ListLabel_20_2320" style:display-name="ListLabel 2320" style:family="text">
      <style:text-properties style:text-underline-style="none"/>
    </style:style>
    <style:style style:name="ListLabel_20_2321" style:display-name="ListLabel 2321" style:family="text">
      <style:text-properties style:text-underline-style="none"/>
    </style:style>
    <style:style style:name="ListLabel_20_2322" style:display-name="ListLabel 2322" style:family="text">
      <style:text-properties style:text-underline-style="none"/>
    </style:style>
    <style:style style:name="ListLabel_20_2323" style:display-name="ListLabel 2323" style:family="text">
      <style:text-properties style:text-underline-style="none"/>
    </style:style>
    <style:style style:name="ListLabel_20_2324" style:display-name="ListLabel 2324" style:family="text">
      <style:text-properties style:text-underline-style="none"/>
    </style:style>
    <style:style style:name="ListLabel_20_2325" style:display-name="ListLabel 2325" style:family="text">
      <style:text-properties style:text-underline-style="none"/>
    </style:style>
    <style:style style:name="ListLabel_20_2326" style:display-name="ListLabel 2326" style:family="text">
      <style:text-properties style:text-underline-style="none"/>
    </style:style>
    <style:style style:name="ListLabel_20_2327" style:display-name="ListLabel 2327" style:family="text">
      <style:text-properties style:text-underline-style="none"/>
    </style:style>
    <style:style style:name="ListLabel_20_2328" style:display-name="ListLabel 2328" style:family="text">
      <style:text-properties style:text-underline-style="none"/>
    </style:style>
    <style:style style:name="ListLabel_20_2329" style:display-name="ListLabel 2329" style:family="text">
      <style:text-properties style:text-underline-style="none"/>
    </style:style>
    <style:style style:name="ListLabel_20_2330" style:display-name="ListLabel 2330" style:family="text">
      <style:text-properties style:text-underline-style="none"/>
    </style:style>
    <style:style style:name="ListLabel_20_2331" style:display-name="ListLabel 2331" style:family="text">
      <style:text-properties style:text-underline-style="none"/>
    </style:style>
    <style:style style:name="ListLabel_20_2332" style:display-name="ListLabel 2332" style:family="text">
      <style:text-properties style:text-underline-style="none"/>
    </style:style>
    <style:style style:name="ListLabel_20_2333" style:display-name="ListLabel 2333" style:family="text">
      <style:text-properties style:text-underline-style="none"/>
    </style:style>
    <style:style style:name="ListLabel_20_2334" style:display-name="ListLabel 2334" style:family="text">
      <style:text-properties style:text-underline-style="none"/>
    </style:style>
    <style:style style:name="ListLabel_20_2335" style:display-name="ListLabel 2335" style:family="text">
      <style:text-properties style:text-underline-style="none"/>
    </style:style>
    <style:style style:name="ListLabel_20_2336" style:display-name="ListLabel 2336" style:family="text">
      <style:text-properties style:text-underline-style="none"/>
    </style:style>
    <style:style style:name="ListLabel_20_2337" style:display-name="ListLabel 2337" style:family="text">
      <style:text-properties style:text-underline-style="none"/>
    </style:style>
    <style:style style:name="ListLabel_20_2338" style:display-name="ListLabel 2338" style:family="text">
      <style:text-properties style:text-underline-style="none"/>
    </style:style>
    <style:style style:name="ListLabel_20_2339" style:display-name="ListLabel 2339" style:family="text">
      <style:text-properties style:text-underline-style="none"/>
    </style:style>
    <style:style style:name="ListLabel_20_2340" style:display-name="ListLabel 2340" style:family="text">
      <style:text-properties style:text-underline-style="none"/>
    </style:style>
    <style:style style:name="ListLabel_20_2341" style:display-name="ListLabel 2341" style:family="text">
      <style:text-properties style:text-underline-style="none"/>
    </style:style>
    <style:style style:name="ListLabel_20_2342" style:display-name="ListLabel 2342" style:family="text">
      <style:text-properties style:text-underline-style="none"/>
    </style:style>
    <style:style style:name="ListLabel_20_2343" style:display-name="ListLabel 2343" style:family="text">
      <style:text-properties style:text-underline-style="none"/>
    </style:style>
    <style:style style:name="ListLabel_20_2344" style:display-name="ListLabel 2344" style:family="text">
      <style:text-properties style:text-underline-style="none"/>
    </style:style>
    <style:style style:name="ListLabel_20_2345" style:display-name="ListLabel 2345" style:family="text">
      <style:text-properties style:text-underline-style="none"/>
    </style:style>
    <style:style style:name="ListLabel_20_2346" style:display-name="ListLabel 2346" style:family="text">
      <style:text-properties style:text-underline-style="none"/>
    </style:style>
    <style:style style:name="ListLabel_20_2347" style:display-name="ListLabel 2347" style:family="text">
      <style:text-properties style:text-underline-style="none"/>
    </style:style>
    <style:style style:name="ListLabel_20_2348" style:display-name="ListLabel 2348" style:family="text">
      <style:text-properties style:text-underline-style="none"/>
    </style:style>
    <style:style style:name="ListLabel_20_2349" style:display-name="ListLabel 2349" style:family="text">
      <style:text-properties style:text-underline-style="none"/>
    </style:style>
    <style:style style:name="ListLabel_20_2350" style:display-name="ListLabel 2350" style:family="text">
      <style:text-properties style:text-underline-style="none"/>
    </style:style>
    <style:style style:name="ListLabel_20_2351" style:display-name="ListLabel 2351" style:family="text">
      <style:text-properties style:text-underline-style="none"/>
    </style:style>
    <style:style style:name="ListLabel_20_2352" style:display-name="ListLabel 2352" style:family="text">
      <style:text-properties style:text-underline-style="none"/>
    </style:style>
    <style:style style:name="ListLabel_20_2353" style:display-name="ListLabel 2353" style:family="text">
      <style:text-properties style:text-underline-style="none"/>
    </style:style>
    <style:style style:name="ListLabel_20_2354" style:display-name="ListLabel 2354" style:family="text">
      <style:text-properties style:text-underline-style="none"/>
    </style:style>
    <style:style style:name="ListLabel_20_2355" style:display-name="ListLabel 2355" style:family="text">
      <style:text-properties style:text-underline-style="none"/>
    </style:style>
    <style:style style:name="ListLabel_20_2356" style:display-name="ListLabel 2356" style:family="text">
      <style:text-properties style:text-underline-style="none"/>
    </style:style>
    <style:style style:name="ListLabel_20_2357" style:display-name="ListLabel 2357" style:family="text">
      <style:text-properties style:text-underline-style="none"/>
    </style:style>
    <style:style style:name="ListLabel_20_2358" style:display-name="ListLabel 2358" style:family="text">
      <style:text-properties style:text-underline-style="none"/>
    </style:style>
    <style:style style:name="ListLabel_20_2359" style:display-name="ListLabel 2359" style:family="text">
      <style:text-properties style:text-underline-style="none"/>
    </style:style>
    <style:style style:name="ListLabel_20_2360" style:display-name="ListLabel 2360" style:family="text">
      <style:text-properties style:text-underline-style="none"/>
    </style:style>
    <style:style style:name="ListLabel_20_2361" style:display-name="ListLabel 2361" style:family="text">
      <style:text-properties style:text-underline-style="none"/>
    </style:style>
    <style:style style:name="ListLabel_20_2362" style:display-name="ListLabel 2362" style:family="text">
      <style:text-properties style:text-underline-style="none"/>
    </style:style>
    <style:style style:name="ListLabel_20_2363" style:display-name="ListLabel 2363" style:family="text">
      <style:text-properties style:text-underline-style="none"/>
    </style:style>
    <style:style style:name="ListLabel_20_2364" style:display-name="ListLabel 2364" style:family="text">
      <style:text-properties style:text-underline-style="none"/>
    </style:style>
    <style:style style:name="ListLabel_20_2365" style:display-name="ListLabel 2365" style:family="text">
      <style:text-properties style:text-underline-style="none"/>
    </style:style>
    <style:style style:name="ListLabel_20_2366" style:display-name="ListLabel 2366" style:family="text">
      <style:text-properties style:text-underline-style="none"/>
    </style:style>
    <style:style style:name="ListLabel_20_2367" style:display-name="ListLabel 2367" style:family="text">
      <style:text-properties style:text-underline-style="none"/>
    </style:style>
    <style:style style:name="ListLabel_20_2368" style:display-name="ListLabel 2368" style:family="text">
      <style:text-properties style:text-underline-style="none"/>
    </style:style>
    <style:style style:name="ListLabel_20_2369" style:display-name="ListLabel 2369" style:family="text">
      <style:text-properties style:text-underline-style="none"/>
    </style:style>
    <style:style style:name="ListLabel_20_2370" style:display-name="ListLabel 2370" style:family="text">
      <style:text-properties style:text-underline-style="none"/>
    </style:style>
    <style:style style:name="ListLabel_20_2371" style:display-name="ListLabel 2371" style:family="text">
      <style:text-properties style:text-underline-style="none"/>
    </style:style>
    <style:style style:name="ListLabel_20_2372" style:display-name="ListLabel 2372" style:family="text">
      <style:text-properties style:text-underline-style="none"/>
    </style:style>
    <style:style style:name="ListLabel_20_2373" style:display-name="ListLabel 2373" style:family="text">
      <style:text-properties style:text-underline-style="none"/>
    </style:style>
    <style:style style:name="ListLabel_20_2374" style:display-name="ListLabel 2374" style:family="text">
      <style:text-properties style:text-underline-style="none"/>
    </style:style>
    <style:style style:name="ListLabel_20_2375" style:display-name="ListLabel 2375" style:family="text">
      <style:text-properties style:text-underline-style="none"/>
    </style:style>
    <style:style style:name="ListLabel_20_2376" style:display-name="ListLabel 2376" style:family="text">
      <style:text-properties style:text-underline-style="none"/>
    </style:style>
    <style:style style:name="ListLabel_20_2377" style:display-name="ListLabel 2377" style:family="text">
      <style:text-properties style:text-underline-style="none"/>
    </style:style>
    <style:style style:name="ListLabel_20_2378" style:display-name="ListLabel 2378" style:family="text">
      <style:text-properties style:text-underline-style="none"/>
    </style:style>
    <style:style style:name="ListLabel_20_2379" style:display-name="ListLabel 2379" style:family="text">
      <style:text-properties style:text-underline-style="none"/>
    </style:style>
    <style:style style:name="ListLabel_20_2380" style:display-name="ListLabel 2380" style:family="text">
      <style:text-properties style:text-underline-style="none"/>
    </style:style>
    <style:style style:name="ListLabel_20_2381" style:display-name="ListLabel 2381" style:family="text">
      <style:text-properties style:text-underline-style="none"/>
    </style:style>
    <style:style style:name="ListLabel_20_2382" style:display-name="ListLabel 2382" style:family="text">
      <style:text-properties style:text-underline-style="none"/>
    </style:style>
    <style:style style:name="ListLabel_20_2383" style:display-name="ListLabel 2383" style:family="text">
      <style:text-properties style:text-underline-style="none"/>
    </style:style>
    <style:style style:name="ListLabel_20_2384" style:display-name="ListLabel 2384" style:family="text">
      <style:text-properties style:text-underline-style="none"/>
    </style:style>
    <style:style style:name="ListLabel_20_2385" style:display-name="ListLabel 2385" style:family="text">
      <style:text-properties style:text-underline-style="none"/>
    </style:style>
    <style:style style:name="ListLabel_20_2386" style:display-name="ListLabel 2386" style:family="text">
      <style:text-properties style:text-underline-style="none"/>
    </style:style>
    <style:style style:name="ListLabel_20_2387" style:display-name="ListLabel 2387" style:family="text">
      <style:text-properties style:text-underline-style="none"/>
    </style:style>
    <style:style style:name="ListLabel_20_2388" style:display-name="ListLabel 2388" style:family="text">
      <style:text-properties style:text-underline-style="none"/>
    </style:style>
    <style:style style:name="ListLabel_20_2389" style:display-name="ListLabel 2389" style:family="text">
      <style:text-properties style:text-underline-style="none"/>
    </style:style>
    <style:style style:name="ListLabel_20_2390" style:display-name="ListLabel 2390" style:family="text">
      <style:text-properties style:text-underline-style="none"/>
    </style:style>
    <style:style style:name="ListLabel_20_2391" style:display-name="ListLabel 2391" style:family="text">
      <style:text-properties style:text-underline-style="none"/>
    </style:style>
    <style:style style:name="ListLabel_20_2392" style:display-name="ListLabel 2392" style:family="text">
      <style:text-properties style:text-underline-style="none"/>
    </style:style>
    <style:style style:name="ListLabel_20_2393" style:display-name="ListLabel 2393" style:family="text">
      <style:text-properties style:text-underline-style="none"/>
    </style:style>
    <style:style style:name="ListLabel_20_2394" style:display-name="ListLabel 2394" style:family="text">
      <style:text-properties style:text-underline-style="none"/>
    </style:style>
    <style:style style:name="ListLabel_20_2395" style:display-name="ListLabel 2395" style:family="text">
      <style:text-properties style:text-underline-style="none"/>
    </style:style>
    <style:style style:name="ListLabel_20_2396" style:display-name="ListLabel 2396" style:family="text">
      <style:text-properties style:text-underline-style="none"/>
    </style:style>
    <style:style style:name="ListLabel_20_2397" style:display-name="ListLabel 2397" style:family="text">
      <style:text-properties style:text-underline-style="none"/>
    </style:style>
    <style:style style:name="ListLabel_20_2398" style:display-name="ListLabel 2398" style:family="text">
      <style:text-properties style:text-underline-style="none"/>
    </style:style>
    <style:style style:name="ListLabel_20_2399" style:display-name="ListLabel 2399" style:family="text">
      <style:text-properties style:text-underline-style="none"/>
    </style:style>
    <style:style style:name="ListLabel_20_2400" style:display-name="ListLabel 2400" style:family="text">
      <style:text-properties style:text-underline-style="none"/>
    </style:style>
    <style:style style:name="ListLabel_20_2401" style:display-name="ListLabel 2401" style:family="text">
      <style:text-properties style:text-underline-style="none"/>
    </style:style>
    <style:style style:name="ListLabel_20_2402" style:display-name="ListLabel 2402" style:family="text">
      <style:text-properties style:text-underline-style="none"/>
    </style:style>
    <style:style style:name="ListLabel_20_2403" style:display-name="ListLabel 2403" style:family="text">
      <style:text-properties style:text-underline-style="none"/>
    </style:style>
    <style:style style:name="ListLabel_20_2404" style:display-name="ListLabel 2404" style:family="text">
      <style:text-properties style:text-underline-style="none" fo:font-weight="bold"/>
    </style:style>
    <style:style style:name="ListLabel_20_2405" style:display-name="ListLabel 2405" style:family="text">
      <style:text-properties style:text-underline-style="none"/>
    </style:style>
    <style:style style:name="ListLabel_20_2406" style:display-name="ListLabel 2406" style:family="text">
      <style:text-properties style:text-underline-style="none"/>
    </style:style>
    <style:style style:name="ListLabel_20_2407" style:display-name="ListLabel 2407" style:family="text">
      <style:text-properties style:text-underline-style="none"/>
    </style:style>
    <style:style style:name="ListLabel_20_2408" style:display-name="ListLabel 2408" style:family="text">
      <style:text-properties style:text-underline-style="none"/>
    </style:style>
    <style:style style:name="ListLabel_20_2409" style:display-name="ListLabel 2409" style:family="text">
      <style:text-properties style:text-underline-style="none"/>
    </style:style>
    <style:style style:name="ListLabel_20_2410" style:display-name="ListLabel 2410" style:family="text">
      <style:text-properties style:text-underline-style="none"/>
    </style:style>
    <style:style style:name="ListLabel_20_2411" style:display-name="ListLabel 2411" style:family="text">
      <style:text-properties style:text-underline-style="none"/>
    </style:style>
    <style:style style:name="ListLabel_20_2412" style:display-name="ListLabel 2412" style:family="text">
      <style:text-properties style:text-underline-style="none"/>
    </style:style>
    <style:style style:name="ListLabel_20_2413" style:display-name="ListLabel 2413" style:family="text">
      <style:text-properties style:text-underline-style="none"/>
    </style:style>
    <style:style style:name="ListLabel_20_2414" style:display-name="ListLabel 2414" style:family="text">
      <style:text-properties style:text-underline-style="none"/>
    </style:style>
    <style:style style:name="ListLabel_20_2415" style:display-name="ListLabel 2415" style:family="text">
      <style:text-properties style:text-underline-style="none"/>
    </style:style>
    <style:style style:name="ListLabel_20_2416" style:display-name="ListLabel 2416" style:family="text">
      <style:text-properties style:text-underline-style="none"/>
    </style:style>
    <style:style style:name="ListLabel_20_2417" style:display-name="ListLabel 2417" style:family="text">
      <style:text-properties style:text-underline-style="none"/>
    </style:style>
    <style:style style:name="ListLabel_20_2418" style:display-name="ListLabel 2418" style:family="text">
      <style:text-properties style:text-underline-style="none"/>
    </style:style>
    <style:style style:name="ListLabel_20_2419" style:display-name="ListLabel 2419" style:family="text">
      <style:text-properties style:text-underline-style="none"/>
    </style:style>
    <style:style style:name="ListLabel_20_2420" style:display-name="ListLabel 2420" style:family="text">
      <style:text-properties style:text-underline-style="none"/>
    </style:style>
    <style:style style:name="ListLabel_20_2421" style:display-name="ListLabel 2421" style:family="text">
      <style:text-properties style:text-underline-style="none"/>
    </style:style>
    <style:style style:name="ListLabel_20_2422" style:display-name="ListLabel 2422" style:family="text">
      <style:text-properties style:text-underline-style="none"/>
    </style:style>
    <style:style style:name="ListLabel_20_2423" style:display-name="ListLabel 2423" style:family="text">
      <style:text-properties style:text-underline-style="none"/>
    </style:style>
    <style:style style:name="ListLabel_20_2424" style:display-name="ListLabel 2424" style:family="text">
      <style:text-properties style:text-underline-style="none"/>
    </style:style>
    <style:style style:name="ListLabel_20_2425" style:display-name="ListLabel 2425" style:family="text">
      <style:text-properties style:text-underline-style="none"/>
    </style:style>
    <style:style style:name="ListLabel_20_2426" style:display-name="ListLabel 2426" style:family="text">
      <style:text-properties style:text-underline-style="none"/>
    </style:style>
    <style:style style:name="ListLabel_20_2427" style:display-name="ListLabel 2427" style:family="text">
      <style:text-properties style:text-underline-style="none"/>
    </style:style>
    <style:style style:name="ListLabel_20_2428" style:display-name="ListLabel 2428" style:family="text">
      <style:text-properties style:text-underline-style="none"/>
    </style:style>
    <style:style style:name="ListLabel_20_2429" style:display-name="ListLabel 2429" style:family="text">
      <style:text-properties style:text-underline-style="none"/>
    </style:style>
    <style:style style:name="ListLabel_20_2430" style:display-name="ListLabel 2430" style:family="text">
      <style:text-properties style:text-underline-style="none"/>
    </style:style>
    <style:style style:name="ListLabel_20_2431" style:display-name="ListLabel 2431" style:family="text">
      <style:text-properties style:text-underline-style="none"/>
    </style:style>
    <style:style style:name="ListLabel_20_2432" style:display-name="ListLabel 2432" style:family="text">
      <style:text-properties style:text-underline-style="none"/>
    </style:style>
    <style:style style:name="ListLabel_20_2433" style:display-name="ListLabel 2433" style:family="text">
      <style:text-properties style:text-underline-style="none"/>
    </style:style>
    <style:style style:name="ListLabel_20_2434" style:display-name="ListLabel 2434" style:family="text">
      <style:text-properties style:text-underline-style="none"/>
    </style:style>
    <style:style style:name="ListLabel_20_2435" style:display-name="ListLabel 2435" style:family="text">
      <style:text-properties style:text-underline-style="none"/>
    </style:style>
    <style:style style:name="ListLabel_20_2436" style:display-name="ListLabel 2436" style:family="text">
      <style:text-properties style:text-underline-style="none"/>
    </style:style>
    <style:style style:name="ListLabel_20_2437" style:display-name="ListLabel 2437" style:family="text">
      <style:text-properties style:text-underline-style="none"/>
    </style:style>
    <style:style style:name="ListLabel_20_2438" style:display-name="ListLabel 2438" style:family="text">
      <style:text-properties style:text-underline-style="none"/>
    </style:style>
    <style:style style:name="ListLabel_20_2439" style:display-name="ListLabel 2439" style:family="text">
      <style:text-properties style:text-underline-style="none"/>
    </style:style>
    <style:style style:name="ListLabel_20_2440" style:display-name="ListLabel 2440" style:family="text">
      <style:text-properties style:text-underline-style="none"/>
    </style:style>
    <style:style style:name="ListLabel_20_2441" style:display-name="ListLabel 2441" style:family="text">
      <style:text-properties style:text-underline-style="none"/>
    </style:style>
    <style:style style:name="ListLabel_20_2442" style:display-name="ListLabel 2442" style:family="text">
      <style:text-properties style:text-underline-style="none"/>
    </style:style>
    <style:style style:name="ListLabel_20_2443" style:display-name="ListLabel 2443" style:family="text">
      <style:text-properties style:text-underline-style="none"/>
    </style:style>
    <style:style style:name="ListLabel_20_2444" style:display-name="ListLabel 2444" style:family="text">
      <style:text-properties style:text-underline-style="none"/>
    </style:style>
    <style:style style:name="ListLabel_20_2445" style:display-name="ListLabel 2445" style:family="text">
      <style:text-properties style:text-underline-style="none"/>
    </style:style>
    <style:style style:name="ListLabel_20_2446" style:display-name="ListLabel 2446" style:family="text">
      <style:text-properties style:text-underline-style="none"/>
    </style:style>
    <style:style style:name="ListLabel_20_2447" style:display-name="ListLabel 2447" style:family="text">
      <style:text-properties style:text-underline-style="none"/>
    </style:style>
    <style:style style:name="ListLabel_20_2448" style:display-name="ListLabel 2448" style:family="text">
      <style:text-properties style:text-underline-style="none"/>
    </style:style>
    <style:style style:name="ListLabel_20_2449" style:display-name="ListLabel 2449" style:family="text">
      <style:text-properties style:text-underline-style="none"/>
    </style:style>
    <style:style style:name="ListLabel_20_2450" style:display-name="ListLabel 2450" style:family="text">
      <style:text-properties style:text-underline-style="none"/>
    </style:style>
    <style:style style:name="ListLabel_20_2451" style:display-name="ListLabel 2451" style:family="text">
      <style:text-properties style:text-underline-style="none"/>
    </style:style>
    <style:style style:name="ListLabel_20_2452" style:display-name="ListLabel 2452" style:family="text">
      <style:text-properties style:text-underline-style="none"/>
    </style:style>
    <style:style style:name="ListLabel_20_2453" style:display-name="ListLabel 2453" style:family="text">
      <style:text-properties style:text-underline-style="none"/>
    </style:style>
    <style:style style:name="ListLabel_20_2454" style:display-name="ListLabel 2454" style:family="text">
      <style:text-properties style:text-underline-style="none"/>
    </style:style>
    <style:style style:name="ListLabel_20_2455" style:display-name="ListLabel 2455" style:family="text">
      <style:text-properties style:text-underline-style="none"/>
    </style:style>
    <style:style style:name="ListLabel_20_2456" style:display-name="ListLabel 2456" style:family="text">
      <style:text-properties style:text-underline-style="none"/>
    </style:style>
    <style:style style:name="ListLabel_20_2457" style:display-name="ListLabel 2457" style:family="text">
      <style:text-properties style:text-underline-style="none"/>
    </style:style>
    <style:style style:name="ListLabel_20_2458" style:display-name="ListLabel 2458" style:family="text">
      <style:text-properties style:text-underline-style="none"/>
    </style:style>
    <style:style style:name="ListLabel_20_2459" style:display-name="ListLabel 2459" style:family="text">
      <style:text-properties style:text-underline-style="none"/>
    </style:style>
    <style:style style:name="ListLabel_20_2460" style:display-name="ListLabel 2460" style:family="text">
      <style:text-properties style:text-underline-style="none"/>
    </style:style>
    <style:style style:name="ListLabel_20_2461" style:display-name="ListLabel 2461" style:family="text">
      <style:text-properties style:text-underline-style="none"/>
    </style:style>
    <style:style style:name="ListLabel_20_2462" style:display-name="ListLabel 2462" style:family="text">
      <style:text-properties style:text-underline-style="none"/>
    </style:style>
    <style:style style:name="ListLabel_20_2463" style:display-name="ListLabel 2463" style:family="text">
      <style:text-properties style:text-underline-style="none"/>
    </style:style>
    <style:style style:name="ListLabel_20_2464" style:display-name="ListLabel 2464" style:family="text">
      <style:text-properties style:text-underline-style="none"/>
    </style:style>
    <style:style style:name="ListLabel_20_2465" style:display-name="ListLabel 2465" style:family="text">
      <style:text-properties style:text-underline-style="none"/>
    </style:style>
    <style:style style:name="ListLabel_20_2466" style:display-name="ListLabel 2466" style:family="text">
      <style:text-properties style:text-underline-style="none"/>
    </style:style>
    <style:style style:name="ListLabel_20_2467" style:display-name="ListLabel 2467" style:family="text">
      <style:text-properties style:text-underline-style="none"/>
    </style:style>
    <style:style style:name="ListLabel_20_2468" style:display-name="ListLabel 2468" style:family="text">
      <style:text-properties style:text-underline-style="none"/>
    </style:style>
    <style:style style:name="ListLabel_20_2469" style:display-name="ListLabel 2469" style:family="text">
      <style:text-properties style:text-underline-style="none"/>
    </style:style>
    <style:style style:name="ListLabel_20_2470" style:display-name="ListLabel 2470" style:family="text">
      <style:text-properties style:text-underline-style="none"/>
    </style:style>
    <style:style style:name="ListLabel_20_2471" style:display-name="ListLabel 2471" style:family="text">
      <style:text-properties style:text-underline-style="none"/>
    </style:style>
    <style:style style:name="ListLabel_20_2472" style:display-name="ListLabel 2472" style:family="text">
      <style:text-properties style:text-underline-style="none"/>
    </style:style>
    <style:style style:name="ListLabel_20_2473" style:display-name="ListLabel 2473" style:family="text">
      <style:text-properties style:text-underline-style="none"/>
    </style:style>
    <style:style style:name="ListLabel_20_2474" style:display-name="ListLabel 2474" style:family="text">
      <style:text-properties style:text-underline-style="none"/>
    </style:style>
    <style:style style:name="ListLabel_20_2475" style:display-name="ListLabel 2475" style:family="text">
      <style:text-properties style:text-underline-style="none"/>
    </style:style>
    <style:style style:name="ListLabel_20_2476" style:display-name="ListLabel 2476" style:family="text">
      <style:text-properties style:text-underline-style="none"/>
    </style:style>
    <style:style style:name="ListLabel_20_2477" style:display-name="ListLabel 2477" style:family="text">
      <style:text-properties style:text-underline-style="none"/>
    </style:style>
    <style:style style:name="ListLabel_20_2478" style:display-name="ListLabel 2478" style:family="text">
      <style:text-properties style:text-underline-style="none"/>
    </style:style>
    <style:style style:name="ListLabel_20_2479" style:display-name="ListLabel 2479" style:family="text">
      <style:text-properties style:text-underline-style="none"/>
    </style:style>
    <style:style style:name="ListLabel_20_2480" style:display-name="ListLabel 2480" style:family="text">
      <style:text-properties style:text-underline-style="none"/>
    </style:style>
    <style:style style:name="ListLabel_20_2481" style:display-name="ListLabel 2481" style:family="text">
      <style:text-properties style:text-underline-style="none"/>
    </style:style>
    <style:style style:name="ListLabel_20_2482" style:display-name="ListLabel 2482" style:family="text">
      <style:text-properties style:text-underline-style="none"/>
    </style:style>
    <style:style style:name="ListLabel_20_2483" style:display-name="ListLabel 2483" style:family="text">
      <style:text-properties style:text-underline-style="none"/>
    </style:style>
    <style:style style:name="ListLabel_20_2484" style:display-name="ListLabel 2484" style:family="text">
      <style:text-properties style:text-underline-style="none"/>
    </style:style>
    <style:style style:name="ListLabel_20_2485" style:display-name="ListLabel 2485" style:family="text">
      <style:text-properties style:text-underline-style="none"/>
    </style:style>
    <style:style style:name="ListLabel_20_2486" style:display-name="ListLabel 2486" style:family="text">
      <style:text-properties style:text-underline-style="none"/>
    </style:style>
    <style:style style:name="ListLabel_20_2487" style:display-name="ListLabel 2487" style:family="text">
      <style:text-properties style:text-underline-style="none"/>
    </style:style>
    <style:style style:name="ListLabel_20_2488" style:display-name="ListLabel 2488" style:family="text">
      <style:text-properties style:text-underline-style="none"/>
    </style:style>
    <style:style style:name="ListLabel_20_2489" style:display-name="ListLabel 2489" style:family="text">
      <style:text-properties style:text-underline-style="none"/>
    </style:style>
    <style:style style:name="ListLabel_20_2490" style:display-name="ListLabel 2490" style:family="text">
      <style:text-properties style:text-underline-style="none"/>
    </style:style>
    <style:style style:name="ListLabel_20_2491" style:display-name="ListLabel 2491" style:family="text">
      <style:text-properties style:text-underline-style="none"/>
    </style:style>
    <style:style style:name="ListLabel_20_2492" style:display-name="ListLabel 2492" style:family="text">
      <style:text-properties style:text-underline-style="none"/>
    </style:style>
    <style:style style:name="ListLabel_20_2493" style:display-name="ListLabel 2493" style:family="text">
      <style:text-properties style:text-underline-style="none"/>
    </style:style>
    <style:style style:name="ListLabel_20_2494" style:display-name="ListLabel 2494" style:family="text">
      <style:text-properties style:text-underline-style="none"/>
    </style:style>
    <style:style style:name="ListLabel_20_2495" style:display-name="ListLabel 2495" style:family="text">
      <style:text-properties style:text-underline-style="none"/>
    </style:style>
    <style:style style:name="ListLabel_20_2496" style:display-name="ListLabel 2496" style:family="text">
      <style:text-properties style:text-underline-style="none"/>
    </style:style>
    <style:style style:name="ListLabel_20_2497" style:display-name="ListLabel 2497" style:family="text">
      <style:text-properties style:text-underline-style="none"/>
    </style:style>
    <style:style style:name="ListLabel_20_2498" style:display-name="ListLabel 2498" style:family="text">
      <style:text-properties style:text-underline-style="none"/>
    </style:style>
    <style:style style:name="ListLabel_20_2499" style:display-name="ListLabel 2499" style:family="text">
      <style:text-properties style:text-underline-style="none"/>
    </style:style>
    <style:style style:name="ListLabel_20_2500" style:display-name="ListLabel 2500" style:family="text">
      <style:text-properties style:text-underline-style="none"/>
    </style:style>
    <style:style style:name="ListLabel_20_2501" style:display-name="ListLabel 2501" style:family="text">
      <style:text-properties style:text-underline-style="none"/>
    </style:style>
    <style:style style:name="ListLabel_20_2502" style:display-name="ListLabel 2502" style:family="text">
      <style:text-properties style:text-underline-style="none"/>
    </style:style>
    <style:style style:name="ListLabel_20_2503" style:display-name="ListLabel 2503" style:family="text">
      <style:text-properties style:text-underline-style="none"/>
    </style:style>
    <style:style style:name="ListLabel_20_2504" style:display-name="ListLabel 2504" style:family="text">
      <style:text-properties style:text-underline-style="none"/>
    </style:style>
    <style:style style:name="ListLabel_20_2505" style:display-name="ListLabel 2505" style:family="text">
      <style:text-properties style:text-underline-style="none"/>
    </style:style>
    <style:style style:name="ListLabel_20_2506" style:display-name="ListLabel 2506" style:family="text">
      <style:text-properties style:text-underline-style="none"/>
    </style:style>
    <style:style style:name="ListLabel_20_2507" style:display-name="ListLabel 2507" style:family="text">
      <style:text-properties style:text-underline-style="none"/>
    </style:style>
    <style:style style:name="ListLabel_20_2508" style:display-name="ListLabel 2508" style:family="text">
      <style:text-properties style:text-underline-style="none"/>
    </style:style>
    <style:style style:name="ListLabel_20_2509" style:display-name="ListLabel 2509" style:family="text">
      <style:text-properties style:text-underline-style="none"/>
    </style:style>
    <style:style style:name="ListLabel_20_2510" style:display-name="ListLabel 2510" style:family="text">
      <style:text-properties style:text-underline-style="none"/>
    </style:style>
    <style:style style:name="ListLabel_20_2511" style:display-name="ListLabel 2511" style:family="text">
      <style:text-properties style:text-underline-style="none"/>
    </style:style>
    <style:style style:name="ListLabel_20_2512" style:display-name="ListLabel 2512" style:family="text">
      <style:text-properties style:font-name="Roboto" fo:font-family="Roboto" style:font-family-generic="roman" style:font-pitch="variable" style:text-underline-style="none"/>
    </style:style>
    <style:style style:name="ListLabel_20_2513" style:display-name="ListLabel 2513" style:family="text">
      <style:text-properties style:text-underline-style="none"/>
    </style:style>
    <style:style style:name="ListLabel_20_2514" style:display-name="ListLabel 2514" style:family="text">
      <style:text-properties style:text-underline-style="none"/>
    </style:style>
    <style:style style:name="ListLabel_20_2515" style:display-name="ListLabel 2515" style:family="text">
      <style:text-properties style:text-underline-style="none"/>
    </style:style>
    <style:style style:name="ListLabel_20_2516" style:display-name="ListLabel 2516" style:family="text">
      <style:text-properties style:text-underline-style="none"/>
    </style:style>
    <style:style style:name="ListLabel_20_2517" style:display-name="ListLabel 2517" style:family="text">
      <style:text-properties style:text-underline-style="none"/>
    </style:style>
    <style:style style:name="ListLabel_20_2518" style:display-name="ListLabel 2518" style:family="text">
      <style:text-properties style:text-underline-style="none"/>
    </style:style>
    <style:style style:name="ListLabel_20_2519" style:display-name="ListLabel 2519" style:family="text">
      <style:text-properties style:text-underline-style="none"/>
    </style:style>
    <style:style style:name="ListLabel_20_2520" style:display-name="ListLabel 2520" style:family="text">
      <style:text-properties style:text-underline-style="none"/>
    </style:style>
    <style:style style:name="ListLabel_20_2521" style:display-name="ListLabel 2521" style:family="text">
      <style:text-properties style:text-underline-style="none"/>
    </style:style>
    <style:style style:name="ListLabel_20_2522" style:display-name="ListLabel 2522" style:family="text">
      <style:text-properties style:text-underline-style="none"/>
    </style:style>
    <style:style style:name="ListLabel_20_2523" style:display-name="ListLabel 2523" style:family="text">
      <style:text-properties style:text-underline-style="none"/>
    </style:style>
    <style:style style:name="ListLabel_20_2524" style:display-name="ListLabel 2524" style:family="text">
      <style:text-properties style:text-underline-style="none"/>
    </style:style>
    <style:style style:name="ListLabel_20_2525" style:display-name="ListLabel 2525" style:family="text">
      <style:text-properties style:text-underline-style="none"/>
    </style:style>
    <style:style style:name="ListLabel_20_2526" style:display-name="ListLabel 2526" style:family="text">
      <style:text-properties style:text-underline-style="none"/>
    </style:style>
    <style:style style:name="ListLabel_20_2527" style:display-name="ListLabel 2527" style:family="text">
      <style:text-properties style:text-underline-style="none"/>
    </style:style>
    <style:style style:name="ListLabel_20_2528" style:display-name="ListLabel 2528" style:family="text">
      <style:text-properties style:text-underline-style="none"/>
    </style:style>
    <style:style style:name="ListLabel_20_2529" style:display-name="ListLabel 2529" style:family="text">
      <style:text-properties style:text-underline-style="none"/>
    </style:style>
    <style:style style:name="ListLabel_20_2530" style:display-name="ListLabel 2530" style:family="text">
      <style:text-properties style:text-underline-style="none"/>
    </style:style>
    <style:style style:name="ListLabel_20_2531" style:display-name="ListLabel 2531" style:family="text">
      <style:text-properties style:text-underline-style="none"/>
    </style:style>
    <style:style style:name="ListLabel_20_2532" style:display-name="ListLabel 2532" style:family="text">
      <style:text-properties style:text-underline-style="none"/>
    </style:style>
    <style:style style:name="ListLabel_20_2533" style:display-name="ListLabel 2533" style:family="text">
      <style:text-properties style:text-underline-style="none"/>
    </style:style>
    <style:style style:name="ListLabel_20_2534" style:display-name="ListLabel 2534" style:family="text">
      <style:text-properties style:text-underline-style="none"/>
    </style:style>
    <style:style style:name="ListLabel_20_2535" style:display-name="ListLabel 2535" style:family="text">
      <style:text-properties style:text-underline-style="none"/>
    </style:style>
    <style:style style:name="ListLabel_20_2536" style:display-name="ListLabel 2536" style:family="text">
      <style:text-properties style:text-underline-style="none"/>
    </style:style>
    <style:style style:name="ListLabel_20_2537" style:display-name="ListLabel 2537" style:family="text">
      <style:text-properties style:text-underline-style="none"/>
    </style:style>
    <style:style style:name="ListLabel_20_2538" style:display-name="ListLabel 2538" style:family="text">
      <style:text-properties style:text-underline-style="none"/>
    </style:style>
    <style:style style:name="ListLabel_20_2539" style:display-name="ListLabel 2539" style:family="text">
      <style:text-properties style:text-underline-style="none"/>
    </style:style>
    <style:style style:name="ListLabel_20_2540" style:display-name="ListLabel 2540" style:family="text">
      <style:text-properties style:text-underline-style="none"/>
    </style:style>
    <style:style style:name="ListLabel_20_2541" style:display-name="ListLabel 2541" style:family="text">
      <style:text-properties style:text-underline-style="none"/>
    </style:style>
    <style:style style:name="ListLabel_20_2542" style:display-name="ListLabel 2542" style:family="text">
      <style:text-properties style:text-underline-style="none"/>
    </style:style>
    <style:style style:name="ListLabel_20_2543" style:display-name="ListLabel 2543" style:family="text">
      <style:text-properties style:text-underline-style="none"/>
    </style:style>
    <style:style style:name="ListLabel_20_2544" style:display-name="ListLabel 2544" style:family="text">
      <style:text-properties style:text-underline-style="none"/>
    </style:style>
    <style:style style:name="ListLabel_20_2545" style:display-name="ListLabel 2545" style:family="text">
      <style:text-properties style:text-underline-style="none"/>
    </style:style>
    <style:style style:name="ListLabel_20_2546" style:display-name="ListLabel 2546" style:family="text">
      <style:text-properties style:text-underline-style="none"/>
    </style:style>
    <style:style style:name="ListLabel_20_2547" style:display-name="ListLabel 2547" style:family="text">
      <style:text-properties style:text-underline-style="none"/>
    </style:style>
    <style:style style:name="ListLabel_20_2548" style:display-name="ListLabel 2548" style:family="text">
      <style:text-properties style:text-underline-style="none"/>
    </style:style>
    <style:style style:name="ListLabel_20_2549" style:display-name="ListLabel 2549" style:family="text">
      <style:text-properties style:text-underline-style="none"/>
    </style:style>
    <style:style style:name="ListLabel_20_2550" style:display-name="ListLabel 2550" style:family="text">
      <style:text-properties style:text-underline-style="none"/>
    </style:style>
    <style:style style:name="ListLabel_20_2551" style:display-name="ListLabel 2551" style:family="text">
      <style:text-properties style:text-underline-style="none"/>
    </style:style>
    <style:style style:name="ListLabel_20_2552" style:display-name="ListLabel 2552" style:family="text">
      <style:text-properties style:text-underline-style="none"/>
    </style:style>
    <style:style style:name="ListLabel_20_2553" style:display-name="ListLabel 2553" style:family="text">
      <style:text-properties style:text-underline-style="none"/>
    </style:style>
    <style:style style:name="ListLabel_20_2554" style:display-name="ListLabel 2554" style:family="text">
      <style:text-properties style:text-underline-style="none"/>
    </style:style>
    <style:style style:name="ListLabel_20_2555" style:display-name="ListLabel 2555" style:family="text">
      <style:text-properties style:text-underline-style="none"/>
    </style:style>
    <style:style style:name="ListLabel_20_2556" style:display-name="ListLabel 2556" style:family="text">
      <style:text-properties style:text-underline-style="none"/>
    </style:style>
    <style:style style:name="ListLabel_20_2557" style:display-name="ListLabel 2557" style:family="text">
      <style:text-properties style:text-underline-style="none"/>
    </style:style>
    <style:style style:name="ListLabel_20_2558" style:display-name="ListLabel 2558" style:family="text">
      <style:text-properties style:text-underline-style="none"/>
    </style:style>
    <style:style style:name="ListLabel_20_2559" style:display-name="ListLabel 2559" style:family="text">
      <style:text-properties style:text-underline-style="none"/>
    </style:style>
    <style:style style:name="ListLabel_20_2560" style:display-name="ListLabel 2560" style:family="text">
      <style:text-properties style:text-underline-style="none"/>
    </style:style>
    <style:style style:name="ListLabel_20_2561" style:display-name="ListLabel 2561" style:family="text">
      <style:text-properties style:text-underline-style="none"/>
    </style:style>
    <style:style style:name="ListLabel_20_2562" style:display-name="ListLabel 2562" style:family="text">
      <style:text-properties style:text-underline-style="none"/>
    </style:style>
    <style:style style:name="ListLabel_20_2563" style:display-name="ListLabel 2563" style:family="text">
      <style:text-properties style:text-underline-style="none"/>
    </style:style>
    <style:style style:name="ListLabel_20_2564" style:display-name="ListLabel 2564" style:family="text">
      <style:text-properties style:text-underline-style="none"/>
    </style:style>
    <style:style style:name="ListLabel_20_2565" style:display-name="ListLabel 2565" style:family="text">
      <style:text-properties style:text-underline-style="none"/>
    </style:style>
    <style:style style:name="ListLabel_20_2566" style:display-name="ListLabel 2566" style:family="text">
      <style:text-properties style:text-underline-style="none"/>
    </style:style>
    <style:style style:name="ListLabel_20_2567" style:display-name="ListLabel 2567" style:family="text">
      <style:text-properties style:text-underline-style="none"/>
    </style:style>
    <style:style style:name="ListLabel_20_2568" style:display-name="ListLabel 2568" style:family="text">
      <style:text-properties style:text-underline-style="none"/>
    </style:style>
    <style:style style:name="ListLabel_20_2569" style:display-name="ListLabel 2569" style:family="text">
      <style:text-properties style:text-underline-style="none"/>
    </style:style>
    <style:style style:name="ListLabel_20_2570" style:display-name="ListLabel 2570" style:family="text">
      <style:text-properties style:text-underline-style="none"/>
    </style:style>
    <style:style style:name="ListLabel_20_2571" style:display-name="ListLabel 2571" style:family="text">
      <style:text-properties style:text-underline-style="none"/>
    </style:style>
    <style:style style:name="ListLabel_20_2572" style:display-name="ListLabel 2572" style:family="text">
      <style:text-properties style:text-underline-style="none"/>
    </style:style>
    <style:style style:name="ListLabel_20_2573" style:display-name="ListLabel 2573" style:family="text">
      <style:text-properties style:text-underline-style="none"/>
    </style:style>
    <style:style style:name="ListLabel_20_2574" style:display-name="ListLabel 2574" style:family="text">
      <style:text-properties style:text-underline-style="none"/>
    </style:style>
    <style:style style:name="ListLabel_20_2575" style:display-name="ListLabel 2575" style:family="text">
      <style:text-properties style:text-underline-style="none"/>
    </style:style>
    <style:style style:name="ListLabel_20_2576" style:display-name="ListLabel 2576" style:family="text">
      <style:text-properties style:text-underline-style="none"/>
    </style:style>
    <style:style style:name="ListLabel_20_2577" style:display-name="ListLabel 2577" style:family="text">
      <style:text-properties style:text-underline-style="none"/>
    </style:style>
    <style:style style:name="ListLabel_20_2578" style:display-name="ListLabel 2578" style:family="text">
      <style:text-properties style:text-underline-style="none"/>
    </style:style>
    <style:style style:name="ListLabel_20_2579" style:display-name="ListLabel 2579" style:family="text">
      <style:text-properties style:text-underline-style="none"/>
    </style:style>
    <style:style style:name="ListLabel_20_2580" style:display-name="ListLabel 2580" style:family="text">
      <style:text-properties style:text-underline-style="none"/>
    </style:style>
    <style:style style:name="ListLabel_20_2581" style:display-name="ListLabel 2581" style:family="text">
      <style:text-properties style:text-underline-style="none"/>
    </style:style>
    <style:style style:name="ListLabel_20_2582" style:display-name="ListLabel 2582" style:family="text">
      <style:text-properties style:text-underline-style="none"/>
    </style:style>
    <style:style style:name="ListLabel_20_2583" style:display-name="ListLabel 2583" style:family="text">
      <style:text-properties style:text-underline-style="none"/>
    </style:style>
    <style:style style:name="ListLabel_20_2584" style:display-name="ListLabel 2584" style:family="text">
      <style:text-properties style:text-underline-style="none"/>
    </style:style>
    <style:style style:name="ListLabel_20_2585" style:display-name="ListLabel 2585" style:family="text">
      <style:text-properties style:text-underline-style="none"/>
    </style:style>
    <style:style style:name="ListLabel_20_2586" style:display-name="ListLabel 2586" style:family="text">
      <style:text-properties style:text-underline-style="none"/>
    </style:style>
    <style:style style:name="ListLabel_20_2587" style:display-name="ListLabel 2587" style:family="text">
      <style:text-properties style:text-underline-style="none"/>
    </style:style>
    <style:style style:name="ListLabel_20_2588" style:display-name="ListLabel 2588" style:family="text">
      <style:text-properties style:text-underline-style="none"/>
    </style:style>
    <style:style style:name="ListLabel_20_2589" style:display-name="ListLabel 2589" style:family="text">
      <style:text-properties style:text-underline-style="none"/>
    </style:style>
    <style:style style:name="ListLabel_20_2590" style:display-name="ListLabel 2590" style:family="text">
      <style:text-properties style:text-underline-style="none"/>
    </style:style>
    <style:style style:name="ListLabel_20_2591" style:display-name="ListLabel 2591" style:family="text">
      <style:text-properties style:text-underline-style="none"/>
    </style:style>
    <style:style style:name="ListLabel_20_2592" style:display-name="ListLabel 2592" style:family="text">
      <style:text-properties style:text-underline-style="none"/>
    </style:style>
    <style:style style:name="ListLabel_20_2593" style:display-name="ListLabel 2593" style:family="text">
      <style:text-properties style:text-underline-style="none"/>
    </style:style>
    <style:style style:name="ListLabel_20_2594" style:display-name="ListLabel 2594" style:family="text">
      <style:text-properties style:text-underline-style="none"/>
    </style:style>
    <style:style style:name="ListLabel_20_2595" style:display-name="ListLabel 2595" style:family="text">
      <style:text-properties style:text-underline-style="none"/>
    </style:style>
    <style:style style:name="ListLabel_20_2596" style:display-name="ListLabel 2596" style:family="text">
      <style:text-properties style:text-underline-style="none"/>
    </style:style>
    <style:style style:name="ListLabel_20_2597" style:display-name="ListLabel 2597" style:family="text">
      <style:text-properties style:text-underline-style="none"/>
    </style:style>
    <style:style style:name="ListLabel_20_2598" style:display-name="ListLabel 2598" style:family="text">
      <style:text-properties style:text-underline-style="none"/>
    </style:style>
    <style:style style:name="ListLabel_20_2599" style:display-name="ListLabel 2599" style:family="text">
      <style:text-properties style:text-underline-style="none"/>
    </style:style>
    <style:style style:name="ListLabel_20_2600" style:display-name="ListLabel 2600" style:family="text">
      <style:text-properties style:text-underline-style="none"/>
    </style:style>
    <style:style style:name="ListLabel_20_2601" style:display-name="ListLabel 2601" style:family="text">
      <style:text-properties style:text-underline-style="none"/>
    </style:style>
    <style:style style:name="ListLabel_20_2602" style:display-name="ListLabel 2602" style:family="text">
      <style:text-properties style:text-underline-style="none"/>
    </style:style>
    <style:style style:name="ListLabel_20_2603" style:display-name="ListLabel 2603" style:family="text">
      <style:text-properties style:text-underline-style="none"/>
    </style:style>
    <style:style style:name="ListLabel_20_2604" style:display-name="ListLabel 2604" style:family="text">
      <style:text-properties style:text-underline-style="none"/>
    </style:style>
    <style:style style:name="ListLabel_20_2605" style:display-name="ListLabel 2605" style:family="text">
      <style:text-properties style:text-underline-style="none"/>
    </style:style>
    <style:style style:name="ListLabel_20_2606" style:display-name="ListLabel 2606" style:family="text">
      <style:text-properties style:text-underline-style="none"/>
    </style:style>
    <style:style style:name="ListLabel_20_2607" style:display-name="ListLabel 2607" style:family="text">
      <style:text-properties style:text-underline-style="none"/>
    </style:style>
    <style:style style:name="ListLabel_20_2608" style:display-name="ListLabel 2608" style:family="text">
      <style:text-properties style:text-underline-style="none"/>
    </style:style>
    <style:style style:name="ListLabel_20_2609" style:display-name="ListLabel 2609" style:family="text">
      <style:text-properties style:text-underline-style="none"/>
    </style:style>
    <style:style style:name="ListLabel_20_2610" style:display-name="ListLabel 2610" style:family="text">
      <style:text-properties style:text-underline-style="none"/>
    </style:style>
    <style:style style:name="ListLabel_20_2611" style:display-name="ListLabel 2611" style:family="text">
      <style:text-properties style:text-underline-style="none"/>
    </style:style>
    <style:style style:name="ListLabel_20_2612" style:display-name="ListLabel 2612" style:family="text">
      <style:text-properties style:text-underline-style="none"/>
    </style:style>
    <style:style style:name="ListLabel_20_2613" style:display-name="ListLabel 2613" style:family="text">
      <style:text-properties style:text-underline-style="none"/>
    </style:style>
    <style:style style:name="ListLabel_20_2614" style:display-name="ListLabel 2614" style:family="text">
      <style:text-properties style:text-underline-style="none"/>
    </style:style>
    <style:style style:name="ListLabel_20_2615" style:display-name="ListLabel 2615" style:family="text">
      <style:text-properties style:text-underline-style="none"/>
    </style:style>
    <style:style style:name="ListLabel_20_2616" style:display-name="ListLabel 2616" style:family="text">
      <style:text-properties style:text-underline-style="none"/>
    </style:style>
    <style:style style:name="ListLabel_20_2617" style:display-name="ListLabel 2617" style:family="text">
      <style:text-properties style:text-underline-style="none"/>
    </style:style>
    <style:style style:name="ListLabel_20_2618" style:display-name="ListLabel 2618" style:family="text">
      <style:text-properties style:text-underline-style="none"/>
    </style:style>
    <style:style style:name="ListLabel_20_2619" style:display-name="ListLabel 2619" style:family="text">
      <style:text-properties style:text-underline-style="none"/>
    </style:style>
    <style:style style:name="ListLabel_20_2620" style:display-name="ListLabel 2620" style:family="text">
      <style:text-properties style:text-underline-style="none"/>
    </style:style>
    <style:style style:name="ListLabel_20_2621" style:display-name="ListLabel 2621" style:family="text">
      <style:text-properties style:text-underline-style="none"/>
    </style:style>
    <style:style style:name="ListLabel_20_2622" style:display-name="ListLabel 2622" style:family="text">
      <style:text-properties style:text-underline-style="none"/>
    </style:style>
    <style:style style:name="ListLabel_20_2623" style:display-name="ListLabel 2623" style:family="text">
      <style:text-properties style:text-underline-style="none"/>
    </style:style>
    <style:style style:name="ListLabel_20_2624" style:display-name="ListLabel 2624" style:family="text">
      <style:text-properties style:text-underline-style="none"/>
    </style:style>
    <style:style style:name="ListLabel_20_2625" style:display-name="ListLabel 2625" style:family="text">
      <style:text-properties style:text-underline-style="none"/>
    </style:style>
    <style:style style:name="ListLabel_20_2626" style:display-name="ListLabel 2626" style:family="text">
      <style:text-properties style:text-underline-style="none"/>
    </style:style>
    <style:style style:name="ListLabel_20_2627" style:display-name="ListLabel 2627" style:family="text">
      <style:text-properties style:text-underline-style="none"/>
    </style:style>
    <style:style style:name="ListLabel_20_2628" style:display-name="ListLabel 2628" style:family="text">
      <style:text-properties style:text-underline-style="none"/>
    </style:style>
    <style:style style:name="ListLabel_20_2629" style:display-name="ListLabel 2629" style:family="text">
      <style:text-properties style:text-underline-style="none"/>
    </style:style>
    <style:style style:name="ListLabel_20_2630" style:display-name="ListLabel 2630" style:family="text">
      <style:text-properties style:text-underline-style="none"/>
    </style:style>
    <style:style style:name="ListLabel_20_2631" style:display-name="ListLabel 2631" style:family="text">
      <style:text-properties style:text-underline-style="none"/>
    </style:style>
    <style:style style:name="ListLabel_20_2632" style:display-name="ListLabel 2632" style:family="text">
      <style:text-properties style:text-underline-style="none"/>
    </style:style>
    <style:style style:name="ListLabel_20_2633" style:display-name="ListLabel 2633" style:family="text">
      <style:text-properties style:text-underline-style="none"/>
    </style:style>
    <style:style style:name="ListLabel_20_2634" style:display-name="ListLabel 2634" style:family="text">
      <style:text-properties style:text-underline-style="none"/>
    </style:style>
    <style:style style:name="ListLabel_20_2635" style:display-name="ListLabel 2635" style:family="text">
      <style:text-properties style:text-underline-style="none"/>
    </style:style>
    <style:style style:name="ListLabel_20_2636" style:display-name="ListLabel 2636" style:family="text">
      <style:text-properties style:text-underline-style="none"/>
    </style:style>
    <style:style style:name="ListLabel_20_2637" style:display-name="ListLabel 2637" style:family="text">
      <style:text-properties style:text-underline-style="none"/>
    </style:style>
    <style:style style:name="ListLabel_20_2638" style:display-name="ListLabel 2638" style:family="text">
      <style:text-properties style:text-underline-style="none"/>
    </style:style>
    <style:style style:name="ListLabel_20_2639" style:display-name="ListLabel 2639" style:family="text">
      <style:text-properties style:text-underline-style="none"/>
    </style:style>
    <style:style style:name="ListLabel_20_2640" style:display-name="ListLabel 2640" style:family="text">
      <style:text-properties style:text-underline-style="none"/>
    </style:style>
    <style:style style:name="ListLabel_20_2641" style:display-name="ListLabel 2641" style:family="text">
      <style:text-properties style:text-underline-style="none"/>
    </style:style>
    <style:style style:name="ListLabel_20_2642" style:display-name="ListLabel 2642" style:family="text">
      <style:text-properties style:text-underline-style="none"/>
    </style:style>
    <style:style style:name="ListLabel_20_2643" style:display-name="ListLabel 2643" style:family="text">
      <style:text-properties style:text-underline-style="none"/>
    </style:style>
    <style:style style:name="ListLabel_20_2644" style:display-name="ListLabel 2644" style:family="text">
      <style:text-properties style:text-underline-style="none"/>
    </style:style>
    <style:style style:name="ListLabel_20_2645" style:display-name="ListLabel 2645" style:family="text">
      <style:text-properties style:text-underline-style="none"/>
    </style:style>
    <style:style style:name="ListLabel_20_2646" style:display-name="ListLabel 2646" style:family="text">
      <style:text-properties style:text-underline-style="none"/>
    </style:style>
    <style:style style:name="ListLabel_20_2647" style:display-name="ListLabel 2647" style:family="text">
      <style:text-properties style:text-underline-style="none"/>
    </style:style>
    <style:style style:name="ListLabel_20_2648" style:display-name="ListLabel 2648" style:family="text">
      <style:text-properties style:text-underline-style="none"/>
    </style:style>
    <style:style style:name="ListLabel_20_2649" style:display-name="ListLabel 2649" style:family="text">
      <style:text-properties style:text-underline-style="none"/>
    </style:style>
    <style:style style:name="ListLabel_20_2650" style:display-name="ListLabel 2650" style:family="text">
      <style:text-properties style:text-underline-style="none"/>
    </style:style>
    <style:style style:name="ListLabel_20_2651" style:display-name="ListLabel 2651" style:family="text">
      <style:text-properties style:text-underline-style="none"/>
    </style:style>
    <style:style style:name="ListLabel_20_2652" style:display-name="ListLabel 2652" style:family="text">
      <style:text-properties style:text-underline-style="none"/>
    </style:style>
    <style:style style:name="ListLabel_20_2653" style:display-name="ListLabel 2653" style:family="text">
      <style:text-properties style:text-underline-style="none"/>
    </style:style>
    <style:style style:name="ListLabel_20_2654" style:display-name="ListLabel 2654" style:family="text">
      <style:text-properties style:text-underline-style="none"/>
    </style:style>
    <style:style style:name="ListLabel_20_2655" style:display-name="ListLabel 2655" style:family="text">
      <style:text-properties style:text-underline-style="none"/>
    </style:style>
    <style:style style:name="ListLabel_20_2656" style:display-name="ListLabel 2656" style:family="text">
      <style:text-properties style:text-underline-style="none"/>
    </style:style>
    <style:style style:name="ListLabel_20_2657" style:display-name="ListLabel 2657" style:family="text">
      <style:text-properties style:text-underline-style="none"/>
    </style:style>
    <style:style style:name="ListLabel_20_2658" style:display-name="ListLabel 2658" style:family="text">
      <style:text-properties style:text-underline-style="none"/>
    </style:style>
    <style:style style:name="ListLabel_20_2659" style:display-name="ListLabel 2659" style:family="text">
      <style:text-properties style:text-underline-style="none"/>
    </style:style>
    <style:style style:name="ListLabel_20_2660" style:display-name="ListLabel 2660" style:family="text">
      <style:text-properties style:text-underline-style="none"/>
    </style:style>
    <style:style style:name="ListLabel_20_2661" style:display-name="ListLabel 2661" style:family="text">
      <style:text-properties style:text-underline-style="none"/>
    </style:style>
    <style:style style:name="ListLabel_20_2662" style:display-name="ListLabel 2662" style:family="text">
      <style:text-properties style:text-underline-style="none"/>
    </style:style>
    <style:style style:name="ListLabel_20_2663" style:display-name="ListLabel 2663" style:family="text">
      <style:text-properties style:text-underline-style="none"/>
    </style:style>
    <style:style style:name="ListLabel_20_2664" style:display-name="ListLabel 2664" style:family="text">
      <style:text-properties style:text-underline-style="none"/>
    </style:style>
    <style:style style:name="ListLabel_20_2665" style:display-name="ListLabel 2665" style:family="text">
      <style:text-properties style:text-underline-style="none"/>
    </style:style>
    <style:style style:name="ListLabel_20_2666" style:display-name="ListLabel 2666" style:family="text">
      <style:text-properties style:text-underline-style="none"/>
    </style:style>
    <style:style style:name="ListLabel_20_2667" style:display-name="ListLabel 2667" style:family="text">
      <style:text-properties style:text-underline-style="none"/>
    </style:style>
    <style:style style:name="ListLabel_20_2668" style:display-name="ListLabel 2668" style:family="text">
      <style:text-properties style:text-underline-style="none"/>
    </style:style>
    <style:style style:name="ListLabel_20_2669" style:display-name="ListLabel 2669" style:family="text">
      <style:text-properties style:text-underline-style="none"/>
    </style:style>
    <style:style style:name="ListLabel_20_2670" style:display-name="ListLabel 2670" style:family="text">
      <style:text-properties style:text-underline-style="none"/>
    </style:style>
    <style:style style:name="ListLabel_20_2671" style:display-name="ListLabel 2671" style:family="text">
      <style:text-properties style:text-underline-style="none"/>
    </style:style>
    <style:style style:name="ListLabel_20_2672" style:display-name="ListLabel 2672" style:family="text">
      <style:text-properties style:text-underline-style="none"/>
    </style:style>
    <style:style style:name="ListLabel_20_2673" style:display-name="ListLabel 2673" style:family="text">
      <style:text-properties style:text-underline-style="none"/>
    </style:style>
    <style:style style:name="ListLabel_20_2674" style:display-name="ListLabel 2674" style:family="text">
      <style:text-properties style:text-underline-style="none"/>
    </style:style>
    <style:style style:name="ListLabel_20_2675" style:display-name="ListLabel 2675" style:family="text">
      <style:text-properties style:text-underline-style="none"/>
    </style:style>
    <style:style style:name="ListLabel_20_2676" style:display-name="ListLabel 2676" style:family="text">
      <style:text-properties style:text-underline-style="none"/>
    </style:style>
    <style:style style:name="ListLabel_20_2677" style:display-name="ListLabel 2677" style:family="text">
      <style:text-properties style:text-underline-style="none"/>
    </style:style>
    <style:style style:name="ListLabel_20_2678" style:display-name="ListLabel 2678" style:family="text">
      <style:text-properties style:text-underline-style="none"/>
    </style:style>
    <style:style style:name="ListLabel_20_2679" style:display-name="ListLabel 2679" style:family="text">
      <style:text-properties style:text-underline-style="none"/>
    </style:style>
    <style:style style:name="ListLabel_20_2680" style:display-name="ListLabel 2680" style:family="text">
      <style:text-properties style:text-underline-style="none"/>
    </style:style>
    <style:style style:name="ListLabel_20_2681" style:display-name="ListLabel 2681" style:family="text">
      <style:text-properties style:text-underline-style="none"/>
    </style:style>
    <style:style style:name="ListLabel_20_2682" style:display-name="ListLabel 2682" style:family="text">
      <style:text-properties style:text-underline-style="none"/>
    </style:style>
    <style:style style:name="ListLabel_20_2683" style:display-name="ListLabel 2683" style:family="text">
      <style:text-properties style:text-underline-style="none"/>
    </style:style>
    <style:style style:name="ListLabel_20_2684" style:display-name="ListLabel 2684" style:family="text">
      <style:text-properties style:text-underline-style="none"/>
    </style:style>
    <style:style style:name="ListLabel_20_2685" style:display-name="ListLabel 2685" style:family="text">
      <style:text-properties style:text-underline-style="none"/>
    </style:style>
    <style:style style:name="ListLabel_20_2686" style:display-name="ListLabel 2686" style:family="text">
      <style:text-properties style:text-underline-style="none"/>
    </style:style>
    <style:style style:name="ListLabel_20_2687" style:display-name="ListLabel 2687" style:family="text">
      <style:text-properties style:text-underline-style="none"/>
    </style:style>
    <style:style style:name="ListLabel_20_2688" style:display-name="ListLabel 2688" style:family="text">
      <style:text-properties style:text-underline-style="none"/>
    </style:style>
    <style:style style:name="ListLabel_20_2689" style:display-name="ListLabel 2689" style:family="text">
      <style:text-properties style:text-underline-style="none"/>
    </style:style>
    <style:style style:name="ListLabel_20_2690" style:display-name="ListLabel 2690" style:family="text">
      <style:text-properties style:text-underline-style="none"/>
    </style:style>
    <style:style style:name="ListLabel_20_2691" style:display-name="ListLabel 2691" style:family="text">
      <style:text-properties style:text-underline-style="none"/>
    </style:style>
    <style:style style:name="ListLabel_20_2692" style:display-name="ListLabel 2692" style:family="text">
      <style:text-properties style:text-underline-style="none"/>
    </style:style>
    <style:style style:name="ListLabel_20_2693" style:display-name="ListLabel 2693" style:family="text">
      <style:text-properties style:text-underline-style="none"/>
    </style:style>
    <style:style style:name="ListLabel_20_2694" style:display-name="ListLabel 2694" style:family="text">
      <style:text-properties style:text-underline-style="none"/>
    </style:style>
    <style:style style:name="ListLabel_20_2695" style:display-name="ListLabel 2695" style:family="text">
      <style:text-properties style:text-underline-style="none"/>
    </style:style>
    <style:style style:name="ListLabel_20_2696" style:display-name="ListLabel 2696" style:family="text">
      <style:text-properties style:text-underline-style="none"/>
    </style:style>
    <style:style style:name="ListLabel_20_2697" style:display-name="ListLabel 2697" style:family="text">
      <style:text-properties style:text-underline-style="none"/>
    </style:style>
    <style:style style:name="ListLabel_20_2698" style:display-name="ListLabel 2698" style:family="text">
      <style:text-properties style:text-underline-style="none"/>
    </style:style>
    <style:style style:name="ListLabel_20_2699" style:display-name="ListLabel 2699" style:family="text">
      <style:text-properties style:text-underline-style="none"/>
    </style:style>
    <style:style style:name="ListLabel_20_2700" style:display-name="ListLabel 2700" style:family="text">
      <style:text-properties style:text-underline-style="none"/>
    </style:style>
    <style:style style:name="ListLabel_20_2701" style:display-name="ListLabel 2701" style:family="text">
      <style:text-properties style:text-underline-style="none"/>
    </style:style>
    <style:style style:name="ListLabel_20_2702" style:display-name="ListLabel 2702" style:family="text">
      <style:text-properties style:text-underline-style="none"/>
    </style:style>
    <style:style style:name="ListLabel_20_2703" style:display-name="ListLabel 2703" style:family="text">
      <style:text-properties style:text-underline-style="none"/>
    </style:style>
    <style:style style:name="ListLabel_20_2704" style:display-name="ListLabel 2704" style:family="text">
      <style:text-properties style:text-underline-style="none"/>
    </style:style>
    <style:style style:name="ListLabel_20_2705" style:display-name="ListLabel 2705" style:family="text">
      <style:text-properties style:text-underline-style="none"/>
    </style:style>
    <style:style style:name="ListLabel_20_2706" style:display-name="ListLabel 2706" style:family="text">
      <style:text-properties style:text-underline-style="none"/>
    </style:style>
    <style:style style:name="ListLabel_20_2707" style:display-name="ListLabel 2707" style:family="text">
      <style:text-properties style:text-underline-style="none"/>
    </style:style>
    <style:style style:name="ListLabel_20_2708" style:display-name="ListLabel 2708" style:family="text">
      <style:text-properties style:text-underline-style="none"/>
    </style:style>
    <style:style style:name="ListLabel_20_2709" style:display-name="ListLabel 2709" style:family="text">
      <style:text-properties style:text-underline-style="none"/>
    </style:style>
    <style:style style:name="ListLabel_20_2710" style:display-name="ListLabel 2710" style:family="text">
      <style:text-properties style:text-underline-style="none"/>
    </style:style>
    <style:style style:name="ListLabel_20_2711" style:display-name="ListLabel 2711" style:family="text">
      <style:text-properties style:text-underline-style="none"/>
    </style:style>
    <style:style style:name="ListLabel_20_2712" style:display-name="ListLabel 2712" style:family="text">
      <style:text-properties style:text-underline-style="none"/>
    </style:style>
    <style:style style:name="ListLabel_20_2713" style:display-name="ListLabel 2713" style:family="text">
      <style:text-properties style:text-underline-style="none"/>
    </style:style>
    <style:style style:name="ListLabel_20_2714" style:display-name="ListLabel 2714" style:family="text">
      <style:text-properties style:text-underline-style="none"/>
    </style:style>
    <style:style style:name="ListLabel_20_2715" style:display-name="ListLabel 2715" style:family="text">
      <style:text-properties style:text-underline-style="none"/>
    </style:style>
    <style:style style:name="ListLabel_20_2716" style:display-name="ListLabel 2716" style:family="text">
      <style:text-properties style:text-underline-style="none"/>
    </style:style>
    <style:style style:name="ListLabel_20_2717" style:display-name="ListLabel 2717" style:family="text">
      <style:text-properties style:text-underline-style="none"/>
    </style:style>
    <style:style style:name="ListLabel_20_2718" style:display-name="ListLabel 2718" style:family="text">
      <style:text-properties style:text-underline-style="none"/>
    </style:style>
    <style:style style:name="ListLabel_20_2719" style:display-name="ListLabel 2719" style:family="text">
      <style:text-properties style:text-underline-style="none"/>
    </style:style>
    <style:style style:name="ListLabel_20_2720" style:display-name="ListLabel 2720" style:family="text">
      <style:text-properties style:text-underline-style="none"/>
    </style:style>
    <style:style style:name="ListLabel_20_2721" style:display-name="ListLabel 2721" style:family="text">
      <style:text-properties style:text-underline-style="none"/>
    </style:style>
    <style:style style:name="ListLabel_20_2722" style:display-name="ListLabel 2722" style:family="text">
      <style:text-properties style:text-underline-style="none"/>
    </style:style>
    <style:style style:name="ListLabel_20_2723" style:display-name="ListLabel 2723" style:family="text">
      <style:text-properties style:text-underline-style="none"/>
    </style:style>
    <style:style style:name="ListLabel_20_2724" style:display-name="ListLabel 2724" style:family="text">
      <style:text-properties style:text-underline-style="none"/>
    </style:style>
    <style:style style:name="ListLabel_20_2725" style:display-name="ListLabel 2725" style:family="text">
      <style:text-properties style:text-underline-style="none"/>
    </style:style>
    <style:style style:name="ListLabel_20_2726" style:display-name="ListLabel 2726" style:family="text">
      <style:text-properties style:text-underline-style="none"/>
    </style:style>
    <style:style style:name="ListLabel_20_2727" style:display-name="ListLabel 2727" style:family="text">
      <style:text-properties style:text-underline-style="none"/>
    </style:style>
    <style:style style:name="ListLabel_20_2728" style:display-name="ListLabel 2728" style:family="text">
      <style:text-properties style:text-underline-style="none"/>
    </style:style>
    <style:style style:name="ListLabel_20_2729" style:display-name="ListLabel 2729" style:family="text">
      <style:text-properties style:text-underline-style="none"/>
    </style:style>
    <style:style style:name="ListLabel_20_2730" style:display-name="ListLabel 2730" style:family="text">
      <style:text-properties style:text-underline-style="none"/>
    </style:style>
    <style:style style:name="ListLabel_20_2731" style:display-name="ListLabel 2731" style:family="text">
      <style:text-properties style:text-underline-style="none"/>
    </style:style>
    <style:style style:name="ListLabel_20_2732" style:display-name="ListLabel 2732" style:family="text">
      <style:text-properties style:text-underline-style="none"/>
    </style:style>
    <style:style style:name="ListLabel_20_2733" style:display-name="ListLabel 2733" style:family="text">
      <style:text-properties style:text-underline-style="none"/>
    </style:style>
    <style:style style:name="ListLabel_20_2734" style:display-name="ListLabel 2734" style:family="text">
      <style:text-properties style:text-underline-style="none"/>
    </style:style>
    <style:style style:name="ListLabel_20_2735" style:display-name="ListLabel 2735" style:family="text">
      <style:text-properties style:text-underline-style="none"/>
    </style:style>
    <style:style style:name="ListLabel_20_2736" style:display-name="ListLabel 2736" style:family="text">
      <style:text-properties style:text-underline-style="none"/>
    </style:style>
    <style:style style:name="ListLabel_20_2737" style:display-name="ListLabel 2737" style:family="text">
      <style:text-properties style:text-underline-style="none"/>
    </style:style>
    <style:style style:name="ListLabel_20_2738" style:display-name="ListLabel 2738" style:family="text">
      <style:text-properties style:text-underline-style="none"/>
    </style:style>
    <style:style style:name="ListLabel_20_2739" style:display-name="ListLabel 2739" style:family="text">
      <style:text-properties style:text-underline-style="none"/>
    </style:style>
    <style:style style:name="ListLabel_20_2740" style:display-name="ListLabel 2740" style:family="text">
      <style:text-properties style:text-underline-style="none"/>
    </style:style>
    <style:style style:name="ListLabel_20_2741" style:display-name="ListLabel 2741" style:family="text">
      <style:text-properties style:text-underline-style="none"/>
    </style:style>
    <style:style style:name="ListLabel_20_2742" style:display-name="ListLabel 2742" style:family="text">
      <style:text-properties style:text-underline-style="none"/>
    </style:style>
    <style:style style:name="ListLabel_20_2743" style:display-name="ListLabel 2743" style:family="text">
      <style:text-properties style:text-underline-style="none"/>
    </style:style>
    <style:style style:name="ListLabel_20_2744" style:display-name="ListLabel 2744" style:family="text">
      <style:text-properties style:text-underline-style="none"/>
    </style:style>
    <style:style style:name="ListLabel_20_2745" style:display-name="ListLabel 2745" style:family="text">
      <style:text-properties style:text-underline-style="none"/>
    </style:style>
    <style:style style:name="ListLabel_20_2746" style:display-name="ListLabel 2746" style:family="text">
      <style:text-properties style:text-underline-style="none"/>
    </style:style>
    <style:style style:name="ListLabel_20_2747" style:display-name="ListLabel 2747" style:family="text">
      <style:text-properties style:text-underline-style="none"/>
    </style:style>
    <style:style style:name="ListLabel_20_2748" style:display-name="ListLabel 2748" style:family="text">
      <style:text-properties style:text-underline-style="none"/>
    </style:style>
    <style:style style:name="ListLabel_20_2749" style:display-name="ListLabel 2749" style:family="text">
      <style:text-properties style:text-underline-style="none"/>
    </style:style>
    <style:style style:name="ListLabel_20_2750" style:display-name="ListLabel 2750" style:family="text">
      <style:text-properties style:text-underline-style="none"/>
    </style:style>
    <style:style style:name="ListLabel_20_2751" style:display-name="ListLabel 2751" style:family="text">
      <style:text-properties style:text-underline-style="none"/>
    </style:style>
    <style:style style:name="ListLabel_20_2752" style:display-name="ListLabel 2752" style:family="text">
      <style:text-properties style:text-underline-style="none"/>
    </style:style>
    <style:style style:name="ListLabel_20_2753" style:display-name="ListLabel 2753" style:family="text">
      <style:text-properties style:text-underline-style="none"/>
    </style:style>
    <style:style style:name="ListLabel_20_2754" style:display-name="ListLabel 2754" style:family="text">
      <style:text-properties style:text-underline-style="none"/>
    </style:style>
    <style:style style:name="ListLabel_20_2755" style:display-name="ListLabel 2755" style:family="text">
      <style:text-properties style:text-underline-style="none"/>
    </style:style>
    <style:style style:name="ListLabel_20_2756" style:display-name="ListLabel 2756" style:family="text">
      <style:text-properties style:text-underline-style="none"/>
    </style:style>
    <style:style style:name="ListLabel_20_2757" style:display-name="ListLabel 2757" style:family="text">
      <style:text-properties style:text-underline-style="none"/>
    </style:style>
    <style:style style:name="ListLabel_20_2758" style:display-name="ListLabel 2758" style:family="text">
      <style:text-properties style:text-underline-style="none"/>
    </style:style>
    <style:style style:name="ListLabel_20_2759" style:display-name="ListLabel 2759" style:family="text">
      <style:text-properties style:text-underline-style="none"/>
    </style:style>
    <style:style style:name="ListLabel_20_2760" style:display-name="ListLabel 2760" style:family="text">
      <style:text-properties style:text-underline-style="none"/>
    </style:style>
    <style:style style:name="ListLabel_20_2761" style:display-name="ListLabel 2761" style:family="text">
      <style:text-properties style:text-underline-style="none"/>
    </style:style>
    <style:style style:name="ListLabel_20_2762" style:display-name="ListLabel 2762" style:family="text">
      <style:text-properties style:text-underline-style="none"/>
    </style:style>
    <style:style style:name="ListLabel_20_2763" style:display-name="ListLabel 2763" style:family="text">
      <style:text-properties style:text-underline-style="none"/>
    </style:style>
    <style:style style:name="ListLabel_20_2764" style:display-name="ListLabel 2764" style:family="text">
      <style:text-properties style:text-underline-style="none"/>
    </style:style>
    <style:style style:name="ListLabel_20_2765" style:display-name="ListLabel 2765" style:family="text">
      <style:text-properties style:text-underline-style="none"/>
    </style:style>
    <style:style style:name="ListLabel_20_2766" style:display-name="ListLabel 2766" style:family="text">
      <style:text-properties style:text-underline-style="none"/>
    </style:style>
    <style:style style:name="ListLabel_20_2767" style:display-name="ListLabel 2767" style:family="text">
      <style:text-properties style:text-underline-style="none"/>
    </style:style>
    <style:style style:name="ListLabel_20_2768" style:display-name="ListLabel 2768" style:family="text">
      <style:text-properties style:text-underline-style="none"/>
    </style:style>
    <style:style style:name="ListLabel_20_2769" style:display-name="ListLabel 2769" style:family="text">
      <style:text-properties style:text-underline-style="none"/>
    </style:style>
    <style:style style:name="ListLabel_20_2770" style:display-name="ListLabel 2770" style:family="text">
      <style:text-properties style:text-underline-style="none"/>
    </style:style>
    <style:style style:name="ListLabel_20_2771" style:display-name="ListLabel 2771" style:family="text">
      <style:text-properties style:text-underline-style="none"/>
    </style:style>
    <style:style style:name="ListLabel_20_2772" style:display-name="ListLabel 2772" style:family="text">
      <style:text-properties style:text-underline-style="none"/>
    </style:style>
    <style:style style:name="ListLabel_20_2773" style:display-name="ListLabel 2773" style:family="text">
      <style:text-properties style:text-underline-style="none"/>
    </style:style>
    <style:style style:name="ListLabel_20_2774" style:display-name="ListLabel 2774" style:family="text">
      <style:text-properties style:text-underline-style="none"/>
    </style:style>
    <style:style style:name="ListLabel_20_2775" style:display-name="ListLabel 2775" style:family="text">
      <style:text-properties style:text-underline-style="none"/>
    </style:style>
    <style:style style:name="ListLabel_20_2776" style:display-name="ListLabel 2776" style:family="text">
      <style:text-properties style:text-underline-style="none"/>
    </style:style>
    <style:style style:name="ListLabel_20_2777" style:display-name="ListLabel 2777" style:family="text">
      <style:text-properties style:text-underline-style="none"/>
    </style:style>
    <style:style style:name="ListLabel_20_2778" style:display-name="ListLabel 2778" style:family="text">
      <style:text-properties style:text-underline-style="none"/>
    </style:style>
    <style:style style:name="ListLabel_20_2779" style:display-name="ListLabel 2779" style:family="text">
      <style:text-properties style:text-underline-style="none"/>
    </style:style>
    <style:style style:name="ListLabel_20_2780" style:display-name="ListLabel 2780" style:family="text">
      <style:text-properties style:text-underline-style="none"/>
    </style:style>
    <style:style style:name="ListLabel_20_2781" style:display-name="ListLabel 2781" style:family="text">
      <style:text-properties style:text-underline-style="none"/>
    </style:style>
    <style:style style:name="ListLabel_20_2782" style:display-name="ListLabel 2782" style:family="text">
      <style:text-properties style:text-underline-style="none"/>
    </style:style>
    <style:style style:name="ListLabel_20_2783" style:display-name="ListLabel 2783" style:family="text">
      <style:text-properties style:text-underline-style="none"/>
    </style:style>
    <style:style style:name="ListLabel_20_2784" style:display-name="ListLabel 2784" style:family="text">
      <style:text-properties style:text-underline-style="none"/>
    </style:style>
    <style:style style:name="ListLabel_20_2785" style:display-name="ListLabel 2785" style:family="text">
      <style:text-properties style:text-underline-style="none"/>
    </style:style>
    <style:style style:name="ListLabel_20_2786" style:display-name="ListLabel 2786" style:family="text">
      <style:text-properties style:text-underline-style="none"/>
    </style:style>
    <style:style style:name="ListLabel_20_2787" style:display-name="ListLabel 2787" style:family="text">
      <style:text-properties style:text-underline-style="none"/>
    </style:style>
    <style:style style:name="ListLabel_20_2788" style:display-name="ListLabel 2788" style:family="text">
      <style:text-properties style:text-underline-style="none"/>
    </style:style>
    <style:style style:name="ListLabel_20_2789" style:display-name="ListLabel 2789" style:family="text">
      <style:text-properties style:text-underline-style="none"/>
    </style:style>
    <style:style style:name="ListLabel_20_2790" style:display-name="ListLabel 2790" style:family="text">
      <style:text-properties style:text-underline-style="none"/>
    </style:style>
    <style:style style:name="ListLabel_20_2791" style:display-name="ListLabel 2791" style:family="text">
      <style:text-properties style:text-underline-style="none"/>
    </style:style>
    <style:style style:name="ListLabel_20_2792" style:display-name="ListLabel 2792" style:family="text">
      <style:text-properties style:text-underline-style="none"/>
    </style:style>
    <style:style style:name="ListLabel_20_2793" style:display-name="ListLabel 2793" style:family="text">
      <style:text-properties style:text-underline-style="none"/>
    </style:style>
    <style:style style:name="ListLabel_20_2794" style:display-name="ListLabel 2794" style:family="text">
      <style:text-properties style:text-underline-style="none"/>
    </style:style>
    <style:style style:name="ListLabel_20_2795" style:display-name="ListLabel 2795" style:family="text">
      <style:text-properties style:text-underline-style="none"/>
    </style:style>
    <style:style style:name="ListLabel_20_2796" style:display-name="ListLabel 2796" style:family="text">
      <style:text-properties style:text-underline-style="none"/>
    </style:style>
    <style:style style:name="ListLabel_20_2797" style:display-name="ListLabel 2797" style:family="text">
      <style:text-properties style:text-underline-style="none"/>
    </style:style>
    <style:style style:name="ListLabel_20_2798" style:display-name="ListLabel 2798" style:family="text">
      <style:text-properties style:text-underline-style="none"/>
    </style:style>
    <style:style style:name="ListLabel_20_2799" style:display-name="ListLabel 2799" style:family="text">
      <style:text-properties style:text-underline-style="none"/>
    </style:style>
    <style:style style:name="ListLabel_20_2800" style:display-name="ListLabel 2800" style:family="text">
      <style:text-properties style:text-underline-style="none"/>
    </style:style>
    <style:style style:name="ListLabel_20_2801" style:display-name="ListLabel 2801" style:family="text">
      <style:text-properties style:text-underline-style="none"/>
    </style:style>
    <style:style style:name="ListLabel_20_2802" style:display-name="ListLabel 2802" style:family="text">
      <style:text-properties style:text-underline-style="none"/>
    </style:style>
    <style:style style:name="ListLabel_20_2803" style:display-name="ListLabel 2803" style:family="text">
      <style:text-properties style:text-underline-style="none"/>
    </style:style>
    <style:style style:name="ListLabel_20_2804" style:display-name="ListLabel 2804" style:family="text">
      <style:text-properties style:text-underline-style="none"/>
    </style:style>
    <style:style style:name="ListLabel_20_2805" style:display-name="ListLabel 2805" style:family="text">
      <style:text-properties style:text-underline-style="none"/>
    </style:style>
    <style:style style:name="ListLabel_20_2806" style:display-name="ListLabel 2806" style:family="text">
      <style:text-properties style:text-underline-style="none"/>
    </style:style>
    <style:style style:name="ListLabel_20_2807" style:display-name="ListLabel 2807" style:family="text">
      <style:text-properties style:text-underline-style="none"/>
    </style:style>
    <style:style style:name="ListLabel_20_2808" style:display-name="ListLabel 2808" style:family="text">
      <style:text-properties style:text-underline-style="none"/>
    </style:style>
    <style:style style:name="ListLabel_20_2809" style:display-name="ListLabel 2809" style:family="text">
      <style:text-properties style:text-underline-style="none"/>
    </style:style>
    <style:style style:name="ListLabel_20_2810" style:display-name="ListLabel 2810" style:family="text">
      <style:text-properties style:text-underline-style="none"/>
    </style:style>
    <style:style style:name="ListLabel_20_2811" style:display-name="ListLabel 2811" style:family="text">
      <style:text-properties style:text-underline-style="none"/>
    </style:style>
    <style:style style:name="ListLabel_20_2812" style:display-name="ListLabel 2812" style:family="text">
      <style:text-properties style:text-underline-style="none"/>
    </style:style>
    <style:style style:name="ListLabel_20_2813" style:display-name="ListLabel 2813" style:family="text">
      <style:text-properties style:text-underline-style="none"/>
    </style:style>
    <style:style style:name="ListLabel_20_2814" style:display-name="ListLabel 2814" style:family="text">
      <style:text-properties style:text-underline-style="none"/>
    </style:style>
    <style:style style:name="ListLabel_20_2815" style:display-name="ListLabel 2815" style:family="text">
      <style:text-properties style:text-underline-style="none"/>
    </style:style>
    <style:style style:name="ListLabel_20_2816" style:display-name="ListLabel 2816" style:family="text">
      <style:text-properties style:text-underline-style="none"/>
    </style:style>
    <style:style style:name="ListLabel_20_2817" style:display-name="ListLabel 2817" style:family="text">
      <style:text-properties style:text-underline-style="none"/>
    </style:style>
    <style:style style:name="ListLabel_20_2818" style:display-name="ListLabel 2818" style:family="text">
      <style:text-properties style:text-underline-style="none"/>
    </style:style>
    <style:style style:name="ListLabel_20_2819" style:display-name="ListLabel 2819" style:family="text">
      <style:text-properties style:text-underline-style="none"/>
    </style:style>
    <style:style style:name="ListLabel_20_2820" style:display-name="ListLabel 2820" style:family="text">
      <style:text-properties style:text-underline-style="none"/>
    </style:style>
    <style:style style:name="ListLabel_20_2821" style:display-name="ListLabel 2821" style:family="text">
      <style:text-properties style:text-underline-style="none"/>
    </style:style>
    <style:style style:name="ListLabel_20_2822" style:display-name="ListLabel 2822" style:family="text">
      <style:text-properties style:text-underline-style="none"/>
    </style:style>
    <style:style style:name="ListLabel_20_2823" style:display-name="ListLabel 2823" style:family="text">
      <style:text-properties style:text-underline-style="none"/>
    </style:style>
    <style:style style:name="ListLabel_20_2824" style:display-name="ListLabel 2824" style:family="text">
      <style:text-properties style:text-underline-style="none"/>
    </style:style>
    <style:style style:name="ListLabel_20_2825" style:display-name="ListLabel 2825" style:family="text">
      <style:text-properties style:text-underline-style="none"/>
    </style:style>
    <style:style style:name="ListLabel_20_2826" style:display-name="ListLabel 2826" style:family="text">
      <style:text-properties style:text-underline-style="none"/>
    </style:style>
    <style:style style:name="ListLabel_20_2827" style:display-name="ListLabel 2827" style:family="text">
      <style:text-properties style:text-underline-style="none"/>
    </style:style>
    <style:style style:name="ListLabel_20_2828" style:display-name="ListLabel 2828" style:family="text">
      <style:text-properties style:text-underline-style="none"/>
    </style:style>
    <style:style style:name="ListLabel_20_2829" style:display-name="ListLabel 2829" style:family="text">
      <style:text-properties style:text-underline-style="none"/>
    </style:style>
    <style:style style:name="ListLabel_20_2830" style:display-name="ListLabel 2830" style:family="text">
      <style:text-properties style:text-underline-style="none"/>
    </style:style>
    <style:style style:name="ListLabel_20_2831" style:display-name="ListLabel 2831" style:family="text">
      <style:text-properties style:text-underline-style="none"/>
    </style:style>
    <style:style style:name="ListLabel_20_2832" style:display-name="ListLabel 2832" style:family="text">
      <style:text-properties style:text-underline-style="none"/>
    </style:style>
    <style:style style:name="ListLabel_20_2833" style:display-name="ListLabel 2833" style:family="text">
      <style:text-properties style:text-underline-style="none"/>
    </style:style>
    <style:style style:name="ListLabel_20_2834" style:display-name="ListLabel 2834" style:family="text">
      <style:text-properties style:text-underline-style="none"/>
    </style:style>
    <style:style style:name="ListLabel_20_2835" style:display-name="ListLabel 2835" style:family="text">
      <style:text-properties style:text-underline-style="none"/>
    </style:style>
    <style:style style:name="ListLabel_20_2836" style:display-name="ListLabel 2836" style:family="text">
      <style:text-properties style:text-underline-style="none"/>
    </style:style>
    <style:style style:name="ListLabel_20_2837" style:display-name="ListLabel 2837" style:family="text">
      <style:text-properties style:text-underline-style="none"/>
    </style:style>
    <style:style style:name="ListLabel_20_2838" style:display-name="ListLabel 2838" style:family="text">
      <style:text-properties style:text-underline-style="none"/>
    </style:style>
    <style:style style:name="ListLabel_20_2839" style:display-name="ListLabel 2839" style:family="text">
      <style:text-properties style:text-underline-style="none"/>
    </style:style>
    <style:style style:name="ListLabel_20_2840" style:display-name="ListLabel 2840" style:family="text">
      <style:text-properties style:text-underline-style="none"/>
    </style:style>
    <style:style style:name="ListLabel_20_2841" style:display-name="ListLabel 2841" style:family="text">
      <style:text-properties style:text-underline-style="none"/>
    </style:style>
    <style:style style:name="ListLabel_20_2842" style:display-name="ListLabel 2842" style:family="text">
      <style:text-properties style:text-underline-style="none"/>
    </style:style>
    <style:style style:name="ListLabel_20_2843" style:display-name="ListLabel 2843" style:family="text">
      <style:text-properties style:text-underline-style="none"/>
    </style:style>
    <style:style style:name="ListLabel_20_2844" style:display-name="ListLabel 2844" style:family="text">
      <style:text-properties style:text-underline-style="none"/>
    </style:style>
    <style:style style:name="ListLabel_20_2845" style:display-name="ListLabel 2845" style:family="text">
      <style:text-properties style:text-underline-style="none"/>
    </style:style>
    <style:style style:name="ListLabel_20_2846" style:display-name="ListLabel 2846" style:family="text">
      <style:text-properties style:text-underline-style="none"/>
    </style:style>
    <style:style style:name="ListLabel_20_2847" style:display-name="ListLabel 2847" style:family="text">
      <style:text-properties style:text-underline-style="none"/>
    </style:style>
    <style:style style:name="ListLabel_20_2848" style:display-name="ListLabel 2848" style:family="text">
      <style:text-properties style:text-underline-style="none"/>
    </style:style>
    <style:style style:name="ListLabel_20_2849" style:display-name="ListLabel 2849" style:family="text">
      <style:text-properties style:text-underline-style="none"/>
    </style:style>
    <style:style style:name="ListLabel_20_2850" style:display-name="ListLabel 2850" style:family="text">
      <style:text-properties style:text-underline-style="none"/>
    </style:style>
    <style:style style:name="ListLabel_20_2851" style:display-name="ListLabel 2851" style:family="text">
      <style:text-properties style:text-underline-style="none"/>
    </style:style>
    <style:style style:name="ListLabel_20_2852" style:display-name="ListLabel 2852" style:family="text">
      <style:text-properties style:text-underline-style="none"/>
    </style:style>
    <style:style style:name="ListLabel_20_2853" style:display-name="ListLabel 2853" style:family="text">
      <style:text-properties style:text-underline-style="none"/>
    </style:style>
    <style:style style:name="ListLabel_20_2854" style:display-name="ListLabel 2854" style:family="text">
      <style:text-properties style:text-underline-style="none"/>
    </style:style>
    <style:style style:name="ListLabel_20_2855" style:display-name="ListLabel 2855" style:family="text">
      <style:text-properties style:text-underline-style="none"/>
    </style:style>
    <style:style style:name="ListLabel_20_2856" style:display-name="ListLabel 2856" style:family="text">
      <style:text-properties style:text-underline-style="none"/>
    </style:style>
    <style:style style:name="ListLabel_20_2857" style:display-name="ListLabel 2857" style:family="text">
      <style:text-properties style:text-underline-style="none"/>
    </style:style>
    <style:style style:name="ListLabel_20_2858" style:display-name="ListLabel 2858" style:family="text">
      <style:text-properties style:text-underline-style="none"/>
    </style:style>
    <style:style style:name="ListLabel_20_2859" style:display-name="ListLabel 2859" style:family="text">
      <style:text-properties style:text-underline-style="none"/>
    </style:style>
    <style:style style:name="ListLabel_20_2860" style:display-name="ListLabel 2860" style:family="text">
      <style:text-properties style:text-underline-style="none"/>
    </style:style>
    <style:style style:name="ListLabel_20_2861" style:display-name="ListLabel 2861" style:family="text">
      <style:text-properties style:text-underline-style="none"/>
    </style:style>
    <style:style style:name="ListLabel_20_2862" style:display-name="ListLabel 2862" style:family="text">
      <style:text-properties style:text-underline-style="none"/>
    </style:style>
    <style:style style:name="ListLabel_20_2863" style:display-name="ListLabel 2863" style:family="text">
      <style:text-properties style:text-underline-style="none"/>
    </style:style>
    <style:style style:name="ListLabel_20_2864" style:display-name="ListLabel 2864" style:family="text">
      <style:text-properties style:text-underline-style="none"/>
    </style:style>
    <style:style style:name="ListLabel_20_2865" style:display-name="ListLabel 2865" style:family="text">
      <style:text-properties style:text-underline-style="none"/>
    </style:style>
    <style:style style:name="ListLabel_20_2866" style:display-name="ListLabel 2866" style:family="text">
      <style:text-properties style:text-underline-style="none"/>
    </style:style>
    <style:style style:name="ListLabel_20_2867" style:display-name="ListLabel 2867" style:family="text">
      <style:text-properties style:text-underline-style="none"/>
    </style:style>
    <style:style style:name="ListLabel_20_2868" style:display-name="ListLabel 2868" style:family="text">
      <style:text-properties style:text-underline-style="none"/>
    </style:style>
    <style:style style:name="ListLabel_20_2869" style:display-name="ListLabel 2869" style:family="text">
      <style:text-properties style:text-underline-style="none"/>
    </style:style>
    <style:style style:name="ListLabel_20_2870" style:display-name="ListLabel 2870" style:family="text">
      <style:text-properties style:text-underline-style="none"/>
    </style:style>
    <style:style style:name="ListLabel_20_2871" style:display-name="ListLabel 2871" style:family="text">
      <style:text-properties style:text-underline-style="none"/>
    </style:style>
    <style:style style:name="ListLabel_20_2872" style:display-name="ListLabel 2872" style:family="text">
      <style:text-properties style:text-underline-style="none"/>
    </style:style>
    <style:style style:name="ListLabel_20_2873" style:display-name="ListLabel 2873" style:family="text">
      <style:text-properties style:text-underline-style="none"/>
    </style:style>
    <style:style style:name="ListLabel_20_2874" style:display-name="ListLabel 2874" style:family="text">
      <style:text-properties style:text-underline-style="none"/>
    </style:style>
    <style:style style:name="ListLabel_20_2875" style:display-name="ListLabel 2875" style:family="text">
      <style:text-properties style:text-underline-style="none"/>
    </style:style>
    <style:style style:name="ListLabel_20_2876" style:display-name="ListLabel 2876" style:family="text">
      <style:text-properties style:text-underline-style="none"/>
    </style:style>
    <style:style style:name="ListLabel_20_2877" style:display-name="ListLabel 2877" style:family="text">
      <style:text-properties style:text-underline-style="none"/>
    </style:style>
    <style:style style:name="ListLabel_20_2878" style:display-name="ListLabel 2878" style:family="text">
      <style:text-properties style:text-underline-style="none"/>
    </style:style>
    <style:style style:name="ListLabel_20_2879" style:display-name="ListLabel 2879" style:family="text">
      <style:text-properties style:text-underline-style="none"/>
    </style:style>
    <style:style style:name="ListLabel_20_2880" style:display-name="ListLabel 2880" style:family="text">
      <style:text-properties style:text-underline-style="none"/>
    </style:style>
    <style:style style:name="ListLabel_20_2881" style:display-name="ListLabel 2881" style:family="text">
      <style:text-properties style:text-underline-style="none"/>
    </style:style>
    <style:style style:name="ListLabel_20_2882" style:display-name="ListLabel 2882" style:family="text">
      <style:text-properties style:text-underline-style="none"/>
    </style:style>
    <style:style style:name="ListLabel_20_2883" style:display-name="ListLabel 2883" style:family="text">
      <style:text-properties style:text-underline-style="none"/>
    </style:style>
    <style:style style:name="ListLabel_20_2884" style:display-name="ListLabel 2884" style:family="text">
      <style:text-properties style:text-underline-style="none"/>
    </style:style>
    <style:style style:name="ListLabel_20_2885" style:display-name="ListLabel 2885" style:family="text">
      <style:text-properties style:text-underline-style="none"/>
    </style:style>
    <style:style style:name="ListLabel_20_2886" style:display-name="ListLabel 2886" style:family="text">
      <style:text-properties style:text-underline-style="none"/>
    </style:style>
    <style:style style:name="ListLabel_20_2887" style:display-name="ListLabel 2887" style:family="text">
      <style:text-properties style:text-underline-style="none"/>
    </style:style>
    <style:style style:name="ListLabel_20_2888" style:display-name="ListLabel 2888" style:family="text">
      <style:text-properties style:text-underline-style="none"/>
    </style:style>
    <style:style style:name="ListLabel_20_2889" style:display-name="ListLabel 2889" style:family="text">
      <style:text-properties style:text-underline-style="none"/>
    </style:style>
    <style:style style:name="ListLabel_20_2890" style:display-name="ListLabel 2890" style:family="text">
      <style:text-properties style:text-underline-style="none" fo:font-weight="bold"/>
    </style:style>
    <style:style style:name="ListLabel_20_2891" style:display-name="ListLabel 2891" style:family="text">
      <style:text-properties style:text-underline-style="none"/>
    </style:style>
    <style:style style:name="ListLabel_20_2892" style:display-name="ListLabel 2892" style:family="text">
      <style:text-properties style:text-underline-style="none"/>
    </style:style>
    <style:style style:name="ListLabel_20_2893" style:display-name="ListLabel 2893" style:family="text">
      <style:text-properties style:text-underline-style="none"/>
    </style:style>
    <style:style style:name="ListLabel_20_2894" style:display-name="ListLabel 2894" style:family="text">
      <style:text-properties style:text-underline-style="none"/>
    </style:style>
    <style:style style:name="ListLabel_20_2895" style:display-name="ListLabel 2895" style:family="text">
      <style:text-properties style:text-underline-style="none"/>
    </style:style>
    <style:style style:name="ListLabel_20_2896" style:display-name="ListLabel 2896" style:family="text">
      <style:text-properties style:text-underline-style="none"/>
    </style:style>
    <style:style style:name="ListLabel_20_2897" style:display-name="ListLabel 2897" style:family="text">
      <style:text-properties style:text-underline-style="none"/>
    </style:style>
    <style:style style:name="ListLabel_20_2898" style:display-name="ListLabel 2898" style:family="text">
      <style:text-properties style:text-underline-style="none"/>
    </style:style>
    <style:style style:name="ListLabel_20_2899" style:display-name="ListLabel 2899" style:family="text">
      <style:text-properties style:text-underline-style="none"/>
    </style:style>
    <style:style style:name="ListLabel_20_2900" style:display-name="ListLabel 2900" style:family="text">
      <style:text-properties style:text-underline-style="none"/>
    </style:style>
    <style:style style:name="ListLabel_20_2901" style:display-name="ListLabel 2901" style:family="text">
      <style:text-properties style:text-underline-style="none"/>
    </style:style>
    <style:style style:name="ListLabel_20_2902" style:display-name="ListLabel 2902" style:family="text">
      <style:text-properties style:text-underline-style="none"/>
    </style:style>
    <style:style style:name="ListLabel_20_2903" style:display-name="ListLabel 2903" style:family="text">
      <style:text-properties style:text-underline-style="none"/>
    </style:style>
    <style:style style:name="ListLabel_20_2904" style:display-name="ListLabel 2904" style:family="text">
      <style:text-properties style:text-underline-style="none"/>
    </style:style>
    <style:style style:name="ListLabel_20_2905" style:display-name="ListLabel 2905" style:family="text">
      <style:text-properties style:text-underline-style="none"/>
    </style:style>
    <style:style style:name="ListLabel_20_2906" style:display-name="ListLabel 2906" style:family="text">
      <style:text-properties style:text-underline-style="none"/>
    </style:style>
    <style:style style:name="ListLabel_20_2907" style:display-name="ListLabel 2907" style:family="text">
      <style:text-properties style:text-underline-style="none"/>
    </style:style>
    <style:style style:name="ListLabel_20_2908" style:display-name="ListLabel 2908" style:family="text">
      <style:text-properties style:text-underline-style="none"/>
    </style:style>
    <style:style style:name="ListLabel_20_2909" style:display-name="ListLabel 2909" style:family="text">
      <style:text-properties style:text-underline-style="none"/>
    </style:style>
    <style:style style:name="ListLabel_20_2910" style:display-name="ListLabel 2910" style:family="text">
      <style:text-properties style:text-underline-style="none"/>
    </style:style>
    <style:style style:name="ListLabel_20_2911" style:display-name="ListLabel 2911" style:family="text">
      <style:text-properties style:text-underline-style="none"/>
    </style:style>
    <style:style style:name="ListLabel_20_2912" style:display-name="ListLabel 2912" style:family="text">
      <style:text-properties style:text-underline-style="none"/>
    </style:style>
    <style:style style:name="ListLabel_20_2913" style:display-name="ListLabel 2913" style:family="text">
      <style:text-properties style:text-underline-style="none"/>
    </style:style>
    <style:style style:name="ListLabel_20_2914" style:display-name="ListLabel 2914" style:family="text">
      <style:text-properties style:text-underline-style="none"/>
    </style:style>
    <style:style style:name="ListLabel_20_2915" style:display-name="ListLabel 2915" style:family="text">
      <style:text-properties style:text-underline-style="none"/>
    </style:style>
    <style:style style:name="ListLabel_20_2916" style:display-name="ListLabel 2916" style:family="text">
      <style:text-properties style:text-underline-style="none"/>
    </style:style>
    <style:style style:name="ListLabel_20_2917" style:display-name="ListLabel 2917" style:family="text">
      <style:text-properties style:text-underline-style="none"/>
    </style:style>
    <style:style style:name="ListLabel_20_2918" style:display-name="ListLabel 2918" style:family="text">
      <style:text-properties style:text-underline-style="none"/>
    </style:style>
    <style:style style:name="ListLabel_20_2919" style:display-name="ListLabel 2919" style:family="text">
      <style:text-properties style:text-underline-style="none"/>
    </style:style>
    <style:style style:name="ListLabel_20_2920" style:display-name="ListLabel 2920" style:family="text">
      <style:text-properties style:text-underline-style="none"/>
    </style:style>
    <style:style style:name="ListLabel_20_2921" style:display-name="ListLabel 2921" style:family="text">
      <style:text-properties style:text-underline-style="none"/>
    </style:style>
    <style:style style:name="ListLabel_20_2922" style:display-name="ListLabel 2922" style:family="text">
      <style:text-properties style:text-underline-style="none"/>
    </style:style>
    <style:style style:name="ListLabel_20_2923" style:display-name="ListLabel 2923" style:family="text">
      <style:text-properties style:text-underline-style="none"/>
    </style:style>
    <style:style style:name="ListLabel_20_2924" style:display-name="ListLabel 2924" style:family="text">
      <style:text-properties style:text-underline-style="none"/>
    </style:style>
    <style:style style:name="ListLabel_20_2925" style:display-name="ListLabel 2925" style:family="text">
      <style:text-properties style:text-underline-style="none"/>
    </style:style>
    <style:style style:name="ListLabel_20_2926" style:display-name="ListLabel 2926" style:family="text">
      <style:text-properties style:text-underline-style="none"/>
    </style:style>
    <style:style style:name="ListLabel_20_2927" style:display-name="ListLabel 2927" style:family="text">
      <style:text-properties style:text-underline-style="none"/>
    </style:style>
    <style:style style:name="ListLabel_20_2928" style:display-name="ListLabel 2928" style:family="text">
      <style:text-properties style:text-underline-style="none"/>
    </style:style>
    <style:style style:name="ListLabel_20_2929" style:display-name="ListLabel 2929" style:family="text">
      <style:text-properties style:text-underline-style="none"/>
    </style:style>
    <style:style style:name="ListLabel_20_2930" style:display-name="ListLabel 2930" style:family="text">
      <style:text-properties style:text-underline-style="none"/>
    </style:style>
    <style:style style:name="ListLabel_20_2931" style:display-name="ListLabel 2931" style:family="text">
      <style:text-properties style:text-underline-style="none"/>
    </style:style>
    <style:style style:name="ListLabel_20_2932" style:display-name="ListLabel 2932" style:family="text">
      <style:text-properties style:text-underline-style="none"/>
    </style:style>
    <style:style style:name="ListLabel_20_2933" style:display-name="ListLabel 2933" style:family="text">
      <style:text-properties style:text-underline-style="none"/>
    </style:style>
    <style:style style:name="ListLabel_20_2934" style:display-name="ListLabel 2934" style:family="text">
      <style:text-properties style:text-underline-style="none"/>
    </style:style>
    <style:style style:name="ListLabel_20_2935" style:display-name="ListLabel 2935" style:family="text">
      <style:text-properties style:text-underline-style="none"/>
    </style:style>
    <style:style style:name="ListLabel_20_2936" style:display-name="ListLabel 2936" style:family="text">
      <style:text-properties style:text-underline-style="none"/>
    </style:style>
    <style:style style:name="ListLabel_20_2937" style:display-name="ListLabel 2937" style:family="text">
      <style:text-properties style:text-underline-style="none"/>
    </style:style>
    <style:style style:name="ListLabel_20_2938" style:display-name="ListLabel 2938" style:family="text">
      <style:text-properties style:text-underline-style="none"/>
    </style:style>
    <style:style style:name="ListLabel_20_2939" style:display-name="ListLabel 2939" style:family="text">
      <style:text-properties style:text-underline-style="none"/>
    </style:style>
    <style:style style:name="ListLabel_20_2940" style:display-name="ListLabel 2940" style:family="text">
      <style:text-properties style:text-underline-style="none"/>
    </style:style>
    <style:style style:name="ListLabel_20_2941" style:display-name="ListLabel 2941" style:family="text">
      <style:text-properties style:text-underline-style="none"/>
    </style:style>
    <style:style style:name="ListLabel_20_2942" style:display-name="ListLabel 2942" style:family="text">
      <style:text-properties style:text-underline-style="none"/>
    </style:style>
    <style:style style:name="ListLabel_20_2943" style:display-name="ListLabel 2943" style:family="text">
      <style:text-properties style:text-underline-style="none"/>
    </style:style>
    <style:style style:name="ListLabel_20_2944" style:display-name="ListLabel 2944" style:family="text">
      <style:text-properties style:text-underline-style="none"/>
    </style:style>
    <style:style style:name="ListLabel_20_2945" style:display-name="ListLabel 2945" style:family="text">
      <style:text-properties style:text-underline-style="none"/>
    </style:style>
    <style:style style:name="ListLabel_20_2946" style:display-name="ListLabel 2946" style:family="text">
      <style:text-properties style:text-underline-style="none"/>
    </style:style>
    <style:style style:name="ListLabel_20_2947" style:display-name="ListLabel 2947" style:family="text">
      <style:text-properties style:text-underline-style="none"/>
    </style:style>
    <style:style style:name="ListLabel_20_2948" style:display-name="ListLabel 2948" style:family="text">
      <style:text-properties style:text-underline-style="none"/>
    </style:style>
    <style:style style:name="ListLabel_20_2949" style:display-name="ListLabel 2949" style:family="text">
      <style:text-properties style:text-underline-style="none"/>
    </style:style>
    <style:style style:name="ListLabel_20_2950" style:display-name="ListLabel 2950" style:family="text">
      <style:text-properties style:text-underline-style="none"/>
    </style:style>
    <style:style style:name="ListLabel_20_2951" style:display-name="ListLabel 2951" style:family="text">
      <style:text-properties style:text-underline-style="none"/>
    </style:style>
    <style:style style:name="ListLabel_20_2952" style:display-name="ListLabel 2952" style:family="text">
      <style:text-properties style:text-underline-style="none"/>
    </style:style>
    <style:style style:name="ListLabel_20_2953" style:display-name="ListLabel 2953" style:family="text">
      <style:text-properties style:text-underline-style="none"/>
    </style:style>
    <style:style style:name="ListLabel_20_2954" style:display-name="ListLabel 2954" style:family="text">
      <style:text-properties style:text-underline-style="none"/>
    </style:style>
    <style:style style:name="ListLabel_20_2955" style:display-name="ListLabel 2955" style:family="text">
      <style:text-properties style:text-underline-style="none"/>
    </style:style>
    <style:style style:name="ListLabel_20_2956" style:display-name="ListLabel 2956" style:family="text">
      <style:text-properties style:text-underline-style="none"/>
    </style:style>
    <style:style style:name="ListLabel_20_2957" style:display-name="ListLabel 2957" style:family="text">
      <style:text-properties style:text-underline-style="none"/>
    </style:style>
    <style:style style:name="ListLabel_20_2958" style:display-name="ListLabel 2958" style:family="text">
      <style:text-properties style:text-underline-style="none"/>
    </style:style>
    <style:style style:name="ListLabel_20_2959" style:display-name="ListLabel 2959" style:family="text">
      <style:text-properties style:text-underline-style="none"/>
    </style:style>
    <style:style style:name="ListLabel_20_2960" style:display-name="ListLabel 2960" style:family="text">
      <style:text-properties style:text-underline-style="none"/>
    </style:style>
    <style:style style:name="ListLabel_20_2961" style:display-name="ListLabel 2961" style:family="text">
      <style:text-properties style:text-underline-style="none"/>
    </style:style>
    <style:style style:name="ListLabel_20_2962" style:display-name="ListLabel 2962" style:family="text">
      <style:text-properties style:text-underline-style="none"/>
    </style:style>
    <style:style style:name="ListLabel_20_2963" style:display-name="ListLabel 2963" style:family="text">
      <style:text-properties style:text-underline-style="none"/>
    </style:style>
    <style:style style:name="ListLabel_20_2964" style:display-name="ListLabel 2964" style:family="text">
      <style:text-properties style:text-underline-style="none"/>
    </style:style>
    <style:style style:name="ListLabel_20_2965" style:display-name="ListLabel 2965" style:family="text">
      <style:text-properties style:text-underline-style="none"/>
    </style:style>
    <style:style style:name="ListLabel_20_2966" style:display-name="ListLabel 2966" style:family="text">
      <style:text-properties style:text-underline-style="none"/>
    </style:style>
    <style:style style:name="ListLabel_20_2967" style:display-name="ListLabel 2967" style:family="text">
      <style:text-properties style:text-underline-style="none"/>
    </style:style>
    <style:style style:name="ListLabel_20_2968" style:display-name="ListLabel 2968" style:family="text">
      <style:text-properties style:text-underline-style="none"/>
    </style:style>
    <style:style style:name="ListLabel_20_2969" style:display-name="ListLabel 2969" style:family="text">
      <style:text-properties style:text-underline-style="none"/>
    </style:style>
    <style:style style:name="ListLabel_20_2970" style:display-name="ListLabel 2970" style:family="text">
      <style:text-properties style:text-underline-style="none"/>
    </style:style>
    <style:style style:name="ListLabel_20_2971" style:display-name="ListLabel 2971" style:family="text">
      <style:text-properties style:text-underline-style="none"/>
    </style:style>
    <style:style style:name="ListLabel_20_2972" style:display-name="ListLabel 2972" style:family="text">
      <style:text-properties style:text-underline-style="none"/>
    </style:style>
    <style:style style:name="ListLabel_20_2973" style:display-name="ListLabel 2973" style:family="text">
      <style:text-properties style:text-underline-style="none"/>
    </style:style>
    <style:style style:name="ListLabel_20_2974" style:display-name="ListLabel 2974" style:family="text">
      <style:text-properties style:text-underline-style="none"/>
    </style:style>
    <style:style style:name="ListLabel_20_2975" style:display-name="ListLabel 2975" style:family="text">
      <style:text-properties style:text-underline-style="none"/>
    </style:style>
    <style:style style:name="ListLabel_20_2976" style:display-name="ListLabel 2976" style:family="text">
      <style:text-properties style:text-underline-style="none"/>
    </style:style>
    <style:style style:name="ListLabel_20_2977" style:display-name="ListLabel 2977" style:family="text">
      <style:text-properties style:text-underline-style="none"/>
    </style:style>
    <style:style style:name="ListLabel_20_2978" style:display-name="ListLabel 2978" style:family="text">
      <style:text-properties style:text-underline-style="none"/>
    </style:style>
    <style:style style:name="ListLabel_20_2979" style:display-name="ListLabel 2979" style:family="text">
      <style:text-properties style:text-underline-style="none"/>
    </style:style>
    <style:style style:name="ListLabel_20_2980" style:display-name="ListLabel 2980" style:family="text">
      <style:text-properties style:text-underline-style="none"/>
    </style:style>
    <style:style style:name="ListLabel_20_2981" style:display-name="ListLabel 2981" style:family="text">
      <style:text-properties style:text-underline-style="none"/>
    </style:style>
    <style:style style:name="ListLabel_20_2982" style:display-name="ListLabel 2982" style:family="text">
      <style:text-properties style:text-underline-style="none"/>
    </style:style>
    <style:style style:name="ListLabel_20_2983" style:display-name="ListLabel 2983" style:family="text">
      <style:text-properties style:text-underline-style="none"/>
    </style:style>
    <style:style style:name="ListLabel_20_2984" style:display-name="ListLabel 2984" style:family="text">
      <style:text-properties style:text-underline-style="none"/>
    </style:style>
    <style:style style:name="ListLabel_20_2985" style:display-name="ListLabel 2985" style:family="text">
      <style:text-properties style:text-underline-style="none"/>
    </style:style>
    <style:style style:name="ListLabel_20_2986" style:display-name="ListLabel 2986" style:family="text">
      <style:text-properties style:text-underline-style="none"/>
    </style:style>
    <style:style style:name="ListLabel_20_2987" style:display-name="ListLabel 2987" style:family="text">
      <style:text-properties style:text-underline-style="none"/>
    </style:style>
    <style:style style:name="ListLabel_20_2988" style:display-name="ListLabel 2988" style:family="text">
      <style:text-properties style:text-underline-style="none"/>
    </style:style>
    <style:style style:name="ListLabel_20_2989" style:display-name="ListLabel 2989" style:family="text">
      <style:text-properties style:text-underline-style="none"/>
    </style:style>
    <style:style style:name="ListLabel_20_2990" style:display-name="ListLabel 2990" style:family="text">
      <style:text-properties style:text-underline-style="none"/>
    </style:style>
    <style:style style:name="ListLabel_20_2991" style:display-name="ListLabel 2991" style:family="text">
      <style:text-properties style:text-underline-style="none"/>
    </style:style>
    <style:style style:name="ListLabel_20_2992" style:display-name="ListLabel 2992" style:family="text">
      <style:text-properties style:text-underline-style="none"/>
    </style:style>
    <style:style style:name="ListLabel_20_2993" style:display-name="ListLabel 2993" style:family="text">
      <style:text-properties style:text-underline-style="none"/>
    </style:style>
    <style:style style:name="ListLabel_20_2994" style:display-name="ListLabel 2994" style:family="text">
      <style:text-properties style:text-underline-style="none"/>
    </style:style>
    <style:style style:name="ListLabel_20_2995" style:display-name="ListLabel 2995" style:family="text">
      <style:text-properties style:text-underline-style="none"/>
    </style:style>
    <style:style style:name="ListLabel_20_2996" style:display-name="ListLabel 2996" style:family="text">
      <style:text-properties style:text-underline-style="none"/>
    </style:style>
    <style:style style:name="ListLabel_20_2997" style:display-name="ListLabel 2997" style:family="text">
      <style:text-properties style:text-underline-style="none"/>
    </style:style>
    <style:style style:name="ListLabel_20_2998" style:display-name="ListLabel 2998" style:family="text">
      <style:text-properties style:text-underline-style="none"/>
    </style:style>
    <style:style style:name="ListLabel_20_2999" style:display-name="ListLabel 2999" style:family="text">
      <style:text-properties style:text-underline-style="none"/>
    </style:style>
    <style:style style:name="ListLabel_20_3000" style:display-name="ListLabel 3000" style:family="text">
      <style:text-properties style:text-underline-style="none"/>
    </style:style>
    <style:style style:name="ListLabel_20_3001" style:display-name="ListLabel 3001" style:family="text">
      <style:text-properties style:text-underline-style="none"/>
    </style:style>
    <style:style style:name="ListLabel_20_3002" style:display-name="ListLabel 3002" style:family="text">
      <style:text-properties style:text-underline-style="none"/>
    </style:style>
    <style:style style:name="ListLabel_20_3003" style:display-name="ListLabel 3003" style:family="text">
      <style:text-properties style:text-underline-style="none"/>
    </style:style>
    <style:style style:name="ListLabel_20_3004" style:display-name="ListLabel 3004" style:family="text">
      <style:text-properties style:text-underline-style="none"/>
    </style:style>
    <style:style style:name="ListLabel_20_3005" style:display-name="ListLabel 3005" style:family="text">
      <style:text-properties style:text-underline-style="none"/>
    </style:style>
    <style:style style:name="ListLabel_20_3006" style:display-name="ListLabel 3006" style:family="text">
      <style:text-properties style:text-underline-style="none"/>
    </style:style>
    <style:style style:name="ListLabel_20_3007" style:display-name="ListLabel 3007" style:family="text">
      <style:text-properties style:text-underline-style="none"/>
    </style:style>
    <style:style style:name="ListLabel_20_3008" style:display-name="ListLabel 3008" style:family="text">
      <style:text-properties style:text-underline-style="none"/>
    </style:style>
    <style:style style:name="ListLabel_20_3009" style:display-name="ListLabel 3009" style:family="text">
      <style:text-properties style:text-underline-style="none"/>
    </style:style>
    <style:style style:name="ListLabel_20_3010" style:display-name="ListLabel 3010" style:family="text">
      <style:text-properties style:text-underline-style="none"/>
    </style:style>
    <style:style style:name="ListLabel_20_3011" style:display-name="ListLabel 3011" style:family="text">
      <style:text-properties style:text-underline-style="none"/>
    </style:style>
    <style:style style:name="ListLabel_20_3012" style:display-name="ListLabel 3012" style:family="text">
      <style:text-properties style:text-underline-style="none"/>
    </style:style>
    <style:style style:name="ListLabel_20_3013" style:display-name="ListLabel 3013" style:family="text">
      <style:text-properties style:text-underline-style="none"/>
    </style:style>
    <style:style style:name="ListLabel_20_3014" style:display-name="ListLabel 3014" style:family="text">
      <style:text-properties style:text-underline-style="none"/>
    </style:style>
    <style:style style:name="ListLabel_20_3015" style:display-name="ListLabel 3015" style:family="text">
      <style:text-properties style:text-underline-style="none"/>
    </style:style>
    <style:style style:name="ListLabel_20_3016" style:display-name="ListLabel 3016" style:family="text">
      <style:text-properties style:text-underline-style="none"/>
    </style:style>
    <style:style style:name="ListLabel_20_3017" style:display-name="ListLabel 3017" style:family="text">
      <style:text-properties style:text-underline-style="none"/>
    </style:style>
    <style:style style:name="ListLabel_20_3018" style:display-name="ListLabel 3018" style:family="text">
      <style:text-properties style:text-underline-style="none"/>
    </style:style>
    <style:style style:name="ListLabel_20_3019" style:display-name="ListLabel 3019" style:family="text">
      <style:text-properties style:text-underline-style="none"/>
    </style:style>
    <style:style style:name="ListLabel_20_3020" style:display-name="ListLabel 3020" style:family="text">
      <style:text-properties style:text-underline-style="none"/>
    </style:style>
    <style:style style:name="ListLabel_20_3021" style:display-name="ListLabel 3021" style:family="text">
      <style:text-properties style:text-underline-style="none"/>
    </style:style>
    <style:style style:name="ListLabel_20_3022" style:display-name="ListLabel 3022" style:family="text">
      <style:text-properties style:text-underline-style="none"/>
    </style:style>
    <style:style style:name="ListLabel_20_3023" style:display-name="ListLabel 3023" style:family="text">
      <style:text-properties style:text-underline-style="none"/>
    </style:style>
    <style:style style:name="ListLabel_20_3024" style:display-name="ListLabel 3024" style:family="text">
      <style:text-properties style:text-underline-style="none"/>
    </style:style>
    <style:style style:name="ListLabel_20_3025" style:display-name="ListLabel 3025" style:family="text">
      <style:text-properties style:text-underline-style="none"/>
    </style:style>
    <style:style style:name="ListLabel_20_3026" style:display-name="ListLabel 3026" style:family="text">
      <style:text-properties style:text-underline-style="none"/>
    </style:style>
    <style:style style:name="ListLabel_20_3027" style:display-name="ListLabel 3027" style:family="text">
      <style:text-properties style:text-underline-style="none"/>
    </style:style>
    <style:style style:name="ListLabel_20_3028" style:display-name="ListLabel 3028" style:family="text">
      <style:text-properties style:text-underline-style="none"/>
    </style:style>
    <style:style style:name="ListLabel_20_3029" style:display-name="ListLabel 3029" style:family="text">
      <style:text-properties style:text-underline-style="none"/>
    </style:style>
    <style:style style:name="ListLabel_20_3030" style:display-name="ListLabel 3030" style:family="text">
      <style:text-properties style:text-underline-style="none"/>
    </style:style>
    <style:style style:name="ListLabel_20_3031" style:display-name="ListLabel 3031" style:family="text">
      <style:text-properties style:text-underline-style="none"/>
    </style:style>
    <style:style style:name="ListLabel_20_3032" style:display-name="ListLabel 3032" style:family="text">
      <style:text-properties style:text-underline-style="none"/>
    </style:style>
    <style:style style:name="ListLabel_20_3033" style:display-name="ListLabel 3033" style:family="text">
      <style:text-properties style:text-underline-style="none"/>
    </style:style>
    <style:style style:name="ListLabel_20_3034" style:display-name="ListLabel 3034" style:family="text">
      <style:text-properties style:text-underline-style="none"/>
    </style:style>
    <style:style style:name="ListLabel_20_3035" style:display-name="ListLabel 3035" style:family="text">
      <style:text-properties style:text-underline-style="none"/>
    </style:style>
    <style:style style:name="ListLabel_20_3036" style:display-name="ListLabel 3036" style:family="text">
      <style:text-properties style:text-underline-style="none"/>
    </style:style>
    <style:style style:name="ListLabel_20_3037" style:display-name="ListLabel 3037" style:family="text">
      <style:text-properties style:text-underline-style="none"/>
    </style:style>
    <style:style style:name="ListLabel_20_3038" style:display-name="ListLabel 3038" style:family="text">
      <style:text-properties style:text-underline-style="none"/>
    </style:style>
    <style:style style:name="ListLabel_20_3039" style:display-name="ListLabel 3039" style:family="text">
      <style:text-properties style:text-underline-style="none"/>
    </style:style>
    <style:style style:name="ListLabel_20_3040" style:display-name="ListLabel 3040" style:family="text">
      <style:text-properties style:text-underline-style="none"/>
    </style:style>
    <style:style style:name="ListLabel_20_3041" style:display-name="ListLabel 3041" style:family="text">
      <style:text-properties style:text-underline-style="none"/>
    </style:style>
    <style:style style:name="ListLabel_20_3042" style:display-name="ListLabel 3042" style:family="text">
      <style:text-properties style:text-underline-style="none"/>
    </style:style>
    <style:style style:name="ListLabel_20_3043" style:display-name="ListLabel 3043" style:family="text">
      <style:text-properties style:text-underline-style="none"/>
    </style:style>
    <style:style style:name="ListLabel_20_3044" style:display-name="ListLabel 3044" style:family="text">
      <style:text-properties style:text-underline-style="none"/>
    </style:style>
    <style:style style:name="ListLabel_20_3045" style:display-name="ListLabel 3045" style:family="text">
      <style:text-properties style:text-underline-style="none"/>
    </style:style>
    <style:style style:name="ListLabel_20_3046" style:display-name="ListLabel 3046" style:family="text">
      <style:text-properties style:text-underline-style="none"/>
    </style:style>
    <style:style style:name="ListLabel_20_3047" style:display-name="ListLabel 3047" style:family="text">
      <style:text-properties style:text-underline-style="none"/>
    </style:style>
    <style:style style:name="ListLabel_20_3048" style:display-name="ListLabel 3048" style:family="text">
      <style:text-properties style:text-underline-style="none"/>
    </style:style>
    <style:style style:name="ListLabel_20_3049" style:display-name="ListLabel 3049" style:family="text">
      <style:text-properties style:text-underline-style="none"/>
    </style:style>
    <style:style style:name="ListLabel_20_3050" style:display-name="ListLabel 3050" style:family="text">
      <style:text-properties style:text-underline-style="none"/>
    </style:style>
    <style:style style:name="ListLabel_20_3051" style:display-name="ListLabel 3051" style:family="text">
      <style:text-properties style:text-underline-style="none"/>
    </style:style>
    <style:style style:name="ListLabel_20_3052" style:display-name="ListLabel 3052" style:family="text">
      <style:text-properties style:text-underline-style="none" fo:font-weight="bold"/>
    </style:style>
    <style:style style:name="ListLabel_20_3053" style:display-name="ListLabel 3053" style:family="text">
      <style:text-properties style:text-underline-style="none"/>
    </style:style>
    <style:style style:name="ListLabel_20_3054" style:display-name="ListLabel 3054" style:family="text">
      <style:text-properties style:text-underline-style="none"/>
    </style:style>
    <style:style style:name="ListLabel_20_3055" style:display-name="ListLabel 3055" style:family="text">
      <style:text-properties style:text-underline-style="none"/>
    </style:style>
    <style:style style:name="ListLabel_20_3056" style:display-name="ListLabel 3056" style:family="text">
      <style:text-properties style:text-underline-style="none"/>
    </style:style>
    <style:style style:name="ListLabel_20_3057" style:display-name="ListLabel 3057" style:family="text">
      <style:text-properties style:text-underline-style="none"/>
    </style:style>
    <style:style style:name="ListLabel_20_3058" style:display-name="ListLabel 3058" style:family="text">
      <style:text-properties style:text-underline-style="none"/>
    </style:style>
    <style:style style:name="ListLabel_20_3059" style:display-name="ListLabel 3059" style:family="text">
      <style:text-properties style:text-underline-style="none"/>
    </style:style>
    <style:style style:name="ListLabel_20_3060" style:display-name="ListLabel 3060" style:family="text">
      <style:text-properties style:text-underline-style="none"/>
    </style:style>
    <style:style style:name="ListLabel_20_3061" style:display-name="ListLabel 3061" style:family="text">
      <style:text-properties style:text-underline-style="none"/>
    </style:style>
    <style:style style:name="ListLabel_20_3062" style:display-name="ListLabel 3062" style:family="text">
      <style:text-properties style:text-underline-style="none"/>
    </style:style>
    <style:style style:name="ListLabel_20_3063" style:display-name="ListLabel 3063" style:family="text">
      <style:text-properties style:text-underline-style="none"/>
    </style:style>
    <style:style style:name="ListLabel_20_3064" style:display-name="ListLabel 3064" style:family="text">
      <style:text-properties style:text-underline-style="none"/>
    </style:style>
    <style:style style:name="ListLabel_20_3065" style:display-name="ListLabel 3065" style:family="text">
      <style:text-properties style:text-underline-style="none"/>
    </style:style>
    <style:style style:name="ListLabel_20_3066" style:display-name="ListLabel 3066" style:family="text">
      <style:text-properties style:text-underline-style="none"/>
    </style:style>
    <style:style style:name="ListLabel_20_3067" style:display-name="ListLabel 3067" style:family="text">
      <style:text-properties style:text-underline-style="none"/>
    </style:style>
    <style:style style:name="ListLabel_20_3068" style:display-name="ListLabel 3068" style:family="text">
      <style:text-properties style:text-underline-style="none"/>
    </style:style>
    <style:style style:name="ListLabel_20_3069" style:display-name="ListLabel 3069" style:family="text">
      <style:text-properties style:text-underline-style="none"/>
    </style:style>
    <style:style style:name="ListLabel_20_3070" style:display-name="ListLabel 3070" style:family="text">
      <style:text-properties style:text-underline-style="none"/>
    </style:style>
    <style:style style:name="ListLabel_20_3071" style:display-name="ListLabel 3071" style:family="text">
      <style:text-properties style:text-underline-style="none"/>
    </style:style>
    <style:style style:name="ListLabel_20_3072" style:display-name="ListLabel 3072" style:family="text">
      <style:text-properties style:text-underline-style="none"/>
    </style:style>
    <style:style style:name="ListLabel_20_3073" style:display-name="ListLabel 3073" style:family="text">
      <style:text-properties style:text-underline-style="none"/>
    </style:style>
    <style:style style:name="ListLabel_20_3074" style:display-name="ListLabel 3074" style:family="text">
      <style:text-properties style:text-underline-style="none"/>
    </style:style>
    <style:style style:name="ListLabel_20_3075" style:display-name="ListLabel 3075" style:family="text">
      <style:text-properties style:text-underline-style="none"/>
    </style:style>
    <style:style style:name="ListLabel_20_3076" style:display-name="ListLabel 3076" style:family="text">
      <style:text-properties style:text-underline-style="none"/>
    </style:style>
    <style:style style:name="ListLabel_20_3077" style:display-name="ListLabel 3077" style:family="text">
      <style:text-properties style:text-underline-style="none"/>
    </style:style>
    <style:style style:name="ListLabel_20_3078" style:display-name="ListLabel 3078" style:family="text">
      <style:text-properties style:text-underline-style="none"/>
    </style:style>
    <style:style style:name="ListLabel_20_3079" style:display-name="ListLabel 3079" style:family="text">
      <style:text-properties style:text-underline-style="none"/>
    </style:style>
    <style:style style:name="ListLabel_20_3080" style:display-name="ListLabel 3080" style:family="text">
      <style:text-properties style:text-underline-style="none"/>
    </style:style>
    <style:style style:name="ListLabel_20_3081" style:display-name="ListLabel 3081" style:family="text">
      <style:text-properties style:text-underline-style="none"/>
    </style:style>
    <style:style style:name="ListLabel_20_3082" style:display-name="ListLabel 3082" style:family="text">
      <style:text-properties style:text-underline-style="none"/>
    </style:style>
    <style:style style:name="ListLabel_20_3083" style:display-name="ListLabel 3083" style:family="text">
      <style:text-properties style:text-underline-style="none"/>
    </style:style>
    <style:style style:name="ListLabel_20_3084" style:display-name="ListLabel 3084" style:family="text">
      <style:text-properties style:text-underline-style="none"/>
    </style:style>
    <style:style style:name="ListLabel_20_3085" style:display-name="ListLabel 3085" style:family="text">
      <style:text-properties style:text-underline-style="none"/>
    </style:style>
    <style:style style:name="ListLabel_20_3086" style:display-name="ListLabel 3086" style:family="text">
      <style:text-properties style:text-underline-style="none"/>
    </style:style>
    <style:style style:name="ListLabel_20_3087" style:display-name="ListLabel 3087" style:family="text">
      <style:text-properties style:text-underline-style="none"/>
    </style:style>
    <style:style style:name="ListLabel_20_3088" style:display-name="ListLabel 3088" style:family="text">
      <style:text-properties style:text-underline-style="none"/>
    </style:style>
    <style:style style:name="ListLabel_20_3089" style:display-name="ListLabel 3089" style:family="text">
      <style:text-properties style:text-underline-style="none"/>
    </style:style>
    <style:style style:name="ListLabel_20_3090" style:display-name="ListLabel 3090" style:family="text">
      <style:text-properties style:text-underline-style="none"/>
    </style:style>
    <style:style style:name="ListLabel_20_3091" style:display-name="ListLabel 3091" style:family="text">
      <style:text-properties style:text-underline-style="none"/>
    </style:style>
    <style:style style:name="ListLabel_20_3092" style:display-name="ListLabel 3092" style:family="text">
      <style:text-properties style:text-underline-style="none"/>
    </style:style>
    <style:style style:name="ListLabel_20_3093" style:display-name="ListLabel 3093" style:family="text">
      <style:text-properties style:text-underline-style="none"/>
    </style:style>
    <style:style style:name="ListLabel_20_3094" style:display-name="ListLabel 3094" style:family="text">
      <style:text-properties style:text-underline-style="none"/>
    </style:style>
    <style:style style:name="ListLabel_20_3095" style:display-name="ListLabel 3095" style:family="text">
      <style:text-properties style:text-underline-style="none"/>
    </style:style>
    <style:style style:name="ListLabel_20_3096" style:display-name="ListLabel 3096" style:family="text">
      <style:text-properties style:text-underline-style="none"/>
    </style:style>
    <style:style style:name="ListLabel_20_3097" style:display-name="ListLabel 3097" style:family="text">
      <style:text-properties style:text-underline-style="none"/>
    </style:style>
    <style:style style:name="ListLabel_20_3098" style:display-name="ListLabel 3098" style:family="text">
      <style:text-properties style:text-underline-style="none"/>
    </style:style>
    <style:style style:name="ListLabel_20_3099" style:display-name="ListLabel 3099" style:family="text">
      <style:text-properties style:text-underline-style="none"/>
    </style:style>
    <style:style style:name="ListLabel_20_3100" style:display-name="ListLabel 3100" style:family="text">
      <style:text-properties style:text-underline-style="none"/>
    </style:style>
    <style:style style:name="ListLabel_20_3101" style:display-name="ListLabel 3101" style:family="text">
      <style:text-properties style:text-underline-style="none"/>
    </style:style>
    <style:style style:name="ListLabel_20_3102" style:display-name="ListLabel 3102" style:family="text">
      <style:text-properties style:text-underline-style="none"/>
    </style:style>
    <style:style style:name="ListLabel_20_3103" style:display-name="ListLabel 3103" style:family="text">
      <style:text-properties style:text-underline-style="none"/>
    </style:style>
    <style:style style:name="ListLabel_20_3104" style:display-name="ListLabel 3104" style:family="text">
      <style:text-properties style:text-underline-style="none"/>
    </style:style>
    <style:style style:name="ListLabel_20_3105" style:display-name="ListLabel 3105" style:family="text">
      <style:text-properties style:text-underline-style="none"/>
    </style:style>
    <style:style style:name="ListLabel_20_3106" style:display-name="ListLabel 3106" style:family="text">
      <style:text-properties style:font-name="Roboto" fo:font-family="Roboto" style:font-family-generic="roman" style:font-pitch="variable" style:text-underline-style="none"/>
    </style:style>
    <style:style style:name="ListLabel_20_3107" style:display-name="ListLabel 3107" style:family="text">
      <style:text-properties style:text-underline-style="none"/>
    </style:style>
    <style:style style:name="ListLabel_20_3108" style:display-name="ListLabel 3108" style:family="text">
      <style:text-properties style:text-underline-style="none"/>
    </style:style>
    <style:style style:name="ListLabel_20_3109" style:display-name="ListLabel 3109" style:family="text">
      <style:text-properties style:text-underline-style="none"/>
    </style:style>
    <style:style style:name="ListLabel_20_3110" style:display-name="ListLabel 3110" style:family="text">
      <style:text-properties style:text-underline-style="none"/>
    </style:style>
    <style:style style:name="ListLabel_20_3111" style:display-name="ListLabel 3111" style:family="text">
      <style:text-properties style:text-underline-style="none"/>
    </style:style>
    <style:style style:name="ListLabel_20_3112" style:display-name="ListLabel 3112" style:family="text">
      <style:text-properties style:text-underline-style="none"/>
    </style:style>
    <style:style style:name="ListLabel_20_3113" style:display-name="ListLabel 3113" style:family="text">
      <style:text-properties style:text-underline-style="none"/>
    </style:style>
    <style:style style:name="ListLabel_20_3114" style:display-name="ListLabel 3114" style:family="text">
      <style:text-properties style:text-underline-style="none"/>
    </style:style>
    <style:style style:name="ListLabel_20_3115" style:display-name="ListLabel 3115" style:family="text">
      <style:text-properties style:text-underline-style="none"/>
    </style:style>
    <style:style style:name="ListLabel_20_3116" style:display-name="ListLabel 3116" style:family="text">
      <style:text-properties style:text-underline-style="none"/>
    </style:style>
    <style:style style:name="ListLabel_20_3117" style:display-name="ListLabel 3117" style:family="text">
      <style:text-properties style:text-underline-style="none"/>
    </style:style>
    <style:style style:name="ListLabel_20_3118" style:display-name="ListLabel 3118" style:family="text">
      <style:text-properties style:text-underline-style="none"/>
    </style:style>
    <style:style style:name="ListLabel_20_3119" style:display-name="ListLabel 3119" style:family="text">
      <style:text-properties style:text-underline-style="none"/>
    </style:style>
    <style:style style:name="ListLabel_20_3120" style:display-name="ListLabel 3120" style:family="text">
      <style:text-properties style:text-underline-style="none"/>
    </style:style>
    <style:style style:name="ListLabel_20_3121" style:display-name="ListLabel 3121" style:family="text">
      <style:text-properties style:text-underline-style="none"/>
    </style:style>
    <style:style style:name="ListLabel_20_3122" style:display-name="ListLabel 3122" style:family="text">
      <style:text-properties style:text-underline-style="none"/>
    </style:style>
    <style:style style:name="ListLabel_20_3123" style:display-name="ListLabel 3123" style:family="text">
      <style:text-properties style:text-underline-style="none"/>
    </style:style>
    <style:style style:name="ListLabel_20_3124" style:display-name="ListLabel 3124" style:family="text">
      <style:text-properties style:text-underline-style="none"/>
    </style:style>
    <style:style style:name="ListLabel_20_3125" style:display-name="ListLabel 3125" style:family="text">
      <style:text-properties style:text-underline-style="none"/>
    </style:style>
    <style:style style:name="ListLabel_20_3126" style:display-name="ListLabel 3126" style:family="text">
      <style:text-properties style:text-underline-style="none"/>
    </style:style>
    <style:style style:name="ListLabel_20_3127" style:display-name="ListLabel 3127" style:family="text">
      <style:text-properties style:text-underline-style="none"/>
    </style:style>
    <style:style style:name="ListLabel_20_3128" style:display-name="ListLabel 3128" style:family="text">
      <style:text-properties style:text-underline-style="none"/>
    </style:style>
    <style:style style:name="ListLabel_20_3129" style:display-name="ListLabel 3129" style:family="text">
      <style:text-properties style:text-underline-style="none"/>
    </style:style>
    <style:style style:name="ListLabel_20_3130" style:display-name="ListLabel 3130" style:family="text">
      <style:text-properties style:text-underline-style="none"/>
    </style:style>
    <style:style style:name="ListLabel_20_3131" style:display-name="ListLabel 3131" style:family="text">
      <style:text-properties style:text-underline-style="none"/>
    </style:style>
    <style:style style:name="ListLabel_20_3132" style:display-name="ListLabel 3132" style:family="text">
      <style:text-properties style:text-underline-style="none"/>
    </style:style>
    <style:style style:name="ListLabel_20_3133" style:display-name="ListLabel 3133" style:family="text">
      <style:text-properties style:text-underline-style="none"/>
    </style:style>
    <style:style style:name="ListLabel_20_3134" style:display-name="ListLabel 3134" style:family="text">
      <style:text-properties style:text-underline-style="none"/>
    </style:style>
    <style:style style:name="ListLabel_20_3135" style:display-name="ListLabel 3135" style:family="text">
      <style:text-properties style:text-underline-style="none"/>
    </style:style>
    <style:style style:name="ListLabel_20_3136" style:display-name="ListLabel 3136" style:family="text">
      <style:text-properties style:text-underline-style="none"/>
    </style:style>
    <style:style style:name="ListLabel_20_3137" style:display-name="ListLabel 3137" style:family="text">
      <style:text-properties style:text-underline-style="none"/>
    </style:style>
    <style:style style:name="ListLabel_20_3138" style:display-name="ListLabel 3138" style:family="text">
      <style:text-properties style:text-underline-style="none"/>
    </style:style>
    <style:style style:name="ListLabel_20_3139" style:display-name="ListLabel 3139" style:family="text">
      <style:text-properties style:text-underline-style="none"/>
    </style:style>
    <style:style style:name="ListLabel_20_3140" style:display-name="ListLabel 3140" style:family="text">
      <style:text-properties style:text-underline-style="none"/>
    </style:style>
    <style:style style:name="ListLabel_20_3141" style:display-name="ListLabel 3141" style:family="text">
      <style:text-properties style:text-underline-style="none"/>
    </style:style>
    <style:style style:name="ListLabel_20_3142" style:display-name="ListLabel 3142" style:family="text">
      <style:text-properties style:text-underline-style="none"/>
    </style:style>
    <style:style style:name="ListLabel_20_3143" style:display-name="ListLabel 3143" style:family="text">
      <style:text-properties style:text-underline-style="none"/>
    </style:style>
    <style:style style:name="ListLabel_20_3144" style:display-name="ListLabel 3144" style:family="text">
      <style:text-properties style:text-underline-style="none"/>
    </style:style>
    <style:style style:name="ListLabel_20_3145" style:display-name="ListLabel 3145" style:family="text">
      <style:text-properties style:text-underline-style="none"/>
    </style:style>
    <style:style style:name="ListLabel_20_3146" style:display-name="ListLabel 3146" style:family="text">
      <style:text-properties style:text-underline-style="none"/>
    </style:style>
    <style:style style:name="ListLabel_20_3147" style:display-name="ListLabel 3147" style:family="text">
      <style:text-properties style:text-underline-style="none"/>
    </style:style>
    <style:style style:name="ListLabel_20_3148" style:display-name="ListLabel 3148" style:family="text">
      <style:text-properties style:text-underline-style="none"/>
    </style:style>
    <style:style style:name="ListLabel_20_3149" style:display-name="ListLabel 3149" style:family="text">
      <style:text-properties style:text-underline-style="none"/>
    </style:style>
    <style:style style:name="ListLabel_20_3150" style:display-name="ListLabel 3150" style:family="text">
      <style:text-properties style:text-underline-style="none"/>
    </style:style>
    <style:style style:name="ListLabel_20_3151" style:display-name="ListLabel 3151" style:family="text">
      <style:text-properties style:text-underline-style="none"/>
    </style:style>
    <style:style style:name="ListLabel_20_3152" style:display-name="ListLabel 3152" style:family="text">
      <style:text-properties style:text-underline-style="none"/>
    </style:style>
    <style:style style:name="ListLabel_20_3153" style:display-name="ListLabel 3153" style:family="text">
      <style:text-properties style:text-underline-style="none"/>
    </style:style>
    <style:style style:name="ListLabel_20_3154" style:display-name="ListLabel 3154" style:family="text">
      <style:text-properties style:text-underline-style="none"/>
    </style:style>
    <style:style style:name="ListLabel_20_3155" style:display-name="ListLabel 3155" style:family="text">
      <style:text-properties style:text-underline-style="none"/>
    </style:style>
    <style:style style:name="ListLabel_20_3156" style:display-name="ListLabel 3156" style:family="text">
      <style:text-properties style:text-underline-style="none"/>
    </style:style>
    <style:style style:name="ListLabel_20_3157" style:display-name="ListLabel 3157" style:family="text">
      <style:text-properties style:text-underline-style="none"/>
    </style:style>
    <style:style style:name="ListLabel_20_3158" style:display-name="ListLabel 3158" style:family="text">
      <style:text-properties style:text-underline-style="none"/>
    </style:style>
    <style:style style:name="ListLabel_20_3159" style:display-name="ListLabel 3159" style:family="text">
      <style:text-properties style:text-underline-style="none"/>
    </style:style>
    <style:style style:name="ListLabel_20_3160" style:display-name="ListLabel 3160" style:family="text">
      <style:text-properties style:text-underline-style="none"/>
    </style:style>
    <style:style style:name="ListLabel_20_3161" style:display-name="ListLabel 3161" style:family="text">
      <style:text-properties style:text-underline-style="none"/>
    </style:style>
    <style:style style:name="ListLabel_20_3162" style:display-name="ListLabel 3162" style:family="text">
      <style:text-properties style:text-underline-style="none"/>
    </style:style>
    <style:style style:name="ListLabel_20_3163" style:display-name="ListLabel 3163" style:family="text">
      <style:text-properties style:text-underline-style="none"/>
    </style:style>
    <style:style style:name="ListLabel_20_3164" style:display-name="ListLabel 3164" style:family="text">
      <style:text-properties style:text-underline-style="none"/>
    </style:style>
    <style:style style:name="ListLabel_20_3165" style:display-name="ListLabel 3165" style:family="text">
      <style:text-properties style:text-underline-style="none"/>
    </style:style>
    <style:style style:name="ListLabel_20_3166" style:display-name="ListLabel 3166" style:family="text">
      <style:text-properties style:text-underline-style="none"/>
    </style:style>
    <style:style style:name="ListLabel_20_3167" style:display-name="ListLabel 3167" style:family="text">
      <style:text-properties style:text-underline-style="none"/>
    </style:style>
    <style:style style:name="ListLabel_20_3168" style:display-name="ListLabel 3168" style:family="text">
      <style:text-properties style:text-underline-style="none"/>
    </style:style>
    <style:style style:name="ListLabel_20_3169" style:display-name="ListLabel 3169" style:family="text">
      <style:text-properties style:text-underline-style="none"/>
    </style:style>
    <style:style style:name="ListLabel_20_3170" style:display-name="ListLabel 3170" style:family="text">
      <style:text-properties style:text-underline-style="none"/>
    </style:style>
    <style:style style:name="ListLabel_20_3171" style:display-name="ListLabel 3171" style:family="text">
      <style:text-properties style:text-underline-style="none"/>
    </style:style>
    <style:style style:name="ListLabel_20_3172" style:display-name="ListLabel 3172" style:family="text">
      <style:text-properties style:text-underline-style="none"/>
    </style:style>
    <style:style style:name="ListLabel_20_3173" style:display-name="ListLabel 3173" style:family="text">
      <style:text-properties style:text-underline-style="none"/>
    </style:style>
    <style:style style:name="ListLabel_20_3174" style:display-name="ListLabel 3174" style:family="text">
      <style:text-properties style:text-underline-style="none"/>
    </style:style>
    <style:style style:name="ListLabel_20_3175" style:display-name="ListLabel 3175" style:family="text">
      <style:text-properties style:text-underline-style="none"/>
    </style:style>
    <style:style style:name="ListLabel_20_3176" style:display-name="ListLabel 3176" style:family="text">
      <style:text-properties style:text-underline-style="none"/>
    </style:style>
    <style:style style:name="ListLabel_20_3177" style:display-name="ListLabel 3177" style:family="text">
      <style:text-properties style:text-underline-style="none"/>
    </style:style>
    <style:style style:name="ListLabel_20_3178" style:display-name="ListLabel 3178" style:family="text">
      <style:text-properties style:text-underline-style="none"/>
    </style:style>
    <style:style style:name="ListLabel_20_3179" style:display-name="ListLabel 3179" style:family="text">
      <style:text-properties style:text-underline-style="none"/>
    </style:style>
    <style:style style:name="ListLabel_20_3180" style:display-name="ListLabel 3180" style:family="text">
      <style:text-properties style:text-underline-style="none"/>
    </style:style>
    <style:style style:name="ListLabel_20_3181" style:display-name="ListLabel 3181" style:family="text">
      <style:text-properties style:text-underline-style="none"/>
    </style:style>
    <style:style style:name="ListLabel_20_3182" style:display-name="ListLabel 3182" style:family="text">
      <style:text-properties style:text-underline-style="none"/>
    </style:style>
    <style:style style:name="ListLabel_20_3183" style:display-name="ListLabel 3183" style:family="text">
      <style:text-properties style:text-underline-style="none"/>
    </style:style>
    <style:style style:name="ListLabel_20_3184" style:display-name="ListLabel 3184" style:family="text">
      <style:text-properties style:text-underline-style="none"/>
    </style:style>
    <style:style style:name="ListLabel_20_3185" style:display-name="ListLabel 3185" style:family="text">
      <style:text-properties style:text-underline-style="none"/>
    </style:style>
    <style:style style:name="ListLabel_20_3186" style:display-name="ListLabel 3186" style:family="text">
      <style:text-properties style:text-underline-style="none"/>
    </style:style>
    <style:style style:name="ListLabel_20_3187" style:display-name="ListLabel 3187" style:family="text">
      <style:text-properties style:text-underline-style="none"/>
    </style:style>
    <style:style style:name="ListLabel_20_3188" style:display-name="ListLabel 3188" style:family="text">
      <style:text-properties style:text-underline-style="none"/>
    </style:style>
    <style:style style:name="ListLabel_20_3189" style:display-name="ListLabel 3189" style:family="text">
      <style:text-properties style:text-underline-style="none"/>
    </style:style>
    <style:style style:name="ListLabel_20_3190" style:display-name="ListLabel 3190" style:family="text">
      <style:text-properties style:text-underline-style="none"/>
    </style:style>
    <style:style style:name="ListLabel_20_3191" style:display-name="ListLabel 3191" style:family="text">
      <style:text-properties style:text-underline-style="none"/>
    </style:style>
    <style:style style:name="ListLabel_20_3192" style:display-name="ListLabel 3192" style:family="text">
      <style:text-properties style:text-underline-style="none"/>
    </style:style>
    <style:style style:name="ListLabel_20_3193" style:display-name="ListLabel 3193" style:family="text">
      <style:text-properties style:text-underline-style="none"/>
    </style:style>
    <style:style style:name="ListLabel_20_3194" style:display-name="ListLabel 3194" style:family="text">
      <style:text-properties style:text-underline-style="none"/>
    </style:style>
    <style:style style:name="ListLabel_20_3195" style:display-name="ListLabel 3195" style:family="text">
      <style:text-properties style:text-underline-style="none"/>
    </style:style>
    <style:style style:name="ListLabel_20_3196" style:display-name="ListLabel 3196" style:family="text">
      <style:text-properties style:text-underline-style="none"/>
    </style:style>
    <style:style style:name="ListLabel_20_3197" style:display-name="ListLabel 3197" style:family="text">
      <style:text-properties style:text-underline-style="none"/>
    </style:style>
    <style:style style:name="ListLabel_20_3198" style:display-name="ListLabel 3198" style:family="text">
      <style:text-properties style:text-underline-style="none"/>
    </style:style>
    <style:style style:name="ListLabel_20_3199" style:display-name="ListLabel 3199" style:family="text">
      <style:text-properties style:text-underline-style="none"/>
    </style:style>
    <style:style style:name="ListLabel_20_3200" style:display-name="ListLabel 3200" style:family="text">
      <style:text-properties style:text-underline-style="none"/>
    </style:style>
    <style:style style:name="ListLabel_20_3201" style:display-name="ListLabel 3201" style:family="text">
      <style:text-properties style:text-underline-style="none"/>
    </style:style>
    <style:style style:name="ListLabel_20_3202" style:display-name="ListLabel 3202" style:family="text">
      <style:text-properties style:text-underline-style="none"/>
    </style:style>
    <style:style style:name="ListLabel_20_3203" style:display-name="ListLabel 3203" style:family="text">
      <style:text-properties style:text-underline-style="none"/>
    </style:style>
    <style:style style:name="ListLabel_20_3204" style:display-name="ListLabel 3204" style:family="text">
      <style:text-properties style:text-underline-style="none"/>
    </style:style>
    <style:style style:name="ListLabel_20_3205" style:display-name="ListLabel 3205" style:family="text">
      <style:text-properties style:text-underline-style="none"/>
    </style:style>
    <style:style style:name="ListLabel_20_3206" style:display-name="ListLabel 3206" style:family="text">
      <style:text-properties style:text-underline-style="none"/>
    </style:style>
    <style:style style:name="ListLabel_20_3207" style:display-name="ListLabel 3207" style:family="text">
      <style:text-properties style:text-underline-style="none"/>
    </style:style>
    <style:style style:name="ListLabel_20_3208" style:display-name="ListLabel 3208" style:family="text">
      <style:text-properties style:text-underline-style="none"/>
    </style:style>
    <style:style style:name="ListLabel_20_3209" style:display-name="ListLabel 3209" style:family="text">
      <style:text-properties style:text-underline-style="none"/>
    </style:style>
    <style:style style:name="ListLabel_20_3210" style:display-name="ListLabel 3210" style:family="text">
      <style:text-properties style:text-underline-style="none"/>
    </style:style>
    <style:style style:name="ListLabel_20_3211" style:display-name="ListLabel 3211" style:family="text">
      <style:text-properties style:text-underline-style="none"/>
    </style:style>
    <style:style style:name="ListLabel_20_3212" style:display-name="ListLabel 3212" style:family="text">
      <style:text-properties style:text-underline-style="none"/>
    </style:style>
    <style:style style:name="ListLabel_20_3213" style:display-name="ListLabel 3213" style:family="text">
      <style:text-properties style:text-underline-style="none"/>
    </style:style>
    <style:style style:name="ListLabel_20_3214" style:display-name="ListLabel 3214" style:family="text">
      <style:text-properties style:text-underline-style="none"/>
    </style:style>
    <style:style style:name="ListLabel_20_3215" style:display-name="ListLabel 3215" style:family="text">
      <style:text-properties style:text-underline-style="none"/>
    </style:style>
    <style:style style:name="ListLabel_20_3216" style:display-name="ListLabel 3216" style:family="text">
      <style:text-properties style:text-underline-style="none"/>
    </style:style>
    <style:style style:name="ListLabel_20_3217" style:display-name="ListLabel 3217" style:family="text">
      <style:text-properties style:text-underline-style="none"/>
    </style:style>
    <style:style style:name="ListLabel_20_3218" style:display-name="ListLabel 3218" style:family="text">
      <style:text-properties style:text-underline-style="none"/>
    </style:style>
    <style:style style:name="ListLabel_20_3219" style:display-name="ListLabel 3219" style:family="text">
      <style:text-properties style:text-underline-style="none"/>
    </style:style>
    <style:style style:name="ListLabel_20_3220" style:display-name="ListLabel 3220" style:family="text">
      <style:text-properties style:text-underline-style="none"/>
    </style:style>
    <style:style style:name="ListLabel_20_3221" style:display-name="ListLabel 3221" style:family="text">
      <style:text-properties style:text-underline-style="none"/>
    </style:style>
    <style:style style:name="ListLabel_20_3222" style:display-name="ListLabel 3222" style:family="text">
      <style:text-properties style:text-underline-style="none"/>
    </style:style>
    <style:style style:name="ListLabel_20_3223" style:display-name="ListLabel 3223" style:family="text">
      <style:text-properties style:text-underline-style="none"/>
    </style:style>
    <style:style style:name="ListLabel_20_3224" style:display-name="ListLabel 3224" style:family="text">
      <style:text-properties style:text-underline-style="none"/>
    </style:style>
    <style:style style:name="ListLabel_20_3225" style:display-name="ListLabel 3225" style:family="text">
      <style:text-properties style:text-underline-style="none"/>
    </style:style>
    <style:style style:name="ListLabel_20_3226" style:display-name="ListLabel 3226" style:family="text">
      <style:text-properties style:text-underline-style="none"/>
    </style:style>
    <style:style style:name="ListLabel_20_3227" style:display-name="ListLabel 3227" style:family="text">
      <style:text-properties style:text-underline-style="none"/>
    </style:style>
    <style:style style:name="ListLabel_20_3228" style:display-name="ListLabel 3228" style:family="text">
      <style:text-properties style:text-underline-style="none"/>
    </style:style>
    <style:style style:name="ListLabel_20_3229" style:display-name="ListLabel 3229" style:family="text">
      <style:text-properties style:text-underline-style="none"/>
    </style:style>
    <style:style style:name="ListLabel_20_3230" style:display-name="ListLabel 3230" style:family="text">
      <style:text-properties style:text-underline-style="none"/>
    </style:style>
    <style:style style:name="ListLabel_20_3231" style:display-name="ListLabel 3231" style:family="text">
      <style:text-properties style:text-underline-style="none"/>
    </style:style>
    <style:style style:name="ListLabel_20_3232" style:display-name="ListLabel 3232" style:family="text">
      <style:text-properties style:text-underline-style="none"/>
    </style:style>
    <style:style style:name="ListLabel_20_3233" style:display-name="ListLabel 3233" style:family="text">
      <style:text-properties style:text-underline-style="none"/>
    </style:style>
    <style:style style:name="ListLabel_20_3234" style:display-name="ListLabel 3234" style:family="text">
      <style:text-properties style:text-underline-style="none"/>
    </style:style>
    <style:style style:name="ListLabel_20_3235" style:display-name="ListLabel 3235" style:family="text">
      <style:text-properties style:text-underline-style="none"/>
    </style:style>
    <style:style style:name="ListLabel_20_3236" style:display-name="ListLabel 3236" style:family="text">
      <style:text-properties style:text-underline-style="none"/>
    </style:style>
    <style:style style:name="ListLabel_20_3237" style:display-name="ListLabel 3237" style:family="text">
      <style:text-properties style:text-underline-style="none"/>
    </style:style>
    <style:style style:name="ListLabel_20_3238" style:display-name="ListLabel 3238" style:family="text">
      <style:text-properties style:text-underline-style="none"/>
    </style:style>
    <style:style style:name="ListLabel_20_3239" style:display-name="ListLabel 3239" style:family="text">
      <style:text-properties style:text-underline-style="none"/>
    </style:style>
    <style:style style:name="ListLabel_20_3240" style:display-name="ListLabel 3240" style:family="text">
      <style:text-properties style:text-underline-style="none"/>
    </style:style>
    <style:style style:name="ListLabel_20_3241" style:display-name="ListLabel 3241" style:family="text">
      <style:text-properties style:text-underline-style="none"/>
    </style:style>
    <style:style style:name="ListLabel_20_3242" style:display-name="ListLabel 3242" style:family="text">
      <style:text-properties style:text-underline-style="none"/>
    </style:style>
    <style:style style:name="ListLabel_20_3243" style:display-name="ListLabel 3243" style:family="text">
      <style:text-properties style:text-underline-style="none"/>
    </style:style>
    <style:style style:name="ListLabel_20_3244" style:display-name="ListLabel 3244" style:family="text">
      <style:text-properties style:text-underline-style="none"/>
    </style:style>
    <style:style style:name="ListLabel_20_3245" style:display-name="ListLabel 3245" style:family="text">
      <style:text-properties style:text-underline-style="none"/>
    </style:style>
    <style:style style:name="ListLabel_20_3246" style:display-name="ListLabel 3246" style:family="text">
      <style:text-properties style:text-underline-style="none"/>
    </style:style>
    <style:style style:name="ListLabel_20_3247" style:display-name="ListLabel 3247" style:family="text">
      <style:text-properties style:text-underline-style="none"/>
    </style:style>
    <style:style style:name="ListLabel_20_3248" style:display-name="ListLabel 3248" style:family="text">
      <style:text-properties style:text-underline-style="none"/>
    </style:style>
    <style:style style:name="ListLabel_20_3249" style:display-name="ListLabel 3249" style:family="text">
      <style:text-properties style:text-underline-style="none"/>
    </style:style>
    <style:style style:name="ListLabel_20_3250" style:display-name="ListLabel 3250" style:family="text">
      <style:text-properties style:text-underline-style="none" fo:font-weight="bold"/>
    </style:style>
    <style:style style:name="ListLabel_20_3251" style:display-name="ListLabel 3251" style:family="text">
      <style:text-properties style:text-underline-style="none"/>
    </style:style>
    <style:style style:name="ListLabel_20_3252" style:display-name="ListLabel 3252" style:family="text">
      <style:text-properties style:text-underline-style="none"/>
    </style:style>
    <style:style style:name="ListLabel_20_3253" style:display-name="ListLabel 3253" style:family="text">
      <style:text-properties style:text-underline-style="none"/>
    </style:style>
    <style:style style:name="ListLabel_20_3254" style:display-name="ListLabel 3254" style:family="text">
      <style:text-properties style:text-underline-style="none"/>
    </style:style>
    <style:style style:name="ListLabel_20_3255" style:display-name="ListLabel 3255" style:family="text">
      <style:text-properties style:text-underline-style="none"/>
    </style:style>
    <style:style style:name="ListLabel_20_3256" style:display-name="ListLabel 3256" style:family="text">
      <style:text-properties style:text-underline-style="none"/>
    </style:style>
    <style:style style:name="ListLabel_20_3257" style:display-name="ListLabel 3257" style:family="text">
      <style:text-properties style:text-underline-style="none"/>
    </style:style>
    <style:style style:name="ListLabel_20_3258" style:display-name="ListLabel 3258" style:family="text">
      <style:text-properties style:text-underline-style="none"/>
    </style:style>
    <style:style style:name="ListLabel_20_3259" style:display-name="ListLabel 3259" style:family="text">
      <style:text-properties style:text-underline-style="none"/>
    </style:style>
    <style:style style:name="ListLabel_20_3260" style:display-name="ListLabel 3260" style:family="text">
      <style:text-properties style:text-underline-style="none"/>
    </style:style>
    <style:style style:name="ListLabel_20_3261" style:display-name="ListLabel 3261" style:family="text">
      <style:text-properties style:text-underline-style="none"/>
    </style:style>
    <style:style style:name="ListLabel_20_3262" style:display-name="ListLabel 3262" style:family="text">
      <style:text-properties style:text-underline-style="none"/>
    </style:style>
    <style:style style:name="ListLabel_20_3263" style:display-name="ListLabel 3263" style:family="text">
      <style:text-properties style:text-underline-style="none"/>
    </style:style>
    <style:style style:name="ListLabel_20_3264" style:display-name="ListLabel 3264" style:family="text">
      <style:text-properties style:text-underline-style="none"/>
    </style:style>
    <style:style style:name="ListLabel_20_3265" style:display-name="ListLabel 3265" style:family="text">
      <style:text-properties style:text-underline-style="none"/>
    </style:style>
    <style:style style:name="ListLabel_20_3266" style:display-name="ListLabel 3266" style:family="text">
      <style:text-properties style:text-underline-style="none"/>
    </style:style>
    <style:style style:name="ListLabel_20_3267" style:display-name="ListLabel 3267" style:family="text">
      <style:text-properties style:text-underline-style="none"/>
    </style:style>
    <style:style style:name="ListLabel_20_3268" style:display-name="ListLabel 3268" style:family="text">
      <style:text-properties style:text-underline-style="none"/>
    </style:style>
    <style:style style:name="ListLabel_20_3269" style:display-name="ListLabel 3269" style:family="text">
      <style:text-properties style:text-underline-style="none"/>
    </style:style>
    <style:style style:name="ListLabel_20_3270" style:display-name="ListLabel 3270" style:family="text">
      <style:text-properties style:text-underline-style="none"/>
    </style:style>
    <style:style style:name="ListLabel_20_3271" style:display-name="ListLabel 3271" style:family="text">
      <style:text-properties style:text-underline-style="none"/>
    </style:style>
    <style:style style:name="ListLabel_20_3272" style:display-name="ListLabel 3272" style:family="text">
      <style:text-properties style:text-underline-style="none"/>
    </style:style>
    <style:style style:name="ListLabel_20_3273" style:display-name="ListLabel 3273" style:family="text">
      <style:text-properties style:text-underline-style="none"/>
    </style:style>
    <style:style style:name="ListLabel_20_3274" style:display-name="ListLabel 3274" style:family="text">
      <style:text-properties style:text-underline-style="none"/>
    </style:style>
    <style:style style:name="ListLabel_20_3275" style:display-name="ListLabel 3275" style:family="text">
      <style:text-properties style:text-underline-style="none"/>
    </style:style>
    <style:style style:name="ListLabel_20_3276" style:display-name="ListLabel 3276" style:family="text">
      <style:text-properties style:text-underline-style="none"/>
    </style:style>
    <style:style style:name="ListLabel_20_3277" style:display-name="ListLabel 3277" style:family="text">
      <style:text-properties style:text-underline-style="none"/>
    </style:style>
    <style:style style:name="ListLabel_20_3278" style:display-name="ListLabel 3278" style:family="text">
      <style:text-properties style:text-underline-style="none"/>
    </style:style>
    <style:style style:name="ListLabel_20_3279" style:display-name="ListLabel 3279" style:family="text">
      <style:text-properties style:text-underline-style="none"/>
    </style:style>
    <style:style style:name="ListLabel_20_3280" style:display-name="ListLabel 3280" style:family="text">
      <style:text-properties style:text-underline-style="none"/>
    </style:style>
    <style:style style:name="ListLabel_20_3281" style:display-name="ListLabel 3281" style:family="text">
      <style:text-properties style:text-underline-style="none"/>
    </style:style>
    <style:style style:name="ListLabel_20_3282" style:display-name="ListLabel 3282" style:family="text">
      <style:text-properties style:text-underline-style="none"/>
    </style:style>
    <style:style style:name="ListLabel_20_3283" style:display-name="ListLabel 3283" style:family="text">
      <style:text-properties style:text-underline-style="none"/>
    </style:style>
    <style:style style:name="ListLabel_20_3284" style:display-name="ListLabel 3284" style:family="text">
      <style:text-properties style:text-underline-style="none"/>
    </style:style>
    <style:style style:name="ListLabel_20_3285" style:display-name="ListLabel 3285" style:family="text">
      <style:text-properties style:text-underline-style="none"/>
    </style:style>
    <style:style style:name="ListLabel_20_3286" style:display-name="ListLabel 3286" style:family="text">
      <style:text-properties style:text-underline-style="none"/>
    </style:style>
    <style:style style:name="ListLabel_20_3287" style:display-name="ListLabel 3287" style:family="text">
      <style:text-properties style:text-underline-style="none"/>
    </style:style>
    <style:style style:name="ListLabel_20_3288" style:display-name="ListLabel 3288" style:family="text">
      <style:text-properties style:text-underline-style="none"/>
    </style:style>
    <style:style style:name="ListLabel_20_3289" style:display-name="ListLabel 3289" style:family="text">
      <style:text-properties style:text-underline-style="none"/>
    </style:style>
    <style:style style:name="ListLabel_20_3290" style:display-name="ListLabel 3290" style:family="text">
      <style:text-properties style:text-underline-style="none"/>
    </style:style>
    <style:style style:name="ListLabel_20_3291" style:display-name="ListLabel 3291" style:family="text">
      <style:text-properties style:text-underline-style="none"/>
    </style:style>
    <style:style style:name="ListLabel_20_3292" style:display-name="ListLabel 3292" style:family="text">
      <style:text-properties style:text-underline-style="none"/>
    </style:style>
    <style:style style:name="ListLabel_20_3293" style:display-name="ListLabel 3293" style:family="text">
      <style:text-properties style:text-underline-style="none"/>
    </style:style>
    <style:style style:name="ListLabel_20_3294" style:display-name="ListLabel 3294" style:family="text">
      <style:text-properties style:text-underline-style="none"/>
    </style:style>
    <style:style style:name="ListLabel_20_3295" style:display-name="ListLabel 3295" style:family="text">
      <style:text-properties style:text-underline-style="none"/>
    </style:style>
    <style:style style:name="ListLabel_20_3296" style:display-name="ListLabel 3296" style:family="text">
      <style:text-properties style:text-underline-style="none"/>
    </style:style>
    <style:style style:name="ListLabel_20_3297" style:display-name="ListLabel 3297" style:family="text">
      <style:text-properties style:text-underline-style="none"/>
    </style:style>
    <style:style style:name="ListLabel_20_3298" style:display-name="ListLabel 3298" style:family="text">
      <style:text-properties style:text-underline-style="none"/>
    </style:style>
    <style:style style:name="ListLabel_20_3299" style:display-name="ListLabel 3299" style:family="text">
      <style:text-properties style:text-underline-style="none"/>
    </style:style>
    <style:style style:name="ListLabel_20_3300" style:display-name="ListLabel 3300" style:family="text">
      <style:text-properties style:text-underline-style="none"/>
    </style:style>
    <style:style style:name="ListLabel_20_3301" style:display-name="ListLabel 3301" style:family="text">
      <style:text-properties style:text-underline-style="none"/>
    </style:style>
    <style:style style:name="ListLabel_20_3302" style:display-name="ListLabel 3302" style:family="text">
      <style:text-properties style:text-underline-style="none"/>
    </style:style>
    <style:style style:name="ListLabel_20_3303" style:display-name="ListLabel 3303" style:family="text">
      <style:text-properties style:text-underline-style="none"/>
    </style:style>
    <style:style style:name="ListLabel_20_3304" style:display-name="ListLabel 3304" style:family="text">
      <style:text-properties style:text-underline-style="none"/>
    </style:style>
    <style:style style:name="ListLabel_20_3305" style:display-name="ListLabel 3305" style:family="text">
      <style:text-properties style:text-underline-style="none"/>
    </style:style>
    <style:style style:name="ListLabel_20_3306" style:display-name="ListLabel 3306" style:family="text">
      <style:text-properties style:text-underline-style="none"/>
    </style:style>
    <style:style style:name="ListLabel_20_3307" style:display-name="ListLabel 3307" style:family="text">
      <style:text-properties style:text-underline-style="none"/>
    </style:style>
    <style:style style:name="ListLabel_20_3308" style:display-name="ListLabel 3308" style:family="text">
      <style:text-properties style:text-underline-style="none"/>
    </style:style>
    <style:style style:name="ListLabel_20_3309" style:display-name="ListLabel 3309" style:family="text">
      <style:text-properties style:text-underline-style="none"/>
    </style:style>
    <style:style style:name="ListLabel_20_3310" style:display-name="ListLabel 3310" style:family="text">
      <style:text-properties style:text-underline-style="none"/>
    </style:style>
    <style:style style:name="ListLabel_20_3311" style:display-name="ListLabel 3311" style:family="text">
      <style:text-properties style:text-underline-style="none"/>
    </style:style>
    <style:style style:name="ListLabel_20_3312" style:display-name="ListLabel 3312" style:family="text">
      <style:text-properties style:text-underline-style="none"/>
    </style:style>
    <style:style style:name="ListLabel_20_3313" style:display-name="ListLabel 3313" style:family="text">
      <style:text-properties style:text-underline-style="none"/>
    </style:style>
    <style:style style:name="ListLabel_20_3314" style:display-name="ListLabel 3314" style:family="text">
      <style:text-properties style:text-underline-style="none"/>
    </style:style>
    <style:style style:name="ListLabel_20_3315" style:display-name="ListLabel 3315" style:family="text">
      <style:text-properties style:text-underline-style="none"/>
    </style:style>
    <style:style style:name="ListLabel_20_3316" style:display-name="ListLabel 3316" style:family="text">
      <style:text-properties style:text-underline-style="none"/>
    </style:style>
    <style:style style:name="ListLabel_20_3317" style:display-name="ListLabel 3317" style:family="text">
      <style:text-properties style:text-underline-style="none"/>
    </style:style>
    <style:style style:name="ListLabel_20_3318" style:display-name="ListLabel 3318" style:family="text">
      <style:text-properties style:text-underline-style="none"/>
    </style:style>
    <style:style style:name="ListLabel_20_3319" style:display-name="ListLabel 3319" style:family="text">
      <style:text-properties style:text-underline-style="none"/>
    </style:style>
    <style:style style:name="ListLabel_20_3320" style:display-name="ListLabel 3320" style:family="text">
      <style:text-properties style:text-underline-style="none"/>
    </style:style>
    <style:style style:name="ListLabel_20_3321" style:display-name="ListLabel 3321" style:family="text">
      <style:text-properties style:text-underline-style="none"/>
    </style:style>
    <style:style style:name="ListLabel_20_3322" style:display-name="ListLabel 3322" style:family="text">
      <style:text-properties style:text-underline-style="none"/>
    </style:style>
    <style:style style:name="ListLabel_20_3323" style:display-name="ListLabel 3323" style:family="text">
      <style:text-properties style:text-underline-style="none"/>
    </style:style>
    <style:style style:name="ListLabel_20_3324" style:display-name="ListLabel 3324" style:family="text">
      <style:text-properties style:text-underline-style="none"/>
    </style:style>
    <style:style style:name="ListLabel_20_3325" style:display-name="ListLabel 3325" style:family="text">
      <style:text-properties style:text-underline-style="none"/>
    </style:style>
    <style:style style:name="ListLabel_20_3326" style:display-name="ListLabel 3326" style:family="text">
      <style:text-properties style:text-underline-style="none"/>
    </style:style>
    <style:style style:name="ListLabel_20_3327" style:display-name="ListLabel 3327" style:family="text">
      <style:text-properties style:text-underline-style="none"/>
    </style:style>
    <style:style style:name="ListLabel_20_3328" style:display-name="ListLabel 3328" style:family="text">
      <style:text-properties style:text-underline-style="none"/>
    </style:style>
    <style:style style:name="ListLabel_20_3329" style:display-name="ListLabel 3329" style:family="text">
      <style:text-properties style:text-underline-style="none"/>
    </style:style>
    <style:style style:name="ListLabel_20_3330" style:display-name="ListLabel 3330" style:family="text">
      <style:text-properties style:text-underline-style="none"/>
    </style:style>
    <style:style style:name="ListLabel_20_3331" style:display-name="ListLabel 3331" style:family="text">
      <style:text-properties style:text-underline-style="none"/>
    </style:style>
    <style:style style:name="ListLabel_20_3332" style:display-name="ListLabel 3332" style:family="text">
      <style:text-properties style:text-underline-style="none"/>
    </style:style>
    <style:style style:name="ListLabel_20_3333" style:display-name="ListLabel 3333" style:family="text">
      <style:text-properties style:text-underline-style="none"/>
    </style:style>
    <style:style style:name="ListLabel_20_3334" style:display-name="ListLabel 3334" style:family="text">
      <style:text-properties style:text-underline-style="none"/>
    </style:style>
    <style:style style:name="ListLabel_20_3335" style:display-name="ListLabel 3335" style:family="text">
      <style:text-properties style:text-underline-style="none"/>
    </style:style>
    <style:style style:name="ListLabel_20_3336" style:display-name="ListLabel 3336" style:family="text">
      <style:text-properties style:text-underline-style="none"/>
    </style:style>
    <style:style style:name="ListLabel_20_3337" style:display-name="ListLabel 3337" style:family="text">
      <style:text-properties style:text-underline-style="none"/>
    </style:style>
    <style:style style:name="ListLabel_20_3338" style:display-name="ListLabel 3338" style:family="text">
      <style:text-properties style:text-underline-style="none"/>
    </style:style>
    <style:style style:name="ListLabel_20_3339" style:display-name="ListLabel 3339" style:family="text">
      <style:text-properties style:text-underline-style="none"/>
    </style:style>
    <style:style style:name="ListLabel_20_3340" style:display-name="ListLabel 3340" style:family="text">
      <style:text-properties style:text-underline-style="none"/>
    </style:style>
    <style:style style:name="ListLabel_20_3341" style:display-name="ListLabel 3341" style:family="text">
      <style:text-properties style:text-underline-style="none"/>
    </style:style>
    <style:style style:name="ListLabel_20_3342" style:display-name="ListLabel 3342" style:family="text">
      <style:text-properties style:text-underline-style="none"/>
    </style:style>
    <style:style style:name="ListLabel_20_3343" style:display-name="ListLabel 3343" style:family="text">
      <style:text-properties style:text-underline-style="none"/>
    </style:style>
    <style:style style:name="ListLabel_20_3344" style:display-name="ListLabel 3344" style:family="text">
      <style:text-properties style:text-underline-style="none"/>
    </style:style>
    <style:style style:name="ListLabel_20_3345" style:display-name="ListLabel 3345" style:family="text">
      <style:text-properties style:text-underline-style="none"/>
    </style:style>
    <style:style style:name="ListLabel_20_3346" style:display-name="ListLabel 3346" style:family="text">
      <style:text-properties style:text-underline-style="none"/>
    </style:style>
    <style:style style:name="ListLabel_20_3347" style:display-name="ListLabel 3347" style:family="text">
      <style:text-properties style:text-underline-style="none"/>
    </style:style>
    <style:style style:name="ListLabel_20_3348" style:display-name="ListLabel 3348" style:family="text">
      <style:text-properties style:text-underline-style="none"/>
    </style:style>
    <style:style style:name="ListLabel_20_3349" style:display-name="ListLabel 3349" style:family="text">
      <style:text-properties style:text-underline-style="none"/>
    </style:style>
    <style:style style:name="ListLabel_20_3350" style:display-name="ListLabel 3350" style:family="text">
      <style:text-properties style:text-underline-style="none"/>
    </style:style>
    <style:style style:name="ListLabel_20_3351" style:display-name="ListLabel 3351" style:family="text">
      <style:text-properties style:text-underline-style="none"/>
    </style:style>
    <style:style style:name="ListLabel_20_3352" style:display-name="ListLabel 3352" style:family="text">
      <style:text-properties style:text-underline-style="none"/>
    </style:style>
    <style:style style:name="ListLabel_20_3353" style:display-name="ListLabel 3353" style:family="text">
      <style:text-properties style:text-underline-style="none"/>
    </style:style>
    <style:style style:name="ListLabel_20_3354" style:display-name="ListLabel 3354" style:family="text">
      <style:text-properties style:text-underline-style="none"/>
    </style:style>
    <style:style style:name="ListLabel_20_3355" style:display-name="ListLabel 3355" style:family="text">
      <style:text-properties style:text-underline-style="none"/>
    </style:style>
    <style:style style:name="ListLabel_20_3356" style:display-name="ListLabel 3356" style:family="text">
      <style:text-properties style:text-underline-style="none"/>
    </style:style>
    <style:style style:name="ListLabel_20_3357" style:display-name="ListLabel 3357" style:family="text">
      <style:text-properties style:text-underline-style="none"/>
    </style:style>
    <style:style style:name="ListLabel_20_3358" style:display-name="ListLabel 3358" style:family="text">
      <style:text-properties style:text-underline-style="none"/>
    </style:style>
    <style:style style:name="ListLabel_20_3359" style:display-name="ListLabel 3359" style:family="text">
      <style:text-properties style:text-underline-style="none"/>
    </style:style>
    <style:style style:name="ListLabel_20_3360" style:display-name="ListLabel 3360" style:family="text">
      <style:text-properties style:text-underline-style="none"/>
    </style:style>
    <style:style style:name="ListLabel_20_3361" style:display-name="ListLabel 3361" style:family="text">
      <style:text-properties style:text-underline-style="none"/>
    </style:style>
    <style:style style:name="ListLabel_20_3362" style:display-name="ListLabel 3362" style:family="text">
      <style:text-properties style:text-underline-style="none"/>
    </style:style>
    <style:style style:name="ListLabel_20_3363" style:display-name="ListLabel 3363" style:family="text">
      <style:text-properties style:text-underline-style="none"/>
    </style:style>
    <style:style style:name="ListLabel_20_3364" style:display-name="ListLabel 3364" style:family="text">
      <style:text-properties style:text-underline-style="none"/>
    </style:style>
    <style:style style:name="ListLabel_20_3365" style:display-name="ListLabel 3365" style:family="text">
      <style:text-properties style:text-underline-style="none"/>
    </style:style>
    <style:style style:name="ListLabel_20_3366" style:display-name="ListLabel 3366" style:family="text">
      <style:text-properties style:text-underline-style="none"/>
    </style:style>
    <style:style style:name="ListLabel_20_3367" style:display-name="ListLabel 3367" style:family="text">
      <style:text-properties style:text-underline-style="none"/>
    </style:style>
    <style:style style:name="ListLabel_20_3368" style:display-name="ListLabel 3368" style:family="text">
      <style:text-properties style:text-underline-style="none"/>
    </style:style>
    <style:style style:name="ListLabel_20_3369" style:display-name="ListLabel 3369" style:family="text">
      <style:text-properties style:text-underline-style="none"/>
    </style:style>
    <style:style style:name="ListLabel_20_3370" style:display-name="ListLabel 3370" style:family="text">
      <style:text-properties style:text-underline-style="none"/>
    </style:style>
    <style:style style:name="ListLabel_20_3371" style:display-name="ListLabel 3371" style:family="text">
      <style:text-properties style:text-underline-style="none"/>
    </style:style>
    <style:style style:name="ListLabel_20_3372" style:display-name="ListLabel 3372" style:family="text">
      <style:text-properties style:text-underline-style="none"/>
    </style:style>
    <style:style style:name="ListLabel_20_3373" style:display-name="ListLabel 3373" style:family="text">
      <style:text-properties style:text-underline-style="none"/>
    </style:style>
    <style:style style:name="ListLabel_20_3374" style:display-name="ListLabel 3374" style:family="text">
      <style:text-properties style:text-underline-style="none"/>
    </style:style>
    <style:style style:name="ListLabel_20_3375" style:display-name="ListLabel 3375" style:family="text">
      <style:text-properties style:text-underline-style="none"/>
    </style:style>
    <style:style style:name="ListLabel_20_3376" style:display-name="ListLabel 3376" style:family="text">
      <style:text-properties style:text-underline-style="none"/>
    </style:style>
    <style:style style:name="ListLabel_20_3377" style:display-name="ListLabel 3377" style:family="text">
      <style:text-properties style:text-underline-style="none"/>
    </style:style>
    <style:style style:name="ListLabel_20_3378" style:display-name="ListLabel 3378" style:family="text">
      <style:text-properties style:text-underline-style="none"/>
    </style:style>
    <style:style style:name="ListLabel_20_3379" style:display-name="ListLabel 3379" style:family="text">
      <style:text-properties style:text-underline-style="none"/>
    </style:style>
    <style:style style:name="ListLabel_20_3380" style:display-name="ListLabel 3380" style:family="text">
      <style:text-properties style:text-underline-style="none"/>
    </style:style>
    <style:style style:name="ListLabel_20_3381" style:display-name="ListLabel 3381" style:family="text">
      <style:text-properties style:text-underline-style="none"/>
    </style:style>
    <style:style style:name="ListLabel_20_3382" style:display-name="ListLabel 3382" style:family="text">
      <style:text-properties style:text-underline-style="none"/>
    </style:style>
    <style:style style:name="ListLabel_20_3383" style:display-name="ListLabel 3383" style:family="text">
      <style:text-properties style:text-underline-style="none"/>
    </style:style>
    <style:style style:name="ListLabel_20_3384" style:display-name="ListLabel 3384" style:family="text">
      <style:text-properties style:text-underline-style="none"/>
    </style:style>
    <style:style style:name="ListLabel_20_3385" style:display-name="ListLabel 3385" style:family="text">
      <style:text-properties style:text-underline-style="none"/>
    </style:style>
    <style:style style:name="ListLabel_20_3386" style:display-name="ListLabel 3386" style:family="text">
      <style:text-properties style:text-underline-style="none"/>
    </style:style>
    <style:style style:name="ListLabel_20_3387" style:display-name="ListLabel 3387" style:family="text">
      <style:text-properties style:text-underline-style="none"/>
    </style:style>
    <style:style style:name="ListLabel_20_3388" style:display-name="ListLabel 3388" style:family="text">
      <style:text-properties style:text-underline-style="none"/>
    </style:style>
    <style:style style:name="ListLabel_20_3389" style:display-name="ListLabel 3389" style:family="text">
      <style:text-properties style:text-underline-style="none"/>
    </style:style>
    <style:style style:name="ListLabel_20_3390" style:display-name="ListLabel 3390" style:family="text">
      <style:text-properties style:text-underline-style="none"/>
    </style:style>
    <style:style style:name="ListLabel_20_3391" style:display-name="ListLabel 3391" style:family="text">
      <style:text-properties style:text-underline-style="none"/>
    </style:style>
    <style:style style:name="ListLabel_20_3392" style:display-name="ListLabel 3392" style:family="text">
      <style:text-properties style:text-underline-style="none"/>
    </style:style>
    <style:style style:name="ListLabel_20_3393" style:display-name="ListLabel 3393" style:family="text">
      <style:text-properties style:text-underline-style="none"/>
    </style:style>
    <style:style style:name="ListLabel_20_3394" style:display-name="ListLabel 3394" style:family="text">
      <style:text-properties style:text-underline-style="none"/>
    </style:style>
    <style:style style:name="ListLabel_20_3395" style:display-name="ListLabel 3395" style:family="text">
      <style:text-properties style:text-underline-style="none"/>
    </style:style>
    <style:style style:name="ListLabel_20_3396" style:display-name="ListLabel 3396" style:family="text">
      <style:text-properties style:text-underline-style="none"/>
    </style:style>
    <style:style style:name="ListLabel_20_3397" style:display-name="ListLabel 3397" style:family="text">
      <style:text-properties style:text-underline-style="none"/>
    </style:style>
    <style:style style:name="ListLabel_20_3398" style:display-name="ListLabel 3398" style:family="text">
      <style:text-properties style:text-underline-style="none"/>
    </style:style>
    <style:style style:name="ListLabel_20_3399" style:display-name="ListLabel 3399" style:family="text">
      <style:text-properties style:text-underline-style="none"/>
    </style:style>
    <style:style style:name="ListLabel_20_3400" style:display-name="ListLabel 3400" style:family="text">
      <style:text-properties style:text-underline-style="none"/>
    </style:style>
    <style:style style:name="ListLabel_20_3401" style:display-name="ListLabel 3401" style:family="text">
      <style:text-properties style:text-underline-style="none"/>
    </style:style>
    <style:style style:name="ListLabel_20_3402" style:display-name="ListLabel 3402" style:family="text">
      <style:text-properties style:text-underline-style="none"/>
    </style:style>
    <style:style style:name="ListLabel_20_3403" style:display-name="ListLabel 3403" style:family="text">
      <style:text-properties style:text-underline-style="none"/>
    </style:style>
    <style:style style:name="ListLabel_20_3404" style:display-name="ListLabel 3404" style:family="text">
      <style:text-properties style:text-underline-style="none"/>
    </style:style>
    <style:style style:name="ListLabel_20_3405" style:display-name="ListLabel 3405" style:family="text">
      <style:text-properties style:text-underline-style="none"/>
    </style:style>
    <style:style style:name="ListLabel_20_3406" style:display-name="ListLabel 3406" style:family="text">
      <style:text-properties style:text-underline-style="none"/>
    </style:style>
    <style:style style:name="ListLabel_20_3407" style:display-name="ListLabel 3407" style:family="text">
      <style:text-properties style:text-underline-style="none"/>
    </style:style>
    <style:style style:name="ListLabel_20_3408" style:display-name="ListLabel 3408" style:family="text">
      <style:text-properties style:text-underline-style="none"/>
    </style:style>
    <style:style style:name="ListLabel_20_3409" style:display-name="ListLabel 3409" style:family="text">
      <style:text-properties style:text-underline-style="none"/>
    </style:style>
    <style:style style:name="ListLabel_20_3410" style:display-name="ListLabel 3410" style:family="text">
      <style:text-properties style:text-underline-style="none"/>
    </style:style>
    <style:style style:name="ListLabel_20_3411" style:display-name="ListLabel 3411" style:family="text">
      <style:text-properties style:text-underline-style="none"/>
    </style:style>
    <style:style style:name="ListLabel_20_3412" style:display-name="ListLabel 3412" style:family="text">
      <style:text-properties style:text-underline-style="none"/>
    </style:style>
    <style:style style:name="ListLabel_20_3413" style:display-name="ListLabel 3413" style:family="text">
      <style:text-properties style:text-underline-style="none"/>
    </style:style>
    <style:style style:name="ListLabel_20_3414" style:display-name="ListLabel 3414" style:family="text">
      <style:text-properties style:text-underline-style="none"/>
    </style:style>
    <style:style style:name="ListLabel_20_3415" style:display-name="ListLabel 3415" style:family="text">
      <style:text-properties style:text-underline-style="none"/>
    </style:style>
    <style:style style:name="ListLabel_20_3416" style:display-name="ListLabel 3416" style:family="text">
      <style:text-properties style:text-underline-style="none"/>
    </style:style>
    <style:style style:name="ListLabel_20_3417" style:display-name="ListLabel 3417" style:family="text">
      <style:text-properties style:text-underline-style="none"/>
    </style:style>
    <style:style style:name="ListLabel_20_3418" style:display-name="ListLabel 3418" style:family="text">
      <style:text-properties style:text-underline-style="none"/>
    </style:style>
    <style:style style:name="ListLabel_20_3419" style:display-name="ListLabel 3419" style:family="text">
      <style:text-properties style:text-underline-style="none"/>
    </style:style>
    <style:style style:name="ListLabel_20_3420" style:display-name="ListLabel 3420" style:family="text">
      <style:text-properties style:text-underline-style="none"/>
    </style:style>
    <style:style style:name="ListLabel_20_3421" style:display-name="ListLabel 3421" style:family="text">
      <style:text-properties style:text-underline-style="none" fo:font-weight="bold"/>
    </style:style>
    <style:style style:name="ListLabel_20_3422" style:display-name="ListLabel 3422" style:family="text">
      <style:text-properties style:text-underline-style="none"/>
    </style:style>
    <style:style style:name="ListLabel_20_3423" style:display-name="ListLabel 3423" style:family="text">
      <style:text-properties style:text-underline-style="none"/>
    </style:style>
    <style:style style:name="ListLabel_20_3424" style:display-name="ListLabel 3424" style:family="text">
      <style:text-properties style:text-underline-style="none"/>
    </style:style>
    <style:style style:name="ListLabel_20_3425" style:display-name="ListLabel 3425" style:family="text">
      <style:text-properties style:text-underline-style="none"/>
    </style:style>
    <style:style style:name="ListLabel_20_3426" style:display-name="ListLabel 3426" style:family="text">
      <style:text-properties style:text-underline-style="none"/>
    </style:style>
    <style:style style:name="ListLabel_20_3427" style:display-name="ListLabel 3427" style:family="text">
      <style:text-properties style:text-underline-style="none"/>
    </style:style>
    <style:style style:name="ListLabel_20_3428" style:display-name="ListLabel 3428" style:family="text">
      <style:text-properties style:text-underline-style="none"/>
    </style:style>
    <style:style style:name="ListLabel_20_3429" style:display-name="ListLabel 3429" style:family="text">
      <style:text-properties style:text-underline-style="none"/>
    </style:style>
    <style:style style:name="ListLabel_20_3430" style:display-name="ListLabel 3430" style:family="text">
      <style:text-properties style:text-underline-style="none"/>
    </style:style>
    <style:style style:name="ListLabel_20_3431" style:display-name="ListLabel 3431" style:family="text">
      <style:text-properties style:text-underline-style="none"/>
    </style:style>
    <style:style style:name="ListLabel_20_3432" style:display-name="ListLabel 3432" style:family="text">
      <style:text-properties style:text-underline-style="none"/>
    </style:style>
    <style:style style:name="ListLabel_20_3433" style:display-name="ListLabel 3433" style:family="text">
      <style:text-properties style:text-underline-style="none"/>
    </style:style>
    <style:style style:name="ListLabel_20_3434" style:display-name="ListLabel 3434" style:family="text">
      <style:text-properties style:text-underline-style="none"/>
    </style:style>
    <style:style style:name="ListLabel_20_3435" style:display-name="ListLabel 3435" style:family="text">
      <style:text-properties style:text-underline-style="none"/>
    </style:style>
    <style:style style:name="ListLabel_20_3436" style:display-name="ListLabel 3436" style:family="text">
      <style:text-properties style:text-underline-style="none"/>
    </style:style>
    <style:style style:name="ListLabel_20_3437" style:display-name="ListLabel 3437" style:family="text">
      <style:text-properties style:text-underline-style="none"/>
    </style:style>
    <style:style style:name="ListLabel_20_3438" style:display-name="ListLabel 3438" style:family="text">
      <style:text-properties style:text-underline-style="none"/>
    </style:style>
    <style:style style:name="ListLabel_20_3439" style:display-name="ListLabel 3439" style:family="text">
      <style:text-properties style:text-underline-style="none"/>
    </style:style>
    <style:style style:name="ListLabel_20_3440" style:display-name="ListLabel 3440" style:family="text">
      <style:text-properties style:text-underline-style="none"/>
    </style:style>
    <style:style style:name="ListLabel_20_3441" style:display-name="ListLabel 3441" style:family="text">
      <style:text-properties style:text-underline-style="none"/>
    </style:style>
    <style:style style:name="ListLabel_20_3442" style:display-name="ListLabel 3442" style:family="text">
      <style:text-properties style:text-underline-style="none"/>
    </style:style>
    <style:style style:name="ListLabel_20_3443" style:display-name="ListLabel 3443" style:family="text">
      <style:text-properties style:text-underline-style="none"/>
    </style:style>
    <style:style style:name="ListLabel_20_3444" style:display-name="ListLabel 3444" style:family="text">
      <style:text-properties style:text-underline-style="none"/>
    </style:style>
    <style:style style:name="ListLabel_20_3445" style:display-name="ListLabel 3445" style:family="text">
      <style:text-properties style:text-underline-style="none"/>
    </style:style>
    <style:style style:name="ListLabel_20_3446" style:display-name="ListLabel 3446" style:family="text">
      <style:text-properties style:text-underline-style="none"/>
    </style:style>
    <style:style style:name="ListLabel_20_3447" style:display-name="ListLabel 3447" style:family="text">
      <style:text-properties style:text-underline-style="none"/>
    </style:style>
    <style:style style:name="ListLabel_20_3448" style:display-name="ListLabel 3448" style:family="text">
      <style:text-properties style:text-underline-style="none"/>
    </style:style>
    <style:style style:name="ListLabel_20_3449" style:display-name="ListLabel 3449" style:family="text">
      <style:text-properties style:text-underline-style="none"/>
    </style:style>
    <style:style style:name="ListLabel_20_3450" style:display-name="ListLabel 3450" style:family="text">
      <style:text-properties style:text-underline-style="none"/>
    </style:style>
    <style:style style:name="ListLabel_20_3451" style:display-name="ListLabel 3451" style:family="text">
      <style:text-properties style:text-underline-style="none"/>
    </style:style>
    <style:style style:name="ListLabel_20_3452" style:display-name="ListLabel 3452" style:family="text">
      <style:text-properties style:text-underline-style="none"/>
    </style:style>
    <style:style style:name="ListLabel_20_3453" style:display-name="ListLabel 3453" style:family="text">
      <style:text-properties style:text-underline-style="none"/>
    </style:style>
    <style:style style:name="ListLabel_20_3454" style:display-name="ListLabel 3454" style:family="text">
      <style:text-properties style:text-underline-style="none"/>
    </style:style>
    <style:style style:name="ListLabel_20_3455" style:display-name="ListLabel 3455" style:family="text">
      <style:text-properties style:text-underline-style="none"/>
    </style:style>
    <style:style style:name="ListLabel_20_3456" style:display-name="ListLabel 3456" style:family="text">
      <style:text-properties style:text-underline-style="none"/>
    </style:style>
    <style:style style:name="ListLabel_20_3457" style:display-name="ListLabel 3457" style:family="text">
      <style:text-properties style:text-underline-style="none"/>
    </style:style>
    <style:style style:name="ListLabel_20_3458" style:display-name="ListLabel 3458" style:family="text">
      <style:text-properties style:text-underline-style="none"/>
    </style:style>
    <style:style style:name="ListLabel_20_3459" style:display-name="ListLabel 3459" style:family="text">
      <style:text-properties style:text-underline-style="none"/>
    </style:style>
    <style:style style:name="ListLabel_20_3460" style:display-name="ListLabel 3460" style:family="text">
      <style:text-properties style:text-underline-style="none"/>
    </style:style>
    <style:style style:name="ListLabel_20_3461" style:display-name="ListLabel 3461" style:family="text">
      <style:text-properties style:text-underline-style="none"/>
    </style:style>
    <style:style style:name="ListLabel_20_3462" style:display-name="ListLabel 3462" style:family="text">
      <style:text-properties style:text-underline-style="none"/>
    </style:style>
    <style:style style:name="ListLabel_20_3463" style:display-name="ListLabel 3463" style:family="text">
      <style:text-properties style:text-underline-style="none"/>
    </style:style>
    <style:style style:name="ListLabel_20_3464" style:display-name="ListLabel 3464" style:family="text">
      <style:text-properties style:text-underline-style="none"/>
    </style:style>
    <style:style style:name="ListLabel_20_3465" style:display-name="ListLabel 3465" style:family="text">
      <style:text-properties style:text-underline-style="none"/>
    </style:style>
    <style:style style:name="ListLabel_20_3466" style:display-name="ListLabel 3466" style:family="text">
      <style:text-properties style:font-name="Roboto" fo:font-family="Roboto" style:font-family-generic="roman" style:font-pitch="variable" style:text-underline-style="none"/>
    </style:style>
    <style:style style:name="ListLabel_20_3467" style:display-name="ListLabel 3467" style:family="text">
      <style:text-properties style:font-name="Roboto" fo:font-family="Roboto" style:font-family-generic="roman" style:font-pitch="variable" style:text-underline-style="none"/>
    </style:style>
    <style:style style:name="ListLabel_20_3468" style:display-name="ListLabel 3468" style:family="text">
      <style:text-properties style:text-underline-style="none"/>
    </style:style>
    <style:style style:name="ListLabel_20_3469" style:display-name="ListLabel 3469" style:family="text">
      <style:text-properties style:text-underline-style="none"/>
    </style:style>
    <style:style style:name="ListLabel_20_3470" style:display-name="ListLabel 3470" style:family="text">
      <style:text-properties style:text-underline-style="none"/>
    </style:style>
    <style:style style:name="ListLabel_20_3471" style:display-name="ListLabel 3471" style:family="text">
      <style:text-properties style:text-underline-style="none"/>
    </style:style>
    <style:style style:name="ListLabel_20_3472" style:display-name="ListLabel 3472" style:family="text">
      <style:text-properties style:text-underline-style="none"/>
    </style:style>
    <style:style style:name="ListLabel_20_3473" style:display-name="ListLabel 3473" style:family="text">
      <style:text-properties style:text-underline-style="none"/>
    </style:style>
    <style:style style:name="ListLabel_20_3474" style:display-name="ListLabel 3474" style:family="text">
      <style:text-properties style:text-underline-style="none"/>
    </style:style>
    <style:style style:name="ListLabel_20_3475" style:display-name="ListLabel 3475" style:family="text">
      <style:text-properties style:text-underline-style="none"/>
    </style:style>
    <style:style style:name="ListLabel_20_3476" style:display-name="ListLabel 3476" style:family="text">
      <style:text-properties style:text-underline-style="none"/>
    </style:style>
    <style:style style:name="ListLabel_20_3477" style:display-name="ListLabel 3477" style:family="text">
      <style:text-properties style:text-underline-style="none"/>
    </style:style>
    <style:style style:name="ListLabel_20_3478" style:display-name="ListLabel 3478" style:family="text">
      <style:text-properties style:text-underline-style="none"/>
    </style:style>
    <style:style style:name="ListLabel_20_3479" style:display-name="ListLabel 3479" style:family="text">
      <style:text-properties style:text-underline-style="none"/>
    </style:style>
    <style:style style:name="ListLabel_20_3480" style:display-name="ListLabel 3480" style:family="text">
      <style:text-properties style:text-underline-style="none"/>
    </style:style>
    <style:style style:name="ListLabel_20_3481" style:display-name="ListLabel 3481" style:family="text">
      <style:text-properties style:text-underline-style="none"/>
    </style:style>
    <style:style style:name="ListLabel_20_3482" style:display-name="ListLabel 3482" style:family="text">
      <style:text-properties style:text-underline-style="none"/>
    </style:style>
    <style:style style:name="ListLabel_20_3483" style:display-name="ListLabel 3483" style:family="text">
      <style:text-properties style:text-underline-style="none"/>
    </style:style>
    <style:style style:name="ListLabel_20_3484" style:display-name="ListLabel 3484" style:family="text">
      <style:text-properties style:text-underline-style="none"/>
    </style:style>
    <style:style style:name="ListLabel_20_3485" style:display-name="ListLabel 3485" style:family="text">
      <style:text-properties style:text-underline-style="none"/>
    </style:style>
    <style:style style:name="ListLabel_20_3486" style:display-name="ListLabel 3486" style:family="text">
      <style:text-properties style:text-underline-style="none"/>
    </style:style>
    <style:style style:name="ListLabel_20_3487" style:display-name="ListLabel 3487" style:family="text">
      <style:text-properties style:text-underline-style="none"/>
    </style:style>
    <style:style style:name="ListLabel_20_3488" style:display-name="ListLabel 3488" style:family="text">
      <style:text-properties style:text-underline-style="none"/>
    </style:style>
    <style:style style:name="ListLabel_20_3489" style:display-name="ListLabel 3489" style:family="text">
      <style:text-properties style:text-underline-style="none"/>
    </style:style>
    <style:style style:name="ListLabel_20_3490" style:display-name="ListLabel 3490" style:family="text">
      <style:text-properties style:text-underline-style="none"/>
    </style:style>
    <style:style style:name="ListLabel_20_3491" style:display-name="ListLabel 3491" style:family="text">
      <style:text-properties style:text-underline-style="none"/>
    </style:style>
    <style:style style:name="ListLabel_20_3492" style:display-name="ListLabel 3492" style:family="text">
      <style:text-properties style:text-underline-style="none"/>
    </style:style>
    <style:style style:name="ListLabel_20_3493" style:display-name="ListLabel 3493" style:family="text">
      <style:text-properties style:text-underline-style="none"/>
    </style:style>
    <style:style style:name="ListLabel_20_3494" style:display-name="ListLabel 3494" style:family="text">
      <style:text-properties style:text-underline-style="none"/>
    </style:style>
    <style:style style:name="ListLabel_20_3495" style:display-name="ListLabel 3495" style:family="text">
      <style:text-properties style:text-underline-style="none"/>
    </style:style>
    <style:style style:name="ListLabel_20_3496" style:display-name="ListLabel 3496" style:family="text">
      <style:text-properties style:text-underline-style="none"/>
    </style:style>
    <style:style style:name="ListLabel_20_3497" style:display-name="ListLabel 3497" style:family="text">
      <style:text-properties style:text-underline-style="none"/>
    </style:style>
    <style:style style:name="ListLabel_20_3498" style:display-name="ListLabel 3498" style:family="text">
      <style:text-properties style:text-underline-style="none"/>
    </style:style>
    <style:style style:name="ListLabel_20_3499" style:display-name="ListLabel 3499" style:family="text">
      <style:text-properties style:text-underline-style="none"/>
    </style:style>
    <style:style style:name="ListLabel_20_3500" style:display-name="ListLabel 3500" style:family="text">
      <style:text-properties style:text-underline-style="none"/>
    </style:style>
    <style:style style:name="ListLabel_20_3501" style:display-name="ListLabel 3501" style:family="text">
      <style:text-properties style:text-underline-style="none"/>
    </style:style>
    <style:style style:name="ListLabel_20_3502" style:display-name="ListLabel 3502" style:family="text">
      <style:text-properties style:text-underline-style="none" fo:font-weight="bold"/>
    </style:style>
    <style:style style:name="ListLabel_20_3503" style:display-name="ListLabel 3503" style:family="text">
      <style:text-properties style:text-underline-style="none"/>
    </style:style>
    <style:style style:name="ListLabel_20_3504" style:display-name="ListLabel 3504" style:family="text">
      <style:text-properties style:text-underline-style="none"/>
    </style:style>
    <style:style style:name="ListLabel_20_3505" style:display-name="ListLabel 3505" style:family="text">
      <style:text-properties style:text-underline-style="none"/>
    </style:style>
    <style:style style:name="ListLabel_20_3506" style:display-name="ListLabel 3506" style:family="text">
      <style:text-properties style:text-underline-style="none"/>
    </style:style>
    <style:style style:name="ListLabel_20_3507" style:display-name="ListLabel 3507" style:family="text">
      <style:text-properties style:text-underline-style="none"/>
    </style:style>
    <style:style style:name="ListLabel_20_3508" style:display-name="ListLabel 3508" style:family="text">
      <style:text-properties style:text-underline-style="none"/>
    </style:style>
    <style:style style:name="ListLabel_20_3509" style:display-name="ListLabel 3509" style:family="text">
      <style:text-properties style:text-underline-style="none"/>
    </style:style>
    <style:style style:name="ListLabel_20_3510" style:display-name="ListLabel 3510" style:family="text">
      <style:text-properties style:text-underline-style="none"/>
    </style:style>
    <style:style style:name="ListLabel_20_3511" style:display-name="ListLabel 3511" style:family="text">
      <style:text-properties style:text-underline-style="none"/>
    </style:style>
    <style:style style:name="ListLabel_20_3512" style:display-name="ListLabel 3512" style:family="text">
      <style:text-properties style:text-underline-style="none"/>
    </style:style>
    <style:style style:name="ListLabel_20_3513" style:display-name="ListLabel 3513" style:family="text">
      <style:text-properties style:text-underline-style="none"/>
    </style:style>
    <style:style style:name="ListLabel_20_3514" style:display-name="ListLabel 3514" style:family="text">
      <style:text-properties style:text-underline-style="none"/>
    </style:style>
    <style:style style:name="ListLabel_20_3515" style:display-name="ListLabel 3515" style:family="text">
      <style:text-properties style:text-underline-style="none"/>
    </style:style>
    <style:style style:name="ListLabel_20_3516" style:display-name="ListLabel 3516" style:family="text">
      <style:text-properties style:text-underline-style="none"/>
    </style:style>
    <style:style style:name="ListLabel_20_3517" style:display-name="ListLabel 3517" style:family="text">
      <style:text-properties style:text-underline-style="none"/>
    </style:style>
    <style:style style:name="ListLabel_20_3518" style:display-name="ListLabel 3518" style:family="text">
      <style:text-properties style:text-underline-style="none"/>
    </style:style>
    <style:style style:name="ListLabel_20_3519" style:display-name="ListLabel 3519" style:family="text">
      <style:text-properties style:text-underline-style="none"/>
    </style:style>
    <style:style style:name="ListLabel_20_3520" style:display-name="ListLabel 3520" style:family="text">
      <style:text-properties style:text-underline-style="none"/>
    </style:style>
    <style:style style:name="ListLabel_20_3521" style:display-name="ListLabel 3521" style:family="text">
      <style:text-properties style:text-underline-style="none"/>
    </style:style>
    <style:style style:name="ListLabel_20_3522" style:display-name="ListLabel 3522" style:family="text">
      <style:text-properties style:text-underline-style="none"/>
    </style:style>
    <style:style style:name="ListLabel_20_3523" style:display-name="ListLabel 3523" style:family="text">
      <style:text-properties style:text-underline-style="none"/>
    </style:style>
    <style:style style:name="ListLabel_20_3524" style:display-name="ListLabel 3524" style:family="text">
      <style:text-properties style:text-underline-style="none"/>
    </style:style>
    <style:style style:name="ListLabel_20_3525" style:display-name="ListLabel 3525" style:family="text">
      <style:text-properties style:text-underline-style="none"/>
    </style:style>
    <style:style style:name="ListLabel_20_3526" style:display-name="ListLabel 3526" style:family="text">
      <style:text-properties style:text-underline-style="none"/>
    </style:style>
    <style:style style:name="ListLabel_20_3527" style:display-name="ListLabel 3527" style:family="text">
      <style:text-properties style:text-underline-style="none"/>
    </style:style>
    <style:style style:name="ListLabel_20_3528" style:display-name="ListLabel 3528" style:family="text">
      <style:text-properties style:text-underline-style="none"/>
    </style:style>
    <style:style style:name="ListLabel_20_3529" style:display-name="ListLabel 3529" style:family="text">
      <style:text-properties style:text-underline-style="none"/>
    </style:style>
    <style:style style:name="ListLabel_20_3530" style:display-name="ListLabel 3530" style:family="text">
      <style:text-properties style:text-underline-style="none"/>
    </style:style>
    <style:style style:name="ListLabel_20_3531" style:display-name="ListLabel 3531" style:family="text">
      <style:text-properties style:text-underline-style="none"/>
    </style:style>
    <style:style style:name="ListLabel_20_3532" style:display-name="ListLabel 3532" style:family="text">
      <style:text-properties style:text-underline-style="none"/>
    </style:style>
    <style:style style:name="ListLabel_20_3533" style:display-name="ListLabel 3533" style:family="text">
      <style:text-properties style:text-underline-style="none"/>
    </style:style>
    <style:style style:name="ListLabel_20_3534" style:display-name="ListLabel 3534" style:family="text">
      <style:text-properties style:text-underline-style="none"/>
    </style:style>
    <style:style style:name="ListLabel_20_3535" style:display-name="ListLabel 3535" style:family="text">
      <style:text-properties style:text-underline-style="none"/>
    </style:style>
    <style:style style:name="ListLabel_20_3536" style:display-name="ListLabel 3536" style:family="text">
      <style:text-properties style:text-underline-style="none"/>
    </style:style>
    <style:style style:name="ListLabel_20_3537" style:display-name="ListLabel 3537" style:family="text">
      <style:text-properties style:text-underline-style="none"/>
    </style:style>
    <style:style style:name="ListLabel_20_3538" style:display-name="ListLabel 3538" style:family="text">
      <style:text-properties style:text-underline-style="none"/>
    </style:style>
    <style:style style:name="ListLabel_20_3539" style:display-name="ListLabel 3539" style:family="text">
      <style:text-properties style:text-underline-style="none"/>
    </style:style>
    <style:style style:name="ListLabel_20_3540" style:display-name="ListLabel 3540" style:family="text">
      <style:text-properties style:text-underline-style="none"/>
    </style:style>
    <style:style style:name="ListLabel_20_3541" style:display-name="ListLabel 3541" style:family="text">
      <style:text-properties style:text-underline-style="none"/>
    </style:style>
    <style:style style:name="ListLabel_20_3542" style:display-name="ListLabel 3542" style:family="text">
      <style:text-properties style:text-underline-style="none"/>
    </style:style>
    <style:style style:name="ListLabel_20_3543" style:display-name="ListLabel 3543" style:family="text">
      <style:text-properties style:text-underline-style="none"/>
    </style:style>
    <style:style style:name="ListLabel_20_3544" style:display-name="ListLabel 3544" style:family="text">
      <style:text-properties style:text-underline-style="none"/>
    </style:style>
    <style:style style:name="ListLabel_20_3545" style:display-name="ListLabel 3545" style:family="text">
      <style:text-properties style:text-underline-style="none"/>
    </style:style>
    <style:style style:name="ListLabel_20_3546" style:display-name="ListLabel 3546" style:family="text">
      <style:text-properties style:text-underline-style="none"/>
    </style:style>
    <style:style style:name="ListLabel_20_3547" style:display-name="ListLabel 3547" style:family="text">
      <style:text-properties style:text-underline-style="none"/>
    </style:style>
    <style:style style:name="ListLabel_20_3548" style:display-name="ListLabel 3548" style:family="text">
      <style:text-properties style:text-underline-style="none"/>
    </style:style>
    <style:style style:name="ListLabel_20_3549" style:display-name="ListLabel 3549" style:family="text">
      <style:text-properties style:text-underline-style="none"/>
    </style:style>
    <style:style style:name="ListLabel_20_3550" style:display-name="ListLabel 3550" style:family="text">
      <style:text-properties style:text-underline-style="none"/>
    </style:style>
    <style:style style:name="ListLabel_20_3551" style:display-name="ListLabel 3551" style:family="text">
      <style:text-properties style:text-underline-style="none"/>
    </style:style>
    <style:style style:name="ListLabel_20_3552" style:display-name="ListLabel 3552" style:family="text">
      <style:text-properties style:text-underline-style="none"/>
    </style:style>
    <style:style style:name="ListLabel_20_3553" style:display-name="ListLabel 3553" style:family="text">
      <style:text-properties style:text-underline-style="none"/>
    </style:style>
    <style:style style:name="ListLabel_20_3554" style:display-name="ListLabel 3554" style:family="text">
      <style:text-properties style:text-underline-style="none"/>
    </style:style>
    <style:style style:name="ListLabel_20_3555" style:display-name="ListLabel 3555" style:family="text">
      <style:text-properties style:text-underline-style="none"/>
    </style:style>
    <style:style style:name="ListLabel_20_3556" style:display-name="ListLabel 3556" style:family="text">
      <style:text-properties style:text-underline-style="none"/>
    </style:style>
    <style:style style:name="ListLabel_20_3557" style:display-name="ListLabel 3557" style:family="text">
      <style:text-properties style:text-underline-style="none"/>
    </style:style>
    <style:style style:name="ListLabel_20_3558" style:display-name="ListLabel 3558" style:family="text">
      <style:text-properties style:text-underline-style="none"/>
    </style:style>
    <style:style style:name="ListLabel_20_3559" style:display-name="ListLabel 3559" style:family="text">
      <style:text-properties style:text-underline-style="none"/>
    </style:style>
    <style:style style:name="ListLabel_20_3560" style:display-name="ListLabel 3560" style:family="text">
      <style:text-properties style:text-underline-style="none"/>
    </style:style>
    <style:style style:name="ListLabel_20_3561" style:display-name="ListLabel 3561" style:family="text">
      <style:text-properties style:text-underline-style="none"/>
    </style:style>
    <style:style style:name="ListLabel_20_3562" style:display-name="ListLabel 3562" style:family="text">
      <style:text-properties style:text-underline-style="none"/>
    </style:style>
    <style:style style:name="ListLabel_20_3563" style:display-name="ListLabel 3563" style:family="text">
      <style:text-properties style:text-underline-style="none"/>
    </style:style>
    <style:style style:name="ListLabel_20_3564" style:display-name="ListLabel 3564" style:family="text">
      <style:text-properties style:text-underline-style="none"/>
    </style:style>
    <style:style style:name="ListLabel_20_3565" style:display-name="ListLabel 3565" style:family="text">
      <style:text-properties style:text-underline-style="none"/>
    </style:style>
    <style:style style:name="ListLabel_20_3566" style:display-name="ListLabel 3566" style:family="text">
      <style:text-properties style:text-underline-style="none"/>
    </style:style>
    <style:style style:name="ListLabel_20_3567" style:display-name="ListLabel 3567" style:family="text">
      <style:text-properties style:text-underline-style="none"/>
    </style:style>
    <style:style style:name="ListLabel_20_3568" style:display-name="ListLabel 3568" style:family="text">
      <style:text-properties style:text-underline-style="none"/>
    </style:style>
    <style:style style:name="ListLabel_20_3569" style:display-name="ListLabel 3569" style:family="text">
      <style:text-properties style:text-underline-style="none"/>
    </style:style>
    <style:style style:name="ListLabel_20_3570" style:display-name="ListLabel 3570" style:family="text">
      <style:text-properties style:text-underline-style="none"/>
    </style:style>
    <style:style style:name="ListLabel_20_3571" style:display-name="ListLabel 3571" style:family="text">
      <style:text-properties style:text-underline-style="none"/>
    </style:style>
    <style:style style:name="ListLabel_20_3572" style:display-name="ListLabel 3572" style:family="text">
      <style:text-properties style:text-underline-style="none"/>
    </style:style>
    <style:style style:name="ListLabel_20_3573" style:display-name="ListLabel 3573" style:family="text">
      <style:text-properties style:text-underline-style="none"/>
    </style:style>
    <style:style style:name="ListLabel_20_3574" style:display-name="ListLabel 3574" style:family="text">
      <style:text-properties style:text-underline-style="none"/>
    </style:style>
    <style:style style:name="ListLabel_20_3575" style:display-name="ListLabel 3575" style:family="text">
      <style:text-properties style:text-underline-style="none"/>
    </style:style>
    <style:style style:name="ListLabel_20_3576" style:display-name="ListLabel 3576" style:family="text">
      <style:text-properties style:text-underline-style="none"/>
    </style:style>
    <style:style style:name="ListLabel_20_3577" style:display-name="ListLabel 3577" style:family="text">
      <style:text-properties style:text-underline-style="none"/>
    </style:style>
    <style:style style:name="ListLabel_20_3578" style:display-name="ListLabel 3578" style:family="text">
      <style:text-properties style:text-underline-style="none"/>
    </style:style>
    <style:style style:name="ListLabel_20_3579" style:display-name="ListLabel 3579" style:family="text">
      <style:text-properties style:text-underline-style="none"/>
    </style:style>
    <style:style style:name="ListLabel_20_3580" style:display-name="ListLabel 3580" style:family="text">
      <style:text-properties style:text-underline-style="none"/>
    </style:style>
    <style:style style:name="ListLabel_20_3581" style:display-name="ListLabel 3581" style:family="text">
      <style:text-properties style:text-underline-style="none"/>
    </style:style>
    <style:style style:name="ListLabel_20_3582" style:display-name="ListLabel 3582" style:family="text">
      <style:text-properties style:text-underline-style="none"/>
    </style:style>
    <style:style style:name="ListLabel_20_3583" style:display-name="ListLabel 3583" style:family="text">
      <style:text-properties style:font-name="Roboto" fo:font-family="Roboto" style:font-family-generic="roman" style:font-pitch="variable" style:text-underline-style="none"/>
    </style:style>
    <style:style style:name="ListLabel_20_3584" style:display-name="ListLabel 3584" style:family="text">
      <style:text-properties style:text-underline-style="none"/>
    </style:style>
    <style:style style:name="ListLabel_20_3585" style:display-name="ListLabel 3585" style:family="text">
      <style:text-properties style:text-underline-style="none"/>
    </style:style>
    <style:style style:name="ListLabel_20_3586" style:display-name="ListLabel 3586" style:family="text">
      <style:text-properties style:text-underline-style="none"/>
    </style:style>
    <style:style style:name="ListLabel_20_3587" style:display-name="ListLabel 3587" style:family="text">
      <style:text-properties style:text-underline-style="none"/>
    </style:style>
    <style:style style:name="ListLabel_20_3588" style:display-name="ListLabel 3588" style:family="text">
      <style:text-properties style:text-underline-style="none"/>
    </style:style>
    <style:style style:name="ListLabel_20_3589" style:display-name="ListLabel 3589" style:family="text">
      <style:text-properties style:text-underline-style="none"/>
    </style:style>
    <style:style style:name="ListLabel_20_3590" style:display-name="ListLabel 3590" style:family="text">
      <style:text-properties style:text-underline-style="none"/>
    </style:style>
    <style:style style:name="ListLabel_20_3591" style:display-name="ListLabel 3591" style:family="text">
      <style:text-properties style:text-underline-style="none"/>
    </style:style>
    <style:style style:name="ListLabel_20_3592" style:display-name="ListLabel 3592" style:family="text">
      <style:text-properties style:text-underline-style="none"/>
    </style:style>
    <style:style style:name="ListLabel_20_3593" style:display-name="ListLabel 3593" style:family="text">
      <style:text-properties style:text-underline-style="none"/>
    </style:style>
    <style:style style:name="ListLabel_20_3594" style:display-name="ListLabel 3594" style:family="text">
      <style:text-properties style:text-underline-style="none"/>
    </style:style>
    <style:style style:name="ListLabel_20_3595" style:display-name="ListLabel 3595" style:family="text">
      <style:text-properties style:text-underline-style="none"/>
    </style:style>
    <style:style style:name="ListLabel_20_3596" style:display-name="ListLabel 3596" style:family="text">
      <style:text-properties style:text-underline-style="none"/>
    </style:style>
    <style:style style:name="ListLabel_20_3597" style:display-name="ListLabel 3597" style:family="text">
      <style:text-properties style:text-underline-style="none"/>
    </style:style>
    <style:style style:name="ListLabel_20_3598" style:display-name="ListLabel 3598" style:family="text">
      <style:text-properties style:text-underline-style="none"/>
    </style:style>
    <style:style style:name="ListLabel_20_3599" style:display-name="ListLabel 3599" style:family="text">
      <style:text-properties style:text-underline-style="none"/>
    </style:style>
    <style:style style:name="ListLabel_20_3600" style:display-name="ListLabel 3600" style:family="text">
      <style:text-properties style:text-underline-style="none"/>
    </style:style>
    <style:style style:name="ListLabel_20_3601" style:display-name="ListLabel 3601" style:family="text">
      <style:text-properties style:text-underline-style="none"/>
    </style:style>
    <style:style style:name="ListLabel_20_3602" style:display-name="ListLabel 3602" style:family="text">
      <style:text-properties style:text-underline-style="none"/>
    </style:style>
    <style:style style:name="ListLabel_20_3603" style:display-name="ListLabel 3603" style:family="text">
      <style:text-properties style:text-underline-style="none"/>
    </style:style>
    <style:style style:name="ListLabel_20_3604" style:display-name="ListLabel 3604" style:family="text">
      <style:text-properties style:text-underline-style="none"/>
    </style:style>
    <style:style style:name="ListLabel_20_3605" style:display-name="ListLabel 3605" style:family="text">
      <style:text-properties style:text-underline-style="none"/>
    </style:style>
    <style:style style:name="ListLabel_20_3606" style:display-name="ListLabel 3606" style:family="text">
      <style:text-properties style:text-underline-style="none"/>
    </style:style>
    <style:style style:name="ListLabel_20_3607" style:display-name="ListLabel 3607" style:family="text">
      <style:text-properties style:text-underline-style="none"/>
    </style:style>
    <style:style style:name="ListLabel_20_3608" style:display-name="ListLabel 3608" style:family="text">
      <style:text-properties style:text-underline-style="none"/>
    </style:style>
    <style:style style:name="ListLabel_20_3609" style:display-name="ListLabel 3609" style:family="text">
      <style:text-properties style:text-underline-style="none"/>
    </style:style>
    <style:style style:name="ListLabel_20_3610" style:display-name="ListLabel 3610" style:family="text">
      <style:text-properties style:text-underline-style="none"/>
    </style:style>
    <style:style style:name="ListLabel_20_3611" style:display-name="ListLabel 3611" style:family="text">
      <style:text-properties style:text-underline-style="none"/>
    </style:style>
    <style:style style:name="ListLabel_20_3612" style:display-name="ListLabel 3612" style:family="text">
      <style:text-properties style:text-underline-style="none"/>
    </style:style>
    <style:style style:name="ListLabel_20_3613" style:display-name="ListLabel 3613" style:family="text">
      <style:text-properties style:text-underline-style="none"/>
    </style:style>
    <style:style style:name="ListLabel_20_3614" style:display-name="ListLabel 3614" style:family="text">
      <style:text-properties style:text-underline-style="none"/>
    </style:style>
    <style:style style:name="ListLabel_20_3615" style:display-name="ListLabel 3615" style:family="text">
      <style:text-properties style:text-underline-style="none"/>
    </style:style>
    <style:style style:name="ListLabel_20_3616" style:display-name="ListLabel 3616" style:family="text">
      <style:text-properties style:text-underline-style="none"/>
    </style:style>
    <style:style style:name="ListLabel_20_3617" style:display-name="ListLabel 3617" style:family="text">
      <style:text-properties style:text-underline-style="none"/>
    </style:style>
    <style:style style:name="ListLabel_20_3618" style:display-name="ListLabel 3618" style:family="text">
      <style:text-properties style:text-underline-style="none"/>
    </style:style>
    <style:style style:name="ListLabel_20_3619" style:display-name="ListLabel 3619" style:family="text">
      <style:text-properties style:text-underline-style="none"/>
    </style:style>
    <style:style style:name="ListLabel_20_3620" style:display-name="ListLabel 3620" style:family="text">
      <style:text-properties style:text-underline-style="none"/>
    </style:style>
    <style:style style:name="ListLabel_20_3621" style:display-name="ListLabel 3621" style:family="text">
      <style:text-properties style:text-underline-style="none"/>
    </style:style>
    <style:style style:name="ListLabel_20_3622" style:display-name="ListLabel 3622" style:family="text">
      <style:text-properties style:text-underline-style="none"/>
    </style:style>
    <style:style style:name="ListLabel_20_3623" style:display-name="ListLabel 3623" style:family="text">
      <style:text-properties style:text-underline-style="none"/>
    </style:style>
    <style:style style:name="ListLabel_20_3624" style:display-name="ListLabel 3624" style:family="text">
      <style:text-properties style:text-underline-style="none"/>
    </style:style>
    <style:style style:name="ListLabel_20_3625" style:display-name="ListLabel 3625" style:family="text">
      <style:text-properties style:text-underline-style="none"/>
    </style:style>
    <style:style style:name="ListLabel_20_3626" style:display-name="ListLabel 3626" style:family="text">
      <style:text-properties style:text-underline-style="none"/>
    </style:style>
    <style:style style:name="ListLabel_20_3627" style:display-name="ListLabel 3627" style:family="text">
      <style:text-properties style:text-underline-style="none"/>
    </style:style>
    <style:style style:name="ListLabel_20_3628" style:display-name="ListLabel 3628" style:family="text">
      <style:text-properties style:text-underline-style="none"/>
    </style:style>
    <style:style style:name="ListLabel_20_3629" style:display-name="ListLabel 3629" style:family="text">
      <style:text-properties style:text-underline-style="none"/>
    </style:style>
    <style:style style:name="ListLabel_20_3630" style:display-name="ListLabel 3630" style:family="text">
      <style:text-properties style:text-underline-style="none"/>
    </style:style>
    <style:style style:name="ListLabel_20_3631" style:display-name="ListLabel 3631" style:family="text">
      <style:text-properties style:text-underline-style="none"/>
    </style:style>
    <style:style style:name="ListLabel_20_3632" style:display-name="ListLabel 3632" style:family="text">
      <style:text-properties style:text-underline-style="none"/>
    </style:style>
    <style:style style:name="ListLabel_20_3633" style:display-name="ListLabel 3633" style:family="text">
      <style:text-properties style:text-underline-style="none"/>
    </style:style>
    <style:style style:name="ListLabel_20_3634" style:display-name="ListLabel 3634" style:family="text">
      <style:text-properties style:text-underline-style="none"/>
    </style:style>
    <style:style style:name="ListLabel_20_3635" style:display-name="ListLabel 3635" style:family="text">
      <style:text-properties style:text-underline-style="none"/>
    </style:style>
    <style:style style:name="ListLabel_20_3636" style:display-name="ListLabel 3636" style:family="text">
      <style:text-properties style:text-underline-style="none"/>
    </style:style>
    <style:style style:name="ListLabel_20_3637" style:display-name="ListLabel 3637" style:family="text">
      <style:text-properties style:text-underline-style="none"/>
    </style:style>
    <style:style style:name="ListLabel_20_3638" style:display-name="ListLabel 3638" style:family="text">
      <style:text-properties style:text-underline-style="none"/>
    </style:style>
    <style:style style:name="ListLabel_20_3639" style:display-name="ListLabel 3639" style:family="text">
      <style:text-properties style:text-underline-style="none"/>
    </style:style>
    <style:style style:name="ListLabel_20_3640" style:display-name="ListLabel 3640" style:family="text">
      <style:text-properties style:text-underline-style="none"/>
    </style:style>
    <style:style style:name="ListLabel_20_3641" style:display-name="ListLabel 3641" style:family="text">
      <style:text-properties style:text-underline-style="none"/>
    </style:style>
    <style:style style:name="ListLabel_20_3642" style:display-name="ListLabel 3642" style:family="text">
      <style:text-properties style:text-underline-style="none"/>
    </style:style>
    <style:style style:name="ListLabel_20_3643" style:display-name="ListLabel 3643" style:family="text">
      <style:text-properties style:text-underline-style="none"/>
    </style:style>
    <style:style style:name="ListLabel_20_3644" style:display-name="ListLabel 3644" style:family="text">
      <style:text-properties style:text-underline-style="none"/>
    </style:style>
    <style:style style:name="ListLabel_20_3645" style:display-name="ListLabel 3645" style:family="text">
      <style:text-properties style:text-underline-style="none"/>
    </style:style>
    <style:style style:name="ListLabel_20_3646" style:display-name="ListLabel 3646" style:family="text">
      <style:text-properties style:text-underline-style="none"/>
    </style:style>
    <style:style style:name="ListLabel_20_3647" style:display-name="ListLabel 3647" style:family="text">
      <style:text-properties style:text-underline-style="none"/>
    </style:style>
    <style:style style:name="ListLabel_20_3648" style:display-name="ListLabel 3648" style:family="text">
      <style:text-properties style:text-underline-style="none"/>
    </style:style>
    <style:style style:name="ListLabel_20_3649" style:display-name="ListLabel 3649" style:family="text">
      <style:text-properties style:text-underline-style="none"/>
    </style:style>
    <style:style style:name="ListLabel_20_3650" style:display-name="ListLabel 3650" style:family="text">
      <style:text-properties style:text-underline-style="none"/>
    </style:style>
    <style:style style:name="ListLabel_20_3651" style:display-name="ListLabel 3651" style:family="text">
      <style:text-properties style:text-underline-style="none"/>
    </style:style>
    <style:style style:name="ListLabel_20_3652" style:display-name="ListLabel 3652" style:family="text">
      <style:text-properties style:text-underline-style="none"/>
    </style:style>
    <style:style style:name="ListLabel_20_3653" style:display-name="ListLabel 3653" style:family="text">
      <style:text-properties style:text-underline-style="none"/>
    </style:style>
    <style:style style:name="ListLabel_20_3654" style:display-name="ListLabel 3654" style:family="text">
      <style:text-properties style:text-underline-style="none"/>
    </style:style>
    <style:style style:name="ListLabel_20_3655" style:display-name="ListLabel 3655" style:family="text">
      <style:text-properties style:text-underline-style="none"/>
    </style:style>
    <style:style style:name="ListLabel_20_3656" style:display-name="ListLabel 3656" style:family="text">
      <style:text-properties style:text-underline-style="none"/>
    </style:style>
    <style:style style:name="ListLabel_20_3657" style:display-name="ListLabel 3657" style:family="text">
      <style:text-properties style:text-underline-style="none"/>
    </style:style>
    <style:style style:name="ListLabel_20_3658" style:display-name="ListLabel 3658" style:family="text">
      <style:text-properties style:text-underline-style="none"/>
    </style:style>
    <style:style style:name="ListLabel_20_3659" style:display-name="ListLabel 3659" style:family="text">
      <style:text-properties style:text-underline-style="none"/>
    </style:style>
    <style:style style:name="ListLabel_20_3660" style:display-name="ListLabel 3660" style:family="text">
      <style:text-properties style:text-underline-style="none"/>
    </style:style>
    <style:style style:name="ListLabel_20_3661" style:display-name="ListLabel 3661" style:family="text">
      <style:text-properties style:text-underline-style="none"/>
    </style:style>
    <style:style style:name="ListLabel_20_3662" style:display-name="ListLabel 3662" style:family="text">
      <style:text-properties style:text-underline-style="none"/>
    </style:style>
    <style:style style:name="ListLabel_20_3663" style:display-name="ListLabel 3663" style:family="text">
      <style:text-properties style:text-underline-style="none"/>
    </style:style>
    <style:style style:name="ListLabel_20_3664" style:display-name="ListLabel 3664" style:family="text">
      <style:text-properties style:font-name="Roboto" fo:font-family="Roboto" style:font-family-generic="roman" style:font-pitch="variable" style:text-underline-style="none"/>
    </style:style>
    <style:style style:name="ListLabel_20_3665" style:display-name="ListLabel 3665" style:family="text">
      <style:text-properties style:font-name="Roboto" fo:font-family="Roboto" style:font-family-generic="roman" style:font-pitch="variable" style:text-underline-style="none"/>
    </style:style>
    <style:style style:name="ListLabel_20_3666" style:display-name="ListLabel 3666" style:family="text">
      <style:text-properties style:text-underline-style="none"/>
    </style:style>
    <style:style style:name="ListLabel_20_3667" style:display-name="ListLabel 3667" style:family="text">
      <style:text-properties style:text-underline-style="none"/>
    </style:style>
    <style:style style:name="ListLabel_20_3668" style:display-name="ListLabel 3668" style:family="text">
      <style:text-properties style:text-underline-style="none"/>
    </style:style>
    <style:style style:name="ListLabel_20_3669" style:display-name="ListLabel 3669" style:family="text">
      <style:text-properties style:text-underline-style="none"/>
    </style:style>
    <style:style style:name="ListLabel_20_3670" style:display-name="ListLabel 3670" style:family="text">
      <style:text-properties style:text-underline-style="none"/>
    </style:style>
    <style:style style:name="ListLabel_20_3671" style:display-name="ListLabel 3671" style:family="text">
      <style:text-properties style:text-underline-style="none"/>
    </style:style>
    <style:style style:name="ListLabel_20_3672" style:display-name="ListLabel 3672" style:family="text">
      <style:text-properties style:text-underline-style="none"/>
    </style:style>
    <style:style style:name="ListLabel_20_3673" style:display-name="ListLabel 3673" style:family="text">
      <style:text-properties style:text-underline-style="none"/>
    </style:style>
    <style:style style:name="ListLabel_20_3674" style:display-name="ListLabel 3674" style:family="text">
      <style:text-properties style:text-underline-style="none"/>
    </style:style>
    <style:style style:name="ListLabel_20_3675" style:display-name="ListLabel 3675" style:family="text">
      <style:text-properties style:text-underline-style="none"/>
    </style:style>
    <style:style style:name="ListLabel_20_3676" style:display-name="ListLabel 3676" style:family="text">
      <style:text-properties style:text-underline-style="none"/>
    </style:style>
    <style:style style:name="ListLabel_20_3677" style:display-name="ListLabel 3677" style:family="text">
      <style:text-properties style:text-underline-style="none"/>
    </style:style>
    <style:style style:name="ListLabel_20_3678" style:display-name="ListLabel 3678" style:family="text">
      <style:text-properties style:text-underline-style="none"/>
    </style:style>
    <style:style style:name="ListLabel_20_3679" style:display-name="ListLabel 3679" style:family="text">
      <style:text-properties style:text-underline-style="none"/>
    </style:style>
    <style:style style:name="ListLabel_20_3680" style:display-name="ListLabel 3680" style:family="text">
      <style:text-properties style:text-underline-style="none"/>
    </style:style>
    <style:style style:name="ListLabel_20_3681" style:display-name="ListLabel 3681" style:family="text">
      <style:text-properties style:text-underline-style="none"/>
    </style:style>
    <style:style style:name="ListLabel_20_3682" style:display-name="ListLabel 3682" style:family="text">
      <style:text-properties style:text-underline-style="none"/>
    </style:style>
    <style:style style:name="ListLabel_20_3683" style:display-name="ListLabel 3683" style:family="text">
      <style:text-properties style:text-underline-style="none"/>
    </style:style>
    <style:style style:name="ListLabel_20_3684" style:display-name="ListLabel 3684" style:family="text">
      <style:text-properties style:text-underline-style="none"/>
    </style:style>
    <style:style style:name="ListLabel_20_3685" style:display-name="ListLabel 3685" style:family="text">
      <style:text-properties style:text-underline-style="none"/>
    </style:style>
    <style:style style:name="ListLabel_20_3686" style:display-name="ListLabel 3686" style:family="text">
      <style:text-properties style:text-underline-style="none"/>
    </style:style>
    <style:style style:name="ListLabel_20_3687" style:display-name="ListLabel 3687" style:family="text">
      <style:text-properties style:text-underline-style="none"/>
    </style:style>
    <style:style style:name="ListLabel_20_3688" style:display-name="ListLabel 3688" style:family="text">
      <style:text-properties style:text-underline-style="none"/>
    </style:style>
    <style:style style:name="ListLabel_20_3689" style:display-name="ListLabel 3689" style:family="text">
      <style:text-properties style:text-underline-style="none"/>
    </style:style>
    <style:style style:name="ListLabel_20_3690" style:display-name="ListLabel 3690" style:family="text">
      <style:text-properties style:text-underline-style="none"/>
    </style:style>
    <style:style style:name="ListLabel_20_3691" style:display-name="ListLabel 3691" style:family="text">
      <style:text-properties style:text-underline-style="none"/>
    </style:style>
    <style:style style:name="ListLabel_20_3692" style:display-name="ListLabel 3692" style:family="text">
      <style:text-properties style:text-underline-style="none"/>
    </style:style>
    <style:style style:name="ListLabel_20_3693" style:display-name="ListLabel 3693" style:family="text">
      <style:text-properties style:text-underline-style="none"/>
    </style:style>
    <style:style style:name="ListLabel_20_3694" style:display-name="ListLabel 3694" style:family="text">
      <style:text-properties style:text-underline-style="none"/>
    </style:style>
    <style:style style:name="ListLabel_20_3695" style:display-name="ListLabel 3695" style:family="text">
      <style:text-properties style:text-underline-style="none"/>
    </style:style>
    <style:style style:name="ListLabel_20_3696" style:display-name="ListLabel 3696" style:family="text">
      <style:text-properties style:text-underline-style="none"/>
    </style:style>
    <style:style style:name="ListLabel_20_3697" style:display-name="ListLabel 3697" style:family="text">
      <style:text-properties style:text-underline-style="none"/>
    </style:style>
    <style:style style:name="ListLabel_20_3698" style:display-name="ListLabel 3698" style:family="text">
      <style:text-properties style:text-underline-style="none"/>
    </style:style>
    <style:style style:name="ListLabel_20_3699" style:display-name="ListLabel 3699" style:family="text">
      <style:text-properties style:text-underline-style="none"/>
    </style:style>
    <style:style style:name="ListLabel_20_3700" style:display-name="ListLabel 3700" style:family="text">
      <style:text-properties style:text-underline-style="none"/>
    </style:style>
    <style:style style:name="ListLabel_20_3701" style:display-name="ListLabel 3701" style:family="text">
      <style:text-properties style:text-underline-style="none"/>
    </style:style>
    <style:style style:name="ListLabel_20_3702" style:display-name="ListLabel 3702" style:family="text">
      <style:text-properties style:text-underline-style="none"/>
    </style:style>
    <style:style style:name="ListLabel_20_3703" style:display-name="ListLabel 3703" style:family="text">
      <style:text-properties style:text-underline-style="none"/>
    </style:style>
    <style:style style:name="ListLabel_20_3704" style:display-name="ListLabel 3704" style:family="text">
      <style:text-properties style:text-underline-style="none"/>
    </style:style>
    <style:style style:name="ListLabel_20_3705" style:display-name="ListLabel 3705" style:family="text">
      <style:text-properties style:text-underline-style="none"/>
    </style:style>
    <style:style style:name="ListLabel_20_3706" style:display-name="ListLabel 3706" style:family="text">
      <style:text-properties style:text-underline-style="none"/>
    </style:style>
    <style:style style:name="ListLabel_20_3707" style:display-name="ListLabel 3707" style:family="text">
      <style:text-properties style:text-underline-style="none"/>
    </style:style>
    <style:style style:name="ListLabel_20_3708" style:display-name="ListLabel 3708" style:family="text">
      <style:text-properties style:text-underline-style="none"/>
    </style:style>
    <style:style style:name="ListLabel_20_3709" style:display-name="ListLabel 3709" style:family="text">
      <style:text-properties style:text-underline-style="none"/>
    </style:style>
    <style:style style:name="ListLabel_20_3710" style:display-name="ListLabel 3710" style:family="text">
      <style:text-properties style:text-underline-style="none"/>
    </style:style>
    <style:style style:name="ListLabel_20_3711" style:display-name="ListLabel 3711" style:family="text">
      <style:text-properties style:text-underline-style="none"/>
    </style:style>
    <style:style style:name="ListLabel_20_3712" style:display-name="ListLabel 3712" style:family="text">
      <style:text-properties style:text-underline-style="none"/>
    </style:style>
    <style:style style:name="ListLabel_20_3713" style:display-name="ListLabel 3713" style:family="text">
      <style:text-properties style:text-underline-style="none"/>
    </style:style>
    <style:style style:name="ListLabel_20_3714" style:display-name="ListLabel 3714" style:family="text">
      <style:text-properties style:text-underline-style="none"/>
    </style:style>
    <style:style style:name="ListLabel_20_3715" style:display-name="ListLabel 3715" style:family="text">
      <style:text-properties style:text-underline-style="none"/>
    </style:style>
    <style:style style:name="ListLabel_20_3716" style:display-name="ListLabel 3716" style:family="text">
      <style:text-properties style:text-underline-style="none"/>
    </style:style>
    <style:style style:name="ListLabel_20_3717" style:display-name="ListLabel 3717" style:family="text">
      <style:text-properties style:text-underline-style="none"/>
    </style:style>
    <style:style style:name="ListLabel_20_3718" style:display-name="ListLabel 3718" style:family="text">
      <style:text-properties style:text-underline-style="none"/>
    </style:style>
    <style:style style:name="ListLabel_20_3719" style:display-name="ListLabel 3719" style:family="text">
      <style:text-properties style:text-underline-style="none"/>
    </style:style>
    <style:style style:name="ListLabel_20_3720" style:display-name="ListLabel 3720" style:family="text">
      <style:text-properties style:text-underline-style="none"/>
    </style:style>
    <style:style style:name="ListLabel_20_3721" style:display-name="ListLabel 3721" style:family="text">
      <style:text-properties style:text-underline-style="none"/>
    </style:style>
    <style:style style:name="ListLabel_20_3722" style:display-name="ListLabel 3722" style:family="text">
      <style:text-properties style:text-underline-style="none"/>
    </style:style>
    <style:style style:name="ListLabel_20_3723" style:display-name="ListLabel 3723" style:family="text">
      <style:text-properties style:text-underline-style="none"/>
    </style:style>
    <style:style style:name="ListLabel_20_3724" style:display-name="ListLabel 3724" style:family="text">
      <style:text-properties style:text-underline-style="none"/>
    </style:style>
    <style:style style:name="ListLabel_20_3725" style:display-name="ListLabel 3725" style:family="text">
      <style:text-properties style:text-underline-style="none"/>
    </style:style>
    <style:style style:name="ListLabel_20_3726" style:display-name="ListLabel 3726" style:family="text">
      <style:text-properties style:text-underline-style="none"/>
    </style:style>
    <style:style style:name="ListLabel_20_3727" style:display-name="ListLabel 3727" style:family="text">
      <style:text-properties style:text-underline-style="none"/>
    </style:style>
    <style:style style:name="ListLabel_20_3728" style:display-name="ListLabel 3728" style:family="text">
      <style:text-properties style:text-underline-style="none"/>
    </style:style>
    <style:style style:name="ListLabel_20_3729" style:display-name="ListLabel 3729" style:family="text">
      <style:text-properties style:text-underline-style="none"/>
    </style:style>
    <style:style style:name="ListLabel_20_3730" style:display-name="ListLabel 3730" style:family="text">
      <style:text-properties style:text-underline-style="none"/>
    </style:style>
    <style:style style:name="ListLabel_20_3731" style:display-name="ListLabel 3731" style:family="text">
      <style:text-properties style:text-underline-style="none"/>
    </style:style>
    <style:style style:name="ListLabel_20_3732" style:display-name="ListLabel 3732" style:family="text">
      <style:text-properties style:text-underline-style="none"/>
    </style:style>
    <style:style style:name="ListLabel_20_3733" style:display-name="ListLabel 3733" style:family="text">
      <style:text-properties style:text-underline-style="none"/>
    </style:style>
    <style:style style:name="ListLabel_20_3734" style:display-name="ListLabel 3734" style:family="text">
      <style:text-properties style:text-underline-style="none"/>
    </style:style>
    <style:style style:name="ListLabel_20_3735" style:display-name="ListLabel 3735" style:family="text">
      <style:text-properties style:text-underline-style="none"/>
    </style:style>
    <style:style style:name="ListLabel_20_3736" style:display-name="ListLabel 3736" style:family="text">
      <style:text-properties style:text-underline-style="none"/>
    </style:style>
    <style:style style:name="ListLabel_20_3737" style:display-name="ListLabel 3737" style:family="text">
      <style:text-properties style:text-underline-style="none"/>
    </style:style>
    <style:style style:name="ListLabel_20_3738" style:display-name="ListLabel 3738" style:family="text">
      <style:text-properties style:text-underline-style="none"/>
    </style:style>
    <style:style style:name="ListLabel_20_3739" style:display-name="ListLabel 3739" style:family="text">
      <style:text-properties style:text-underline-style="none"/>
    </style:style>
    <style:style style:name="ListLabel_20_3740" style:display-name="ListLabel 3740" style:family="text">
      <style:text-properties style:text-underline-style="none"/>
    </style:style>
    <style:style style:name="ListLabel_20_3741" style:display-name="ListLabel 3741" style:family="text">
      <style:text-properties style:text-underline-style="none"/>
    </style:style>
    <style:style style:name="ListLabel_20_3742" style:display-name="ListLabel 3742" style:family="text">
      <style:text-properties style:text-underline-style="none"/>
    </style:style>
    <style:style style:name="ListLabel_20_3743" style:display-name="ListLabel 3743" style:family="text">
      <style:text-properties style:text-underline-style="none"/>
    </style:style>
    <style:style style:name="ListLabel_20_3744" style:display-name="ListLabel 3744" style:family="text">
      <style:text-properties style:text-underline-style="none"/>
    </style:style>
    <style:style style:name="ListLabel_20_3745" style:display-name="ListLabel 3745" style:family="text">
      <style:text-properties style:text-underline-style="none"/>
    </style:style>
    <style:style style:name="ListLabel_20_3746" style:display-name="ListLabel 3746" style:family="text">
      <style:text-properties style:text-underline-style="none"/>
    </style:style>
    <style:style style:name="ListLabel_20_3747" style:display-name="ListLabel 3747" style:family="text">
      <style:text-properties style:text-underline-style="none"/>
    </style:style>
    <style:style style:name="ListLabel_20_3748" style:display-name="ListLabel 3748" style:family="text">
      <style:text-properties style:text-underline-style="none"/>
    </style:style>
    <style:style style:name="ListLabel_20_3749" style:display-name="ListLabel 3749" style:family="text">
      <style:text-properties style:text-underline-style="none"/>
    </style:style>
    <style:style style:name="ListLabel_20_3750" style:display-name="ListLabel 3750" style:family="text">
      <style:text-properties style:text-underline-style="none"/>
    </style:style>
    <style:style style:name="ListLabel_20_3751" style:display-name="ListLabel 3751" style:family="text">
      <style:text-properties style:text-underline-style="none"/>
    </style:style>
    <style:style style:name="ListLabel_20_3752" style:display-name="ListLabel 3752" style:family="text">
      <style:text-properties style:text-underline-style="none"/>
    </style:style>
    <style:style style:name="ListLabel_20_3753" style:display-name="ListLabel 3753" style:family="text">
      <style:text-properties style:text-underline-style="none"/>
    </style:style>
    <style:style style:name="ListLabel_20_3754" style:display-name="ListLabel 3754" style:family="text">
      <style:text-properties style:text-underline-style="none"/>
    </style:style>
    <style:style style:name="ListLabel_20_3755" style:display-name="ListLabel 3755" style:family="text">
      <style:text-properties style:text-underline-style="none"/>
    </style:style>
    <style:style style:name="ListLabel_20_3756" style:display-name="ListLabel 3756" style:family="text">
      <style:text-properties style:text-underline-style="none"/>
    </style:style>
    <style:style style:name="ListLabel_20_3757" style:display-name="ListLabel 3757" style:family="text">
      <style:text-properties style:text-underline-style="none"/>
    </style:style>
    <style:style style:name="ListLabel_20_3758" style:display-name="ListLabel 3758" style:family="text">
      <style:text-properties style:text-underline-style="none"/>
    </style:style>
    <style:style style:name="ListLabel_20_3759" style:display-name="ListLabel 3759" style:family="text">
      <style:text-properties style:text-underline-style="none"/>
    </style:style>
    <style:style style:name="ListLabel_20_3760" style:display-name="ListLabel 3760" style:family="text">
      <style:text-properties style:text-underline-style="none"/>
    </style:style>
    <style:style style:name="ListLabel_20_3761" style:display-name="ListLabel 3761" style:family="text">
      <style:text-properties style:text-underline-style="none"/>
    </style:style>
    <style:style style:name="ListLabel_20_3762" style:display-name="ListLabel 376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7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7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7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73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7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7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7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7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7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7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text:style-name="ListLabel_20_78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bullet text:level="1" text:style-name="ListLabel_20_79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9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bullet text:level="1" text:style-name="ListLabel_20_80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0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text:style-name="ListLabel_20_8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bullet text:level="1" text:style-name="ListLabel_20_82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bullet text:level="1" text:style-name="ListLabel_20_82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bullet text:level="1" text:style-name="ListLabel_20_8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bullet text:level="1" text:style-name="ListLabel_20_84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4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5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6">
      <text:list-level-style-bullet text:level="1" text:style-name="ListLabel_20_85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5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7">
      <text:list-level-style-bullet text:level="1" text:style-name="ListLabel_20_86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6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6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8">
      <text:list-level-style-number text:level="1" text:style-name="ListLabel_20_87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7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7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87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7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88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8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8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9">
      <text:list-level-style-bullet text:level="1" text:style-name="ListLabel_20_88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8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9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
      <text:list-level-style-bullet text:level="1" text:style-name="ListLabel_20_89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9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9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9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9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9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9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
      <text:list-level-style-bullet text:level="1" text:style-name="ListLabel_20_90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0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0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0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0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0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0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0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
      <text:list-level-style-bullet text:level="1" text:style-name="ListLabel_20_9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
      <text:list-level-style-bullet text:level="1" text:style-name="ListLabel_20_9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
      <text:list-level-style-bullet text:level="1" text:style-name="ListLabel_20_9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
      <text:list-level-style-bullet text:level="1" text:style-name="ListLabel_20_9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
      <text:list-level-style-bullet text:level="1" text:style-name="ListLabel_20_9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
      <text:list-level-style-bullet text:level="1" text:style-name="ListLabel_20_9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
      <text:list-level-style-bullet text:level="1" text:style-name="ListLabel_20_9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
      <text:list-level-style-bullet text:level="1" text:style-name="ListLabel_20_9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
      <text:list-level-style-bullet text:level="1" text:style-name="ListLabel_20_9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
      <text:list-level-style-bullet text:level="1" text:style-name="ListLabel_20_9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
      <text:list-level-style-bullet text:level="1" text:style-name="ListLabel_20_10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
      <text:list-level-style-bullet text:level="1" text:style-name="ListLabel_20_10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
      <text:list-level-style-bullet text:level="1" text:style-name="ListLabel_20_10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
      <text:list-level-style-bullet text:level="1" text:style-name="ListLabel_20_10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
      <text:list-level-style-bullet text:level="1" text:style-name="ListLabel_20_10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
      <text:list-level-style-bullet text:level="1" text:style-name="ListLabel_20_10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
      <text:list-level-style-bullet text:level="1" text:style-name="ListLabel_20_10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
      <text:list-level-style-bullet text:level="1" text:style-name="ListLabel_20_10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
      <text:list-level-style-bullet text:level="1" text:style-name="ListLabel_20_10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
      <text:list-level-style-bullet text:level="1" text:style-name="ListLabel_20_10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
      <text:list-level-style-bullet text:level="1" text:style-name="ListLabel_20_10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
      <text:list-level-style-bullet text:level="1" text:style-name="ListLabel_20_10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
      <text:list-level-style-bullet text:level="1" text:style-name="ListLabel_20_11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
      <text:list-level-style-bullet text:level="1" text:style-name="ListLabel_20_11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
      <text:list-level-style-bullet text:level="1" text:style-name="ListLabel_20_11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
      <text:list-level-style-bullet text:level="1" text:style-name="ListLabel_20_11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
      <text:list-level-style-bullet text:level="1" text:style-name="ListLabel_20_11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
      <text:list-level-style-bullet text:level="1" text:style-name="ListLabel_20_11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
      <text:list-level-style-bullet text:level="1" text:style-name="ListLabel_20_11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
      <text:list-level-style-bullet text:level="1" text:style-name="ListLabel_20_11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2">
      <text:list-level-style-bullet text:level="1" text:style-name="ListLabel_20_11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3">
      <text:list-level-style-bullet text:level="1" text:style-name="ListLabel_20_11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4">
      <text:list-level-style-bullet text:level="1" text:style-name="ListLabel_20_11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5">
      <text:list-level-style-bullet text:level="1" text:style-name="ListLabel_20_12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6">
      <text:list-level-style-bullet text:level="1" text:style-name="ListLabel_20_12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7">
      <text:list-level-style-bullet text:level="1" text:style-name="ListLabel_20_12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8">
      <text:list-level-style-bullet text:level="1" text:style-name="ListLabel_20_12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9">
      <text:list-level-style-bullet text:level="1" text:style-name="ListLabel_20_12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0">
      <text:list-level-style-bullet text:level="1" text:style-name="ListLabel_20_12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1">
      <text:list-level-style-bullet text:level="1" text:style-name="ListLabel_20_12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2">
      <text:list-level-style-bullet text:level="1" text:style-name="ListLabel_20_12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3">
      <text:list-level-style-bullet text:level="1" text:style-name="ListLabel_20_12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4">
      <text:list-level-style-bullet text:level="1" text:style-name="ListLabel_20_12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5">
      <text:list-level-style-bullet text:level="1" text:style-name="ListLabel_20_12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6">
      <text:list-level-style-bullet text:level="1" text:style-name="ListLabel_20_13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7">
      <text:list-level-style-bullet text:level="1" text:style-name="ListLabel_20_13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8">
      <text:list-level-style-bullet text:level="1" text:style-name="ListLabel_20_13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9">
      <text:list-level-style-bullet text:level="1" text:style-name="ListLabel_20_13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0">
      <text:list-level-style-bullet text:level="1" text:style-name="ListLabel_20_13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1">
      <text:list-level-style-bullet text:level="1" text:style-name="ListLabel_20_13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2">
      <text:list-level-style-bullet text:level="1" text:style-name="ListLabel_20_13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3">
      <text:list-level-style-bullet text:level="1" text:style-name="ListLabel_20_13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4">
      <text:list-level-style-bullet text:level="1" text:style-name="ListLabel_20_13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5">
      <text:list-level-style-bullet text:level="1" text:style-name="ListLabel_20_13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6">
      <text:list-level-style-bullet text:level="1" text:style-name="ListLabel_20_13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7">
      <text:list-level-style-bullet text:level="1" text:style-name="ListLabel_20_14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8">
      <text:list-level-style-bullet text:level="1" text:style-name="ListLabel_20_14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9">
      <text:list-level-style-bullet text:level="1" text:style-name="ListLabel_20_14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0">
      <text:list-level-style-bullet text:level="1" text:style-name="ListLabel_20_14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1">
      <text:list-level-style-bullet text:level="1" text:style-name="ListLabel_20_14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2">
      <text:list-level-style-bullet text:level="1" text:style-name="ListLabel_20_14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3">
      <text:list-level-style-bullet text:level="1" text:style-name="ListLabel_20_14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4">
      <text:list-level-style-bullet text:level="1" text:style-name="ListLabel_20_14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5">
      <text:list-level-style-bullet text:level="1" text:style-name="ListLabel_20_14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6">
      <text:list-level-style-bullet text:level="1" text:style-name="ListLabel_20_14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7">
      <text:list-level-style-bullet text:level="1" text:style-name="ListLabel_20_14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8">
      <text:list-level-style-bullet text:level="1" text:style-name="ListLabel_20_15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9">
      <text:list-level-style-bullet text:level="1" text:style-name="ListLabel_20_15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0">
      <text:list-level-style-bullet text:level="1" text:style-name="ListLabel_20_15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1">
      <text:list-level-style-bullet text:level="1" text:style-name="ListLabel_20_15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2">
      <text:list-level-style-bullet text:level="1" text:style-name="ListLabel_20_15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3">
      <text:list-level-style-bullet text:level="1" text:style-name="ListLabel_20_15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4">
      <text:list-level-style-bullet text:level="1" text:style-name="ListLabel_20_15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5">
      <text:list-level-style-bullet text:level="1" text:style-name="ListLabel_20_15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6">
      <text:list-level-style-bullet text:level="1" text:style-name="ListLabel_20_15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7">
      <text:list-level-style-bullet text:level="1" text:style-name="ListLabel_20_15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8">
      <text:list-level-style-bullet text:level="1" text:style-name="ListLabel_20_15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9">
      <text:list-level-style-bullet text:level="1" text:style-name="ListLabel_20_16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0">
      <text:list-level-style-bullet text:level="1" text:style-name="ListLabel_20_16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1">
      <text:list-level-style-bullet text:level="1" text:style-name="ListLabel_20_16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2">
      <text:list-level-style-bullet text:level="1" text:style-name="ListLabel_20_163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3">
      <text:list-level-style-bullet text:level="1" text:style-name="ListLabel_20_16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4">
      <text:list-level-style-bullet text:level="1" text:style-name="ListLabel_20_16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5">
      <text:list-level-style-bullet text:level="1" text:style-name="ListLabel_20_16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6">
      <text:list-level-style-bullet text:level="1" text:style-name="ListLabel_20_16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7">
      <text:list-level-style-bullet text:level="1" text:style-name="ListLabel_20_167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7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8">
      <text:list-level-style-bullet text:level="1" text:style-name="ListLabel_20_168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9">
      <text:list-level-style-bullet text:level="1" text:style-name="ListLabel_20_169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9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0">
      <text:list-level-style-bullet text:level="1" text:style-name="ListLabel_20_170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0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1">
      <text:list-level-style-bullet text:level="1" text:style-name="ListLabel_20_17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2">
      <text:list-level-style-bullet text:level="1" text:style-name="ListLabel_20_172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3">
      <text:list-level-style-bullet text:level="1" text:style-name="ListLabel_20_172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4">
      <text:list-level-style-bullet text:level="1" text:style-name="ListLabel_20_17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5">
      <text:list-level-style-bullet text:level="1" text:style-name="ListLabel_20_174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4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5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6">
      <text:list-level-style-bullet text:level="1" text:style-name="ListLabel_20_175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5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7">
      <text:list-level-style-bullet text:level="1" text:style-name="ListLabel_20_176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6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6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8">
      <text:list-level-style-bullet text:level="1" text:style-name="ListLabel_20_177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7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7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7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8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8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9">
      <text:list-level-style-bullet text:level="1" text:style-name="ListLabel_20_178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8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9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0">
      <text:list-level-style-bullet text:level="1" text:style-name="ListLabel_20_179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9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9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9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9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9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9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1">
      <text:list-level-style-bullet text:level="1" text:style-name="ListLabel_20_180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0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0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0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0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0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0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0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2">
      <text:list-level-style-bullet text:level="1" text:style-name="ListLabel_20_18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3">
      <text:list-level-style-bullet text:level="1" text:style-name="ListLabel_20_18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4">
      <text:list-level-style-bullet text:level="1" text:style-name="ListLabel_20_18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5">
      <text:list-level-style-bullet text:level="1" text:style-name="ListLabel_20_18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6">
      <text:list-level-style-bullet text:level="1" text:style-name="ListLabel_20_18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7">
      <text:list-level-style-bullet text:level="1" text:style-name="ListLabel_20_18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8">
      <text:list-level-style-bullet text:level="1" text:style-name="ListLabel_20_18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9">
      <text:list-level-style-bullet text:level="1" text:style-name="ListLabel_20_18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0">
      <text:list-level-style-bullet text:level="1" text:style-name="ListLabel_20_18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1">
      <text:list-level-style-bullet text:level="1" text:style-name="ListLabel_20_18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2">
      <text:list-level-style-bullet text:level="1" text:style-name="ListLabel_20_19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3">
      <text:list-level-style-bullet text:level="1" text:style-name="ListLabel_20_19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4">
      <text:list-level-style-bullet text:level="1" text:style-name="ListLabel_20_19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5">
      <text:list-level-style-bullet text:level="1" text:style-name="ListLabel_20_19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6">
      <text:list-level-style-bullet text:level="1" text:style-name="ListLabel_20_19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7">
      <text:list-level-style-bullet text:level="1" text:style-name="ListLabel_20_19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8">
      <text:list-level-style-bullet text:level="1" text:style-name="ListLabel_20_19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9">
      <text:list-level-style-bullet text:level="1" text:style-name="ListLabel_20_19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0">
      <text:list-level-style-bullet text:level="1" text:style-name="ListLabel_20_19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1">
      <text:list-level-style-bullet text:level="1" text:style-name="ListLabel_20_19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2">
      <text:list-level-style-bullet text:level="1" text:style-name="ListLabel_20_19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3">
      <text:list-level-style-bullet text:level="1" text:style-name="ListLabel_20_19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4">
      <text:list-level-style-bullet text:level="1" text:style-name="ListLabel_20_20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5">
      <text:list-level-style-bullet text:level="1" text:style-name="ListLabel_20_20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6">
      <text:list-level-style-bullet text:level="1" text:style-name="ListLabel_20_20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7">
      <text:list-level-style-bullet text:level="1" text:style-name="ListLabel_20_20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8">
      <text:list-level-style-bullet text:level="1" text:style-name="ListLabel_20_20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9">
      <text:list-level-style-bullet text:level="1" text:style-name="ListLabel_20_20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0">
      <text:list-level-style-bullet text:level="1" text:style-name="ListLabel_20_20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1">
      <text:list-level-style-bullet text:level="1" text:style-name="ListLabel_20_20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2">
      <text:list-level-style-bullet text:level="1" text:style-name="ListLabel_20_20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3">
      <text:list-level-style-bullet text:level="1" text:style-name="ListLabel_20_20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4">
      <text:list-level-style-bullet text:level="1" text:style-name="ListLabel_20_20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5">
      <text:list-level-style-bullet text:level="1" text:style-name="ListLabel_20_21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6">
      <text:list-level-style-bullet text:level="1" text:style-name="ListLabel_20_21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7">
      <text:list-level-style-bullet text:level="1" text:style-name="ListLabel_20_21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8">
      <text:list-level-style-bullet text:level="1" text:style-name="ListLabel_20_21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9">
      <text:list-level-style-bullet text:level="1" text:style-name="ListLabel_20_21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0">
      <text:list-level-style-bullet text:level="1" text:style-name="ListLabel_20_21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1">
      <text:list-level-style-bullet text:level="1" text:style-name="ListLabel_20_21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2">
      <text:list-level-style-bullet text:level="1" text:style-name="ListLabel_20_21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3">
      <text:list-level-style-bullet text:level="1" text:style-name="ListLabel_20_21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4">
      <text:list-level-style-bullet text:level="1" text:style-name="ListLabel_20_21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5">
      <text:list-level-style-bullet text:level="1" text:style-name="ListLabel_20_21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6">
      <text:list-level-style-bullet text:level="1" text:style-name="ListLabel_20_22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7">
      <text:list-level-style-bullet text:level="1" text:style-name="ListLabel_20_22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8">
      <text:list-level-style-bullet text:level="1" text:style-name="ListLabel_20_22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9">
      <text:list-level-style-bullet text:level="1" text:style-name="ListLabel_20_22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0">
      <text:list-level-style-bullet text:level="1" text:style-name="ListLabel_20_22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1">
      <text:list-level-style-bullet text:level="1" text:style-name="ListLabel_20_22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2">
      <text:list-level-style-bullet text:level="1" text:style-name="ListLabel_20_22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3">
      <text:list-level-style-bullet text:level="1" text:style-name="ListLabel_20_22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4">
      <text:list-level-style-bullet text:level="1" text:style-name="ListLabel_20_22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5">
      <text:list-level-style-bullet text:level="1" text:style-name="ListLabel_20_22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6">
      <text:list-level-style-bullet text:level="1" text:style-name="ListLabel_20_22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7">
      <text:list-level-style-bullet text:level="1" text:style-name="ListLabel_20_23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8">
      <text:list-level-style-bullet text:level="1" text:style-name="ListLabel_20_23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9">
      <text:list-level-style-bullet text:level="1" text:style-name="ListLabel_20_23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0">
      <text:list-level-style-bullet text:level="1" text:style-name="ListLabel_20_23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1">
      <text:list-level-style-bullet text:level="1" text:style-name="ListLabel_20_23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2">
      <text:list-level-style-number text:level="1" text:style-name="ListLabel_20_235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5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5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35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5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5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35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5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5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3">
      <text:list-level-style-bullet text:level="1" text:style-name="ListLabel_20_23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4">
      <text:list-level-style-bullet text:level="1" text:style-name="ListLabel_20_23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5">
      <text:list-level-style-bullet text:level="1" text:style-name="ListLabel_20_23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6">
      <text:list-level-style-bullet text:level="1" text:style-name="ListLabel_20_23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7">
      <text:list-level-style-bullet text:level="1" text:style-name="ListLabel_20_23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8">
      <text:list-level-style-bullet text:level="1" text:style-name="ListLabel_20_24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9">
      <text:list-level-style-bullet text:level="1" text:style-name="ListLabel_20_24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0">
      <text:list-level-style-bullet text:level="1" text:style-name="ListLabel_20_24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1">
      <text:list-level-style-bullet text:level="1" text:style-name="ListLabel_20_24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2">
      <text:list-level-style-bullet text:level="1" text:style-name="ListLabel_20_24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3">
      <text:list-level-style-bullet text:level="1" text:style-name="ListLabel_20_24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4">
      <text:list-level-style-bullet text:level="1" text:style-name="ListLabel_20_24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5">
      <text:list-level-style-bullet text:level="1" text:style-name="ListLabel_20_24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6">
      <text:list-level-style-bullet text:level="1" text:style-name="ListLabel_20_24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7">
      <text:list-level-style-bullet text:level="1" text:style-name="ListLabel_20_24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8">
      <text:list-level-style-bullet text:level="1" text:style-name="ListLabel_20_24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9">
      <text:list-level-style-bullet text:level="1" text:style-name="ListLabel_20_25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0">
      <text:list-level-style-bullet text:level="1" text:style-name="ListLabel_20_25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1">
      <text:list-level-style-bullet text:level="1" text:style-name="ListLabel_20_25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2">
      <text:list-level-style-bullet text:level="1" text:style-name="ListLabel_20_253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3">
      <text:list-level-style-bullet text:level="1" text:style-name="ListLabel_20_25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4">
      <text:list-level-style-bullet text:level="1" text:style-name="ListLabel_20_25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5">
      <text:list-level-style-bullet text:level="1" text:style-name="ListLabel_20_25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6">
      <text:list-level-style-bullet text:level="1" text:style-name="ListLabel_20_25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7">
      <text:list-level-style-bullet text:level="1" text:style-name="ListLabel_20_257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7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8">
      <text:list-level-style-bullet text:level="1" text:style-name="ListLabel_20_258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9">
      <text:list-level-style-bullet text:level="1" text:style-name="ListLabel_20_259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9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0">
      <text:list-level-style-bullet text:level="1" text:style-name="ListLabel_20_260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0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1">
      <text:list-level-style-bullet text:level="1" text:style-name="ListLabel_20_26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2">
      <text:list-level-style-bullet text:level="1" text:style-name="ListLabel_20_262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3">
      <text:list-level-style-bullet text:level="1" text:style-name="ListLabel_20_262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4">
      <text:list-level-style-bullet text:level="1" text:style-name="ListLabel_20_26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5">
      <text:list-level-style-bullet text:level="1" text:style-name="ListLabel_20_264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4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5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6">
      <text:list-level-style-bullet text:level="1" text:style-name="ListLabel_20_265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5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7">
      <text:list-level-style-bullet text:level="1" text:style-name="ListLabel_20_266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6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6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8">
      <text:list-level-style-bullet text:level="1" text:style-name="ListLabel_20_267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7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7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7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8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8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9">
      <text:list-level-style-bullet text:level="1" text:style-name="ListLabel_20_268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8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9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0">
      <text:list-level-style-bullet text:level="1" text:style-name="ListLabel_20_269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9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9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9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9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9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9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1">
      <text:list-level-style-bullet text:level="1" text:style-name="ListLabel_20_270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0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0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0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0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0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0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0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2">
      <text:list-level-style-bullet text:level="1" text:style-name="ListLabel_20_27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3">
      <text:list-level-style-bullet text:level="1" text:style-name="ListLabel_20_27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4">
      <text:list-level-style-bullet text:level="1" text:style-name="ListLabel_20_27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5">
      <text:list-level-style-bullet text:level="1" text:style-name="ListLabel_20_27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6">
      <text:list-level-style-bullet text:level="1" text:style-name="ListLabel_20_27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7">
      <text:list-level-style-bullet text:level="1" text:style-name="ListLabel_20_27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8">
      <text:list-level-style-bullet text:level="1" text:style-name="ListLabel_20_27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9">
      <text:list-level-style-bullet text:level="1" text:style-name="ListLabel_20_27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0">
      <text:list-level-style-bullet text:level="1" text:style-name="ListLabel_20_27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1">
      <text:list-level-style-bullet text:level="1" text:style-name="ListLabel_20_27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2">
      <text:list-level-style-bullet text:level="1" text:style-name="ListLabel_20_28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3">
      <text:list-level-style-bullet text:level="1" text:style-name="ListLabel_20_28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4">
      <text:list-level-style-bullet text:level="1" text:style-name="ListLabel_20_28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5">
      <text:list-level-style-bullet text:level="1" text:style-name="ListLabel_20_28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6">
      <text:list-level-style-bullet text:level="1" text:style-name="ListLabel_20_28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7">
      <text:list-level-style-bullet text:level="1" text:style-name="ListLabel_20_28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8">
      <text:list-level-style-bullet text:level="1" text:style-name="ListLabel_20_28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9">
      <text:list-level-style-bullet text:level="1" text:style-name="ListLabel_20_28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0">
      <text:list-level-style-bullet text:level="1" text:style-name="ListLabel_20_28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1">
      <text:list-level-style-bullet text:level="1" text:style-name="ListLabel_20_28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2">
      <text:list-level-style-bullet text:level="1" text:style-name="ListLabel_20_28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3">
      <text:list-level-style-bullet text:level="1" text:style-name="ListLabel_20_28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4">
      <text:list-level-style-bullet text:level="1" text:style-name="ListLabel_20_29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5">
      <text:list-level-style-bullet text:level="1" text:style-name="ListLabel_20_29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6">
      <text:list-level-style-bullet text:level="1" text:style-name="ListLabel_20_29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7">
      <text:list-level-style-bullet text:level="1" text:style-name="ListLabel_20_29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8">
      <text:list-level-style-bullet text:level="1" text:style-name="ListLabel_20_29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9">
      <text:list-level-style-bullet text:level="1" text:style-name="ListLabel_20_29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0">
      <text:list-level-style-bullet text:level="1" text:style-name="ListLabel_20_29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1">
      <text:list-level-style-bullet text:level="1" text:style-name="ListLabel_20_29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2">
      <text:list-level-style-bullet text:level="1" text:style-name="ListLabel_20_29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3">
      <text:list-level-style-bullet text:level="1" text:style-name="ListLabel_20_29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4">
      <text:list-level-style-bullet text:level="1" text:style-name="ListLabel_20_29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5">
      <text:list-level-style-bullet text:level="1" text:style-name="ListLabel_20_30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6">
      <text:list-level-style-bullet text:level="1" text:style-name="ListLabel_20_30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7">
      <text:list-level-style-bullet text:level="1" text:style-name="ListLabel_20_30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8">
      <text:list-level-style-bullet text:level="1" text:style-name="ListLabel_20_30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9">
      <text:list-level-style-bullet text:level="1" text:style-name="ListLabel_20_30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0">
      <text:list-level-style-bullet text:level="1" text:style-name="ListLabel_20_30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1">
      <text:list-level-style-bullet text:level="1" text:style-name="ListLabel_20_30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2">
      <text:list-level-style-bullet text:level="1" text:style-name="ListLabel_20_30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3">
      <text:list-level-style-bullet text:level="1" text:style-name="ListLabel_20_30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4">
      <text:list-level-style-bullet text:level="1" text:style-name="ListLabel_20_30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5">
      <text:list-level-style-bullet text:level="1" text:style-name="ListLabel_20_30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6">
      <text:list-level-style-bullet text:level="1" text:style-name="ListLabel_20_31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7">
      <text:list-level-style-bullet text:level="1" text:style-name="ListLabel_20_31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8">
      <text:list-level-style-bullet text:level="1" text:style-name="ListLabel_20_31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9">
      <text:list-level-style-bullet text:level="1" text:style-name="ListLabel_20_31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0">
      <text:list-level-style-bullet text:level="1" text:style-name="ListLabel_20_31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1">
      <text:list-level-style-bullet text:level="1" text:style-name="ListLabel_20_31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2">
      <text:list-level-style-bullet text:level="1" text:style-name="ListLabel_20_31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3">
      <text:list-level-style-bullet text:level="1" text:style-name="ListLabel_20_31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4">
      <text:list-level-style-bullet text:level="1" text:style-name="ListLabel_20_31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5">
      <text:list-level-style-bullet text:level="1" text:style-name="ListLabel_20_31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6">
      <text:list-level-style-bullet text:level="1" text:style-name="ListLabel_20_31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7">
      <text:list-level-style-bullet text:level="1" text:style-name="ListLabel_20_32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8">
      <text:list-level-style-bullet text:level="1" text:style-name="ListLabel_20_32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9">
      <text:list-level-style-bullet text:level="1" text:style-name="ListLabel_20_32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0">
      <text:list-level-style-bullet text:level="1" text:style-name="ListLabel_20_32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1">
      <text:list-level-style-bullet text:level="1" text:style-name="ListLabel_20_32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2">
      <text:list-level-style-bullet text:level="1" text:style-name="ListLabel_20_32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3">
      <text:list-level-style-bullet text:level="1" text:style-name="ListLabel_20_32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4">
      <text:list-level-style-bullet text:level="1" text:style-name="ListLabel_20_32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5">
      <text:list-level-style-bullet text:level="1" text:style-name="ListLabel_20_32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6">
      <text:list-level-style-bullet text:level="1" text:style-name="ListLabel_20_32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7">
      <text:list-level-style-bullet text:level="1" text:style-name="ListLabel_20_32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8">
      <text:list-level-style-bullet text:level="1" text:style-name="ListLabel_20_33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9">
      <text:list-level-style-bullet text:level="1" text:style-name="ListLabel_20_33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0">
      <text:list-level-style-bullet text:level="1" text:style-name="ListLabel_20_33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1">
      <text:list-level-style-bullet text:level="1" text:style-name="ListLabel_20_33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2">
      <text:list-level-style-bullet text:level="1" text:style-name="ListLabel_20_33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3">
      <text:list-level-style-bullet text:level="1" text:style-name="ListLabel_20_33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4">
      <text:list-level-style-bullet text:level="1" text:style-name="ListLabel_20_33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5">
      <text:list-level-style-bullet text:level="1" text:style-name="ListLabel_20_33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6">
      <text:list-level-style-bullet text:level="1" text:style-name="ListLabel_20_33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7">
      <text:list-level-style-bullet text:level="1" text:style-name="ListLabel_20_33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8">
      <text:list-level-style-bullet text:level="1" text:style-name="ListLabel_20_33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9">
      <text:list-level-style-bullet text:level="1" text:style-name="ListLabel_20_34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0">
      <text:list-level-style-bullet text:level="1" text:style-name="ListLabel_20_34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1">
      <text:list-level-style-bullet text:level="1" text:style-name="ListLabel_20_34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2">
      <text:list-level-style-bullet text:level="1" text:style-name="ListLabel_20_343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3">
      <text:list-level-style-bullet text:level="1" text:style-name="ListLabel_20_34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4">
      <text:list-level-style-bullet text:level="1" text:style-name="ListLabel_20_34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5">
      <text:list-level-style-bullet text:level="1" text:style-name="ListLabel_20_34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6">
      <text:list-level-style-bullet text:level="1" text:style-name="ListLabel_20_34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7">
      <text:list-level-style-bullet text:level="1" text:style-name="ListLabel_20_347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7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8">
      <text:list-level-style-bullet text:level="1" text:style-name="ListLabel_20_348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9">
      <text:list-level-style-bullet text:level="1" text:style-name="ListLabel_20_3493"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3494"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34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0">
      <text:list-level-style-bullet text:level="1" text:style-name="ListLabel_20_350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0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1">
      <text:list-level-style-bullet text:level="1" text:style-name="ListLabel_20_35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2">
      <text:list-level-style-bullet text:level="1" text:style-name="ListLabel_20_352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3">
      <text:list-level-style-bullet text:level="1" text:style-name="ListLabel_20_352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4">
      <text:list-level-style-bullet text:level="1" text:style-name="ListLabel_20_35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5">
      <text:list-level-style-bullet text:level="1" text:style-name="ListLabel_20_354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4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5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6">
      <text:list-level-style-bullet text:level="1" text:style-name="ListLabel_20_355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5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7">
      <text:list-level-style-bullet text:level="1" text:style-name="ListLabel_20_356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6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6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8">
      <text:list-level-style-bullet text:level="1" text:style-name="ListLabel_20_357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7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7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7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8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8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9">
      <text:list-level-style-bullet text:level="1" text:style-name="ListLabel_20_358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8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9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0">
      <text:list-level-style-bullet text:level="1" text:style-name="ListLabel_20_359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9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9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9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9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9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9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1">
      <text:list-level-style-bullet text:level="1" text:style-name="ListLabel_20_360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0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0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0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0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0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0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0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2">
      <text:list-level-style-bullet text:level="1" text:style-name="ListLabel_20_36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3">
      <text:list-level-style-bullet text:level="1" text:style-name="ListLabel_20_36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4">
      <text:list-level-style-bullet text:level="1" text:style-name="ListLabel_20_36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5">
      <text:list-level-style-bullet text:level="1" text:style-name="ListLabel_20_36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6">
      <text:list-level-style-bullet text:level="1" text:style-name="ListLabel_20_36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7">
      <text:list-level-style-bullet text:level="1" text:style-name="ListLabel_20_36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8">
      <text:list-level-style-bullet text:level="1" text:style-name="ListLabel_20_36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9">
      <text:list-level-style-bullet text:level="1" text:style-name="ListLabel_20_36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0">
      <text:list-level-style-bullet text:level="1" text:style-name="ListLabel_20_36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1">
      <text:list-level-style-bullet text:level="1" text:style-name="ListLabel_20_36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2">
      <text:list-level-style-bullet text:level="1" text:style-name="ListLabel_20_37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3">
      <text:list-level-style-bullet text:level="1" text:style-name="ListLabel_20_37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4">
      <text:list-level-style-bullet text:level="1" text:style-name="ListLabel_20_37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5">
      <text:list-level-style-bullet text:level="1" text:style-name="ListLabel_20_37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6">
      <text:list-level-style-bullet text:level="1" text:style-name="ListLabel_20_37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7">
      <text:list-level-style-bullet text:level="1" text:style-name="ListLabel_20_37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8">
      <text:list-level-style-bullet text:level="1" text:style-name="ListLabel_20_37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MP1"><text:page-number text:select-page="current">112</text:page-number></text:p>
      </style:footer>
    </style:master-page>
    <style:master-page style:name="First_20_Page" style:display-name="First Page" style:page-layout-name="Mpm2"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4" meta:image-count="2" meta:object-count="0" meta:page-count="112" meta:paragraph-count="2683" meta:word-count="19048" meta:character-count="127892" meta:non-whitespace-character-count="112709"/>
    <meta:generator>LibreOfficeDev/6.0.5.2$Linux_X86_64 LibreOffice_project/</meta:generator>
  </office:meta>
</office:document-meta>
</file>